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>
      <style:text-properties style:font-name="Liberation Sans Narrow"/>
    </style:style>
    <style:style style:name="ce2" style:family="table-cell" style:parent-style-name="Default">
      <style:text-properties style:font-name="Liberation Sans Narrow"/>
    </style:style>
    <style:style style:name="ce3" style:family="table-cell" style:parent-style-name="Default" style:data-style-name="N0">
      <style:text-properties style:font-name="Liberation Sans Narro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iod_60s" table:style-name="ta1">
        <table:shapes>
          <draw:frame draw:z-index="0" draw:style-name="gr1" draw:text-style-name="P1" svg:width="633.8pt" svg:height="255.26pt" svg:x="221.39pt" svg:y="16.55pt">
            <draw:object draw:notify-on-update-of-ranges="period_60s.A1:period_60s.A1 period_60s.A2:period_60s.A1227 period_60s.B1:period_60s.B1 period_60s.B2:period_60s.B1227 period_60s.C1:period_60s.C1 period_60s.C2:period_60s.C12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local_time</text:p>
          </table:table-cell>
          <table:table-cell office:value-type="string" calcext:value-type="string">
            <text:p>dongle_miss</text:p>
          </table:table-cell>
          <table:table-cell office:value-type="string" calcext:value-type="string">
            <text:p>inverter_miss</text:p>
          </table:table-cell>
          <table:table-cell table:number-columns-repeated="1021"/>
        </table:table-row>
        <table:table-row table:style-name="ro1">
          <table:table-cell office:value-type="date" office:date-value="2022-08-28T22:54:04.34174" calcext:value-type="date">
            <text:p>2022-08-28 22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2:55:07.441567" calcext:value-type="date">
            <text:p>2022-08-28 22:55:0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2:56:08.147596" calcext:value-type="date">
            <text:p>2022-08-28 22:5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2:57:04.895986" calcext:value-type="date">
            <text:p>2022-08-28 22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2:58:04.766837" calcext:value-type="date">
            <text:p>2022-08-28 22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2:59:04.659257" calcext:value-type="date">
            <text:p>2022-08-28 22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0:08.713778" calcext:value-type="date">
            <text:p>2022-08-28 23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01:08.315861" calcext:value-type="date">
            <text:p>2022-08-28 23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02:06.245942" calcext:value-type="date">
            <text:p>2022-08-28 23:0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3:03.722687" calcext:value-type="date">
            <text:p>2022-08-28 23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4:04.749498" calcext:value-type="date">
            <text:p>2022-08-28 23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5:08.569557" calcext:value-type="date">
            <text:p>2022-08-28 23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06:09.772364" calcext:value-type="date">
            <text:p>2022-08-28 23:0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07:04.20834" calcext:value-type="date">
            <text:p>2022-08-28 23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8:04.129562" calcext:value-type="date">
            <text:p>2022-08-28 23:0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09:04.669791" calcext:value-type="date">
            <text:p>2022-08-28 23:0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0:06.778388" calcext:value-type="date">
            <text:p>2022-08-28 23:10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1:06.528996" calcext:value-type="date">
            <text:p>2022-08-28 23:1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2:06.399233" calcext:value-type="date">
            <text:p>2022-08-28 23:1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3:04.566751" calcext:value-type="date">
            <text:p>2022-08-28 23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4:05.814599" calcext:value-type="date">
            <text:p>2022-08-28 23:1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5:07.415259" calcext:value-type="date">
            <text:p>2022-08-28 23:15:0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16:07.257169" calcext:value-type="date">
            <text:p>2022-08-28 23:16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17:03.849806" calcext:value-type="date">
            <text:p>2022-08-28 23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8:06.295953" calcext:value-type="date">
            <text:p>2022-08-28 23:1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19:03.798069" calcext:value-type="date">
            <text:p>2022-08-28 23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0:07.813982" calcext:value-type="date">
            <text:p>2022-08-28 23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21:08.891024" calcext:value-type="date">
            <text:p>2022-08-28 23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22:05.984089" calcext:value-type="date">
            <text:p>2022-08-28 23:2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3:04.158071" calcext:value-type="date">
            <text:p>2022-08-28 23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4:04.279319" calcext:value-type="date">
            <text:p>2022-08-28 23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5:08.676461" calcext:value-type="date">
            <text:p>2022-08-28 23:2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26:09.476134" calcext:value-type="date">
            <text:p>2022-08-28 23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27:04.183173" calcext:value-type="date">
            <text:p>2022-08-28 23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8:03.253485" calcext:value-type="date">
            <text:p>2022-08-28 23:2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29:03.740053" calcext:value-type="date">
            <text:p>2022-08-28 23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0:08.143955" calcext:value-type="date">
            <text:p>2022-08-28 23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31:07.636394" calcext:value-type="date">
            <text:p>2022-08-28 23:3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32:04.204632" calcext:value-type="date">
            <text:p>2022-08-28 23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3:05.299503" calcext:value-type="date">
            <text:p>2022-08-28 23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4:05.479709" calcext:value-type="date">
            <text:p>2022-08-28 23:3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5:07.758613" calcext:value-type="date">
            <text:p>2022-08-28 23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36:06.569798" calcext:value-type="date">
            <text:p>2022-08-28 23:3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7:06.468329" calcext:value-type="date">
            <text:p>2022-08-28 23:3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8:05.352532" calcext:value-type="date">
            <text:p>2022-08-28 23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39:04.109364" calcext:value-type="date">
            <text:p>2022-08-28 23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0:07.716346" calcext:value-type="date">
            <text:p>2022-08-28 23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41:06.538831" calcext:value-type="date">
            <text:p>2022-08-28 23:4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2:05.864413" calcext:value-type="date">
            <text:p>2022-08-28 23:4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3:04.920946" calcext:value-type="date">
            <text:p>2022-08-28 23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4:05.047098" calcext:value-type="date">
            <text:p>2022-08-28 23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5:08.573453" calcext:value-type="date">
            <text:p>2022-08-28 23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46:08.497268" calcext:value-type="date">
            <text:p>2022-08-28 23:4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47:04.177182" calcext:value-type="date">
            <text:p>2022-08-28 23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8:04.906249" calcext:value-type="date">
            <text:p>2022-08-28 23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49:04.028996" calcext:value-type="date">
            <text:p>2022-08-28 23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0:07.786571" calcext:value-type="date">
            <text:p>2022-08-28 23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51:08.57844" calcext:value-type="date">
            <text:p>2022-08-28 23:5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52:05.06138" calcext:value-type="date">
            <text:p>2022-08-28 23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3:03.975836" calcext:value-type="date">
            <text:p>2022-08-28 23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4:04.786998" calcext:value-type="date">
            <text:p>2022-08-28 23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5:07.626236" calcext:value-type="date">
            <text:p>2022-08-28 23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8T23:56:08.837166" calcext:value-type="date">
            <text:p>2022-08-28 23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8T23:57:06.157173" calcext:value-type="date">
            <text:p>2022-08-28 23:5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8:05.328173" calcext:value-type="date">
            <text:p>2022-08-28 23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8T23:59:03.997616" calcext:value-type="date">
            <text:p>2022-08-28 23:5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0:07.579528" calcext:value-type="date">
            <text:p>2022-08-29 00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01:08.222172" calcext:value-type="date">
            <text:p>2022-08-29 00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02:07.077815" calcext:value-type="date">
            <text:p>2022-08-29 00:0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3:04.799366" calcext:value-type="date">
            <text:p>2022-08-29 00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4:05.28436" calcext:value-type="date">
            <text:p>2022-08-29 00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5:07.607042" calcext:value-type="date">
            <text:p>2022-08-29 00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06:08.825522" calcext:value-type="date">
            <text:p>2022-08-29 00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07:03.74676" calcext:value-type="date">
            <text:p>2022-08-29 00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8:05.368276" calcext:value-type="date">
            <text:p>2022-08-29 00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09:03.628505" calcext:value-type="date">
            <text:p>2022-08-29 00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0:07.949357" calcext:value-type="date">
            <text:p>2022-08-29 00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11:07.634821" calcext:value-type="date">
            <text:p>2022-08-29 00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12:03.959144" calcext:value-type="date">
            <text:p>2022-08-29 00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3:04.453069" calcext:value-type="date">
            <text:p>2022-08-29 00:1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4:04.658332" calcext:value-type="date">
            <text:p>2022-08-29 00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5:08.115369" calcext:value-type="date">
            <text:p>2022-08-29 00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16:08.076664" calcext:value-type="date">
            <text:p>2022-08-29 00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17:04.20671" calcext:value-type="date">
            <text:p>2022-08-29 00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8:05.020488" calcext:value-type="date">
            <text:p>2022-08-29 00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19:04.54585" calcext:value-type="date">
            <text:p>2022-08-29 00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0:07.516943" calcext:value-type="date">
            <text:p>2022-08-29 00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21:08.841447" calcext:value-type="date">
            <text:p>2022-08-29 00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22:07.276427" calcext:value-type="date">
            <text:p>2022-08-29 00:2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3:05.037761" calcext:value-type="date">
            <text:p>2022-08-29 00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4:04.293305" calcext:value-type="date">
            <text:p>2022-08-29 00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5:07.670431" calcext:value-type="date">
            <text:p>2022-08-29 00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26:07.863718" calcext:value-type="date">
            <text:p>2022-08-29 00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27:07.27681" calcext:value-type="date">
            <text:p>2022-08-29 00:27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8:06.424293" calcext:value-type="date">
            <text:p>2022-08-29 00:2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29:04.699871" calcext:value-type="date">
            <text:p>2022-08-29 00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0:08.332001" calcext:value-type="date">
            <text:p>2022-08-29 00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31:09.484551" calcext:value-type="date">
            <text:p>2022-08-29 00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32:04.994476" calcext:value-type="date">
            <text:p>2022-08-29 00:3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3:04.328833" calcext:value-type="date">
            <text:p>2022-08-29 00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4:04.578142" calcext:value-type="date">
            <text:p>2022-08-29 00:3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5:07.744492" calcext:value-type="date">
            <text:p>2022-08-29 00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36:08.275196" calcext:value-type="date">
            <text:p>2022-08-29 00:3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37:04.660672" calcext:value-type="date">
            <text:p>2022-08-29 00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8:04.843659" calcext:value-type="date">
            <text:p>2022-08-29 00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39:06.070252" calcext:value-type="date">
            <text:p>2022-08-29 00:3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0:04.008853" calcext:value-type="date">
            <text:p>2022-08-29 00:40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1:04.35565" calcext:value-type="date">
            <text:p>2022-08-29 00:4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2:04.560863" calcext:value-type="date">
            <text:p>2022-08-29 00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3:05.226419" calcext:value-type="date">
            <text:p>2022-08-29 00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4:04.576223" calcext:value-type="date">
            <text:p>2022-08-29 00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5:08.328476" calcext:value-type="date">
            <text:p>2022-08-29 00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46:09.073972" calcext:value-type="date">
            <text:p>2022-08-29 00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0:47:04.230878" calcext:value-type="date">
            <text:p>2022-08-29 00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8:03.391657" calcext:value-type="date">
            <text:p>2022-08-29 00:4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49:04.339488" calcext:value-type="date">
            <text:p>2022-08-29 00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0:07.649297" calcext:value-type="date">
            <text:p>2022-08-29 00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51:09.972993" calcext:value-type="date">
            <text:p>2022-08-29 00:51:10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2:03.933604" calcext:value-type="date">
            <text:p>2022-08-29 00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3:06.483768" calcext:value-type="date">
            <text:p>2022-08-29 00:5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4:06.085597" calcext:value-type="date">
            <text:p>2022-08-29 00:5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5:07.620493" calcext:value-type="date">
            <text:p>2022-08-29 00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0:56:07.103241" calcext:value-type="date">
            <text:p>2022-08-29 00:5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7:03.997352" calcext:value-type="date">
            <text:p>2022-08-29 00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8:03.459995" calcext:value-type="date">
            <text:p>2022-08-29 00:5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0:59:05.907673" calcext:value-type="date">
            <text:p>2022-08-29 00:5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0:08.05211" calcext:value-type="date">
            <text:p>2022-08-29 01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01:08.086798" calcext:value-type="date">
            <text:p>2022-08-29 01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02:04.266654" calcext:value-type="date">
            <text:p>2022-08-29 01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3:05.050138" calcext:value-type="date">
            <text:p>2022-08-29 01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4:03.625654" calcext:value-type="date">
            <text:p>2022-08-29 01:0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5:08.199123" calcext:value-type="date">
            <text:p>2022-08-29 01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06:07.627798" calcext:value-type="date">
            <text:p>2022-08-29 01:0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07:04.539158" calcext:value-type="date">
            <text:p>2022-08-29 01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8:04.773951" calcext:value-type="date">
            <text:p>2022-08-29 01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09:04.028842" calcext:value-type="date">
            <text:p>2022-08-29 01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0:08.122586" calcext:value-type="date">
            <text:p>2022-08-29 01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11:07.319629" calcext:value-type="date">
            <text:p>2022-08-29 01:11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12:03.933476" calcext:value-type="date">
            <text:p>2022-08-29 01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3:04.656036" calcext:value-type="date">
            <text:p>2022-08-29 01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4:03.906268" calcext:value-type="date">
            <text:p>2022-08-29 01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5:07.652486" calcext:value-type="date">
            <text:p>2022-08-29 01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16:08.52637" calcext:value-type="date">
            <text:p>2022-08-29 01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17:05.322411" calcext:value-type="date">
            <text:p>2022-08-29 01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8:07.034128" calcext:value-type="date">
            <text:p>2022-08-29 01:18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19:06.501036" calcext:value-type="date">
            <text:p>2022-08-29 01:19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0:07.604441" calcext:value-type="date">
            <text:p>2022-08-29 01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21:08.145692" calcext:value-type="date">
            <text:p>2022-08-29 01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22:03.633774" calcext:value-type="date">
            <text:p>2022-08-29 01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3:05.423362" calcext:value-type="date">
            <text:p>2022-08-29 01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4:04.15137" calcext:value-type="date">
            <text:p>2022-08-29 01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5:07.645678" calcext:value-type="date">
            <text:p>2022-08-29 01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26:08.732017" calcext:value-type="date">
            <text:p>2022-08-29 01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27:05.745002" calcext:value-type="date">
            <text:p>2022-08-29 01:2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8:05.036267" calcext:value-type="date">
            <text:p>2022-08-29 01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29:03.726029" calcext:value-type="date">
            <text:p>2022-08-29 01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0:07.868107" calcext:value-type="date">
            <text:p>2022-08-29 01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31:08.753052" calcext:value-type="date">
            <text:p>2022-08-29 01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32:04.331619" calcext:value-type="date">
            <text:p>2022-08-29 01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3:04.122658" calcext:value-type="date">
            <text:p>2022-08-29 01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4:03.990503" calcext:value-type="date">
            <text:p>2022-08-29 01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5:08.234681" calcext:value-type="date">
            <text:p>2022-08-29 01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36:06.094563" calcext:value-type="date">
            <text:p>2022-08-29 01:3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7:03.530882" calcext:value-type="date">
            <text:p>2022-08-29 01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8:04.900231" calcext:value-type="date">
            <text:p>2022-08-29 01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39:05.204316" calcext:value-type="date">
            <text:p>2022-08-29 01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0:08.537013" calcext:value-type="date">
            <text:p>2022-08-29 01:4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41:09.980308" calcext:value-type="date">
            <text:p>2022-08-29 01:4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42:03.871382" calcext:value-type="date">
            <text:p>2022-08-29 01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3:07.39423" calcext:value-type="date">
            <text:p>2022-08-29 01:43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4:08.857498" calcext:value-type="date">
            <text:p>2022-08-29 01:44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45:12.502393" calcext:value-type="date">
            <text:p>2022-08-29 01:45: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46:07.154415" calcext:value-type="date">
            <text:p>2022-08-29 01:4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7:06.458369" calcext:value-type="date">
            <text:p>2022-08-29 01:4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8:04.384999" calcext:value-type="date">
            <text:p>2022-08-29 01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49:03.998459" calcext:value-type="date">
            <text:p>2022-08-29 01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0:02.746234" calcext:value-type="date">
            <text:p>2022-08-29 01:50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1:05.013808" calcext:value-type="date">
            <text:p>2022-08-29 01:51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2:03.919301" calcext:value-type="date">
            <text:p>2022-08-29 01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3:04.271442" calcext:value-type="date">
            <text:p>2022-08-29 01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4:03.290809" calcext:value-type="date">
            <text:p>2022-08-29 01:5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5:07.988876" calcext:value-type="date">
            <text:p>2022-08-29 01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1:56:09.175547" calcext:value-type="date">
            <text:p>2022-08-29 01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1:57:03.290808" calcext:value-type="date">
            <text:p>2022-08-29 01:5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8:04.067118" calcext:value-type="date">
            <text:p>2022-08-29 01:5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1:59:03.473823" calcext:value-type="date">
            <text:p>2022-08-29 01:59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0:08.717441" calcext:value-type="date">
            <text:p>2022-08-29 02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01:10.394509" calcext:value-type="date">
            <text:p>2022-08-29 02:0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02:04.296995" calcext:value-type="date">
            <text:p>2022-08-29 02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3:03.479446" calcext:value-type="date">
            <text:p>2022-08-29 02:03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4:05.702636" calcext:value-type="date">
            <text:p>2022-08-29 02:0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5:08.471117" calcext:value-type="date">
            <text:p>2022-08-29 02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06:08.306065" calcext:value-type="date">
            <text:p>2022-08-29 02:0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07:05.940843" calcext:value-type="date">
            <text:p>2022-08-29 02:0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8:07.125319" calcext:value-type="date">
            <text:p>2022-08-29 02:08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09:04.357209" calcext:value-type="date">
            <text:p>2022-08-29 02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0:07.999014" calcext:value-type="date">
            <text:p>2022-08-29 02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11:08.328339" calcext:value-type="date">
            <text:p>2022-08-29 02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12:04.292216" calcext:value-type="date">
            <text:p>2022-08-29 02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3:03.897853" calcext:value-type="date">
            <text:p>2022-08-29 02:1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4:04.798427" calcext:value-type="date">
            <text:p>2022-08-29 02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5:08.049513" calcext:value-type="date">
            <text:p>2022-08-29 02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16:08.744653" calcext:value-type="date">
            <text:p>2022-08-29 02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17:05.544243" calcext:value-type="date">
            <text:p>2022-08-29 02:1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8:04.758277" calcext:value-type="date">
            <text:p>2022-08-29 02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19:05.253586" calcext:value-type="date">
            <text:p>2022-08-29 02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0:07.876385" calcext:value-type="date">
            <text:p>2022-08-29 02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21:09.216279" calcext:value-type="date">
            <text:p>2022-08-29 02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22:03.971092" calcext:value-type="date">
            <text:p>2022-08-29 02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3:03.713171" calcext:value-type="date">
            <text:p>2022-08-29 02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4:06.027134" calcext:value-type="date">
            <text:p>2022-08-29 02:2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5:07.914308" calcext:value-type="date">
            <text:p>2022-08-29 02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26:08.228263" calcext:value-type="date">
            <text:p>2022-08-29 02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27:03.424363" calcext:value-type="date">
            <text:p>2022-08-29 02:2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8:05.64187" calcext:value-type="date">
            <text:p>2022-08-29 02:2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29:04.579965" calcext:value-type="date">
            <text:p>2022-08-29 02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0:07.960549" calcext:value-type="date">
            <text:p>2022-08-29 02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31:07.886421" calcext:value-type="date">
            <text:p>2022-08-29 02:3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32:05.64233" calcext:value-type="date">
            <text:p>2022-08-29 02:3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3:06.781791" calcext:value-type="date">
            <text:p>2022-08-29 02:33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4:04.486575" calcext:value-type="date">
            <text:p>2022-08-29 02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5:08.002755" calcext:value-type="date">
            <text:p>2022-08-29 02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36:07.785785" calcext:value-type="date">
            <text:p>2022-08-29 02:3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37:05.314865" calcext:value-type="date">
            <text:p>2022-08-29 02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8:04.414052" calcext:value-type="date">
            <text:p>2022-08-29 02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39:04.602818" calcext:value-type="date">
            <text:p>2022-08-29 02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0:07.743164" calcext:value-type="date">
            <text:p>2022-08-29 02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41:08.582608" calcext:value-type="date">
            <text:p>2022-08-29 02:4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42:04.23125" calcext:value-type="date">
            <text:p>2022-08-29 02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3:04.526654" calcext:value-type="date">
            <text:p>2022-08-29 02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4:05.563995" calcext:value-type="date">
            <text:p>2022-08-29 02:4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5:07.760204" calcext:value-type="date">
            <text:p>2022-08-29 02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46:08.950918" calcext:value-type="date">
            <text:p>2022-08-29 02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47:03.154215" calcext:value-type="date">
            <text:p>2022-08-29 02:4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8:06.452955" calcext:value-type="date">
            <text:p>2022-08-29 02:4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49:04.119119" calcext:value-type="date">
            <text:p>2022-08-29 02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0:08.225973" calcext:value-type="date">
            <text:p>2022-08-29 02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51:07.983297" calcext:value-type="date">
            <text:p>2022-08-29 02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2:52:03.556598" calcext:value-type="date">
            <text:p>2022-08-29 02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3:03.981425" calcext:value-type="date">
            <text:p>2022-08-29 02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4:03.712641" calcext:value-type="date">
            <text:p>2022-08-29 02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5:07.954538" calcext:value-type="date">
            <text:p>2022-08-29 02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2:56:06.56143" calcext:value-type="date">
            <text:p>2022-08-29 02:5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7:07.029696" calcext:value-type="date">
            <text:p>2022-08-29 02:57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8:02.839745" calcext:value-type="date">
            <text:p>2022-08-29 02:5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2:59:04.740076" calcext:value-type="date">
            <text:p>2022-08-29 02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0:07.888571" calcext:value-type="date">
            <text:p>2022-08-29 03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01:09.333093" calcext:value-type="date">
            <text:p>2022-08-29 03:0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02:04.164776" calcext:value-type="date">
            <text:p>2022-08-29 03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3:03.920334" calcext:value-type="date">
            <text:p>2022-08-29 03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4:05.738138" calcext:value-type="date">
            <text:p>2022-08-29 03:0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5:08.134996" calcext:value-type="date">
            <text:p>2022-08-29 03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06:07.9504" calcext:value-type="date">
            <text:p>2022-08-29 03:0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07:04.207866" calcext:value-type="date">
            <text:p>2022-08-29 03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8:03.164329" calcext:value-type="date">
            <text:p>2022-08-29 03:0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09:04.251436" calcext:value-type="date">
            <text:p>2022-08-29 03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0:08.384675" calcext:value-type="date">
            <text:p>2022-08-29 03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11:08.463745" calcext:value-type="date">
            <text:p>2022-08-29 03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12:04.37063" calcext:value-type="date">
            <text:p>2022-08-29 03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3:04.603671" calcext:value-type="date">
            <text:p>2022-08-29 03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4:04.823316" calcext:value-type="date">
            <text:p>2022-08-29 03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5:08.010008" calcext:value-type="date">
            <text:p>2022-08-29 03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16:07.754743" calcext:value-type="date">
            <text:p>2022-08-29 03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17:05.502369" calcext:value-type="date">
            <text:p>2022-08-29 03:1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8:04.98945" calcext:value-type="date">
            <text:p>2022-08-29 03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19:03.944543" calcext:value-type="date">
            <text:p>2022-08-29 03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0:08.26969" calcext:value-type="date">
            <text:p>2022-08-29 03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21:08.472392" calcext:value-type="date">
            <text:p>2022-08-29 03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22:05.765708" calcext:value-type="date">
            <text:p>2022-08-29 03:2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3:04.631653" calcext:value-type="date">
            <text:p>2022-08-29 03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4:05.16742" calcext:value-type="date">
            <text:p>2022-08-29 03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5:10.165363" calcext:value-type="date">
            <text:p>2022-08-29 03:25: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26:09.681171" calcext:value-type="date">
            <text:p>2022-08-29 03:2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27:04.896997" calcext:value-type="date">
            <text:p>2022-08-29 03:2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8:05.339573" calcext:value-type="date">
            <text:p>2022-08-29 03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29:05.365175" calcext:value-type="date">
            <text:p>2022-08-29 03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0:07.815882" calcext:value-type="date">
            <text:p>2022-08-29 03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31:09.329221" calcext:value-type="date">
            <text:p>2022-08-29 03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32:03.858783" calcext:value-type="date">
            <text:p>2022-08-29 03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3:04.348509" calcext:value-type="date">
            <text:p>2022-08-29 03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4:04.144723" calcext:value-type="date">
            <text:p>2022-08-29 03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5:08.881602" calcext:value-type="date">
            <text:p>2022-08-29 03:3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36:10.225543" calcext:value-type="date">
            <text:p>2022-08-29 03:3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37:05.246656" calcext:value-type="date">
            <text:p>2022-08-29 03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8:05.808525" calcext:value-type="date">
            <text:p>2022-08-29 03:3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39:04.604055" calcext:value-type="date">
            <text:p>2022-08-29 03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0:07.79679" calcext:value-type="date">
            <text:p>2022-08-29 03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41:06.930658" calcext:value-type="date">
            <text:p>2022-08-29 03:4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2:06.819879" calcext:value-type="date">
            <text:p>2022-08-29 03:4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3:05.14408" calcext:value-type="date">
            <text:p>2022-08-29 03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4:03.554368" calcext:value-type="date">
            <text:p>2022-08-29 03:4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5:09.298719" calcext:value-type="date">
            <text:p>2022-08-29 03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46:06.590747" calcext:value-type="date">
            <text:p>2022-08-29 03:4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7:04.307474" calcext:value-type="date">
            <text:p>2022-08-29 03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8:04.775439" calcext:value-type="date">
            <text:p>2022-08-29 03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49:06.607704" calcext:value-type="date">
            <text:p>2022-08-29 03:49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0:08.797376" calcext:value-type="date">
            <text:p>2022-08-29 03:5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51:08.685242" calcext:value-type="date">
            <text:p>2022-08-29 03:5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52:04.102823" calcext:value-type="date">
            <text:p>2022-08-29 03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3:04.686902" calcext:value-type="date">
            <text:p>2022-08-29 03:5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4:05.03915" calcext:value-type="date">
            <text:p>2022-08-29 03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5:07.819006" calcext:value-type="date">
            <text:p>2022-08-29 03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3:56:09.265482" calcext:value-type="date">
            <text:p>2022-08-29 03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3:57:04.044097" calcext:value-type="date">
            <text:p>2022-08-29 03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8:03.793576" calcext:value-type="date">
            <text:p>2022-08-29 03:5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3:59:04.658217" calcext:value-type="date">
            <text:p>2022-08-29 03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0:07.591974" calcext:value-type="date">
            <text:p>2022-08-29 04:00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1:04.896944" calcext:value-type="date">
            <text:p>2022-08-29 04:01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2:05.606548" calcext:value-type="date">
            <text:p>2022-08-29 04:0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3:04.765195" calcext:value-type="date">
            <text:p>2022-08-29 04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4:04.645379" calcext:value-type="date">
            <text:p>2022-08-29 04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5:08.927314" calcext:value-type="date">
            <text:p>2022-08-29 04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06:06.882274" calcext:value-type="date">
            <text:p>2022-08-29 04:0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7:04.311905" calcext:value-type="date">
            <text:p>2022-08-29 04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8:04.891838" calcext:value-type="date">
            <text:p>2022-08-29 04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09:06.817173" calcext:value-type="date">
            <text:p>2022-08-29 04:09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0:08.23806" calcext:value-type="date">
            <text:p>2022-08-29 04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11:08.613008" calcext:value-type="date">
            <text:p>2022-08-29 04:1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12:03.879762" calcext:value-type="date">
            <text:p>2022-08-29 04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3:05.430906" calcext:value-type="date">
            <text:p>2022-08-29 04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4:05.097861" calcext:value-type="date">
            <text:p>2022-08-29 04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5:07.980725" calcext:value-type="date">
            <text:p>2022-08-29 04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16:08.344183" calcext:value-type="date">
            <text:p>2022-08-29 04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17:04.413108" calcext:value-type="date">
            <text:p>2022-08-29 04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8:03.496665" calcext:value-type="date">
            <text:p>2022-08-29 04:1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19:05.264609" calcext:value-type="date">
            <text:p>2022-08-29 04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0:08.834886" calcext:value-type="date">
            <text:p>2022-08-29 04:2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21:09.077257" calcext:value-type="date">
            <text:p>2022-08-29 04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22:05.025721" calcext:value-type="date">
            <text:p>2022-08-29 04:2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3:03.98924" calcext:value-type="date">
            <text:p>2022-08-29 04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4:04.572818" calcext:value-type="date">
            <text:p>2022-08-29 04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5:07.855255" calcext:value-type="date">
            <text:p>2022-08-29 04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26:09.330776" calcext:value-type="date">
            <text:p>2022-08-29 04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27:04.286869" calcext:value-type="date">
            <text:p>2022-08-29 04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8:04.334033" calcext:value-type="date">
            <text:p>2022-08-29 04:2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29:03.819331" calcext:value-type="date">
            <text:p>2022-08-29 04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0:08.409927" calcext:value-type="date">
            <text:p>2022-08-29 04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31:08.968145" calcext:value-type="date">
            <text:p>2022-08-29 04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32:06.450472" calcext:value-type="date">
            <text:p>2022-08-29 04:3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3:05.167627" calcext:value-type="date">
            <text:p>2022-08-29 04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4:05.547302" calcext:value-type="date">
            <text:p>2022-08-29 04:3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5:09.079383" calcext:value-type="date">
            <text:p>2022-08-29 04:3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36:06.656879" calcext:value-type="date">
            <text:p>2022-08-29 04:3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7:03.586383" calcext:value-type="date">
            <text:p>2022-08-29 04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8:04.52116" calcext:value-type="date">
            <text:p>2022-08-29 04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39:04.789883" calcext:value-type="date">
            <text:p>2022-08-29 04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0:08.065079" calcext:value-type="date">
            <text:p>2022-08-29 04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41:08.58824" calcext:value-type="date">
            <text:p>2022-08-29 04:4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42:05.2183" calcext:value-type="date">
            <text:p>2022-08-29 04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3:05.947567" calcext:value-type="date">
            <text:p>2022-08-29 04:4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4:03.721255" calcext:value-type="date">
            <text:p>2022-08-29 04:4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5:08.451034" calcext:value-type="date">
            <text:p>2022-08-29 04:45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6:04.766227" calcext:value-type="date">
            <text:p>2022-08-29 04:4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7:06.513978" calcext:value-type="date">
            <text:p>2022-08-29 04:47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8:04.743975" calcext:value-type="date">
            <text:p>2022-08-29 04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49:04.89917" calcext:value-type="date">
            <text:p>2022-08-29 04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0:07.949227" calcext:value-type="date">
            <text:p>2022-08-29 04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51:08.933715" calcext:value-type="date">
            <text:p>2022-08-29 04:5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52:04.421541" calcext:value-type="date">
            <text:p>2022-08-29 04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3:04.493863" calcext:value-type="date">
            <text:p>2022-08-29 04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4:04.008003" calcext:value-type="date">
            <text:p>2022-08-29 04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5:08.900016" calcext:value-type="date">
            <text:p>2022-08-29 04:5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4:56:08.157859" calcext:value-type="date">
            <text:p>2022-08-29 04:5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4:57:03.173447" calcext:value-type="date">
            <text:p>2022-08-29 04:5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8:04.686192" calcext:value-type="date">
            <text:p>2022-08-29 04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4:59:05.057237" calcext:value-type="date">
            <text:p>2022-08-29 04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0:08.139461" calcext:value-type="date">
            <text:p>2022-08-29 05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01:07.828187" calcext:value-type="date">
            <text:p>2022-08-29 05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02:05.480278" calcext:value-type="date">
            <text:p>2022-08-29 05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3:02.875525" calcext:value-type="date">
            <text:p>2022-08-29 05:03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4:04.535358" calcext:value-type="date">
            <text:p>2022-08-29 05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5:08.179348" calcext:value-type="date">
            <text:p>2022-08-29 05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06:08.995219" calcext:value-type="date">
            <text:p>2022-08-29 05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07:04.940482" calcext:value-type="date">
            <text:p>2022-08-29 05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8:04.051349" calcext:value-type="date">
            <text:p>2022-08-29 05:0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09:04.077549" calcext:value-type="date">
            <text:p>2022-08-29 05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0:08.441416" calcext:value-type="date">
            <text:p>2022-08-29 05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11:08.462044" calcext:value-type="date">
            <text:p>2022-08-29 05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12:04.296012" calcext:value-type="date">
            <text:p>2022-08-29 05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3:03.559809" calcext:value-type="date">
            <text:p>2022-08-29 05:1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4:04.102665" calcext:value-type="date">
            <text:p>2022-08-29 05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5:05.121024" calcext:value-type="date">
            <text:p>2022-08-29 05:15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6:04.27734" calcext:value-type="date">
            <text:p>2022-08-29 05:1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7:03.87817" calcext:value-type="date">
            <text:p>2022-08-29 05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8:05.219458" calcext:value-type="date">
            <text:p>2022-08-29 05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19:04.533501" calcext:value-type="date">
            <text:p>2022-08-29 05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0:08.098322" calcext:value-type="date">
            <text:p>2022-08-29 05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21:08.908843" calcext:value-type="date">
            <text:p>2022-08-29 05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22:06.182546" calcext:value-type="date">
            <text:p>2022-08-29 05:2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3:04.832515" calcext:value-type="date">
            <text:p>2022-08-29 05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4:05.61446" calcext:value-type="date">
            <text:p>2022-08-29 05:2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5:07.62821" calcext:value-type="date">
            <text:p>2022-08-29 05:25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6:04.503669" calcext:value-type="date">
            <text:p>2022-08-29 05:2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7:04.986291" calcext:value-type="date">
            <text:p>2022-08-29 05:2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8:03.835998" calcext:value-type="date">
            <text:p>2022-08-29 05:2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29:05.492643" calcext:value-type="date">
            <text:p>2022-08-29 05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0:09.091966" calcext:value-type="date">
            <text:p>2022-08-29 05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31:06.995834" calcext:value-type="date">
            <text:p>2022-08-29 05:3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2:04.442001" calcext:value-type="date">
            <text:p>2022-08-29 05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3:04.184157" calcext:value-type="date">
            <text:p>2022-08-29 05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4:03.671816" calcext:value-type="date">
            <text:p>2022-08-29 05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5:08.319779" calcext:value-type="date">
            <text:p>2022-08-29 05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36:07.084716" calcext:value-type="date">
            <text:p>2022-08-29 05:3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7:04.066894" calcext:value-type="date">
            <text:p>2022-08-29 05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8:04.039262" calcext:value-type="date">
            <text:p>2022-08-29 05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39:04.431271" calcext:value-type="date">
            <text:p>2022-08-29 05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0:08.970335" calcext:value-type="date">
            <text:p>2022-08-29 05:4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41:08.202922" calcext:value-type="date">
            <text:p>2022-08-29 05:4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42:05.018141" calcext:value-type="date">
            <text:p>2022-08-29 05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3:04.683144" calcext:value-type="date">
            <text:p>2022-08-29 05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4:06.762906" calcext:value-type="date">
            <text:p>2022-08-29 05:44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5:08.89951" calcext:value-type="date">
            <text:p>2022-08-29 05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46:06.514843" calcext:value-type="date">
            <text:p>2022-08-29 05:4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7:04.373383" calcext:value-type="date">
            <text:p>2022-08-29 05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8:05.363262" calcext:value-type="date">
            <text:p>2022-08-29 05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49:04.76784" calcext:value-type="date">
            <text:p>2022-08-29 05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0:08.023554" calcext:value-type="date">
            <text:p>2022-08-29 05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5:51:07.719029" calcext:value-type="date">
            <text:p>2022-08-29 05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5:52:04.642366" calcext:value-type="date">
            <text:p>2022-08-29 05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3:04.857745" calcext:value-type="date">
            <text:p>2022-08-29 05:5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4:05.098272" calcext:value-type="date">
            <text:p>2022-08-29 05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5:06.855471" calcext:value-type="date">
            <text:p>2022-08-29 05:55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6:05.674237" calcext:value-type="date">
            <text:p>2022-08-29 05:5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7:04.335088" calcext:value-type="date">
            <text:p>2022-08-29 05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8:05.003652" calcext:value-type="date">
            <text:p>2022-08-29 05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5:59:03.755208" calcext:value-type="date">
            <text:p>2022-08-29 05:5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0:09.324764" calcext:value-type="date">
            <text:p>2022-08-29 06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01:08.490197" calcext:value-type="date">
            <text:p>2022-08-29 06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02:04.35088" calcext:value-type="date">
            <text:p>2022-08-29 06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3:04.539706" calcext:value-type="date">
            <text:p>2022-08-29 06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4:04.47772" calcext:value-type="date">
            <text:p>2022-08-29 06:0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5:03.525393" calcext:value-type="date">
            <text:p>2022-08-29 06:05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6:04.042573" calcext:value-type="date">
            <text:p>2022-08-29 06:0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7:04.566328" calcext:value-type="date">
            <text:p>2022-08-29 06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8:05.068274" calcext:value-type="date">
            <text:p>2022-08-29 06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09:05.71095" calcext:value-type="date">
            <text:p>2022-08-29 06:0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0:09.175716" calcext:value-type="date">
            <text:p>2022-08-29 06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11:07.26908" calcext:value-type="date">
            <text:p>2022-08-29 06:11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12:04.098393" calcext:value-type="date">
            <text:p>2022-08-29 06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3:05.027934" calcext:value-type="date">
            <text:p>2022-08-29 06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4:04.572217" calcext:value-type="date">
            <text:p>2022-08-29 06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5:08.123822" calcext:value-type="date">
            <text:p>2022-08-29 06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16:07.504598" calcext:value-type="date">
            <text:p>2022-08-29 06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17:03.184826" calcext:value-type="date">
            <text:p>2022-08-29 06:1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8:04.695554" calcext:value-type="date">
            <text:p>2022-08-29 06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19:04.587258" calcext:value-type="date">
            <text:p>2022-08-29 06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0:08.564519" calcext:value-type="date">
            <text:p>2022-08-29 06:2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21:09.126455" calcext:value-type="date">
            <text:p>2022-08-29 06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22:03.976645" calcext:value-type="date">
            <text:p>2022-08-29 06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3:03.25956" calcext:value-type="date">
            <text:p>2022-08-29 06:23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4:05.470168" calcext:value-type="date">
            <text:p>2022-08-29 06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5:08.520754" calcext:value-type="date">
            <text:p>2022-08-29 06:2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26:08.181504" calcext:value-type="date">
            <text:p>2022-08-29 06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27:04.398833" calcext:value-type="date">
            <text:p>2022-08-29 06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8:05.472985" calcext:value-type="date">
            <text:p>2022-08-29 06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29:04.222701" calcext:value-type="date">
            <text:p>2022-08-29 06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0:08.462046" calcext:value-type="date">
            <text:p>2022-08-29 06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31:06.842267" calcext:value-type="date">
            <text:p>2022-08-29 06:3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2:05.688891" calcext:value-type="date">
            <text:p>2022-08-29 06:3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3:07.682878" calcext:value-type="date">
            <text:p>2022-08-29 06:33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4:04.757913" calcext:value-type="date">
            <text:p>2022-08-29 06:3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5:08.496572" calcext:value-type="date">
            <text:p>2022-08-29 06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36:06.76152" calcext:value-type="date">
            <text:p>2022-08-29 06:3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7:02.959084" calcext:value-type="date">
            <text:p>2022-08-29 06:3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8:03.71648" calcext:value-type="date">
            <text:p>2022-08-29 06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39:05.065318" calcext:value-type="date">
            <text:p>2022-08-29 06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0:03.534682" calcext:value-type="date">
            <text:p>2022-08-29 06:40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1:05.444489" calcext:value-type="date">
            <text:p>2022-08-29 06:41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2:04.430296" calcext:value-type="date">
            <text:p>2022-08-29 06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3:03.787477" calcext:value-type="date">
            <text:p>2022-08-29 06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4:04.40678" calcext:value-type="date">
            <text:p>2022-08-29 06:4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45:08.77229" calcext:value-type="date">
            <text:p>2022-08-29 06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46:11.176803" calcext:value-type="date">
            <text:p>2022-08-29 06:46: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47:10.633149" calcext:value-type="date">
            <text:p>2022-08-29 06:47: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48:11.01989" calcext:value-type="date">
            <text:p>2022-08-29 06:48: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49:04.326793" calcext:value-type="date">
            <text:p>2022-08-29 06:49: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50:10.743003" calcext:value-type="date">
            <text:p>2022-08-29 06:50: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51:06.932493" calcext:value-type="date">
            <text:p>2022-08-29 06:5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2:06.930456" calcext:value-type="date">
            <text:p>2022-08-29 06:5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3:06.40582" calcext:value-type="date">
            <text:p>2022-08-29 06:5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4:04.49629" calcext:value-type="date">
            <text:p>2022-08-29 06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5:09.056531" calcext:value-type="date">
            <text:p>2022-08-29 06:5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6:56:08.914832" calcext:value-type="date">
            <text:p>2022-08-29 06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6:57:04.982257" calcext:value-type="date">
            <text:p>2022-08-29 06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8:05.867387" calcext:value-type="date">
            <text:p>2022-08-29 06:5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6:59:08.614324" calcext:value-type="date">
            <text:p>2022-08-29 06:59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00:11.614316" calcext:value-type="date">
            <text:p>2022-08-29 07:00:1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01:05.739487" calcext:value-type="date">
            <text:p>2022-08-29 07:01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2:04.679397" calcext:value-type="date">
            <text:p>2022-08-29 07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3:04.664911" calcext:value-type="date">
            <text:p>2022-08-29 07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4:05.276759" calcext:value-type="date">
            <text:p>2022-08-29 07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5:09.370905" calcext:value-type="date">
            <text:p>2022-08-29 07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06:10.376115" calcext:value-type="date">
            <text:p>2022-08-29 07:0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07:03.865411" calcext:value-type="date">
            <text:p>2022-08-29 07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8:05.034053" calcext:value-type="date">
            <text:p>2022-08-29 07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09:03.614848" calcext:value-type="date">
            <text:p>2022-08-29 07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0:08.705811" calcext:value-type="date">
            <text:p>2022-08-29 07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11:08.823232" calcext:value-type="date">
            <text:p>2022-08-29 07:1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12:04.125849" calcext:value-type="date">
            <text:p>2022-08-29 07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3:05.089086" calcext:value-type="date">
            <text:p>2022-08-29 07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4:03.712639" calcext:value-type="date">
            <text:p>2022-08-29 07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5:09.316294" calcext:value-type="date">
            <text:p>2022-08-29 07:1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16:06.32236" calcext:value-type="date">
            <text:p>2022-08-29 07:1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7:04.500773" calcext:value-type="date">
            <text:p>2022-08-29 07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8:04.242335" calcext:value-type="date">
            <text:p>2022-08-29 07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19:04.253947" calcext:value-type="date">
            <text:p>2022-08-29 07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0:08.174602" calcext:value-type="date">
            <text:p>2022-08-29 07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21:08.66181" calcext:value-type="date">
            <text:p>2022-08-29 07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22:05.999605" calcext:value-type="date">
            <text:p>2022-08-29 07:2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3:05.634633" calcext:value-type="date">
            <text:p>2022-08-29 07:2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4:04.754961" calcext:value-type="date">
            <text:p>2022-08-29 07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5:08.373202" calcext:value-type="date">
            <text:p>2022-08-29 07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26:09.143957" calcext:value-type="date">
            <text:p>2022-08-29 07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27:03.631471" calcext:value-type="date">
            <text:p>2022-08-29 07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8:04.243277" calcext:value-type="date">
            <text:p>2022-08-29 07:2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29:04.914112" calcext:value-type="date">
            <text:p>2022-08-29 07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0:09.229692" calcext:value-type="date">
            <text:p>2022-08-29 07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31:08.621656" calcext:value-type="date">
            <text:p>2022-08-29 07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32:04.778906" calcext:value-type="date">
            <text:p>2022-08-29 07:3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3:05.161341" calcext:value-type="date">
            <text:p>2022-08-29 07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4:03.282981" calcext:value-type="date">
            <text:p>2022-08-29 07:3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5:08.459684" calcext:value-type="date">
            <text:p>2022-08-29 07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36:08.781944" calcext:value-type="date">
            <text:p>2022-08-29 07:3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37:04.79899" calcext:value-type="date">
            <text:p>2022-08-29 07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8:04.962666" calcext:value-type="date">
            <text:p>2022-08-29 07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39:03.547046" calcext:value-type="date">
            <text:p>2022-08-29 07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0:09.416489" calcext:value-type="date">
            <text:p>2022-08-29 07:4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41:09.747668" calcext:value-type="date">
            <text:p>2022-08-29 07:4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42:05.787926" calcext:value-type="date">
            <text:p>2022-08-29 07:4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3:05.430315" calcext:value-type="date">
            <text:p>2022-08-29 07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4:05.818917" calcext:value-type="date">
            <text:p>2022-08-29 07:4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5:10.69002" calcext:value-type="date">
            <text:p>2022-08-29 07:45:1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46:10.159268" calcext:value-type="date">
            <text:p>2022-08-29 07:4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7:47:03.553211" calcext:value-type="date">
            <text:p>2022-08-29 07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8:03.829518" calcext:value-type="date">
            <text:p>2022-08-29 07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49:04.378672" calcext:value-type="date">
            <text:p>2022-08-29 07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0:03.837496" calcext:value-type="date">
            <text:p>2022-08-29 07:50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1:04.059618" calcext:value-type="date">
            <text:p>2022-08-29 07:5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2:04.159075" calcext:value-type="date">
            <text:p>2022-08-29 07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3:06.015565" calcext:value-type="date">
            <text:p>2022-08-29 07:5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4:03.443282" calcext:value-type="date">
            <text:p>2022-08-29 07:5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5:08.193521" calcext:value-type="date">
            <text:p>2022-08-29 07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7:56:06.713558" calcext:value-type="date">
            <text:p>2022-08-29 07:5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7:04.946279" calcext:value-type="date">
            <text:p>2022-08-29 07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8:04.999942" calcext:value-type="date">
            <text:p>2022-08-29 07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7:59:04.1068" calcext:value-type="date">
            <text:p>2022-08-29 07:5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0:08.657293" calcext:value-type="date">
            <text:p>2022-08-29 08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01:09.033367" calcext:value-type="date">
            <text:p>2022-08-29 08:0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02:05.33289" calcext:value-type="date">
            <text:p>2022-08-29 08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3:03.521377" calcext:value-type="date">
            <text:p>2022-08-29 08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4:04.472442" calcext:value-type="date">
            <text:p>2022-08-29 08:0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5:04.578738" calcext:value-type="date">
            <text:p>2022-08-29 08:05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6:05.103216" calcext:value-type="date">
            <text:p>2022-08-29 08:0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7:04.472959" calcext:value-type="date">
            <text:p>2022-08-29 08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8:03.092066" calcext:value-type="date">
            <text:p>2022-08-29 08:0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09:06.180806" calcext:value-type="date">
            <text:p>2022-08-29 08:0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0:10.585623" calcext:value-type="date">
            <text:p>2022-08-29 08:10:1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11:10.79746" calcext:value-type="date">
            <text:p>2022-08-29 08:11: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12:04.855183" calcext:value-type="date">
            <text:p>2022-08-29 08:1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3:04.889609" calcext:value-type="date">
            <text:p>2022-08-29 08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4:04.896792" calcext:value-type="date">
            <text:p>2022-08-29 08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5:08.984156" calcext:value-type="date">
            <text:p>2022-08-29 08:1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16:06.074037" calcext:value-type="date">
            <text:p>2022-08-29 08:1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7:03.968801" calcext:value-type="date">
            <text:p>2022-08-29 08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8:03.389766" calcext:value-type="date">
            <text:p>2022-08-29 08:1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19:04.648836" calcext:value-type="date">
            <text:p>2022-08-29 08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0:08.678591" calcext:value-type="date">
            <text:p>2022-08-29 08:2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21:08.039117" calcext:value-type="date">
            <text:p>2022-08-29 08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22:03.824216" calcext:value-type="date">
            <text:p>2022-08-29 08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3:05.157744" calcext:value-type="date">
            <text:p>2022-08-29 08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4:04.515565" calcext:value-type="date">
            <text:p>2022-08-29 08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5:09.479323" calcext:value-type="date">
            <text:p>2022-08-29 08:2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26:05.905208" calcext:value-type="date">
            <text:p>2022-08-29 08:2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7:05.847588" calcext:value-type="date">
            <text:p>2022-08-29 08:2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8:04.692469" calcext:value-type="date">
            <text:p>2022-08-29 08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29:04.365967" calcext:value-type="date">
            <text:p>2022-08-29 08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0:09.212237" calcext:value-type="date">
            <text:p>2022-08-29 08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31:08.427169" calcext:value-type="date">
            <text:p>2022-08-29 08:3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32:06.425526" calcext:value-type="date">
            <text:p>2022-08-29 08:3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3:05.200558" calcext:value-type="date">
            <text:p>2022-08-29 08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4:05.173476" calcext:value-type="date">
            <text:p>2022-08-29 08:3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5:08.849346" calcext:value-type="date">
            <text:p>2022-08-29 08:3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36:09.311187" calcext:value-type="date">
            <text:p>2022-08-29 08:3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37:04.570667" calcext:value-type="date">
            <text:p>2022-08-29 08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8:04.418279" calcext:value-type="date">
            <text:p>2022-08-29 08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39:04.052857" calcext:value-type="date">
            <text:p>2022-08-29 08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0:08.9825" calcext:value-type="date">
            <text:p>2022-08-29 08:4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41:06.192576" calcext:value-type="date">
            <text:p>2022-08-29 08:41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2:04.818129" calcext:value-type="date">
            <text:p>2022-08-29 08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3:06.443502" calcext:value-type="date">
            <text:p>2022-08-29 08:4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4:04.605296" calcext:value-type="date">
            <text:p>2022-08-29 08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5:08.714876" calcext:value-type="date">
            <text:p>2022-08-29 08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46:09.279022" calcext:value-type="date">
            <text:p>2022-08-29 08:46:09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7:05.199538" calcext:value-type="date">
            <text:p>2022-08-29 08:4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8:03.569189" calcext:value-type="date">
            <text:p>2022-08-29 08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49:04.115047" calcext:value-type="date">
            <text:p>2022-08-29 08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0:08.644289" calcext:value-type="date">
            <text:p>2022-08-29 08:5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8:51:08.016976" calcext:value-type="date">
            <text:p>2022-08-29 08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8:52:03.879605" calcext:value-type="date">
            <text:p>2022-08-29 08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3:03.718408" calcext:value-type="date">
            <text:p>2022-08-29 08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4:06.662591" calcext:value-type="date">
            <text:p>2022-08-29 08:54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5:06.749708" calcext:value-type="date">
            <text:p>2022-08-29 08:55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6:05.148556" calcext:value-type="date">
            <text:p>2022-08-29 08:5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7:05.527598" calcext:value-type="date">
            <text:p>2022-08-29 08:5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8:05.123321" calcext:value-type="date">
            <text:p>2022-08-29 08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8:59:05.191219" calcext:value-type="date">
            <text:p>2022-08-29 08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0:08.793398" calcext:value-type="date">
            <text:p>2022-08-29 09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01:09.984011" calcext:value-type="date">
            <text:p>2022-08-29 09:0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02:04.08835" calcext:value-type="date">
            <text:p>2022-08-29 09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3:05.197832" calcext:value-type="date">
            <text:p>2022-08-29 09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4:03.810284" calcext:value-type="date">
            <text:p>2022-08-29 09:0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5:08.474909" calcext:value-type="date">
            <text:p>2022-08-29 09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06:08.321018" calcext:value-type="date">
            <text:p>2022-08-29 09:0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07:05.511503" calcext:value-type="date">
            <text:p>2022-08-29 09:0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8:04.809932" calcext:value-type="date">
            <text:p>2022-08-29 09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09:04.036206" calcext:value-type="date">
            <text:p>2022-08-29 09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0:07.787748" calcext:value-type="date">
            <text:p>2022-08-29 09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11:09.586646" calcext:value-type="date">
            <text:p>2022-08-29 09:1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12:04.710501" calcext:value-type="date">
            <text:p>2022-08-29 09:1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3:04.97954" calcext:value-type="date">
            <text:p>2022-08-29 09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4:03.742053" calcext:value-type="date">
            <text:p>2022-08-29 09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5:08.437039" calcext:value-type="date">
            <text:p>2022-08-29 09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16:08.340452" calcext:value-type="date">
            <text:p>2022-08-29 09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17:04.944071" calcext:value-type="date">
            <text:p>2022-08-29 09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8:04.063426" calcext:value-type="date">
            <text:p>2022-08-29 09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19:05.08204" calcext:value-type="date">
            <text:p>2022-08-29 09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0:09.301075" calcext:value-type="date">
            <text:p>2022-08-29 09:2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21:08.117004" calcext:value-type="date">
            <text:p>2022-08-29 09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22:03.631428" calcext:value-type="date">
            <text:p>2022-08-29 09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3:04.852011" calcext:value-type="date">
            <text:p>2022-08-29 09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4:05.707381" calcext:value-type="date">
            <text:p>2022-08-29 09:2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5:08.410475" calcext:value-type="date">
            <text:p>2022-08-29 09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26:08.226081" calcext:value-type="date">
            <text:p>2022-08-29 09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27:04.841464" calcext:value-type="date">
            <text:p>2022-08-29 09:2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8:04.822472" calcext:value-type="date">
            <text:p>2022-08-29 09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29:05.317638" calcext:value-type="date">
            <text:p>2022-08-29 09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0:08.557985" calcext:value-type="date">
            <text:p>2022-08-29 09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31:08.963306" calcext:value-type="date">
            <text:p>2022-08-29 09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32:03.702653" calcext:value-type="date">
            <text:p>2022-08-29 09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3:04.70929" calcext:value-type="date">
            <text:p>2022-08-29 09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4:04.064015" calcext:value-type="date">
            <text:p>2022-08-29 09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5:08.300041" calcext:value-type="date">
            <text:p>2022-08-29 09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36:09.72559" calcext:value-type="date">
            <text:p>2022-08-29 09:3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37:04.243736" calcext:value-type="date">
            <text:p>2022-08-29 09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8:04.066732" calcext:value-type="date">
            <text:p>2022-08-29 09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39:05.28556" calcext:value-type="date">
            <text:p>2022-08-29 09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0:07.919731" calcext:value-type="date">
            <text:p>2022-08-29 09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41:07.888975" calcext:value-type="date">
            <text:p>2022-08-29 09:4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42:04.873309" calcext:value-type="date">
            <text:p>2022-08-29 09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3:04.941678" calcext:value-type="date">
            <text:p>2022-08-29 09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4:05.964778" calcext:value-type="date">
            <text:p>2022-08-29 09:4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5:09.285346" calcext:value-type="date">
            <text:p>2022-08-29 09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46:08.963298" calcext:value-type="date">
            <text:p>2022-08-29 09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47:04.545222" calcext:value-type="date">
            <text:p>2022-08-29 09:4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8:04.782382" calcext:value-type="date">
            <text:p>2022-08-29 09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49:04.863415" calcext:value-type="date">
            <text:p>2022-08-29 09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0:08.00663" calcext:value-type="date">
            <text:p>2022-08-29 09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51:08.251122" calcext:value-type="date">
            <text:p>2022-08-29 09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52:04.628408" calcext:value-type="date">
            <text:p>2022-08-29 09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3:04.770187" calcext:value-type="date">
            <text:p>2022-08-29 09:5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4:04.693613" calcext:value-type="date">
            <text:p>2022-08-29 09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5:07.851726" calcext:value-type="date">
            <text:p>2022-08-29 09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09:56:09.779667" calcext:value-type="date">
            <text:p>2022-08-29 09:5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09:57:03.975603" calcext:value-type="date">
            <text:p>2022-08-29 09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8:03.457226" calcext:value-type="date">
            <text:p>2022-08-29 09:5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09:59:04.779201" calcext:value-type="date">
            <text:p>2022-08-29 09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0:08.606557" calcext:value-type="date">
            <text:p>2022-08-29 10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01:08.683072" calcext:value-type="date">
            <text:p>2022-08-29 10:0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02:04.607141" calcext:value-type="date">
            <text:p>2022-08-29 10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3:03.73912" calcext:value-type="date">
            <text:p>2022-08-29 10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4:04.801126" calcext:value-type="date">
            <text:p>2022-08-29 10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5:08.215883" calcext:value-type="date">
            <text:p>2022-08-29 10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06:05.970577" calcext:value-type="date">
            <text:p>2022-08-29 10:0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7:04.132648" calcext:value-type="date">
            <text:p>2022-08-29 10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8:05.817391" calcext:value-type="date">
            <text:p>2022-08-29 10:0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09:06.791037" calcext:value-type="date">
            <text:p>2022-08-29 10:09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0:07.522803" calcext:value-type="date">
            <text:p>2022-08-29 10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11:08.163079" calcext:value-type="date">
            <text:p>2022-08-29 10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12:03.195427" calcext:value-type="date">
            <text:p>2022-08-29 10:1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3:03.057585" calcext:value-type="date">
            <text:p>2022-08-29 10:13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4:04.586143" calcext:value-type="date">
            <text:p>2022-08-29 10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5:08.71862" calcext:value-type="date">
            <text:p>2022-08-29 10:1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16:09.020931" calcext:value-type="date">
            <text:p>2022-08-29 10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17:03.47511" calcext:value-type="date">
            <text:p>2022-08-29 10:1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8:03.909953" calcext:value-type="date">
            <text:p>2022-08-29 10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19:03.965981" calcext:value-type="date">
            <text:p>2022-08-29 10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0:08.031244" calcext:value-type="date">
            <text:p>2022-08-29 10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21:07.630651" calcext:value-type="date">
            <text:p>2022-08-29 10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22:04.508555" calcext:value-type="date">
            <text:p>2022-08-29 10:2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3:04.703332" calcext:value-type="date">
            <text:p>2022-08-29 10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4:05.721608" calcext:value-type="date">
            <text:p>2022-08-29 10:2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5:07.945905" calcext:value-type="date">
            <text:p>2022-08-29 10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26:08.063438" calcext:value-type="date">
            <text:p>2022-08-29 10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27:04.771445" calcext:value-type="date">
            <text:p>2022-08-29 10:2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8:05.334963" calcext:value-type="date">
            <text:p>2022-08-29 10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29:04.22539" calcext:value-type="date">
            <text:p>2022-08-29 10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0:08.225865" calcext:value-type="date">
            <text:p>2022-08-29 10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31:09.070667" calcext:value-type="date">
            <text:p>2022-08-29 10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32:04.610245" calcext:value-type="date">
            <text:p>2022-08-29 10:3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3:04.648406" calcext:value-type="date">
            <text:p>2022-08-29 10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4:05.949231" calcext:value-type="date">
            <text:p>2022-08-29 10:3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5:07.726353" calcext:value-type="date">
            <text:p>2022-08-29 10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36:08.446876" calcext:value-type="date">
            <text:p>2022-08-29 10:3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37:03.041866" calcext:value-type="date">
            <text:p>2022-08-29 10:3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8:04.68069" calcext:value-type="date">
            <text:p>2022-08-29 10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39:05.113177" calcext:value-type="date">
            <text:p>2022-08-29 10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0:07.701255" calcext:value-type="date">
            <text:p>2022-08-29 10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41:06.592903" calcext:value-type="date">
            <text:p>2022-08-29 10:4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2:04.72662" calcext:value-type="date">
            <text:p>2022-08-29 10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3:04.636642" calcext:value-type="date">
            <text:p>2022-08-29 10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4:05.590457" calcext:value-type="date">
            <text:p>2022-08-29 10:4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5:08.340037" calcext:value-type="date">
            <text:p>2022-08-29 10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46:07.837109" calcext:value-type="date">
            <text:p>2022-08-29 10:4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47:05.618241" calcext:value-type="date">
            <text:p>2022-08-29 10:4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8:05.335103" calcext:value-type="date">
            <text:p>2022-08-29 10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49:04.403821" calcext:value-type="date">
            <text:p>2022-08-29 10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0:07.601827" calcext:value-type="date">
            <text:p>2022-08-29 10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51:08.486965" calcext:value-type="date">
            <text:p>2022-08-29 10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52:05.01282" calcext:value-type="date">
            <text:p>2022-08-29 10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3:03.553867" calcext:value-type="date">
            <text:p>2022-08-29 10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4:04.069711" calcext:value-type="date">
            <text:p>2022-08-29 10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5:07.98088" calcext:value-type="date">
            <text:p>2022-08-29 10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0:56:07.443275" calcext:value-type="date">
            <text:p>2022-08-29 10:56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0:57:05.165615" calcext:value-type="date">
            <text:p>2022-08-29 10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8:05.670302" calcext:value-type="date">
            <text:p>2022-08-29 10:5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0:59:06.371401" calcext:value-type="date">
            <text:p>2022-08-29 10:5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0:07.685803" calcext:value-type="date">
            <text:p>2022-08-29 11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01:07.428584" calcext:value-type="date">
            <text:p>2022-08-29 11:0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2:04.280862" calcext:value-type="date">
            <text:p>2022-08-29 11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3:04.626678" calcext:value-type="date">
            <text:p>2022-08-29 11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4:05.52446" calcext:value-type="date">
            <text:p>2022-08-29 11:0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5:07.906503" calcext:value-type="date">
            <text:p>2022-08-29 11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06:09.175919" calcext:value-type="date">
            <text:p>2022-08-29 11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07:03.235617" calcext:value-type="date">
            <text:p>2022-08-29 11:0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8:04.694302" calcext:value-type="date">
            <text:p>2022-08-29 11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09:06.028085" calcext:value-type="date">
            <text:p>2022-08-29 11:0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0:07.728272" calcext:value-type="date">
            <text:p>2022-08-29 11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11:09.154195" calcext:value-type="date">
            <text:p>2022-08-29 11:1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12:04.190407" calcext:value-type="date">
            <text:p>2022-08-29 11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3:04.466117" calcext:value-type="date">
            <text:p>2022-08-29 11:1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4:04.47587" calcext:value-type="date">
            <text:p>2022-08-29 11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5:08.078077" calcext:value-type="date">
            <text:p>2022-08-29 11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16:08.954647" calcext:value-type="date">
            <text:p>2022-08-29 11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17:05.169703" calcext:value-type="date">
            <text:p>2022-08-29 11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8:03.786357" calcext:value-type="date">
            <text:p>2022-08-29 11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19:04.284453" calcext:value-type="date">
            <text:p>2022-08-29 11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0:07.897818" calcext:value-type="date">
            <text:p>2022-08-29 11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21:08.792202" calcext:value-type="date">
            <text:p>2022-08-29 11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22:06.845218" calcext:value-type="date">
            <text:p>2022-08-29 11:2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3:06.969415" calcext:value-type="date">
            <text:p>2022-08-29 11:23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4:04.290382" calcext:value-type="date">
            <text:p>2022-08-29 11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5:07.939016" calcext:value-type="date">
            <text:p>2022-08-29 11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26:09.251046" calcext:value-type="date">
            <text:p>2022-08-29 11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27:03.347406" calcext:value-type="date">
            <text:p>2022-08-29 11:2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8:04.366826" calcext:value-type="date">
            <text:p>2022-08-29 11:2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29:05.671217" calcext:value-type="date">
            <text:p>2022-08-29 11:2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0:09.109509" calcext:value-type="date">
            <text:p>2022-08-29 11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31:08.055777" calcext:value-type="date">
            <text:p>2022-08-29 11:3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32:03.374826" calcext:value-type="date">
            <text:p>2022-08-29 11:3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3:04.345461" calcext:value-type="date">
            <text:p>2022-08-29 11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4:04.085961" calcext:value-type="date">
            <text:p>2022-08-29 11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5:08.484892" calcext:value-type="date">
            <text:p>2022-08-29 11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36:06.014454" calcext:value-type="date">
            <text:p>2022-08-29 11:3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7:04.410428" calcext:value-type="date">
            <text:p>2022-08-29 11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8:04.91514" calcext:value-type="date">
            <text:p>2022-08-29 11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39:05.150543" calcext:value-type="date">
            <text:p>2022-08-29 11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0:07.666978" calcext:value-type="date">
            <text:p>2022-08-29 11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41:07.97926" calcext:value-type="date">
            <text:p>2022-08-29 11:4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42:03.264321" calcext:value-type="date">
            <text:p>2022-08-29 11:4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3:04.026178" calcext:value-type="date">
            <text:p>2022-08-29 11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4:04.756486" calcext:value-type="date">
            <text:p>2022-08-29 11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5:08.413593" calcext:value-type="date">
            <text:p>2022-08-29 11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46:09.056917" calcext:value-type="date">
            <text:p>2022-08-29 11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47:03.993497" calcext:value-type="date">
            <text:p>2022-08-29 11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8:03.938907" calcext:value-type="date">
            <text:p>2022-08-29 11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49:04.891193" calcext:value-type="date">
            <text:p>2022-08-29 11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0:07.845792" calcext:value-type="date">
            <text:p>2022-08-29 11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1:51:09.838417" calcext:value-type="date">
            <text:p>2022-08-29 11:5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1:52:03.783259" calcext:value-type="date">
            <text:p>2022-08-29 11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3:05.726538" calcext:value-type="date">
            <text:p>2022-08-29 11:5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4:04.666847" calcext:value-type="date">
            <text:p>2022-08-29 11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5:07.284223" calcext:value-type="date">
            <text:p>2022-08-29 11:55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6:04.090143" calcext:value-type="date">
            <text:p>2022-08-29 11:5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7:06.090061" calcext:value-type="date">
            <text:p>2022-08-29 11:5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8:04.575687" calcext:value-type="date">
            <text:p>2022-08-29 11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1:59:04.601813" calcext:value-type="date">
            <text:p>2022-08-29 11:5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0:07.923557" calcext:value-type="date">
            <text:p>2022-08-29 12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01:07.825181" calcext:value-type="date">
            <text:p>2022-08-29 12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02:05.223477" calcext:value-type="date">
            <text:p>2022-08-29 12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3:04.39415" calcext:value-type="date">
            <text:p>2022-08-29 12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4:04.826416" calcext:value-type="date">
            <text:p>2022-08-29 12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5:08.898608" calcext:value-type="date">
            <text:p>2022-08-29 12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06:09.168344" calcext:value-type="date">
            <text:p>2022-08-29 12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07:04.308052" calcext:value-type="date">
            <text:p>2022-08-29 12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8:04.687386" calcext:value-type="date">
            <text:p>2022-08-29 12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09:04.612661" calcext:value-type="date">
            <text:p>2022-08-29 12:0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0:08.624001" calcext:value-type="date">
            <text:p>2022-08-29 12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11:08.259271" calcext:value-type="date">
            <text:p>2022-08-29 12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12:03.864752" calcext:value-type="date">
            <text:p>2022-08-29 12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3:06.097235" calcext:value-type="date">
            <text:p>2022-08-29 12:1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4:02.991741" calcext:value-type="date">
            <text:p>2022-08-29 12:1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5:08.150559" calcext:value-type="date">
            <text:p>2022-08-29 12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16:07.722551" calcext:value-type="date">
            <text:p>2022-08-29 12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17:04.279836" calcext:value-type="date">
            <text:p>2022-08-29 12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8:04.279212" calcext:value-type="date">
            <text:p>2022-08-29 12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19:03.846445" calcext:value-type="date">
            <text:p>2022-08-29 12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0:08.388242" calcext:value-type="date">
            <text:p>2022-08-29 12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21:07.352884" calcext:value-type="date">
            <text:p>2022-08-29 12:21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22:03.518967" calcext:value-type="date">
            <text:p>2022-08-29 12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3:04.727347" calcext:value-type="date">
            <text:p>2022-08-29 12:2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4:05.250445" calcext:value-type="date">
            <text:p>2022-08-29 12:2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5:08.281848" calcext:value-type="date">
            <text:p>2022-08-29 12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26:08.095423" calcext:value-type="date">
            <text:p>2022-08-29 12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27:03.644963" calcext:value-type="date">
            <text:p>2022-08-29 12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8:05.224859" calcext:value-type="date">
            <text:p>2022-08-29 12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29:02.579635" calcext:value-type="date">
            <text:p>2022-08-29 12:29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0:08.375165" calcext:value-type="date">
            <text:p>2022-08-29 12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31:08.880388" calcext:value-type="date">
            <text:p>2022-08-29 12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32:04.48746" calcext:value-type="date">
            <text:p>2022-08-29 12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3:04.242235" calcext:value-type="date">
            <text:p>2022-08-29 12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4:07.031066" calcext:value-type="date">
            <text:p>2022-08-29 12:34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5:09.851159" calcext:value-type="date">
            <text:p>2022-08-29 12:35: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36:10.034781" calcext:value-type="date">
            <text:p>2022-08-29 12:3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37:04.469731" calcext:value-type="date">
            <text:p>2022-08-29 12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8:04.966939" calcext:value-type="date">
            <text:p>2022-08-29 12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39:04.049794" calcext:value-type="date">
            <text:p>2022-08-29 12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0:08.027106" calcext:value-type="date">
            <text:p>2022-08-29 12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41:07.941687" calcext:value-type="date">
            <text:p>2022-08-29 12:4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42:04.691968" calcext:value-type="date">
            <text:p>2022-08-29 12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3:03.842688" calcext:value-type="date">
            <text:p>2022-08-29 12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4:05.685129" calcext:value-type="date">
            <text:p>2022-08-29 12:4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5:08.620436" calcext:value-type="date">
            <text:p>2022-08-29 12:4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46:09.072647" calcext:value-type="date">
            <text:p>2022-08-29 12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2:47:05.365833" calcext:value-type="date">
            <text:p>2022-08-29 12:4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8:04.403326" calcext:value-type="date">
            <text:p>2022-08-29 12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49:03.963367" calcext:value-type="date">
            <text:p>2022-08-29 12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0:09.146668" calcext:value-type="date">
            <text:p>2022-08-29 12:5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2:51:04.67815" calcext:value-type="date">
            <text:p>2022-08-29 12:51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2:04.558621" calcext:value-type="date">
            <text:p>2022-08-29 12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3:04.373272" calcext:value-type="date">
            <text:p>2022-08-29 12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4:05.945574" calcext:value-type="date">
            <text:p>2022-08-29 12:5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5:04.561745" calcext:value-type="date">
            <text:p>2022-08-29 12:55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6:04.399006" calcext:value-type="date">
            <text:p>2022-08-29 12:5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7:04.477326" calcext:value-type="date">
            <text:p>2022-08-29 12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8:06.109343" calcext:value-type="date">
            <text:p>2022-08-29 12:5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2:59:07.573289" calcext:value-type="date">
            <text:p>2022-08-29 12:59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0:08.410433" calcext:value-type="date">
            <text:p>2022-08-29 13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01:08.205467" calcext:value-type="date">
            <text:p>2022-08-29 13:0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02:03.629361" calcext:value-type="date">
            <text:p>2022-08-29 13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3:06.026055" calcext:value-type="date">
            <text:p>2022-08-29 13:0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4:04.658656" calcext:value-type="date">
            <text:p>2022-08-29 13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5:08.808686" calcext:value-type="date">
            <text:p>2022-08-29 13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06:06.356887" calcext:value-type="date">
            <text:p>2022-08-29 13:0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7:05.488828" calcext:value-type="date">
            <text:p>2022-08-29 13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8:03.465529" calcext:value-type="date">
            <text:p>2022-08-29 13:0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09:03.759744" calcext:value-type="date">
            <text:p>2022-08-29 13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0:08.148477" calcext:value-type="date">
            <text:p>2022-08-29 13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11:08.130946" calcext:value-type="date">
            <text:p>2022-08-29 13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12:03.656759" calcext:value-type="date">
            <text:p>2022-08-29 13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3:05.296963" calcext:value-type="date">
            <text:p>2022-08-29 13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4:05.336495" calcext:value-type="date">
            <text:p>2022-08-29 13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5:07.900485" calcext:value-type="date">
            <text:p>2022-08-29 13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16:06.507452" calcext:value-type="date">
            <text:p>2022-08-29 13:1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7:04.4802" calcext:value-type="date">
            <text:p>2022-08-29 13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8:04.985944" calcext:value-type="date">
            <text:p>2022-08-29 13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19:03.462872" calcext:value-type="date">
            <text:p>2022-08-29 13:19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0:06.128392" calcext:value-type="date">
            <text:p>2022-08-29 13:20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1:04.837065" calcext:value-type="date">
            <text:p>2022-08-29 13:21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2:03.435061" calcext:value-type="date">
            <text:p>2022-08-29 13:2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3:06.239302" calcext:value-type="date">
            <text:p>2022-08-29 13:2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4:06.614222" calcext:value-type="date">
            <text:p>2022-08-29 13:24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5:08.422153" calcext:value-type="date">
            <text:p>2022-08-29 13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26:08.587202" calcext:value-type="date">
            <text:p>2022-08-29 13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27:04.613" calcext:value-type="date">
            <text:p>2022-08-29 13:2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8:05.818373" calcext:value-type="date">
            <text:p>2022-08-29 13:2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29:03.793501" calcext:value-type="date">
            <text:p>2022-08-29 13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0:08.767243" calcext:value-type="date">
            <text:p>2022-08-29 13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31:06.783558" calcext:value-type="date">
            <text:p>2022-08-29 13:3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2:03.938391" calcext:value-type="date">
            <text:p>2022-08-29 13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3:04.861392" calcext:value-type="date">
            <text:p>2022-08-29 13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4:04.498843" calcext:value-type="date">
            <text:p>2022-08-29 13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5:08.68232" calcext:value-type="date">
            <text:p>2022-08-29 13:3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36:10.043175" calcext:value-type="date">
            <text:p>2022-08-29 13:3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37:04.233131" calcext:value-type="date">
            <text:p>2022-08-29 13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8:04.656111" calcext:value-type="date">
            <text:p>2022-08-29 13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39:04.294017" calcext:value-type="date">
            <text:p>2022-08-29 13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0:08.182553" calcext:value-type="date">
            <text:p>2022-08-29 13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41:08.14684" calcext:value-type="date">
            <text:p>2022-08-29 13:4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42:04.008404" calcext:value-type="date">
            <text:p>2022-08-29 13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3:04.894306" calcext:value-type="date">
            <text:p>2022-08-29 13:4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4:05.025045" calcext:value-type="date">
            <text:p>2022-08-29 13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5:08.160296" calcext:value-type="date">
            <text:p>2022-08-29 13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46:05.427691" calcext:value-type="date">
            <text:p>2022-08-29 13:4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7:07.530522" calcext:value-type="date">
            <text:p>2022-08-29 13:47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8:04.774142" calcext:value-type="date">
            <text:p>2022-08-29 13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49:05.65023" calcext:value-type="date">
            <text:p>2022-08-29 13:4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0:08.291635" calcext:value-type="date">
            <text:p>2022-08-29 13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51:08.37587" calcext:value-type="date">
            <text:p>2022-08-29 13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52:04.42413" calcext:value-type="date">
            <text:p>2022-08-29 13:5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3:03.444576" calcext:value-type="date">
            <text:p>2022-08-29 13:53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4:04.268657" calcext:value-type="date">
            <text:p>2022-08-29 13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5:08.183626" calcext:value-type="date">
            <text:p>2022-08-29 13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3:56:09.333632" calcext:value-type="date">
            <text:p>2022-08-29 13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3:57:02.776917" calcext:value-type="date">
            <text:p>2022-08-29 13:5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8:04.510515" calcext:value-type="date">
            <text:p>2022-08-29 13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3:59:06.240497" calcext:value-type="date">
            <text:p>2022-08-29 13:5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0:08.994965" calcext:value-type="date">
            <text:p>2022-08-29 14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01:05.745859" calcext:value-type="date">
            <text:p>2022-08-29 14:01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2:05.272352" calcext:value-type="date">
            <text:p>2022-08-29 14:0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3:03.882739" calcext:value-type="date">
            <text:p>2022-08-29 14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4:04.491713" calcext:value-type="date">
            <text:p>2022-08-29 14:0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5:08.213789" calcext:value-type="date">
            <text:p>2022-08-29 14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06:08.712733" calcext:value-type="date">
            <text:p>2022-08-29 14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07:04.715007" calcext:value-type="date">
            <text:p>2022-08-29 14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8:05.305651" calcext:value-type="date">
            <text:p>2022-08-29 14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09:03.765073" calcext:value-type="date">
            <text:p>2022-08-29 14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0:08.677132" calcext:value-type="date">
            <text:p>2022-08-29 14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11:08.468911" calcext:value-type="date">
            <text:p>2022-08-29 14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12:07.745093" calcext:value-type="date">
            <text:p>2022-08-29 14:12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3:04.803157" calcext:value-type="date">
            <text:p>2022-08-29 14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4:04.440301" calcext:value-type="date">
            <text:p>2022-08-29 14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5:08.808713" calcext:value-type="date">
            <text:p>2022-08-29 14:1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16:09.257948" calcext:value-type="date">
            <text:p>2022-08-29 14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17:04.405233" calcext:value-type="date">
            <text:p>2022-08-29 14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8:04.308149" calcext:value-type="date">
            <text:p>2022-08-29 14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19:03.895585" calcext:value-type="date">
            <text:p>2022-08-29 14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0:08.365637" calcext:value-type="date">
            <text:p>2022-08-29 14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21:08.899279" calcext:value-type="date">
            <text:p>2022-08-29 14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22:04.476073" calcext:value-type="date">
            <text:p>2022-08-29 14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3:03.994314" calcext:value-type="date">
            <text:p>2022-08-29 14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4:04.148236" calcext:value-type="date">
            <text:p>2022-08-29 14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5:03.444255" calcext:value-type="date">
            <text:p>2022-08-29 14:25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6:03.817994" calcext:value-type="date">
            <text:p>2022-08-29 14:2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7:04.191471" calcext:value-type="date">
            <text:p>2022-08-29 14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8:04.592701" calcext:value-type="date">
            <text:p>2022-08-29 14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29:03.706812" calcext:value-type="date">
            <text:p>2022-08-29 14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0:08.505176" calcext:value-type="date">
            <text:p>2022-08-29 14:3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31:08.619105" calcext:value-type="date">
            <text:p>2022-08-29 14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32:04.710239" calcext:value-type="date">
            <text:p>2022-08-29 14:3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3:05.029621" calcext:value-type="date">
            <text:p>2022-08-29 14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4:03.830799" calcext:value-type="date">
            <text:p>2022-08-29 14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5:09.273457" calcext:value-type="date">
            <text:p>2022-08-29 14:3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36:09.286006" calcext:value-type="date">
            <text:p>2022-08-29 14:3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37:04.306641" calcext:value-type="date">
            <text:p>2022-08-29 14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8:04.292232" calcext:value-type="date">
            <text:p>2022-08-29 14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39:03.820712" calcext:value-type="date">
            <text:p>2022-08-29 14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0:03.911834" calcext:value-type="date">
            <text:p>2022-08-29 14:40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1:04.371237" calcext:value-type="date">
            <text:p>2022-08-29 14:4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2:04.775607" calcext:value-type="date">
            <text:p>2022-08-29 14:4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3:03.606549" calcext:value-type="date">
            <text:p>2022-08-29 14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4:05.239731" calcext:value-type="date">
            <text:p>2022-08-29 14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5:03.405069" calcext:value-type="date">
            <text:p>2022-08-29 14:45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6:04.677272" calcext:value-type="date">
            <text:p>2022-08-29 14:4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7:04.23321" calcext:value-type="date">
            <text:p>2022-08-29 14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8:04.869525" calcext:value-type="date">
            <text:p>2022-08-29 14:4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49:04.662331" calcext:value-type="date">
            <text:p>2022-08-29 14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0:08.469337" calcext:value-type="date">
            <text:p>2022-08-29 14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4:51:09.43275" calcext:value-type="date">
            <text:p>2022-08-29 14:5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4:52:05.095185" calcext:value-type="date">
            <text:p>2022-08-29 14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3:03.514208" calcext:value-type="date">
            <text:p>2022-08-29 14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4:04.040996" calcext:value-type="date">
            <text:p>2022-08-29 14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5:03.433" calcext:value-type="date">
            <text:p>2022-08-29 14:55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6:06.005817" calcext:value-type="date">
            <text:p>2022-08-29 14:5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7:03.673998" calcext:value-type="date">
            <text:p>2022-08-29 14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8:04.947606" calcext:value-type="date">
            <text:p>2022-08-29 14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4:59:06.414661" calcext:value-type="date">
            <text:p>2022-08-29 14:5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0:10.033981" calcext:value-type="date">
            <text:p>2022-08-29 15:00: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01:09.921855" calcext:value-type="date">
            <text:p>2022-08-29 15:0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02:04.195642" calcext:value-type="date">
            <text:p>2022-08-29 15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3:03.810625" calcext:value-type="date">
            <text:p>2022-08-29 15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4:05.724828" calcext:value-type="date">
            <text:p>2022-08-29 15:0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5:04.311161" calcext:value-type="date">
            <text:p>2022-08-29 15:05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6:04.522344" calcext:value-type="date">
            <text:p>2022-08-29 15:06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7:05.12247" calcext:value-type="date">
            <text:p>2022-08-29 15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8:04.501899" calcext:value-type="date">
            <text:p>2022-08-29 15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09:04.409988" calcext:value-type="date">
            <text:p>2022-08-29 15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0:08.330219" calcext:value-type="date">
            <text:p>2022-08-29 15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11:08.408026" calcext:value-type="date">
            <text:p>2022-08-29 15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12:04.281868" calcext:value-type="date">
            <text:p>2022-08-29 15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3:05.430639" calcext:value-type="date">
            <text:p>2022-08-29 15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4:04.710537" calcext:value-type="date">
            <text:p>2022-08-29 15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5:07.431806" calcext:value-type="date">
            <text:p>2022-08-29 15:15:0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16:08.762598" calcext:value-type="date">
            <text:p>2022-08-29 15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17:04.292817" calcext:value-type="date">
            <text:p>2022-08-29 15:1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8:04.973868" calcext:value-type="date">
            <text:p>2022-08-29 15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19:04.387675" calcext:value-type="date">
            <text:p>2022-08-29 15:1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0:08.092663" calcext:value-type="date">
            <text:p>2022-08-29 15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21:09.549063" calcext:value-type="date">
            <text:p>2022-08-29 15:2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22:03.595662" calcext:value-type="date">
            <text:p>2022-08-29 15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3:04.315639" calcext:value-type="date">
            <text:p>2022-08-29 15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4:04.111905" calcext:value-type="date">
            <text:p>2022-08-29 15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5:08.749125" calcext:value-type="date">
            <text:p>2022-08-29 15:2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26:09.464225" calcext:value-type="date">
            <text:p>2022-08-29 15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27:03.937373" calcext:value-type="date">
            <text:p>2022-08-29 15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8:04.89076" calcext:value-type="date">
            <text:p>2022-08-29 15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29:04.774179" calcext:value-type="date">
            <text:p>2022-08-29 15:2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0:07.879609" calcext:value-type="date">
            <text:p>2022-08-29 15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31:08.681264" calcext:value-type="date">
            <text:p>2022-08-29 15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32:04.484881" calcext:value-type="date">
            <text:p>2022-08-29 15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3:04.766211" calcext:value-type="date">
            <text:p>2022-08-29 15:3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4:05.532854" calcext:value-type="date">
            <text:p>2022-08-29 15:3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5:08.231788" calcext:value-type="date">
            <text:p>2022-08-29 15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36:08.670706" calcext:value-type="date">
            <text:p>2022-08-29 15:3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37:06.057207" calcext:value-type="date">
            <text:p>2022-08-29 15:3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8:03.268386" calcext:value-type="date">
            <text:p>2022-08-29 15:38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39:04.085842" calcext:value-type="date">
            <text:p>2022-08-29 15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0:07.644714" calcext:value-type="date">
            <text:p>2022-08-29 15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41:09.395962" calcext:value-type="date">
            <text:p>2022-08-29 15:4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42:04.162789" calcext:value-type="date">
            <text:p>2022-08-29 15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3:04.049224" calcext:value-type="date">
            <text:p>2022-08-29 15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4:03.483774" calcext:value-type="date">
            <text:p>2022-08-29 15:4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5:07.878846" calcext:value-type="date">
            <text:p>2022-08-29 15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46:07.18063" calcext:value-type="date">
            <text:p>2022-08-29 15:4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7:04.00001" calcext:value-type="date">
            <text:p>2022-08-29 15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8:03.518409" calcext:value-type="date">
            <text:p>2022-08-29 15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49:04.930979" calcext:value-type="date">
            <text:p>2022-08-29 15:4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0:09.063288" calcext:value-type="date">
            <text:p>2022-08-29 15:5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51:07.456485" calcext:value-type="date">
            <text:p>2022-08-29 15:51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5:52:05.903684" calcext:value-type="date">
            <text:p>2022-08-29 15:5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3:04.78985" calcext:value-type="date">
            <text:p>2022-08-29 15:5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4:05.738186" calcext:value-type="date">
            <text:p>2022-08-29 15:5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5:07.754" calcext:value-type="date">
            <text:p>2022-08-29 15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5:56:07.074761" calcext:value-type="date">
            <text:p>2022-08-29 15:5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7:04.863337" calcext:value-type="date">
            <text:p>2022-08-29 15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8:05.225919" calcext:value-type="date">
            <text:p>2022-08-29 15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5:59:04.170138" calcext:value-type="date">
            <text:p>2022-08-29 15:5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0:07.896279" calcext:value-type="date">
            <text:p>2022-08-29 16:0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01:09.438638" calcext:value-type="date">
            <text:p>2022-08-29 16:0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02:04.282715" calcext:value-type="date">
            <text:p>2022-08-29 16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3:04.097069" calcext:value-type="date">
            <text:p>2022-08-29 16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4:04.906611" calcext:value-type="date">
            <text:p>2022-08-29 16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5:07.626003" calcext:value-type="date">
            <text:p>2022-08-29 16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06:09.219711" calcext:value-type="date">
            <text:p>2022-08-29 16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07:04.710259" calcext:value-type="date">
            <text:p>2022-08-29 16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8:04.703791" calcext:value-type="date">
            <text:p>2022-08-29 16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09:04.473744" calcext:value-type="date">
            <text:p>2022-08-29 16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0:07.785859" calcext:value-type="date">
            <text:p>2022-08-29 16:1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11:08.900933" calcext:value-type="date">
            <text:p>2022-08-29 16:1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12:05.377779" calcext:value-type="date">
            <text:p>2022-08-29 16:1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3:04.617358" calcext:value-type="date">
            <text:p>2022-08-29 16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4:04.84908" calcext:value-type="date">
            <text:p>2022-08-29 16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5:09.457115" calcext:value-type="date">
            <text:p>2022-08-29 16:1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16:09.183365" calcext:value-type="date">
            <text:p>2022-08-29 16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17:05.188756" calcext:value-type="date">
            <text:p>2022-08-29 16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8:04.422779" calcext:value-type="date">
            <text:p>2022-08-29 16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19:04.654144" calcext:value-type="date">
            <text:p>2022-08-29 16:1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0:07.767095" calcext:value-type="date">
            <text:p>2022-08-29 16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21:08.975322" calcext:value-type="date">
            <text:p>2022-08-29 16:2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22:03.822811" calcext:value-type="date">
            <text:p>2022-08-29 16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3:03.8569" calcext:value-type="date">
            <text:p>2022-08-29 16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4:05.972102" calcext:value-type="date">
            <text:p>2022-08-29 16:24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5:08.007676" calcext:value-type="date">
            <text:p>2022-08-29 16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26:08.134026" calcext:value-type="date">
            <text:p>2022-08-29 16:2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27:03.498764" calcext:value-type="date">
            <text:p>2022-08-29 16:2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8:05.030922" calcext:value-type="date">
            <text:p>2022-08-29 16:2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29:03.558741" calcext:value-type="date">
            <text:p>2022-08-29 16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0:08.237095" calcext:value-type="date">
            <text:p>2022-08-29 16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31:09.519325" calcext:value-type="date">
            <text:p>2022-08-29 16:31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32:04.354002" calcext:value-type="date">
            <text:p>2022-08-29 16:3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3:04.10309" calcext:value-type="date">
            <text:p>2022-08-29 16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4:03.458739" calcext:value-type="date">
            <text:p>2022-08-29 16:34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5:07.7797" calcext:value-type="date">
            <text:p>2022-08-29 16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36:08.754143" calcext:value-type="date">
            <text:p>2022-08-29 16:3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37:04.550893" calcext:value-type="date">
            <text:p>2022-08-29 16:3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8:04.743322" calcext:value-type="date">
            <text:p>2022-08-29 16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39:04.942571" calcext:value-type="date">
            <text:p>2022-08-29 16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0:08.643292" calcext:value-type="date">
            <text:p>2022-08-29 16:4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41:09.215743" calcext:value-type="date">
            <text:p>2022-08-29 16:4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42:03.174012" calcext:value-type="date">
            <text:p>2022-08-29 16:4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3:04.026382" calcext:value-type="date">
            <text:p>2022-08-29 16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4:04.136585" calcext:value-type="date">
            <text:p>2022-08-29 16:4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5:07.646581" calcext:value-type="date">
            <text:p>2022-08-29 16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46:08.892236" calcext:value-type="date">
            <text:p>2022-08-29 16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47:05.310655" calcext:value-type="date">
            <text:p>2022-08-29 16:4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8:03.863479" calcext:value-type="date">
            <text:p>2022-08-29 16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49:05.862219" calcext:value-type="date">
            <text:p>2022-08-29 16:4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0:07.700062" calcext:value-type="date">
            <text:p>2022-08-29 16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51:08.939605" calcext:value-type="date">
            <text:p>2022-08-29 16:5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52:04.590107" calcext:value-type="date">
            <text:p>2022-08-29 16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3:05.585261" calcext:value-type="date">
            <text:p>2022-08-29 16:5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4:04.999987" calcext:value-type="date">
            <text:p>2022-08-29 16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5:07.849122" calcext:value-type="date">
            <text:p>2022-08-29 16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6:56:08.748529" calcext:value-type="date">
            <text:p>2022-08-29 16:5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6:57:05.07425" calcext:value-type="date">
            <text:p>2022-08-29 16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8:04.854277" calcext:value-type="date">
            <text:p>2022-08-29 16:5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6:59:03.082039" calcext:value-type="date">
            <text:p>2022-08-29 16:59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0:05.912063" calcext:value-type="date">
            <text:p>2022-08-29 17:00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1:04.104455" calcext:value-type="date">
            <text:p>2022-08-29 17:0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2:06.216961" calcext:value-type="date">
            <text:p>2022-08-29 17:0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3:03.870492" calcext:value-type="date">
            <text:p>2022-08-29 17:0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4:05.340481" calcext:value-type="date">
            <text:p>2022-08-29 17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5:10.362211" calcext:value-type="date">
            <text:p>2022-08-29 17:05: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06:09.306407" calcext:value-type="date">
            <text:p>2022-08-29 17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07:04.806901" calcext:value-type="date">
            <text:p>2022-08-29 17:0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8:04.60883" calcext:value-type="date">
            <text:p>2022-08-29 17:0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09:04.171033" calcext:value-type="date">
            <text:p>2022-08-29 17:0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0:04.030697" calcext:value-type="date">
            <text:p>2022-08-29 17:10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1:04.345251" calcext:value-type="date">
            <text:p>2022-08-29 17:1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2:04.074248" calcext:value-type="date">
            <text:p>2022-08-29 17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3:04.886583" calcext:value-type="date">
            <text:p>2022-08-29 17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4:05.419152" calcext:value-type="date">
            <text:p>2022-08-29 17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5:08.093584" calcext:value-type="date">
            <text:p>2022-08-29 17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16:07.895584" calcext:value-type="date">
            <text:p>2022-08-29 17:1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17:04.876913" calcext:value-type="date">
            <text:p>2022-08-29 17:1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8:05.390338" calcext:value-type="date">
            <text:p>2022-08-29 17:1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19:05.514565" calcext:value-type="date">
            <text:p>2022-08-29 17:1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0:08.347065" calcext:value-type="date">
            <text:p>2022-08-29 17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21:08.408756" calcext:value-type="date">
            <text:p>2022-08-29 17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22:03.670676" calcext:value-type="date">
            <text:p>2022-08-29 17:2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3:04.103841" calcext:value-type="date">
            <text:p>2022-08-29 17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4:03.618084" calcext:value-type="date">
            <text:p>2022-08-29 17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5:08.926722" calcext:value-type="date">
            <text:p>2022-08-29 17:2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26:08.041208" calcext:value-type="date">
            <text:p>2022-08-29 17:26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7:05.611031" calcext:value-type="date">
            <text:p>2022-08-29 17:27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8:05.589148" calcext:value-type="date">
            <text:p>2022-08-29 17:2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29:05.829606" calcext:value-type="date">
            <text:p>2022-08-29 17:2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0:07.773013" calcext:value-type="date">
            <text:p>2022-08-29 17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31:10.683745" calcext:value-type="date">
            <text:p>2022-08-29 17:31: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32:05.182927" calcext:value-type="date">
            <text:p>2022-08-29 17:3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3:06.071676" calcext:value-type="date">
            <text:p>2022-08-29 17:33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4:04.295899" calcext:value-type="date">
            <text:p>2022-08-29 17:3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5:07.750852" calcext:value-type="date">
            <text:p>2022-08-29 17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36:08.049488" calcext:value-type="date">
            <text:p>2022-08-29 17:36:08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7:03.969498" calcext:value-type="date">
            <text:p>2022-08-29 17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8:05.022549" calcext:value-type="date">
            <text:p>2022-08-29 17:38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39:03.591049" calcext:value-type="date">
            <text:p>2022-08-29 17:3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0:08.492839" calcext:value-type="date">
            <text:p>2022-08-29 17:4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41:07.067088" calcext:value-type="date">
            <text:p>2022-08-29 17:4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2:04.322343" calcext:value-type="date">
            <text:p>2022-08-29 17:4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3:03.812504" calcext:value-type="date">
            <text:p>2022-08-29 17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4:04.852382" calcext:value-type="date">
            <text:p>2022-08-29 17:4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5:08.129816" calcext:value-type="date">
            <text:p>2022-08-29 17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46:07.68316" calcext:value-type="date">
            <text:p>2022-08-29 17:4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47:03.20789" calcext:value-type="date">
            <text:p>2022-08-29 17:47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8:04.296189" calcext:value-type="date">
            <text:p>2022-08-29 17:4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49:03.745397" calcext:value-type="date">
            <text:p>2022-08-29 17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0:08.063135" calcext:value-type="date">
            <text:p>2022-08-29 17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51:08.238875" calcext:value-type="date">
            <text:p>2022-08-29 17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52:07.269808" calcext:value-type="date">
            <text:p>2022-08-29 17:52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3:03.872692" calcext:value-type="date">
            <text:p>2022-08-29 17:5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4:04.279513" calcext:value-type="date">
            <text:p>2022-08-29 17:5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5:08.414643" calcext:value-type="date">
            <text:p>2022-08-29 17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7:56:09.701827" calcext:value-type="date">
            <text:p>2022-08-29 17:56: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7:57:04.242917" calcext:value-type="date">
            <text:p>2022-08-29 17:5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8:03.669021" calcext:value-type="date">
            <text:p>2022-08-29 17:5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7:59:05.791205" calcext:value-type="date">
            <text:p>2022-08-29 17:5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0:06.70516" calcext:value-type="date">
            <text:p>2022-08-29 18:00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1:04.384898" calcext:value-type="date">
            <text:p>2022-08-29 18:0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2:03.942702" calcext:value-type="date">
            <text:p>2022-08-29 18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3:05.497545" calcext:value-type="date">
            <text:p>2022-08-29 18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4:04.735889" calcext:value-type="date">
            <text:p>2022-08-29 18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5:08.681879" calcext:value-type="date">
            <text:p>2022-08-29 18:05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06:06.018686" calcext:value-type="date">
            <text:p>2022-08-29 18:06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7:04.372755" calcext:value-type="date">
            <text:p>2022-08-29 18:0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8:05.909597" calcext:value-type="date">
            <text:p>2022-08-29 18:0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09:04.971681" calcext:value-type="date">
            <text:p>2022-08-29 18:0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0:08.564024" calcext:value-type="date">
            <text:p>2022-08-29 18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11:06.536134" calcext:value-type="date">
            <text:p>2022-08-29 18:11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2:05.738872" calcext:value-type="date">
            <text:p>2022-08-29 18:1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3:04.500911" calcext:value-type="date">
            <text:p>2022-08-29 18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4:04.986209" calcext:value-type="date">
            <text:p>2022-08-29 18:1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5:08.185703" calcext:value-type="date">
            <text:p>2022-08-29 18:1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16:08.628777" calcext:value-type="date">
            <text:p>2022-08-29 18:1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17:06.50969" calcext:value-type="date">
            <text:p>2022-08-29 18:17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8:04.14705" calcext:value-type="date">
            <text:p>2022-08-29 18:1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19:05.910173" calcext:value-type="date">
            <text:p>2022-08-29 18:1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0:08.316398" calcext:value-type="date">
            <text:p>2022-08-29 18:2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21:07.972442" calcext:value-type="date">
            <text:p>2022-08-29 18:2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22:03.184424" calcext:value-type="date">
            <text:p>2022-08-29 18:22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3:04.038804" calcext:value-type="date">
            <text:p>2022-08-29 18:2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4:03.6853" calcext:value-type="date">
            <text:p>2022-08-29 18:2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5:08.214967" calcext:value-type="date">
            <text:p>2022-08-29 18:2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26:08.947165" calcext:value-type="date">
            <text:p>2022-08-29 18:2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27:04.13366" calcext:value-type="date">
            <text:p>2022-08-29 18:2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8:04.467992" calcext:value-type="date">
            <text:p>2022-08-29 18:2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29:03.548123" calcext:value-type="date">
            <text:p>2022-08-29 18:2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0:07.792125" calcext:value-type="date">
            <text:p>2022-08-29 18:3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31:08.864881" calcext:value-type="date">
            <text:p>2022-08-29 18:3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32:05.889659" calcext:value-type="date">
            <text:p>2022-08-29 18:3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3:04.430571" calcext:value-type="date">
            <text:p>2022-08-29 18:3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4:05.303586" calcext:value-type="date">
            <text:p>2022-08-29 18:3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5:08.03376" calcext:value-type="date">
            <text:p>2022-08-29 18:3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36:06.72251" calcext:value-type="date">
            <text:p>2022-08-29 18:36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7:04.116831" calcext:value-type="date">
            <text:p>2022-08-29 18:3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8:03.780297" calcext:value-type="date">
            <text:p>2022-08-29 18:3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39:05.052585" calcext:value-type="date">
            <text:p>2022-08-29 18:39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0:03.167048" calcext:value-type="date">
            <text:p>2022-08-29 18:40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1:04.477081" calcext:value-type="date">
            <text:p>2022-08-29 18:41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2:06.227689" calcext:value-type="date">
            <text:p>2022-08-29 18:42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3:04.164329" calcext:value-type="date">
            <text:p>2022-08-29 18:43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4:04.271022" calcext:value-type="date">
            <text:p>2022-08-29 18:4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5:07.913233" calcext:value-type="date">
            <text:p>2022-08-29 18:4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46:09.095379" calcext:value-type="date">
            <text:p>2022-08-29 18:4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47:03.673062" calcext:value-type="date">
            <text:p>2022-08-29 18:47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8:05.905521" calcext:value-type="date">
            <text:p>2022-08-29 18:48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49:04.334278" calcext:value-type="date">
            <text:p>2022-08-29 18:49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0:08.281432" calcext:value-type="date">
            <text:p>2022-08-29 18:50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51:08.081467" calcext:value-type="date">
            <text:p>2022-08-29 18:5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52:04.555183" calcext:value-type="date">
            <text:p>2022-08-29 18:52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3:04.945876" calcext:value-type="date">
            <text:p>2022-08-29 18:5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4:04.989756" calcext:value-type="date">
            <text:p>2022-08-29 18:5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5:08.173464" calcext:value-type="date">
            <text:p>2022-08-29 18:5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8:56:07.987053" calcext:value-type="date">
            <text:p>2022-08-29 18:56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8:57:04.663752" calcext:value-type="date">
            <text:p>2022-08-29 18:57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8:04.025471" calcext:value-type="date">
            <text:p>2022-08-29 18:5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8:59:03.048683" calcext:value-type="date">
            <text:p>2022-08-29 18:59:03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0:08.964099" calcext:value-type="date">
            <text:p>2022-08-29 19:0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9:01:09.237348" calcext:value-type="date">
            <text:p>2022-08-29 19:01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9:02:04.123117" calcext:value-type="date">
            <text:p>2022-08-29 19:0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3:04.555708" calcext:value-type="date">
            <text:p>2022-08-29 19:0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4:05.076011" calcext:value-type="date">
            <text:p>2022-08-29 19:04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5:08.373563" calcext:value-type="date">
            <text:p>2022-08-29 19:05: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9:06:08.764851" calcext:value-type="date">
            <text:p>2022-08-29 19:06: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9:07:06.95288" calcext:value-type="date">
            <text:p>2022-08-29 19:07:07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8:03.823039" calcext:value-type="date">
            <text:p>2022-08-29 19:08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09:05.805606" calcext:value-type="date">
            <text:p>2022-08-29 19:09:06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0:08.515679" calcext:value-type="date">
            <text:p>2022-08-29 19:10:0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9:11:08.280885" calcext:value-type="date">
            <text:p>2022-08-29 19:11:0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9:12:04.244267" calcext:value-type="date">
            <text:p>2022-08-29 19:12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3:04.764484" calcext:value-type="date">
            <text:p>2022-08-29 19:13:05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4:04.216769" calcext:value-type="date">
            <text:p>2022-08-29 19:14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5:04.144682" calcext:value-type="date">
            <text:p>2022-08-29 19:15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6:03.972811" calcext:value-type="date">
            <text:p>2022-08-29 19:16:04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date" office:date-value="2022-08-29T19:17:06.842937" calcext:value-type="date">
            <text:p>2022-08-29 19:17:0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date" office:date-value="2022-08-29T19:18:07.222414" calcext:value-type="date">
            <text:p>2022-08-29 19:18: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19:18:28.070497" calcext:value-type="date">
            <text:p>2022-08-29 19:18:2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21"/>
        </table:table-row>
        <table:table-row table:style-name="ro1" table:number-rows-repeated="1047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_30s" table:style-name="ta1">
        <table:shapes>
          <draw:frame draw:z-index="0" draw:style-name="gr1" draw:text-style-name="P1" svg:width="633.8pt" svg:height="255.26pt" svg:x="219.88pt" svg:y="12.84pt">
            <draw:object draw:notify-on-update-of-ranges="period_30s.A1:period_30s.A1 period_30s.A2:period_30s.A2285 period_30s.B1:period_30s.B1 period_30s.B2:period_30s.B2285 period_30s.C1:period_30s.C1 period_30s.C2:period_30s.C22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local_time</text:p>
          </table:table-cell>
          <table:table-cell office:value-type="string" calcext:value-type="string">
            <text:p>dongle_miss</text:p>
          </table:table-cell>
          <table:table-cell office:value-type="string" calcext:value-type="string">
            <text:p>inverter_miss</text:p>
          </table:table-cell>
          <table:table-cell table:number-columns-repeated="1021"/>
        </table:table-row>
        <table:table-row table:style-name="ro1">
          <table:table-cell office:value-type="date" office:date-value="2022-08-29T23:31:45.586362" calcext:value-type="date">
            <text:p>2022-08-29 23:31:46</text:p>
          </table:table-cell>
          <table:table-cell table:number-columns-repeated="1023"/>
        </table:table-row>
        <table:table-row table:style-name="ro1">
          <table:table-cell office:value-type="date" office:date-value="2022-08-29T23:32:15.991127" calcext:value-type="date">
            <text:p>2022-08-29 23:32:16</text:p>
          </table:table-cell>
          <table:table-cell table:number-columns-repeated="1023"/>
        </table:table-row>
        <table:table-row table:style-name="ro1">
          <table:table-cell office:value-type="date" office:date-value="2022-08-29T23:32:47.161279" calcext:value-type="date">
            <text:p>2022-08-29 23:32:47</text:p>
          </table:table-cell>
          <table:table-cell table:number-columns-repeated="1023"/>
        </table:table-row>
        <table:table-row table:style-name="ro1">
          <table:table-cell office:value-type="date" office:date-value="2022-08-29T23:33:16.23221" calcext:value-type="date">
            <text:p>2022-08-29 23:33:16</text:p>
          </table:table-cell>
          <table:table-cell table:number-columns-repeated="1023"/>
        </table:table-row>
        <table:table-row table:style-name="ro1">
          <table:table-cell office:value-type="date" office:date-value="2022-08-29T23:33:48.93939" calcext:value-type="date">
            <text:p>2022-08-29 23:33:49</text:p>
          </table:table-cell>
          <table:table-cell table:number-columns-repeated="1023"/>
        </table:table-row>
        <table:table-row table:style-name="ro1">
          <table:table-cell office:value-type="date" office:date-value="2022-08-29T23:34:16.405027" calcext:value-type="date">
            <text:p>2022-08-29 23:34:16</text:p>
          </table:table-cell>
          <table:table-cell table:number-columns-repeated="1023"/>
        </table:table-row>
        <table:table-row table:style-name="ro1">
          <table:table-cell office:value-type="date" office:date-value="2022-08-29T23:34:49.126064" calcext:value-type="date">
            <text:p>2022-08-29 23:34:49</text:p>
          </table:table-cell>
          <table:table-cell table:number-columns-repeated="1023"/>
        </table:table-row>
        <table:table-row table:style-name="ro1">
          <table:table-cell office:value-type="date" office:date-value="2022-08-29T23:35:18.926386" calcext:value-type="date">
            <text:p>2022-08-29 23:35:19</text:p>
          </table:table-cell>
          <table:table-cell table:number-columns-repeated="1023"/>
        </table:table-row>
        <table:table-row table:style-name="ro1">
          <table:table-cell office:value-type="date" office:date-value="2022-08-29T23:35:48.954434" calcext:value-type="date">
            <text:p>2022-08-29 23:35:49</text:p>
          </table:table-cell>
          <table:table-cell table:number-columns-repeated="1023"/>
        </table:table-row>
        <table:table-row table:style-name="ro1">
          <table:table-cell office:value-type="date" office:date-value="2022-08-29T23:36:18.458973" calcext:value-type="date">
            <text:p>2022-08-29 23:36:18</text:p>
          </table:table-cell>
          <table:table-cell table:number-columns-repeated="1023"/>
        </table:table-row>
        <table:table-row table:style-name="ro1">
          <table:table-cell office:value-type="date" office:date-value="2022-08-29T23:36:48.709063" calcext:value-type="date">
            <text:p>2022-08-29 23:36:49</text:p>
          </table:table-cell>
          <table:table-cell table:number-columns-repeated="1023"/>
        </table:table-row>
        <table:table-row table:style-name="ro1">
          <table:table-cell office:value-type="date" office:date-value="2022-08-29T23:37:20.154051" calcext:value-type="date">
            <text:p>2022-08-29 23:37:20</text:p>
          </table:table-cell>
          <table:table-cell table:number-columns-repeated="1023"/>
        </table:table-row>
        <table:table-row table:style-name="ro1">
          <table:table-cell office:value-type="date" office:date-value="2022-08-29T23:37:50.015468" calcext:value-type="date">
            <text:p>2022-08-29 23:37:50</text:p>
          </table:table-cell>
          <table:table-cell table:number-columns-repeated="1023"/>
        </table:table-row>
        <table:table-row table:style-name="ro1">
          <table:table-cell office:value-type="date" office:date-value="2022-08-29T23:38:20.973422" calcext:value-type="date">
            <text:p>2022-08-29 23:38:21</text:p>
          </table:table-cell>
          <table:table-cell table:number-columns-repeated="1023"/>
        </table:table-row>
        <table:table-row table:style-name="ro1">
          <table:table-cell office:value-type="date" office:date-value="2022-08-29T23:38:51.767463" calcext:value-type="date">
            <text:p>2022-08-29 23:38:52</text:p>
          </table:table-cell>
          <table:table-cell table:number-columns-repeated="1023"/>
        </table:table-row>
        <table:table-row table:style-name="ro1">
          <table:table-cell office:value-type="date" office:date-value="2022-08-29T23:39:23.218085" calcext:value-type="date">
            <text:p>2022-08-29 23:39:23</text:p>
          </table:table-cell>
          <table:table-cell table:number-columns-repeated="1023"/>
        </table:table-row>
        <table:table-row table:style-name="ro1">
          <table:table-cell office:value-type="date" office:date-value="2022-08-29T23:39:53.245769" calcext:value-type="date">
            <text:p>2022-08-29 23:39:53</text:p>
          </table:table-cell>
          <table:table-cell table:number-columns-repeated="1023"/>
        </table:table-row>
        <table:table-row table:style-name="ro1">
          <table:table-cell office:value-type="date" office:date-value="2022-08-29T23:40:24.070284" calcext:value-type="date">
            <text:p>2022-08-29 23:40:24</text:p>
          </table:table-cell>
          <table:table-cell table:number-columns-repeated="1023"/>
        </table:table-row>
        <table:table-row table:style-name="ro1">
          <table:table-cell office:value-type="date" office:date-value="2022-08-29T23:40:53.809722" calcext:value-type="date">
            <text:p>2022-08-29 23:40:54</text:p>
          </table:table-cell>
          <table:table-cell table:number-columns-repeated="1023"/>
        </table:table-row>
        <table:table-row table:style-name="ro1">
          <table:table-cell office:value-type="date" office:date-value="2022-08-29T23:41:24.825698" calcext:value-type="date">
            <text:p>2022-08-29 23:41:25</text:p>
          </table:table-cell>
          <table:table-cell table:number-columns-repeated="1023"/>
        </table:table-row>
        <table:table-row table:style-name="ro1">
          <table:table-cell office:value-type="date" office:date-value="2022-08-29T23:41:54.274182" calcext:value-type="date">
            <text:p>2022-08-29 23:41:54</text:p>
          </table:table-cell>
          <table:table-cell table:number-columns-repeated="1023"/>
        </table:table-row>
        <table:table-row table:style-name="ro1">
          <table:table-cell office:value-type="date" office:date-value="2022-08-29T23:42:25.496813" calcext:value-type="date">
            <text:p>2022-08-29 23:42:25</text:p>
          </table:table-cell>
          <table:table-cell table:number-columns-repeated="1023"/>
        </table:table-row>
        <table:table-row table:style-name="ro1">
          <table:table-cell office:value-type="date" office:date-value="2022-08-29T23:42:55.212293" calcext:value-type="date">
            <text:p>2022-08-29 23:42:55</text:p>
          </table:table-cell>
          <table:table-cell table:number-columns-repeated="1023"/>
        </table:table-row>
        <table:table-row table:style-name="ro1">
          <table:table-cell office:value-type="date" office:date-value="2022-08-29T23:43:26.389729" calcext:value-type="date">
            <text:p>2022-08-29 23:43:26</text:p>
          </table:table-cell>
          <table:table-cell table:number-columns-repeated="1023"/>
        </table:table-row>
        <table:table-row table:style-name="ro1">
          <table:table-cell office:value-type="date" office:date-value="2022-08-29T23:43:55.900673" calcext:value-type="date">
            <text:p>2022-08-29 23:43:56</text:p>
          </table:table-cell>
          <table:table-cell table:number-columns-repeated="1023"/>
        </table:table-row>
        <table:table-row table:style-name="ro1">
          <table:table-cell office:value-type="date" office:date-value="2022-08-29T23:44:27.090263" calcext:value-type="date">
            <text:p>2022-08-29 23:44:27</text:p>
          </table:table-cell>
          <table:table-cell table:number-columns-repeated="1023"/>
        </table:table-row>
        <table:table-row table:style-name="ro1">
          <table:table-cell office:value-type="date" office:date-value="2022-08-29T23:44:57.333583" calcext:value-type="date">
            <text:p>2022-08-29 23:44:57</text:p>
          </table:table-cell>
          <table:table-cell table:number-columns-repeated="1023"/>
        </table:table-row>
        <table:table-row table:style-name="ro1">
          <table:table-cell office:value-type="date" office:date-value="2022-08-29T23:45:27.51149" calcext:value-type="date">
            <text:p>2022-08-29 23:45:28</text:p>
          </table:table-cell>
          <table:table-cell table:number-columns-repeated="1023"/>
        </table:table-row>
        <table:table-row table:style-name="ro1">
          <table:table-cell office:value-type="date" office:date-value="2022-08-29T23:45:57.431891" calcext:value-type="date">
            <text:p>2022-08-29 23:45:57</text:p>
          </table:table-cell>
          <table:table-cell table:number-columns-repeated="1023"/>
        </table:table-row>
        <table:table-row table:style-name="ro1">
          <table:table-cell office:value-type="date" office:date-value="2022-08-29T23:46:27.994203" calcext:value-type="date">
            <text:p>2022-08-29 23:46:28</text:p>
          </table:table-cell>
          <table:table-cell table:number-columns-repeated="1023"/>
        </table:table-row>
        <table:table-row table:style-name="ro1">
          <table:table-cell office:value-type="date" office:date-value="2022-08-29T23:46:59.515918" calcext:value-type="date">
            <text:p>2022-08-29 23:47:00</text:p>
          </table:table-cell>
          <table:table-cell table:number-columns-repeated="1023"/>
        </table:table-row>
        <table:table-row table:style-name="ro1">
          <table:table-cell office:value-type="date" office:date-value="2022-08-29T23:47:29.105887" calcext:value-type="date">
            <text:p>2022-08-29 23:47:29</text:p>
          </table:table-cell>
          <table:table-cell table:number-columns-repeated="1023"/>
        </table:table-row>
        <table:table-row table:style-name="ro1">
          <table:table-cell office:value-type="date" office:date-value="2022-08-29T23:48:01.379459" calcext:value-type="date">
            <text:p>2022-08-29 23:48:01</text:p>
          </table:table-cell>
          <table:table-cell table:number-columns-repeated="1023"/>
        </table:table-row>
        <table:table-row table:style-name="ro1">
          <table:table-cell office:value-type="date" office:date-value="2022-08-29T23:48:30.501206" calcext:value-type="date">
            <text:p>2022-08-29 23:48:31</text:p>
          </table:table-cell>
          <table:table-cell table:number-columns-repeated="1023"/>
        </table:table-row>
        <table:table-row table:style-name="ro1">
          <table:table-cell office:value-type="date" office:date-value="2022-08-29T23:49:00.557216" calcext:value-type="date">
            <text:p>2022-08-29 23:49:01</text:p>
          </table:table-cell>
          <table:table-cell table:number-columns-repeated="1023"/>
        </table:table-row>
        <table:table-row table:style-name="ro1">
          <table:table-cell office:value-type="date" office:date-value="2022-08-29T23:49:31.197459" calcext:value-type="date">
            <text:p>2022-08-29 23:49:31</text:p>
          </table:table-cell>
          <table:table-cell table:number-columns-repeated="1023"/>
        </table:table-row>
        <table:table-row table:style-name="ro1">
          <table:table-cell office:value-type="date" office:date-value="2022-08-29T23:50:01.445635" calcext:value-type="date">
            <text:p>2022-08-29 23:50:01</text:p>
          </table:table-cell>
          <table:table-cell table:number-columns-repeated="1023"/>
        </table:table-row>
        <table:table-row table:style-name="ro1">
          <table:table-cell office:value-type="date" office:date-value="2022-08-29T23:50:33.213089" calcext:value-type="date">
            <text:p>2022-08-29 23:50:33</text:p>
          </table:table-cell>
          <table:table-cell table:number-columns-repeated="1023"/>
        </table:table-row>
        <table:table-row table:style-name="ro1">
          <table:table-cell office:value-type="date" office:date-value="2022-08-29T23:51:01.386865" calcext:value-type="date">
            <text:p>2022-08-29 23:51:01</text:p>
          </table:table-cell>
          <table:table-cell table:number-columns-repeated="1023"/>
        </table:table-row>
        <table:table-row table:style-name="ro1">
          <table:table-cell office:value-type="date" office:date-value="2022-08-29T23:51:33.188398" calcext:value-type="date">
            <text:p>2022-08-29 23:51:33</text:p>
          </table:table-cell>
          <table:table-cell table:number-columns-repeated="1023"/>
        </table:table-row>
        <table:table-row table:style-name="ro1">
          <table:table-cell office:value-type="date" office:date-value="2022-08-29T23:52:02.399519" calcext:value-type="date">
            <text:p>2022-08-29 23:52:02</text:p>
          </table:table-cell>
          <table:table-cell table:number-columns-repeated="1023"/>
        </table:table-row>
        <table:table-row table:style-name="ro1">
          <table:table-cell office:value-type="date" office:date-value="2022-08-29T23:52:35.671961" calcext:value-type="date">
            <text:p>2022-08-29 23:52:36</text:p>
          </table:table-cell>
          <table:table-cell table:number-columns-repeated="1023"/>
        </table:table-row>
        <table:table-row table:style-name="ro1">
          <table:table-cell office:value-type="date" office:date-value="2022-08-29T23:53:04.829969" calcext:value-type="date">
            <text:p>2022-08-29 23:53:05</text:p>
          </table:table-cell>
          <table:table-cell table:number-columns-repeated="1023"/>
        </table:table-row>
        <table:table-row table:style-name="ro1">
          <table:table-cell office:value-type="date" office:date-value="2022-08-29T23:53:35.302672" calcext:value-type="date">
            <text:p>2022-08-29 23:53:35</text:p>
          </table:table-cell>
          <table:table-cell table:number-columns-repeated="1023"/>
        </table:table-row>
        <table:table-row table:style-name="ro1">
          <table:table-cell office:value-type="date" office:date-value="2022-08-29T23:54:04.947703" calcext:value-type="date">
            <text:p>2022-08-29 23:54:05</text:p>
          </table:table-cell>
          <table:table-cell table:number-columns-repeated="1023"/>
        </table:table-row>
        <table:table-row table:style-name="ro1">
          <table:table-cell office:value-type="date" office:date-value="2022-08-29T23:54:38.436429" calcext:value-type="date">
            <text:p>2022-08-29 23:54:38</text:p>
          </table:table-cell>
          <table:table-cell table:number-columns-repeated="1023"/>
        </table:table-row>
        <table:table-row table:style-name="ro1">
          <table:table-cell office:value-type="date" office:date-value="2022-08-29T23:55:07.792514" calcext:value-type="date">
            <text:p>2022-08-29 23:5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29T23:55:41.737992" calcext:value-type="date">
            <text:p>2022-08-29 23:55: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29T23:56:06.887591" calcext:value-type="date">
            <text:p>2022-08-29 23:56:07</text:p>
          </table:table-cell>
          <table:table-cell table:number-columns-repeated="1023"/>
        </table:table-row>
        <table:table-row table:style-name="ro1">
          <table:table-cell office:value-type="date" office:date-value="2022-08-29T23:56:37.033878" calcext:value-type="date">
            <text:p>2022-08-29 23:56:37</text:p>
          </table:table-cell>
          <table:table-cell table:number-columns-repeated="1023"/>
        </table:table-row>
        <table:table-row table:style-name="ro1">
          <table:table-cell office:value-type="date" office:date-value="2022-08-29T23:57:07.396295" calcext:value-type="date">
            <text:p>2022-08-29 23:57:07</text:p>
          </table:table-cell>
          <table:table-cell table:number-columns-repeated="1023"/>
        </table:table-row>
        <table:table-row table:style-name="ro1">
          <table:table-cell office:value-type="date" office:date-value="2022-08-29T23:57:37.293995" calcext:value-type="date">
            <text:p>2022-08-29 23:57:37</text:p>
          </table:table-cell>
          <table:table-cell table:number-columns-repeated="1023"/>
        </table:table-row>
        <table:table-row table:style-name="ro1">
          <table:table-cell office:value-type="date" office:date-value="2022-08-29T23:58:09.632751" calcext:value-type="date">
            <text:p>2022-08-29 23:58:10</text:p>
          </table:table-cell>
          <table:table-cell table:number-columns-repeated="1023"/>
        </table:table-row>
        <table:table-row table:style-name="ro1">
          <table:table-cell office:value-type="date" office:date-value="2022-08-29T23:58:38.850082" calcext:value-type="date">
            <text:p>2022-08-29 23:58:39</text:p>
          </table:table-cell>
          <table:table-cell table:number-columns-repeated="1023"/>
        </table:table-row>
        <table:table-row table:style-name="ro1">
          <table:table-cell office:value-type="date" office:date-value="2022-08-29T23:59:08.811556" calcext:value-type="date">
            <text:p>2022-08-29 23:59:09</text:p>
          </table:table-cell>
          <table:table-cell table:number-columns-repeated="1023"/>
        </table:table-row>
        <table:table-row table:style-name="ro1">
          <table:table-cell office:value-type="date" office:date-value="2022-08-29T23:59:39.869301" calcext:value-type="date">
            <text:p>2022-08-29 23:59:40</text:p>
          </table:table-cell>
          <table:table-cell table:number-columns-repeated="1023"/>
        </table:table-row>
        <table:table-row table:style-name="ro1">
          <table:table-cell office:value-type="date" office:date-value="2022-08-30T00:00:10.696359" calcext:value-type="date">
            <text:p>2022-08-30 00:00:11</text:p>
          </table:table-cell>
          <table:table-cell table:number-columns-repeated="1023"/>
        </table:table-row>
        <table:table-row table:style-name="ro1">
          <table:table-cell office:value-type="date" office:date-value="2022-08-30T00:00:39.798496" calcext:value-type="date">
            <text:p>2022-08-30 00:00:40</text:p>
          </table:table-cell>
          <table:table-cell table:number-columns-repeated="1023"/>
        </table:table-row>
        <table:table-row table:style-name="ro1">
          <table:table-cell office:value-type="date" office:date-value="2022-08-30T00:01:10.148004" calcext:value-type="date">
            <text:p>2022-08-30 00:01:10</text:p>
          </table:table-cell>
          <table:table-cell table:number-columns-repeated="1023"/>
        </table:table-row>
        <table:table-row table:style-name="ro1">
          <table:table-cell office:value-type="date" office:date-value="2022-08-30T00:01:40.347466" calcext:value-type="date">
            <text:p>2022-08-30 00:01:40</text:p>
          </table:table-cell>
          <table:table-cell table:number-columns-repeated="1023"/>
        </table:table-row>
        <table:table-row table:style-name="ro1">
          <table:table-cell office:value-type="date" office:date-value="2022-08-30T00:02:12.760523" calcext:value-type="date">
            <text:p>2022-08-30 00:02:13</text:p>
          </table:table-cell>
          <table:table-cell table:number-columns-repeated="1023"/>
        </table:table-row>
        <table:table-row table:style-name="ro1">
          <table:table-cell office:value-type="date" office:date-value="2022-08-30T00:02:42.266958" calcext:value-type="date">
            <text:p>2022-08-30 00:02:42</text:p>
          </table:table-cell>
          <table:table-cell table:number-columns-repeated="1023"/>
        </table:table-row>
        <table:table-row table:style-name="ro1">
          <table:table-cell office:value-type="date" office:date-value="2022-08-30T00:03:11.827187" calcext:value-type="date">
            <text:p>2022-08-30 00:03:12</text:p>
          </table:table-cell>
          <table:table-cell table:number-columns-repeated="1023"/>
        </table:table-row>
        <table:table-row table:style-name="ro1">
          <table:table-cell office:value-type="date" office:date-value="2022-08-30T00:03:43.168714" calcext:value-type="date">
            <text:p>2022-08-30 00:03:43</text:p>
          </table:table-cell>
          <table:table-cell table:number-columns-repeated="1023"/>
        </table:table-row>
        <table:table-row table:style-name="ro1">
          <table:table-cell office:value-type="date" office:date-value="2022-08-30T00:04:13.688157" calcext:value-type="date">
            <text:p>2022-08-30 00:04:14</text:p>
          </table:table-cell>
          <table:table-cell table:number-columns-repeated="1023"/>
        </table:table-row>
        <table:table-row table:style-name="ro1">
          <table:table-cell office:value-type="date" office:date-value="2022-08-30T00:04:44.605892" calcext:value-type="date">
            <text:p>2022-08-30 00:04:45</text:p>
          </table:table-cell>
          <table:table-cell table:number-columns-repeated="1023"/>
        </table:table-row>
        <table:table-row table:style-name="ro1">
          <table:table-cell office:value-type="date" office:date-value="2022-08-30T00:05:14.891818" calcext:value-type="date">
            <text:p>2022-08-30 00:05:15</text:p>
          </table:table-cell>
          <table:table-cell table:number-columns-repeated="1023"/>
        </table:table-row>
        <table:table-row table:style-name="ro1">
          <table:table-cell office:value-type="date" office:date-value="2022-08-30T00:05:44.727661" calcext:value-type="date">
            <text:p>2022-08-30 00:05:45</text:p>
          </table:table-cell>
          <table:table-cell table:number-columns-repeated="1023"/>
        </table:table-row>
        <table:table-row table:style-name="ro1">
          <table:table-cell office:value-type="date" office:date-value="2022-08-30T00:06:15.319378" calcext:value-type="date">
            <text:p>2022-08-30 00:06:15</text:p>
          </table:table-cell>
          <table:table-cell table:number-columns-repeated="1023"/>
        </table:table-row>
        <table:table-row table:style-name="ro1">
          <table:table-cell office:value-type="date" office:date-value="2022-08-30T00:06:46.006676" calcext:value-type="date">
            <text:p>2022-08-30 00:06:46</text:p>
          </table:table-cell>
          <table:table-cell table:number-columns-repeated="1023"/>
        </table:table-row>
        <table:table-row table:style-name="ro1">
          <table:table-cell office:value-type="date" office:date-value="2022-08-30T00:07:17.342164" calcext:value-type="date">
            <text:p>2022-08-30 00:07:17</text:p>
          </table:table-cell>
          <table:table-cell table:number-columns-repeated="1023"/>
        </table:table-row>
        <table:table-row table:style-name="ro1">
          <table:table-cell office:value-type="date" office:date-value="2022-08-30T00:07:46.739538" calcext:value-type="date">
            <text:p>2022-08-30 00:07:47</text:p>
          </table:table-cell>
          <table:table-cell table:number-columns-repeated="1023"/>
        </table:table-row>
        <table:table-row table:style-name="ro1">
          <table:table-cell office:value-type="date" office:date-value="2022-08-30T00:08:19.123397" calcext:value-type="date">
            <text:p>2022-08-30 00:08:19</text:p>
          </table:table-cell>
          <table:table-cell table:number-columns-repeated="1023"/>
        </table:table-row>
        <table:table-row table:style-name="ro1">
          <table:table-cell office:value-type="date" office:date-value="2022-08-30T00:08:48.092433" calcext:value-type="date">
            <text:p>2022-08-30 00:08:48</text:p>
          </table:table-cell>
          <table:table-cell table:number-columns-repeated="1023"/>
        </table:table-row>
        <table:table-row table:style-name="ro1">
          <table:table-cell office:value-type="date" office:date-value="2022-08-30T00:09:18.855479" calcext:value-type="date">
            <text:p>2022-08-30 00:09:19</text:p>
          </table:table-cell>
          <table:table-cell table:number-columns-repeated="1023"/>
        </table:table-row>
        <table:table-row table:style-name="ro1">
          <table:table-cell office:value-type="date" office:date-value="2022-08-30T00:09:51.166153" calcext:value-type="date">
            <text:p>2022-08-30 00:09:51</text:p>
          </table:table-cell>
          <table:table-cell table:number-columns-repeated="1023"/>
        </table:table-row>
        <table:table-row table:style-name="ro1">
          <table:table-cell office:value-type="date" office:date-value="2022-08-30T00:10:20.600522" calcext:value-type="date">
            <text:p>2022-08-30 00:10:21</text:p>
          </table:table-cell>
          <table:table-cell table:number-columns-repeated="1023"/>
        </table:table-row>
        <table:table-row table:style-name="ro1">
          <table:table-cell office:value-type="date" office:date-value="2022-08-30T00:10:50.282422" calcext:value-type="date">
            <text:p>2022-08-30 00:10:50</text:p>
          </table:table-cell>
          <table:table-cell table:number-columns-repeated="1023"/>
        </table:table-row>
        <table:table-row table:style-name="ro1">
          <table:table-cell office:value-type="date" office:date-value="2022-08-30T00:11:20.718877" calcext:value-type="date">
            <text:p>2022-08-30 00:11:21</text:p>
          </table:table-cell>
          <table:table-cell table:number-columns-repeated="1023"/>
        </table:table-row>
        <table:table-row table:style-name="ro1">
          <table:table-cell office:value-type="date" office:date-value="2022-08-30T00:11:51.659433" calcext:value-type="date">
            <text:p>2022-08-30 00:11:52</text:p>
          </table:table-cell>
          <table:table-cell table:number-columns-repeated="1023"/>
        </table:table-row>
        <table:table-row table:style-name="ro1">
          <table:table-cell office:value-type="date" office:date-value="2022-08-30T00:12:24.805465" calcext:value-type="date">
            <text:p>2022-08-30 00:12:25</text:p>
          </table:table-cell>
          <table:table-cell table:number-columns-repeated="1023"/>
        </table:table-row>
        <table:table-row table:style-name="ro1">
          <table:table-cell office:value-type="date" office:date-value="2022-08-30T00:12:52.465814" calcext:value-type="date">
            <text:p>2022-08-30 00:12:52</text:p>
          </table:table-cell>
          <table:table-cell table:number-columns-repeated="1023"/>
        </table:table-row>
        <table:table-row table:style-name="ro1">
          <table:table-cell office:value-type="date" office:date-value="2022-08-30T00:13:25.726058" calcext:value-type="date">
            <text:p>2022-08-30 00:13:26</text:p>
          </table:table-cell>
          <table:table-cell table:number-columns-repeated="1023"/>
        </table:table-row>
        <table:table-row table:style-name="ro1">
          <table:table-cell office:value-type="date" office:date-value="2022-08-30T00:13:53.342033" calcext:value-type="date">
            <text:p>2022-08-30 00:13:53</text:p>
          </table:table-cell>
          <table:table-cell table:number-columns-repeated="1023"/>
        </table:table-row>
        <table:table-row table:style-name="ro1">
          <table:table-cell office:value-type="date" office:date-value="2022-08-30T00:14:25.175011" calcext:value-type="date">
            <text:p>2022-08-30 00:14:25</text:p>
          </table:table-cell>
          <table:table-cell table:number-columns-repeated="1023"/>
        </table:table-row>
        <table:table-row table:style-name="ro1">
          <table:table-cell office:value-type="date" office:date-value="2022-08-30T00:14:55.152785" calcext:value-type="date">
            <text:p>2022-08-30 00:14:55</text:p>
          </table:table-cell>
          <table:table-cell table:number-columns-repeated="1023"/>
        </table:table-row>
        <table:table-row table:style-name="ro1">
          <table:table-cell office:value-type="date" office:date-value="2022-08-30T00:15:28.137852" calcext:value-type="date">
            <text:p>2022-08-30 00:15:28</text:p>
          </table:table-cell>
          <table:table-cell table:number-columns-repeated="1023"/>
        </table:table-row>
        <table:table-row table:style-name="ro1">
          <table:table-cell office:value-type="date" office:date-value="2022-08-30T00:15:57.690873" calcext:value-type="date">
            <text:p>2022-08-30 00:15:58</text:p>
          </table:table-cell>
          <table:table-cell table:number-columns-repeated="1023"/>
        </table:table-row>
        <table:table-row table:style-name="ro1">
          <table:table-cell office:value-type="date" office:date-value="2022-08-30T00:16:27.348331" calcext:value-type="date">
            <text:p>2022-08-30 00:16:27</text:p>
          </table:table-cell>
          <table:table-cell table:number-columns-repeated="1023"/>
        </table:table-row>
        <table:table-row table:style-name="ro1">
          <table:table-cell office:value-type="date" office:date-value="2022-08-30T00:16:57.673161" calcext:value-type="date">
            <text:p>2022-08-30 00:16:58</text:p>
          </table:table-cell>
          <table:table-cell table:number-columns-repeated="1023"/>
        </table:table-row>
        <table:table-row table:style-name="ro1">
          <table:table-cell office:value-type="date" office:date-value="2022-08-30T00:17:28.649815" calcext:value-type="date">
            <text:p>2022-08-30 00:17:29</text:p>
          </table:table-cell>
          <table:table-cell table:number-columns-repeated="1023"/>
        </table:table-row>
        <table:table-row table:style-name="ro1">
          <table:table-cell office:value-type="date" office:date-value="2022-08-30T00:17:59.414094" calcext:value-type="date">
            <text:p>2022-08-30 00:17:59</text:p>
          </table:table-cell>
          <table:table-cell table:number-columns-repeated="1023"/>
        </table:table-row>
        <table:table-row table:style-name="ro1">
          <table:table-cell office:value-type="date" office:date-value="2022-08-30T00:18:30.01615" calcext:value-type="date">
            <text:p>2022-08-30 00:18:30</text:p>
          </table:table-cell>
          <table:table-cell table:number-columns-repeated="1023"/>
        </table:table-row>
        <table:table-row table:style-name="ro1">
          <table:table-cell office:value-type="date" office:date-value="2022-08-30T00:19:01.536934" calcext:value-type="date">
            <text:p>2022-08-30 00:19:02</text:p>
          </table:table-cell>
          <table:table-cell table:number-columns-repeated="1023"/>
        </table:table-row>
        <table:table-row table:style-name="ro1">
          <table:table-cell office:value-type="date" office:date-value="2022-08-30T00:19:31.167479" calcext:value-type="date">
            <text:p>2022-08-30 00:19:31</text:p>
          </table:table-cell>
          <table:table-cell table:number-columns-repeated="1023"/>
        </table:table-row>
        <table:table-row table:style-name="ro1">
          <table:table-cell office:value-type="date" office:date-value="2022-08-30T00:20:01.691611" calcext:value-type="date">
            <text:p>2022-08-30 00:20:02</text:p>
          </table:table-cell>
          <table:table-cell table:number-columns-repeated="1023"/>
        </table:table-row>
        <table:table-row table:style-name="ro1">
          <table:table-cell office:value-type="date" office:date-value="2022-08-30T00:20:32.984916" calcext:value-type="date">
            <text:p>2022-08-30 00:20:33</text:p>
          </table:table-cell>
          <table:table-cell table:number-columns-repeated="1023"/>
        </table:table-row>
        <table:table-row table:style-name="ro1">
          <table:table-cell office:value-type="date" office:date-value="2022-08-30T00:21:03.094861" calcext:value-type="date">
            <text:p>2022-08-30 00:21:03</text:p>
          </table:table-cell>
          <table:table-cell table:number-columns-repeated="1023"/>
        </table:table-row>
        <table:table-row table:style-name="ro1">
          <table:table-cell office:value-type="date" office:date-value="2022-08-30T00:21:33.596957" calcext:value-type="date">
            <text:p>2022-08-30 00:21:34</text:p>
          </table:table-cell>
          <table:table-cell table:number-columns-repeated="1023"/>
        </table:table-row>
        <table:table-row table:style-name="ro1">
          <table:table-cell office:value-type="date" office:date-value="2022-08-30T00:22:04.212204" calcext:value-type="date">
            <text:p>2022-08-30 00:22:04</text:p>
          </table:table-cell>
          <table:table-cell table:number-columns-repeated="1023"/>
        </table:table-row>
        <table:table-row table:style-name="ro1">
          <table:table-cell office:value-type="date" office:date-value="2022-08-30T00:22:34.037306" calcext:value-type="date">
            <text:p>2022-08-30 00:22:34</text:p>
          </table:table-cell>
          <table:table-cell table:number-columns-repeated="1023"/>
        </table:table-row>
        <table:table-row table:style-name="ro1">
          <table:table-cell office:value-type="date" office:date-value="2022-08-30T00:23:04.318643" calcext:value-type="date">
            <text:p>2022-08-30 00:23:04</text:p>
          </table:table-cell>
          <table:table-cell table:number-columns-repeated="1023"/>
        </table:table-row>
        <table:table-row table:style-name="ro1">
          <table:table-cell office:value-type="date" office:date-value="2022-08-30T00:23:36.318749" calcext:value-type="date">
            <text:p>2022-08-30 00:23:36</text:p>
          </table:table-cell>
          <table:table-cell table:number-columns-repeated="1023"/>
        </table:table-row>
        <table:table-row table:style-name="ro1">
          <table:table-cell office:value-type="date" office:date-value="2022-08-30T00:24:06.264316" calcext:value-type="date">
            <text:p>2022-08-30 00:24:06</text:p>
          </table:table-cell>
          <table:table-cell table:number-columns-repeated="1023"/>
        </table:table-row>
        <table:table-row table:style-name="ro1">
          <table:table-cell office:value-type="date" office:date-value="2022-08-30T00:24:37.734046" calcext:value-type="date">
            <text:p>2022-08-30 00:24:38</text:p>
          </table:table-cell>
          <table:table-cell table:number-columns-repeated="1023"/>
        </table:table-row>
        <table:table-row table:style-name="ro1">
          <table:table-cell office:value-type="date" office:date-value="2022-08-30T00:25:10.048904" calcext:value-type="date">
            <text:p>2022-08-30 00:25:10</text:p>
          </table:table-cell>
          <table:table-cell table:number-columns-repeated="1023"/>
        </table:table-row>
        <table:table-row table:style-name="ro1">
          <table:table-cell office:value-type="date" office:date-value="2022-08-30T00:25:37.635161" calcext:value-type="date">
            <text:p>2022-08-30 00:25:38</text:p>
          </table:table-cell>
          <table:table-cell table:number-columns-repeated="1023"/>
        </table:table-row>
        <table:table-row table:style-name="ro1">
          <table:table-cell office:value-type="date" office:date-value="2022-08-30T00:26:09.172708" calcext:value-type="date">
            <text:p>2022-08-30 00:26:09</text:p>
          </table:table-cell>
          <table:table-cell table:number-columns-repeated="1023"/>
        </table:table-row>
        <table:table-row table:style-name="ro1">
          <table:table-cell office:value-type="date" office:date-value="2022-08-30T00:26:39.004686" calcext:value-type="date">
            <text:p>2022-08-30 00:26:39</text:p>
          </table:table-cell>
          <table:table-cell table:number-columns-repeated="1023"/>
        </table:table-row>
        <table:table-row table:style-name="ro1">
          <table:table-cell office:value-type="date" office:date-value="2022-08-30T00:27:11.49022" calcext:value-type="date">
            <text:p>2022-08-30 00:27:11</text:p>
          </table:table-cell>
          <table:table-cell table:number-columns-repeated="1023"/>
        </table:table-row>
        <table:table-row table:style-name="ro1">
          <table:table-cell office:value-type="date" office:date-value="2022-08-30T00:27:40.054517" calcext:value-type="date">
            <text:p>2022-08-30 00:27:40</text:p>
          </table:table-cell>
          <table:table-cell table:number-columns-repeated="1023"/>
        </table:table-row>
        <table:table-row table:style-name="ro1">
          <table:table-cell office:value-type="date" office:date-value="2022-08-30T00:28:11.958825" calcext:value-type="date">
            <text:p>2022-08-30 00:28:12</text:p>
          </table:table-cell>
          <table:table-cell table:number-columns-repeated="1023"/>
        </table:table-row>
        <table:table-row table:style-name="ro1">
          <table:table-cell office:value-type="date" office:date-value="2022-08-30T00:28:41.527559" calcext:value-type="date">
            <text:p>2022-08-30 00:28:42</text:p>
          </table:table-cell>
          <table:table-cell table:number-columns-repeated="1023"/>
        </table:table-row>
        <table:table-row table:style-name="ro1">
          <table:table-cell office:value-type="date" office:date-value="2022-08-30T00:29:12.421844" calcext:value-type="date">
            <text:p>2022-08-30 00:29:12</text:p>
          </table:table-cell>
          <table:table-cell table:number-columns-repeated="1023"/>
        </table:table-row>
        <table:table-row table:style-name="ro1">
          <table:table-cell office:value-type="date" office:date-value="2022-08-30T00:29:43.590067" calcext:value-type="date">
            <text:p>2022-08-30 00:29:44</text:p>
          </table:table-cell>
          <table:table-cell table:number-columns-repeated="1023"/>
        </table:table-row>
        <table:table-row table:style-name="ro1">
          <table:table-cell office:value-type="date" office:date-value="2022-08-30T00:30:13.913106" calcext:value-type="date">
            <text:p>2022-08-30 00:30:14</text:p>
          </table:table-cell>
          <table:table-cell table:number-columns-repeated="1023"/>
        </table:table-row>
        <table:table-row table:style-name="ro1">
          <table:table-cell office:value-type="date" office:date-value="2022-08-30T00:30:44.141975" calcext:value-type="date">
            <text:p>2022-08-30 00:30:44</text:p>
          </table:table-cell>
          <table:table-cell table:number-columns-repeated="1023"/>
        </table:table-row>
        <table:table-row table:style-name="ro1">
          <table:table-cell office:value-type="date" office:date-value="2022-08-30T00:31:14.652009" calcext:value-type="date">
            <text:p>2022-08-30 00:31:15</text:p>
          </table:table-cell>
          <table:table-cell table:number-columns-repeated="1023"/>
        </table:table-row>
        <table:table-row table:style-name="ro1">
          <table:table-cell office:value-type="date" office:date-value="2022-08-30T00:31:44.72578" calcext:value-type="date">
            <text:p>2022-08-30 00:31:45</text:p>
          </table:table-cell>
          <table:table-cell table:number-columns-repeated="1023"/>
        </table:table-row>
        <table:table-row table:style-name="ro1">
          <table:table-cell office:value-type="date" office:date-value="2022-08-30T00:32:14.136769" calcext:value-type="date">
            <text:p>2022-08-30 00:32:14</text:p>
          </table:table-cell>
          <table:table-cell table:number-columns-repeated="1023"/>
        </table:table-row>
        <table:table-row table:style-name="ro1">
          <table:table-cell office:value-type="date" office:date-value="2022-08-30T00:32:45.046803" calcext:value-type="date">
            <text:p>2022-08-30 00:32:45</text:p>
          </table:table-cell>
          <table:table-cell table:number-columns-repeated="1023"/>
        </table:table-row>
        <table:table-row table:style-name="ro1">
          <table:table-cell office:value-type="date" office:date-value="2022-08-30T00:33:15.776288" calcext:value-type="date">
            <text:p>2022-08-30 00:33:16</text:p>
          </table:table-cell>
          <table:table-cell table:number-columns-repeated="1023"/>
        </table:table-row>
        <table:table-row table:style-name="ro1">
          <table:table-cell office:value-type="date" office:date-value="2022-08-30T00:33:46.058119" calcext:value-type="date">
            <text:p>2022-08-30 00:33:46</text:p>
          </table:table-cell>
          <table:table-cell table:number-columns-repeated="1023"/>
        </table:table-row>
        <table:table-row table:style-name="ro1">
          <table:table-cell office:value-type="date" office:date-value="2022-08-30T00:34:16.909466" calcext:value-type="date">
            <text:p>2022-08-30 00:34:17</text:p>
          </table:table-cell>
          <table:table-cell table:number-columns-repeated="1023"/>
        </table:table-row>
        <table:table-row table:style-name="ro1">
          <table:table-cell office:value-type="date" office:date-value="2022-08-30T00:34:48.122916" calcext:value-type="date">
            <text:p>2022-08-30 00:34:48</text:p>
          </table:table-cell>
          <table:table-cell table:number-columns-repeated="1023"/>
        </table:table-row>
        <table:table-row table:style-name="ro1">
          <table:table-cell office:value-type="date" office:date-value="2022-08-30T00:35:18.458512" calcext:value-type="date">
            <text:p>2022-08-30 00:35:18</text:p>
          </table:table-cell>
          <table:table-cell table:number-columns-repeated="1023"/>
        </table:table-row>
        <table:table-row table:style-name="ro1">
          <table:table-cell office:value-type="date" office:date-value="2022-08-30T00:35:48.930254" calcext:value-type="date">
            <text:p>2022-08-30 00:35:49</text:p>
          </table:table-cell>
          <table:table-cell table:number-columns-repeated="1023"/>
        </table:table-row>
        <table:table-row table:style-name="ro1">
          <table:table-cell office:value-type="date" office:date-value="2022-08-30T00:36:21.765138" calcext:value-type="date">
            <text:p>2022-08-30 00:36:22</text:p>
          </table:table-cell>
          <table:table-cell table:number-columns-repeated="1023"/>
        </table:table-row>
        <table:table-row table:style-name="ro1">
          <table:table-cell office:value-type="date" office:date-value="2022-08-30T00:36:49.070206" calcext:value-type="date">
            <text:p>2022-08-30 00:36:49</text:p>
          </table:table-cell>
          <table:table-cell table:number-columns-repeated="1023"/>
        </table:table-row>
        <table:table-row table:style-name="ro1">
          <table:table-cell office:value-type="date" office:date-value="2022-08-30T00:37:22.879123" calcext:value-type="date">
            <text:p>2022-08-30 00:37:23</text:p>
          </table:table-cell>
          <table:table-cell table:number-columns-repeated="1023"/>
        </table:table-row>
        <table:table-row table:style-name="ro1">
          <table:table-cell office:value-type="date" office:date-value="2022-08-30T00:37:51.812512" calcext:value-type="date">
            <text:p>2022-08-30 00:37:52</text:p>
          </table:table-cell>
          <table:table-cell table:number-columns-repeated="1023"/>
        </table:table-row>
        <table:table-row table:style-name="ro1">
          <table:table-cell office:value-type="date" office:date-value="2022-08-30T00:38:24.653287" calcext:value-type="date">
            <text:p>2022-08-30 00:38:25</text:p>
          </table:table-cell>
          <table:table-cell table:number-columns-repeated="1023"/>
        </table:table-row>
        <table:table-row table:style-name="ro1">
          <table:table-cell office:value-type="date" office:date-value="2022-08-30T00:38:53.452638" calcext:value-type="date">
            <text:p>2022-08-30 00:38:53</text:p>
          </table:table-cell>
          <table:table-cell table:number-columns-repeated="1023"/>
        </table:table-row>
        <table:table-row table:style-name="ro1">
          <table:table-cell office:value-type="date" office:date-value="2022-08-30T00:39:23.214138" calcext:value-type="date">
            <text:p>2022-08-30 00:39:23</text:p>
          </table:table-cell>
          <table:table-cell table:number-columns-repeated="1023"/>
        </table:table-row>
        <table:table-row table:style-name="ro1">
          <table:table-cell office:value-type="date" office:date-value="2022-08-30T00:39:55.049121" calcext:value-type="date">
            <text:p>2022-08-30 00:39:55</text:p>
          </table:table-cell>
          <table:table-cell table:number-columns-repeated="1023"/>
        </table:table-row>
        <table:table-row table:style-name="ro1">
          <table:table-cell office:value-type="date" office:date-value="2022-08-30T00:40:25.180913" calcext:value-type="date">
            <text:p>2022-08-30 00:40:25</text:p>
          </table:table-cell>
          <table:table-cell table:number-columns-repeated="1023"/>
        </table:table-row>
        <table:table-row table:style-name="ro1">
          <table:table-cell office:value-type="date" office:date-value="2022-08-30T00:40:56.215128" calcext:value-type="date">
            <text:p>2022-08-30 00:40:56</text:p>
          </table:table-cell>
          <table:table-cell table:number-columns-repeated="1023"/>
        </table:table-row>
        <table:table-row table:style-name="ro1">
          <table:table-cell office:value-type="date" office:date-value="2022-08-30T00:41:24.304078" calcext:value-type="date">
            <text:p>2022-08-30 00:41:24</text:p>
          </table:table-cell>
          <table:table-cell table:number-columns-repeated="1023"/>
        </table:table-row>
        <table:table-row table:style-name="ro1">
          <table:table-cell office:value-type="date" office:date-value="2022-08-30T00:41:55.947454" calcext:value-type="date">
            <text:p>2022-08-30 00:41:56</text:p>
          </table:table-cell>
          <table:table-cell table:number-columns-repeated="1023"/>
        </table:table-row>
        <table:table-row table:style-name="ro1">
          <table:table-cell office:value-type="date" office:date-value="2022-08-30T00:42:26.718001" calcext:value-type="date">
            <text:p>2022-08-30 00:42:27</text:p>
          </table:table-cell>
          <table:table-cell table:number-columns-repeated="1023"/>
        </table:table-row>
        <table:table-row table:style-name="ro1">
          <table:table-cell office:value-type="date" office:date-value="2022-08-30T00:42:57.266159" calcext:value-type="date">
            <text:p>2022-08-30 00:42:57</text:p>
          </table:table-cell>
          <table:table-cell table:number-columns-repeated="1023"/>
        </table:table-row>
        <table:table-row table:style-name="ro1">
          <table:table-cell office:value-type="date" office:date-value="2022-08-30T00:43:27.154095" calcext:value-type="date">
            <text:p>2022-08-30 00:43:27</text:p>
          </table:table-cell>
          <table:table-cell table:number-columns-repeated="1023"/>
        </table:table-row>
        <table:table-row table:style-name="ro1">
          <table:table-cell office:value-type="date" office:date-value="2022-08-30T00:43:58.300564" calcext:value-type="date">
            <text:p>2022-08-30 00:43:58</text:p>
          </table:table-cell>
          <table:table-cell table:number-columns-repeated="1023"/>
        </table:table-row>
        <table:table-row table:style-name="ro1">
          <table:table-cell office:value-type="date" office:date-value="2022-08-30T00:44:27.777654" calcext:value-type="date">
            <text:p>2022-08-30 00:44:28</text:p>
          </table:table-cell>
          <table:table-cell table:number-columns-repeated="1023"/>
        </table:table-row>
        <table:table-row table:style-name="ro1">
          <table:table-cell office:value-type="date" office:date-value="2022-08-30T00:44:59.426054" calcext:value-type="date">
            <text:p>2022-08-30 00:44:59</text:p>
          </table:table-cell>
          <table:table-cell table:number-columns-repeated="1023"/>
        </table:table-row>
        <table:table-row table:style-name="ro1">
          <table:table-cell office:value-type="date" office:date-value="2022-08-30T00:45:28.831701" calcext:value-type="date">
            <text:p>2022-08-30 00:45:29</text:p>
          </table:table-cell>
          <table:table-cell table:number-columns-repeated="1023"/>
        </table:table-row>
        <table:table-row table:style-name="ro1">
          <table:table-cell office:value-type="date" office:date-value="2022-08-30T00:45:59.200615" calcext:value-type="date">
            <text:p>2022-08-30 00:45:59</text:p>
          </table:table-cell>
          <table:table-cell table:number-columns-repeated="1023"/>
        </table:table-row>
        <table:table-row table:style-name="ro1">
          <table:table-cell office:value-type="date" office:date-value="2022-08-30T00:46:30.370663" calcext:value-type="date">
            <text:p>2022-08-30 00:46:30</text:p>
          </table:table-cell>
          <table:table-cell table:number-columns-repeated="1023"/>
        </table:table-row>
        <table:table-row table:style-name="ro1">
          <table:table-cell office:value-type="date" office:date-value="2022-08-30T00:47:00.316048" calcext:value-type="date">
            <text:p>2022-08-30 00:47:00</text:p>
          </table:table-cell>
          <table:table-cell table:number-columns-repeated="1023"/>
        </table:table-row>
        <table:table-row table:style-name="ro1">
          <table:table-cell office:value-type="date" office:date-value="2022-08-30T00:47:31.996734" calcext:value-type="date">
            <text:p>2022-08-30 00:47:32</text:p>
          </table:table-cell>
          <table:table-cell table:number-columns-repeated="1023"/>
        </table:table-row>
        <table:table-row table:style-name="ro1">
          <table:table-cell office:value-type="date" office:date-value="2022-08-30T00:48:02.028874" calcext:value-type="date">
            <text:p>2022-08-30 00:48:02</text:p>
          </table:table-cell>
          <table:table-cell table:number-columns-repeated="1023"/>
        </table:table-row>
        <table:table-row table:style-name="ro1">
          <table:table-cell office:value-type="date" office:date-value="2022-08-30T00:48:30.982587" calcext:value-type="date">
            <text:p>2022-08-30 00:48:31</text:p>
          </table:table-cell>
          <table:table-cell table:number-columns-repeated="1023"/>
        </table:table-row>
        <table:table-row table:style-name="ro1">
          <table:table-cell office:value-type="date" office:date-value="2022-08-30T00:49:02.740991" calcext:value-type="date">
            <text:p>2022-08-30 00:49:03</text:p>
          </table:table-cell>
          <table:table-cell table:number-columns-repeated="1023"/>
        </table:table-row>
        <table:table-row table:style-name="ro1">
          <table:table-cell office:value-type="date" office:date-value="2022-08-30T00:49:34.005201" calcext:value-type="date">
            <text:p>2022-08-30 00:49:34</text:p>
          </table:table-cell>
          <table:table-cell table:number-columns-repeated="1023"/>
        </table:table-row>
        <table:table-row table:style-name="ro1">
          <table:table-cell office:value-type="date" office:date-value="2022-08-30T00:50:05.884536" calcext:value-type="date">
            <text:p>2022-08-30 00:50:06</text:p>
          </table:table-cell>
          <table:table-cell table:number-columns-repeated="1023"/>
        </table:table-row>
        <table:table-row table:style-name="ro1">
          <table:table-cell office:value-type="date" office:date-value="2022-08-30T00:50:34.364663" calcext:value-type="date">
            <text:p>2022-08-30 00:50:34</text:p>
          </table:table-cell>
          <table:table-cell table:number-columns-repeated="1023"/>
        </table:table-row>
        <table:table-row table:style-name="ro1">
          <table:table-cell office:value-type="date" office:date-value="2022-08-30T00:51:04.698555" calcext:value-type="date">
            <text:p>2022-08-30 00:51:05</text:p>
          </table:table-cell>
          <table:table-cell table:number-columns-repeated="1023"/>
        </table:table-row>
        <table:table-row table:style-name="ro1">
          <table:table-cell office:value-type="date" office:date-value="2022-08-30T00:51:35.855853" calcext:value-type="date">
            <text:p>2022-08-30 00:51:36</text:p>
          </table:table-cell>
          <table:table-cell table:number-columns-repeated="1023"/>
        </table:table-row>
        <table:table-row table:style-name="ro1">
          <table:table-cell office:value-type="date" office:date-value="2022-08-30T00:52:05.763298" calcext:value-type="date">
            <text:p>2022-08-30 00:52:06</text:p>
          </table:table-cell>
          <table:table-cell table:number-columns-repeated="1023"/>
        </table:table-row>
        <table:table-row table:style-name="ro1">
          <table:table-cell office:value-type="date" office:date-value="2022-08-30T00:52:36.433538" calcext:value-type="date">
            <text:p>2022-08-30 00:52:36</text:p>
          </table:table-cell>
          <table:table-cell table:number-columns-repeated="1023"/>
        </table:table-row>
        <table:table-row table:style-name="ro1">
          <table:table-cell office:value-type="date" office:date-value="2022-08-30T00:53:07.451337" calcext:value-type="date">
            <text:p>2022-08-30 00:53:07</text:p>
          </table:table-cell>
          <table:table-cell table:number-columns-repeated="1023"/>
        </table:table-row>
        <table:table-row table:style-name="ro1">
          <table:table-cell office:value-type="date" office:date-value="2022-08-30T00:53:38.03346" calcext:value-type="date">
            <text:p>2022-08-30 00:53:38</text:p>
          </table:table-cell>
          <table:table-cell table:number-columns-repeated="1023"/>
        </table:table-row>
        <table:table-row table:style-name="ro1">
          <table:table-cell office:value-type="date" office:date-value="2022-08-30T00:54:07.847887" calcext:value-type="date">
            <text:p>2022-08-30 00:54:08</text:p>
          </table:table-cell>
          <table:table-cell table:number-columns-repeated="1023"/>
        </table:table-row>
        <table:table-row table:style-name="ro1">
          <table:table-cell office:value-type="date" office:date-value="2022-08-30T00:54:38.489295" calcext:value-type="date">
            <text:p>2022-08-30 00:54:38</text:p>
          </table:table-cell>
          <table:table-cell table:number-columns-repeated="1023"/>
        </table:table-row>
        <table:table-row table:style-name="ro1">
          <table:table-cell office:value-type="date" office:date-value="2022-08-30T00:55:10.036539" calcext:value-type="date">
            <text:p>2022-08-30 00:55:10</text:p>
          </table:table-cell>
          <table:table-cell table:number-columns-repeated="1023"/>
        </table:table-row>
        <table:table-row table:style-name="ro1">
          <table:table-cell office:value-type="date" office:date-value="2022-08-30T00:55:40.870536" calcext:value-type="date">
            <text:p>2022-08-30 00:55:41</text:p>
          </table:table-cell>
          <table:table-cell table:number-columns-repeated="1023"/>
        </table:table-row>
        <table:table-row table:style-name="ro1">
          <table:table-cell office:value-type="date" office:date-value="2022-08-30T00:56:10.18038" calcext:value-type="date">
            <text:p>2022-08-30 00:56:10</text:p>
          </table:table-cell>
          <table:table-cell table:number-columns-repeated="1023"/>
        </table:table-row>
        <table:table-row table:style-name="ro1">
          <table:table-cell office:value-type="date" office:date-value="2022-08-30T00:56:41.472444" calcext:value-type="date">
            <text:p>2022-08-30 00:56:41</text:p>
          </table:table-cell>
          <table:table-cell table:number-columns-repeated="1023"/>
        </table:table-row>
        <table:table-row table:style-name="ro1">
          <table:table-cell office:value-type="date" office:date-value="2022-08-30T00:57:11.23335" calcext:value-type="date">
            <text:p>2022-08-30 00:57:11</text:p>
          </table:table-cell>
          <table:table-cell table:number-columns-repeated="1023"/>
        </table:table-row>
        <table:table-row table:style-name="ro1">
          <table:table-cell office:value-type="date" office:date-value="2022-08-30T00:57:42.969947" calcext:value-type="date">
            <text:p>2022-08-30 00:57:43</text:p>
          </table:table-cell>
          <table:table-cell table:number-columns-repeated="1023"/>
        </table:table-row>
        <table:table-row table:style-name="ro1">
          <table:table-cell office:value-type="date" office:date-value="2022-08-30T00:58:12.763756" calcext:value-type="date">
            <text:p>2022-08-30 00:58:13</text:p>
          </table:table-cell>
          <table:table-cell table:number-columns-repeated="1023"/>
        </table:table-row>
        <table:table-row table:style-name="ro1">
          <table:table-cell office:value-type="date" office:date-value="2022-08-30T00:58:42.668406" calcext:value-type="date">
            <text:p>2022-08-30 00:58:43</text:p>
          </table:table-cell>
          <table:table-cell table:number-columns-repeated="1023"/>
        </table:table-row>
        <table:table-row table:style-name="ro1">
          <table:table-cell office:value-type="date" office:date-value="2022-08-30T00:59:14.941284" calcext:value-type="date">
            <text:p>2022-08-30 00:59:15</text:p>
          </table:table-cell>
          <table:table-cell table:number-columns-repeated="1023"/>
        </table:table-row>
        <table:table-row table:style-name="ro1">
          <table:table-cell office:value-type="date" office:date-value="2022-08-30T00:59:44.114919" calcext:value-type="date">
            <text:p>2022-08-30 00:59:44</text:p>
          </table:table-cell>
          <table:table-cell table:number-columns-repeated="1023"/>
        </table:table-row>
        <table:table-row table:style-name="ro1">
          <table:table-cell office:value-type="date" office:date-value="2022-08-30T01:00:15.004393" calcext:value-type="date">
            <text:p>2022-08-30 01:00:15</text:p>
          </table:table-cell>
          <table:table-cell table:number-columns-repeated="1023"/>
        </table:table-row>
        <table:table-row table:style-name="ro1">
          <table:table-cell office:value-type="date" office:date-value="2022-08-30T01:00:45.858668" calcext:value-type="date">
            <text:p>2022-08-30 01:00:46</text:p>
          </table:table-cell>
          <table:table-cell table:number-columns-repeated="1023"/>
        </table:table-row>
        <table:table-row table:style-name="ro1">
          <table:table-cell office:value-type="date" office:date-value="2022-08-30T01:01:16.147693" calcext:value-type="date">
            <text:p>2022-08-30 01:01:16</text:p>
          </table:table-cell>
          <table:table-cell table:number-columns-repeated="1023"/>
        </table:table-row>
        <table:table-row table:style-name="ro1">
          <table:table-cell office:value-type="date" office:date-value="2022-08-30T01:01:46.836624" calcext:value-type="date">
            <text:p>2022-08-30 01:01:47</text:p>
          </table:table-cell>
          <table:table-cell table:number-columns-repeated="1023"/>
        </table:table-row>
        <table:table-row table:style-name="ro1">
          <table:table-cell office:value-type="date" office:date-value="2022-08-30T01:02:17.953151" calcext:value-type="date">
            <text:p>2022-08-30 01:02:18</text:p>
          </table:table-cell>
          <table:table-cell table:number-columns-repeated="1023"/>
        </table:table-row>
        <table:table-row table:style-name="ro1">
          <table:table-cell office:value-type="date" office:date-value="2022-08-30T01:02:48.336216" calcext:value-type="date">
            <text:p>2022-08-30 01:02:48</text:p>
          </table:table-cell>
          <table:table-cell table:number-columns-repeated="1023"/>
        </table:table-row>
        <table:table-row table:style-name="ro1">
          <table:table-cell office:value-type="date" office:date-value="2022-08-30T01:03:20.561164" calcext:value-type="date">
            <text:p>2022-08-30 01:03:21</text:p>
          </table:table-cell>
          <table:table-cell table:number-columns-repeated="1023"/>
        </table:table-row>
        <table:table-row table:style-name="ro1">
          <table:table-cell office:value-type="date" office:date-value="2022-08-30T01:03:49.598786" calcext:value-type="date">
            <text:p>2022-08-30 01:03:50</text:p>
          </table:table-cell>
          <table:table-cell table:number-columns-repeated="1023"/>
        </table:table-row>
        <table:table-row table:style-name="ro1">
          <table:table-cell office:value-type="date" office:date-value="2022-08-30T01:04:20.64855" calcext:value-type="date">
            <text:p>2022-08-30 01:04:21</text:p>
          </table:table-cell>
          <table:table-cell table:number-columns-repeated="1023"/>
        </table:table-row>
        <table:table-row table:style-name="ro1">
          <table:table-cell office:value-type="date" office:date-value="2022-08-30T01:04:48.807927" calcext:value-type="date">
            <text:p>2022-08-30 01:04:49</text:p>
          </table:table-cell>
          <table:table-cell table:number-columns-repeated="1023"/>
        </table:table-row>
        <table:table-row table:style-name="ro1">
          <table:table-cell office:value-type="date" office:date-value="2022-08-30T01:05:18.520724" calcext:value-type="date">
            <text:p>2022-08-30 01:05:19</text:p>
          </table:table-cell>
          <table:table-cell table:number-columns-repeated="1023"/>
        </table:table-row>
        <table:table-row table:style-name="ro1">
          <table:table-cell office:value-type="date" office:date-value="2022-08-30T01:05:48.326843" calcext:value-type="date">
            <text:p>2022-08-30 01:05:48</text:p>
          </table:table-cell>
          <table:table-cell table:number-columns-repeated="1023"/>
        </table:table-row>
        <table:table-row table:style-name="ro1">
          <table:table-cell office:value-type="date" office:date-value="2022-08-30T01:06:20.434722" calcext:value-type="date">
            <text:p>2022-08-30 01:06:20</text:p>
          </table:table-cell>
          <table:table-cell table:number-columns-repeated="1023"/>
        </table:table-row>
        <table:table-row table:style-name="ro1">
          <table:table-cell office:value-type="date" office:date-value="2022-08-30T01:06:50.309853" calcext:value-type="date">
            <text:p>2022-08-30 01:06:50</text:p>
          </table:table-cell>
          <table:table-cell table:number-columns-repeated="1023"/>
        </table:table-row>
        <table:table-row table:style-name="ro1">
          <table:table-cell office:value-type="date" office:date-value="2022-08-30T01:07:21.198719" calcext:value-type="date">
            <text:p>2022-08-30 01:07:21</text:p>
          </table:table-cell>
          <table:table-cell table:number-columns-repeated="1023"/>
        </table:table-row>
        <table:table-row table:style-name="ro1">
          <table:table-cell office:value-type="date" office:date-value="2022-08-30T01:07:51.803118" calcext:value-type="date">
            <text:p>2022-08-30 01:07:52</text:p>
          </table:table-cell>
          <table:table-cell table:number-columns-repeated="1023"/>
        </table:table-row>
        <table:table-row table:style-name="ro1">
          <table:table-cell office:value-type="date" office:date-value="2022-08-30T01:08:23.667664" calcext:value-type="date">
            <text:p>2022-08-30 01:08:24</text:p>
          </table:table-cell>
          <table:table-cell table:number-columns-repeated="1023"/>
        </table:table-row>
        <table:table-row table:style-name="ro1">
          <table:table-cell office:value-type="date" office:date-value="2022-08-30T01:08:54.236162" calcext:value-type="date">
            <text:p>2022-08-30 01:08:54</text:p>
          </table:table-cell>
          <table:table-cell table:number-columns-repeated="1023"/>
        </table:table-row>
        <table:table-row table:style-name="ro1">
          <table:table-cell office:value-type="date" office:date-value="2022-08-30T01:09:23.626197" calcext:value-type="date">
            <text:p>2022-08-30 01:09:24</text:p>
          </table:table-cell>
          <table:table-cell table:number-columns-repeated="1023"/>
        </table:table-row>
        <table:table-row table:style-name="ro1">
          <table:table-cell office:value-type="date" office:date-value="2022-08-30T01:09:54.810409" calcext:value-type="date">
            <text:p>2022-08-30 01:09:55</text:p>
          </table:table-cell>
          <table:table-cell table:number-columns-repeated="1023"/>
        </table:table-row>
        <table:table-row table:style-name="ro1">
          <table:table-cell office:value-type="date" office:date-value="2022-08-30T01:10:25.128233" calcext:value-type="date">
            <text:p>2022-08-30 01:10:25</text:p>
          </table:table-cell>
          <table:table-cell table:number-columns-repeated="1023"/>
        </table:table-row>
        <table:table-row table:style-name="ro1">
          <table:table-cell office:value-type="date" office:date-value="2022-08-30T01:10:54.922133" calcext:value-type="date">
            <text:p>2022-08-30 01:10:55</text:p>
          </table:table-cell>
          <table:table-cell table:number-columns-repeated="1023"/>
        </table:table-row>
        <table:table-row table:style-name="ro1">
          <table:table-cell office:value-type="date" office:date-value="2022-08-30T01:11:26.440658" calcext:value-type="date">
            <text:p>2022-08-30 01:11:26</text:p>
          </table:table-cell>
          <table:table-cell table:number-columns-repeated="1023"/>
        </table:table-row>
        <table:table-row table:style-name="ro1">
          <table:table-cell office:value-type="date" office:date-value="2022-08-30T01:11:57.690952" calcext:value-type="date">
            <text:p>2022-08-30 01:11:58</text:p>
          </table:table-cell>
          <table:table-cell table:number-columns-repeated="1023"/>
        </table:table-row>
        <table:table-row table:style-name="ro1">
          <table:table-cell office:value-type="date" office:date-value="2022-08-30T01:12:26.791833" calcext:value-type="date">
            <text:p>2022-08-30 01:12:27</text:p>
          </table:table-cell>
          <table:table-cell table:number-columns-repeated="1023"/>
        </table:table-row>
        <table:table-row table:style-name="ro1">
          <table:table-cell office:value-type="date" office:date-value="2022-08-30T01:12:57.046568" calcext:value-type="date">
            <text:p>2022-08-30 01:12:57</text:p>
          </table:table-cell>
          <table:table-cell table:number-columns-repeated="1023"/>
        </table:table-row>
        <table:table-row table:style-name="ro1">
          <table:table-cell office:value-type="date" office:date-value="2022-08-30T01:13:27.151261" calcext:value-type="date">
            <text:p>2022-08-30 01:13:27</text:p>
          </table:table-cell>
          <table:table-cell table:number-columns-repeated="1023"/>
        </table:table-row>
        <table:table-row table:style-name="ro1">
          <table:table-cell office:value-type="date" office:date-value="2022-08-30T01:13:56.346757" calcext:value-type="date">
            <text:p>2022-08-30 01:13:56</text:p>
          </table:table-cell>
          <table:table-cell table:number-columns-repeated="1023"/>
        </table:table-row>
        <table:table-row table:style-name="ro1">
          <table:table-cell office:value-type="date" office:date-value="2022-08-30T01:14:28.4775" calcext:value-type="date">
            <text:p>2022-08-30 01:14:28</text:p>
          </table:table-cell>
          <table:table-cell table:number-columns-repeated="1023"/>
        </table:table-row>
        <table:table-row table:style-name="ro1">
          <table:table-cell office:value-type="date" office:date-value="2022-08-30T01:14:56.79099" calcext:value-type="date">
            <text:p>2022-08-30 01:14:57</text:p>
          </table:table-cell>
          <table:table-cell table:number-columns-repeated="1023"/>
        </table:table-row>
        <table:table-row table:style-name="ro1">
          <table:table-cell office:value-type="date" office:date-value="2022-08-30T01:15:26.775243" calcext:value-type="date">
            <text:p>2022-08-30 01:15:27</text:p>
          </table:table-cell>
          <table:table-cell table:number-columns-repeated="1023"/>
        </table:table-row>
        <table:table-row table:style-name="ro1">
          <table:table-cell office:value-type="date" office:date-value="2022-08-30T01:15:58.886118" calcext:value-type="date">
            <text:p>2022-08-30 01:15:59</text:p>
          </table:table-cell>
          <table:table-cell table:number-columns-repeated="1023"/>
        </table:table-row>
        <table:table-row table:style-name="ro1">
          <table:table-cell office:value-type="date" office:date-value="2022-08-30T01:16:27.878981" calcext:value-type="date">
            <text:p>2022-08-30 01:16:28</text:p>
          </table:table-cell>
          <table:table-cell table:number-columns-repeated="1023"/>
        </table:table-row>
        <table:table-row table:style-name="ro1">
          <table:table-cell office:value-type="date" office:date-value="2022-08-30T01:16:59.820465" calcext:value-type="date">
            <text:p>2022-08-30 01:17:00</text:p>
          </table:table-cell>
          <table:table-cell table:number-columns-repeated="1023"/>
        </table:table-row>
        <table:table-row table:style-name="ro1">
          <table:table-cell office:value-type="date" office:date-value="2022-08-30T01:17:29.936001" calcext:value-type="date">
            <text:p>2022-08-30 01:17:30</text:p>
          </table:table-cell>
          <table:table-cell table:number-columns-repeated="1023"/>
        </table:table-row>
        <table:table-row table:style-name="ro1">
          <table:table-cell office:value-type="date" office:date-value="2022-08-30T01:18:01.842453" calcext:value-type="date">
            <text:p>2022-08-30 01:18:02</text:p>
          </table:table-cell>
          <table:table-cell table:number-columns-repeated="1023"/>
        </table:table-row>
        <table:table-row table:style-name="ro1">
          <table:table-cell office:value-type="date" office:date-value="2022-08-30T01:18:31.627015" calcext:value-type="date">
            <text:p>2022-08-30 01:18:32</text:p>
          </table:table-cell>
          <table:table-cell table:number-columns-repeated="1023"/>
        </table:table-row>
        <table:table-row table:style-name="ro1">
          <table:table-cell office:value-type="date" office:date-value="2022-08-30T01:19:02.086628" calcext:value-type="date">
            <text:p>2022-08-30 01:19:02</text:p>
          </table:table-cell>
          <table:table-cell table:number-columns-repeated="1023"/>
        </table:table-row>
        <table:table-row table:style-name="ro1">
          <table:table-cell office:value-type="date" office:date-value="2022-08-30T01:19:33.099881" calcext:value-type="date">
            <text:p>2022-08-30 01:19:33</text:p>
          </table:table-cell>
          <table:table-cell table:number-columns-repeated="1023"/>
        </table:table-row>
        <table:table-row table:style-name="ro1">
          <table:table-cell office:value-type="date" office:date-value="2022-08-30T01:20:03.34936" calcext:value-type="date">
            <text:p>2022-08-30 01:20:03</text:p>
          </table:table-cell>
          <table:table-cell table:number-columns-repeated="1023"/>
        </table:table-row>
        <table:table-row table:style-name="ro1">
          <table:table-cell office:value-type="date" office:date-value="2022-08-30T01:20:32.706654" calcext:value-type="date">
            <text:p>2022-08-30 01:20:33</text:p>
          </table:table-cell>
          <table:table-cell table:number-columns-repeated="1023"/>
        </table:table-row>
        <table:table-row table:style-name="ro1">
          <table:table-cell office:value-type="date" office:date-value="2022-08-30T01:21:03.251674" calcext:value-type="date">
            <text:p>2022-08-30 01:21:03</text:p>
          </table:table-cell>
          <table:table-cell table:number-columns-repeated="1023"/>
        </table:table-row>
        <table:table-row table:style-name="ro1">
          <table:table-cell office:value-type="date" office:date-value="2022-08-30T01:21:33.555547" calcext:value-type="date">
            <text:p>2022-08-30 01:21:34</text:p>
          </table:table-cell>
          <table:table-cell table:number-columns-repeated="1023"/>
        </table:table-row>
        <table:table-row table:style-name="ro1">
          <table:table-cell office:value-type="date" office:date-value="2022-08-30T01:22:05.726223" calcext:value-type="date">
            <text:p>2022-08-30 01:22:06</text:p>
          </table:table-cell>
          <table:table-cell table:number-columns-repeated="1023"/>
        </table:table-row>
        <table:table-row table:style-name="ro1">
          <table:table-cell office:value-type="date" office:date-value="2022-08-30T01:22:35.374344" calcext:value-type="date">
            <text:p>2022-08-30 01:22:35</text:p>
          </table:table-cell>
          <table:table-cell table:number-columns-repeated="1023"/>
        </table:table-row>
        <table:table-row table:style-name="ro1">
          <table:table-cell office:value-type="date" office:date-value="2022-08-30T01:23:05.275497" calcext:value-type="date">
            <text:p>2022-08-30 01:23:05</text:p>
          </table:table-cell>
          <table:table-cell table:number-columns-repeated="1023"/>
        </table:table-row>
        <table:table-row table:style-name="ro1">
          <table:table-cell office:value-type="date" office:date-value="2022-08-30T01:23:35.192113" calcext:value-type="date">
            <text:p>2022-08-30 01:23:35</text:p>
          </table:table-cell>
          <table:table-cell table:number-columns-repeated="1023"/>
        </table:table-row>
        <table:table-row table:style-name="ro1">
          <table:table-cell office:value-type="date" office:date-value="2022-08-30T01:24:07.999591" calcext:value-type="date">
            <text:p>2022-08-30 01:24:08</text:p>
          </table:table-cell>
          <table:table-cell table:number-columns-repeated="1023"/>
        </table:table-row>
        <table:table-row table:style-name="ro1">
          <table:table-cell office:value-type="date" office:date-value="2022-08-30T01:24:38.086928" calcext:value-type="date">
            <text:p>2022-08-30 01:24:38</text:p>
          </table:table-cell>
          <table:table-cell table:number-columns-repeated="1023"/>
        </table:table-row>
        <table:table-row table:style-name="ro1">
          <table:table-cell office:value-type="date" office:date-value="2022-08-30T01:25:11.534604" calcext:value-type="date">
            <text:p>2022-08-30 01:25:12</text:p>
          </table:table-cell>
          <table:table-cell table:number-columns-repeated="1023"/>
        </table:table-row>
        <table:table-row table:style-name="ro1">
          <table:table-cell office:value-type="date" office:date-value="2022-08-30T01:25:38.769929" calcext:value-type="date">
            <text:p>2022-08-30 01:25:39</text:p>
          </table:table-cell>
          <table:table-cell table:number-columns-repeated="1023"/>
        </table:table-row>
        <table:table-row table:style-name="ro1">
          <table:table-cell office:value-type="date" office:date-value="2022-08-30T01:26:08.724977" calcext:value-type="date">
            <text:p>2022-08-30 01:26:09</text:p>
          </table:table-cell>
          <table:table-cell table:number-columns-repeated="1023"/>
        </table:table-row>
        <table:table-row table:style-name="ro1">
          <table:table-cell office:value-type="date" office:date-value="2022-08-30T01:26:39.759949" calcext:value-type="date">
            <text:p>2022-08-30 01:26:40</text:p>
          </table:table-cell>
          <table:table-cell table:number-columns-repeated="1023"/>
        </table:table-row>
        <table:table-row table:style-name="ro1">
          <table:table-cell office:value-type="date" office:date-value="2022-08-30T01:27:09.640425" calcext:value-type="date">
            <text:p>2022-08-30 01:27:10</text:p>
          </table:table-cell>
          <table:table-cell table:number-columns-repeated="1023"/>
        </table:table-row>
        <table:table-row table:style-name="ro1">
          <table:table-cell office:value-type="date" office:date-value="2022-08-30T01:27:40.740757" calcext:value-type="date">
            <text:p>2022-08-30 01:27:41</text:p>
          </table:table-cell>
          <table:table-cell table:number-columns-repeated="1023"/>
        </table:table-row>
        <table:table-row table:style-name="ro1">
          <table:table-cell office:value-type="date" office:date-value="2022-08-30T01:28:11.545211" calcext:value-type="date">
            <text:p>2022-08-30 01:28:12</text:p>
          </table:table-cell>
          <table:table-cell table:number-columns-repeated="1023"/>
        </table:table-row>
        <table:table-row table:style-name="ro1">
          <table:table-cell office:value-type="date" office:date-value="2022-08-30T01:28:41.147805" calcext:value-type="date">
            <text:p>2022-08-30 01:28:41</text:p>
          </table:table-cell>
          <table:table-cell table:number-columns-repeated="1023"/>
        </table:table-row>
        <table:table-row table:style-name="ro1">
          <table:table-cell office:value-type="date" office:date-value="2022-08-30T01:29:12.07928" calcext:value-type="date">
            <text:p>2022-08-30 01:29:12</text:p>
          </table:table-cell>
          <table:table-cell table:number-columns-repeated="1023"/>
        </table:table-row>
        <table:table-row table:style-name="ro1">
          <table:table-cell office:value-type="date" office:date-value="2022-08-30T01:29:43.538401" calcext:value-type="date">
            <text:p>2022-08-30 01:29:44</text:p>
          </table:table-cell>
          <table:table-cell table:number-columns-repeated="1023"/>
        </table:table-row>
        <table:table-row table:style-name="ro1">
          <table:table-cell office:value-type="date" office:date-value="2022-08-30T01:30:13.089565" calcext:value-type="date">
            <text:p>2022-08-30 01:30:13</text:p>
          </table:table-cell>
          <table:table-cell table:number-columns-repeated="1023"/>
        </table:table-row>
        <table:table-row table:style-name="ro1">
          <table:table-cell office:value-type="date" office:date-value="2022-08-30T01:30:43.597965" calcext:value-type="date">
            <text:p>2022-08-30 01:30:44</text:p>
          </table:table-cell>
          <table:table-cell table:number-columns-repeated="1023"/>
        </table:table-row>
        <table:table-row table:style-name="ro1">
          <table:table-cell office:value-type="date" office:date-value="2022-08-30T01:31:14.294616" calcext:value-type="date">
            <text:p>2022-08-30 01:31:14</text:p>
          </table:table-cell>
          <table:table-cell table:number-columns-repeated="1023"/>
        </table:table-row>
        <table:table-row table:style-name="ro1">
          <table:table-cell office:value-type="date" office:date-value="2022-08-30T01:31:44.852647" calcext:value-type="date">
            <text:p>2022-08-30 01:31:45</text:p>
          </table:table-cell>
          <table:table-cell table:number-columns-repeated="1023"/>
        </table:table-row>
        <table:table-row table:style-name="ro1">
          <table:table-cell office:value-type="date" office:date-value="2022-08-30T01:32:16.269174" calcext:value-type="date">
            <text:p>2022-08-30 01:32:16</text:p>
          </table:table-cell>
          <table:table-cell table:number-columns-repeated="1023"/>
        </table:table-row>
        <table:table-row table:style-name="ro1">
          <table:table-cell office:value-type="date" office:date-value="2022-08-30T01:32:46.905728" calcext:value-type="date">
            <text:p>2022-08-30 01:32:47</text:p>
          </table:table-cell>
          <table:table-cell table:number-columns-repeated="1023"/>
        </table:table-row>
        <table:table-row table:style-name="ro1">
          <table:table-cell office:value-type="date" office:date-value="2022-08-30T01:33:18.90733" calcext:value-type="date">
            <text:p>2022-08-30 01:33:19</text:p>
          </table:table-cell>
          <table:table-cell table:number-columns-repeated="1023"/>
        </table:table-row>
        <table:table-row table:style-name="ro1">
          <table:table-cell office:value-type="date" office:date-value="2022-08-30T01:33:47.479444" calcext:value-type="date">
            <text:p>2022-08-30 01:33:47</text:p>
          </table:table-cell>
          <table:table-cell table:number-columns-repeated="1023"/>
        </table:table-row>
        <table:table-row table:style-name="ro1">
          <table:table-cell office:value-type="date" office:date-value="2022-08-30T01:34:18.827935" calcext:value-type="date">
            <text:p>2022-08-30 01:34:19</text:p>
          </table:table-cell>
          <table:table-cell table:number-columns-repeated="1023"/>
        </table:table-row>
        <table:table-row table:style-name="ro1">
          <table:table-cell office:value-type="date" office:date-value="2022-08-30T01:34:48.279237" calcext:value-type="date">
            <text:p>2022-08-30 01:34:48</text:p>
          </table:table-cell>
          <table:table-cell table:number-columns-repeated="1023"/>
        </table:table-row>
        <table:table-row table:style-name="ro1">
          <table:table-cell office:value-type="date" office:date-value="2022-08-30T01:35:18.621376" calcext:value-type="date">
            <text:p>2022-08-30 01:35:19</text:p>
          </table:table-cell>
          <table:table-cell table:number-columns-repeated="1023"/>
        </table:table-row>
        <table:table-row table:style-name="ro1">
          <table:table-cell office:value-type="date" office:date-value="2022-08-30T01:35:49.69809" calcext:value-type="date">
            <text:p>2022-08-30 01:35:50</text:p>
          </table:table-cell>
          <table:table-cell table:number-columns-repeated="1023"/>
        </table:table-row>
        <table:table-row table:style-name="ro1">
          <table:table-cell office:value-type="date" office:date-value="2022-08-30T01:36:19.528632" calcext:value-type="date">
            <text:p>2022-08-30 01:36:20</text:p>
          </table:table-cell>
          <table:table-cell table:number-columns-repeated="1023"/>
        </table:table-row>
        <table:table-row table:style-name="ro1">
          <table:table-cell office:value-type="date" office:date-value="2022-08-30T01:36:49.761164" calcext:value-type="date">
            <text:p>2022-08-30 01:36:50</text:p>
          </table:table-cell>
          <table:table-cell table:number-columns-repeated="1023"/>
        </table:table-row>
        <table:table-row table:style-name="ro1">
          <table:table-cell office:value-type="date" office:date-value="2022-08-30T01:37:21.498156" calcext:value-type="date">
            <text:p>2022-08-30 01:37:21</text:p>
          </table:table-cell>
          <table:table-cell table:number-columns-repeated="1023"/>
        </table:table-row>
        <table:table-row table:style-name="ro1">
          <table:table-cell office:value-type="date" office:date-value="2022-08-30T01:37:51.36695" calcext:value-type="date">
            <text:p>2022-08-30 01:37:51</text:p>
          </table:table-cell>
          <table:table-cell table:number-columns-repeated="1023"/>
        </table:table-row>
        <table:table-row table:style-name="ro1">
          <table:table-cell office:value-type="date" office:date-value="2022-08-30T01:38:23.356705" calcext:value-type="date">
            <text:p>2022-08-30 01:38:23</text:p>
          </table:table-cell>
          <table:table-cell table:number-columns-repeated="1023"/>
        </table:table-row>
        <table:table-row table:style-name="ro1">
          <table:table-cell office:value-type="date" office:date-value="2022-08-30T01:38:52.718407" calcext:value-type="date">
            <text:p>2022-08-30 01:38:53</text:p>
          </table:table-cell>
          <table:table-cell table:number-columns-repeated="1023"/>
        </table:table-row>
        <table:table-row table:style-name="ro1">
          <table:table-cell office:value-type="date" office:date-value="2022-08-30T01:39:23.007083" calcext:value-type="date">
            <text:p>2022-08-30 01:39:23</text:p>
          </table:table-cell>
          <table:table-cell table:number-columns-repeated="1023"/>
        </table:table-row>
        <table:table-row table:style-name="ro1">
          <table:table-cell office:value-type="date" office:date-value="2022-08-30T01:39:53.359529" calcext:value-type="date">
            <text:p>2022-08-30 01:39:53</text:p>
          </table:table-cell>
          <table:table-cell table:number-columns-repeated="1023"/>
        </table:table-row>
        <table:table-row table:style-name="ro1">
          <table:table-cell office:value-type="date" office:date-value="2022-08-30T01:40:24.045247" calcext:value-type="date">
            <text:p>2022-08-30 01:40:24</text:p>
          </table:table-cell>
          <table:table-cell table:number-columns-repeated="1023"/>
        </table:table-row>
        <table:table-row table:style-name="ro1">
          <table:table-cell office:value-type="date" office:date-value="2022-08-30T01:40:54.086723" calcext:value-type="date">
            <text:p>2022-08-30 01:40:54</text:p>
          </table:table-cell>
          <table:table-cell table:number-columns-repeated="1023"/>
        </table:table-row>
        <table:table-row table:style-name="ro1">
          <table:table-cell office:value-type="date" office:date-value="2022-08-30T01:41:24.868156" calcext:value-type="date">
            <text:p>2022-08-30 01:41:25</text:p>
          </table:table-cell>
          <table:table-cell table:number-columns-repeated="1023"/>
        </table:table-row>
        <table:table-row table:style-name="ro1">
          <table:table-cell office:value-type="date" office:date-value="2022-08-30T01:41:56.522883" calcext:value-type="date">
            <text:p>2022-08-30 01:41:57</text:p>
          </table:table-cell>
          <table:table-cell table:number-columns-repeated="1023"/>
        </table:table-row>
        <table:table-row table:style-name="ro1">
          <table:table-cell office:value-type="date" office:date-value="2022-08-30T01:42:26.838672" calcext:value-type="date">
            <text:p>2022-08-30 01:42:27</text:p>
          </table:table-cell>
          <table:table-cell table:number-columns-repeated="1023"/>
        </table:table-row>
        <table:table-row table:style-name="ro1">
          <table:table-cell office:value-type="date" office:date-value="2022-08-30T01:42:56.070447" calcext:value-type="date">
            <text:p>2022-08-30 01:42:56</text:p>
          </table:table-cell>
          <table:table-cell table:number-columns-repeated="1023"/>
        </table:table-row>
        <table:table-row table:style-name="ro1">
          <table:table-cell office:value-type="date" office:date-value="2022-08-30T01:43:27.991537" calcext:value-type="date">
            <text:p>2022-08-30 01:43:28</text:p>
          </table:table-cell>
          <table:table-cell table:number-columns-repeated="1023"/>
        </table:table-row>
        <table:table-row table:style-name="ro1">
          <table:table-cell office:value-type="date" office:date-value="2022-08-30T01:43:58.134726" calcext:value-type="date">
            <text:p>2022-08-30 01:43:58</text:p>
          </table:table-cell>
          <table:table-cell table:number-columns-repeated="1023"/>
        </table:table-row>
        <table:table-row table:style-name="ro1">
          <table:table-cell office:value-type="date" office:date-value="2022-08-30T01:44:29.270558" calcext:value-type="date">
            <text:p>2022-08-30 01:44:29</text:p>
          </table:table-cell>
          <table:table-cell table:number-columns-repeated="1023"/>
        </table:table-row>
        <table:table-row table:style-name="ro1">
          <table:table-cell office:value-type="date" office:date-value="2022-08-30T01:44:58.695539" calcext:value-type="date">
            <text:p>2022-08-30 01:44:59</text:p>
          </table:table-cell>
          <table:table-cell table:number-columns-repeated="1023"/>
        </table:table-row>
        <table:table-row table:style-name="ro1">
          <table:table-cell office:value-type="date" office:date-value="2022-08-30T01:45:28.414439" calcext:value-type="date">
            <text:p>2022-08-30 01:45:28</text:p>
          </table:table-cell>
          <table:table-cell table:number-columns-repeated="1023"/>
        </table:table-row>
        <table:table-row table:style-name="ro1">
          <table:table-cell office:value-type="date" office:date-value="2022-08-30T01:45:59.692298" calcext:value-type="date">
            <text:p>2022-08-30 01:46:00</text:p>
          </table:table-cell>
          <table:table-cell table:number-columns-repeated="1023"/>
        </table:table-row>
        <table:table-row table:style-name="ro1">
          <table:table-cell office:value-type="date" office:date-value="2022-08-30T01:46:28.684618" calcext:value-type="date">
            <text:p>2022-08-30 01:46:29</text:p>
          </table:table-cell>
          <table:table-cell table:number-columns-repeated="1023"/>
        </table:table-row>
        <table:table-row table:style-name="ro1">
          <table:table-cell office:value-type="date" office:date-value="2022-08-30T01:47:01.992209" calcext:value-type="date">
            <text:p>2022-08-30 01:47:02</text:p>
          </table:table-cell>
          <table:table-cell table:number-columns-repeated="1023"/>
        </table:table-row>
        <table:table-row table:style-name="ro1">
          <table:table-cell office:value-type="date" office:date-value="2022-08-30T01:47:30.81452" calcext:value-type="date">
            <text:p>2022-08-30 01:47:31</text:p>
          </table:table-cell>
          <table:table-cell table:number-columns-repeated="1023"/>
        </table:table-row>
        <table:table-row table:style-name="ro1">
          <table:table-cell office:value-type="date" office:date-value="2022-08-30T01:48:03.516956" calcext:value-type="date">
            <text:p>2022-08-30 01:48:04</text:p>
          </table:table-cell>
          <table:table-cell table:number-columns-repeated="1023"/>
        </table:table-row>
        <table:table-row table:style-name="ro1">
          <table:table-cell office:value-type="date" office:date-value="2022-08-30T01:48:33.986017" calcext:value-type="date">
            <text:p>2022-08-30 01:48:34</text:p>
          </table:table-cell>
          <table:table-cell table:number-columns-repeated="1023"/>
        </table:table-row>
        <table:table-row table:style-name="ro1">
          <table:table-cell office:value-type="date" office:date-value="2022-08-30T01:49:05.075114" calcext:value-type="date">
            <text:p>2022-08-30 01:49:05</text:p>
          </table:table-cell>
          <table:table-cell table:number-columns-repeated="1023"/>
        </table:table-row>
        <table:table-row table:style-name="ro1">
          <table:table-cell office:value-type="date" office:date-value="2022-08-30T01:49:34.241633" calcext:value-type="date">
            <text:p>2022-08-30 01:49:34</text:p>
          </table:table-cell>
          <table:table-cell table:number-columns-repeated="1023"/>
        </table:table-row>
        <table:table-row table:style-name="ro1">
          <table:table-cell office:value-type="date" office:date-value="2022-08-30T01:50:02.916166" calcext:value-type="date">
            <text:p>2022-08-30 01:50:03</text:p>
          </table:table-cell>
          <table:table-cell table:number-columns-repeated="1023"/>
        </table:table-row>
        <table:table-row table:style-name="ro1">
          <table:table-cell office:value-type="date" office:date-value="2022-08-30T01:50:34.388086" calcext:value-type="date">
            <text:p>2022-08-30 01:50:34</text:p>
          </table:table-cell>
          <table:table-cell table:number-columns-repeated="1023"/>
        </table:table-row>
        <table:table-row table:style-name="ro1">
          <table:table-cell office:value-type="date" office:date-value="2022-08-30T01:51:03.727714" calcext:value-type="date">
            <text:p>2022-08-30 01:51:04</text:p>
          </table:table-cell>
          <table:table-cell table:number-columns-repeated="1023"/>
        </table:table-row>
        <table:table-row table:style-name="ro1">
          <table:table-cell office:value-type="date" office:date-value="2022-08-30T01:51:33.697775" calcext:value-type="date">
            <text:p>2022-08-30 01:51:34</text:p>
          </table:table-cell>
          <table:table-cell table:number-columns-repeated="1023"/>
        </table:table-row>
        <table:table-row table:style-name="ro1">
          <table:table-cell office:value-type="date" office:date-value="2022-08-30T01:52:05.396587" calcext:value-type="date">
            <text:p>2022-08-30 01:52:05</text:p>
          </table:table-cell>
          <table:table-cell table:number-columns-repeated="1023"/>
        </table:table-row>
        <table:table-row table:style-name="ro1">
          <table:table-cell office:value-type="date" office:date-value="2022-08-30T01:52:35.463637" calcext:value-type="date">
            <text:p>2022-08-30 01:52:35</text:p>
          </table:table-cell>
          <table:table-cell table:number-columns-repeated="1023"/>
        </table:table-row>
        <table:table-row table:style-name="ro1">
          <table:table-cell office:value-type="date" office:date-value="2022-08-30T01:53:06.434138" calcext:value-type="date">
            <text:p>2022-08-30 01:53:06</text:p>
          </table:table-cell>
          <table:table-cell table:number-columns-repeated="1023"/>
        </table:table-row>
        <table:table-row table:style-name="ro1">
          <table:table-cell office:value-type="date" office:date-value="2022-08-30T01:53:37.98269" calcext:value-type="date">
            <text:p>2022-08-30 01:53:38</text:p>
          </table:table-cell>
          <table:table-cell table:number-columns-repeated="1023"/>
        </table:table-row>
        <table:table-row table:style-name="ro1">
          <table:table-cell office:value-type="date" office:date-value="2022-08-30T01:54:08.065236" calcext:value-type="date">
            <text:p>2022-08-30 01:54:08</text:p>
          </table:table-cell>
          <table:table-cell table:number-columns-repeated="1023"/>
        </table:table-row>
        <table:table-row table:style-name="ro1">
          <table:table-cell office:value-type="date" office:date-value="2022-08-30T01:54:38.099629" calcext:value-type="date">
            <text:p>2022-08-30 01:54:38</text:p>
          </table:table-cell>
          <table:table-cell table:number-columns-repeated="1023"/>
        </table:table-row>
        <table:table-row table:style-name="ro1">
          <table:table-cell office:value-type="date" office:date-value="2022-08-30T01:55:10.430426" calcext:value-type="date">
            <text:p>2022-08-30 01:55:10</text:p>
          </table:table-cell>
          <table:table-cell table:number-columns-repeated="1023"/>
        </table:table-row>
        <table:table-row table:style-name="ro1">
          <table:table-cell office:value-type="date" office:date-value="2022-08-30T01:55:38.067056" calcext:value-type="date">
            <text:p>2022-08-30 01:55:38</text:p>
          </table:table-cell>
          <table:table-cell table:number-columns-repeated="1023"/>
        </table:table-row>
        <table:table-row table:style-name="ro1">
          <table:table-cell office:value-type="date" office:date-value="2022-08-30T01:56:09.009877" calcext:value-type="date">
            <text:p>2022-08-30 01:56:09</text:p>
          </table:table-cell>
          <table:table-cell table:number-columns-repeated="1023"/>
        </table:table-row>
        <table:table-row table:style-name="ro1">
          <table:table-cell office:value-type="date" office:date-value="2022-08-30T01:56:39.748808" calcext:value-type="date">
            <text:p>2022-08-30 01:56:40</text:p>
          </table:table-cell>
          <table:table-cell table:number-columns-repeated="1023"/>
        </table:table-row>
        <table:table-row table:style-name="ro1">
          <table:table-cell office:value-type="date" office:date-value="2022-08-30T01:57:11.015152" calcext:value-type="date">
            <text:p>2022-08-30 01:57:11</text:p>
          </table:table-cell>
          <table:table-cell table:number-columns-repeated="1023"/>
        </table:table-row>
        <table:table-row table:style-name="ro1">
          <table:table-cell office:value-type="date" office:date-value="2022-08-30T01:57:41.935773" calcext:value-type="date">
            <text:p>2022-08-30 01:57:42</text:p>
          </table:table-cell>
          <table:table-cell table:number-columns-repeated="1023"/>
        </table:table-row>
        <table:table-row table:style-name="ro1">
          <table:table-cell office:value-type="date" office:date-value="2022-08-30T01:58:11.63846" calcext:value-type="date">
            <text:p>2022-08-30 01:58:12</text:p>
          </table:table-cell>
          <table:table-cell table:number-columns-repeated="1023"/>
        </table:table-row>
        <table:table-row table:style-name="ro1">
          <table:table-cell office:value-type="date" office:date-value="2022-08-30T01:58:43.054052" calcext:value-type="date">
            <text:p>2022-08-30 01:58:43</text:p>
          </table:table-cell>
          <table:table-cell table:number-columns-repeated="1023"/>
        </table:table-row>
        <table:table-row table:style-name="ro1">
          <table:table-cell office:value-type="date" office:date-value="2022-08-30T01:59:12.879719" calcext:value-type="date">
            <text:p>2022-08-30 01:59:13</text:p>
          </table:table-cell>
          <table:table-cell table:number-columns-repeated="1023"/>
        </table:table-row>
        <table:table-row table:style-name="ro1">
          <table:table-cell office:value-type="date" office:date-value="2022-08-30T01:59:44.159612" calcext:value-type="date">
            <text:p>2022-08-30 01:59:44</text:p>
          </table:table-cell>
          <table:table-cell table:number-columns-repeated="1023"/>
        </table:table-row>
        <table:table-row table:style-name="ro1">
          <table:table-cell office:value-type="date" office:date-value="2022-08-30T02:00:14.439758" calcext:value-type="date">
            <text:p>2022-08-30 02:00:14</text:p>
          </table:table-cell>
          <table:table-cell table:number-columns-repeated="1023"/>
        </table:table-row>
        <table:table-row table:style-name="ro1">
          <table:table-cell office:value-type="date" office:date-value="2022-08-30T02:00:44.482564" calcext:value-type="date">
            <text:p>2022-08-30 02:00:44</text:p>
          </table:table-cell>
          <table:table-cell table:number-columns-repeated="1023"/>
        </table:table-row>
        <table:table-row table:style-name="ro1">
          <table:table-cell office:value-type="date" office:date-value="2022-08-30T02:01:14.76014" calcext:value-type="date">
            <text:p>2022-08-30 02:01:15</text:p>
          </table:table-cell>
          <table:table-cell table:number-columns-repeated="1023"/>
        </table:table-row>
        <table:table-row table:style-name="ro1">
          <table:table-cell office:value-type="date" office:date-value="2022-08-30T02:01:45.150024" calcext:value-type="date">
            <text:p>2022-08-30 02:01:45</text:p>
          </table:table-cell>
          <table:table-cell table:number-columns-repeated="1023"/>
        </table:table-row>
        <table:table-row table:style-name="ro1">
          <table:table-cell office:value-type="date" office:date-value="2022-08-30T02:02:14.821689" calcext:value-type="date">
            <text:p>2022-08-30 02:02:15</text:p>
          </table:table-cell>
          <table:table-cell table:number-columns-repeated="1023"/>
        </table:table-row>
        <table:table-row table:style-name="ro1">
          <table:table-cell office:value-type="date" office:date-value="2022-08-30T02:02:45.810664" calcext:value-type="date">
            <text:p>2022-08-30 02:02:46</text:p>
          </table:table-cell>
          <table:table-cell table:number-columns-repeated="1023"/>
        </table:table-row>
        <table:table-row table:style-name="ro1">
          <table:table-cell office:value-type="date" office:date-value="2022-08-30T02:03:16.480566" calcext:value-type="date">
            <text:p>2022-08-30 02:03:16</text:p>
          </table:table-cell>
          <table:table-cell table:number-columns-repeated="1023"/>
        </table:table-row>
        <table:table-row table:style-name="ro1">
          <table:table-cell office:value-type="date" office:date-value="2022-08-30T02:03:48.934002" calcext:value-type="date">
            <text:p>2022-08-30 02:03:49</text:p>
          </table:table-cell>
          <table:table-cell table:number-columns-repeated="1023"/>
        </table:table-row>
        <table:table-row table:style-name="ro1">
          <table:table-cell office:value-type="date" office:date-value="2022-08-30T02:04:17.921088" calcext:value-type="date">
            <text:p>2022-08-30 02:04:18</text:p>
          </table:table-cell>
          <table:table-cell table:number-columns-repeated="1023"/>
        </table:table-row>
        <table:table-row table:style-name="ro1">
          <table:table-cell office:value-type="date" office:date-value="2022-08-30T02:04:49.256668" calcext:value-type="date">
            <text:p>2022-08-30 02:04:49</text:p>
          </table:table-cell>
          <table:table-cell table:number-columns-repeated="1023"/>
        </table:table-row>
        <table:table-row table:style-name="ro1">
          <table:table-cell office:value-type="date" office:date-value="2022-08-30T02:05:19.163252" calcext:value-type="date">
            <text:p>2022-08-30 02:05:19</text:p>
          </table:table-cell>
          <table:table-cell table:number-columns-repeated="1023"/>
        </table:table-row>
        <table:table-row table:style-name="ro1">
          <table:table-cell office:value-type="date" office:date-value="2022-08-30T02:05:49.455644" calcext:value-type="date">
            <text:p>2022-08-30 02:05:49</text:p>
          </table:table-cell>
          <table:table-cell table:number-columns-repeated="1023"/>
        </table:table-row>
        <table:table-row table:style-name="ro1">
          <table:table-cell office:value-type="date" office:date-value="2022-08-30T02:06:21.483392" calcext:value-type="date">
            <text:p>2022-08-30 02:06:21</text:p>
          </table:table-cell>
          <table:table-cell table:number-columns-repeated="1023"/>
        </table:table-row>
        <table:table-row table:style-name="ro1">
          <table:table-cell office:value-type="date" office:date-value="2022-08-30T02:06:51.561225" calcext:value-type="date">
            <text:p>2022-08-30 02:06:52</text:p>
          </table:table-cell>
          <table:table-cell table:number-columns-repeated="1023"/>
        </table:table-row>
        <table:table-row table:style-name="ro1">
          <table:table-cell office:value-type="date" office:date-value="2022-08-30T02:07:20.092223" calcext:value-type="date">
            <text:p>2022-08-30 02:07:20</text:p>
          </table:table-cell>
          <table:table-cell table:number-columns-repeated="1023"/>
        </table:table-row>
        <table:table-row table:style-name="ro1">
          <table:table-cell office:value-type="date" office:date-value="2022-08-30T02:07:53.02528" calcext:value-type="date">
            <text:p>2022-08-30 02:07:53</text:p>
          </table:table-cell>
          <table:table-cell table:number-columns-repeated="1023"/>
        </table:table-row>
        <table:table-row table:style-name="ro1">
          <table:table-cell office:value-type="date" office:date-value="2022-08-30T02:08:21.843599" calcext:value-type="date">
            <text:p>2022-08-30 02:08:22</text:p>
          </table:table-cell>
          <table:table-cell table:number-columns-repeated="1023"/>
        </table:table-row>
        <table:table-row table:style-name="ro1">
          <table:table-cell office:value-type="date" office:date-value="2022-08-30T02:08:54.288427" calcext:value-type="date">
            <text:p>2022-08-30 02:08:54</text:p>
          </table:table-cell>
          <table:table-cell table:number-columns-repeated="1023"/>
        </table:table-row>
        <table:table-row table:style-name="ro1">
          <table:table-cell office:value-type="date" office:date-value="2022-08-30T02:09:23.885396" calcext:value-type="date">
            <text:p>2022-08-30 02:09:24</text:p>
          </table:table-cell>
          <table:table-cell table:number-columns-repeated="1023"/>
        </table:table-row>
        <table:table-row table:style-name="ro1">
          <table:table-cell office:value-type="date" office:date-value="2022-08-30T02:09:58.207865" calcext:value-type="date">
            <text:p>2022-08-30 02:09: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2:10:28.169877" calcext:value-type="date">
            <text:p>2022-08-30 02:10: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2:10:54.382366" calcext:value-type="date">
            <text:p>2022-08-30 02:10:54</text:p>
          </table:table-cell>
          <table:table-cell table:number-columns-repeated="1023"/>
        </table:table-row>
        <table:table-row table:style-name="ro1">
          <table:table-cell office:value-type="date" office:date-value="2022-08-30T02:11:26.293524" calcext:value-type="date">
            <text:p>2022-08-30 02:11:26</text:p>
          </table:table-cell>
          <table:table-cell table:number-columns-repeated="1023"/>
        </table:table-row>
        <table:table-row table:style-name="ro1">
          <table:table-cell office:value-type="date" office:date-value="2022-08-30T02:11:55.990572" calcext:value-type="date">
            <text:p>2022-08-30 02:11:56</text:p>
          </table:table-cell>
          <table:table-cell table:number-columns-repeated="1023"/>
        </table:table-row>
        <table:table-row table:style-name="ro1">
          <table:table-cell office:value-type="date" office:date-value="2022-08-30T02:12:27.325451" calcext:value-type="date">
            <text:p>2022-08-30 02:12:27</text:p>
          </table:table-cell>
          <table:table-cell table:number-columns-repeated="1023"/>
        </table:table-row>
        <table:table-row table:style-name="ro1">
          <table:table-cell office:value-type="date" office:date-value="2022-08-30T02:12:57.360225" calcext:value-type="date">
            <text:p>2022-08-30 02:12:57</text:p>
          </table:table-cell>
          <table:table-cell table:number-columns-repeated="1023"/>
        </table:table-row>
        <table:table-row table:style-name="ro1">
          <table:table-cell office:value-type="date" office:date-value="2022-08-30T02:13:27.769921" calcext:value-type="date">
            <text:p>2022-08-30 02:13:28</text:p>
          </table:table-cell>
          <table:table-cell table:number-columns-repeated="1023"/>
        </table:table-row>
        <table:table-row table:style-name="ro1">
          <table:table-cell office:value-type="date" office:date-value="2022-08-30T02:13:58.767817" calcext:value-type="date">
            <text:p>2022-08-30 02:13:59</text:p>
          </table:table-cell>
          <table:table-cell table:number-columns-repeated="1023"/>
        </table:table-row>
        <table:table-row table:style-name="ro1">
          <table:table-cell office:value-type="date" office:date-value="2022-08-30T02:14:28.913164" calcext:value-type="date">
            <text:p>2022-08-30 02:14:29</text:p>
          </table:table-cell>
          <table:table-cell table:number-columns-repeated="1023"/>
        </table:table-row>
        <table:table-row table:style-name="ro1">
          <table:table-cell office:value-type="date" office:date-value="2022-08-30T02:14:58.380033" calcext:value-type="date">
            <text:p>2022-08-30 02:14:58</text:p>
          </table:table-cell>
          <table:table-cell table:number-columns-repeated="1023"/>
        </table:table-row>
        <table:table-row table:style-name="ro1">
          <table:table-cell office:value-type="date" office:date-value="2022-08-30T02:15:29.170685" calcext:value-type="date">
            <text:p>2022-08-30 02:15:29</text:p>
          </table:table-cell>
          <table:table-cell table:number-columns-repeated="1023"/>
        </table:table-row>
        <table:table-row table:style-name="ro1">
          <table:table-cell office:value-type="date" office:date-value="2022-08-30T02:16:01.255328" calcext:value-type="date">
            <text:p>2022-08-30 02:16:01</text:p>
          </table:table-cell>
          <table:table-cell table:number-columns-repeated="1023"/>
        </table:table-row>
        <table:table-row table:style-name="ro1">
          <table:table-cell office:value-type="date" office:date-value="2022-08-30T02:16:29.306959" calcext:value-type="date">
            <text:p>2022-08-30 02:16:29</text:p>
          </table:table-cell>
          <table:table-cell table:number-columns-repeated="1023"/>
        </table:table-row>
        <table:table-row table:style-name="ro1">
          <table:table-cell office:value-type="date" office:date-value="2022-08-30T02:17:00.241695" calcext:value-type="date">
            <text:p>2022-08-30 02:17:00</text:p>
          </table:table-cell>
          <table:table-cell table:number-columns-repeated="1023"/>
        </table:table-row>
        <table:table-row table:style-name="ro1">
          <table:table-cell office:value-type="date" office:date-value="2022-08-30T02:17:31.156572" calcext:value-type="date">
            <text:p>2022-08-30 02:17:31</text:p>
          </table:table-cell>
          <table:table-cell table:number-columns-repeated="1023"/>
        </table:table-row>
        <table:table-row table:style-name="ro1">
          <table:table-cell office:value-type="date" office:date-value="2022-08-30T02:18:02.076171" calcext:value-type="date">
            <text:p>2022-08-30 02:18:02</text:p>
          </table:table-cell>
          <table:table-cell table:number-columns-repeated="1023"/>
        </table:table-row>
        <table:table-row table:style-name="ro1">
          <table:table-cell office:value-type="date" office:date-value="2022-08-30T02:18:32.896344" calcext:value-type="date">
            <text:p>2022-08-30 02:18:33</text:p>
          </table:table-cell>
          <table:table-cell table:number-columns-repeated="1023"/>
        </table:table-row>
        <table:table-row table:style-name="ro1">
          <table:table-cell office:value-type="date" office:date-value="2022-08-30T02:19:04.646019" calcext:value-type="date">
            <text:p>2022-08-30 02:19:05</text:p>
          </table:table-cell>
          <table:table-cell table:number-columns-repeated="1023"/>
        </table:table-row>
        <table:table-row table:style-name="ro1">
          <table:table-cell office:value-type="date" office:date-value="2022-08-30T02:19:34.629343" calcext:value-type="date">
            <text:p>2022-08-30 02:19:35</text:p>
          </table:table-cell>
          <table:table-cell table:number-columns-repeated="1023"/>
        </table:table-row>
        <table:table-row table:style-name="ro1">
          <table:table-cell office:value-type="date" office:date-value="2022-08-30T02:20:08.727246" calcext:value-type="date">
            <text:p>2022-08-30 02:2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2:20:39.512333" calcext:value-type="date">
            <text:p>2022-08-30 02:20: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2:21:07.232637" calcext:value-type="date">
            <text:p>2022-08-30 02:21:07</text:p>
          </table:table-cell>
          <table:table-cell table:number-columns-repeated="1023"/>
        </table:table-row>
        <table:table-row table:style-name="ro1">
          <table:table-cell office:value-type="date" office:date-value="2022-08-30T02:21:38.2006" calcext:value-type="date">
            <text:p>2022-08-30 02:21:38</text:p>
          </table:table-cell>
          <table:table-cell table:number-columns-repeated="1023"/>
        </table:table-row>
        <table:table-row table:style-name="ro1">
          <table:table-cell office:value-type="date" office:date-value="2022-08-30T02:22:07.932493" calcext:value-type="date">
            <text:p>2022-08-30 02:22:08</text:p>
          </table:table-cell>
          <table:table-cell table:number-columns-repeated="1023"/>
        </table:table-row>
        <table:table-row table:style-name="ro1">
          <table:table-cell office:value-type="date" office:date-value="2022-08-30T02:22:37.514512" calcext:value-type="date">
            <text:p>2022-08-30 02:22:38</text:p>
          </table:table-cell>
          <table:table-cell table:number-columns-repeated="1023"/>
        </table:table-row>
        <table:table-row table:style-name="ro1">
          <table:table-cell office:value-type="date" office:date-value="2022-08-30T02:23:08.820326" calcext:value-type="date">
            <text:p>2022-08-30 02:23:09</text:p>
          </table:table-cell>
          <table:table-cell table:number-columns-repeated="1023"/>
        </table:table-row>
        <table:table-row table:style-name="ro1">
          <table:table-cell office:value-type="date" office:date-value="2022-08-30T02:23:39.724696" calcext:value-type="date">
            <text:p>2022-08-30 02:23:40</text:p>
          </table:table-cell>
          <table:table-cell table:number-columns-repeated="1023"/>
        </table:table-row>
        <table:table-row table:style-name="ro1">
          <table:table-cell office:value-type="date" office:date-value="2022-08-30T02:24:09.546261" calcext:value-type="date">
            <text:p>2022-08-30 02:24:10</text:p>
          </table:table-cell>
          <table:table-cell table:number-columns-repeated="1023"/>
        </table:table-row>
        <table:table-row table:style-name="ro1">
          <table:table-cell office:value-type="date" office:date-value="2022-08-30T02:24:41.306457" calcext:value-type="date">
            <text:p>2022-08-30 02:24:41</text:p>
          </table:table-cell>
          <table:table-cell table:number-columns-repeated="1023"/>
        </table:table-row>
        <table:table-row table:style-name="ro1">
          <table:table-cell office:value-type="date" office:date-value="2022-08-30T02:25:13.876637" calcext:value-type="date">
            <text:p>2022-08-30 02:25:14</text:p>
          </table:table-cell>
          <table:table-cell table:number-columns-repeated="1023"/>
        </table:table-row>
        <table:table-row table:style-name="ro1">
          <table:table-cell office:value-type="date" office:date-value="2022-08-30T02:25:43.124669" calcext:value-type="date">
            <text:p>2022-08-30 02:25:43</text:p>
          </table:table-cell>
          <table:table-cell table:number-columns-repeated="1023"/>
        </table:table-row>
        <table:table-row table:style-name="ro1">
          <table:table-cell office:value-type="date" office:date-value="2022-08-30T02:26:14.768979" calcext:value-type="date">
            <text:p>2022-08-30 02:26:15</text:p>
          </table:table-cell>
          <table:table-cell table:number-columns-repeated="1023"/>
        </table:table-row>
        <table:table-row table:style-name="ro1">
          <table:table-cell office:value-type="date" office:date-value="2022-08-30T02:26:44.718092" calcext:value-type="date">
            <text:p>2022-08-30 02:26:45</text:p>
          </table:table-cell>
          <table:table-cell table:number-columns-repeated="1023"/>
        </table:table-row>
        <table:table-row table:style-name="ro1">
          <table:table-cell office:value-type="date" office:date-value="2022-08-30T02:27:13.803129" calcext:value-type="date">
            <text:p>2022-08-30 02:27:14</text:p>
          </table:table-cell>
          <table:table-cell table:number-columns-repeated="1023"/>
        </table:table-row>
        <table:table-row table:style-name="ro1">
          <table:table-cell office:value-type="date" office:date-value="2022-08-30T02:27:46.803145" calcext:value-type="date">
            <text:p>2022-08-30 02:27:47</text:p>
          </table:table-cell>
          <table:table-cell table:number-columns-repeated="1023"/>
        </table:table-row>
        <table:table-row table:style-name="ro1">
          <table:table-cell office:value-type="date" office:date-value="2022-08-30T02:28:15.289114" calcext:value-type="date">
            <text:p>2022-08-30 02:28:15</text:p>
          </table:table-cell>
          <table:table-cell table:number-columns-repeated="1023"/>
        </table:table-row>
        <table:table-row table:style-name="ro1">
          <table:table-cell office:value-type="date" office:date-value="2022-08-30T02:28:45.672116" calcext:value-type="date">
            <text:p>2022-08-30 02:28:46</text:p>
          </table:table-cell>
          <table:table-cell table:number-columns-repeated="1023"/>
        </table:table-row>
        <table:table-row table:style-name="ro1">
          <table:table-cell office:value-type="date" office:date-value="2022-08-30T02:29:17.086984" calcext:value-type="date">
            <text:p>2022-08-30 02:29:17</text:p>
          </table:table-cell>
          <table:table-cell table:number-columns-repeated="1023"/>
        </table:table-row>
        <table:table-row table:style-name="ro1">
          <table:table-cell office:value-type="date" office:date-value="2022-08-30T02:29:47.70942" calcext:value-type="date">
            <text:p>2022-08-30 02:29:48</text:p>
          </table:table-cell>
          <table:table-cell table:number-columns-repeated="1023"/>
        </table:table-row>
        <table:table-row table:style-name="ro1">
          <table:table-cell office:value-type="date" office:date-value="2022-08-30T02:30:17.356753" calcext:value-type="date">
            <text:p>2022-08-30 02:30:17</text:p>
          </table:table-cell>
          <table:table-cell table:number-columns-repeated="1023"/>
        </table:table-row>
        <table:table-row table:style-name="ro1">
          <table:table-cell office:value-type="date" office:date-value="2022-08-30T02:30:49.892412" calcext:value-type="date">
            <text:p>2022-08-30 02:30:50</text:p>
          </table:table-cell>
          <table:table-cell table:number-columns-repeated="1023"/>
        </table:table-row>
        <table:table-row table:style-name="ro1">
          <table:table-cell office:value-type="date" office:date-value="2022-08-30T02:31:19.728325" calcext:value-type="date">
            <text:p>2022-08-30 02:31:20</text:p>
          </table:table-cell>
          <table:table-cell table:number-columns-repeated="1023"/>
        </table:table-row>
        <table:table-row table:style-name="ro1">
          <table:table-cell office:value-type="date" office:date-value="2022-08-30T02:31:51.162225" calcext:value-type="date">
            <text:p>2022-08-30 02:31: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2:32:21.848034" calcext:value-type="date">
            <text:p>2022-08-30 02:32:22</text:p>
          </table:table-cell>
          <table:table-cell table:number-columns-repeated="1023"/>
        </table:table-row>
        <table:table-row table:style-name="ro1">
          <table:table-cell office:value-type="date" office:date-value="2022-08-30T02:32:53.141215" calcext:value-type="date">
            <text:p>2022-08-30 02:32:53</text:p>
          </table:table-cell>
          <table:table-cell table:number-columns-repeated="1023"/>
        </table:table-row>
        <table:table-row table:style-name="ro1">
          <table:table-cell office:value-type="date" office:date-value="2022-08-30T02:33:20.932737" calcext:value-type="date">
            <text:p>2022-08-30 02:33:21</text:p>
          </table:table-cell>
          <table:table-cell table:number-columns-repeated="1023"/>
        </table:table-row>
        <table:table-row table:style-name="ro1">
          <table:table-cell office:value-type="date" office:date-value="2022-08-30T02:33:51.087026" calcext:value-type="date">
            <text:p>2022-08-30 02:33:51</text:p>
          </table:table-cell>
          <table:table-cell table:number-columns-repeated="1023"/>
        </table:table-row>
        <table:table-row table:style-name="ro1">
          <table:table-cell office:value-type="date" office:date-value="2022-08-30T02:34:22.087453" calcext:value-type="date">
            <text:p>2022-08-30 02:34:22</text:p>
          </table:table-cell>
          <table:table-cell table:number-columns-repeated="1023"/>
        </table:table-row>
        <table:table-row table:style-name="ro1">
          <table:table-cell office:value-type="date" office:date-value="2022-08-30T02:34:52.599041" calcext:value-type="date">
            <text:p>2022-08-30 02:34:53</text:p>
          </table:table-cell>
          <table:table-cell table:number-columns-repeated="1023"/>
        </table:table-row>
        <table:table-row table:style-name="ro1">
          <table:table-cell office:value-type="date" office:date-value="2022-08-30T02:35:23.26672" calcext:value-type="date">
            <text:p>2022-08-30 02:35:23</text:p>
          </table:table-cell>
          <table:table-cell table:number-columns-repeated="1023"/>
        </table:table-row>
        <table:table-row table:style-name="ro1">
          <table:table-cell office:value-type="date" office:date-value="2022-08-30T02:35:52.20889" calcext:value-type="date">
            <text:p>2022-08-30 02:35:52</text:p>
          </table:table-cell>
          <table:table-cell table:number-columns-repeated="1023"/>
        </table:table-row>
        <table:table-row table:style-name="ro1">
          <table:table-cell office:value-type="date" office:date-value="2022-08-30T02:36:25.707259" calcext:value-type="date">
            <text:p>2022-08-30 02:36:26</text:p>
          </table:table-cell>
          <table:table-cell table:number-columns-repeated="1023"/>
        </table:table-row>
        <table:table-row table:style-name="ro1">
          <table:table-cell office:value-type="date" office:date-value="2022-08-30T02:36:54.696695" calcext:value-type="date">
            <text:p>2022-08-30 02:36:55</text:p>
          </table:table-cell>
          <table:table-cell table:number-columns-repeated="1023"/>
        </table:table-row>
        <table:table-row table:style-name="ro1">
          <table:table-cell office:value-type="date" office:date-value="2022-08-30T02:37:25.349155" calcext:value-type="date">
            <text:p>2022-08-30 02:37:25</text:p>
          </table:table-cell>
          <table:table-cell table:number-columns-repeated="1023"/>
        </table:table-row>
        <table:table-row table:style-name="ro1">
          <table:table-cell office:value-type="date" office:date-value="2022-08-30T02:37:57.016772" calcext:value-type="date">
            <text:p>2022-08-30 02:37:57</text:p>
          </table:table-cell>
          <table:table-cell table:number-columns-repeated="1023"/>
        </table:table-row>
        <table:table-row table:style-name="ro1">
          <table:table-cell office:value-type="date" office:date-value="2022-08-30T02:38:26.745723" calcext:value-type="date">
            <text:p>2022-08-30 02:38:27</text:p>
          </table:table-cell>
          <table:table-cell table:number-columns-repeated="1023"/>
        </table:table-row>
        <table:table-row table:style-name="ro1">
          <table:table-cell office:value-type="date" office:date-value="2022-08-30T02:38:56.879308" calcext:value-type="date">
            <text:p>2022-08-30 02:38:57</text:p>
          </table:table-cell>
          <table:table-cell table:number-columns-repeated="1023"/>
        </table:table-row>
        <table:table-row table:style-name="ro1">
          <table:table-cell office:value-type="date" office:date-value="2022-08-30T02:39:28.095962" calcext:value-type="date">
            <text:p>2022-08-30 02:39:28</text:p>
          </table:table-cell>
          <table:table-cell table:number-columns-repeated="1023"/>
        </table:table-row>
        <table:table-row table:style-name="ro1">
          <table:table-cell office:value-type="date" office:date-value="2022-08-30T02:39:57.991662" calcext:value-type="date">
            <text:p>2022-08-30 02:39:58</text:p>
          </table:table-cell>
          <table:table-cell table:number-columns-repeated="1023"/>
        </table:table-row>
        <table:table-row table:style-name="ro1">
          <table:table-cell office:value-type="date" office:date-value="2022-08-30T02:40:29.090964" calcext:value-type="date">
            <text:p>2022-08-30 02:40:29</text:p>
          </table:table-cell>
          <table:table-cell table:number-columns-repeated="1023"/>
        </table:table-row>
        <table:table-row table:style-name="ro1">
          <table:table-cell office:value-type="date" office:date-value="2022-08-30T02:40:58.930493" calcext:value-type="date">
            <text:p>2022-08-30 02:40:59</text:p>
          </table:table-cell>
          <table:table-cell table:number-columns-repeated="1023"/>
        </table:table-row>
        <table:table-row table:style-name="ro1">
          <table:table-cell office:value-type="date" office:date-value="2022-08-30T02:41:30.732976" calcext:value-type="date">
            <text:p>2022-08-30 02:41:31</text:p>
          </table:table-cell>
          <table:table-cell table:number-columns-repeated="1023"/>
        </table:table-row>
        <table:table-row table:style-name="ro1">
          <table:table-cell office:value-type="date" office:date-value="2022-08-30T02:42:00.599367" calcext:value-type="date">
            <text:p>2022-08-30 02:42:01</text:p>
          </table:table-cell>
          <table:table-cell table:number-columns-repeated="1023"/>
        </table:table-row>
        <table:table-row table:style-name="ro1">
          <table:table-cell office:value-type="date" office:date-value="2022-08-30T02:42:32.196679" calcext:value-type="date">
            <text:p>2022-08-30 02:42:32</text:p>
          </table:table-cell>
          <table:table-cell table:number-columns-repeated="1023"/>
        </table:table-row>
        <table:table-row table:style-name="ro1">
          <table:table-cell office:value-type="date" office:date-value="2022-08-30T02:43:03.364239" calcext:value-type="date">
            <text:p>2022-08-30 02:43:03</text:p>
          </table:table-cell>
          <table:table-cell table:number-columns-repeated="1023"/>
        </table:table-row>
        <table:table-row table:style-name="ro1">
          <table:table-cell office:value-type="date" office:date-value="2022-08-30T02:43:32.796063" calcext:value-type="date">
            <text:p>2022-08-30 02:43:33</text:p>
          </table:table-cell>
          <table:table-cell table:number-columns-repeated="1023"/>
        </table:table-row>
        <table:table-row table:style-name="ro1">
          <table:table-cell office:value-type="date" office:date-value="2022-08-30T02:44:02.599261" calcext:value-type="date">
            <text:p>2022-08-30 02:44:03</text:p>
          </table:table-cell>
          <table:table-cell table:number-columns-repeated="1023"/>
        </table:table-row>
        <table:table-row table:style-name="ro1">
          <table:table-cell office:value-type="date" office:date-value="2022-08-30T02:44:33.438753" calcext:value-type="date">
            <text:p>2022-08-30 02:44:33</text:p>
          </table:table-cell>
          <table:table-cell table:number-columns-repeated="1023"/>
        </table:table-row>
        <table:table-row table:style-name="ro1">
          <table:table-cell office:value-type="date" office:date-value="2022-08-30T02:45:08.112014" calcext:value-type="date">
            <text:p>2022-08-30 02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2:45:40.288282" calcext:value-type="date">
            <text:p>2022-08-30 02:45: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2:46:05.47642" calcext:value-type="date">
            <text:p>2022-08-30 02:46:05</text:p>
          </table:table-cell>
          <table:table-cell table:number-columns-repeated="1023"/>
        </table:table-row>
        <table:table-row table:style-name="ro1">
          <table:table-cell office:value-type="date" office:date-value="2022-08-30T02:46:37.221198" calcext:value-type="date">
            <text:p>2022-08-30 02:46:37</text:p>
          </table:table-cell>
          <table:table-cell table:number-columns-repeated="1023"/>
        </table:table-row>
        <table:table-row table:style-name="ro1">
          <table:table-cell office:value-type="date" office:date-value="2022-08-30T02:47:06.266067" calcext:value-type="date">
            <text:p>2022-08-30 02:47:06</text:p>
          </table:table-cell>
          <table:table-cell table:number-columns-repeated="1023"/>
        </table:table-row>
        <table:table-row table:style-name="ro1">
          <table:table-cell office:value-type="date" office:date-value="2022-08-30T02:47:35.979246" calcext:value-type="date">
            <text:p>2022-08-30 02:47:36</text:p>
          </table:table-cell>
          <table:table-cell table:number-columns-repeated="1023"/>
        </table:table-row>
        <table:table-row table:style-name="ro1">
          <table:table-cell office:value-type="date" office:date-value="2022-08-30T02:48:08.287444" calcext:value-type="date">
            <text:p>2022-08-30 02:48:08</text:p>
          </table:table-cell>
          <table:table-cell table:number-columns-repeated="1023"/>
        </table:table-row>
        <table:table-row table:style-name="ro1">
          <table:table-cell office:value-type="date" office:date-value="2022-08-30T02:48:36.893205" calcext:value-type="date">
            <text:p>2022-08-30 02:48:37</text:p>
          </table:table-cell>
          <table:table-cell table:number-columns-repeated="1023"/>
        </table:table-row>
        <table:table-row table:style-name="ro1">
          <table:table-cell office:value-type="date" office:date-value="2022-08-30T02:49:08.300034" calcext:value-type="date">
            <text:p>2022-08-30 02:49:08</text:p>
          </table:table-cell>
          <table:table-cell table:number-columns-repeated="1023"/>
        </table:table-row>
        <table:table-row table:style-name="ro1">
          <table:table-cell office:value-type="date" office:date-value="2022-08-30T02:49:39.001495" calcext:value-type="date">
            <text:p>2022-08-30 02:49:39</text:p>
          </table:table-cell>
          <table:table-cell table:number-columns-repeated="1023"/>
        </table:table-row>
        <table:table-row table:style-name="ro1">
          <table:table-cell office:value-type="date" office:date-value="2022-08-30T02:50:09.798579" calcext:value-type="date">
            <text:p>2022-08-30 02:50:10</text:p>
          </table:table-cell>
          <table:table-cell table:number-columns-repeated="1023"/>
        </table:table-row>
        <table:table-row table:style-name="ro1">
          <table:table-cell office:value-type="date" office:date-value="2022-08-30T02:50:40.452948" calcext:value-type="date">
            <text:p>2022-08-30 02:50:40</text:p>
          </table:table-cell>
          <table:table-cell table:number-columns-repeated="1023"/>
        </table:table-row>
        <table:table-row table:style-name="ro1">
          <table:table-cell office:value-type="date" office:date-value="2022-08-30T02:51:10.05807" calcext:value-type="date">
            <text:p>2022-08-30 02:51:10</text:p>
          </table:table-cell>
          <table:table-cell table:number-columns-repeated="1023"/>
        </table:table-row>
        <table:table-row table:style-name="ro1">
          <table:table-cell office:value-type="date" office:date-value="2022-08-30T02:51:41.305937" calcext:value-type="date">
            <text:p>2022-08-30 02:51:41</text:p>
          </table:table-cell>
          <table:table-cell table:number-columns-repeated="1023"/>
        </table:table-row>
        <table:table-row table:style-name="ro1">
          <table:table-cell office:value-type="date" office:date-value="2022-08-30T02:52:10.866514" calcext:value-type="date">
            <text:p>2022-08-30 02:52:11</text:p>
          </table:table-cell>
          <table:table-cell table:number-columns-repeated="1023"/>
        </table:table-row>
        <table:table-row table:style-name="ro1">
          <table:table-cell office:value-type="date" office:date-value="2022-08-30T02:52:43.148543" calcext:value-type="date">
            <text:p>2022-08-30 02:52:43</text:p>
          </table:table-cell>
          <table:table-cell table:number-columns-repeated="1023"/>
        </table:table-row>
        <table:table-row table:style-name="ro1">
          <table:table-cell office:value-type="date" office:date-value="2022-08-30T02:53:13.253734" calcext:value-type="date">
            <text:p>2022-08-30 02:53:13</text:p>
          </table:table-cell>
          <table:table-cell table:number-columns-repeated="1023"/>
        </table:table-row>
        <table:table-row table:style-name="ro1">
          <table:table-cell office:value-type="date" office:date-value="2022-08-30T02:53:44.279099" calcext:value-type="date">
            <text:p>2022-08-30 02:53:44</text:p>
          </table:table-cell>
          <table:table-cell table:number-columns-repeated="1023"/>
        </table:table-row>
        <table:table-row table:style-name="ro1">
          <table:table-cell office:value-type="date" office:date-value="2022-08-30T02:54:12.611889" calcext:value-type="date">
            <text:p>2022-08-30 02:54:13</text:p>
          </table:table-cell>
          <table:table-cell table:number-columns-repeated="1023"/>
        </table:table-row>
        <table:table-row table:style-name="ro1">
          <table:table-cell office:value-type="date" office:date-value="2022-08-30T02:54:42.550998" calcext:value-type="date">
            <text:p>2022-08-30 02:54:43</text:p>
          </table:table-cell>
          <table:table-cell table:number-columns-repeated="1023"/>
        </table:table-row>
        <table:table-row table:style-name="ro1">
          <table:table-cell office:value-type="date" office:date-value="2022-08-30T02:55:12.60255" calcext:value-type="date">
            <text:p>2022-08-30 02:55:13</text:p>
          </table:table-cell>
          <table:table-cell table:number-columns-repeated="1023"/>
        </table:table-row>
        <table:table-row table:style-name="ro1">
          <table:table-cell office:value-type="date" office:date-value="2022-08-30T02:55:44.548086" calcext:value-type="date">
            <text:p>2022-08-30 02:55:45</text:p>
          </table:table-cell>
          <table:table-cell table:number-columns-repeated="1023"/>
        </table:table-row>
        <table:table-row table:style-name="ro1">
          <table:table-cell office:value-type="date" office:date-value="2022-08-30T02:56:15.259891" calcext:value-type="date">
            <text:p>2022-08-30 02:56:15</text:p>
          </table:table-cell>
          <table:table-cell table:number-columns-repeated="1023"/>
        </table:table-row>
        <table:table-row table:style-name="ro1">
          <table:table-cell office:value-type="date" office:date-value="2022-08-30T02:56:44.417693" calcext:value-type="date">
            <text:p>2022-08-30 02:56:44</text:p>
          </table:table-cell>
          <table:table-cell table:number-columns-repeated="1023"/>
        </table:table-row>
        <table:table-row table:style-name="ro1">
          <table:table-cell office:value-type="date" office:date-value="2022-08-30T02:57:16.145549" calcext:value-type="date">
            <text:p>2022-08-30 02:57:16</text:p>
          </table:table-cell>
          <table:table-cell table:number-columns-repeated="1023"/>
        </table:table-row>
        <table:table-row table:style-name="ro1">
          <table:table-cell office:value-type="date" office:date-value="2022-08-30T02:57:45.7158" calcext:value-type="date">
            <text:p>2022-08-30 02:57:46</text:p>
          </table:table-cell>
          <table:table-cell table:number-columns-repeated="1023"/>
        </table:table-row>
        <table:table-row table:style-name="ro1">
          <table:table-cell office:value-type="date" office:date-value="2022-08-30T02:58:15.68237" calcext:value-type="date">
            <text:p>2022-08-30 02:58:16</text:p>
          </table:table-cell>
          <table:table-cell table:number-columns-repeated="1023"/>
        </table:table-row>
        <table:table-row table:style-name="ro1">
          <table:table-cell office:value-type="date" office:date-value="2022-08-30T02:58:46.879143" calcext:value-type="date">
            <text:p>2022-08-30 02:58:47</text:p>
          </table:table-cell>
          <table:table-cell table:number-columns-repeated="1023"/>
        </table:table-row>
        <table:table-row table:style-name="ro1">
          <table:table-cell office:value-type="date" office:date-value="2022-08-30T02:59:17.227756" calcext:value-type="date">
            <text:p>2022-08-30 02:59:17</text:p>
          </table:table-cell>
          <table:table-cell table:number-columns-repeated="1023"/>
        </table:table-row>
        <table:table-row table:style-name="ro1">
          <table:table-cell office:value-type="date" office:date-value="2022-08-30T02:59:48.378813" calcext:value-type="date">
            <text:p>2022-08-30 02:59:48</text:p>
          </table:table-cell>
          <table:table-cell table:number-columns-repeated="1023"/>
        </table:table-row>
        <table:table-row table:style-name="ro1">
          <table:table-cell office:value-type="date" office:date-value="2022-08-30T03:00:18.521095" calcext:value-type="date">
            <text:p>2022-08-30 03:00:19</text:p>
          </table:table-cell>
          <table:table-cell table:number-columns-repeated="1023"/>
        </table:table-row>
        <table:table-row table:style-name="ro1">
          <table:table-cell office:value-type="date" office:date-value="2022-08-30T03:00:47.553648" calcext:value-type="date">
            <text:p>2022-08-30 03:00:48</text:p>
          </table:table-cell>
          <table:table-cell table:number-columns-repeated="1023"/>
        </table:table-row>
        <table:table-row table:style-name="ro1">
          <table:table-cell office:value-type="date" office:date-value="2022-08-30T03:01:18.786055" calcext:value-type="date">
            <text:p>2022-08-30 03:01:19</text:p>
          </table:table-cell>
          <table:table-cell table:number-columns-repeated="1023"/>
        </table:table-row>
        <table:table-row table:style-name="ro1">
          <table:table-cell office:value-type="date" office:date-value="2022-08-30T03:01:48.592491" calcext:value-type="date">
            <text:p>2022-08-30 03:01:49</text:p>
          </table:table-cell>
          <table:table-cell table:number-columns-repeated="1023"/>
        </table:table-row>
        <table:table-row table:style-name="ro1">
          <table:table-cell office:value-type="date" office:date-value="2022-08-30T03:02:21.064845" calcext:value-type="date">
            <text:p>2022-08-30 03:02:21</text:p>
          </table:table-cell>
          <table:table-cell table:number-columns-repeated="1023"/>
        </table:table-row>
        <table:table-row table:style-name="ro1">
          <table:table-cell office:value-type="date" office:date-value="2022-08-30T03:02:51.021279" calcext:value-type="date">
            <text:p>2022-08-30 03:02:51</text:p>
          </table:table-cell>
          <table:table-cell table:number-columns-repeated="1023"/>
        </table:table-row>
        <table:table-row table:style-name="ro1">
          <table:table-cell office:value-type="date" office:date-value="2022-08-30T03:03:22.145839" calcext:value-type="date">
            <text:p>2022-08-30 03:03:22</text:p>
          </table:table-cell>
          <table:table-cell table:number-columns-repeated="1023"/>
        </table:table-row>
        <table:table-row table:style-name="ro1">
          <table:table-cell office:value-type="date" office:date-value="2022-08-30T03:03:51.154483" calcext:value-type="date">
            <text:p>2022-08-30 03:03:51</text:p>
          </table:table-cell>
          <table:table-cell table:number-columns-repeated="1023"/>
        </table:table-row>
        <table:table-row table:style-name="ro1">
          <table:table-cell office:value-type="date" office:date-value="2022-08-30T03:04:21.415802" calcext:value-type="date">
            <text:p>2022-08-30 03:04:21</text:p>
          </table:table-cell>
          <table:table-cell table:number-columns-repeated="1023"/>
        </table:table-row>
        <table:table-row table:style-name="ro1">
          <table:table-cell office:value-type="date" office:date-value="2022-08-30T03:04:52.259437" calcext:value-type="date">
            <text:p>2022-08-30 03:04:52</text:p>
          </table:table-cell>
          <table:table-cell table:number-columns-repeated="1023"/>
        </table:table-row>
        <table:table-row table:style-name="ro1">
          <table:table-cell office:value-type="date" office:date-value="2022-08-30T03:05:22.189314" calcext:value-type="date">
            <text:p>2022-08-30 03:05:22</text:p>
          </table:table-cell>
          <table:table-cell table:number-columns-repeated="1023"/>
        </table:table-row>
        <table:table-row table:style-name="ro1">
          <table:table-cell office:value-type="date" office:date-value="2022-08-30T03:05:54.491202" calcext:value-type="date">
            <text:p>2022-08-30 03:05:54</text:p>
          </table:table-cell>
          <table:table-cell table:number-columns-repeated="1023"/>
        </table:table-row>
        <table:table-row table:style-name="ro1">
          <table:table-cell office:value-type="date" office:date-value="2022-08-30T03:06:23.165185" calcext:value-type="date">
            <text:p>2022-08-30 03:06:23</text:p>
          </table:table-cell>
          <table:table-cell table:number-columns-repeated="1023"/>
        </table:table-row>
        <table:table-row table:style-name="ro1">
          <table:table-cell office:value-type="date" office:date-value="2022-08-30T03:06:54.253627" calcext:value-type="date">
            <text:p>2022-08-30 03:06:54</text:p>
          </table:table-cell>
          <table:table-cell table:number-columns-repeated="1023"/>
        </table:table-row>
        <table:table-row table:style-name="ro1">
          <table:table-cell office:value-type="date" office:date-value="2022-08-30T03:07:25.606787" calcext:value-type="date">
            <text:p>2022-08-30 03:07:26</text:p>
          </table:table-cell>
          <table:table-cell table:number-columns-repeated="1023"/>
        </table:table-row>
        <table:table-row table:style-name="ro1">
          <table:table-cell office:value-type="date" office:date-value="2022-08-30T03:07:54.303128" calcext:value-type="date">
            <text:p>2022-08-30 03:07:54</text:p>
          </table:table-cell>
          <table:table-cell table:number-columns-repeated="1023"/>
        </table:table-row>
        <table:table-row table:style-name="ro1">
          <table:table-cell office:value-type="date" office:date-value="2022-08-30T03:08:25.662165" calcext:value-type="date">
            <text:p>2022-08-30 03:08:26</text:p>
          </table:table-cell>
          <table:table-cell table:number-columns-repeated="1023"/>
        </table:table-row>
        <table:table-row table:style-name="ro1">
          <table:table-cell office:value-type="date" office:date-value="2022-08-30T03:08:55.658967" calcext:value-type="date">
            <text:p>2022-08-30 03:08:56</text:p>
          </table:table-cell>
          <table:table-cell table:number-columns-repeated="1023"/>
        </table:table-row>
        <table:table-row table:style-name="ro1">
          <table:table-cell office:value-type="date" office:date-value="2022-08-30T03:09:26.746071" calcext:value-type="date">
            <text:p>2022-08-30 03:09:27</text:p>
          </table:table-cell>
          <table:table-cell table:number-columns-repeated="1023"/>
        </table:table-row>
        <table:table-row table:style-name="ro1">
          <table:table-cell office:value-type="date" office:date-value="2022-08-30T03:09:56.413188" calcext:value-type="date">
            <text:p>2022-08-30 03:09:56</text:p>
          </table:table-cell>
          <table:table-cell table:number-columns-repeated="1023"/>
        </table:table-row>
        <table:table-row table:style-name="ro1">
          <table:table-cell office:value-type="date" office:date-value="2022-08-30T03:10:27.040619" calcext:value-type="date">
            <text:p>2022-08-30 03:10:27</text:p>
          </table:table-cell>
          <table:table-cell table:number-columns-repeated="1023"/>
        </table:table-row>
        <table:table-row table:style-name="ro1">
          <table:table-cell office:value-type="date" office:date-value="2022-08-30T03:10:59.246445" calcext:value-type="date">
            <text:p>2022-08-30 03:10:59</text:p>
          </table:table-cell>
          <table:table-cell table:number-columns-repeated="1023"/>
        </table:table-row>
        <table:table-row table:style-name="ro1">
          <table:table-cell office:value-type="date" office:date-value="2022-08-30T03:11:29.005144" calcext:value-type="date">
            <text:p>2022-08-30 03:11:29</text:p>
          </table:table-cell>
          <table:table-cell table:number-columns-repeated="1023"/>
        </table:table-row>
        <table:table-row table:style-name="ro1">
          <table:table-cell office:value-type="date" office:date-value="2022-08-30T03:11:58.278503" calcext:value-type="date">
            <text:p>2022-08-30 03:11:58</text:p>
          </table:table-cell>
          <table:table-cell table:number-columns-repeated="1023"/>
        </table:table-row>
        <table:table-row table:style-name="ro1">
          <table:table-cell office:value-type="date" office:date-value="2022-08-30T03:12:31.912062" calcext:value-type="date">
            <text:p>2022-08-30 03:12:32</text:p>
          </table:table-cell>
          <table:table-cell table:number-columns-repeated="1023"/>
        </table:table-row>
        <table:table-row table:style-name="ro1">
          <table:table-cell office:value-type="date" office:date-value="2022-08-30T03:13:00.043367" calcext:value-type="date">
            <text:p>2022-08-30 03:13:00</text:p>
          </table:table-cell>
          <table:table-cell table:number-columns-repeated="1023"/>
        </table:table-row>
        <table:table-row table:style-name="ro1">
          <table:table-cell office:value-type="date" office:date-value="2022-08-30T03:13:31.341724" calcext:value-type="date">
            <text:p>2022-08-30 03:13:31</text:p>
          </table:table-cell>
          <table:table-cell table:number-columns-repeated="1023"/>
        </table:table-row>
        <table:table-row table:style-name="ro1">
          <table:table-cell office:value-type="date" office:date-value="2022-08-30T03:14:00.344818" calcext:value-type="date">
            <text:p>2022-08-30 03:14:00</text:p>
          </table:table-cell>
          <table:table-cell table:number-columns-repeated="1023"/>
        </table:table-row>
        <table:table-row table:style-name="ro1">
          <table:table-cell office:value-type="date" office:date-value="2022-08-30T03:14:29.581991" calcext:value-type="date">
            <text:p>2022-08-30 03:14:30</text:p>
          </table:table-cell>
          <table:table-cell table:number-columns-repeated="1023"/>
        </table:table-row>
        <table:table-row table:style-name="ro1">
          <table:table-cell office:value-type="date" office:date-value="2022-08-30T03:15:08.227579" calcext:value-type="date">
            <text:p>2022-08-30 03:15: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3:15:37.730279" calcext:value-type="date">
            <text:p>2022-08-30 03:15:38</text:p>
          </table:table-cell>
          <table:table-cell table:number-columns-repeated="1023"/>
        </table:table-row>
        <table:table-row table:style-name="ro1">
          <table:table-cell office:value-type="date" office:date-value="2022-08-30T03:16:01.386689" calcext:value-type="date">
            <text:p>2022-08-30 03:16:01</text:p>
          </table:table-cell>
          <table:table-cell table:number-columns-repeated="1023"/>
        </table:table-row>
        <table:table-row table:style-name="ro1">
          <table:table-cell office:value-type="date" office:date-value="2022-08-30T03:16:31.50225" calcext:value-type="date">
            <text:p>2022-08-30 03:16:32</text:p>
          </table:table-cell>
          <table:table-cell table:number-columns-repeated="1023"/>
        </table:table-row>
        <table:table-row table:style-name="ro1">
          <table:table-cell office:value-type="date" office:date-value="2022-08-30T03:17:03.64948" calcext:value-type="date">
            <text:p>2022-08-30 03:17:04</text:p>
          </table:table-cell>
          <table:table-cell table:number-columns-repeated="1023"/>
        </table:table-row>
        <table:table-row table:style-name="ro1">
          <table:table-cell office:value-type="date" office:date-value="2022-08-30T03:17:33.657767" calcext:value-type="date">
            <text:p>2022-08-30 03:17:34</text:p>
          </table:table-cell>
          <table:table-cell table:number-columns-repeated="1023"/>
        </table:table-row>
        <table:table-row table:style-name="ro1">
          <table:table-cell office:value-type="date" office:date-value="2022-08-30T03:18:03.043118" calcext:value-type="date">
            <text:p>2022-08-30 03:18:03</text:p>
          </table:table-cell>
          <table:table-cell table:number-columns-repeated="1023"/>
        </table:table-row>
        <table:table-row table:style-name="ro1">
          <table:table-cell office:value-type="date" office:date-value="2022-08-30T03:18:33.208157" calcext:value-type="date">
            <text:p>2022-08-30 03:18:33</text:p>
          </table:table-cell>
          <table:table-cell table:number-columns-repeated="1023"/>
        </table:table-row>
        <table:table-row table:style-name="ro1">
          <table:table-cell office:value-type="date" office:date-value="2022-08-30T03:19:02.369161" calcext:value-type="date">
            <text:p>2022-08-30 03:19:02</text:p>
          </table:table-cell>
          <table:table-cell table:number-columns-repeated="1023"/>
        </table:table-row>
        <table:table-row table:style-name="ro1">
          <table:table-cell office:value-type="date" office:date-value="2022-08-30T03:19:33.326583" calcext:value-type="date">
            <text:p>2022-08-30 03:19:33</text:p>
          </table:table-cell>
          <table:table-cell table:number-columns-repeated="1023"/>
        </table:table-row>
        <table:table-row table:style-name="ro1">
          <table:table-cell office:value-type="date" office:date-value="2022-08-30T03:20:08.601482" calcext:value-type="date">
            <text:p>2022-08-30 03:2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3:20:36.463263" calcext:value-type="date">
            <text:p>2022-08-30 03:20:36</text:p>
          </table:table-cell>
          <table:table-cell table:number-columns-repeated="1023"/>
        </table:table-row>
        <table:table-row table:style-name="ro1">
          <table:table-cell office:value-type="date" office:date-value="2022-08-30T03:21:05.718778" calcext:value-type="date">
            <text:p>2022-08-30 03:21:06</text:p>
          </table:table-cell>
          <table:table-cell table:number-columns-repeated="1023"/>
        </table:table-row>
        <table:table-row table:style-name="ro1">
          <table:table-cell office:value-type="date" office:date-value="2022-08-30T03:21:36.428621" calcext:value-type="date">
            <text:p>2022-08-30 03:21:36</text:p>
          </table:table-cell>
          <table:table-cell table:number-columns-repeated="1023"/>
        </table:table-row>
        <table:table-row table:style-name="ro1">
          <table:table-cell office:value-type="date" office:date-value="2022-08-30T03:22:05.726112" calcext:value-type="date">
            <text:p>2022-08-30 03:22:06</text:p>
          </table:table-cell>
          <table:table-cell table:number-columns-repeated="1023"/>
        </table:table-row>
        <table:table-row table:style-name="ro1">
          <table:table-cell office:value-type="date" office:date-value="2022-08-30T03:22:37.914385" calcext:value-type="date">
            <text:p>2022-08-30 03:22:38</text:p>
          </table:table-cell>
          <table:table-cell table:number-columns-repeated="1023"/>
        </table:table-row>
        <table:table-row table:style-name="ro1">
          <table:table-cell office:value-type="date" office:date-value="2022-08-30T03:23:06.589401" calcext:value-type="date">
            <text:p>2022-08-30 03:23:07</text:p>
          </table:table-cell>
          <table:table-cell table:number-columns-repeated="1023"/>
        </table:table-row>
        <table:table-row table:style-name="ro1">
          <table:table-cell office:value-type="date" office:date-value="2022-08-30T03:23:37.582379" calcext:value-type="date">
            <text:p>2022-08-30 03:23:38</text:p>
          </table:table-cell>
          <table:table-cell table:number-columns-repeated="1023"/>
        </table:table-row>
        <table:table-row table:style-name="ro1">
          <table:table-cell office:value-type="date" office:date-value="2022-08-30T03:24:08.459674" calcext:value-type="date">
            <text:p>2022-08-30 03:24:08</text:p>
          </table:table-cell>
          <table:table-cell table:number-columns-repeated="1023"/>
        </table:table-row>
        <table:table-row table:style-name="ro1">
          <table:table-cell office:value-type="date" office:date-value="2022-08-30T03:24:39.944948" calcext:value-type="date">
            <text:p>2022-08-30 03:24:40</text:p>
          </table:table-cell>
          <table:table-cell table:number-columns-repeated="1023"/>
        </table:table-row>
        <table:table-row table:style-name="ro1">
          <table:table-cell office:value-type="date" office:date-value="2022-08-30T03:25:10.410477" calcext:value-type="date">
            <text:p>2022-08-30 03:25:10</text:p>
          </table:table-cell>
          <table:table-cell table:number-columns-repeated="1023"/>
        </table:table-row>
        <table:table-row table:style-name="ro1">
          <table:table-cell office:value-type="date" office:date-value="2022-08-30T03:25:41.091301" calcext:value-type="date">
            <text:p>2022-08-30 03:25:41</text:p>
          </table:table-cell>
          <table:table-cell table:number-columns-repeated="1023"/>
        </table:table-row>
        <table:table-row table:style-name="ro1">
          <table:table-cell office:value-type="date" office:date-value="2022-08-30T03:26:10.984651" calcext:value-type="date">
            <text:p>2022-08-30 03:26:11</text:p>
          </table:table-cell>
          <table:table-cell table:number-columns-repeated="1023"/>
        </table:table-row>
        <table:table-row table:style-name="ro1">
          <table:table-cell office:value-type="date" office:date-value="2022-08-30T03:26:41.600363" calcext:value-type="date">
            <text:p>2022-08-30 03:26:42</text:p>
          </table:table-cell>
          <table:table-cell table:number-columns-repeated="1023"/>
        </table:table-row>
        <table:table-row table:style-name="ro1">
          <table:table-cell office:value-type="date" office:date-value="2022-08-30T03:27:12.431535" calcext:value-type="date">
            <text:p>2022-08-30 03:27:12</text:p>
          </table:table-cell>
          <table:table-cell table:number-columns-repeated="1023"/>
        </table:table-row>
        <table:table-row table:style-name="ro1">
          <table:table-cell office:value-type="date" office:date-value="2022-08-30T03:27:45.167003" calcext:value-type="date">
            <text:p>2022-08-30 03:27:45</text:p>
          </table:table-cell>
          <table:table-cell table:number-columns-repeated="1023"/>
        </table:table-row>
        <table:table-row table:style-name="ro1">
          <table:table-cell office:value-type="date" office:date-value="2022-08-30T03:28:14.430749" calcext:value-type="date">
            <text:p>2022-08-30 03:28:14</text:p>
          </table:table-cell>
          <table:table-cell table:number-columns-repeated="1023"/>
        </table:table-row>
        <table:table-row table:style-name="ro1">
          <table:table-cell office:value-type="date" office:date-value="2022-08-30T03:28:45.286763" calcext:value-type="date">
            <text:p>2022-08-30 03:28:45</text:p>
          </table:table-cell>
          <table:table-cell table:number-columns-repeated="1023"/>
        </table:table-row>
        <table:table-row table:style-name="ro1">
          <table:table-cell office:value-type="date" office:date-value="2022-08-30T03:29:15.301358" calcext:value-type="date">
            <text:p>2022-08-30 03:29:15</text:p>
          </table:table-cell>
          <table:table-cell table:number-columns-repeated="1023"/>
        </table:table-row>
        <table:table-row table:style-name="ro1">
          <table:table-cell office:value-type="date" office:date-value="2022-08-30T03:29:45.053099" calcext:value-type="date">
            <text:p>2022-08-30 03:29:45</text:p>
          </table:table-cell>
          <table:table-cell table:number-columns-repeated="1023"/>
        </table:table-row>
        <table:table-row table:style-name="ro1">
          <table:table-cell office:value-type="date" office:date-value="2022-08-30T03:30:16.570357" calcext:value-type="date">
            <text:p>2022-08-30 03:30:17</text:p>
          </table:table-cell>
          <table:table-cell table:number-columns-repeated="1023"/>
        </table:table-row>
        <table:table-row table:style-name="ro1">
          <table:table-cell office:value-type="date" office:date-value="2022-08-30T03:30:45.605354" calcext:value-type="date">
            <text:p>2022-08-30 03:30:46</text:p>
          </table:table-cell>
          <table:table-cell table:number-columns-repeated="1023"/>
        </table:table-row>
        <table:table-row table:style-name="ro1">
          <table:table-cell office:value-type="date" office:date-value="2022-08-30T03:31:17.555172" calcext:value-type="date">
            <text:p>2022-08-30 03:31:18</text:p>
          </table:table-cell>
          <table:table-cell table:number-columns-repeated="1023"/>
        </table:table-row>
        <table:table-row table:style-name="ro1">
          <table:table-cell office:value-type="date" office:date-value="2022-08-30T03:31:48.046035" calcext:value-type="date">
            <text:p>2022-08-30 03:31:48</text:p>
          </table:table-cell>
          <table:table-cell table:number-columns-repeated="1023"/>
        </table:table-row>
        <table:table-row table:style-name="ro1">
          <table:table-cell office:value-type="date" office:date-value="2022-08-30T03:32:17.911287" calcext:value-type="date">
            <text:p>2022-08-30 03:32:18</text:p>
          </table:table-cell>
          <table:table-cell table:number-columns-repeated="1023"/>
        </table:table-row>
        <table:table-row table:style-name="ro1">
          <table:table-cell office:value-type="date" office:date-value="2022-08-30T03:32:49.761943" calcext:value-type="date">
            <text:p>2022-08-30 03:32:50</text:p>
          </table:table-cell>
          <table:table-cell table:number-columns-repeated="1023"/>
        </table:table-row>
        <table:table-row table:style-name="ro1">
          <table:table-cell office:value-type="date" office:date-value="2022-08-30T03:33:19.795156" calcext:value-type="date">
            <text:p>2022-08-30 03:33:20</text:p>
          </table:table-cell>
          <table:table-cell table:number-columns-repeated="1023"/>
        </table:table-row>
        <table:table-row table:style-name="ro1">
          <table:table-cell office:value-type="date" office:date-value="2022-08-30T03:33:50.84915" calcext:value-type="date">
            <text:p>2022-08-30 03:33:51</text:p>
          </table:table-cell>
          <table:table-cell table:number-columns-repeated="1023"/>
        </table:table-row>
        <table:table-row table:style-name="ro1">
          <table:table-cell office:value-type="date" office:date-value="2022-08-30T03:34:21.58496" calcext:value-type="date">
            <text:p>2022-08-30 03:34:22</text:p>
          </table:table-cell>
          <table:table-cell table:number-columns-repeated="1023"/>
        </table:table-row>
        <table:table-row table:style-name="ro1">
          <table:table-cell office:value-type="date" office:date-value="2022-08-30T03:34:50.199031" calcext:value-type="date">
            <text:p>2022-08-30 03:34:50</text:p>
          </table:table-cell>
          <table:table-cell table:number-columns-repeated="1023"/>
        </table:table-row>
        <table:table-row table:style-name="ro1">
          <table:table-cell office:value-type="date" office:date-value="2022-08-30T03:35:23.262751" calcext:value-type="date">
            <text:p>2022-08-30 03:35:23</text:p>
          </table:table-cell>
          <table:table-cell table:number-columns-repeated="1023"/>
        </table:table-row>
        <table:table-row table:style-name="ro1">
          <table:table-cell office:value-type="date" office:date-value="2022-08-30T03:35:50.236808" calcext:value-type="date">
            <text:p>2022-08-30 03:35:50</text:p>
          </table:table-cell>
          <table:table-cell table:number-columns-repeated="1023"/>
        </table:table-row>
        <table:table-row table:style-name="ro1">
          <table:table-cell office:value-type="date" office:date-value="2022-08-30T03:36:23.17463" calcext:value-type="date">
            <text:p>2022-08-30 03:36:23</text:p>
          </table:table-cell>
          <table:table-cell table:number-columns-repeated="1023"/>
        </table:table-row>
        <table:table-row table:style-name="ro1">
          <table:table-cell office:value-type="date" office:date-value="2022-08-30T03:36:53.409443" calcext:value-type="date">
            <text:p>2022-08-30 03:36:53</text:p>
          </table:table-cell>
          <table:table-cell table:number-columns-repeated="1023"/>
        </table:table-row>
        <table:table-row table:style-name="ro1">
          <table:table-cell office:value-type="date" office:date-value="2022-08-30T03:37:24.824061" calcext:value-type="date">
            <text:p>2022-08-30 03:37:25</text:p>
          </table:table-cell>
          <table:table-cell table:number-columns-repeated="1023"/>
        </table:table-row>
        <table:table-row table:style-name="ro1">
          <table:table-cell office:value-type="date" office:date-value="2022-08-30T03:37:54.396079" calcext:value-type="date">
            <text:p>2022-08-30 03:37:54</text:p>
          </table:table-cell>
          <table:table-cell table:number-columns-repeated="1023"/>
        </table:table-row>
        <table:table-row table:style-name="ro1">
          <table:table-cell office:value-type="date" office:date-value="2022-08-30T03:38:23.672493" calcext:value-type="date">
            <text:p>2022-08-30 03:38:24</text:p>
          </table:table-cell>
          <table:table-cell table:number-columns-repeated="1023"/>
        </table:table-row>
        <table:table-row table:style-name="ro1">
          <table:table-cell office:value-type="date" office:date-value="2022-08-30T03:38:53.627094" calcext:value-type="date">
            <text:p>2022-08-30 03:38:54</text:p>
          </table:table-cell>
          <table:table-cell table:number-columns-repeated="1023"/>
        </table:table-row>
        <table:table-row table:style-name="ro1">
          <table:table-cell office:value-type="date" office:date-value="2022-08-30T03:39:26.221798" calcext:value-type="date">
            <text:p>2022-08-30 03:39:26</text:p>
          </table:table-cell>
          <table:table-cell table:number-columns-repeated="1023"/>
        </table:table-row>
        <table:table-row table:style-name="ro1">
          <table:table-cell office:value-type="date" office:date-value="2022-08-30T03:39:56.157675" calcext:value-type="date">
            <text:p>2022-08-30 03:39:56</text:p>
          </table:table-cell>
          <table:table-cell table:number-columns-repeated="1023"/>
        </table:table-row>
        <table:table-row table:style-name="ro1">
          <table:table-cell office:value-type="date" office:date-value="2022-08-30T03:40:26.496985" calcext:value-type="date">
            <text:p>2022-08-30 03:40:26</text:p>
          </table:table-cell>
          <table:table-cell table:number-columns-repeated="1023"/>
        </table:table-row>
        <table:table-row table:style-name="ro1">
          <table:table-cell office:value-type="date" office:date-value="2022-08-30T03:40:57.005758" calcext:value-type="date">
            <text:p>2022-08-30 03:40:57</text:p>
          </table:table-cell>
          <table:table-cell table:number-columns-repeated="1023"/>
        </table:table-row>
        <table:table-row table:style-name="ro1">
          <table:table-cell office:value-type="date" office:date-value="2022-08-30T03:41:29.315192" calcext:value-type="date">
            <text:p>2022-08-30 03:41:29</text:p>
          </table:table-cell>
          <table:table-cell table:number-columns-repeated="1023"/>
        </table:table-row>
        <table:table-row table:style-name="ro1">
          <table:table-cell office:value-type="date" office:date-value="2022-08-30T03:41:57.696162" calcext:value-type="date">
            <text:p>2022-08-30 03:41:58</text:p>
          </table:table-cell>
          <table:table-cell table:number-columns-repeated="1023"/>
        </table:table-row>
        <table:table-row table:style-name="ro1">
          <table:table-cell office:value-type="date" office:date-value="2022-08-30T03:42:29.617105" calcext:value-type="date">
            <text:p>2022-08-30 03:42:30</text:p>
          </table:table-cell>
          <table:table-cell table:number-columns-repeated="1023"/>
        </table:table-row>
        <table:table-row table:style-name="ro1">
          <table:table-cell office:value-type="date" office:date-value="2022-08-30T03:43:00.09475" calcext:value-type="date">
            <text:p>2022-08-30 03:43:00</text:p>
          </table:table-cell>
          <table:table-cell table:number-columns-repeated="1023"/>
        </table:table-row>
        <table:table-row table:style-name="ro1">
          <table:table-cell office:value-type="date" office:date-value="2022-08-30T03:43:29.645064" calcext:value-type="date">
            <text:p>2022-08-30 03:43:30</text:p>
          </table:table-cell>
          <table:table-cell table:number-columns-repeated="1023"/>
        </table:table-row>
        <table:table-row table:style-name="ro1">
          <table:table-cell office:value-type="date" office:date-value="2022-08-30T03:44:01.514542" calcext:value-type="date">
            <text:p>2022-08-30 03:44:02</text:p>
          </table:table-cell>
          <table:table-cell table:number-columns-repeated="1023"/>
        </table:table-row>
        <table:table-row table:style-name="ro1">
          <table:table-cell office:value-type="date" office:date-value="2022-08-30T03:44:31.013764" calcext:value-type="date">
            <text:p>2022-08-30 03:44:31</text:p>
          </table:table-cell>
          <table:table-cell table:number-columns-repeated="1023"/>
        </table:table-row>
        <table:table-row table:style-name="ro1">
          <table:table-cell office:value-type="date" office:date-value="2022-08-30T03:45:02.759104" calcext:value-type="date">
            <text:p>2022-08-30 03:45:03</text:p>
          </table:table-cell>
          <table:table-cell table:number-columns-repeated="1023"/>
        </table:table-row>
        <table:table-row table:style-name="ro1">
          <table:table-cell office:value-type="date" office:date-value="2022-08-30T03:45:32.600567" calcext:value-type="date">
            <text:p>2022-08-30 03:45:33</text:p>
          </table:table-cell>
          <table:table-cell table:number-columns-repeated="1023"/>
        </table:table-row>
        <table:table-row table:style-name="ro1">
          <table:table-cell office:value-type="date" office:date-value="2022-08-30T03:46:03.453753" calcext:value-type="date">
            <text:p>2022-08-30 03:46:03</text:p>
          </table:table-cell>
          <table:table-cell table:number-columns-repeated="1023"/>
        </table:table-row>
        <table:table-row table:style-name="ro1">
          <table:table-cell office:value-type="date" office:date-value="2022-08-30T03:46:34.2096" calcext:value-type="date">
            <text:p>2022-08-30 03:46:34</text:p>
          </table:table-cell>
          <table:table-cell table:number-columns-repeated="1023"/>
        </table:table-row>
        <table:table-row table:style-name="ro1">
          <table:table-cell office:value-type="date" office:date-value="2022-08-30T03:47:05.204245" calcext:value-type="date">
            <text:p>2022-08-30 03:47:05</text:p>
          </table:table-cell>
          <table:table-cell table:number-columns-repeated="1023"/>
        </table:table-row>
        <table:table-row table:style-name="ro1">
          <table:table-cell office:value-type="date" office:date-value="2022-08-30T03:47:37.754858" calcext:value-type="date">
            <text:p>2022-08-30 03:47:38</text:p>
          </table:table-cell>
          <table:table-cell table:number-columns-repeated="1023"/>
        </table:table-row>
        <table:table-row table:style-name="ro1">
          <table:table-cell office:value-type="date" office:date-value="2022-08-30T03:48:07.124097" calcext:value-type="date">
            <text:p>2022-08-30 03:48:07</text:p>
          </table:table-cell>
          <table:table-cell table:number-columns-repeated="1023"/>
        </table:table-row>
        <table:table-row table:style-name="ro1">
          <table:table-cell office:value-type="date" office:date-value="2022-08-30T03:48:37.625151" calcext:value-type="date">
            <text:p>2022-08-30 03:48:38</text:p>
          </table:table-cell>
          <table:table-cell table:number-columns-repeated="1023"/>
        </table:table-row>
        <table:table-row table:style-name="ro1">
          <table:table-cell office:value-type="date" office:date-value="2022-08-30T03:49:08.99582" calcext:value-type="date">
            <text:p>2022-08-30 03:49:09</text:p>
          </table:table-cell>
          <table:table-cell table:number-columns-repeated="1023"/>
        </table:table-row>
        <table:table-row table:style-name="ro1">
          <table:table-cell office:value-type="date" office:date-value="2022-08-30T03:49:37.395212" calcext:value-type="date">
            <text:p>2022-08-30 03:49:37</text:p>
          </table:table-cell>
          <table:table-cell table:number-columns-repeated="1023"/>
        </table:table-row>
        <table:table-row table:style-name="ro1">
          <table:table-cell office:value-type="date" office:date-value="2022-08-30T03:50:10.626617" calcext:value-type="date">
            <text:p>2022-08-30 03:50:11</text:p>
          </table:table-cell>
          <table:table-cell table:number-columns-repeated="1023"/>
        </table:table-row>
        <table:table-row table:style-name="ro1">
          <table:table-cell office:value-type="date" office:date-value="2022-08-30T03:50:38.462077" calcext:value-type="date">
            <text:p>2022-08-30 03:50:38</text:p>
          </table:table-cell>
          <table:table-cell table:number-columns-repeated="1023"/>
        </table:table-row>
        <table:table-row table:style-name="ro1">
          <table:table-cell office:value-type="date" office:date-value="2022-08-30T03:51:09.882057" calcext:value-type="date">
            <text:p>2022-08-30 03:51:10</text:p>
          </table:table-cell>
          <table:table-cell table:number-columns-repeated="1023"/>
        </table:table-row>
        <table:table-row table:style-name="ro1">
          <table:table-cell office:value-type="date" office:date-value="2022-08-30T03:51:40.530678" calcext:value-type="date">
            <text:p>2022-08-30 03:51:41</text:p>
          </table:table-cell>
          <table:table-cell table:number-columns-repeated="1023"/>
        </table:table-row>
        <table:table-row table:style-name="ro1">
          <table:table-cell office:value-type="date" office:date-value="2022-08-30T03:52:10.549229" calcext:value-type="date">
            <text:p>2022-08-30 03:52:11</text:p>
          </table:table-cell>
          <table:table-cell table:number-columns-repeated="1023"/>
        </table:table-row>
        <table:table-row table:style-name="ro1">
          <table:table-cell office:value-type="date" office:date-value="2022-08-30T03:52:41.326845" calcext:value-type="date">
            <text:p>2022-08-30 03:52:41</text:p>
          </table:table-cell>
          <table:table-cell table:number-columns-repeated="1023"/>
        </table:table-row>
        <table:table-row table:style-name="ro1">
          <table:table-cell office:value-type="date" office:date-value="2022-08-30T03:53:11.467967" calcext:value-type="date">
            <text:p>2022-08-30 03:53:11</text:p>
          </table:table-cell>
          <table:table-cell table:number-columns-repeated="1023"/>
        </table:table-row>
        <table:table-row table:style-name="ro1">
          <table:table-cell office:value-type="date" office:date-value="2022-08-30T03:53:41.236042" calcext:value-type="date">
            <text:p>2022-08-30 03:53:41</text:p>
          </table:table-cell>
          <table:table-cell table:number-columns-repeated="1023"/>
        </table:table-row>
        <table:table-row table:style-name="ro1">
          <table:table-cell office:value-type="date" office:date-value="2022-08-30T03:54:13.616065" calcext:value-type="date">
            <text:p>2022-08-30 03:54:14</text:p>
          </table:table-cell>
          <table:table-cell table:number-columns-repeated="1023"/>
        </table:table-row>
        <table:table-row table:style-name="ro1">
          <table:table-cell office:value-type="date" office:date-value="2022-08-30T03:54:42.497648" calcext:value-type="date">
            <text:p>2022-08-30 03:54:42</text:p>
          </table:table-cell>
          <table:table-cell table:number-columns-repeated="1023"/>
        </table:table-row>
        <table:table-row table:style-name="ro1">
          <table:table-cell office:value-type="date" office:date-value="2022-08-30T03:55:13.646199" calcext:value-type="date">
            <text:p>2022-08-30 03:55:14</text:p>
          </table:table-cell>
          <table:table-cell table:number-columns-repeated="1023"/>
        </table:table-row>
        <table:table-row table:style-name="ro1">
          <table:table-cell office:value-type="date" office:date-value="2022-08-30T03:55:42.999259" calcext:value-type="date">
            <text:p>2022-08-30 03:55:43</text:p>
          </table:table-cell>
          <table:table-cell table:number-columns-repeated="1023"/>
        </table:table-row>
        <table:table-row table:style-name="ro1">
          <table:table-cell office:value-type="date" office:date-value="2022-08-30T03:56:15.823411" calcext:value-type="date">
            <text:p>2022-08-30 03:56:16</text:p>
          </table:table-cell>
          <table:table-cell table:number-columns-repeated="1023"/>
        </table:table-row>
        <table:table-row table:style-name="ro1">
          <table:table-cell office:value-type="date" office:date-value="2022-08-30T03:56:44.221099" calcext:value-type="date">
            <text:p>2022-08-30 03:56:44</text:p>
          </table:table-cell>
          <table:table-cell table:number-columns-repeated="1023"/>
        </table:table-row>
        <table:table-row table:style-name="ro1">
          <table:table-cell office:value-type="date" office:date-value="2022-08-30T03:57:17.260113" calcext:value-type="date">
            <text:p>2022-08-30 03:57:17</text:p>
          </table:table-cell>
          <table:table-cell table:number-columns-repeated="1023"/>
        </table:table-row>
        <table:table-row table:style-name="ro1">
          <table:table-cell office:value-type="date" office:date-value="2022-08-30T03:57:45.504369" calcext:value-type="date">
            <text:p>2022-08-30 03:57:46</text:p>
          </table:table-cell>
          <table:table-cell table:number-columns-repeated="1023"/>
        </table:table-row>
        <table:table-row table:style-name="ro1">
          <table:table-cell office:value-type="date" office:date-value="2022-08-30T03:58:17.089414" calcext:value-type="date">
            <text:p>2022-08-30 03:58:17</text:p>
          </table:table-cell>
          <table:table-cell table:number-columns-repeated="1023"/>
        </table:table-row>
        <table:table-row table:style-name="ro1">
          <table:table-cell office:value-type="date" office:date-value="2022-08-30T03:58:47.058455" calcext:value-type="date">
            <text:p>2022-08-30 03:58:47</text:p>
          </table:table-cell>
          <table:table-cell table:number-columns-repeated="1023"/>
        </table:table-row>
        <table:table-row table:style-name="ro1">
          <table:table-cell office:value-type="date" office:date-value="2022-08-30T03:59:20.402802" calcext:value-type="date">
            <text:p>2022-08-30 03:59:20</text:p>
          </table:table-cell>
          <table:table-cell table:number-columns-repeated="1023"/>
        </table:table-row>
        <table:table-row table:style-name="ro1">
          <table:table-cell office:value-type="date" office:date-value="2022-08-30T03:59:46.557964" calcext:value-type="date">
            <text:p>2022-08-30 03:59:47</text:p>
          </table:table-cell>
          <table:table-cell table:number-columns-repeated="1023"/>
        </table:table-row>
        <table:table-row table:style-name="ro1">
          <table:table-cell office:value-type="date" office:date-value="2022-08-30T04:00:16.788494" calcext:value-type="date">
            <text:p>2022-08-30 04:00:17</text:p>
          </table:table-cell>
          <table:table-cell table:number-columns-repeated="1023"/>
        </table:table-row>
        <table:table-row table:style-name="ro1">
          <table:table-cell office:value-type="date" office:date-value="2022-08-30T04:00:47.945226" calcext:value-type="date">
            <text:p>2022-08-30 04:00:48</text:p>
          </table:table-cell>
          <table:table-cell table:number-columns-repeated="1023"/>
        </table:table-row>
        <table:table-row table:style-name="ro1">
          <table:table-cell office:value-type="date" office:date-value="2022-08-30T04:01:17.739247" calcext:value-type="date">
            <text:p>2022-08-30 04:01:18</text:p>
          </table:table-cell>
          <table:table-cell table:number-columns-repeated="1023"/>
        </table:table-row>
        <table:table-row table:style-name="ro1">
          <table:table-cell office:value-type="date" office:date-value="2022-08-30T04:01:49.355967" calcext:value-type="date">
            <text:p>2022-08-30 04:01:49</text:p>
          </table:table-cell>
          <table:table-cell table:number-columns-repeated="1023"/>
        </table:table-row>
        <table:table-row table:style-name="ro1">
          <table:table-cell office:value-type="date" office:date-value="2022-08-30T04:02:18.955645" calcext:value-type="date">
            <text:p>2022-08-30 04:02:19</text:p>
          </table:table-cell>
          <table:table-cell table:number-columns-repeated="1023"/>
        </table:table-row>
        <table:table-row table:style-name="ro1">
          <table:table-cell office:value-type="date" office:date-value="2022-08-30T04:02:51.054151" calcext:value-type="date">
            <text:p>2022-08-30 04:02:51</text:p>
          </table:table-cell>
          <table:table-cell table:number-columns-repeated="1023"/>
        </table:table-row>
        <table:table-row table:style-name="ro1">
          <table:table-cell office:value-type="date" office:date-value="2022-08-30T04:03:19.718036" calcext:value-type="date">
            <text:p>2022-08-30 04:03:20</text:p>
          </table:table-cell>
          <table:table-cell table:number-columns-repeated="1023"/>
        </table:table-row>
        <table:table-row table:style-name="ro1">
          <table:table-cell office:value-type="date" office:date-value="2022-08-30T04:03:50.611022" calcext:value-type="date">
            <text:p>2022-08-30 04:03:51</text:p>
          </table:table-cell>
          <table:table-cell table:number-columns-repeated="1023"/>
        </table:table-row>
        <table:table-row table:style-name="ro1">
          <table:table-cell office:value-type="date" office:date-value="2022-08-30T04:04:22.534099" calcext:value-type="date">
            <text:p>2022-08-30 04:04:23</text:p>
          </table:table-cell>
          <table:table-cell table:number-columns-repeated="1023"/>
        </table:table-row>
        <table:table-row table:style-name="ro1">
          <table:table-cell office:value-type="date" office:date-value="2022-08-30T04:04:52.66992" calcext:value-type="date">
            <text:p>2022-08-30 04:04:53</text:p>
          </table:table-cell>
          <table:table-cell table:number-columns-repeated="1023"/>
        </table:table-row>
        <table:table-row table:style-name="ro1">
          <table:table-cell office:value-type="date" office:date-value="2022-08-30T04:05:22.036178" calcext:value-type="date">
            <text:p>2022-08-30 04:05:22</text:p>
          </table:table-cell>
          <table:table-cell table:number-columns-repeated="1023"/>
        </table:table-row>
        <table:table-row table:style-name="ro1">
          <table:table-cell office:value-type="date" office:date-value="2022-08-30T04:05:53.211976" calcext:value-type="date">
            <text:p>2022-08-30 04:05:53</text:p>
          </table:table-cell>
          <table:table-cell table:number-columns-repeated="1023"/>
        </table:table-row>
        <table:table-row table:style-name="ro1">
          <table:table-cell office:value-type="date" office:date-value="2022-08-30T04:06:23.207983" calcext:value-type="date">
            <text:p>2022-08-30 04:06:23</text:p>
          </table:table-cell>
          <table:table-cell table:number-columns-repeated="1023"/>
        </table:table-row>
        <table:table-row table:style-name="ro1">
          <table:table-cell office:value-type="date" office:date-value="2022-08-30T04:06:53.894361" calcext:value-type="date">
            <text:p>2022-08-30 04:06:54</text:p>
          </table:table-cell>
          <table:table-cell table:number-columns-repeated="1023"/>
        </table:table-row>
        <table:table-row table:style-name="ro1">
          <table:table-cell office:value-type="date" office:date-value="2022-08-30T04:07:25.105982" calcext:value-type="date">
            <text:p>2022-08-30 04:07:25</text:p>
          </table:table-cell>
          <table:table-cell table:number-columns-repeated="1023"/>
        </table:table-row>
        <table:table-row table:style-name="ro1">
          <table:table-cell office:value-type="date" office:date-value="2022-08-30T04:07:56.546753" calcext:value-type="date">
            <text:p>2022-08-30 04:07:57</text:p>
          </table:table-cell>
          <table:table-cell table:number-columns-repeated="1023"/>
        </table:table-row>
        <table:table-row table:style-name="ro1">
          <table:table-cell office:value-type="date" office:date-value="2022-08-30T04:08:25.120027" calcext:value-type="date">
            <text:p>2022-08-30 04:08:25</text:p>
          </table:table-cell>
          <table:table-cell table:number-columns-repeated="1023"/>
        </table:table-row>
        <table:table-row table:style-name="ro1">
          <table:table-cell office:value-type="date" office:date-value="2022-08-30T04:08:55.674652" calcext:value-type="date">
            <text:p>2022-08-30 04:08:56</text:p>
          </table:table-cell>
          <table:table-cell table:number-columns-repeated="1023"/>
        </table:table-row>
        <table:table-row table:style-name="ro1">
          <table:table-cell office:value-type="date" office:date-value="2022-08-30T04:09:27.581974" calcext:value-type="date">
            <text:p>2022-08-30 04:09:28</text:p>
          </table:table-cell>
          <table:table-cell table:number-columns-repeated="1023"/>
        </table:table-row>
        <table:table-row table:style-name="ro1">
          <table:table-cell office:value-type="date" office:date-value="2022-08-30T04:09:57.10322" calcext:value-type="date">
            <text:p>2022-08-30 04:09:57</text:p>
          </table:table-cell>
          <table:table-cell table:number-columns-repeated="1023"/>
        </table:table-row>
        <table:table-row table:style-name="ro1">
          <table:table-cell office:value-type="date" office:date-value="2022-08-30T04:10:27.525461" calcext:value-type="date">
            <text:p>2022-08-30 04:10:28</text:p>
          </table:table-cell>
          <table:table-cell table:number-columns-repeated="1023"/>
        </table:table-row>
        <table:table-row table:style-name="ro1">
          <table:table-cell office:value-type="date" office:date-value="2022-08-30T04:10:58.684018" calcext:value-type="date">
            <text:p>2022-08-30 04:10:59</text:p>
          </table:table-cell>
          <table:table-cell table:number-columns-repeated="1023"/>
        </table:table-row>
        <table:table-row table:style-name="ro1">
          <table:table-cell office:value-type="date" office:date-value="2022-08-30T04:11:28.047268" calcext:value-type="date">
            <text:p>2022-08-30 04:11:28</text:p>
          </table:table-cell>
          <table:table-cell table:number-columns-repeated="1023"/>
        </table:table-row>
        <table:table-row table:style-name="ro1">
          <table:table-cell office:value-type="date" office:date-value="2022-08-30T04:11:58.559661" calcext:value-type="date">
            <text:p>2022-08-30 04:11:59</text:p>
          </table:table-cell>
          <table:table-cell table:number-columns-repeated="1023"/>
        </table:table-row>
        <table:table-row table:style-name="ro1">
          <table:table-cell office:value-type="date" office:date-value="2022-08-30T04:12:29.292809" calcext:value-type="date">
            <text:p>2022-08-30 04:12:29</text:p>
          </table:table-cell>
          <table:table-cell table:number-columns-repeated="1023"/>
        </table:table-row>
        <table:table-row table:style-name="ro1">
          <table:table-cell office:value-type="date" office:date-value="2022-08-30T04:13:07.666964" calcext:value-type="date">
            <text:p>2022-08-30 04:13: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4:13:36.406863" calcext:value-type="date">
            <text:p>2022-08-30 04:13:36</text:p>
          </table:table-cell>
          <table:table-cell table:number-columns-repeated="1023"/>
        </table:table-row>
        <table:table-row table:style-name="ro1">
          <table:table-cell office:value-type="date" office:date-value="2022-08-30T04:14:01.855199" calcext:value-type="date">
            <text:p>2022-08-30 04:14:02</text:p>
          </table:table-cell>
          <table:table-cell table:number-columns-repeated="1023"/>
        </table:table-row>
        <table:table-row table:style-name="ro1">
          <table:table-cell office:value-type="date" office:date-value="2022-08-30T04:14:33.098218" calcext:value-type="date">
            <text:p>2022-08-30 04:14:33</text:p>
          </table:table-cell>
          <table:table-cell table:number-columns-repeated="1023"/>
        </table:table-row>
        <table:table-row table:style-name="ro1">
          <table:table-cell office:value-type="date" office:date-value="2022-08-30T04:15:01.083834" calcext:value-type="date">
            <text:p>2022-08-30 04:15:01</text:p>
          </table:table-cell>
          <table:table-cell table:number-columns-repeated="1023"/>
        </table:table-row>
        <table:table-row table:style-name="ro1">
          <table:table-cell office:value-type="date" office:date-value="2022-08-30T04:15:32.727203" calcext:value-type="date">
            <text:p>2022-08-30 04:15:33</text:p>
          </table:table-cell>
          <table:table-cell table:number-columns-repeated="1023"/>
        </table:table-row>
        <table:table-row table:style-name="ro1">
          <table:table-cell office:value-type="date" office:date-value="2022-08-30T04:16:03.233022" calcext:value-type="date">
            <text:p>2022-08-30 04:16:03</text:p>
          </table:table-cell>
          <table:table-cell table:number-columns-repeated="1023"/>
        </table:table-row>
        <table:table-row table:style-name="ro1">
          <table:table-cell office:value-type="date" office:date-value="2022-08-30T04:16:34.121312" calcext:value-type="date">
            <text:p>2022-08-30 04:16:34</text:p>
          </table:table-cell>
          <table:table-cell table:number-columns-repeated="1023"/>
        </table:table-row>
        <table:table-row table:style-name="ro1">
          <table:table-cell office:value-type="date" office:date-value="2022-08-30T04:17:05.662832" calcext:value-type="date">
            <text:p>2022-08-30 04:17:06</text:p>
          </table:table-cell>
          <table:table-cell table:number-columns-repeated="1023"/>
        </table:table-row>
        <table:table-row table:style-name="ro1">
          <table:table-cell office:value-type="date" office:date-value="2022-08-30T04:17:34.486088" calcext:value-type="date">
            <text:p>2022-08-30 04:17:34</text:p>
          </table:table-cell>
          <table:table-cell table:number-columns-repeated="1023"/>
        </table:table-row>
        <table:table-row table:style-name="ro1">
          <table:table-cell office:value-type="date" office:date-value="2022-08-30T04:18:08.918898" calcext:value-type="date">
            <text:p>2022-08-30 04:18:09</text:p>
          </table:table-cell>
          <table:table-cell table:number-columns-repeated="1023"/>
        </table:table-row>
        <table:table-row table:style-name="ro1">
          <table:table-cell office:value-type="date" office:date-value="2022-08-30T04:18:36.708059" calcext:value-type="date">
            <text:p>2022-08-30 04:18:37</text:p>
          </table:table-cell>
          <table:table-cell table:number-columns-repeated="1023"/>
        </table:table-row>
        <table:table-row table:style-name="ro1">
          <table:table-cell office:value-type="date" office:date-value="2022-08-30T04:19:09.120144" calcext:value-type="date">
            <text:p>2022-08-30 04:19:09</text:p>
          </table:table-cell>
          <table:table-cell table:number-columns-repeated="1023"/>
        </table:table-row>
        <table:table-row table:style-name="ro1">
          <table:table-cell office:value-type="date" office:date-value="2022-08-30T04:19:39.042228" calcext:value-type="date">
            <text:p>2022-08-30 04:19:39</text:p>
          </table:table-cell>
          <table:table-cell table:number-columns-repeated="1023"/>
        </table:table-row>
        <table:table-row table:style-name="ro1">
          <table:table-cell office:value-type="date" office:date-value="2022-08-30T04:20:11.799825" calcext:value-type="date">
            <text:p>2022-08-30 04:20:12</text:p>
          </table:table-cell>
          <table:table-cell table:number-columns-repeated="1023"/>
        </table:table-row>
        <table:table-row table:style-name="ro1">
          <table:table-cell office:value-type="date" office:date-value="2022-08-30T04:20:40.831136" calcext:value-type="date">
            <text:p>2022-08-30 04:20:41</text:p>
          </table:table-cell>
          <table:table-cell table:number-columns-repeated="1023"/>
        </table:table-row>
        <table:table-row table:style-name="ro1">
          <table:table-cell office:value-type="date" office:date-value="2022-08-30T04:21:11.208065" calcext:value-type="date">
            <text:p>2022-08-30 04:21:11</text:p>
          </table:table-cell>
          <table:table-cell table:number-columns-repeated="1023"/>
        </table:table-row>
        <table:table-row table:style-name="ro1">
          <table:table-cell office:value-type="date" office:date-value="2022-08-30T04:21:39.405556" calcext:value-type="date">
            <text:p>2022-08-30 04:21:39</text:p>
          </table:table-cell>
          <table:table-cell table:number-columns-repeated="1023"/>
        </table:table-row>
        <table:table-row table:style-name="ro1">
          <table:table-cell office:value-type="date" office:date-value="2022-08-30T04:22:09.605684" calcext:value-type="date">
            <text:p>2022-08-30 04:22:10</text:p>
          </table:table-cell>
          <table:table-cell table:number-columns-repeated="1023"/>
        </table:table-row>
        <table:table-row table:style-name="ro1">
          <table:table-cell office:value-type="date" office:date-value="2022-08-30T04:22:41.144239" calcext:value-type="date">
            <text:p>2022-08-30 04:22:41</text:p>
          </table:table-cell>
          <table:table-cell table:number-columns-repeated="1023"/>
        </table:table-row>
        <table:table-row table:style-name="ro1">
          <table:table-cell office:value-type="date" office:date-value="2022-08-30T04:23:12.112097" calcext:value-type="date">
            <text:p>2022-08-30 04:23:12</text:p>
          </table:table-cell>
          <table:table-cell table:number-columns-repeated="1023"/>
        </table:table-row>
        <table:table-row table:style-name="ro1">
          <table:table-cell office:value-type="date" office:date-value="2022-08-30T04:23:43.27364" calcext:value-type="date">
            <text:p>2022-08-30 04:23:43</text:p>
          </table:table-cell>
          <table:table-cell table:number-columns-repeated="1023"/>
        </table:table-row>
        <table:table-row table:style-name="ro1">
          <table:table-cell office:value-type="date" office:date-value="2022-08-30T04:24:12.056264" calcext:value-type="date">
            <text:p>2022-08-30 04:24:12</text:p>
          </table:table-cell>
          <table:table-cell table:number-columns-repeated="1023"/>
        </table:table-row>
        <table:table-row table:style-name="ro1">
          <table:table-cell office:value-type="date" office:date-value="2022-08-30T04:24:44.386256" calcext:value-type="date">
            <text:p>2022-08-30 04:24:44</text:p>
          </table:table-cell>
          <table:table-cell table:number-columns-repeated="1023"/>
        </table:table-row>
        <table:table-row table:style-name="ro1">
          <table:table-cell office:value-type="date" office:date-value="2022-08-30T04:25:12.696616" calcext:value-type="date">
            <text:p>2022-08-30 04:25:13</text:p>
          </table:table-cell>
          <table:table-cell table:number-columns-repeated="1023"/>
        </table:table-row>
        <table:table-row table:style-name="ro1">
          <table:table-cell office:value-type="date" office:date-value="2022-08-30T04:25:43.167483" calcext:value-type="date">
            <text:p>2022-08-30 04:25:43</text:p>
          </table:table-cell>
          <table:table-cell table:number-columns-repeated="1023"/>
        </table:table-row>
        <table:table-row table:style-name="ro1">
          <table:table-cell office:value-type="date" office:date-value="2022-08-30T04:26:13.891893" calcext:value-type="date">
            <text:p>2022-08-30 04:26:14</text:p>
          </table:table-cell>
          <table:table-cell table:number-columns-repeated="1023"/>
        </table:table-row>
        <table:table-row table:style-name="ro1">
          <table:table-cell office:value-type="date" office:date-value="2022-08-30T04:26:43.989497" calcext:value-type="date">
            <text:p>2022-08-30 04:26:44</text:p>
          </table:table-cell>
          <table:table-cell table:number-columns-repeated="1023"/>
        </table:table-row>
        <table:table-row table:style-name="ro1">
          <table:table-cell office:value-type="date" office:date-value="2022-08-30T04:27:15.6082" calcext:value-type="date">
            <text:p>2022-08-30 04:27:16</text:p>
          </table:table-cell>
          <table:table-cell table:number-columns-repeated="1023"/>
        </table:table-row>
        <table:table-row table:style-name="ro1">
          <table:table-cell office:value-type="date" office:date-value="2022-08-30T04:27:46.854896" calcext:value-type="date">
            <text:p>2022-08-30 04:27:47</text:p>
          </table:table-cell>
          <table:table-cell table:number-columns-repeated="1023"/>
        </table:table-row>
        <table:table-row table:style-name="ro1">
          <table:table-cell office:value-type="date" office:date-value="2022-08-30T04:28:17.830334" calcext:value-type="date">
            <text:p>2022-08-30 04:28:18</text:p>
          </table:table-cell>
          <table:table-cell table:number-columns-repeated="1023"/>
        </table:table-row>
        <table:table-row table:style-name="ro1">
          <table:table-cell office:value-type="date" office:date-value="2022-08-30T04:28:46.124683" calcext:value-type="date">
            <text:p>2022-08-30 04:28:46</text:p>
          </table:table-cell>
          <table:table-cell table:number-columns-repeated="1023"/>
        </table:table-row>
        <table:table-row table:style-name="ro1">
          <table:table-cell office:value-type="date" office:date-value="2022-08-30T04:29:16.645789" calcext:value-type="date">
            <text:p>2022-08-30 04:29:17</text:p>
          </table:table-cell>
          <table:table-cell table:number-columns-repeated="1023"/>
        </table:table-row>
        <table:table-row table:style-name="ro1">
          <table:table-cell office:value-type="date" office:date-value="2022-08-30T04:29:48.43253" calcext:value-type="date">
            <text:p>2022-08-30 04:29:48</text:p>
          </table:table-cell>
          <table:table-cell table:number-columns-repeated="1023"/>
        </table:table-row>
        <table:table-row table:style-name="ro1">
          <table:table-cell office:value-type="date" office:date-value="2022-08-30T04:30:18.203806" calcext:value-type="date">
            <text:p>2022-08-30 04:30:18</text:p>
          </table:table-cell>
          <table:table-cell table:number-columns-repeated="1023"/>
        </table:table-row>
        <table:table-row table:style-name="ro1">
          <table:table-cell office:value-type="date" office:date-value="2022-08-30T04:30:48.503782" calcext:value-type="date">
            <text:p>2022-08-30 04:30:49</text:p>
          </table:table-cell>
          <table:table-cell table:number-columns-repeated="1023"/>
        </table:table-row>
        <table:table-row table:style-name="ro1">
          <table:table-cell office:value-type="date" office:date-value="2022-08-30T04:31:19.478816" calcext:value-type="date">
            <text:p>2022-08-30 04:31:19</text:p>
          </table:table-cell>
          <table:table-cell table:number-columns-repeated="1023"/>
        </table:table-row>
        <table:table-row table:style-name="ro1">
          <table:table-cell office:value-type="date" office:date-value="2022-08-30T04:31:49.746599" calcext:value-type="date">
            <text:p>2022-08-30 04:31:50</text:p>
          </table:table-cell>
          <table:table-cell table:number-columns-repeated="1023"/>
        </table:table-row>
        <table:table-row table:style-name="ro1">
          <table:table-cell office:value-type="date" office:date-value="2022-08-30T04:32:20.958633" calcext:value-type="date">
            <text:p>2022-08-30 04:32:21</text:p>
          </table:table-cell>
          <table:table-cell table:number-columns-repeated="1023"/>
        </table:table-row>
        <table:table-row table:style-name="ro1">
          <table:table-cell office:value-type="date" office:date-value="2022-08-30T04:32:51.651218" calcext:value-type="date">
            <text:p>2022-08-30 04:32:52</text:p>
          </table:table-cell>
          <table:table-cell table:number-columns-repeated="1023"/>
        </table:table-row>
        <table:table-row table:style-name="ro1">
          <table:table-cell office:value-type="date" office:date-value="2022-08-30T04:33:22.430602" calcext:value-type="date">
            <text:p>2022-08-30 04:33:22</text:p>
          </table:table-cell>
          <table:table-cell table:number-columns-repeated="1023"/>
        </table:table-row>
        <table:table-row table:style-name="ro1">
          <table:table-cell office:value-type="date" office:date-value="2022-08-30T04:33:52.429906" calcext:value-type="date">
            <text:p>2022-08-30 04:33:52</text:p>
          </table:table-cell>
          <table:table-cell table:number-columns-repeated="1023"/>
        </table:table-row>
        <table:table-row table:style-name="ro1">
          <table:table-cell office:value-type="date" office:date-value="2022-08-30T04:34:24.090103" calcext:value-type="date">
            <text:p>2022-08-30 04:34:24</text:p>
          </table:table-cell>
          <table:table-cell table:number-columns-repeated="1023"/>
        </table:table-row>
        <table:table-row table:style-name="ro1">
          <table:table-cell office:value-type="date" office:date-value="2022-08-30T04:34:53.41456" calcext:value-type="date">
            <text:p>2022-08-30 04:34:53</text:p>
          </table:table-cell>
          <table:table-cell table:number-columns-repeated="1023"/>
        </table:table-row>
        <table:table-row table:style-name="ro1">
          <table:table-cell office:value-type="date" office:date-value="2022-08-30T04:35:24.247366" calcext:value-type="date">
            <text:p>2022-08-30 04:35:24</text:p>
          </table:table-cell>
          <table:table-cell table:number-columns-repeated="1023"/>
        </table:table-row>
        <table:table-row table:style-name="ro1">
          <table:table-cell office:value-type="date" office:date-value="2022-08-30T04:35:55.534912" calcext:value-type="date">
            <text:p>2022-08-30 04:35:56</text:p>
          </table:table-cell>
          <table:table-cell table:number-columns-repeated="1023"/>
        </table:table-row>
        <table:table-row table:style-name="ro1">
          <table:table-cell office:value-type="date" office:date-value="2022-08-30T04:36:25.206787" calcext:value-type="date">
            <text:p>2022-08-30 04:36:25</text:p>
          </table:table-cell>
          <table:table-cell table:number-columns-repeated="1023"/>
        </table:table-row>
        <table:table-row table:style-name="ro1">
          <table:table-cell office:value-type="date" office:date-value="2022-08-30T04:36:55.474386" calcext:value-type="date">
            <text:p>2022-08-30 04:36:55</text:p>
          </table:table-cell>
          <table:table-cell table:number-columns-repeated="1023"/>
        </table:table-row>
        <table:table-row table:style-name="ro1">
          <table:table-cell office:value-type="date" office:date-value="2022-08-30T04:37:26.446645" calcext:value-type="date">
            <text:p>2022-08-30 04:37:26</text:p>
          </table:table-cell>
          <table:table-cell table:number-columns-repeated="1023"/>
        </table:table-row>
        <table:table-row table:style-name="ro1">
          <table:table-cell office:value-type="date" office:date-value="2022-08-30T04:37:57.633113" calcext:value-type="date">
            <text:p>2022-08-30 04:37:58</text:p>
          </table:table-cell>
          <table:table-cell table:number-columns-repeated="1023"/>
        </table:table-row>
        <table:table-row table:style-name="ro1">
          <table:table-cell office:value-type="date" office:date-value="2022-08-30T04:38:27.41574" calcext:value-type="date">
            <text:p>2022-08-30 04:38:27</text:p>
          </table:table-cell>
          <table:table-cell table:number-columns-repeated="1023"/>
        </table:table-row>
        <table:table-row table:style-name="ro1">
          <table:table-cell office:value-type="date" office:date-value="2022-08-30T04:38:57.322764" calcext:value-type="date">
            <text:p>2022-08-30 04:38:57</text:p>
          </table:table-cell>
          <table:table-cell table:number-columns-repeated="1023"/>
        </table:table-row>
        <table:table-row table:style-name="ro1">
          <table:table-cell office:value-type="date" office:date-value="2022-08-30T04:39:29.143573" calcext:value-type="date">
            <text:p>2022-08-30 04:39:29</text:p>
          </table:table-cell>
          <table:table-cell table:number-columns-repeated="1023"/>
        </table:table-row>
        <table:table-row table:style-name="ro1">
          <table:table-cell office:value-type="date" office:date-value="2022-08-30T04:40:00.746697" calcext:value-type="date">
            <text:p>2022-08-30 04:40:01</text:p>
          </table:table-cell>
          <table:table-cell table:number-columns-repeated="1023"/>
        </table:table-row>
        <table:table-row table:style-name="ro1">
          <table:table-cell office:value-type="date" office:date-value="2022-08-30T04:40:31.010095" calcext:value-type="date">
            <text:p>2022-08-30 04:40:31</text:p>
          </table:table-cell>
          <table:table-cell table:number-columns-repeated="1023"/>
        </table:table-row>
        <table:table-row table:style-name="ro1">
          <table:table-cell office:value-type="date" office:date-value="2022-08-30T04:41:02.254755" calcext:value-type="date">
            <text:p>2022-08-30 04:41:02</text:p>
          </table:table-cell>
          <table:table-cell table:number-columns-repeated="1023"/>
        </table:table-row>
        <table:table-row table:style-name="ro1">
          <table:table-cell office:value-type="date" office:date-value="2022-08-30T04:41:31.296077" calcext:value-type="date">
            <text:p>2022-08-30 04:41:31</text:p>
          </table:table-cell>
          <table:table-cell table:number-columns-repeated="1023"/>
        </table:table-row>
        <table:table-row table:style-name="ro1">
          <table:table-cell office:value-type="date" office:date-value="2022-08-30T04:42:01.512113" calcext:value-type="date">
            <text:p>2022-08-30 04:42:02</text:p>
          </table:table-cell>
          <table:table-cell table:number-columns-repeated="1023"/>
        </table:table-row>
        <table:table-row table:style-name="ro1">
          <table:table-cell office:value-type="date" office:date-value="2022-08-30T04:42:30.633607" calcext:value-type="date">
            <text:p>2022-08-30 04:42:31</text:p>
          </table:table-cell>
          <table:table-cell table:number-columns-repeated="1023"/>
        </table:table-row>
        <table:table-row table:style-name="ro1">
          <table:table-cell office:value-type="date" office:date-value="2022-08-30T04:43:03.525617" calcext:value-type="date">
            <text:p>2022-08-30 04:43:04</text:p>
          </table:table-cell>
          <table:table-cell table:number-columns-repeated="1023"/>
        </table:table-row>
        <table:table-row table:style-name="ro1">
          <table:table-cell office:value-type="date" office:date-value="2022-08-30T04:43:32.702257" calcext:value-type="date">
            <text:p>2022-08-30 04:43:33</text:p>
          </table:table-cell>
          <table:table-cell table:number-columns-repeated="1023"/>
        </table:table-row>
        <table:table-row table:style-name="ro1">
          <table:table-cell office:value-type="date" office:date-value="2022-08-30T04:44:04.164839" calcext:value-type="date">
            <text:p>2022-08-30 04:44:04</text:p>
          </table:table-cell>
          <table:table-cell table:number-columns-repeated="1023"/>
        </table:table-row>
        <table:table-row table:style-name="ro1">
          <table:table-cell office:value-type="date" office:date-value="2022-08-30T04:44:33.395772" calcext:value-type="date">
            <text:p>2022-08-30 04:44:33</text:p>
          </table:table-cell>
          <table:table-cell table:number-columns-repeated="1023"/>
        </table:table-row>
        <table:table-row table:style-name="ro1">
          <table:table-cell office:value-type="date" office:date-value="2022-08-30T04:45:07.983964" calcext:value-type="date">
            <text:p>2022-08-30 04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4:45:35.949396" calcext:value-type="date">
            <text:p>2022-08-30 04:45:36</text:p>
          </table:table-cell>
          <table:table-cell table:number-columns-repeated="1023"/>
        </table:table-row>
        <table:table-row table:style-name="ro1">
          <table:table-cell office:value-type="date" office:date-value="2022-08-30T04:46:04.868156" calcext:value-type="date">
            <text:p>2022-08-30 04:46:05</text:p>
          </table:table-cell>
          <table:table-cell table:number-columns-repeated="1023"/>
        </table:table-row>
        <table:table-row table:style-name="ro1">
          <table:table-cell office:value-type="date" office:date-value="2022-08-30T04:46:35.691704" calcext:value-type="date">
            <text:p>2022-08-30 04:46:36</text:p>
          </table:table-cell>
          <table:table-cell table:number-columns-repeated="1023"/>
        </table:table-row>
        <table:table-row table:style-name="ro1">
          <table:table-cell office:value-type="date" office:date-value="2022-08-30T04:47:05.954664" calcext:value-type="date">
            <text:p>2022-08-30 04:47:06</text:p>
          </table:table-cell>
          <table:table-cell table:number-columns-repeated="1023"/>
        </table:table-row>
        <table:table-row table:style-name="ro1">
          <table:table-cell office:value-type="date" office:date-value="2022-08-30T04:47:36.32503" calcext:value-type="date">
            <text:p>2022-08-30 04:47:36</text:p>
          </table:table-cell>
          <table:table-cell table:number-columns-repeated="1023"/>
        </table:table-row>
        <table:table-row table:style-name="ro1">
          <table:table-cell office:value-type="date" office:date-value="2022-08-30T04:48:06.925598" calcext:value-type="date">
            <text:p>2022-08-30 04:48:07</text:p>
          </table:table-cell>
          <table:table-cell table:number-columns-repeated="1023"/>
        </table:table-row>
        <table:table-row table:style-name="ro1">
          <table:table-cell office:value-type="date" office:date-value="2022-08-30T04:48:37.553775" calcext:value-type="date">
            <text:p>2022-08-30 04:48:38</text:p>
          </table:table-cell>
          <table:table-cell table:number-columns-repeated="1023"/>
        </table:table-row>
        <table:table-row table:style-name="ro1">
          <table:table-cell office:value-type="date" office:date-value="2022-08-30T04:49:08.483948" calcext:value-type="date">
            <text:p>2022-08-30 04:49:08</text:p>
          </table:table-cell>
          <table:table-cell table:number-columns-repeated="1023"/>
        </table:table-row>
        <table:table-row table:style-name="ro1">
          <table:table-cell office:value-type="date" office:date-value="2022-08-30T04:49:38.716326" calcext:value-type="date">
            <text:p>2022-08-30 04:49:39</text:p>
          </table:table-cell>
          <table:table-cell table:number-columns-repeated="1023"/>
        </table:table-row>
        <table:table-row table:style-name="ro1">
          <table:table-cell office:value-type="date" office:date-value="2022-08-30T04:50:11.088513" calcext:value-type="date">
            <text:p>2022-08-30 04:50:11</text:p>
          </table:table-cell>
          <table:table-cell table:number-columns-repeated="1023"/>
        </table:table-row>
        <table:table-row table:style-name="ro1">
          <table:table-cell office:value-type="date" office:date-value="2022-08-30T04:50:39.899127" calcext:value-type="date">
            <text:p>2022-08-30 04:50:40</text:p>
          </table:table-cell>
          <table:table-cell table:number-columns-repeated="1023"/>
        </table:table-row>
        <table:table-row table:style-name="ro1">
          <table:table-cell office:value-type="date" office:date-value="2022-08-30T04:51:10.879645" calcext:value-type="date">
            <text:p>2022-08-30 04:51:11</text:p>
          </table:table-cell>
          <table:table-cell table:number-columns-repeated="1023"/>
        </table:table-row>
        <table:table-row table:style-name="ro1">
          <table:table-cell office:value-type="date" office:date-value="2022-08-30T04:51:42.257473" calcext:value-type="date">
            <text:p>2022-08-30 04:51:42</text:p>
          </table:table-cell>
          <table:table-cell table:number-columns-repeated="1023"/>
        </table:table-row>
        <table:table-row table:style-name="ro1">
          <table:table-cell office:value-type="date" office:date-value="2022-08-30T04:52:12.660263" calcext:value-type="date">
            <text:p>2022-08-30 04:52:13</text:p>
          </table:table-cell>
          <table:table-cell table:number-columns-repeated="1023"/>
        </table:table-row>
        <table:table-row table:style-name="ro1">
          <table:table-cell office:value-type="date" office:date-value="2022-08-30T04:52:41.944578" calcext:value-type="date">
            <text:p>2022-08-30 04:52:42</text:p>
          </table:table-cell>
          <table:table-cell table:number-columns-repeated="1023"/>
        </table:table-row>
        <table:table-row table:style-name="ro1">
          <table:table-cell office:value-type="date" office:date-value="2022-08-30T04:53:13.717977" calcext:value-type="date">
            <text:p>2022-08-30 04:53:14</text:p>
          </table:table-cell>
          <table:table-cell table:number-columns-repeated="1023"/>
        </table:table-row>
        <table:table-row table:style-name="ro1">
          <table:table-cell office:value-type="date" office:date-value="2022-08-30T04:53:44.335146" calcext:value-type="date">
            <text:p>2022-08-30 04:53:44</text:p>
          </table:table-cell>
          <table:table-cell table:number-columns-repeated="1023"/>
        </table:table-row>
        <table:table-row table:style-name="ro1">
          <table:table-cell office:value-type="date" office:date-value="2022-08-30T04:54:13.375776" calcext:value-type="date">
            <text:p>2022-08-30 04:54:13</text:p>
          </table:table-cell>
          <table:table-cell table:number-columns-repeated="1023"/>
        </table:table-row>
        <table:table-row table:style-name="ro1">
          <table:table-cell office:value-type="date" office:date-value="2022-08-30T04:54:44.337511" calcext:value-type="date">
            <text:p>2022-08-30 04:54:44</text:p>
          </table:table-cell>
          <table:table-cell table:number-columns-repeated="1023"/>
        </table:table-row>
        <table:table-row table:style-name="ro1">
          <table:table-cell office:value-type="date" office:date-value="2022-08-30T04:55:14.667091" calcext:value-type="date">
            <text:p>2022-08-30 04:55:15</text:p>
          </table:table-cell>
          <table:table-cell table:number-columns-repeated="1023"/>
        </table:table-row>
        <table:table-row table:style-name="ro1">
          <table:table-cell office:value-type="date" office:date-value="2022-08-30T04:55:45.936651" calcext:value-type="date">
            <text:p>2022-08-30 04:55:46</text:p>
          </table:table-cell>
          <table:table-cell table:number-columns-repeated="1023"/>
        </table:table-row>
        <table:table-row table:style-name="ro1">
          <table:table-cell office:value-type="date" office:date-value="2022-08-30T04:56:16.920856" calcext:value-type="date">
            <text:p>2022-08-30 04:56:17</text:p>
          </table:table-cell>
          <table:table-cell table:number-columns-repeated="1023"/>
        </table:table-row>
        <table:table-row table:style-name="ro1">
          <table:table-cell office:value-type="date" office:date-value="2022-08-30T04:56:46.704081" calcext:value-type="date">
            <text:p>2022-08-30 04:56:47</text:p>
          </table:table-cell>
          <table:table-cell table:number-columns-repeated="1023"/>
        </table:table-row>
        <table:table-row table:style-name="ro1">
          <table:table-cell office:value-type="date" office:date-value="2022-08-30T04:57:19.064386" calcext:value-type="date">
            <text:p>2022-08-30 04:57:19</text:p>
          </table:table-cell>
          <table:table-cell table:number-columns-repeated="1023"/>
        </table:table-row>
        <table:table-row table:style-name="ro1">
          <table:table-cell office:value-type="date" office:date-value="2022-08-30T04:57:47.888568" calcext:value-type="date">
            <text:p>2022-08-30 04:57:48</text:p>
          </table:table-cell>
          <table:table-cell table:number-columns-repeated="1023"/>
        </table:table-row>
        <table:table-row table:style-name="ro1">
          <table:table-cell office:value-type="date" office:date-value="2022-08-30T04:58:18.69228" calcext:value-type="date">
            <text:p>2022-08-30 04:58:19</text:p>
          </table:table-cell>
          <table:table-cell table:number-columns-repeated="1023"/>
        </table:table-row>
        <table:table-row table:style-name="ro1">
          <table:table-cell office:value-type="date" office:date-value="2022-08-30T04:58:51.407734" calcext:value-type="date">
            <text:p>2022-08-30 04:58:51</text:p>
          </table:table-cell>
          <table:table-cell table:number-columns-repeated="1023"/>
        </table:table-row>
        <table:table-row table:style-name="ro1">
          <table:table-cell office:value-type="date" office:date-value="2022-08-30T04:59:20.81248" calcext:value-type="date">
            <text:p>2022-08-30 04:59:21</text:p>
          </table:table-cell>
          <table:table-cell table:number-columns-repeated="1023"/>
        </table:table-row>
        <table:table-row table:style-name="ro1">
          <table:table-cell office:value-type="date" office:date-value="2022-08-30T04:59:50.513812" calcext:value-type="date">
            <text:p>2022-08-30 04:59:51</text:p>
          </table:table-cell>
          <table:table-cell table:number-columns-repeated="1023"/>
        </table:table-row>
        <table:table-row table:style-name="ro1">
          <table:table-cell office:value-type="date" office:date-value="2022-08-30T05:00:21.794658" calcext:value-type="date">
            <text:p>2022-08-30 05:00:22</text:p>
          </table:table-cell>
          <table:table-cell table:number-columns-repeated="1023"/>
        </table:table-row>
        <table:table-row table:style-name="ro1">
          <table:table-cell office:value-type="date" office:date-value="2022-08-30T05:00:51.671367" calcext:value-type="date">
            <text:p>2022-08-30 05:00:52</text:p>
          </table:table-cell>
          <table:table-cell table:number-columns-repeated="1023"/>
        </table:table-row>
        <table:table-row table:style-name="ro1">
          <table:table-cell office:value-type="date" office:date-value="2022-08-30T05:01:23.053065" calcext:value-type="date">
            <text:p>2022-08-30 05:01:23</text:p>
          </table:table-cell>
          <table:table-cell table:number-columns-repeated="1023"/>
        </table:table-row>
        <table:table-row table:style-name="ro1">
          <table:table-cell office:value-type="date" office:date-value="2022-08-30T05:01:53.354062" calcext:value-type="date">
            <text:p>2022-08-30 05:01:53</text:p>
          </table:table-cell>
          <table:table-cell table:number-columns-repeated="1023"/>
        </table:table-row>
        <table:table-row table:style-name="ro1">
          <table:table-cell office:value-type="date" office:date-value="2022-08-30T05:02:23.039683" calcext:value-type="date">
            <text:p>2022-08-30 05:02:23</text:p>
          </table:table-cell>
          <table:table-cell table:number-columns-repeated="1023"/>
        </table:table-row>
        <table:table-row table:style-name="ro1">
          <table:table-cell office:value-type="date" office:date-value="2022-08-30T05:02:56.09327" calcext:value-type="date">
            <text:p>2022-08-30 05:02:56</text:p>
          </table:table-cell>
          <table:table-cell table:number-columns-repeated="1023"/>
        </table:table-row>
        <table:table-row table:style-name="ro1">
          <table:table-cell office:value-type="date" office:date-value="2022-08-30T05:03:24.141467" calcext:value-type="date">
            <text:p>2022-08-30 05:03:24</text:p>
          </table:table-cell>
          <table:table-cell table:number-columns-repeated="1023"/>
        </table:table-row>
        <table:table-row table:style-name="ro1">
          <table:table-cell office:value-type="date" office:date-value="2022-08-30T05:03:55.487404" calcext:value-type="date">
            <text:p>2022-08-30 05:03:55</text:p>
          </table:table-cell>
          <table:table-cell table:number-columns-repeated="1023"/>
        </table:table-row>
        <table:table-row table:style-name="ro1">
          <table:table-cell office:value-type="date" office:date-value="2022-08-30T05:04:24.21294" calcext:value-type="date">
            <text:p>2022-08-30 05:04:24</text:p>
          </table:table-cell>
          <table:table-cell table:number-columns-repeated="1023"/>
        </table:table-row>
        <table:table-row table:style-name="ro1">
          <table:table-cell office:value-type="date" office:date-value="2022-08-30T05:04:54.986412" calcext:value-type="date">
            <text:p>2022-08-30 05:04:55</text:p>
          </table:table-cell>
          <table:table-cell table:number-columns-repeated="1023"/>
        </table:table-row>
        <table:table-row table:style-name="ro1">
          <table:table-cell office:value-type="date" office:date-value="2022-08-30T05:05:26.015302" calcext:value-type="date">
            <text:p>2022-08-30 05:05:26</text:p>
          </table:table-cell>
          <table:table-cell table:number-columns-repeated="1023"/>
        </table:table-row>
        <table:table-row table:style-name="ro1">
          <table:table-cell office:value-type="date" office:date-value="2022-08-30T05:05:55.45957" calcext:value-type="date">
            <text:p>2022-08-30 05:05:55</text:p>
          </table:table-cell>
          <table:table-cell table:number-columns-repeated="1023"/>
        </table:table-row>
        <table:table-row table:style-name="ro1">
          <table:table-cell office:value-type="date" office:date-value="2022-08-30T05:06:27.010124" calcext:value-type="date">
            <text:p>2022-08-30 05:06:27</text:p>
          </table:table-cell>
          <table:table-cell table:number-columns-repeated="1023"/>
        </table:table-row>
        <table:table-row table:style-name="ro1">
          <table:table-cell office:value-type="date" office:date-value="2022-08-30T05:06:56.805196" calcext:value-type="date">
            <text:p>2022-08-30 05:06:57</text:p>
          </table:table-cell>
          <table:table-cell table:number-columns-repeated="1023"/>
        </table:table-row>
        <table:table-row table:style-name="ro1">
          <table:table-cell office:value-type="date" office:date-value="2022-08-30T05:07:27.485364" calcext:value-type="date">
            <text:p>2022-08-30 05:07:27</text:p>
          </table:table-cell>
          <table:table-cell table:number-columns-repeated="1023"/>
        </table:table-row>
        <table:table-row table:style-name="ro1">
          <table:table-cell office:value-type="date" office:date-value="2022-08-30T05:07:59.057618" calcext:value-type="date">
            <text:p>2022-08-30 05:07:59</text:p>
          </table:table-cell>
          <table:table-cell table:number-columns-repeated="1023"/>
        </table:table-row>
        <table:table-row table:style-name="ro1">
          <table:table-cell office:value-type="date" office:date-value="2022-08-30T05:08:28.594779" calcext:value-type="date">
            <text:p>2022-08-30 05:08:29</text:p>
          </table:table-cell>
          <table:table-cell table:number-columns-repeated="1023"/>
        </table:table-row>
        <table:table-row table:style-name="ro1">
          <table:table-cell office:value-type="date" office:date-value="2022-08-30T05:09:01.696105" calcext:value-type="date">
            <text:p>2022-08-30 05:09:02</text:p>
          </table:table-cell>
          <table:table-cell table:number-columns-repeated="1023"/>
        </table:table-row>
        <table:table-row table:style-name="ro1">
          <table:table-cell office:value-type="date" office:date-value="2022-08-30T05:09:29.866908" calcext:value-type="date">
            <text:p>2022-08-30 05:09:30</text:p>
          </table:table-cell>
          <table:table-cell table:number-columns-repeated="1023"/>
        </table:table-row>
        <table:table-row table:style-name="ro1">
          <table:table-cell office:value-type="date" office:date-value="2022-08-30T05:09:59.754074" calcext:value-type="date">
            <text:p>2022-08-30 05:10:00</text:p>
          </table:table-cell>
          <table:table-cell table:number-columns-repeated="1023"/>
        </table:table-row>
        <table:table-row table:style-name="ro1">
          <table:table-cell office:value-type="date" office:date-value="2022-08-30T05:10:30.919799" calcext:value-type="date">
            <text:p>2022-08-30 05:10:31</text:p>
          </table:table-cell>
          <table:table-cell table:number-columns-repeated="1023"/>
        </table:table-row>
        <table:table-row table:style-name="ro1">
          <table:table-cell office:value-type="date" office:date-value="2022-08-30T05:11:00.367207" calcext:value-type="date">
            <text:p>2022-08-30 05:11:00</text:p>
          </table:table-cell>
          <table:table-cell table:number-columns-repeated="1023"/>
        </table:table-row>
        <table:table-row table:style-name="ro1">
          <table:table-cell office:value-type="date" office:date-value="2022-08-30T05:11:31.948821" calcext:value-type="date">
            <text:p>2022-08-30 05:11:32</text:p>
          </table:table-cell>
          <table:table-cell table:number-columns-repeated="1023"/>
        </table:table-row>
        <table:table-row table:style-name="ro1">
          <table:table-cell office:value-type="date" office:date-value="2022-08-30T05:12:01.923002" calcext:value-type="date">
            <text:p>2022-08-30 05:12:02</text:p>
          </table:table-cell>
          <table:table-cell table:number-columns-repeated="1023"/>
        </table:table-row>
        <table:table-row table:style-name="ro1">
          <table:table-cell office:value-type="date" office:date-value="2022-08-30T05:12:34.084849" calcext:value-type="date">
            <text:p>2022-08-30 05:12:34</text:p>
          </table:table-cell>
          <table:table-cell table:number-columns-repeated="1023"/>
        </table:table-row>
        <table:table-row table:style-name="ro1">
          <table:table-cell office:value-type="date" office:date-value="2022-08-30T05:13:02.985858" calcext:value-type="date">
            <text:p>2022-08-30 05:13:03</text:p>
          </table:table-cell>
          <table:table-cell table:number-columns-repeated="1023"/>
        </table:table-row>
        <table:table-row table:style-name="ro1">
          <table:table-cell office:value-type="date" office:date-value="2022-08-30T05:13:32.717259" calcext:value-type="date">
            <text:p>2022-08-30 05:13:33</text:p>
          </table:table-cell>
          <table:table-cell table:number-columns-repeated="1023"/>
        </table:table-row>
        <table:table-row table:style-name="ro1">
          <table:table-cell office:value-type="date" office:date-value="2022-08-30T05:14:06.438264" calcext:value-type="date">
            <text:p>2022-08-30 05:14:06</text:p>
          </table:table-cell>
          <table:table-cell table:number-columns-repeated="1023"/>
        </table:table-row>
        <table:table-row table:style-name="ro1">
          <table:table-cell office:value-type="date" office:date-value="2022-08-30T05:14:35.634109" calcext:value-type="date">
            <text:p>2022-08-30 05:14:36</text:p>
          </table:table-cell>
          <table:table-cell table:number-columns-repeated="1023"/>
        </table:table-row>
        <table:table-row table:style-name="ro1">
          <table:table-cell office:value-type="date" office:date-value="2022-08-30T05:15:08.618262" calcext:value-type="date">
            <text:p>2022-08-30 05:15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5:15:38.107571" calcext:value-type="date">
            <text:p>2022-08-30 05:15:38</text:p>
          </table:table-cell>
          <table:table-cell table:number-columns-repeated="1023"/>
        </table:table-row>
        <table:table-row table:style-name="ro1">
          <table:table-cell office:value-type="date" office:date-value="2022-08-30T05:16:07.555355" calcext:value-type="date">
            <text:p>2022-08-30 05:16:08</text:p>
          </table:table-cell>
          <table:table-cell table:number-columns-repeated="1023"/>
        </table:table-row>
        <table:table-row table:style-name="ro1">
          <table:table-cell office:value-type="date" office:date-value="2022-08-30T05:16:37.485274" calcext:value-type="date">
            <text:p>2022-08-30 05:16:37</text:p>
          </table:table-cell>
          <table:table-cell table:number-columns-repeated="1023"/>
        </table:table-row>
        <table:table-row table:style-name="ro1">
          <table:table-cell office:value-type="date" office:date-value="2022-08-30T05:17:08.503825" calcext:value-type="date">
            <text:p>2022-08-30 05:17:09</text:p>
          </table:table-cell>
          <table:table-cell table:number-columns-repeated="1023"/>
        </table:table-row>
        <table:table-row table:style-name="ro1">
          <table:table-cell office:value-type="date" office:date-value="2022-08-30T05:17:38.860257" calcext:value-type="date">
            <text:p>2022-08-30 05:17:39</text:p>
          </table:table-cell>
          <table:table-cell table:number-columns-repeated="1023"/>
        </table:table-row>
        <table:table-row table:style-name="ro1">
          <table:table-cell office:value-type="date" office:date-value="2022-08-30T05:18:08.82731" calcext:value-type="date">
            <text:p>2022-08-30 05:18:09</text:p>
          </table:table-cell>
          <table:table-cell table:number-columns-repeated="1023"/>
        </table:table-row>
        <table:table-row table:style-name="ro1">
          <table:table-cell office:value-type="date" office:date-value="2022-08-30T05:18:39.805802" calcext:value-type="date">
            <text:p>2022-08-30 05:18:40</text:p>
          </table:table-cell>
          <table:table-cell table:number-columns-repeated="1023"/>
        </table:table-row>
        <table:table-row table:style-name="ro1">
          <table:table-cell office:value-type="date" office:date-value="2022-08-30T05:19:12.918804" calcext:value-type="date">
            <text:p>2022-08-30 05:19:13</text:p>
          </table:table-cell>
          <table:table-cell table:number-columns-repeated="1023"/>
        </table:table-row>
        <table:table-row table:style-name="ro1">
          <table:table-cell office:value-type="date" office:date-value="2022-08-30T05:19:40.0823" calcext:value-type="date">
            <text:p>2022-08-30 05:19:40</text:p>
          </table:table-cell>
          <table:table-cell table:number-columns-repeated="1023"/>
        </table:table-row>
        <table:table-row table:style-name="ro1">
          <table:table-cell office:value-type="date" office:date-value="2022-08-30T05:20:11.343139" calcext:value-type="date">
            <text:p>2022-08-30 05:20:11</text:p>
          </table:table-cell>
          <table:table-cell table:number-columns-repeated="1023"/>
        </table:table-row>
        <table:table-row table:style-name="ro1">
          <table:table-cell office:value-type="date" office:date-value="2022-08-30T05:20:41.699919" calcext:value-type="date">
            <text:p>2022-08-30 05:20:42</text:p>
          </table:table-cell>
          <table:table-cell table:number-columns-repeated="1023"/>
        </table:table-row>
        <table:table-row table:style-name="ro1">
          <table:table-cell office:value-type="date" office:date-value="2022-08-30T05:21:11.539323" calcext:value-type="date">
            <text:p>2022-08-30 05:21:12</text:p>
          </table:table-cell>
          <table:table-cell table:number-columns-repeated="1023"/>
        </table:table-row>
        <table:table-row table:style-name="ro1">
          <table:table-cell office:value-type="date" office:date-value="2022-08-30T05:21:43.169772" calcext:value-type="date">
            <text:p>2022-08-30 05:21:43</text:p>
          </table:table-cell>
          <table:table-cell table:number-columns-repeated="1023"/>
        </table:table-row>
        <table:table-row table:style-name="ro1">
          <table:table-cell office:value-type="date" office:date-value="2022-08-30T05:22:13.732895" calcext:value-type="date">
            <text:p>2022-08-30 05:22:14</text:p>
          </table:table-cell>
          <table:table-cell table:number-columns-repeated="1023"/>
        </table:table-row>
        <table:table-row table:style-name="ro1">
          <table:table-cell office:value-type="date" office:date-value="2022-08-30T05:22:44.765886" calcext:value-type="date">
            <text:p>2022-08-30 05:22:45</text:p>
          </table:table-cell>
          <table:table-cell table:number-columns-repeated="1023"/>
        </table:table-row>
        <table:table-row table:style-name="ro1">
          <table:table-cell office:value-type="date" office:date-value="2022-08-30T05:23:14.38555" calcext:value-type="date">
            <text:p>2022-08-30 05:23:14</text:p>
          </table:table-cell>
          <table:table-cell table:number-columns-repeated="1023"/>
        </table:table-row>
        <table:table-row table:style-name="ro1">
          <table:table-cell office:value-type="date" office:date-value="2022-08-30T05:23:46.348423" calcext:value-type="date">
            <text:p>2022-08-30 05:23:46</text:p>
          </table:table-cell>
          <table:table-cell table:number-columns-repeated="1023"/>
        </table:table-row>
        <table:table-row table:style-name="ro1">
          <table:table-cell office:value-type="date" office:date-value="2022-08-30T05:24:16.876976" calcext:value-type="date">
            <text:p>2022-08-30 05:24:17</text:p>
          </table:table-cell>
          <table:table-cell table:number-columns-repeated="1023"/>
        </table:table-row>
        <table:table-row table:style-name="ro1">
          <table:table-cell office:value-type="date" office:date-value="2022-08-30T05:24:47.912189" calcext:value-type="date">
            <text:p>2022-08-30 05:24:48</text:p>
          </table:table-cell>
          <table:table-cell table:number-columns-repeated="1023"/>
        </table:table-row>
        <table:table-row table:style-name="ro1">
          <table:table-cell office:value-type="date" office:date-value="2022-08-30T05:25:15.915883" calcext:value-type="date">
            <text:p>2022-08-30 05:25:16</text:p>
          </table:table-cell>
          <table:table-cell table:number-columns-repeated="1023"/>
        </table:table-row>
        <table:table-row table:style-name="ro1">
          <table:table-cell office:value-type="date" office:date-value="2022-08-30T05:25:44.814394" calcext:value-type="date">
            <text:p>2022-08-30 05:25:45</text:p>
          </table:table-cell>
          <table:table-cell table:number-columns-repeated="1023"/>
        </table:table-row>
        <table:table-row table:style-name="ro1">
          <table:table-cell office:value-type="date" office:date-value="2022-08-30T05:26:16.2416" calcext:value-type="date">
            <text:p>2022-08-30 05:26:16</text:p>
          </table:table-cell>
          <table:table-cell table:number-columns-repeated="1023"/>
        </table:table-row>
        <table:table-row table:style-name="ro1">
          <table:table-cell office:value-type="date" office:date-value="2022-08-30T05:26:47.314035" calcext:value-type="date">
            <text:p>2022-08-30 05:26:47</text:p>
          </table:table-cell>
          <table:table-cell table:number-columns-repeated="1023"/>
        </table:table-row>
        <table:table-row table:style-name="ro1">
          <table:table-cell office:value-type="date" office:date-value="2022-08-30T05:27:17.694886" calcext:value-type="date">
            <text:p>2022-08-30 05:27:18</text:p>
          </table:table-cell>
          <table:table-cell table:number-columns-repeated="1023"/>
        </table:table-row>
        <table:table-row table:style-name="ro1">
          <table:table-cell office:value-type="date" office:date-value="2022-08-30T05:27:49.32119" calcext:value-type="date">
            <text:p>2022-08-30 05:27:49</text:p>
          </table:table-cell>
          <table:table-cell table:number-columns-repeated="1023"/>
        </table:table-row>
        <table:table-row table:style-name="ro1">
          <table:table-cell office:value-type="date" office:date-value="2022-08-30T05:28:18.51983" calcext:value-type="date">
            <text:p>2022-08-30 05:28:19</text:p>
          </table:table-cell>
          <table:table-cell table:number-columns-repeated="1023"/>
        </table:table-row>
        <table:table-row table:style-name="ro1">
          <table:table-cell office:value-type="date" office:date-value="2022-08-30T05:28:47.771962" calcext:value-type="date">
            <text:p>2022-08-30 05:28:48</text:p>
          </table:table-cell>
          <table:table-cell table:number-columns-repeated="1023"/>
        </table:table-row>
        <table:table-row table:style-name="ro1">
          <table:table-cell office:value-type="date" office:date-value="2022-08-30T05:29:18.713644" calcext:value-type="date">
            <text:p>2022-08-30 05:29:19</text:p>
          </table:table-cell>
          <table:table-cell table:number-columns-repeated="1023"/>
        </table:table-row>
        <table:table-row table:style-name="ro1">
          <table:table-cell office:value-type="date" office:date-value="2022-08-30T05:29:50.502714" calcext:value-type="date">
            <text:p>2022-08-30 05:29:51</text:p>
          </table:table-cell>
          <table:table-cell table:number-columns-repeated="1023"/>
        </table:table-row>
        <table:table-row table:style-name="ro1">
          <table:table-cell office:value-type="date" office:date-value="2022-08-30T05:30:20.822522" calcext:value-type="date">
            <text:p>2022-08-30 05:30:21</text:p>
          </table:table-cell>
          <table:table-cell table:number-columns-repeated="1023"/>
        </table:table-row>
        <table:table-row table:style-name="ro1">
          <table:table-cell office:value-type="date" office:date-value="2022-08-30T05:30:52.462963" calcext:value-type="date">
            <text:p>2022-08-30 05:30:52</text:p>
          </table:table-cell>
          <table:table-cell table:number-columns-repeated="1023"/>
        </table:table-row>
        <table:table-row table:style-name="ro1">
          <table:table-cell office:value-type="date" office:date-value="2022-08-30T05:31:22.317697" calcext:value-type="date">
            <text:p>2022-08-30 05:31:22</text:p>
          </table:table-cell>
          <table:table-cell table:number-columns-repeated="1023"/>
        </table:table-row>
        <table:table-row table:style-name="ro1">
          <table:table-cell office:value-type="date" office:date-value="2022-08-30T05:31:53.720137" calcext:value-type="date">
            <text:p>2022-08-30 05:31:54</text:p>
          </table:table-cell>
          <table:table-cell table:number-columns-repeated="1023"/>
        </table:table-row>
        <table:table-row table:style-name="ro1">
          <table:table-cell office:value-type="date" office:date-value="2022-08-30T05:32:22.797541" calcext:value-type="date">
            <text:p>2022-08-30 05:32:23</text:p>
          </table:table-cell>
          <table:table-cell table:number-columns-repeated="1023"/>
        </table:table-row>
        <table:table-row table:style-name="ro1">
          <table:table-cell office:value-type="date" office:date-value="2022-08-30T05:32:53.527217" calcext:value-type="date">
            <text:p>2022-08-30 05:32:54</text:p>
          </table:table-cell>
          <table:table-cell table:number-columns-repeated="1023"/>
        </table:table-row>
        <table:table-row table:style-name="ro1">
          <table:table-cell office:value-type="date" office:date-value="2022-08-30T05:33:23.58048" calcext:value-type="date">
            <text:p>2022-08-30 05:33:24</text:p>
          </table:table-cell>
          <table:table-cell table:number-columns-repeated="1023"/>
        </table:table-row>
        <table:table-row table:style-name="ro1">
          <table:table-cell office:value-type="date" office:date-value="2022-08-30T05:33:53.874841" calcext:value-type="date">
            <text:p>2022-08-30 05:33:54</text:p>
          </table:table-cell>
          <table:table-cell table:number-columns-repeated="1023"/>
        </table:table-row>
        <table:table-row table:style-name="ro1">
          <table:table-cell office:value-type="date" office:date-value="2022-08-30T05:34:25.022315" calcext:value-type="date">
            <text:p>2022-08-30 05:34:25</text:p>
          </table:table-cell>
          <table:table-cell table:number-columns-repeated="1023"/>
        </table:table-row>
        <table:table-row table:style-name="ro1">
          <table:table-cell office:value-type="date" office:date-value="2022-08-30T05:34:54.03406" calcext:value-type="date">
            <text:p>2022-08-30 05:34:54</text:p>
          </table:table-cell>
          <table:table-cell table:number-columns-repeated="1023"/>
        </table:table-row>
        <table:table-row table:style-name="ro1">
          <table:table-cell office:value-type="date" office:date-value="2022-08-30T05:35:22.95504" calcext:value-type="date">
            <text:p>2022-08-30 05:35:23</text:p>
          </table:table-cell>
          <table:table-cell table:number-columns-repeated="1023"/>
        </table:table-row>
        <table:table-row table:style-name="ro1">
          <table:table-cell office:value-type="date" office:date-value="2022-08-30T05:35:55.632828" calcext:value-type="date">
            <text:p>2022-08-30 05:35:56</text:p>
          </table:table-cell>
          <table:table-cell table:number-columns-repeated="1023"/>
        </table:table-row>
        <table:table-row table:style-name="ro1">
          <table:table-cell office:value-type="date" office:date-value="2022-08-30T05:36:25.557112" calcext:value-type="date">
            <text:p>2022-08-30 05:36:26</text:p>
          </table:table-cell>
          <table:table-cell table:number-columns-repeated="1023"/>
        </table:table-row>
        <table:table-row table:style-name="ro1">
          <table:table-cell office:value-type="date" office:date-value="2022-08-30T05:36:57.579569" calcext:value-type="date">
            <text:p>2022-08-30 05:36:58</text:p>
          </table:table-cell>
          <table:table-cell table:number-columns-repeated="1023"/>
        </table:table-row>
        <table:table-row table:style-name="ro1">
          <table:table-cell office:value-type="date" office:date-value="2022-08-30T05:37:26.294993" calcext:value-type="date">
            <text:p>2022-08-30 05:37:26</text:p>
          </table:table-cell>
          <table:table-cell table:number-columns-repeated="1023"/>
        </table:table-row>
        <table:table-row table:style-name="ro1">
          <table:table-cell office:value-type="date" office:date-value="2022-08-30T05:37:57.41004" calcext:value-type="date">
            <text:p>2022-08-30 05:37:57</text:p>
          </table:table-cell>
          <table:table-cell table:number-columns-repeated="1023"/>
        </table:table-row>
        <table:table-row table:style-name="ro1">
          <table:table-cell office:value-type="date" office:date-value="2022-08-30T05:38:27.898106" calcext:value-type="date">
            <text:p>2022-08-30 05:38:28</text:p>
          </table:table-cell>
          <table:table-cell table:number-columns-repeated="1023"/>
        </table:table-row>
        <table:table-row table:style-name="ro1">
          <table:table-cell office:value-type="date" office:date-value="2022-08-30T05:38:57.437379" calcext:value-type="date">
            <text:p>2022-08-30 05:38:57</text:p>
          </table:table-cell>
          <table:table-cell table:number-columns-repeated="1023"/>
        </table:table-row>
        <table:table-row table:style-name="ro1">
          <table:table-cell office:value-type="date" office:date-value="2022-08-30T05:39:29.44795" calcext:value-type="date">
            <text:p>2022-08-30 05:39:29</text:p>
          </table:table-cell>
          <table:table-cell table:number-columns-repeated="1023"/>
        </table:table-row>
        <table:table-row table:style-name="ro1">
          <table:table-cell office:value-type="date" office:date-value="2022-08-30T05:39:57.892146" calcext:value-type="date">
            <text:p>2022-08-30 05:39:58</text:p>
          </table:table-cell>
          <table:table-cell table:number-columns-repeated="1023"/>
        </table:table-row>
        <table:table-row table:style-name="ro1">
          <table:table-cell office:value-type="date" office:date-value="2022-08-30T05:40:28.151357" calcext:value-type="date">
            <text:p>2022-08-30 05:40:28</text:p>
          </table:table-cell>
          <table:table-cell table:number-columns-repeated="1023"/>
        </table:table-row>
        <table:table-row table:style-name="ro1">
          <table:table-cell office:value-type="date" office:date-value="2022-08-30T05:41:00.578847" calcext:value-type="date">
            <text:p>2022-08-30 05:41:01</text:p>
          </table:table-cell>
          <table:table-cell table:number-columns-repeated="1023"/>
        </table:table-row>
        <table:table-row table:style-name="ro1">
          <table:table-cell office:value-type="date" office:date-value="2022-08-30T05:41:30.255792" calcext:value-type="date">
            <text:p>2022-08-30 05:41:30</text:p>
          </table:table-cell>
          <table:table-cell table:number-columns-repeated="1023"/>
        </table:table-row>
        <table:table-row table:style-name="ro1">
          <table:table-cell office:value-type="date" office:date-value="2022-08-30T05:41:59.78258" calcext:value-type="date">
            <text:p>2022-08-30 05:42:00</text:p>
          </table:table-cell>
          <table:table-cell table:number-columns-repeated="1023"/>
        </table:table-row>
        <table:table-row table:style-name="ro1">
          <table:table-cell office:value-type="date" office:date-value="2022-08-30T05:42:31.089022" calcext:value-type="date">
            <text:p>2022-08-30 05:42:31</text:p>
          </table:table-cell>
          <table:table-cell table:number-columns-repeated="1023"/>
        </table:table-row>
        <table:table-row table:style-name="ro1">
          <table:table-cell office:value-type="date" office:date-value="2022-08-30T05:43:01.498338" calcext:value-type="date">
            <text:p>2022-08-30 05:43:01</text:p>
          </table:table-cell>
          <table:table-cell table:number-columns-repeated="1023"/>
        </table:table-row>
        <table:table-row table:style-name="ro1">
          <table:table-cell office:value-type="date" office:date-value="2022-08-30T05:43:33.285783" calcext:value-type="date">
            <text:p>2022-08-30 05:43:33</text:p>
          </table:table-cell>
          <table:table-cell table:number-columns-repeated="1023"/>
        </table:table-row>
        <table:table-row table:style-name="ro1">
          <table:table-cell office:value-type="date" office:date-value="2022-08-30T05:44:02.251712" calcext:value-type="date">
            <text:p>2022-08-30 05:44:02</text:p>
          </table:table-cell>
          <table:table-cell table:number-columns-repeated="1023"/>
        </table:table-row>
        <table:table-row table:style-name="ro1">
          <table:table-cell office:value-type="date" office:date-value="2022-08-30T05:44:35.23398" calcext:value-type="date">
            <text:p>2022-08-30 05:44:35</text:p>
          </table:table-cell>
          <table:table-cell table:number-columns-repeated="1023"/>
        </table:table-row>
        <table:table-row table:style-name="ro1">
          <table:table-cell office:value-type="date" office:date-value="2022-08-30T05:45:08.233818" calcext:value-type="date">
            <text:p>2022-08-30 05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5:45:38.462106" calcext:value-type="date">
            <text:p>2022-08-30 05:45: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5:46:06.323861" calcext:value-type="date">
            <text:p>2022-08-30 05:46:06</text:p>
          </table:table-cell>
          <table:table-cell table:number-columns-repeated="1023"/>
        </table:table-row>
        <table:table-row table:style-name="ro1">
          <table:table-cell office:value-type="date" office:date-value="2022-08-30T05:46:38.061747" calcext:value-type="date">
            <text:p>2022-08-30 05:46:38</text:p>
          </table:table-cell>
          <table:table-cell table:number-columns-repeated="1023"/>
        </table:table-row>
        <table:table-row table:style-name="ro1">
          <table:table-cell office:value-type="date" office:date-value="2022-08-30T05:47:07.890635" calcext:value-type="date">
            <text:p>2022-08-30 05:47:08</text:p>
          </table:table-cell>
          <table:table-cell table:number-columns-repeated="1023"/>
        </table:table-row>
        <table:table-row table:style-name="ro1">
          <table:table-cell office:value-type="date" office:date-value="2022-08-30T05:47:38.285478" calcext:value-type="date">
            <text:p>2022-08-30 05:47:38</text:p>
          </table:table-cell>
          <table:table-cell table:number-columns-repeated="1023"/>
        </table:table-row>
        <table:table-row table:style-name="ro1">
          <table:table-cell office:value-type="date" office:date-value="2022-08-30T05:48:08.342768" calcext:value-type="date">
            <text:p>2022-08-30 05:48:08</text:p>
          </table:table-cell>
          <table:table-cell table:number-columns-repeated="1023"/>
        </table:table-row>
        <table:table-row table:style-name="ro1">
          <table:table-cell office:value-type="date" office:date-value="2022-08-30T05:48:38.569626" calcext:value-type="date">
            <text:p>2022-08-30 05:48:39</text:p>
          </table:table-cell>
          <table:table-cell table:number-columns-repeated="1023"/>
        </table:table-row>
        <table:table-row table:style-name="ro1">
          <table:table-cell office:value-type="date" office:date-value="2022-08-30T05:49:08.044104" calcext:value-type="date">
            <text:p>2022-08-30 05:49:08</text:p>
          </table:table-cell>
          <table:table-cell table:number-columns-repeated="1023"/>
        </table:table-row>
        <table:table-row table:style-name="ro1">
          <table:table-cell office:value-type="date" office:date-value="2022-08-30T05:49:39.929645" calcext:value-type="date">
            <text:p>2022-08-30 05:49:40</text:p>
          </table:table-cell>
          <table:table-cell table:number-columns-repeated="1023"/>
        </table:table-row>
        <table:table-row table:style-name="ro1">
          <table:table-cell office:value-type="date" office:date-value="2022-08-30T05:50:11.465967" calcext:value-type="date">
            <text:p>2022-08-30 05:50:11</text:p>
          </table:table-cell>
          <table:table-cell table:number-columns-repeated="1023"/>
        </table:table-row>
        <table:table-row table:style-name="ro1">
          <table:table-cell office:value-type="date" office:date-value="2022-08-30T05:50:40.255071" calcext:value-type="date">
            <text:p>2022-08-30 05:50:40</text:p>
          </table:table-cell>
          <table:table-cell table:number-columns-repeated="1023"/>
        </table:table-row>
        <table:table-row table:style-name="ro1">
          <table:table-cell office:value-type="date" office:date-value="2022-08-30T05:51:11.629006" calcext:value-type="date">
            <text:p>2022-08-30 05:51:12</text:p>
          </table:table-cell>
          <table:table-cell table:number-columns-repeated="1023"/>
        </table:table-row>
        <table:table-row table:style-name="ro1">
          <table:table-cell office:value-type="date" office:date-value="2022-08-30T05:51:41.455585" calcext:value-type="date">
            <text:p>2022-08-30 05:51:41</text:p>
          </table:table-cell>
          <table:table-cell table:number-columns-repeated="1023"/>
        </table:table-row>
        <table:table-row table:style-name="ro1">
          <table:table-cell office:value-type="date" office:date-value="2022-08-30T05:52:12.908915" calcext:value-type="date">
            <text:p>2022-08-30 05:52:13</text:p>
          </table:table-cell>
          <table:table-cell table:number-columns-repeated="1023"/>
        </table:table-row>
        <table:table-row table:style-name="ro1">
          <table:table-cell office:value-type="date" office:date-value="2022-08-30T05:52:42.610902" calcext:value-type="date">
            <text:p>2022-08-30 05:52:43</text:p>
          </table:table-cell>
          <table:table-cell table:number-columns-repeated="1023"/>
        </table:table-row>
        <table:table-row table:style-name="ro1">
          <table:table-cell office:value-type="date" office:date-value="2022-08-30T05:53:13.799918" calcext:value-type="date">
            <text:p>2022-08-30 05:53:14</text:p>
          </table:table-cell>
          <table:table-cell table:number-columns-repeated="1023"/>
        </table:table-row>
        <table:table-row table:style-name="ro1">
          <table:table-cell office:value-type="date" office:date-value="2022-08-30T05:53:43.964262" calcext:value-type="date">
            <text:p>2022-08-30 05:53:44</text:p>
          </table:table-cell>
          <table:table-cell table:number-columns-repeated="1023"/>
        </table:table-row>
        <table:table-row table:style-name="ro1">
          <table:table-cell office:value-type="date" office:date-value="2022-08-30T05:54:14.239511" calcext:value-type="date">
            <text:p>2022-08-30 05:54:14</text:p>
          </table:table-cell>
          <table:table-cell table:number-columns-repeated="1023"/>
        </table:table-row>
        <table:table-row table:style-name="ro1">
          <table:table-cell office:value-type="date" office:date-value="2022-08-30T05:54:44.64897" calcext:value-type="date">
            <text:p>2022-08-30 05:54:45</text:p>
          </table:table-cell>
          <table:table-cell table:number-columns-repeated="1023"/>
        </table:table-row>
        <table:table-row table:style-name="ro1">
          <table:table-cell office:value-type="date" office:date-value="2022-08-30T05:55:14.516842" calcext:value-type="date">
            <text:p>2022-08-30 05:55:15</text:p>
          </table:table-cell>
          <table:table-cell table:number-columns-repeated="1023"/>
        </table:table-row>
        <table:table-row table:style-name="ro1">
          <table:table-cell office:value-type="date" office:date-value="2022-08-30T05:55:44.965882" calcext:value-type="date">
            <text:p>2022-08-30 05:55:45</text:p>
          </table:table-cell>
          <table:table-cell table:number-columns-repeated="1023"/>
        </table:table-row>
        <table:table-row table:style-name="ro1">
          <table:table-cell office:value-type="date" office:date-value="2022-08-30T05:56:17.743118" calcext:value-type="date">
            <text:p>2022-08-30 05:56:18</text:p>
          </table:table-cell>
          <table:table-cell table:number-columns-repeated="1023"/>
        </table:table-row>
        <table:table-row table:style-name="ro1">
          <table:table-cell office:value-type="date" office:date-value="2022-08-30T05:56:46.354949" calcext:value-type="date">
            <text:p>2022-08-30 05:56:46</text:p>
          </table:table-cell>
          <table:table-cell table:number-columns-repeated="1023"/>
        </table:table-row>
        <table:table-row table:style-name="ro1">
          <table:table-cell office:value-type="date" office:date-value="2022-08-30T05:57:16.3054" calcext:value-type="date">
            <text:p>2022-08-30 05:57:16</text:p>
          </table:table-cell>
          <table:table-cell table:number-columns-repeated="1023"/>
        </table:table-row>
        <table:table-row table:style-name="ro1">
          <table:table-cell office:value-type="date" office:date-value="2022-08-30T05:57:48.157605" calcext:value-type="date">
            <text:p>2022-08-30 05:57:48</text:p>
          </table:table-cell>
          <table:table-cell table:number-columns-repeated="1023"/>
        </table:table-row>
        <table:table-row table:style-name="ro1">
          <table:table-cell office:value-type="date" office:date-value="2022-08-30T05:58:19.659478" calcext:value-type="date">
            <text:p>2022-08-30 05:58:20</text:p>
          </table:table-cell>
          <table:table-cell table:number-columns-repeated="1023"/>
        </table:table-row>
        <table:table-row table:style-name="ro1">
          <table:table-cell office:value-type="date" office:date-value="2022-08-30T05:58:49.687448" calcext:value-type="date">
            <text:p>2022-08-30 05:58:50</text:p>
          </table:table-cell>
          <table:table-cell table:number-columns-repeated="1023"/>
        </table:table-row>
        <table:table-row table:style-name="ro1">
          <table:table-cell office:value-type="date" office:date-value="2022-08-30T05:59:18.874003" calcext:value-type="date">
            <text:p>2022-08-30 05:59:19</text:p>
          </table:table-cell>
          <table:table-cell table:number-columns-repeated="1023"/>
        </table:table-row>
        <table:table-row table:style-name="ro1">
          <table:table-cell office:value-type="date" office:date-value="2022-08-30T05:59:50.563238" calcext:value-type="date">
            <text:p>2022-08-30 05:59:51</text:p>
          </table:table-cell>
          <table:table-cell table:number-columns-repeated="1023"/>
        </table:table-row>
        <table:table-row table:style-name="ro1">
          <table:table-cell office:value-type="date" office:date-value="2022-08-30T06:00:19.492707" calcext:value-type="date">
            <text:p>2022-08-30 06:00:19</text:p>
          </table:table-cell>
          <table:table-cell table:number-columns-repeated="1023"/>
        </table:table-row>
        <table:table-row table:style-name="ro1">
          <table:table-cell office:value-type="date" office:date-value="2022-08-30T06:00:50.741379" calcext:value-type="date">
            <text:p>2022-08-30 06:00:51</text:p>
          </table:table-cell>
          <table:table-cell table:number-columns-repeated="1023"/>
        </table:table-row>
        <table:table-row table:style-name="ro1">
          <table:table-cell office:value-type="date" office:date-value="2022-08-30T06:01:21.493441" calcext:value-type="date">
            <text:p>2022-08-30 06:01:21</text:p>
          </table:table-cell>
          <table:table-cell table:number-columns-repeated="1023"/>
        </table:table-row>
        <table:table-row table:style-name="ro1">
          <table:table-cell office:value-type="date" office:date-value="2022-08-30T06:01:51.660415" calcext:value-type="date">
            <text:p>2022-08-30 06:01:52</text:p>
          </table:table-cell>
          <table:table-cell table:number-columns-repeated="1023"/>
        </table:table-row>
        <table:table-row table:style-name="ro1">
          <table:table-cell office:value-type="date" office:date-value="2022-08-30T06:02:23.936372" calcext:value-type="date">
            <text:p>2022-08-30 06:02:24</text:p>
          </table:table-cell>
          <table:table-cell table:number-columns-repeated="1023"/>
        </table:table-row>
        <table:table-row table:style-name="ro1">
          <table:table-cell office:value-type="date" office:date-value="2022-08-30T06:02:52.417523" calcext:value-type="date">
            <text:p>2022-08-30 06:02:52</text:p>
          </table:table-cell>
          <table:table-cell table:number-columns-repeated="1023"/>
        </table:table-row>
        <table:table-row table:style-name="ro1">
          <table:table-cell office:value-type="date" office:date-value="2022-08-30T06:03:22.847029" calcext:value-type="date">
            <text:p>2022-08-30 06:03:23</text:p>
          </table:table-cell>
          <table:table-cell table:number-columns-repeated="1023"/>
        </table:table-row>
        <table:table-row table:style-name="ro1">
          <table:table-cell office:value-type="date" office:date-value="2022-08-30T06:03:53.706638" calcext:value-type="date">
            <text:p>2022-08-30 06:03:54</text:p>
          </table:table-cell>
          <table:table-cell table:number-columns-repeated="1023"/>
        </table:table-row>
        <table:table-row table:style-name="ro1">
          <table:table-cell office:value-type="date" office:date-value="2022-08-30T06:04:24.353793" calcext:value-type="date">
            <text:p>2022-08-30 06:04:24</text:p>
          </table:table-cell>
          <table:table-cell table:number-columns-repeated="1023"/>
        </table:table-row>
        <table:table-row table:style-name="ro1">
          <table:table-cell office:value-type="date" office:date-value="2022-08-30T06:04:54.32738" calcext:value-type="date">
            <text:p>2022-08-30 06:04:54</text:p>
          </table:table-cell>
          <table:table-cell table:number-columns-repeated="1023"/>
        </table:table-row>
        <table:table-row table:style-name="ro1">
          <table:table-cell office:value-type="date" office:date-value="2022-08-30T06:05:27.168361" calcext:value-type="date">
            <text:p>2022-08-30 06:05:27</text:p>
          </table:table-cell>
          <table:table-cell table:number-columns-repeated="1023"/>
        </table:table-row>
        <table:table-row table:style-name="ro1">
          <table:table-cell office:value-type="date" office:date-value="2022-08-30T06:05:57.306274" calcext:value-type="date">
            <text:p>2022-08-30 06:05:57</text:p>
          </table:table-cell>
          <table:table-cell table:number-columns-repeated="1023"/>
        </table:table-row>
        <table:table-row table:style-name="ro1">
          <table:table-cell office:value-type="date" office:date-value="2022-08-30T06:06:28.608014" calcext:value-type="date">
            <text:p>2022-08-30 06:06:29</text:p>
          </table:table-cell>
          <table:table-cell table:number-columns-repeated="1023"/>
        </table:table-row>
        <table:table-row table:style-name="ro1">
          <table:table-cell office:value-type="date" office:date-value="2022-08-30T06:06:57.256503" calcext:value-type="date">
            <text:p>2022-08-30 06:06:57</text:p>
          </table:table-cell>
          <table:table-cell table:number-columns-repeated="1023"/>
        </table:table-row>
        <table:table-row table:style-name="ro1">
          <table:table-cell office:value-type="date" office:date-value="2022-08-30T06:07:31.731641" calcext:value-type="date">
            <text:p>2022-08-30 06:07:32</text:p>
          </table:table-cell>
          <table:table-cell table:number-columns-repeated="1023"/>
        </table:table-row>
        <table:table-row table:style-name="ro1">
          <table:table-cell office:value-type="date" office:date-value="2022-08-30T06:07:57.958806" calcext:value-type="date">
            <text:p>2022-08-30 06:07:58</text:p>
          </table:table-cell>
          <table:table-cell table:number-columns-repeated="1023"/>
        </table:table-row>
        <table:table-row table:style-name="ro1">
          <table:table-cell office:value-type="date" office:date-value="2022-08-30T06:08:29.429466" calcext:value-type="date">
            <text:p>2022-08-30 06:08:29</text:p>
          </table:table-cell>
          <table:table-cell table:number-columns-repeated="1023"/>
        </table:table-row>
        <table:table-row table:style-name="ro1">
          <table:table-cell office:value-type="date" office:date-value="2022-08-30T06:08:58.95682" calcext:value-type="date">
            <text:p>2022-08-30 06:08:59</text:p>
          </table:table-cell>
          <table:table-cell table:number-columns-repeated="1023"/>
        </table:table-row>
        <table:table-row table:style-name="ro1">
          <table:table-cell office:value-type="date" office:date-value="2022-08-30T06:09:29.729772" calcext:value-type="date">
            <text:p>2022-08-30 06:09:30</text:p>
          </table:table-cell>
          <table:table-cell table:number-columns-repeated="1023"/>
        </table:table-row>
        <table:table-row table:style-name="ro1">
          <table:table-cell office:value-type="date" office:date-value="2022-08-30T06:10:01.291182" calcext:value-type="date">
            <text:p>2022-08-30 06:10:01</text:p>
          </table:table-cell>
          <table:table-cell table:number-columns-repeated="1023"/>
        </table:table-row>
        <table:table-row table:style-name="ro1">
          <table:table-cell office:value-type="date" office:date-value="2022-08-30T06:10:31.055292" calcext:value-type="date">
            <text:p>2022-08-30 06:10:31</text:p>
          </table:table-cell>
          <table:table-cell table:number-columns-repeated="1023"/>
        </table:table-row>
        <table:table-row table:style-name="ro1">
          <table:table-cell office:value-type="date" office:date-value="2022-08-30T06:11:02.650641" calcext:value-type="date">
            <text:p>2022-08-30 06:11:03</text:p>
          </table:table-cell>
          <table:table-cell table:number-columns-repeated="1023"/>
        </table:table-row>
        <table:table-row table:style-name="ro1">
          <table:table-cell office:value-type="date" office:date-value="2022-08-30T06:11:32.914359" calcext:value-type="date">
            <text:p>2022-08-30 06:11:33</text:p>
          </table:table-cell>
          <table:table-cell table:number-columns-repeated="1023"/>
        </table:table-row>
        <table:table-row table:style-name="ro1">
          <table:table-cell office:value-type="date" office:date-value="2022-08-30T06:12:02.943231" calcext:value-type="date">
            <text:p>2022-08-30 06:12:03</text:p>
          </table:table-cell>
          <table:table-cell table:number-columns-repeated="1023"/>
        </table:table-row>
        <table:table-row table:style-name="ro1">
          <table:table-cell office:value-type="date" office:date-value="2022-08-30T06:12:32.795157" calcext:value-type="date">
            <text:p>2022-08-30 06:12:33</text:p>
          </table:table-cell>
          <table:table-cell table:number-columns-repeated="1023"/>
        </table:table-row>
        <table:table-row table:style-name="ro1">
          <table:table-cell office:value-type="date" office:date-value="2022-08-30T06:13:04.419086" calcext:value-type="date">
            <text:p>2022-08-30 06:13:04</text:p>
          </table:table-cell>
          <table:table-cell table:number-columns-repeated="1023"/>
        </table:table-row>
        <table:table-row table:style-name="ro1">
          <table:table-cell office:value-type="date" office:date-value="2022-08-30T06:13:33.341686" calcext:value-type="date">
            <text:p>2022-08-30 06:13:33</text:p>
          </table:table-cell>
          <table:table-cell table:number-columns-repeated="1023"/>
        </table:table-row>
        <table:table-row table:style-name="ro1">
          <table:table-cell office:value-type="date" office:date-value="2022-08-30T06:14:05.649682" calcext:value-type="date">
            <text:p>2022-08-30 06:14:06</text:p>
          </table:table-cell>
          <table:table-cell table:number-columns-repeated="1023"/>
        </table:table-row>
        <table:table-row table:style-name="ro1">
          <table:table-cell office:value-type="date" office:date-value="2022-08-30T06:14:35.116309" calcext:value-type="date">
            <text:p>2022-08-30 06:14:35</text:p>
          </table:table-cell>
          <table:table-cell table:number-columns-repeated="1023"/>
        </table:table-row>
        <table:table-row table:style-name="ro1">
          <table:table-cell office:value-type="date" office:date-value="2022-08-30T06:15:08.185884" calcext:value-type="date">
            <text:p>2022-08-30 06:1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6:15:37.924776" calcext:value-type="date">
            <text:p>2022-08-30 06:15:38</text:p>
          </table:table-cell>
          <table:table-cell table:number-columns-repeated="1023"/>
        </table:table-row>
        <table:table-row table:style-name="ro1">
          <table:table-cell office:value-type="date" office:date-value="2022-08-30T06:16:07.327929" calcext:value-type="date">
            <text:p>2022-08-30 06:16:07</text:p>
          </table:table-cell>
          <table:table-cell table:number-columns-repeated="1023"/>
        </table:table-row>
        <table:table-row table:style-name="ro1">
          <table:table-cell office:value-type="date" office:date-value="2022-08-30T06:16:36.903155" calcext:value-type="date">
            <text:p>2022-08-30 06:16:37</text:p>
          </table:table-cell>
          <table:table-cell table:number-columns-repeated="1023"/>
        </table:table-row>
        <table:table-row table:style-name="ro1">
          <table:table-cell office:value-type="date" office:date-value="2022-08-30T06:17:08.719051" calcext:value-type="date">
            <text:p>2022-08-30 06:17:09</text:p>
          </table:table-cell>
          <table:table-cell table:number-columns-repeated="1023"/>
        </table:table-row>
        <table:table-row table:style-name="ro1">
          <table:table-cell office:value-type="date" office:date-value="2022-08-30T06:17:39.724669" calcext:value-type="date">
            <text:p>2022-08-30 06:17:40</text:p>
          </table:table-cell>
          <table:table-cell table:number-columns-repeated="1023"/>
        </table:table-row>
        <table:table-row table:style-name="ro1">
          <table:table-cell office:value-type="date" office:date-value="2022-08-30T06:18:07.806101" calcext:value-type="date">
            <text:p>2022-08-30 06:18:08</text:p>
          </table:table-cell>
          <table:table-cell table:number-columns-repeated="1023"/>
        </table:table-row>
        <table:table-row table:style-name="ro1">
          <table:table-cell office:value-type="date" office:date-value="2022-08-30T06:18:38.229233" calcext:value-type="date">
            <text:p>2022-08-30 06:18:38</text:p>
          </table:table-cell>
          <table:table-cell table:number-columns-repeated="1023"/>
        </table:table-row>
        <table:table-row table:style-name="ro1">
          <table:table-cell office:value-type="date" office:date-value="2022-08-30T06:19:08.360138" calcext:value-type="date">
            <text:p>2022-08-30 06:19:08</text:p>
          </table:table-cell>
          <table:table-cell table:number-columns-repeated="1023"/>
        </table:table-row>
        <table:table-row table:style-name="ro1">
          <table:table-cell office:value-type="date" office:date-value="2022-08-30T06:19:38.689824" calcext:value-type="date">
            <text:p>2022-08-30 06:19:39</text:p>
          </table:table-cell>
          <table:table-cell table:number-columns-repeated="1023"/>
        </table:table-row>
        <table:table-row table:style-name="ro1">
          <table:table-cell office:value-type="date" office:date-value="2022-08-30T06:20:13.98377" calcext:value-type="date">
            <text:p>2022-08-30 06:20:14</text:p>
          </table:table-cell>
          <table:table-cell table:number-columns-repeated="1023"/>
        </table:table-row>
        <table:table-row table:style-name="ro1">
          <table:table-cell office:value-type="date" office:date-value="2022-08-30T06:20:40.820934" calcext:value-type="date">
            <text:p>2022-08-30 06:20:41</text:p>
          </table:table-cell>
          <table:table-cell table:number-columns-repeated="1023"/>
        </table:table-row>
        <table:table-row table:style-name="ro1">
          <table:table-cell office:value-type="date" office:date-value="2022-08-30T06:21:09.845692" calcext:value-type="date">
            <text:p>2022-08-30 06:21:10</text:p>
          </table:table-cell>
          <table:table-cell table:number-columns-repeated="1023"/>
        </table:table-row>
        <table:table-row table:style-name="ro1">
          <table:table-cell office:value-type="date" office:date-value="2022-08-30T06:21:40.869795" calcext:value-type="date">
            <text:p>2022-08-30 06:21:41</text:p>
          </table:table-cell>
          <table:table-cell table:number-columns-repeated="1023"/>
        </table:table-row>
        <table:table-row table:style-name="ro1">
          <table:table-cell office:value-type="date" office:date-value="2022-08-30T06:22:11.104004" calcext:value-type="date">
            <text:p>2022-08-30 06:22:11</text:p>
          </table:table-cell>
          <table:table-cell table:number-columns-repeated="1023"/>
        </table:table-row>
        <table:table-row table:style-name="ro1">
          <table:table-cell office:value-type="date" office:date-value="2022-08-30T06:22:40.324809" calcext:value-type="date">
            <text:p>2022-08-30 06:22:40</text:p>
          </table:table-cell>
          <table:table-cell table:number-columns-repeated="1023"/>
        </table:table-row>
        <table:table-row table:style-name="ro1">
          <table:table-cell office:value-type="date" office:date-value="2022-08-30T06:23:10.963666" calcext:value-type="date">
            <text:p>2022-08-30 06:23:11</text:p>
          </table:table-cell>
          <table:table-cell table:number-columns-repeated="1023"/>
        </table:table-row>
        <table:table-row table:style-name="ro1">
          <table:table-cell office:value-type="date" office:date-value="2022-08-30T06:23:41.109907" calcext:value-type="date">
            <text:p>2022-08-30 06:23:41</text:p>
          </table:table-cell>
          <table:table-cell table:number-columns-repeated="1023"/>
        </table:table-row>
        <table:table-row table:style-name="ro1">
          <table:table-cell office:value-type="date" office:date-value="2022-08-30T06:24:11.637946" calcext:value-type="date">
            <text:p>2022-08-30 06:24:12</text:p>
          </table:table-cell>
          <table:table-cell table:number-columns-repeated="1023"/>
        </table:table-row>
        <table:table-row table:style-name="ro1">
          <table:table-cell office:value-type="date" office:date-value="2022-08-30T06:24:41.98989" calcext:value-type="date">
            <text:p>2022-08-30 06:24:42</text:p>
          </table:table-cell>
          <table:table-cell table:number-columns-repeated="1023"/>
        </table:table-row>
        <table:table-row table:style-name="ro1">
          <table:table-cell office:value-type="date" office:date-value="2022-08-30T06:25:14.908875" calcext:value-type="date">
            <text:p>2022-08-30 06:25:15</text:p>
          </table:table-cell>
          <table:table-cell table:number-columns-repeated="1023"/>
        </table:table-row>
        <table:table-row table:style-name="ro1">
          <table:table-cell office:value-type="date" office:date-value="2022-08-30T06:25:44.203456" calcext:value-type="date">
            <text:p>2022-08-30 06:25:44</text:p>
          </table:table-cell>
          <table:table-cell table:number-columns-repeated="1023"/>
        </table:table-row>
        <table:table-row table:style-name="ro1">
          <table:table-cell office:value-type="date" office:date-value="2022-08-30T06:26:14.712528" calcext:value-type="date">
            <text:p>2022-08-30 06:26:15</text:p>
          </table:table-cell>
          <table:table-cell table:number-columns-repeated="1023"/>
        </table:table-row>
        <table:table-row table:style-name="ro1">
          <table:table-cell office:value-type="date" office:date-value="2022-08-30T06:26:45.547413" calcext:value-type="date">
            <text:p>2022-08-30 06:26:46</text:p>
          </table:table-cell>
          <table:table-cell table:number-columns-repeated="1023"/>
        </table:table-row>
        <table:table-row table:style-name="ro1">
          <table:table-cell office:value-type="date" office:date-value="2022-08-30T06:27:17.457604" calcext:value-type="date">
            <text:p>2022-08-30 06:27:17</text:p>
          </table:table-cell>
          <table:table-cell table:number-columns-repeated="1023"/>
        </table:table-row>
        <table:table-row table:style-name="ro1">
          <table:table-cell office:value-type="date" office:date-value="2022-08-30T06:27:47.287204" calcext:value-type="date">
            <text:p>2022-08-30 06:27:47</text:p>
          </table:table-cell>
          <table:table-cell table:number-columns-repeated="1023"/>
        </table:table-row>
        <table:table-row table:style-name="ro1">
          <table:table-cell office:value-type="date" office:date-value="2022-08-30T06:28:19.15789" calcext:value-type="date">
            <text:p>2022-08-30 06:28:19</text:p>
          </table:table-cell>
          <table:table-cell table:number-columns-repeated="1023"/>
        </table:table-row>
        <table:table-row table:style-name="ro1">
          <table:table-cell office:value-type="date" office:date-value="2022-08-30T06:28:48.721103" calcext:value-type="date">
            <text:p>2022-08-30 06:28:49</text:p>
          </table:table-cell>
          <table:table-cell table:number-columns-repeated="1023"/>
        </table:table-row>
        <table:table-row table:style-name="ro1">
          <table:table-cell office:value-type="date" office:date-value="2022-08-30T06:29:20.715482" calcext:value-type="date">
            <text:p>2022-08-30 06:29:21</text:p>
          </table:table-cell>
          <table:table-cell table:number-columns-repeated="1023"/>
        </table:table-row>
        <table:table-row table:style-name="ro1">
          <table:table-cell office:value-type="date" office:date-value="2022-08-30T06:29:49.676046" calcext:value-type="date">
            <text:p>2022-08-30 06:29:50</text:p>
          </table:table-cell>
          <table:table-cell table:number-columns-repeated="1023"/>
        </table:table-row>
        <table:table-row table:style-name="ro1">
          <table:table-cell office:value-type="date" office:date-value="2022-08-30T06:30:23.846512" calcext:value-type="date">
            <text:p>2022-08-30 06:30:24</text:p>
          </table:table-cell>
          <table:table-cell table:number-columns-repeated="1023"/>
        </table:table-row>
        <table:table-row table:style-name="ro1">
          <table:table-cell office:value-type="date" office:date-value="2022-08-30T06:30:49.853079" calcext:value-type="date">
            <text:p>2022-08-30 06:30:50</text:p>
          </table:table-cell>
          <table:table-cell table:number-columns-repeated="1023"/>
        </table:table-row>
        <table:table-row table:style-name="ro1">
          <table:table-cell office:value-type="date" office:date-value="2022-08-30T06:31:20.61649" calcext:value-type="date">
            <text:p>2022-08-30 06:31:21</text:p>
          </table:table-cell>
          <table:table-cell table:number-columns-repeated="1023"/>
        </table:table-row>
        <table:table-row table:style-name="ro1">
          <table:table-cell office:value-type="date" office:date-value="2022-08-30T06:31:52.252862" calcext:value-type="date">
            <text:p>2022-08-30 06:31:52</text:p>
          </table:table-cell>
          <table:table-cell table:number-columns-repeated="1023"/>
        </table:table-row>
        <table:table-row table:style-name="ro1">
          <table:table-cell office:value-type="date" office:date-value="2022-08-30T06:32:22.905998" calcext:value-type="date">
            <text:p>2022-08-30 06:32:23</text:p>
          </table:table-cell>
          <table:table-cell table:number-columns-repeated="1023"/>
        </table:table-row>
        <table:table-row table:style-name="ro1">
          <table:table-cell office:value-type="date" office:date-value="2022-08-30T06:32:53.29013" calcext:value-type="date">
            <text:p>2022-08-30 06:32:53</text:p>
          </table:table-cell>
          <table:table-cell table:number-columns-repeated="1023"/>
        </table:table-row>
        <table:table-row table:style-name="ro1">
          <table:table-cell office:value-type="date" office:date-value="2022-08-30T06:33:24.030699" calcext:value-type="date">
            <text:p>2022-08-30 06:33:24</text:p>
          </table:table-cell>
          <table:table-cell table:number-columns-repeated="1023"/>
        </table:table-row>
        <table:table-row table:style-name="ro1">
          <table:table-cell office:value-type="date" office:date-value="2022-08-30T06:33:53.746435" calcext:value-type="date">
            <text:p>2022-08-30 06:33:54</text:p>
          </table:table-cell>
          <table:table-cell table:number-columns-repeated="1023"/>
        </table:table-row>
        <table:table-row table:style-name="ro1">
          <table:table-cell office:value-type="date" office:date-value="2022-08-30T06:34:25.249646" calcext:value-type="date">
            <text:p>2022-08-30 06:34:25</text:p>
          </table:table-cell>
          <table:table-cell table:number-columns-repeated="1023"/>
        </table:table-row>
        <table:table-row table:style-name="ro1">
          <table:table-cell office:value-type="date" office:date-value="2022-08-30T06:34:55.322808" calcext:value-type="date">
            <text:p>2022-08-30 06:34:55</text:p>
          </table:table-cell>
          <table:table-cell table:number-columns-repeated="1023"/>
        </table:table-row>
        <table:table-row table:style-name="ro1">
          <table:table-cell office:value-type="date" office:date-value="2022-08-30T06:35:25.599956" calcext:value-type="date">
            <text:p>2022-08-30 06:35:26</text:p>
          </table:table-cell>
          <table:table-cell table:number-columns-repeated="1023"/>
        </table:table-row>
        <table:table-row table:style-name="ro1">
          <table:table-cell office:value-type="date" office:date-value="2022-08-30T06:35:55.842105" calcext:value-type="date">
            <text:p>2022-08-30 06:35:56</text:p>
          </table:table-cell>
          <table:table-cell table:number-columns-repeated="1023"/>
        </table:table-row>
        <table:table-row table:style-name="ro1">
          <table:table-cell office:value-type="date" office:date-value="2022-08-30T06:36:25.751601" calcext:value-type="date">
            <text:p>2022-08-30 06:36:26</text:p>
          </table:table-cell>
          <table:table-cell table:number-columns-repeated="1023"/>
        </table:table-row>
        <table:table-row table:style-name="ro1">
          <table:table-cell office:value-type="date" office:date-value="2022-08-30T06:36:56.096814" calcext:value-type="date">
            <text:p>2022-08-30 06:36:56</text:p>
          </table:table-cell>
          <table:table-cell table:number-columns-repeated="1023"/>
        </table:table-row>
        <table:table-row table:style-name="ro1">
          <table:table-cell office:value-type="date" office:date-value="2022-08-30T06:37:27.571671" calcext:value-type="date">
            <text:p>2022-08-30 06:37:28</text:p>
          </table:table-cell>
          <table:table-cell table:number-columns-repeated="1023"/>
        </table:table-row>
        <table:table-row table:style-name="ro1">
          <table:table-cell office:value-type="date" office:date-value="2022-08-30T06:37:58.129545" calcext:value-type="date">
            <text:p>2022-08-30 06:37:58</text:p>
          </table:table-cell>
          <table:table-cell table:number-columns-repeated="1023"/>
        </table:table-row>
        <table:table-row table:style-name="ro1">
          <table:table-cell office:value-type="date" office:date-value="2022-08-30T06:38:28.083086" calcext:value-type="date">
            <text:p>2022-08-30 06:38:28</text:p>
          </table:table-cell>
          <table:table-cell table:number-columns-repeated="1023"/>
        </table:table-row>
        <table:table-row table:style-name="ro1">
          <table:table-cell office:value-type="date" office:date-value="2022-08-30T06:38:58.496327" calcext:value-type="date">
            <text:p>2022-08-30 06:38:58</text:p>
          </table:table-cell>
          <table:table-cell table:number-columns-repeated="1023"/>
        </table:table-row>
        <table:table-row table:style-name="ro1">
          <table:table-cell office:value-type="date" office:date-value="2022-08-30T06:39:28.8546" calcext:value-type="date">
            <text:p>2022-08-30 06:39:29</text:p>
          </table:table-cell>
          <table:table-cell table:number-columns-repeated="1023"/>
        </table:table-row>
        <table:table-row table:style-name="ro1">
          <table:table-cell office:value-type="date" office:date-value="2022-08-30T06:39:59.10953" calcext:value-type="date">
            <text:p>2022-08-30 06:39:59</text:p>
          </table:table-cell>
          <table:table-cell table:number-columns-repeated="1023"/>
        </table:table-row>
        <table:table-row table:style-name="ro1">
          <table:table-cell office:value-type="date" office:date-value="2022-08-30T06:40:31.806655" calcext:value-type="date">
            <text:p>2022-08-30 06:40:32</text:p>
          </table:table-cell>
          <table:table-cell table:number-columns-repeated="1023"/>
        </table:table-row>
        <table:table-row table:style-name="ro1">
          <table:table-cell office:value-type="date" office:date-value="2022-08-30T06:41:00.156876" calcext:value-type="date">
            <text:p>2022-08-30 06:41:00</text:p>
          </table:table-cell>
          <table:table-cell table:number-columns-repeated="1023"/>
        </table:table-row>
        <table:table-row table:style-name="ro1">
          <table:table-cell office:value-type="date" office:date-value="2022-08-30T06:41:31.120443" calcext:value-type="date">
            <text:p>2022-08-30 06:41:31</text:p>
          </table:table-cell>
          <table:table-cell table:number-columns-repeated="1023"/>
        </table:table-row>
        <table:table-row table:style-name="ro1">
          <table:table-cell office:value-type="date" office:date-value="2022-08-30T06:42:01.63734" calcext:value-type="date">
            <text:p>2022-08-30 06:42:02</text:p>
          </table:table-cell>
          <table:table-cell table:number-columns-repeated="1023"/>
        </table:table-row>
        <table:table-row table:style-name="ro1">
          <table:table-cell office:value-type="date" office:date-value="2022-08-30T06:42:32.882768" calcext:value-type="date">
            <text:p>2022-08-30 06:42:33</text:p>
          </table:table-cell>
          <table:table-cell table:number-columns-repeated="1023"/>
        </table:table-row>
        <table:table-row table:style-name="ro1">
          <table:table-cell office:value-type="date" office:date-value="2022-08-30T06:43:03.886923" calcext:value-type="date">
            <text:p>2022-08-30 06:43:04</text:p>
          </table:table-cell>
          <table:table-cell table:number-columns-repeated="1023"/>
        </table:table-row>
        <table:table-row table:style-name="ro1">
          <table:table-cell office:value-type="date" office:date-value="2022-08-30T06:43:32.788521" calcext:value-type="date">
            <text:p>2022-08-30 06:43:33</text:p>
          </table:table-cell>
          <table:table-cell table:number-columns-repeated="1023"/>
        </table:table-row>
        <table:table-row table:style-name="ro1">
          <table:table-cell office:value-type="date" office:date-value="2022-08-30T06:44:03.404664" calcext:value-type="date">
            <text:p>2022-08-30 06:44:03</text:p>
          </table:table-cell>
          <table:table-cell table:number-columns-repeated="1023"/>
        </table:table-row>
        <table:table-row table:style-name="ro1">
          <table:table-cell office:value-type="date" office:date-value="2022-08-30T06:44:34.775154" calcext:value-type="date">
            <text:p>2022-08-30 06:44:35</text:p>
          </table:table-cell>
          <table:table-cell table:number-columns-repeated="1023"/>
        </table:table-row>
        <table:table-row table:style-name="ro1">
          <table:table-cell office:value-type="date" office:date-value="2022-08-30T06:45:08.89939" calcext:value-type="date">
            <text:p>2022-08-30 06:45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6:45:39.343636" calcext:value-type="date">
            <text:p>2022-08-30 06:45: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6:46:05.131966" calcext:value-type="date">
            <text:p>2022-08-30 06:46:05</text:p>
          </table:table-cell>
          <table:table-cell table:number-columns-repeated="1023"/>
        </table:table-row>
        <table:table-row table:style-name="ro1">
          <table:table-cell office:value-type="date" office:date-value="2022-08-30T06:46:35.855453" calcext:value-type="date">
            <text:p>2022-08-30 06:46:36</text:p>
          </table:table-cell>
          <table:table-cell table:number-columns-repeated="1023"/>
        </table:table-row>
        <table:table-row table:style-name="ro1">
          <table:table-cell office:value-type="date" office:date-value="2022-08-30T06:47:08.143795" calcext:value-type="date">
            <text:p>2022-08-30 06:47:08</text:p>
          </table:table-cell>
          <table:table-cell table:number-columns-repeated="1023"/>
        </table:table-row>
        <table:table-row table:style-name="ro1">
          <table:table-cell office:value-type="date" office:date-value="2022-08-30T06:47:36.00072" calcext:value-type="date">
            <text:p>2022-08-30 06:47:36</text:p>
          </table:table-cell>
          <table:table-cell table:number-columns-repeated="1023"/>
        </table:table-row>
        <table:table-row table:style-name="ro1">
          <table:table-cell office:value-type="date" office:date-value="2022-08-30T06:48:08.602733" calcext:value-type="date">
            <text:p>2022-08-30 06:48:09</text:p>
          </table:table-cell>
          <table:table-cell table:number-columns-repeated="1023"/>
        </table:table-row>
        <table:table-row table:style-name="ro1">
          <table:table-cell office:value-type="date" office:date-value="2022-08-30T06:48:37.848309" calcext:value-type="date">
            <text:p>2022-08-30 06:48:38</text:p>
          </table:table-cell>
          <table:table-cell table:number-columns-repeated="1023"/>
        </table:table-row>
        <table:table-row table:style-name="ro1">
          <table:table-cell office:value-type="date" office:date-value="2022-08-30T06:49:08.899027" calcext:value-type="date">
            <text:p>2022-08-30 06:49:09</text:p>
          </table:table-cell>
          <table:table-cell table:number-columns-repeated="1023"/>
        </table:table-row>
        <table:table-row table:style-name="ro1">
          <table:table-cell office:value-type="date" office:date-value="2022-08-30T06:49:39.880011" calcext:value-type="date">
            <text:p>2022-08-30 06:49:40</text:p>
          </table:table-cell>
          <table:table-cell table:number-columns-repeated="1023"/>
        </table:table-row>
        <table:table-row table:style-name="ro1">
          <table:table-cell office:value-type="date" office:date-value="2022-08-30T06:50:12.031553" calcext:value-type="date">
            <text:p>2022-08-30 06:50:12</text:p>
          </table:table-cell>
          <table:table-cell table:number-columns-repeated="1023"/>
        </table:table-row>
        <table:table-row table:style-name="ro1">
          <table:table-cell office:value-type="date" office:date-value="2022-08-30T06:50:40.148357" calcext:value-type="date">
            <text:p>2022-08-30 06:50:40</text:p>
          </table:table-cell>
          <table:table-cell table:number-columns-repeated="1023"/>
        </table:table-row>
        <table:table-row table:style-name="ro1">
          <table:table-cell office:value-type="date" office:date-value="2022-08-30T06:51:10.760421" calcext:value-type="date">
            <text:p>2022-08-30 06:51:11</text:p>
          </table:table-cell>
          <table:table-cell table:number-columns-repeated="1023"/>
        </table:table-row>
        <table:table-row table:style-name="ro1">
          <table:table-cell office:value-type="date" office:date-value="2022-08-30T06:51:41.539019" calcext:value-type="date">
            <text:p>2022-08-30 06:51:42</text:p>
          </table:table-cell>
          <table:table-cell table:number-columns-repeated="1023"/>
        </table:table-row>
        <table:table-row table:style-name="ro1">
          <table:table-cell office:value-type="date" office:date-value="2022-08-30T06:52:11.415745" calcext:value-type="date">
            <text:p>2022-08-30 06:52:11</text:p>
          </table:table-cell>
          <table:table-cell table:number-columns-repeated="1023"/>
        </table:table-row>
        <table:table-row table:style-name="ro1">
          <table:table-cell office:value-type="date" office:date-value="2022-08-30T06:52:42.184892" calcext:value-type="date">
            <text:p>2022-08-30 06:52:42</text:p>
          </table:table-cell>
          <table:table-cell table:number-columns-repeated="1023"/>
        </table:table-row>
        <table:table-row table:style-name="ro1">
          <table:table-cell office:value-type="date" office:date-value="2022-08-30T06:53:13.328849" calcext:value-type="date">
            <text:p>2022-08-30 06:53:13</text:p>
          </table:table-cell>
          <table:table-cell table:number-columns-repeated="1023"/>
        </table:table-row>
        <table:table-row table:style-name="ro1">
          <table:table-cell office:value-type="date" office:date-value="2022-08-30T06:53:43.436668" calcext:value-type="date">
            <text:p>2022-08-30 06:53:43</text:p>
          </table:table-cell>
          <table:table-cell table:number-columns-repeated="1023"/>
        </table:table-row>
        <table:table-row table:style-name="ro1">
          <table:table-cell office:value-type="date" office:date-value="2022-08-30T06:54:13.145475" calcext:value-type="date">
            <text:p>2022-08-30 06:54:13</text:p>
          </table:table-cell>
          <table:table-cell table:number-columns-repeated="1023"/>
        </table:table-row>
        <table:table-row table:style-name="ro1">
          <table:table-cell office:value-type="date" office:date-value="2022-08-30T06:54:44.683072" calcext:value-type="date">
            <text:p>2022-08-30 06:54:45</text:p>
          </table:table-cell>
          <table:table-cell table:number-columns-repeated="1023"/>
        </table:table-row>
        <table:table-row table:style-name="ro1">
          <table:table-cell office:value-type="date" office:date-value="2022-08-30T06:55:15.170968" calcext:value-type="date">
            <text:p>2022-08-30 06:55:15</text:p>
          </table:table-cell>
          <table:table-cell table:number-columns-repeated="1023"/>
        </table:table-row>
        <table:table-row table:style-name="ro1">
          <table:table-cell office:value-type="date" office:date-value="2022-08-30T06:55:45.281487" calcext:value-type="date">
            <text:p>2022-08-30 06:55:45</text:p>
          </table:table-cell>
          <table:table-cell table:number-columns-repeated="1023"/>
        </table:table-row>
        <table:table-row table:style-name="ro1">
          <table:table-cell office:value-type="date" office:date-value="2022-08-30T06:56:15.756111" calcext:value-type="date">
            <text:p>2022-08-30 06:56:16</text:p>
          </table:table-cell>
          <table:table-cell table:number-columns-repeated="1023"/>
        </table:table-row>
        <table:table-row table:style-name="ro1">
          <table:table-cell office:value-type="date" office:date-value="2022-08-30T06:56:45.158478" calcext:value-type="date">
            <text:p>2022-08-30 06:56:45</text:p>
          </table:table-cell>
          <table:table-cell table:number-columns-repeated="1023"/>
        </table:table-row>
        <table:table-row table:style-name="ro1">
          <table:table-cell office:value-type="date" office:date-value="2022-08-30T06:57:17.110689" calcext:value-type="date">
            <text:p>2022-08-30 06:57:17</text:p>
          </table:table-cell>
          <table:table-cell table:number-columns-repeated="1023"/>
        </table:table-row>
        <table:table-row table:style-name="ro1">
          <table:table-cell office:value-type="date" office:date-value="2022-08-30T06:57:47.072778" calcext:value-type="date">
            <text:p>2022-08-30 06:57:47</text:p>
          </table:table-cell>
          <table:table-cell table:number-columns-repeated="1023"/>
        </table:table-row>
        <table:table-row table:style-name="ro1">
          <table:table-cell office:value-type="date" office:date-value="2022-08-30T06:58:19.490208" calcext:value-type="date">
            <text:p>2022-08-30 06:58:19</text:p>
          </table:table-cell>
          <table:table-cell table:number-columns-repeated="1023"/>
        </table:table-row>
        <table:table-row table:style-name="ro1">
          <table:table-cell office:value-type="date" office:date-value="2022-08-30T06:58:47.446881" calcext:value-type="date">
            <text:p>2022-08-30 06:58:47</text:p>
          </table:table-cell>
          <table:table-cell table:number-columns-repeated="1023"/>
        </table:table-row>
        <table:table-row table:style-name="ro1">
          <table:table-cell office:value-type="date" office:date-value="2022-08-30T06:59:18.977798" calcext:value-type="date">
            <text:p>2022-08-30 06:59:19</text:p>
          </table:table-cell>
          <table:table-cell table:number-columns-repeated="1023"/>
        </table:table-row>
        <table:table-row table:style-name="ro1">
          <table:table-cell office:value-type="date" office:date-value="2022-08-30T06:59:49.5698" calcext:value-type="date">
            <text:p>2022-08-30 06:59:50</text:p>
          </table:table-cell>
          <table:table-cell table:number-columns-repeated="1023"/>
        </table:table-row>
        <table:table-row table:style-name="ro1">
          <table:table-cell office:value-type="date" office:date-value="2022-08-30T07:00:20.916371" calcext:value-type="date">
            <text:p>2022-08-30 07:00:21</text:p>
          </table:table-cell>
          <table:table-cell table:number-columns-repeated="1023"/>
        </table:table-row>
        <table:table-row table:style-name="ro1">
          <table:table-cell office:value-type="date" office:date-value="2022-08-30T07:00:52.068451" calcext:value-type="date">
            <text:p>2022-08-30 07:00:52</text:p>
          </table:table-cell>
          <table:table-cell table:number-columns-repeated="1023"/>
        </table:table-row>
        <table:table-row table:style-name="ro1">
          <table:table-cell office:value-type="date" office:date-value="2022-08-30T07:01:21.088556" calcext:value-type="date">
            <text:p>2022-08-30 07:01:21</text:p>
          </table:table-cell>
          <table:table-cell table:number-columns-repeated="1023"/>
        </table:table-row>
        <table:table-row table:style-name="ro1">
          <table:table-cell office:value-type="date" office:date-value="2022-08-30T07:01:50.635077" calcext:value-type="date">
            <text:p>2022-08-30 07:01:51</text:p>
          </table:table-cell>
          <table:table-cell table:number-columns-repeated="1023"/>
        </table:table-row>
        <table:table-row table:style-name="ro1">
          <table:table-cell office:value-type="date" office:date-value="2022-08-30T07:02:21.156438" calcext:value-type="date">
            <text:p>2022-08-30 07:02:21</text:p>
          </table:table-cell>
          <table:table-cell table:number-columns-repeated="1023"/>
        </table:table-row>
        <table:table-row table:style-name="ro1">
          <table:table-cell office:value-type="date" office:date-value="2022-08-30T07:02:51.415432" calcext:value-type="date">
            <text:p>2022-08-30 07:02:51</text:p>
          </table:table-cell>
          <table:table-cell table:number-columns-repeated="1023"/>
        </table:table-row>
        <table:table-row table:style-name="ro1">
          <table:table-cell office:value-type="date" office:date-value="2022-08-30T07:03:24.366123" calcext:value-type="date">
            <text:p>2022-08-30 07:03:24</text:p>
          </table:table-cell>
          <table:table-cell table:number-columns-repeated="1023"/>
        </table:table-row>
        <table:table-row table:style-name="ro1">
          <table:table-cell office:value-type="date" office:date-value="2022-08-30T07:03:53.554317" calcext:value-type="date">
            <text:p>2022-08-30 07:03:54</text:p>
          </table:table-cell>
          <table:table-cell table:number-columns-repeated="1023"/>
        </table:table-row>
        <table:table-row table:style-name="ro1">
          <table:table-cell office:value-type="date" office:date-value="2022-08-30T07:04:23.933551" calcext:value-type="date">
            <text:p>2022-08-30 07:04:24</text:p>
          </table:table-cell>
          <table:table-cell table:number-columns-repeated="1023"/>
        </table:table-row>
        <table:table-row table:style-name="ro1">
          <table:table-cell office:value-type="date" office:date-value="2022-08-30T07:04:53.847651" calcext:value-type="date">
            <text:p>2022-08-30 07:04:54</text:p>
          </table:table-cell>
          <table:table-cell table:number-columns-repeated="1023"/>
        </table:table-row>
        <table:table-row table:style-name="ro1">
          <table:table-cell office:value-type="date" office:date-value="2022-08-30T07:05:25.184523" calcext:value-type="date">
            <text:p>2022-08-30 07:05:25</text:p>
          </table:table-cell>
          <table:table-cell table:number-columns-repeated="1023"/>
        </table:table-row>
        <table:table-row table:style-name="ro1">
          <table:table-cell office:value-type="date" office:date-value="2022-08-30T07:05:57.685936" calcext:value-type="date">
            <text:p>2022-08-30 07:05:58</text:p>
          </table:table-cell>
          <table:table-cell table:number-columns-repeated="1023"/>
        </table:table-row>
        <table:table-row table:style-name="ro1">
          <table:table-cell office:value-type="date" office:date-value="2022-08-30T07:06:25.875424" calcext:value-type="date">
            <text:p>2022-08-30 07:06:26</text:p>
          </table:table-cell>
          <table:table-cell table:number-columns-repeated="1023"/>
        </table:table-row>
        <table:table-row table:style-name="ro1">
          <table:table-cell office:value-type="date" office:date-value="2022-08-30T07:06:57.629377" calcext:value-type="date">
            <text:p>2022-08-30 07:06:58</text:p>
          </table:table-cell>
          <table:table-cell table:number-columns-repeated="1023"/>
        </table:table-row>
        <table:table-row table:style-name="ro1">
          <table:table-cell office:value-type="date" office:date-value="2022-08-30T07:07:26.045129" calcext:value-type="date">
            <text:p>2022-08-30 07:07:26</text:p>
          </table:table-cell>
          <table:table-cell table:number-columns-repeated="1023"/>
        </table:table-row>
        <table:table-row table:style-name="ro1">
          <table:table-cell office:value-type="date" office:date-value="2022-08-30T07:07:59.056303" calcext:value-type="date">
            <text:p>2022-08-30 07:07:59</text:p>
          </table:table-cell>
          <table:table-cell table:number-columns-repeated="1023"/>
        </table:table-row>
        <table:table-row table:style-name="ro1">
          <table:table-cell office:value-type="date" office:date-value="2022-08-30T07:08:28.095422" calcext:value-type="date">
            <text:p>2022-08-30 07:08:28</text:p>
          </table:table-cell>
          <table:table-cell table:number-columns-repeated="1023"/>
        </table:table-row>
        <table:table-row table:style-name="ro1">
          <table:table-cell office:value-type="date" office:date-value="2022-08-30T07:08:59.452676" calcext:value-type="date">
            <text:p>2022-08-30 07:08:59</text:p>
          </table:table-cell>
          <table:table-cell table:number-columns-repeated="1023"/>
        </table:table-row>
        <table:table-row table:style-name="ro1">
          <table:table-cell office:value-type="date" office:date-value="2022-08-30T07:09:27.882531" calcext:value-type="date">
            <text:p>2022-08-30 07:09:28</text:p>
          </table:table-cell>
          <table:table-cell table:number-columns-repeated="1023"/>
        </table:table-row>
        <table:table-row table:style-name="ro1">
          <table:table-cell office:value-type="date" office:date-value="2022-08-30T07:09:57.315027" calcext:value-type="date">
            <text:p>2022-08-30 07:09:57</text:p>
          </table:table-cell>
          <table:table-cell table:number-columns-repeated="1023"/>
        </table:table-row>
        <table:table-row table:style-name="ro1">
          <table:table-cell office:value-type="date" office:date-value="2022-08-30T07:10:27.965122" calcext:value-type="date">
            <text:p>2022-08-30 07:10:28</text:p>
          </table:table-cell>
          <table:table-cell table:number-columns-repeated="1023"/>
        </table:table-row>
        <table:table-row table:style-name="ro1">
          <table:table-cell office:value-type="date" office:date-value="2022-08-30T07:10:58.442203" calcext:value-type="date">
            <text:p>2022-08-30 07:10:58</text:p>
          </table:table-cell>
          <table:table-cell table:number-columns-repeated="1023"/>
        </table:table-row>
        <table:table-row table:style-name="ro1">
          <table:table-cell office:value-type="date" office:date-value="2022-08-30T07:11:29.122926" calcext:value-type="date">
            <text:p>2022-08-30 07:11:29</text:p>
          </table:table-cell>
          <table:table-cell table:number-columns-repeated="1023"/>
        </table:table-row>
        <table:table-row table:style-name="ro1">
          <table:table-cell office:value-type="date" office:date-value="2022-08-30T07:11:59.999568" calcext:value-type="date">
            <text:p>2022-08-30 07:12:00</text:p>
          </table:table-cell>
          <table:table-cell table:number-columns-repeated="1023"/>
        </table:table-row>
        <table:table-row table:style-name="ro1">
          <table:table-cell office:value-type="date" office:date-value="2022-08-30T07:12:32.284248" calcext:value-type="date">
            <text:p>2022-08-30 07:12:32</text:p>
          </table:table-cell>
          <table:table-cell table:number-columns-repeated="1023"/>
        </table:table-row>
        <table:table-row table:style-name="ro1">
          <table:table-cell office:value-type="date" office:date-value="2022-08-30T07:13:01.053608" calcext:value-type="date">
            <text:p>2022-08-30 07:13:01</text:p>
          </table:table-cell>
          <table:table-cell table:number-columns-repeated="1023"/>
        </table:table-row>
        <table:table-row table:style-name="ro1">
          <table:table-cell office:value-type="date" office:date-value="2022-08-30T07:13:31.981337" calcext:value-type="date">
            <text:p>2022-08-30 07:13:32</text:p>
          </table:table-cell>
          <table:table-cell table:number-columns-repeated="1023"/>
        </table:table-row>
        <table:table-row table:style-name="ro1">
          <table:table-cell office:value-type="date" office:date-value="2022-08-30T07:14:03.659114" calcext:value-type="date">
            <text:p>2022-08-30 07:14:04</text:p>
          </table:table-cell>
          <table:table-cell table:number-columns-repeated="1023"/>
        </table:table-row>
        <table:table-row table:style-name="ro1">
          <table:table-cell office:value-type="date" office:date-value="2022-08-30T07:14:33.424285" calcext:value-type="date">
            <text:p>2022-08-30 07:14:33</text:p>
          </table:table-cell>
          <table:table-cell table:number-columns-repeated="1023"/>
        </table:table-row>
        <table:table-row table:style-name="ro1">
          <table:table-cell office:value-type="date" office:date-value="2022-08-30T07:15:08.317135" calcext:value-type="date">
            <text:p>2022-08-30 07:1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7:15:39.099489" calcext:value-type="date">
            <text:p>2022-08-30 07:15: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7:16:06.708133" calcext:value-type="date">
            <text:p>2022-08-30 07:16:07</text:p>
          </table:table-cell>
          <table:table-cell table:number-columns-repeated="1023"/>
        </table:table-row>
        <table:table-row table:style-name="ro1">
          <table:table-cell office:value-type="date" office:date-value="2022-08-30T07:16:36.840471" calcext:value-type="date">
            <text:p>2022-08-30 07:16:37</text:p>
          </table:table-cell>
          <table:table-cell table:number-columns-repeated="1023"/>
        </table:table-row>
        <table:table-row table:style-name="ro1">
          <table:table-cell office:value-type="date" office:date-value="2022-08-30T07:17:07.208915" calcext:value-type="date">
            <text:p>2022-08-30 07:17:07</text:p>
          </table:table-cell>
          <table:table-cell table:number-columns-repeated="1023"/>
        </table:table-row>
        <table:table-row table:style-name="ro1">
          <table:table-cell office:value-type="date" office:date-value="2022-08-30T07:17:36.959461" calcext:value-type="date">
            <text:p>2022-08-30 07:17:37</text:p>
          </table:table-cell>
          <table:table-cell table:number-columns-repeated="1023"/>
        </table:table-row>
        <table:table-row table:style-name="ro1">
          <table:table-cell office:value-type="date" office:date-value="2022-08-30T07:18:07.795027" calcext:value-type="date">
            <text:p>2022-08-30 07:18:08</text:p>
          </table:table-cell>
          <table:table-cell table:number-columns-repeated="1023"/>
        </table:table-row>
        <table:table-row table:style-name="ro1">
          <table:table-cell office:value-type="date" office:date-value="2022-08-30T07:18:40.059647" calcext:value-type="date">
            <text:p>2022-08-30 07:18:40</text:p>
          </table:table-cell>
          <table:table-cell table:number-columns-repeated="1023"/>
        </table:table-row>
        <table:table-row table:style-name="ro1">
          <table:table-cell office:value-type="date" office:date-value="2022-08-30T07:19:08.222985" calcext:value-type="date">
            <text:p>2022-08-30 07:19:08</text:p>
          </table:table-cell>
          <table:table-cell table:number-columns-repeated="1023"/>
        </table:table-row>
        <table:table-row table:style-name="ro1">
          <table:table-cell office:value-type="date" office:date-value="2022-08-30T07:19:39.941483" calcext:value-type="date">
            <text:p>2022-08-30 07:19:40</text:p>
          </table:table-cell>
          <table:table-cell table:number-columns-repeated="1023"/>
        </table:table-row>
        <table:table-row table:style-name="ro1">
          <table:table-cell office:value-type="date" office:date-value="2022-08-30T07:20:10.545047" calcext:value-type="date">
            <text:p>2022-08-30 07:20:11</text:p>
          </table:table-cell>
          <table:table-cell table:number-columns-repeated="1023"/>
        </table:table-row>
        <table:table-row table:style-name="ro1">
          <table:table-cell office:value-type="date" office:date-value="2022-08-30T07:20:40.048535" calcext:value-type="date">
            <text:p>2022-08-30 07:20:40</text:p>
          </table:table-cell>
          <table:table-cell table:number-columns-repeated="1023"/>
        </table:table-row>
        <table:table-row table:style-name="ro1">
          <table:table-cell office:value-type="date" office:date-value="2022-08-30T07:21:12.243723" calcext:value-type="date">
            <text:p>2022-08-30 07:21:12</text:p>
          </table:table-cell>
          <table:table-cell table:number-columns-repeated="1023"/>
        </table:table-row>
        <table:table-row table:style-name="ro1">
          <table:table-cell office:value-type="date" office:date-value="2022-08-30T07:21:40.610971" calcext:value-type="date">
            <text:p>2022-08-30 07:21:41</text:p>
          </table:table-cell>
          <table:table-cell table:number-columns-repeated="1023"/>
        </table:table-row>
        <table:table-row table:style-name="ro1">
          <table:table-cell office:value-type="date" office:date-value="2022-08-30T07:22:11.916502" calcext:value-type="date">
            <text:p>2022-08-30 07:22:12</text:p>
          </table:table-cell>
          <table:table-cell table:number-columns-repeated="1023"/>
        </table:table-row>
        <table:table-row table:style-name="ro1">
          <table:table-cell office:value-type="date" office:date-value="2022-08-30T07:22:41.513748" calcext:value-type="date">
            <text:p>2022-08-30 07:22:42</text:p>
          </table:table-cell>
          <table:table-cell table:number-columns-repeated="1023"/>
        </table:table-row>
        <table:table-row table:style-name="ro1">
          <table:table-cell office:value-type="date" office:date-value="2022-08-30T07:23:12.429652" calcext:value-type="date">
            <text:p>2022-08-30 07:23:12</text:p>
          </table:table-cell>
          <table:table-cell table:number-columns-repeated="1023"/>
        </table:table-row>
        <table:table-row table:style-name="ro1">
          <table:table-cell office:value-type="date" office:date-value="2022-08-30T07:23:44.288515" calcext:value-type="date">
            <text:p>2022-08-30 07:23:44</text:p>
          </table:table-cell>
          <table:table-cell table:number-columns-repeated="1023"/>
        </table:table-row>
        <table:table-row table:style-name="ro1">
          <table:table-cell office:value-type="date" office:date-value="2022-08-30T07:24:13.673208" calcext:value-type="date">
            <text:p>2022-08-30 07:24:14</text:p>
          </table:table-cell>
          <table:table-cell table:number-columns-repeated="1023"/>
        </table:table-row>
        <table:table-row table:style-name="ro1">
          <table:table-cell office:value-type="date" office:date-value="2022-08-30T07:24:44.609368" calcext:value-type="date">
            <text:p>2022-08-30 07:24:45</text:p>
          </table:table-cell>
          <table:table-cell table:number-columns-repeated="1023"/>
        </table:table-row>
        <table:table-row table:style-name="ro1">
          <table:table-cell office:value-type="date" office:date-value="2022-08-30T07:25:14.88561" calcext:value-type="date">
            <text:p>2022-08-30 07:25:15</text:p>
          </table:table-cell>
          <table:table-cell table:number-columns-repeated="1023"/>
        </table:table-row>
        <table:table-row table:style-name="ro1">
          <table:table-cell office:value-type="date" office:date-value="2022-08-30T07:25:46.50215" calcext:value-type="date">
            <text:p>2022-08-30 07:25:47</text:p>
          </table:table-cell>
          <table:table-cell table:number-columns-repeated="1023"/>
        </table:table-row>
        <table:table-row table:style-name="ro1">
          <table:table-cell office:value-type="date" office:date-value="2022-08-30T07:26:15.593685" calcext:value-type="date">
            <text:p>2022-08-30 07:26:16</text:p>
          </table:table-cell>
          <table:table-cell table:number-columns-repeated="1023"/>
        </table:table-row>
        <table:table-row table:style-name="ro1">
          <table:table-cell office:value-type="date" office:date-value="2022-08-30T07:26:46.97889" calcext:value-type="date">
            <text:p>2022-08-30 07:26:47</text:p>
          </table:table-cell>
          <table:table-cell table:number-columns-repeated="1023"/>
        </table:table-row>
        <table:table-row table:style-name="ro1">
          <table:table-cell office:value-type="date" office:date-value="2022-08-30T07:27:16.994264" calcext:value-type="date">
            <text:p>2022-08-30 07:27:17</text:p>
          </table:table-cell>
          <table:table-cell table:number-columns-repeated="1023"/>
        </table:table-row>
        <table:table-row table:style-name="ro1">
          <table:table-cell office:value-type="date" office:date-value="2022-08-30T07:27:48.700509" calcext:value-type="date">
            <text:p>2022-08-30 07:27:49</text:p>
          </table:table-cell>
          <table:table-cell table:number-columns-repeated="1023"/>
        </table:table-row>
        <table:table-row table:style-name="ro1">
          <table:table-cell office:value-type="date" office:date-value="2022-08-30T07:28:17.977946" calcext:value-type="date">
            <text:p>2022-08-30 07:28:18</text:p>
          </table:table-cell>
          <table:table-cell table:number-columns-repeated="1023"/>
        </table:table-row>
        <table:table-row table:style-name="ro1">
          <table:table-cell office:value-type="date" office:date-value="2022-08-30T07:28:51.091152" calcext:value-type="date">
            <text:p>2022-08-30 07:28:51</text:p>
          </table:table-cell>
          <table:table-cell table:number-columns-repeated="1023"/>
        </table:table-row>
        <table:table-row table:style-name="ro1">
          <table:table-cell office:value-type="date" office:date-value="2022-08-30T07:29:18.450114" calcext:value-type="date">
            <text:p>2022-08-30 07:29:18</text:p>
          </table:table-cell>
          <table:table-cell table:number-columns-repeated="1023"/>
        </table:table-row>
        <table:table-row table:style-name="ro1">
          <table:table-cell office:value-type="date" office:date-value="2022-08-30T07:29:50.417111" calcext:value-type="date">
            <text:p>2022-08-30 07:29:50</text:p>
          </table:table-cell>
          <table:table-cell table:number-columns-repeated="1023"/>
        </table:table-row>
        <table:table-row table:style-name="ro1">
          <table:table-cell office:value-type="date" office:date-value="2022-08-30T07:30:19.114807" calcext:value-type="date">
            <text:p>2022-08-30 07:30:19</text:p>
          </table:table-cell>
          <table:table-cell table:number-columns-repeated="1023"/>
        </table:table-row>
        <table:table-row table:style-name="ro1">
          <table:table-cell office:value-type="date" office:date-value="2022-08-30T07:30:50.177262" calcext:value-type="date">
            <text:p>2022-08-30 07:30:50</text:p>
          </table:table-cell>
          <table:table-cell table:number-columns-repeated="1023"/>
        </table:table-row>
        <table:table-row table:style-name="ro1">
          <table:table-cell office:value-type="date" office:date-value="2022-08-30T07:31:21.732833" calcext:value-type="date">
            <text:p>2022-08-30 07:31:22</text:p>
          </table:table-cell>
          <table:table-cell table:number-columns-repeated="1023"/>
        </table:table-row>
        <table:table-row table:style-name="ro1">
          <table:table-cell office:value-type="date" office:date-value="2022-08-30T07:31:51.073596" calcext:value-type="date">
            <text:p>2022-08-30 07:31:51</text:p>
          </table:table-cell>
          <table:table-cell table:number-columns-repeated="1023"/>
        </table:table-row>
        <table:table-row table:style-name="ro1">
          <table:table-cell office:value-type="date" office:date-value="2022-08-30T07:32:20.943776" calcext:value-type="date">
            <text:p>2022-08-30 07:32:21</text:p>
          </table:table-cell>
          <table:table-cell table:number-columns-repeated="1023"/>
        </table:table-row>
        <table:table-row table:style-name="ro1">
          <table:table-cell office:value-type="date" office:date-value="2022-08-30T07:32:52.050005" calcext:value-type="date">
            <text:p>2022-08-30 07:32:52</text:p>
          </table:table-cell>
          <table:table-cell table:number-columns-repeated="1023"/>
        </table:table-row>
        <table:table-row table:style-name="ro1">
          <table:table-cell office:value-type="date" office:date-value="2022-08-30T07:33:21.120592" calcext:value-type="date">
            <text:p>2022-08-30 07:33:21</text:p>
          </table:table-cell>
          <table:table-cell table:number-columns-repeated="1023"/>
        </table:table-row>
        <table:table-row table:style-name="ro1">
          <table:table-cell office:value-type="date" office:date-value="2022-08-30T07:33:52.894812" calcext:value-type="date">
            <text:p>2022-08-30 07:33:53</text:p>
          </table:table-cell>
          <table:table-cell table:number-columns-repeated="1023"/>
        </table:table-row>
        <table:table-row table:style-name="ro1">
          <table:table-cell office:value-type="date" office:date-value="2022-08-30T07:34:22.991622" calcext:value-type="date">
            <text:p>2022-08-30 07:34:23</text:p>
          </table:table-cell>
          <table:table-cell table:number-columns-repeated="1023"/>
        </table:table-row>
        <table:table-row table:style-name="ro1">
          <table:table-cell office:value-type="date" office:date-value="2022-08-30T07:34:52.84925" calcext:value-type="date">
            <text:p>2022-08-30 07:34:53</text:p>
          </table:table-cell>
          <table:table-cell table:number-columns-repeated="1023"/>
        </table:table-row>
        <table:table-row table:style-name="ro1">
          <table:table-cell office:value-type="date" office:date-value="2022-08-30T07:35:23.424003" calcext:value-type="date">
            <text:p>2022-08-30 07:35:23</text:p>
          </table:table-cell>
          <table:table-cell table:number-columns-repeated="1023"/>
        </table:table-row>
        <table:table-row table:style-name="ro1">
          <table:table-cell office:value-type="date" office:date-value="2022-08-30T07:35:54.40158" calcext:value-type="date">
            <text:p>2022-08-30 07:35:54</text:p>
          </table:table-cell>
          <table:table-cell table:number-columns-repeated="1023"/>
        </table:table-row>
        <table:table-row table:style-name="ro1">
          <table:table-cell office:value-type="date" office:date-value="2022-08-30T07:36:25.661218" calcext:value-type="date">
            <text:p>2022-08-30 07:36:26</text:p>
          </table:table-cell>
          <table:table-cell table:number-columns-repeated="1023"/>
        </table:table-row>
        <table:table-row table:style-name="ro1">
          <table:table-cell office:value-type="date" office:date-value="2022-08-30T07:36:55.813302" calcext:value-type="date">
            <text:p>2022-08-30 07:36:56</text:p>
          </table:table-cell>
          <table:table-cell table:number-columns-repeated="1023"/>
        </table:table-row>
        <table:table-row table:style-name="ro1">
          <table:table-cell office:value-type="date" office:date-value="2022-08-30T07:37:25.588573" calcext:value-type="date">
            <text:p>2022-08-30 07:37:26</text:p>
          </table:table-cell>
          <table:table-cell table:number-columns-repeated="1023"/>
        </table:table-row>
        <table:table-row table:style-name="ro1">
          <table:table-cell office:value-type="date" office:date-value="2022-08-30T07:37:56.382211" calcext:value-type="date">
            <text:p>2022-08-30 07:37:56</text:p>
          </table:table-cell>
          <table:table-cell table:number-columns-repeated="1023"/>
        </table:table-row>
        <table:table-row table:style-name="ro1">
          <table:table-cell office:value-type="date" office:date-value="2022-08-30T07:38:27.293712" calcext:value-type="date">
            <text:p>2022-08-30 07:38:27</text:p>
          </table:table-cell>
          <table:table-cell table:number-columns-repeated="1023"/>
        </table:table-row>
        <table:table-row table:style-name="ro1">
          <table:table-cell office:value-type="date" office:date-value="2022-08-30T07:38:59.810196" calcext:value-type="date">
            <text:p>2022-08-30 07:39:00</text:p>
          </table:table-cell>
          <table:table-cell table:number-columns-repeated="1023"/>
        </table:table-row>
        <table:table-row table:style-name="ro1">
          <table:table-cell office:value-type="date" office:date-value="2022-08-30T07:39:27.964533" calcext:value-type="date">
            <text:p>2022-08-30 07:39:28</text:p>
          </table:table-cell>
          <table:table-cell table:number-columns-repeated="1023"/>
        </table:table-row>
        <table:table-row table:style-name="ro1">
          <table:table-cell office:value-type="date" office:date-value="2022-08-30T07:40:00.559943" calcext:value-type="date">
            <text:p>2022-08-30 07:40:01</text:p>
          </table:table-cell>
          <table:table-cell table:number-columns-repeated="1023"/>
        </table:table-row>
        <table:table-row table:style-name="ro1">
          <table:table-cell office:value-type="date" office:date-value="2022-08-30T07:40:29.120538" calcext:value-type="date">
            <text:p>2022-08-30 07:40:29</text:p>
          </table:table-cell>
          <table:table-cell table:number-columns-repeated="1023"/>
        </table:table-row>
        <table:table-row table:style-name="ro1">
          <table:table-cell office:value-type="date" office:date-value="2022-08-30T07:41:00.446354" calcext:value-type="date">
            <text:p>2022-08-30 07:41:00</text:p>
          </table:table-cell>
          <table:table-cell table:number-columns-repeated="1023"/>
        </table:table-row>
        <table:table-row table:style-name="ro1">
          <table:table-cell office:value-type="date" office:date-value="2022-08-30T07:41:30.720102" calcext:value-type="date">
            <text:p>2022-08-30 07:41:31</text:p>
          </table:table-cell>
          <table:table-cell table:number-columns-repeated="1023"/>
        </table:table-row>
        <table:table-row table:style-name="ro1">
          <table:table-cell office:value-type="date" office:date-value="2022-08-30T07:42:00.350032" calcext:value-type="date">
            <text:p>2022-08-30 07:42:00</text:p>
          </table:table-cell>
          <table:table-cell table:number-columns-repeated="1023"/>
        </table:table-row>
        <table:table-row table:style-name="ro1">
          <table:table-cell office:value-type="date" office:date-value="2022-08-30T07:42:31.253452" calcext:value-type="date">
            <text:p>2022-08-30 07:42:31</text:p>
          </table:table-cell>
          <table:table-cell table:number-columns-repeated="1023"/>
        </table:table-row>
        <table:table-row table:style-name="ro1">
          <table:table-cell office:value-type="date" office:date-value="2022-08-30T07:43:02.85746" calcext:value-type="date">
            <text:p>2022-08-30 07:43:03</text:p>
          </table:table-cell>
          <table:table-cell table:number-columns-repeated="1023"/>
        </table:table-row>
        <table:table-row table:style-name="ro1">
          <table:table-cell office:value-type="date" office:date-value="2022-08-30T07:43:31.908056" calcext:value-type="date">
            <text:p>2022-08-30 07:43:32</text:p>
          </table:table-cell>
          <table:table-cell table:number-columns-repeated="1023"/>
        </table:table-row>
        <table:table-row table:style-name="ro1">
          <table:table-cell office:value-type="date" office:date-value="2022-08-30T07:44:03.596784" calcext:value-type="date">
            <text:p>2022-08-30 07:44:04</text:p>
          </table:table-cell>
          <table:table-cell table:number-columns-repeated="1023"/>
        </table:table-row>
        <table:table-row table:style-name="ro1">
          <table:table-cell office:value-type="date" office:date-value="2022-08-30T07:44:32.59432" calcext:value-type="date">
            <text:p>2022-08-30 07:44:33</text:p>
          </table:table-cell>
          <table:table-cell table:number-columns-repeated="1023"/>
        </table:table-row>
        <table:table-row table:style-name="ro1">
          <table:table-cell office:value-type="date" office:date-value="2022-08-30T07:45:07.456771" calcext:value-type="date">
            <text:p>2022-08-30 07:45: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7:45:39.229248" calcext:value-type="date">
            <text:p>2022-08-30 07:45: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7:46:06.79633" calcext:value-type="date">
            <text:p>2022-08-30 07:46:07</text:p>
          </table:table-cell>
          <table:table-cell table:number-columns-repeated="1023"/>
        </table:table-row>
        <table:table-row table:style-name="ro1">
          <table:table-cell office:value-type="date" office:date-value="2022-08-30T07:46:39.571158" calcext:value-type="date">
            <text:p>2022-08-30 07:46:40</text:p>
          </table:table-cell>
          <table:table-cell table:number-columns-repeated="1023"/>
        </table:table-row>
        <table:table-row table:style-name="ro1">
          <table:table-cell office:value-type="date" office:date-value="2022-08-30T07:47:07.718657" calcext:value-type="date">
            <text:p>2022-08-30 07:47:08</text:p>
          </table:table-cell>
          <table:table-cell table:number-columns-repeated="1023"/>
        </table:table-row>
        <table:table-row table:style-name="ro1">
          <table:table-cell office:value-type="date" office:date-value="2022-08-30T07:47:37.625187" calcext:value-type="date">
            <text:p>2022-08-30 07:47:38</text:p>
          </table:table-cell>
          <table:table-cell table:number-columns-repeated="1023"/>
        </table:table-row>
        <table:table-row table:style-name="ro1">
          <table:table-cell office:value-type="date" office:date-value="2022-08-30T07:48:07.701867" calcext:value-type="date">
            <text:p>2022-08-30 07:48:08</text:p>
          </table:table-cell>
          <table:table-cell table:number-columns-repeated="1023"/>
        </table:table-row>
        <table:table-row table:style-name="ro1">
          <table:table-cell office:value-type="date" office:date-value="2022-08-30T07:48:38.057754" calcext:value-type="date">
            <text:p>2022-08-30 07:48:38</text:p>
          </table:table-cell>
          <table:table-cell table:number-columns-repeated="1023"/>
        </table:table-row>
        <table:table-row table:style-name="ro1">
          <table:table-cell office:value-type="date" office:date-value="2022-08-30T07:49:10.5247" calcext:value-type="date">
            <text:p>2022-08-30 07:49:11</text:p>
          </table:table-cell>
          <table:table-cell table:number-columns-repeated="1023"/>
        </table:table-row>
        <table:table-row table:style-name="ro1">
          <table:table-cell office:value-type="date" office:date-value="2022-08-30T07:49:41.367714" calcext:value-type="date">
            <text:p>2022-08-30 07:49:41</text:p>
          </table:table-cell>
          <table:table-cell table:number-columns-repeated="1023"/>
        </table:table-row>
        <table:table-row table:style-name="ro1">
          <table:table-cell office:value-type="date" office:date-value="2022-08-30T07:50:11.664092" calcext:value-type="date">
            <text:p>2022-08-30 07:50:12</text:p>
          </table:table-cell>
          <table:table-cell table:number-columns-repeated="1023"/>
        </table:table-row>
        <table:table-row table:style-name="ro1">
          <table:table-cell office:value-type="date" office:date-value="2022-08-30T07:50:42.19072" calcext:value-type="date">
            <text:p>2022-08-30 07:50:42</text:p>
          </table:table-cell>
          <table:table-cell table:number-columns-repeated="1023"/>
        </table:table-row>
        <table:table-row table:style-name="ro1">
          <table:table-cell office:value-type="date" office:date-value="2022-08-30T07:51:11.030715" calcext:value-type="date">
            <text:p>2022-08-30 07:51:11</text:p>
          </table:table-cell>
          <table:table-cell table:number-columns-repeated="1023"/>
        </table:table-row>
        <table:table-row table:style-name="ro1">
          <table:table-cell office:value-type="date" office:date-value="2022-08-30T07:51:45.219656" calcext:value-type="date">
            <text:p>2022-08-30 07:51:45</text:p>
          </table:table-cell>
          <table:table-cell table:number-columns-repeated="1023"/>
        </table:table-row>
        <table:table-row table:style-name="ro1">
          <table:table-cell office:value-type="date" office:date-value="2022-08-30T07:52:12.56112" calcext:value-type="date">
            <text:p>2022-08-30 07:52:13</text:p>
          </table:table-cell>
          <table:table-cell table:number-columns-repeated="1023"/>
        </table:table-row>
        <table:table-row table:style-name="ro1">
          <table:table-cell office:value-type="date" office:date-value="2022-08-30T07:52:43.031691" calcext:value-type="date">
            <text:p>2022-08-30 07:52:43</text:p>
          </table:table-cell>
          <table:table-cell table:number-columns-repeated="1023"/>
        </table:table-row>
        <table:table-row table:style-name="ro1">
          <table:table-cell office:value-type="date" office:date-value="2022-08-30T07:53:12.120128" calcext:value-type="date">
            <text:p>2022-08-30 07:53:12</text:p>
          </table:table-cell>
          <table:table-cell table:number-columns-repeated="1023"/>
        </table:table-row>
        <table:table-row table:style-name="ro1">
          <table:table-cell office:value-type="date" office:date-value="2022-08-30T07:53:42.54992" calcext:value-type="date">
            <text:p>2022-08-30 07:53:43</text:p>
          </table:table-cell>
          <table:table-cell table:number-columns-repeated="1023"/>
        </table:table-row>
        <table:table-row table:style-name="ro1">
          <table:table-cell office:value-type="date" office:date-value="2022-08-30T07:54:14.43328" calcext:value-type="date">
            <text:p>2022-08-30 07:54:14</text:p>
          </table:table-cell>
          <table:table-cell table:number-columns-repeated="1023"/>
        </table:table-row>
        <table:table-row table:style-name="ro1">
          <table:table-cell office:value-type="date" office:date-value="2022-08-30T07:54:43.673097" calcext:value-type="date">
            <text:p>2022-08-30 07:54:44</text:p>
          </table:table-cell>
          <table:table-cell table:number-columns-repeated="1023"/>
        </table:table-row>
        <table:table-row table:style-name="ro1">
          <table:table-cell office:value-type="date" office:date-value="2022-08-30T07:55:14.715308" calcext:value-type="date">
            <text:p>2022-08-30 07:55:15</text:p>
          </table:table-cell>
          <table:table-cell table:number-columns-repeated="1023"/>
        </table:table-row>
        <table:table-row table:style-name="ro1">
          <table:table-cell office:value-type="date" office:date-value="2022-08-30T07:55:44.640241" calcext:value-type="date">
            <text:p>2022-08-30 07:55:45</text:p>
          </table:table-cell>
          <table:table-cell table:number-columns-repeated="1023"/>
        </table:table-row>
        <table:table-row table:style-name="ro1">
          <table:table-cell office:value-type="date" office:date-value="2022-08-30T07:56:15.608229" calcext:value-type="date">
            <text:p>2022-08-30 07:56:16</text:p>
          </table:table-cell>
          <table:table-cell table:number-columns-repeated="1023"/>
        </table:table-row>
        <table:table-row table:style-name="ro1">
          <table:table-cell office:value-type="date" office:date-value="2022-08-30T07:56:47.66185" calcext:value-type="date">
            <text:p>2022-08-30 07:56:48</text:p>
          </table:table-cell>
          <table:table-cell table:number-columns-repeated="1023"/>
        </table:table-row>
        <table:table-row table:style-name="ro1">
          <table:table-cell office:value-type="date" office:date-value="2022-08-30T07:57:16.291636" calcext:value-type="date">
            <text:p>2022-08-30 07:57:16</text:p>
          </table:table-cell>
          <table:table-cell table:number-columns-repeated="1023"/>
        </table:table-row>
        <table:table-row table:style-name="ro1">
          <table:table-cell office:value-type="date" office:date-value="2022-08-30T07:57:47.138403" calcext:value-type="date">
            <text:p>2022-08-30 07:57:47</text:p>
          </table:table-cell>
          <table:table-cell table:number-columns-repeated="1023"/>
        </table:table-row>
        <table:table-row table:style-name="ro1">
          <table:table-cell office:value-type="date" office:date-value="2022-08-30T07:58:18.325923" calcext:value-type="date">
            <text:p>2022-08-30 07:58:18</text:p>
          </table:table-cell>
          <table:table-cell table:number-columns-repeated="1023"/>
        </table:table-row>
        <table:table-row table:style-name="ro1">
          <table:table-cell office:value-type="date" office:date-value="2022-08-30T07:58:48.098516" calcext:value-type="date">
            <text:p>2022-08-30 07:58:48</text:p>
          </table:table-cell>
          <table:table-cell table:number-columns-repeated="1023"/>
        </table:table-row>
        <table:table-row table:style-name="ro1">
          <table:table-cell office:value-type="date" office:date-value="2022-08-30T07:59:19.936876" calcext:value-type="date">
            <text:p>2022-08-30 07:59:20</text:p>
          </table:table-cell>
          <table:table-cell table:number-columns-repeated="1023"/>
        </table:table-row>
        <table:table-row table:style-name="ro1">
          <table:table-cell office:value-type="date" office:date-value="2022-08-30T07:59:48.689552" calcext:value-type="date">
            <text:p>2022-08-30 07:59:49</text:p>
          </table:table-cell>
          <table:table-cell table:number-columns-repeated="1023"/>
        </table:table-row>
        <table:table-row table:style-name="ro1">
          <table:table-cell office:value-type="date" office:date-value="2022-08-30T08:00:21.540988" calcext:value-type="date">
            <text:p>2022-08-30 08:00:22</text:p>
          </table:table-cell>
          <table:table-cell table:number-columns-repeated="1023"/>
        </table:table-row>
        <table:table-row table:style-name="ro1">
          <table:table-cell office:value-type="date" office:date-value="2022-08-30T08:00:51.812722" calcext:value-type="date">
            <text:p>2022-08-30 08:00:52</text:p>
          </table:table-cell>
          <table:table-cell table:number-columns-repeated="1023"/>
        </table:table-row>
        <table:table-row table:style-name="ro1">
          <table:table-cell office:value-type="date" office:date-value="2022-08-30T08:01:21.959226" calcext:value-type="date">
            <text:p>2022-08-30 08:01:22</text:p>
          </table:table-cell>
          <table:table-cell table:number-columns-repeated="1023"/>
        </table:table-row>
        <table:table-row table:style-name="ro1">
          <table:table-cell office:value-type="date" office:date-value="2022-08-30T08:01:53.871661" calcext:value-type="date">
            <text:p>2022-08-30 08:01:54</text:p>
          </table:table-cell>
          <table:table-cell table:number-columns-repeated="1023"/>
        </table:table-row>
        <table:table-row table:style-name="ro1">
          <table:table-cell office:value-type="date" office:date-value="2022-08-30T08:02:22.572105" calcext:value-type="date">
            <text:p>2022-08-30 08:02:23</text:p>
          </table:table-cell>
          <table:table-cell table:number-columns-repeated="1023"/>
        </table:table-row>
        <table:table-row table:style-name="ro1">
          <table:table-cell office:value-type="date" office:date-value="2022-08-30T08:02:54.186149" calcext:value-type="date">
            <text:p>2022-08-30 08:02:54</text:p>
          </table:table-cell>
          <table:table-cell table:number-columns-repeated="1023"/>
        </table:table-row>
        <table:table-row table:style-name="ro1">
          <table:table-cell office:value-type="date" office:date-value="2022-08-30T08:03:24.619811" calcext:value-type="date">
            <text:p>2022-08-30 08:03:25</text:p>
          </table:table-cell>
          <table:table-cell table:number-columns-repeated="1023"/>
        </table:table-row>
        <table:table-row table:style-name="ro1">
          <table:table-cell office:value-type="date" office:date-value="2022-08-30T08:03:54.461211" calcext:value-type="date">
            <text:p>2022-08-30 08:03:54</text:p>
          </table:table-cell>
          <table:table-cell table:number-columns-repeated="1023"/>
        </table:table-row>
        <table:table-row table:style-name="ro1">
          <table:table-cell office:value-type="date" office:date-value="2022-08-30T08:04:26.887456" calcext:value-type="date">
            <text:p>2022-08-30 08:04:27</text:p>
          </table:table-cell>
          <table:table-cell table:number-columns-repeated="1023"/>
        </table:table-row>
        <table:table-row table:style-name="ro1">
          <table:table-cell office:value-type="date" office:date-value="2022-08-30T08:04:56.441107" calcext:value-type="date">
            <text:p>2022-08-30 08:04:56</text:p>
          </table:table-cell>
          <table:table-cell table:number-columns-repeated="1023"/>
        </table:table-row>
        <table:table-row table:style-name="ro1">
          <table:table-cell office:value-type="date" office:date-value="2022-08-30T08:05:27.023451" calcext:value-type="date">
            <text:p>2022-08-30 08:05:27</text:p>
          </table:table-cell>
          <table:table-cell table:number-columns-repeated="1023"/>
        </table:table-row>
        <table:table-row table:style-name="ro1">
          <table:table-cell office:value-type="date" office:date-value="2022-08-30T08:05:55.941171" calcext:value-type="date">
            <text:p>2022-08-30 08:05:56</text:p>
          </table:table-cell>
          <table:table-cell table:number-columns-repeated="1023"/>
        </table:table-row>
        <table:table-row table:style-name="ro1">
          <table:table-cell office:value-type="date" office:date-value="2022-08-30T08:06:27.415283" calcext:value-type="date">
            <text:p>2022-08-30 08:06:27</text:p>
          </table:table-cell>
          <table:table-cell table:number-columns-repeated="1023"/>
        </table:table-row>
        <table:table-row table:style-name="ro1">
          <table:table-cell office:value-type="date" office:date-value="2022-08-30T08:07:00.170156" calcext:value-type="date">
            <text:p>2022-08-30 08:07:00</text:p>
          </table:table-cell>
          <table:table-cell table:number-columns-repeated="1023"/>
        </table:table-row>
        <table:table-row table:style-name="ro1">
          <table:table-cell office:value-type="date" office:date-value="2022-08-30T08:07:28.968047" calcext:value-type="date">
            <text:p>2022-08-30 08:07:29</text:p>
          </table:table-cell>
          <table:table-cell table:number-columns-repeated="1023"/>
        </table:table-row>
        <table:table-row table:style-name="ro1">
          <table:table-cell office:value-type="date" office:date-value="2022-08-30T08:07:59.189277" calcext:value-type="date">
            <text:p>2022-08-30 08:07:59</text:p>
          </table:table-cell>
          <table:table-cell table:number-columns-repeated="1023"/>
        </table:table-row>
        <table:table-row table:style-name="ro1">
          <table:table-cell office:value-type="date" office:date-value="2022-08-30T08:08:29.598241" calcext:value-type="date">
            <text:p>2022-08-30 08:08:30</text:p>
          </table:table-cell>
          <table:table-cell table:number-columns-repeated="1023"/>
        </table:table-row>
        <table:table-row table:style-name="ro1">
          <table:table-cell office:value-type="date" office:date-value="2022-08-30T08:09:01.258296" calcext:value-type="date">
            <text:p>2022-08-30 08:09:01</text:p>
          </table:table-cell>
          <table:table-cell table:number-columns-repeated="1023"/>
        </table:table-row>
        <table:table-row table:style-name="ro1">
          <table:table-cell office:value-type="date" office:date-value="2022-08-30T08:09:31.81958" calcext:value-type="date">
            <text:p>2022-08-30 08:09:32</text:p>
          </table:table-cell>
          <table:table-cell table:number-columns-repeated="1023"/>
        </table:table-row>
        <table:table-row table:style-name="ro1">
          <table:table-cell office:value-type="date" office:date-value="2022-08-30T08:10:01.605173" calcext:value-type="date">
            <text:p>2022-08-30 08:10:02</text:p>
          </table:table-cell>
          <table:table-cell table:number-columns-repeated="1023"/>
        </table:table-row>
        <table:table-row table:style-name="ro1">
          <table:table-cell office:value-type="date" office:date-value="2022-08-30T08:10:33.815111" calcext:value-type="date">
            <text:p>2022-08-30 08:10:34</text:p>
          </table:table-cell>
          <table:table-cell table:number-columns-repeated="1023"/>
        </table:table-row>
        <table:table-row table:style-name="ro1">
          <table:table-cell office:value-type="date" office:date-value="2022-08-30T08:11:03.548458" calcext:value-type="date">
            <text:p>2022-08-30 08:11:04</text:p>
          </table:table-cell>
          <table:table-cell table:number-columns-repeated="1023"/>
        </table:table-row>
        <table:table-row table:style-name="ro1">
          <table:table-cell office:value-type="date" office:date-value="2022-08-30T08:11:34.443248" calcext:value-type="date">
            <text:p>2022-08-30 08:11:34</text:p>
          </table:table-cell>
          <table:table-cell table:number-columns-repeated="1023"/>
        </table:table-row>
        <table:table-row table:style-name="ro1">
          <table:table-cell office:value-type="date" office:date-value="2022-08-30T08:12:06.953938" calcext:value-type="date">
            <text:p>2022-08-30 08:12:07</text:p>
          </table:table-cell>
          <table:table-cell table:number-columns-repeated="1023"/>
        </table:table-row>
        <table:table-row table:style-name="ro1">
          <table:table-cell office:value-type="date" office:date-value="2022-08-30T08:12:37.374814" calcext:value-type="date">
            <text:p>2022-08-30 08:12:37</text:p>
          </table:table-cell>
          <table:table-cell table:number-columns-repeated="1023"/>
        </table:table-row>
        <table:table-row table:style-name="ro1">
          <table:table-cell office:value-type="date" office:date-value="2022-08-30T08:13:05.361242" calcext:value-type="date">
            <text:p>2022-08-30 08:13:05</text:p>
          </table:table-cell>
          <table:table-cell table:number-columns-repeated="1023"/>
        </table:table-row>
        <table:table-row table:style-name="ro1">
          <table:table-cell office:value-type="date" office:date-value="2022-08-30T08:13:38.694718" calcext:value-type="date">
            <text:p>2022-08-30 08:13:39</text:p>
          </table:table-cell>
          <table:table-cell table:number-columns-repeated="1023"/>
        </table:table-row>
        <table:table-row table:style-name="ro1">
          <table:table-cell office:value-type="date" office:date-value="2022-08-30T08:14:06.468061" calcext:value-type="date">
            <text:p>2022-08-30 08:14:06</text:p>
          </table:table-cell>
          <table:table-cell table:number-columns-repeated="1023"/>
        </table:table-row>
        <table:table-row table:style-name="ro1">
          <table:table-cell office:value-type="date" office:date-value="2022-08-30T08:14:38.828153" calcext:value-type="date">
            <text:p>2022-08-30 08:14:39</text:p>
          </table:table-cell>
          <table:table-cell table:number-columns-repeated="1023"/>
        </table:table-row>
        <table:table-row table:style-name="ro1">
          <table:table-cell office:value-type="date" office:date-value="2022-08-30T08:15:09.878056" calcext:value-type="date">
            <text:p>2022-08-30 08:15:10</text:p>
          </table:table-cell>
          <table:table-cell table:number-columns-repeated="1023"/>
        </table:table-row>
        <table:table-row table:style-name="ro1">
          <table:table-cell office:value-type="date" office:date-value="2022-08-30T08:15:40.731264" calcext:value-type="date">
            <text:p>2022-08-30 08:15:41</text:p>
          </table:table-cell>
          <table:table-cell table:number-columns-repeated="1023"/>
        </table:table-row>
        <table:table-row table:style-name="ro1">
          <table:table-cell office:value-type="date" office:date-value="2022-08-30T08:16:08.866142" calcext:value-type="date">
            <text:p>2022-08-30 08:16:09</text:p>
          </table:table-cell>
          <table:table-cell table:number-columns-repeated="1023"/>
        </table:table-row>
        <table:table-row table:style-name="ro1">
          <table:table-cell office:value-type="date" office:date-value="2022-08-30T08:16:38.925992" calcext:value-type="date">
            <text:p>2022-08-30 08:16:39</text:p>
          </table:table-cell>
          <table:table-cell table:number-columns-repeated="1023"/>
        </table:table-row>
        <table:table-row table:style-name="ro1">
          <table:table-cell office:value-type="date" office:date-value="2022-08-30T08:17:08.781439" calcext:value-type="date">
            <text:p>2022-08-30 08:17:09</text:p>
          </table:table-cell>
          <table:table-cell table:number-columns-repeated="1023"/>
        </table:table-row>
        <table:table-row table:style-name="ro1">
          <table:table-cell office:value-type="date" office:date-value="2022-08-30T08:17:39.017567" calcext:value-type="date">
            <text:p>2022-08-30 08:17:39</text:p>
          </table:table-cell>
          <table:table-cell table:number-columns-repeated="1023"/>
        </table:table-row>
        <table:table-row table:style-name="ro1">
          <table:table-cell office:value-type="date" office:date-value="2022-08-30T08:18:10.106011" calcext:value-type="date">
            <text:p>2022-08-30 08:18:10</text:p>
          </table:table-cell>
          <table:table-cell table:number-columns-repeated="1023"/>
        </table:table-row>
        <table:table-row table:style-name="ro1">
          <table:table-cell office:value-type="date" office:date-value="2022-08-30T08:18:39.314629" calcext:value-type="date">
            <text:p>2022-08-30 08:18:39</text:p>
          </table:table-cell>
          <table:table-cell table:number-columns-repeated="1023"/>
        </table:table-row>
        <table:table-row table:style-name="ro1">
          <table:table-cell office:value-type="date" office:date-value="2022-08-30T08:19:09.87861" calcext:value-type="date">
            <text:p>2022-08-30 08:19:10</text:p>
          </table:table-cell>
          <table:table-cell table:number-columns-repeated="1023"/>
        </table:table-row>
        <table:table-row table:style-name="ro1">
          <table:table-cell office:value-type="date" office:date-value="2022-08-30T08:19:40.517408" calcext:value-type="date">
            <text:p>2022-08-30 08:19:41</text:p>
          </table:table-cell>
          <table:table-cell table:number-columns-repeated="1023"/>
        </table:table-row>
        <table:table-row table:style-name="ro1">
          <table:table-cell office:value-type="date" office:date-value="2022-08-30T08:20:11.718456" calcext:value-type="date">
            <text:p>2022-08-30 08:20:12</text:p>
          </table:table-cell>
          <table:table-cell table:number-columns-repeated="1023"/>
        </table:table-row>
        <table:table-row table:style-name="ro1">
          <table:table-cell office:value-type="date" office:date-value="2022-08-30T08:20:43.012573" calcext:value-type="date">
            <text:p>2022-08-30 08:20:43</text:p>
          </table:table-cell>
          <table:table-cell table:number-columns-repeated="1023"/>
        </table:table-row>
        <table:table-row table:style-name="ro1">
          <table:table-cell office:value-type="date" office:date-value="2022-08-30T08:21:12.269193" calcext:value-type="date">
            <text:p>2022-08-30 08:21:12</text:p>
          </table:table-cell>
          <table:table-cell table:number-columns-repeated="1023"/>
        </table:table-row>
        <table:table-row table:style-name="ro1">
          <table:table-cell office:value-type="date" office:date-value="2022-08-30T08:21:41.531334" calcext:value-type="date">
            <text:p>2022-08-30 08:21:42</text:p>
          </table:table-cell>
          <table:table-cell table:number-columns-repeated="1023"/>
        </table:table-row>
        <table:table-row table:style-name="ro1">
          <table:table-cell office:value-type="date" office:date-value="2022-08-30T08:22:14.243671" calcext:value-type="date">
            <text:p>2022-08-30 08:22:14</text:p>
          </table:table-cell>
          <table:table-cell table:number-columns-repeated="1023"/>
        </table:table-row>
        <table:table-row table:style-name="ro1">
          <table:table-cell office:value-type="date" office:date-value="2022-08-30T08:22:44.186586" calcext:value-type="date">
            <text:p>2022-08-30 08:22:44</text:p>
          </table:table-cell>
          <table:table-cell table:number-columns-repeated="1023"/>
        </table:table-row>
        <table:table-row table:style-name="ro1">
          <table:table-cell office:value-type="date" office:date-value="2022-08-30T08:23:14.013518" calcext:value-type="date">
            <text:p>2022-08-30 08:23:14</text:p>
          </table:table-cell>
          <table:table-cell table:number-columns-repeated="1023"/>
        </table:table-row>
        <table:table-row table:style-name="ro1">
          <table:table-cell office:value-type="date" office:date-value="2022-08-30T08:23:44.645588" calcext:value-type="date">
            <text:p>2022-08-30 08:23:45</text:p>
          </table:table-cell>
          <table:table-cell table:number-columns-repeated="1023"/>
        </table:table-row>
        <table:table-row table:style-name="ro1">
          <table:table-cell office:value-type="date" office:date-value="2022-08-30T08:24:16.175931" calcext:value-type="date">
            <text:p>2022-08-30 08:24:16</text:p>
          </table:table-cell>
          <table:table-cell table:number-columns-repeated="1023"/>
        </table:table-row>
        <table:table-row table:style-name="ro1">
          <table:table-cell office:value-type="date" office:date-value="2022-08-30T08:24:46.773971" calcext:value-type="date">
            <text:p>2022-08-30 08:24:47</text:p>
          </table:table-cell>
          <table:table-cell table:number-columns-repeated="1023"/>
        </table:table-row>
        <table:table-row table:style-name="ro1">
          <table:table-cell office:value-type="date" office:date-value="2022-08-30T08:25:16.192839" calcext:value-type="date">
            <text:p>2022-08-30 08:25:16</text:p>
          </table:table-cell>
          <table:table-cell table:number-columns-repeated="1023"/>
        </table:table-row>
        <table:table-row table:style-name="ro1">
          <table:table-cell office:value-type="date" office:date-value="2022-08-30T08:25:46.949137" calcext:value-type="date">
            <text:p>2022-08-30 08:25:47</text:p>
          </table:table-cell>
          <table:table-cell table:number-columns-repeated="1023"/>
        </table:table-row>
        <table:table-row table:style-name="ro1">
          <table:table-cell office:value-type="date" office:date-value="2022-08-30T08:26:18.169957" calcext:value-type="date">
            <text:p>2022-08-30 08:26:18</text:p>
          </table:table-cell>
          <table:table-cell table:number-columns-repeated="1023"/>
        </table:table-row>
        <table:table-row table:style-name="ro1">
          <table:table-cell office:value-type="date" office:date-value="2022-08-30T08:26:47.975879" calcext:value-type="date">
            <text:p>2022-08-30 08:26:48</text:p>
          </table:table-cell>
          <table:table-cell table:number-columns-repeated="1023"/>
        </table:table-row>
        <table:table-row table:style-name="ro1">
          <table:table-cell office:value-type="date" office:date-value="2022-08-30T08:27:20.694506" calcext:value-type="date">
            <text:p>2022-08-30 08:27:21</text:p>
          </table:table-cell>
          <table:table-cell table:number-columns-repeated="1023"/>
        </table:table-row>
        <table:table-row table:style-name="ro1">
          <table:table-cell office:value-type="date" office:date-value="2022-08-30T08:27:49.607008" calcext:value-type="date">
            <text:p>2022-08-30 08:27:50</text:p>
          </table:table-cell>
          <table:table-cell table:number-columns-repeated="1023"/>
        </table:table-row>
        <table:table-row table:style-name="ro1">
          <table:table-cell office:value-type="date" office:date-value="2022-08-30T08:28:19.989713" calcext:value-type="date">
            <text:p>2022-08-30 08:28:20</text:p>
          </table:table-cell>
          <table:table-cell table:number-columns-repeated="1023"/>
        </table:table-row>
        <table:table-row table:style-name="ro1">
          <table:table-cell office:value-type="date" office:date-value="2022-08-30T08:28:50.621706" calcext:value-type="date">
            <text:p>2022-08-30 08:28:51</text:p>
          </table:table-cell>
          <table:table-cell table:number-columns-repeated="1023"/>
        </table:table-row>
        <table:table-row table:style-name="ro1">
          <table:table-cell office:value-type="date" office:date-value="2022-08-30T08:29:21.164508" calcext:value-type="date">
            <text:p>2022-08-30 08:29:21</text:p>
          </table:table-cell>
          <table:table-cell table:number-columns-repeated="1023"/>
        </table:table-row>
        <table:table-row table:style-name="ro1">
          <table:table-cell office:value-type="date" office:date-value="2022-08-30T08:29:52.422409" calcext:value-type="date">
            <text:p>2022-08-30 08:29:52</text:p>
          </table:table-cell>
          <table:table-cell table:number-columns-repeated="1023"/>
        </table:table-row>
        <table:table-row table:style-name="ro1">
          <table:table-cell office:value-type="date" office:date-value="2022-08-30T08:30:22.431373" calcext:value-type="date">
            <text:p>2022-08-30 08:30:22</text:p>
          </table:table-cell>
          <table:table-cell table:number-columns-repeated="1023"/>
        </table:table-row>
        <table:table-row table:style-name="ro1">
          <table:table-cell office:value-type="date" office:date-value="2022-08-30T08:30:53.771862" calcext:value-type="date">
            <text:p>2022-08-30 08:30:54</text:p>
          </table:table-cell>
          <table:table-cell table:number-columns-repeated="1023"/>
        </table:table-row>
        <table:table-row table:style-name="ro1">
          <table:table-cell office:value-type="date" office:date-value="2022-08-30T08:31:22.491998" calcext:value-type="date">
            <text:p>2022-08-30 08:31:22</text:p>
          </table:table-cell>
          <table:table-cell table:number-columns-repeated="1023"/>
        </table:table-row>
        <table:table-row table:style-name="ro1">
          <table:table-cell office:value-type="date" office:date-value="2022-08-30T08:31:52.73202" calcext:value-type="date">
            <text:p>2022-08-30 08:31:53</text:p>
          </table:table-cell>
          <table:table-cell table:number-columns-repeated="1023"/>
        </table:table-row>
        <table:table-row table:style-name="ro1">
          <table:table-cell office:value-type="date" office:date-value="2022-08-30T08:32:25.80643" calcext:value-type="date">
            <text:p>2022-08-30 08:32:26</text:p>
          </table:table-cell>
          <table:table-cell table:number-columns-repeated="1023"/>
        </table:table-row>
        <table:table-row table:style-name="ro1">
          <table:table-cell office:value-type="date" office:date-value="2022-08-30T08:32:52.772714" calcext:value-type="date">
            <text:p>2022-08-30 08:32:53</text:p>
          </table:table-cell>
          <table:table-cell table:number-columns-repeated="1023"/>
        </table:table-row>
        <table:table-row table:style-name="ro1">
          <table:table-cell office:value-type="date" office:date-value="2022-08-30T08:33:26.933061" calcext:value-type="date">
            <text:p>2022-08-30 08:33:27</text:p>
          </table:table-cell>
          <table:table-cell table:number-columns-repeated="1023"/>
        </table:table-row>
        <table:table-row table:style-name="ro1">
          <table:table-cell office:value-type="date" office:date-value="2022-08-30T08:33:55.48605" calcext:value-type="date">
            <text:p>2022-08-30 08:33:55</text:p>
          </table:table-cell>
          <table:table-cell table:number-columns-repeated="1023"/>
        </table:table-row>
        <table:table-row table:style-name="ro1">
          <table:table-cell office:value-type="date" office:date-value="2022-08-30T08:34:27.106256" calcext:value-type="date">
            <text:p>2022-08-30 08:34:27</text:p>
          </table:table-cell>
          <table:table-cell table:number-columns-repeated="1023"/>
        </table:table-row>
        <table:table-row table:style-name="ro1">
          <table:table-cell office:value-type="date" office:date-value="2022-08-30T08:34:55.849201" calcext:value-type="date">
            <text:p>2022-08-30 08:34:56</text:p>
          </table:table-cell>
          <table:table-cell table:number-columns-repeated="1023"/>
        </table:table-row>
        <table:table-row table:style-name="ro1">
          <table:table-cell office:value-type="date" office:date-value="2022-08-30T08:35:28.099133" calcext:value-type="date">
            <text:p>2022-08-30 08:35:28</text:p>
          </table:table-cell>
          <table:table-cell table:number-columns-repeated="1023"/>
        </table:table-row>
        <table:table-row table:style-name="ro1">
          <table:table-cell office:value-type="date" office:date-value="2022-08-30T08:35:58.352255" calcext:value-type="date">
            <text:p>2022-08-30 08:35:58</text:p>
          </table:table-cell>
          <table:table-cell table:number-columns-repeated="1023"/>
        </table:table-row>
        <table:table-row table:style-name="ro1">
          <table:table-cell office:value-type="date" office:date-value="2022-08-30T08:36:26.781138" calcext:value-type="date">
            <text:p>2022-08-30 08:36:27</text:p>
          </table:table-cell>
          <table:table-cell table:number-columns-repeated="1023"/>
        </table:table-row>
        <table:table-row table:style-name="ro1">
          <table:table-cell office:value-type="date" office:date-value="2022-08-30T08:36:58.078286" calcext:value-type="date">
            <text:p>2022-08-30 08:36:58</text:p>
          </table:table-cell>
          <table:table-cell table:number-columns-repeated="1023"/>
        </table:table-row>
        <table:table-row table:style-name="ro1">
          <table:table-cell office:value-type="date" office:date-value="2022-08-30T08:37:28.614602" calcext:value-type="date">
            <text:p>2022-08-30 08:37:29</text:p>
          </table:table-cell>
          <table:table-cell table:number-columns-repeated="1023"/>
        </table:table-row>
        <table:table-row table:style-name="ro1">
          <table:table-cell office:value-type="date" office:date-value="2022-08-30T08:37:58.414876" calcext:value-type="date">
            <text:p>2022-08-30 08:37:58</text:p>
          </table:table-cell>
          <table:table-cell table:number-columns-repeated="1023"/>
        </table:table-row>
        <table:table-row table:style-name="ro1">
          <table:table-cell office:value-type="date" office:date-value="2022-08-30T08:38:29.923995" calcext:value-type="date">
            <text:p>2022-08-30 08:38:30</text:p>
          </table:table-cell>
          <table:table-cell table:number-columns-repeated="1023"/>
        </table:table-row>
        <table:table-row table:style-name="ro1">
          <table:table-cell office:value-type="date" office:date-value="2022-08-30T08:38:59.010313" calcext:value-type="date">
            <text:p>2022-08-30 08:38:59</text:p>
          </table:table-cell>
          <table:table-cell table:number-columns-repeated="1023"/>
        </table:table-row>
        <table:table-row table:style-name="ro1">
          <table:table-cell office:value-type="date" office:date-value="2022-08-30T08:39:29.871994" calcext:value-type="date">
            <text:p>2022-08-30 08:39:30</text:p>
          </table:table-cell>
          <table:table-cell table:number-columns-repeated="1023"/>
        </table:table-row>
        <table:table-row table:style-name="ro1">
          <table:table-cell office:value-type="date" office:date-value="2022-08-30T08:40:01.825825" calcext:value-type="date">
            <text:p>2022-08-30 08:40:02</text:p>
          </table:table-cell>
          <table:table-cell table:number-columns-repeated="1023"/>
        </table:table-row>
        <table:table-row table:style-name="ro1">
          <table:table-cell office:value-type="date" office:date-value="2022-08-30T08:40:32.17788" calcext:value-type="date">
            <text:p>2022-08-30 08:40:32</text:p>
          </table:table-cell>
          <table:table-cell table:number-columns-repeated="1023"/>
        </table:table-row>
        <table:table-row table:style-name="ro1">
          <table:table-cell office:value-type="date" office:date-value="2022-08-30T08:41:01.432949" calcext:value-type="date">
            <text:p>2022-08-30 08:41:01</text:p>
          </table:table-cell>
          <table:table-cell table:number-columns-repeated="1023"/>
        </table:table-row>
        <table:table-row table:style-name="ro1">
          <table:table-cell office:value-type="date" office:date-value="2022-08-30T08:41:32.242154" calcext:value-type="date">
            <text:p>2022-08-30 08:41:32</text:p>
          </table:table-cell>
          <table:table-cell table:number-columns-repeated="1023"/>
        </table:table-row>
        <table:table-row table:style-name="ro1">
          <table:table-cell office:value-type="date" office:date-value="2022-08-30T08:42:03.300422" calcext:value-type="date">
            <text:p>2022-08-30 08:42:03</text:p>
          </table:table-cell>
          <table:table-cell table:number-columns-repeated="1023"/>
        </table:table-row>
        <table:table-row table:style-name="ro1">
          <table:table-cell office:value-type="date" office:date-value="2022-08-30T08:42:35.711092" calcext:value-type="date">
            <text:p>2022-08-30 08:42:36</text:p>
          </table:table-cell>
          <table:table-cell table:number-columns-repeated="1023"/>
        </table:table-row>
        <table:table-row table:style-name="ro1">
          <table:table-cell office:value-type="date" office:date-value="2022-08-30T08:43:02.551671" calcext:value-type="date">
            <text:p>2022-08-30 08:43:03</text:p>
          </table:table-cell>
          <table:table-cell table:number-columns-repeated="1023"/>
        </table:table-row>
        <table:table-row table:style-name="ro1">
          <table:table-cell office:value-type="date" office:date-value="2022-08-30T08:43:34.469555" calcext:value-type="date">
            <text:p>2022-08-30 08:43:34</text:p>
          </table:table-cell>
          <table:table-cell table:number-columns-repeated="1023"/>
        </table:table-row>
        <table:table-row table:style-name="ro1">
          <table:table-cell office:value-type="date" office:date-value="2022-08-30T08:44:05.986525" calcext:value-type="date">
            <text:p>2022-08-30 08:44:06</text:p>
          </table:table-cell>
          <table:table-cell table:number-columns-repeated="1023"/>
        </table:table-row>
        <table:table-row table:style-name="ro1">
          <table:table-cell office:value-type="date" office:date-value="2022-08-30T08:44:36.064364" calcext:value-type="date">
            <text:p>2022-08-30 08:44:36</text:p>
          </table:table-cell>
          <table:table-cell table:number-columns-repeated="1023"/>
        </table:table-row>
        <table:table-row table:style-name="ro1">
          <table:table-cell office:value-type="date" office:date-value="2022-08-30T08:45:07.511447" calcext:value-type="date">
            <text:p>2022-08-30 08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8:45:41.342883" calcext:value-type="date">
            <text:p>2022-08-30 08:45: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8:46:07.368145" calcext:value-type="date">
            <text:p>2022-08-30 08:46:07</text:p>
          </table:table-cell>
          <table:table-cell table:number-columns-repeated="1023"/>
        </table:table-row>
        <table:table-row table:style-name="ro1">
          <table:table-cell office:value-type="date" office:date-value="2022-08-30T08:46:37.474456" calcext:value-type="date">
            <text:p>2022-08-30 08:46:37</text:p>
          </table:table-cell>
          <table:table-cell table:number-columns-repeated="1023"/>
        </table:table-row>
        <table:table-row table:style-name="ro1">
          <table:table-cell office:value-type="date" office:date-value="2022-08-30T08:47:07.827413" calcext:value-type="date">
            <text:p>2022-08-30 08:47:08</text:p>
          </table:table-cell>
          <table:table-cell table:number-columns-repeated="1023"/>
        </table:table-row>
        <table:table-row table:style-name="ro1">
          <table:table-cell office:value-type="date" office:date-value="2022-08-30T08:47:39.963726" calcext:value-type="date">
            <text:p>2022-08-30 08:47:40</text:p>
          </table:table-cell>
          <table:table-cell table:number-columns-repeated="1023"/>
        </table:table-row>
        <table:table-row table:style-name="ro1">
          <table:table-cell office:value-type="date" office:date-value="2022-08-30T08:48:07.793216" calcext:value-type="date">
            <text:p>2022-08-30 08:48:08</text:p>
          </table:table-cell>
          <table:table-cell table:number-columns-repeated="1023"/>
        </table:table-row>
        <table:table-row table:style-name="ro1">
          <table:table-cell office:value-type="date" office:date-value="2022-08-30T08:48:38.093717" calcext:value-type="date">
            <text:p>2022-08-30 08:48:38</text:p>
          </table:table-cell>
          <table:table-cell table:number-columns-repeated="1023"/>
        </table:table-row>
        <table:table-row table:style-name="ro1">
          <table:table-cell office:value-type="date" office:date-value="2022-08-30T08:49:09.110376" calcext:value-type="date">
            <text:p>2022-08-30 08:49:09</text:p>
          </table:table-cell>
          <table:table-cell table:number-columns-repeated="1023"/>
        </table:table-row>
        <table:table-row table:style-name="ro1">
          <table:table-cell office:value-type="date" office:date-value="2022-08-30T08:49:39.557777" calcext:value-type="date">
            <text:p>2022-08-30 08:49:40</text:p>
          </table:table-cell>
          <table:table-cell table:number-columns-repeated="1023"/>
        </table:table-row>
        <table:table-row table:style-name="ro1">
          <table:table-cell office:value-type="date" office:date-value="2022-08-30T08:50:11.621716" calcext:value-type="date">
            <text:p>2022-08-30 08:50:12</text:p>
          </table:table-cell>
          <table:table-cell table:number-columns-repeated="1023"/>
        </table:table-row>
        <table:table-row table:style-name="ro1">
          <table:table-cell office:value-type="date" office:date-value="2022-08-30T08:50:40.295178" calcext:value-type="date">
            <text:p>2022-08-30 08:50:40</text:p>
          </table:table-cell>
          <table:table-cell table:number-columns-repeated="1023"/>
        </table:table-row>
        <table:table-row table:style-name="ro1">
          <table:table-cell office:value-type="date" office:date-value="2022-08-30T08:51:09.601761" calcext:value-type="date">
            <text:p>2022-08-30 08:51:10</text:p>
          </table:table-cell>
          <table:table-cell table:number-columns-repeated="1023"/>
        </table:table-row>
        <table:table-row table:style-name="ro1">
          <table:table-cell office:value-type="date" office:date-value="2022-08-30T08:51:41.048299" calcext:value-type="date">
            <text:p>2022-08-30 08:51:41</text:p>
          </table:table-cell>
          <table:table-cell table:number-columns-repeated="1023"/>
        </table:table-row>
        <table:table-row table:style-name="ro1">
          <table:table-cell office:value-type="date" office:date-value="2022-08-30T08:52:10.591568" calcext:value-type="date">
            <text:p>2022-08-30 08:52:11</text:p>
          </table:table-cell>
          <table:table-cell table:number-columns-repeated="1023"/>
        </table:table-row>
        <table:table-row table:style-name="ro1">
          <table:table-cell office:value-type="date" office:date-value="2022-08-30T08:52:41.840901" calcext:value-type="date">
            <text:p>2022-08-30 08:52:42</text:p>
          </table:table-cell>
          <table:table-cell table:number-columns-repeated="1023"/>
        </table:table-row>
        <table:table-row table:style-name="ro1">
          <table:table-cell office:value-type="date" office:date-value="2022-08-30T08:53:12.055807" calcext:value-type="date">
            <text:p>2022-08-30 08:53:12</text:p>
          </table:table-cell>
          <table:table-cell table:number-columns-repeated="1023"/>
        </table:table-row>
        <table:table-row table:style-name="ro1">
          <table:table-cell office:value-type="date" office:date-value="2022-08-30T08:53:41.926636" calcext:value-type="date">
            <text:p>2022-08-30 08:53:42</text:p>
          </table:table-cell>
          <table:table-cell table:number-columns-repeated="1023"/>
        </table:table-row>
        <table:table-row table:style-name="ro1">
          <table:table-cell office:value-type="date" office:date-value="2022-08-30T08:54:15.392923" calcext:value-type="date">
            <text:p>2022-08-30 08:54:15</text:p>
          </table:table-cell>
          <table:table-cell table:number-columns-repeated="1023"/>
        </table:table-row>
        <table:table-row table:style-name="ro1">
          <table:table-cell office:value-type="date" office:date-value="2022-08-30T08:54:43.293807" calcext:value-type="date">
            <text:p>2022-08-30 08:54:43</text:p>
          </table:table-cell>
          <table:table-cell table:number-columns-repeated="1023"/>
        </table:table-row>
        <table:table-row table:style-name="ro1">
          <table:table-cell office:value-type="date" office:date-value="2022-08-30T08:55:17.425474" calcext:value-type="date">
            <text:p>2022-08-30 08:55: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8:55:46.250815" calcext:value-type="date">
            <text:p>2022-08-30 08:55:46</text:p>
          </table:table-cell>
          <table:table-cell table:number-columns-repeated="1023"/>
        </table:table-row>
        <table:table-row table:style-name="ro1">
          <table:table-cell office:value-type="date" office:date-value="2022-08-30T08:56:14.270779" calcext:value-type="date">
            <text:p>2022-08-30 08:56:14</text:p>
          </table:table-cell>
          <table:table-cell table:number-columns-repeated="1023"/>
        </table:table-row>
        <table:table-row table:style-name="ro1">
          <table:table-cell office:value-type="date" office:date-value="2022-08-30T08:56:45.125308" calcext:value-type="date">
            <text:p>2022-08-30 08:56:45</text:p>
          </table:table-cell>
          <table:table-cell table:number-columns-repeated="1023"/>
        </table:table-row>
        <table:table-row table:style-name="ro1">
          <table:table-cell office:value-type="date" office:date-value="2022-08-30T08:57:15.930642" calcext:value-type="date">
            <text:p>2022-08-30 08:57:16</text:p>
          </table:table-cell>
          <table:table-cell table:number-columns-repeated="1023"/>
        </table:table-row>
        <table:table-row table:style-name="ro1">
          <table:table-cell office:value-type="date" office:date-value="2022-08-30T08:57:49.701717" calcext:value-type="date">
            <text:p>2022-08-30 08:57:50</text:p>
          </table:table-cell>
          <table:table-cell table:number-columns-repeated="1023"/>
        </table:table-row>
        <table:table-row table:style-name="ro1">
          <table:table-cell office:value-type="date" office:date-value="2022-08-30T08:58:17.676039" calcext:value-type="date">
            <text:p>2022-08-30 08:58:18</text:p>
          </table:table-cell>
          <table:table-cell table:number-columns-repeated="1023"/>
        </table:table-row>
        <table:table-row table:style-name="ro1">
          <table:table-cell office:value-type="date" office:date-value="2022-08-30T08:58:48.621706" calcext:value-type="date">
            <text:p>2022-08-30 08:58:49</text:p>
          </table:table-cell>
          <table:table-cell table:number-columns-repeated="1023"/>
        </table:table-row>
        <table:table-row table:style-name="ro1">
          <table:table-cell office:value-type="date" office:date-value="2022-08-30T08:59:19.909261" calcext:value-type="date">
            <text:p>2022-08-30 08:59:20</text:p>
          </table:table-cell>
          <table:table-cell table:number-columns-repeated="1023"/>
        </table:table-row>
        <table:table-row table:style-name="ro1">
          <table:table-cell office:value-type="date" office:date-value="2022-08-30T08:59:50.664741" calcext:value-type="date">
            <text:p>2022-08-30 08:59:51</text:p>
          </table:table-cell>
          <table:table-cell table:number-columns-repeated="1023"/>
        </table:table-row>
        <table:table-row table:style-name="ro1">
          <table:table-cell office:value-type="date" office:date-value="2022-08-30T09:00:20.824609" calcext:value-type="date">
            <text:p>2022-08-30 09:00:21</text:p>
          </table:table-cell>
          <table:table-cell table:number-columns-repeated="1023"/>
        </table:table-row>
        <table:table-row table:style-name="ro1">
          <table:table-cell office:value-type="date" office:date-value="2022-08-30T09:00:51.192387" calcext:value-type="date">
            <text:p>2022-08-30 09:00:51</text:p>
          </table:table-cell>
          <table:table-cell table:number-columns-repeated="1023"/>
        </table:table-row>
        <table:table-row table:style-name="ro1">
          <table:table-cell office:value-type="date" office:date-value="2022-08-30T09:01:21.199145" calcext:value-type="date">
            <text:p>2022-08-30 09:01:21</text:p>
          </table:table-cell>
          <table:table-cell table:number-columns-repeated="1023"/>
        </table:table-row>
        <table:table-row table:style-name="ro1">
          <table:table-cell office:value-type="date" office:date-value="2022-08-30T09:01:51.054003" calcext:value-type="date">
            <text:p>2022-08-30 09:01:51</text:p>
          </table:table-cell>
          <table:table-cell table:number-columns-repeated="1023"/>
        </table:table-row>
        <table:table-row table:style-name="ro1">
          <table:table-cell office:value-type="date" office:date-value="2022-08-30T09:02:22.118174" calcext:value-type="date">
            <text:p>2022-08-30 09:02:22</text:p>
          </table:table-cell>
          <table:table-cell table:number-columns-repeated="1023"/>
        </table:table-row>
        <table:table-row table:style-name="ro1">
          <table:table-cell office:value-type="date" office:date-value="2022-08-30T09:02:53.443132" calcext:value-type="date">
            <text:p>2022-08-30 09:02:53</text:p>
          </table:table-cell>
          <table:table-cell table:number-columns-repeated="1023"/>
        </table:table-row>
        <table:table-row table:style-name="ro1">
          <table:table-cell office:value-type="date" office:date-value="2022-08-30T09:03:22.144531" calcext:value-type="date">
            <text:p>2022-08-30 09:03:22</text:p>
          </table:table-cell>
          <table:table-cell table:number-columns-repeated="1023"/>
        </table:table-row>
        <table:table-row table:style-name="ro1">
          <table:table-cell office:value-type="date" office:date-value="2022-08-30T09:03:53.394421" calcext:value-type="date">
            <text:p>2022-08-30 09:03:53</text:p>
          </table:table-cell>
          <table:table-cell table:number-columns-repeated="1023"/>
        </table:table-row>
        <table:table-row table:style-name="ro1">
          <table:table-cell office:value-type="date" office:date-value="2022-08-30T09:04:24.102065" calcext:value-type="date">
            <text:p>2022-08-30 09:04:24</text:p>
          </table:table-cell>
          <table:table-cell table:number-columns-repeated="1023"/>
        </table:table-row>
        <table:table-row table:style-name="ro1">
          <table:table-cell office:value-type="date" office:date-value="2022-08-30T09:04:54.530339" calcext:value-type="date">
            <text:p>2022-08-30 09:04:55</text:p>
          </table:table-cell>
          <table:table-cell table:number-columns-repeated="1023"/>
        </table:table-row>
        <table:table-row table:style-name="ro1">
          <table:table-cell office:value-type="date" office:date-value="2022-08-30T09:05:25.249536" calcext:value-type="date">
            <text:p>2022-08-30 09:05:25</text:p>
          </table:table-cell>
          <table:table-cell table:number-columns-repeated="1023"/>
        </table:table-row>
        <table:table-row table:style-name="ro1">
          <table:table-cell office:value-type="date" office:date-value="2022-08-30T09:05:54.78977" calcext:value-type="date">
            <text:p>2022-08-30 09:05:55</text:p>
          </table:table-cell>
          <table:table-cell table:number-columns-repeated="1023"/>
        </table:table-row>
        <table:table-row table:style-name="ro1">
          <table:table-cell office:value-type="date" office:date-value="2022-08-30T09:06:26.040897" calcext:value-type="date">
            <text:p>2022-08-30 09:06:26</text:p>
          </table:table-cell>
          <table:table-cell table:number-columns-repeated="1023"/>
        </table:table-row>
        <table:table-row table:style-name="ro1">
          <table:table-cell office:value-type="date" office:date-value="2022-08-30T09:06:55.914853" calcext:value-type="date">
            <text:p>2022-08-30 09:06:56</text:p>
          </table:table-cell>
          <table:table-cell table:number-columns-repeated="1023"/>
        </table:table-row>
        <table:table-row table:style-name="ro1">
          <table:table-cell office:value-type="date" office:date-value="2022-08-30T09:07:26.675236" calcext:value-type="date">
            <text:p>2022-08-30 09:07:27</text:p>
          </table:table-cell>
          <table:table-cell table:number-columns-repeated="1023"/>
        </table:table-row>
        <table:table-row table:style-name="ro1">
          <table:table-cell office:value-type="date" office:date-value="2022-08-30T09:07:59.511797" calcext:value-type="date">
            <text:p>2022-08-30 09:08:00</text:p>
          </table:table-cell>
          <table:table-cell table:number-columns-repeated="1023"/>
        </table:table-row>
        <table:table-row table:style-name="ro1">
          <table:table-cell office:value-type="date" office:date-value="2022-08-30T09:08:28.994796" calcext:value-type="date">
            <text:p>2022-08-30 09:08:29</text:p>
          </table:table-cell>
          <table:table-cell table:number-columns-repeated="1023"/>
        </table:table-row>
        <table:table-row table:style-name="ro1">
          <table:table-cell office:value-type="date" office:date-value="2022-08-30T09:08:59.219298" calcext:value-type="date">
            <text:p>2022-08-30 09:08:59</text:p>
          </table:table-cell>
          <table:table-cell table:number-columns-repeated="1023"/>
        </table:table-row>
        <table:table-row table:style-name="ro1">
          <table:table-cell office:value-type="date" office:date-value="2022-08-30T09:09:28.317571" calcext:value-type="date">
            <text:p>2022-08-30 09:09:28</text:p>
          </table:table-cell>
          <table:table-cell table:number-columns-repeated="1023"/>
        </table:table-row>
        <table:table-row table:style-name="ro1">
          <table:table-cell office:value-type="date" office:date-value="2022-08-30T09:10:00.443615" calcext:value-type="date">
            <text:p>2022-08-30 09:10:00</text:p>
          </table:table-cell>
          <table:table-cell table:number-columns-repeated="1023"/>
        </table:table-row>
        <table:table-row table:style-name="ro1">
          <table:table-cell office:value-type="date" office:date-value="2022-08-30T09:10:30.430434" calcext:value-type="date">
            <text:p>2022-08-30 09:10:30</text:p>
          </table:table-cell>
          <table:table-cell table:number-columns-repeated="1023"/>
        </table:table-row>
        <table:table-row table:style-name="ro1">
          <table:table-cell office:value-type="date" office:date-value="2022-08-30T09:11:00.106537" calcext:value-type="date">
            <text:p>2022-08-30 09:11:00</text:p>
          </table:table-cell>
          <table:table-cell table:number-columns-repeated="1023"/>
        </table:table-row>
        <table:table-row table:style-name="ro1">
          <table:table-cell office:value-type="date" office:date-value="2022-08-30T09:11:30.382351" calcext:value-type="date">
            <text:p>2022-08-30 09:11:30</text:p>
          </table:table-cell>
          <table:table-cell table:number-columns-repeated="1023"/>
        </table:table-row>
        <table:table-row table:style-name="ro1">
          <table:table-cell office:value-type="date" office:date-value="2022-08-30T09:12:02.143315" calcext:value-type="date">
            <text:p>2022-08-30 09:12:02</text:p>
          </table:table-cell>
          <table:table-cell table:number-columns-repeated="1023"/>
        </table:table-row>
        <table:table-row table:style-name="ro1">
          <table:table-cell office:value-type="date" office:date-value="2022-08-30T09:12:31.601444" calcext:value-type="date">
            <text:p>2022-08-30 09:12:32</text:p>
          </table:table-cell>
          <table:table-cell table:number-columns-repeated="1023"/>
        </table:table-row>
        <table:table-row table:style-name="ro1">
          <table:table-cell office:value-type="date" office:date-value="2022-08-30T09:13:04.250372" calcext:value-type="date">
            <text:p>2022-08-30 09:13:04</text:p>
          </table:table-cell>
          <table:table-cell table:number-columns-repeated="1023"/>
        </table:table-row>
        <table:table-row table:style-name="ro1">
          <table:table-cell office:value-type="date" office:date-value="2022-08-30T09:13:33.02889" calcext:value-type="date">
            <text:p>2022-08-30 09:13:33</text:p>
          </table:table-cell>
          <table:table-cell table:number-columns-repeated="1023"/>
        </table:table-row>
        <table:table-row table:style-name="ro1">
          <table:table-cell office:value-type="date" office:date-value="2022-08-30T09:14:04.073812" calcext:value-type="date">
            <text:p>2022-08-30 09:14:04</text:p>
          </table:table-cell>
          <table:table-cell table:number-columns-repeated="1023"/>
        </table:table-row>
        <table:table-row table:style-name="ro1">
          <table:table-cell office:value-type="date" office:date-value="2022-08-30T09:14:33.46966" calcext:value-type="date">
            <text:p>2022-08-30 09:14:33</text:p>
          </table:table-cell>
          <table:table-cell table:number-columns-repeated="1023"/>
        </table:table-row>
        <table:table-row table:style-name="ro1">
          <table:table-cell office:value-type="date" office:date-value="2022-08-30T09:15:08.785614" calcext:value-type="date">
            <text:p>2022-08-30 09:15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09:15:38.924624" calcext:value-type="date">
            <text:p>2022-08-30 09:15: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09:16:05.141596" calcext:value-type="date">
            <text:p>2022-08-30 09:16:05</text:p>
          </table:table-cell>
          <table:table-cell table:number-columns-repeated="1023"/>
        </table:table-row>
        <table:table-row table:style-name="ro1">
          <table:table-cell office:value-type="date" office:date-value="2022-08-30T09:16:35.09283" calcext:value-type="date">
            <text:p>2022-08-30 09:16:35</text:p>
          </table:table-cell>
          <table:table-cell table:number-columns-repeated="1023"/>
        </table:table-row>
        <table:table-row table:style-name="ro1">
          <table:table-cell office:value-type="date" office:date-value="2022-08-30T09:17:05.943446" calcext:value-type="date">
            <text:p>2022-08-30 09:17:06</text:p>
          </table:table-cell>
          <table:table-cell table:number-columns-repeated="1023"/>
        </table:table-row>
        <table:table-row table:style-name="ro1">
          <table:table-cell office:value-type="date" office:date-value="2022-08-30T09:17:37.168533" calcext:value-type="date">
            <text:p>2022-08-30 09:17:37</text:p>
          </table:table-cell>
          <table:table-cell table:number-columns-repeated="1023"/>
        </table:table-row>
        <table:table-row table:style-name="ro1">
          <table:table-cell office:value-type="date" office:date-value="2022-08-30T09:18:09.121085" calcext:value-type="date">
            <text:p>2022-08-30 09:18:09</text:p>
          </table:table-cell>
          <table:table-cell table:number-columns-repeated="1023"/>
        </table:table-row>
        <table:table-row table:style-name="ro1">
          <table:table-cell office:value-type="date" office:date-value="2022-08-30T09:18:37.866519" calcext:value-type="date">
            <text:p>2022-08-30 09:18:38</text:p>
          </table:table-cell>
          <table:table-cell table:number-columns-repeated="1023"/>
        </table:table-row>
        <table:table-row table:style-name="ro1">
          <table:table-cell office:value-type="date" office:date-value="2022-08-30T09:19:08.204513" calcext:value-type="date">
            <text:p>2022-08-30 09:19:08</text:p>
          </table:table-cell>
          <table:table-cell table:number-columns-repeated="1023"/>
        </table:table-row>
        <table:table-row table:style-name="ro1">
          <table:table-cell office:value-type="date" office:date-value="2022-08-30T09:19:39.685828" calcext:value-type="date">
            <text:p>2022-08-30 09:19:40</text:p>
          </table:table-cell>
          <table:table-cell table:number-columns-repeated="1023"/>
        </table:table-row>
        <table:table-row table:style-name="ro1">
          <table:table-cell office:value-type="date" office:date-value="2022-08-30T09:20:09.481596" calcext:value-type="date">
            <text:p>2022-08-30 09:20:09</text:p>
          </table:table-cell>
          <table:table-cell table:number-columns-repeated="1023"/>
        </table:table-row>
        <table:table-row table:style-name="ro1">
          <table:table-cell office:value-type="date" office:date-value="2022-08-30T09:20:40.152989" calcext:value-type="date">
            <text:p>2022-08-30 09:20:40</text:p>
          </table:table-cell>
          <table:table-cell table:number-columns-repeated="1023"/>
        </table:table-row>
        <table:table-row table:style-name="ro1">
          <table:table-cell office:value-type="date" office:date-value="2022-08-30T09:21:11.785446" calcext:value-type="date">
            <text:p>2022-08-30 09:21:12</text:p>
          </table:table-cell>
          <table:table-cell table:number-columns-repeated="1023"/>
        </table:table-row>
        <table:table-row table:style-name="ro1">
          <table:table-cell office:value-type="date" office:date-value="2022-08-30T09:21:42.911197" calcext:value-type="date">
            <text:p>2022-08-30 09:21:43</text:p>
          </table:table-cell>
          <table:table-cell table:number-columns-repeated="1023"/>
        </table:table-row>
        <table:table-row table:style-name="ro1">
          <table:table-cell office:value-type="date" office:date-value="2022-08-30T09:22:11.319033" calcext:value-type="date">
            <text:p>2022-08-30 09:22:11</text:p>
          </table:table-cell>
          <table:table-cell table:number-columns-repeated="1023"/>
        </table:table-row>
        <table:table-row table:style-name="ro1">
          <table:table-cell office:value-type="date" office:date-value="2022-08-30T09:22:42.565757" calcext:value-type="date">
            <text:p>2022-08-30 09:22:43</text:p>
          </table:table-cell>
          <table:table-cell table:number-columns-repeated="1023"/>
        </table:table-row>
        <table:table-row table:style-name="ro1">
          <table:table-cell office:value-type="date" office:date-value="2022-08-30T09:23:13.931314" calcext:value-type="date">
            <text:p>2022-08-30 09:23:14</text:p>
          </table:table-cell>
          <table:table-cell table:number-columns-repeated="1023"/>
        </table:table-row>
        <table:table-row table:style-name="ro1">
          <table:table-cell office:value-type="date" office:date-value="2022-08-30T09:23:43.017872" calcext:value-type="date">
            <text:p>2022-08-30 09:23:43</text:p>
          </table:table-cell>
          <table:table-cell table:number-columns-repeated="1023"/>
        </table:table-row>
        <table:table-row table:style-name="ro1">
          <table:table-cell office:value-type="date" office:date-value="2022-08-30T09:24:13.559346" calcext:value-type="date">
            <text:p>2022-08-30 09:24:14</text:p>
          </table:table-cell>
          <table:table-cell table:number-columns-repeated="1023"/>
        </table:table-row>
        <table:table-row table:style-name="ro1">
          <table:table-cell office:value-type="date" office:date-value="2022-08-30T09:24:43.086918" calcext:value-type="date">
            <text:p>2022-08-30 09:24:43</text:p>
          </table:table-cell>
          <table:table-cell table:number-columns-repeated="1023"/>
        </table:table-row>
        <table:table-row table:style-name="ro1">
          <table:table-cell office:value-type="date" office:date-value="2022-08-30T09:25:14.792053" calcext:value-type="date">
            <text:p>2022-08-30 09:25:15</text:p>
          </table:table-cell>
          <table:table-cell table:number-columns-repeated="1023"/>
        </table:table-row>
        <table:table-row table:style-name="ro1">
          <table:table-cell office:value-type="date" office:date-value="2022-08-30T09:25:45.202568" calcext:value-type="date">
            <text:p>2022-08-30 09:25:45</text:p>
          </table:table-cell>
          <table:table-cell table:number-columns-repeated="1023"/>
        </table:table-row>
        <table:table-row table:style-name="ro1">
          <table:table-cell office:value-type="date" office:date-value="2022-08-30T09:26:15.3838" calcext:value-type="date">
            <text:p>2022-08-30 09:26:15</text:p>
          </table:table-cell>
          <table:table-cell table:number-columns-repeated="1023"/>
        </table:table-row>
        <table:table-row table:style-name="ro1">
          <table:table-cell office:value-type="date" office:date-value="2022-08-30T09:26:46.69727" calcext:value-type="date">
            <text:p>2022-08-30 09:26:47</text:p>
          </table:table-cell>
          <table:table-cell table:number-columns-repeated="1023"/>
        </table:table-row>
        <table:table-row table:style-name="ro1">
          <table:table-cell office:value-type="date" office:date-value="2022-08-30T09:27:15.776596" calcext:value-type="date">
            <text:p>2022-08-30 09:27:16</text:p>
          </table:table-cell>
          <table:table-cell table:number-columns-repeated="1023"/>
        </table:table-row>
        <table:table-row table:style-name="ro1">
          <table:table-cell office:value-type="date" office:date-value="2022-08-30T09:27:47.025998" calcext:value-type="date">
            <text:p>2022-08-30 09:27:47</text:p>
          </table:table-cell>
          <table:table-cell table:number-columns-repeated="1023"/>
        </table:table-row>
        <table:table-row table:style-name="ro1">
          <table:table-cell office:value-type="date" office:date-value="2022-08-30T09:28:17.271865" calcext:value-type="date">
            <text:p>2022-08-30 09:28:17</text:p>
          </table:table-cell>
          <table:table-cell table:number-columns-repeated="1023"/>
        </table:table-row>
        <table:table-row table:style-name="ro1">
          <table:table-cell office:value-type="date" office:date-value="2022-08-30T09:28:47.990498" calcext:value-type="date">
            <text:p>2022-08-30 09:28:48</text:p>
          </table:table-cell>
          <table:table-cell table:number-columns-repeated="1023"/>
        </table:table-row>
        <table:table-row table:style-name="ro1">
          <table:table-cell office:value-type="date" office:date-value="2022-08-30T09:29:16.850811" calcext:value-type="date">
            <text:p>2022-08-30 09:29:17</text:p>
          </table:table-cell>
          <table:table-cell table:number-columns-repeated="1023"/>
        </table:table-row>
        <table:table-row table:style-name="ro1">
          <table:table-cell office:value-type="date" office:date-value="2022-08-30T09:29:49.061886" calcext:value-type="date">
            <text:p>2022-08-30 09:29:49</text:p>
          </table:table-cell>
          <table:table-cell table:number-columns-repeated="1023"/>
        </table:table-row>
        <table:table-row table:style-name="ro1">
          <table:table-cell office:value-type="date" office:date-value="2022-08-30T09:30:18.326054" calcext:value-type="date">
            <text:p>2022-08-30 09:30:18</text:p>
          </table:table-cell>
          <table:table-cell table:number-columns-repeated="1023"/>
        </table:table-row>
        <table:table-row table:style-name="ro1">
          <table:table-cell office:value-type="date" office:date-value="2022-08-30T09:30:50.421617" calcext:value-type="date">
            <text:p>2022-08-30 09:30:50</text:p>
          </table:table-cell>
          <table:table-cell table:number-columns-repeated="1023"/>
        </table:table-row>
        <table:table-row table:style-name="ro1">
          <table:table-cell office:value-type="date" office:date-value="2022-08-30T09:31:18.548592" calcext:value-type="date">
            <text:p>2022-08-30 09:31:19</text:p>
          </table:table-cell>
          <table:table-cell table:number-columns-repeated="1023"/>
        </table:table-row>
        <table:table-row table:style-name="ro1">
          <table:table-cell office:value-type="date" office:date-value="2022-08-30T09:31:48.03912" calcext:value-type="date">
            <text:p>2022-08-30 09:31:48</text:p>
          </table:table-cell>
          <table:table-cell table:number-columns-repeated="1023"/>
        </table:table-row>
        <table:table-row table:style-name="ro1">
          <table:table-cell office:value-type="date" office:date-value="2022-08-30T09:32:19.838225" calcext:value-type="date">
            <text:p>2022-08-30 09:32:20</text:p>
          </table:table-cell>
          <table:table-cell table:number-columns-repeated="1023"/>
        </table:table-row>
        <table:table-row table:style-name="ro1">
          <table:table-cell office:value-type="date" office:date-value="2022-08-30T09:32:49.570066" calcext:value-type="date">
            <text:p>2022-08-30 09:32:50</text:p>
          </table:table-cell>
          <table:table-cell table:number-columns-repeated="1023"/>
        </table:table-row>
        <table:table-row table:style-name="ro1">
          <table:table-cell office:value-type="date" office:date-value="2022-08-30T09:33:20.786013" calcext:value-type="date">
            <text:p>2022-08-30 09:33:21</text:p>
          </table:table-cell>
          <table:table-cell table:number-columns-repeated="1023"/>
        </table:table-row>
        <table:table-row table:style-name="ro1">
          <table:table-cell office:value-type="date" office:date-value="2022-08-30T09:33:50.931494" calcext:value-type="date">
            <text:p>2022-08-30 09:33:51</text:p>
          </table:table-cell>
          <table:table-cell table:number-columns-repeated="1023"/>
        </table:table-row>
        <table:table-row table:style-name="ro1">
          <table:table-cell office:value-type="date" office:date-value="2022-08-30T09:34:20.93453" calcext:value-type="date">
            <text:p>2022-08-30 09:34:21</text:p>
          </table:table-cell>
          <table:table-cell table:number-columns-repeated="1023"/>
        </table:table-row>
        <table:table-row table:style-name="ro1">
          <table:table-cell office:value-type="date" office:date-value="2022-08-30T09:34:51.585104" calcext:value-type="date">
            <text:p>2022-08-30 09:34:52</text:p>
          </table:table-cell>
          <table:table-cell table:number-columns-repeated="1023"/>
        </table:table-row>
        <table:table-row table:style-name="ro1">
          <table:table-cell office:value-type="date" office:date-value="2022-08-30T09:35:21.227421" calcext:value-type="date">
            <text:p>2022-08-30 09:35:21</text:p>
          </table:table-cell>
          <table:table-cell table:number-columns-repeated="1023"/>
        </table:table-row>
        <table:table-row table:style-name="ro1">
          <table:table-cell office:value-type="date" office:date-value="2022-08-30T09:35:52.862185" calcext:value-type="date">
            <text:p>2022-08-30 09:35:53</text:p>
          </table:table-cell>
          <table:table-cell table:number-columns-repeated="1023"/>
        </table:table-row>
        <table:table-row table:style-name="ro1">
          <table:table-cell office:value-type="date" office:date-value="2022-08-30T09:36:23.244739" calcext:value-type="date">
            <text:p>2022-08-30 09:36:23</text:p>
          </table:table-cell>
          <table:table-cell table:number-columns-repeated="1023"/>
        </table:table-row>
        <table:table-row table:style-name="ro1">
          <table:table-cell office:value-type="date" office:date-value="2022-08-30T09:36:52.691914" calcext:value-type="date">
            <text:p>2022-08-30 09:36:53</text:p>
          </table:table-cell>
          <table:table-cell table:number-columns-repeated="1023"/>
        </table:table-row>
        <table:table-row table:style-name="ro1">
          <table:table-cell office:value-type="date" office:date-value="2022-08-30T09:37:23.418" calcext:value-type="date">
            <text:p>2022-08-30 09:37:23</text:p>
          </table:table-cell>
          <table:table-cell table:number-columns-repeated="1023"/>
        </table:table-row>
        <table:table-row table:style-name="ro1">
          <table:table-cell office:value-type="date" office:date-value="2022-08-30T09:37:54.479724" calcext:value-type="date">
            <text:p>2022-08-30 09:37:54</text:p>
          </table:table-cell>
          <table:table-cell table:number-columns-repeated="1023"/>
        </table:table-row>
        <table:table-row table:style-name="ro1">
          <table:table-cell office:value-type="date" office:date-value="2022-08-30T09:38:25.397319" calcext:value-type="date">
            <text:p>2022-08-30 09:38:25</text:p>
          </table:table-cell>
          <table:table-cell table:number-columns-repeated="1023"/>
        </table:table-row>
        <table:table-row table:style-name="ro1">
          <table:table-cell office:value-type="date" office:date-value="2022-08-30T09:38:55.148215" calcext:value-type="date">
            <text:p>2022-08-30 09:38:55</text:p>
          </table:table-cell>
          <table:table-cell table:number-columns-repeated="1023"/>
        </table:table-row>
        <table:table-row table:style-name="ro1">
          <table:table-cell office:value-type="date" office:date-value="2022-08-30T09:39:25.871187" calcext:value-type="date">
            <text:p>2022-08-30 09:39:26</text:p>
          </table:table-cell>
          <table:table-cell table:number-columns-repeated="1023"/>
        </table:table-row>
        <table:table-row table:style-name="ro1">
          <table:table-cell office:value-type="date" office:date-value="2022-08-30T09:39:57.370355" calcext:value-type="date">
            <text:p>2022-08-30 09:39:57</text:p>
          </table:table-cell>
          <table:table-cell table:number-columns-repeated="1023"/>
        </table:table-row>
        <table:table-row table:style-name="ro1">
          <table:table-cell office:value-type="date" office:date-value="2022-08-30T09:40:26.26458" calcext:value-type="date">
            <text:p>2022-08-30 09:40:26</text:p>
          </table:table-cell>
          <table:table-cell table:number-columns-repeated="1023"/>
        </table:table-row>
        <table:table-row table:style-name="ro1">
          <table:table-cell office:value-type="date" office:date-value="2022-08-30T09:40:59.146644" calcext:value-type="date">
            <text:p>2022-08-30 09:40:59</text:p>
          </table:table-cell>
          <table:table-cell table:number-columns-repeated="1023"/>
        </table:table-row>
        <table:table-row table:style-name="ro1">
          <table:table-cell office:value-type="date" office:date-value="2022-08-30T09:41:29.584756" calcext:value-type="date">
            <text:p>2022-08-30 09:41:30</text:p>
          </table:table-cell>
          <table:table-cell table:number-columns-repeated="1023"/>
        </table:table-row>
        <table:table-row table:style-name="ro1">
          <table:table-cell office:value-type="date" office:date-value="2022-08-30T09:41:59.474932" calcext:value-type="date">
            <text:p>2022-08-30 09:41:59</text:p>
          </table:table-cell>
          <table:table-cell table:number-columns-repeated="1023"/>
        </table:table-row>
        <table:table-row table:style-name="ro1">
          <table:table-cell office:value-type="date" office:date-value="2022-08-30T09:42:30.905258" calcext:value-type="date">
            <text:p>2022-08-30 09:42:31</text:p>
          </table:table-cell>
          <table:table-cell table:number-columns-repeated="1023"/>
        </table:table-row>
        <table:table-row table:style-name="ro1">
          <table:table-cell office:value-type="date" office:date-value="2022-08-30T09:43:01.430302" calcext:value-type="date">
            <text:p>2022-08-30 09:43:01</text:p>
          </table:table-cell>
          <table:table-cell table:number-columns-repeated="1023"/>
        </table:table-row>
        <table:table-row table:style-name="ro1">
          <table:table-cell office:value-type="date" office:date-value="2022-08-30T09:43:32.766249" calcext:value-type="date">
            <text:p>2022-08-30 09:43:33</text:p>
          </table:table-cell>
          <table:table-cell table:number-columns-repeated="1023"/>
        </table:table-row>
        <table:table-row table:style-name="ro1">
          <table:table-cell office:value-type="date" office:date-value="2022-08-30T09:44:01.720768" calcext:value-type="date">
            <text:p>2022-08-30 09:44:02</text:p>
          </table:table-cell>
          <table:table-cell table:number-columns-repeated="1023"/>
        </table:table-row>
        <table:table-row table:style-name="ro1">
          <table:table-cell office:value-type="date" office:date-value="2022-08-30T09:44:33.039706" calcext:value-type="date">
            <text:p>2022-08-30 09:44:33</text:p>
          </table:table-cell>
          <table:table-cell table:number-columns-repeated="1023"/>
        </table:table-row>
        <table:table-row table:style-name="ro1">
          <table:table-cell office:value-type="date" office:date-value="2022-08-30T09:45:03.238109" calcext:value-type="date">
            <text:p>2022-08-30 09:45:03</text:p>
          </table:table-cell>
          <table:table-cell table:number-columns-repeated="1023"/>
        </table:table-row>
        <table:table-row table:style-name="ro1">
          <table:table-cell office:value-type="date" office:date-value="2022-08-30T09:45:33.538513" calcext:value-type="date">
            <text:p>2022-08-30 09:45:34</text:p>
          </table:table-cell>
          <table:table-cell table:number-columns-repeated="1023"/>
        </table:table-row>
        <table:table-row table:style-name="ro1">
          <table:table-cell office:value-type="date" office:date-value="2022-08-30T09:46:04.50339" calcext:value-type="date">
            <text:p>2022-08-30 09:46:05</text:p>
          </table:table-cell>
          <table:table-cell table:number-columns-repeated="1023"/>
        </table:table-row>
        <table:table-row table:style-name="ro1">
          <table:table-cell office:value-type="date" office:date-value="2022-08-30T09:46:34.984498" calcext:value-type="date">
            <text:p>2022-08-30 09:46:35</text:p>
          </table:table-cell>
          <table:table-cell table:number-columns-repeated="1023"/>
        </table:table-row>
        <table:table-row table:style-name="ro1">
          <table:table-cell office:value-type="date" office:date-value="2022-08-30T09:47:03.592864" calcext:value-type="date">
            <text:p>2022-08-30 09:47:04</text:p>
          </table:table-cell>
          <table:table-cell table:number-columns-repeated="1023"/>
        </table:table-row>
        <table:table-row table:style-name="ro1">
          <table:table-cell office:value-type="date" office:date-value="2022-08-30T09:47:35.383563" calcext:value-type="date">
            <text:p>2022-08-30 09:47:35</text:p>
          </table:table-cell>
          <table:table-cell table:number-columns-repeated="1023"/>
        </table:table-row>
        <table:table-row table:style-name="ro1">
          <table:table-cell office:value-type="date" office:date-value="2022-08-30T09:48:07.94584" calcext:value-type="date">
            <text:p>2022-08-30 09:48:08</text:p>
          </table:table-cell>
          <table:table-cell table:number-columns-repeated="1023"/>
        </table:table-row>
        <table:table-row table:style-name="ro1">
          <table:table-cell office:value-type="date" office:date-value="2022-08-30T09:48:38.91739" calcext:value-type="date">
            <text:p>2022-08-30 09:48:39</text:p>
          </table:table-cell>
          <table:table-cell table:number-columns-repeated="1023"/>
        </table:table-row>
        <table:table-row table:style-name="ro1">
          <table:table-cell office:value-type="date" office:date-value="2022-08-30T09:49:07.772868" calcext:value-type="date">
            <text:p>2022-08-30 09:49:08</text:p>
          </table:table-cell>
          <table:table-cell table:number-columns-repeated="1023"/>
        </table:table-row>
        <table:table-row table:style-name="ro1">
          <table:table-cell office:value-type="date" office:date-value="2022-08-30T09:49:38.590713" calcext:value-type="date">
            <text:p>2022-08-30 09:49:39</text:p>
          </table:table-cell>
          <table:table-cell table:number-columns-repeated="1023"/>
        </table:table-row>
        <table:table-row table:style-name="ro1">
          <table:table-cell office:value-type="date" office:date-value="2022-08-30T09:50:10.611938" calcext:value-type="date">
            <text:p>2022-08-30 09:50:11</text:p>
          </table:table-cell>
          <table:table-cell table:number-columns-repeated="1023"/>
        </table:table-row>
        <table:table-row table:style-name="ro1">
          <table:table-cell office:value-type="date" office:date-value="2022-08-30T09:50:40.001066" calcext:value-type="date">
            <text:p>2022-08-30 09:50:40</text:p>
          </table:table-cell>
          <table:table-cell table:number-columns-repeated="1023"/>
        </table:table-row>
        <table:table-row table:style-name="ro1">
          <table:table-cell office:value-type="date" office:date-value="2022-08-30T09:51:10.542288" calcext:value-type="date">
            <text:p>2022-08-30 09:51:11</text:p>
          </table:table-cell>
          <table:table-cell table:number-columns-repeated="1023"/>
        </table:table-row>
        <table:table-row table:style-name="ro1">
          <table:table-cell office:value-type="date" office:date-value="2022-08-30T09:51:42.876219" calcext:value-type="date">
            <text:p>2022-08-30 09:51:43</text:p>
          </table:table-cell>
          <table:table-cell table:number-columns-repeated="1023"/>
        </table:table-row>
        <table:table-row table:style-name="ro1">
          <table:table-cell office:value-type="date" office:date-value="2022-08-30T09:52:10.54887" calcext:value-type="date">
            <text:p>2022-08-30 09:52:11</text:p>
          </table:table-cell>
          <table:table-cell table:number-columns-repeated="1023"/>
        </table:table-row>
        <table:table-row table:style-name="ro1">
          <table:table-cell office:value-type="date" office:date-value="2022-08-30T09:52:42.902975" calcext:value-type="date">
            <text:p>2022-08-30 09:52:43</text:p>
          </table:table-cell>
          <table:table-cell table:number-columns-repeated="1023"/>
        </table:table-row>
        <table:table-row table:style-name="ro1">
          <table:table-cell office:value-type="date" office:date-value="2022-08-30T09:53:11.344109" calcext:value-type="date">
            <text:p>2022-08-30 09:53:11</text:p>
          </table:table-cell>
          <table:table-cell table:number-columns-repeated="1023"/>
        </table:table-row>
        <table:table-row table:style-name="ro1">
          <table:table-cell office:value-type="date" office:date-value="2022-08-30T09:53:44.132241" calcext:value-type="date">
            <text:p>2022-08-30 09:53:44</text:p>
          </table:table-cell>
          <table:table-cell table:number-columns-repeated="1023"/>
        </table:table-row>
        <table:table-row table:style-name="ro1">
          <table:table-cell office:value-type="date" office:date-value="2022-08-30T09:54:12.815085" calcext:value-type="date">
            <text:p>2022-08-30 09:54:13</text:p>
          </table:table-cell>
          <table:table-cell table:number-columns-repeated="1023"/>
        </table:table-row>
        <table:table-row table:style-name="ro1">
          <table:table-cell office:value-type="date" office:date-value="2022-08-30T09:54:44.246315" calcext:value-type="date">
            <text:p>2022-08-30 09:54:44</text:p>
          </table:table-cell>
          <table:table-cell table:number-columns-repeated="1023"/>
        </table:table-row>
        <table:table-row table:style-name="ro1">
          <table:table-cell office:value-type="date" office:date-value="2022-08-30T09:55:15.167924" calcext:value-type="date">
            <text:p>2022-08-30 09:55:15</text:p>
          </table:table-cell>
          <table:table-cell table:number-columns-repeated="1023"/>
        </table:table-row>
        <table:table-row table:style-name="ro1">
          <table:table-cell office:value-type="date" office:date-value="2022-08-30T09:55:45.374395" calcext:value-type="date">
            <text:p>2022-08-30 09:55:45</text:p>
          </table:table-cell>
          <table:table-cell table:number-columns-repeated="1023"/>
        </table:table-row>
        <table:table-row table:style-name="ro1">
          <table:table-cell office:value-type="date" office:date-value="2022-08-30T09:56:15.742154" calcext:value-type="date">
            <text:p>2022-08-30 09:56:16</text:p>
          </table:table-cell>
          <table:table-cell table:number-columns-repeated="1023"/>
        </table:table-row>
        <table:table-row table:style-name="ro1">
          <table:table-cell office:value-type="date" office:date-value="2022-08-30T09:56:45.221648" calcext:value-type="date">
            <text:p>2022-08-30 09:56:45</text:p>
          </table:table-cell>
          <table:table-cell table:number-columns-repeated="1023"/>
        </table:table-row>
        <table:table-row table:style-name="ro1">
          <table:table-cell office:value-type="date" office:date-value="2022-08-30T09:57:16.749583" calcext:value-type="date">
            <text:p>2022-08-30 09:57:17</text:p>
          </table:table-cell>
          <table:table-cell table:number-columns-repeated="1023"/>
        </table:table-row>
        <table:table-row table:style-name="ro1">
          <table:table-cell office:value-type="date" office:date-value="2022-08-30T09:57:47.466125" calcext:value-type="date">
            <text:p>2022-08-30 09:57:47</text:p>
          </table:table-cell>
          <table:table-cell table:number-columns-repeated="1023"/>
        </table:table-row>
        <table:table-row table:style-name="ro1">
          <table:table-cell office:value-type="date" office:date-value="2022-08-30T09:58:17.432752" calcext:value-type="date">
            <text:p>2022-08-30 09:58:17</text:p>
          </table:table-cell>
          <table:table-cell table:number-columns-repeated="1023"/>
        </table:table-row>
        <table:table-row table:style-name="ro1">
          <table:table-cell office:value-type="date" office:date-value="2022-08-30T09:58:50.067174" calcext:value-type="date">
            <text:p>2022-08-30 09:58:50</text:p>
          </table:table-cell>
          <table:table-cell table:number-columns-repeated="1023"/>
        </table:table-row>
        <table:table-row table:style-name="ro1">
          <table:table-cell office:value-type="date" office:date-value="2022-08-30T09:59:19.636311" calcext:value-type="date">
            <text:p>2022-08-30 09:59:20</text:p>
          </table:table-cell>
          <table:table-cell table:number-columns-repeated="1023"/>
        </table:table-row>
        <table:table-row table:style-name="ro1">
          <table:table-cell office:value-type="date" office:date-value="2022-08-30T09:59:48.917935" calcext:value-type="date">
            <text:p>2022-08-30 09:59:49</text:p>
          </table:table-cell>
          <table:table-cell table:number-columns-repeated="1023"/>
        </table:table-row>
        <table:table-row table:style-name="ro1">
          <table:table-cell office:value-type="date" office:date-value="2022-08-30T10:00:20.332104" calcext:value-type="date">
            <text:p>2022-08-30 10:00:20</text:p>
          </table:table-cell>
          <table:table-cell table:number-columns-repeated="1023"/>
        </table:table-row>
        <table:table-row table:style-name="ro1">
          <table:table-cell office:value-type="date" office:date-value="2022-08-30T10:00:50.299669" calcext:value-type="date">
            <text:p>2022-08-30 10:00:50</text:p>
          </table:table-cell>
          <table:table-cell table:number-columns-repeated="1023"/>
        </table:table-row>
        <table:table-row table:style-name="ro1">
          <table:table-cell office:value-type="date" office:date-value="2022-08-30T10:01:22.056342" calcext:value-type="date">
            <text:p>2022-08-30 10:01:22</text:p>
          </table:table-cell>
          <table:table-cell table:number-columns-repeated="1023"/>
        </table:table-row>
        <table:table-row table:style-name="ro1">
          <table:table-cell office:value-type="date" office:date-value="2022-08-30T10:01:52.474992" calcext:value-type="date">
            <text:p>2022-08-30 10:01:52</text:p>
          </table:table-cell>
          <table:table-cell table:number-columns-repeated="1023"/>
        </table:table-row>
        <table:table-row table:style-name="ro1">
          <table:table-cell office:value-type="date" office:date-value="2022-08-30T10:02:24.165654" calcext:value-type="date">
            <text:p>2022-08-30 10:02:24</text:p>
          </table:table-cell>
          <table:table-cell table:number-columns-repeated="1023"/>
        </table:table-row>
        <table:table-row table:style-name="ro1">
          <table:table-cell office:value-type="date" office:date-value="2022-08-30T10:02:54.805335" calcext:value-type="date">
            <text:p>2022-08-30 10:02:55</text:p>
          </table:table-cell>
          <table:table-cell table:number-columns-repeated="1023"/>
        </table:table-row>
        <table:table-row table:style-name="ro1">
          <table:table-cell office:value-type="date" office:date-value="2022-08-30T10:03:23.320988" calcext:value-type="date">
            <text:p>2022-08-30 10:03:23</text:p>
          </table:table-cell>
          <table:table-cell table:number-columns-repeated="1023"/>
        </table:table-row>
        <table:table-row table:style-name="ro1">
          <table:table-cell office:value-type="date" office:date-value="2022-08-30T10:03:56.309901" calcext:value-type="date">
            <text:p>2022-08-30 10:03:56</text:p>
          </table:table-cell>
          <table:table-cell table:number-columns-repeated="1023"/>
        </table:table-row>
        <table:table-row table:style-name="ro1">
          <table:table-cell office:value-type="date" office:date-value="2022-08-30T10:04:24.56294" calcext:value-type="date">
            <text:p>2022-08-30 10:04:25</text:p>
          </table:table-cell>
          <table:table-cell table:number-columns-repeated="1023"/>
        </table:table-row>
        <table:table-row table:style-name="ro1">
          <table:table-cell office:value-type="date" office:date-value="2022-08-30T10:04:55.11756" calcext:value-type="date">
            <text:p>2022-08-30 10:04:55</text:p>
          </table:table-cell>
          <table:table-cell table:number-columns-repeated="1023"/>
        </table:table-row>
        <table:table-row table:style-name="ro1">
          <table:table-cell office:value-type="date" office:date-value="2022-08-30T10:05:26.772498" calcext:value-type="date">
            <text:p>2022-08-30 10:05:27</text:p>
          </table:table-cell>
          <table:table-cell table:number-columns-repeated="1023"/>
        </table:table-row>
        <table:table-row table:style-name="ro1">
          <table:table-cell office:value-type="date" office:date-value="2022-08-30T10:05:57.114192" calcext:value-type="date">
            <text:p>2022-08-30 10:05:57</text:p>
          </table:table-cell>
          <table:table-cell table:number-columns-repeated="1023"/>
        </table:table-row>
        <table:table-row table:style-name="ro1">
          <table:table-cell office:value-type="date" office:date-value="2022-08-30T10:06:26.487513" calcext:value-type="date">
            <text:p>2022-08-30 10:06:26</text:p>
          </table:table-cell>
          <table:table-cell table:number-columns-repeated="1023"/>
        </table:table-row>
        <table:table-row table:style-name="ro1">
          <table:table-cell office:value-type="date" office:date-value="2022-08-30T10:06:56.436468" calcext:value-type="date">
            <text:p>2022-08-30 10:06:56</text:p>
          </table:table-cell>
          <table:table-cell table:number-columns-repeated="1023"/>
        </table:table-row>
        <table:table-row table:style-name="ro1">
          <table:table-cell office:value-type="date" office:date-value="2022-08-30T10:07:29.01963" calcext:value-type="date">
            <text:p>2022-08-30 10:07:29</text:p>
          </table:table-cell>
          <table:table-cell table:number-columns-repeated="1023"/>
        </table:table-row>
        <table:table-row table:style-name="ro1">
          <table:table-cell office:value-type="date" office:date-value="2022-08-30T10:07:58.050218" calcext:value-type="date">
            <text:p>2022-08-30 10:07:58</text:p>
          </table:table-cell>
          <table:table-cell table:number-columns-repeated="1023"/>
        </table:table-row>
        <table:table-row table:style-name="ro1">
          <table:table-cell office:value-type="date" office:date-value="2022-08-30T10:08:29.054643" calcext:value-type="date">
            <text:p>2022-08-30 10:08:29</text:p>
          </table:table-cell>
          <table:table-cell table:number-columns-repeated="1023"/>
        </table:table-row>
        <table:table-row table:style-name="ro1">
          <table:table-cell office:value-type="date" office:date-value="2022-08-30T10:09:01.130256" calcext:value-type="date">
            <text:p>2022-08-30 10:09:01</text:p>
          </table:table-cell>
          <table:table-cell table:number-columns-repeated="1023"/>
        </table:table-row>
        <table:table-row table:style-name="ro1">
          <table:table-cell office:value-type="date" office:date-value="2022-08-30T10:09:28.759029" calcext:value-type="date">
            <text:p>2022-08-30 10:09:29</text:p>
          </table:table-cell>
          <table:table-cell table:number-columns-repeated="1023"/>
        </table:table-row>
        <table:table-row table:style-name="ro1">
          <table:table-cell office:value-type="date" office:date-value="2022-08-30T10:09:59.416331" calcext:value-type="date">
            <text:p>2022-08-30 10:09:59</text:p>
          </table:table-cell>
          <table:table-cell table:number-columns-repeated="1023"/>
        </table:table-row>
        <table:table-row table:style-name="ro1">
          <table:table-cell office:value-type="date" office:date-value="2022-08-30T10:10:30.962445" calcext:value-type="date">
            <text:p>2022-08-30 10:10:31</text:p>
          </table:table-cell>
          <table:table-cell table:number-columns-repeated="1023"/>
        </table:table-row>
        <table:table-row table:style-name="ro1">
          <table:table-cell office:value-type="date" office:date-value="2022-08-30T10:11:00.586766" calcext:value-type="date">
            <text:p>2022-08-30 10:11:01</text:p>
          </table:table-cell>
          <table:table-cell table:number-columns-repeated="1023"/>
        </table:table-row>
        <table:table-row table:style-name="ro1">
          <table:table-cell office:value-type="date" office:date-value="2022-08-30T10:11:32.566908" calcext:value-type="date">
            <text:p>2022-08-30 10:11:33</text:p>
          </table:table-cell>
          <table:table-cell table:number-columns-repeated="1023"/>
        </table:table-row>
        <table:table-row table:style-name="ro1">
          <table:table-cell office:value-type="date" office:date-value="2022-08-30T10:12:02.540761" calcext:value-type="date">
            <text:p>2022-08-30 10:12:03</text:p>
          </table:table-cell>
          <table:table-cell table:number-columns-repeated="1023"/>
        </table:table-row>
        <table:table-row table:style-name="ro1">
          <table:table-cell office:value-type="date" office:date-value="2022-08-30T10:12:32.833868" calcext:value-type="date">
            <text:p>2022-08-30 10:12:33</text:p>
          </table:table-cell>
          <table:table-cell table:number-columns-repeated="1023"/>
        </table:table-row>
        <table:table-row table:style-name="ro1">
          <table:table-cell office:value-type="date" office:date-value="2022-08-30T10:13:03.722289" calcext:value-type="date">
            <text:p>2022-08-30 10:13:04</text:p>
          </table:table-cell>
          <table:table-cell table:number-columns-repeated="1023"/>
        </table:table-row>
        <table:table-row table:style-name="ro1">
          <table:table-cell office:value-type="date" office:date-value="2022-08-30T10:13:35.924356" calcext:value-type="date">
            <text:p>2022-08-30 10:13:36</text:p>
          </table:table-cell>
          <table:table-cell table:number-columns-repeated="1023"/>
        </table:table-row>
        <table:table-row table:style-name="ro1">
          <table:table-cell office:value-type="date" office:date-value="2022-08-30T10:14:06.657708" calcext:value-type="date">
            <text:p>2022-08-30 10:14:07</text:p>
          </table:table-cell>
          <table:table-cell table:number-columns-repeated="1023"/>
        </table:table-row>
        <table:table-row table:style-name="ro1">
          <table:table-cell office:value-type="date" office:date-value="2022-08-30T10:14:37.353506" calcext:value-type="date">
            <text:p>2022-08-30 10:14:37</text:p>
          </table:table-cell>
          <table:table-cell table:number-columns-repeated="1023"/>
        </table:table-row>
        <table:table-row table:style-name="ro1">
          <table:table-cell office:value-type="date" office:date-value="2022-08-30T10:15:07.740842" calcext:value-type="date">
            <text:p>2022-08-30 10:1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0:15:40.796327" calcext:value-type="date">
            <text:p>2022-08-30 10:15:41</text:p>
          </table:table-cell>
          <table:table-cell table:number-columns-repeated="1023"/>
        </table:table-row>
        <table:table-row table:style-name="ro1">
          <table:table-cell office:value-type="date" office:date-value="2022-08-30T10:16:06.931632" calcext:value-type="date">
            <text:p>2022-08-30 10:16:07</text:p>
          </table:table-cell>
          <table:table-cell table:number-columns-repeated="1023"/>
        </table:table-row>
        <table:table-row table:style-name="ro1">
          <table:table-cell office:value-type="date" office:date-value="2022-08-30T10:16:37.107595" calcext:value-type="date">
            <text:p>2022-08-30 10:16:37</text:p>
          </table:table-cell>
          <table:table-cell table:number-columns-repeated="1023"/>
        </table:table-row>
        <table:table-row table:style-name="ro1">
          <table:table-cell office:value-type="date" office:date-value="2022-08-30T10:17:06.690943" calcext:value-type="date">
            <text:p>2022-08-30 10:17:07</text:p>
          </table:table-cell>
          <table:table-cell table:number-columns-repeated="1023"/>
        </table:table-row>
        <table:table-row table:style-name="ro1">
          <table:table-cell office:value-type="date" office:date-value="2022-08-30T10:17:38.462841" calcext:value-type="date">
            <text:p>2022-08-30 10:17:38</text:p>
          </table:table-cell>
          <table:table-cell table:number-columns-repeated="1023"/>
        </table:table-row>
        <table:table-row table:style-name="ro1">
          <table:table-cell office:value-type="date" office:date-value="2022-08-30T10:18:08.373363" calcext:value-type="date">
            <text:p>2022-08-30 10:18:08</text:p>
          </table:table-cell>
          <table:table-cell table:number-columns-repeated="1023"/>
        </table:table-row>
        <table:table-row table:style-name="ro1">
          <table:table-cell office:value-type="date" office:date-value="2022-08-30T10:18:40.497156" calcext:value-type="date">
            <text:p>2022-08-30 10:18:40</text:p>
          </table:table-cell>
          <table:table-cell table:number-columns-repeated="1023"/>
        </table:table-row>
        <table:table-row table:style-name="ro1">
          <table:table-cell office:value-type="date" office:date-value="2022-08-30T10:19:12.472858" calcext:value-type="date">
            <text:p>2022-08-30 10:19:12</text:p>
          </table:table-cell>
          <table:table-cell table:number-columns-repeated="1023"/>
        </table:table-row>
        <table:table-row table:style-name="ro1">
          <table:table-cell office:value-type="date" office:date-value="2022-08-30T10:19:41.45149" calcext:value-type="date">
            <text:p>2022-08-30 10:19:41</text:p>
          </table:table-cell>
          <table:table-cell table:number-columns-repeated="1023"/>
        </table:table-row>
        <table:table-row table:style-name="ro1">
          <table:table-cell office:value-type="date" office:date-value="2022-08-30T10:20:11.652458" calcext:value-type="date">
            <text:p>2022-08-30 10:20:12</text:p>
          </table:table-cell>
          <table:table-cell table:number-columns-repeated="1023"/>
        </table:table-row>
        <table:table-row table:style-name="ro1">
          <table:table-cell office:value-type="date" office:date-value="2022-08-30T10:20:42.05303" calcext:value-type="date">
            <text:p>2022-08-30 10:20:42</text:p>
          </table:table-cell>
          <table:table-cell table:number-columns-repeated="1023"/>
        </table:table-row>
        <table:table-row table:style-name="ro1">
          <table:table-cell office:value-type="date" office:date-value="2022-08-30T10:21:12.284217" calcext:value-type="date">
            <text:p>2022-08-30 10:21:12</text:p>
          </table:table-cell>
          <table:table-cell table:number-columns-repeated="1023"/>
        </table:table-row>
        <table:table-row table:style-name="ro1">
          <table:table-cell office:value-type="date" office:date-value="2022-08-30T10:21:41.831296" calcext:value-type="date">
            <text:p>2022-08-30 10:21:42</text:p>
          </table:table-cell>
          <table:table-cell table:number-columns-repeated="1023"/>
        </table:table-row>
        <table:table-row table:style-name="ro1">
          <table:table-cell office:value-type="date" office:date-value="2022-08-30T10:22:11.955961" calcext:value-type="date">
            <text:p>2022-08-30 10:22:12</text:p>
          </table:table-cell>
          <table:table-cell table:number-columns-repeated="1023"/>
        </table:table-row>
        <table:table-row table:style-name="ro1">
          <table:table-cell office:value-type="date" office:date-value="2022-08-30T10:22:43.935187" calcext:value-type="date">
            <text:p>2022-08-30 10:22:44</text:p>
          </table:table-cell>
          <table:table-cell table:number-columns-repeated="1023"/>
        </table:table-row>
        <table:table-row table:style-name="ro1">
          <table:table-cell office:value-type="date" office:date-value="2022-08-30T10:23:13.793047" calcext:value-type="date">
            <text:p>2022-08-30 10:23:14</text:p>
          </table:table-cell>
          <table:table-cell table:number-columns-repeated="1023"/>
        </table:table-row>
        <table:table-row table:style-name="ro1">
          <table:table-cell office:value-type="date" office:date-value="2022-08-30T10:23:45.721091" calcext:value-type="date">
            <text:p>2022-08-30 10:23:46</text:p>
          </table:table-cell>
          <table:table-cell table:number-columns-repeated="1023"/>
        </table:table-row>
        <table:table-row table:style-name="ro1">
          <table:table-cell office:value-type="date" office:date-value="2022-08-30T10:24:17.336728" calcext:value-type="date">
            <text:p>2022-08-30 10:24:17</text:p>
          </table:table-cell>
          <table:table-cell table:number-columns-repeated="1023"/>
        </table:table-row>
        <table:table-row table:style-name="ro1">
          <table:table-cell office:value-type="date" office:date-value="2022-08-30T10:24:46.32707" calcext:value-type="date">
            <text:p>2022-08-30 10:24:46</text:p>
          </table:table-cell>
          <table:table-cell table:number-columns-repeated="1023"/>
        </table:table-row>
        <table:table-row table:style-name="ro1">
          <table:table-cell office:value-type="date" office:date-value="2022-08-30T10:25:17.749107" calcext:value-type="date">
            <text:p>2022-08-30 10:25:18</text:p>
          </table:table-cell>
          <table:table-cell table:number-columns-repeated="1023"/>
        </table:table-row>
        <table:table-row table:style-name="ro1">
          <table:table-cell office:value-type="date" office:date-value="2022-08-30T10:25:47.972419" calcext:value-type="date">
            <text:p>2022-08-30 10:25:48</text:p>
          </table:table-cell>
          <table:table-cell table:number-columns-repeated="1023"/>
        </table:table-row>
        <table:table-row table:style-name="ro1">
          <table:table-cell office:value-type="date" office:date-value="2022-08-30T10:26:18.175161" calcext:value-type="date">
            <text:p>2022-08-30 10:26:18</text:p>
          </table:table-cell>
          <table:table-cell table:number-columns-repeated="1023"/>
        </table:table-row>
        <table:table-row table:style-name="ro1">
          <table:table-cell office:value-type="date" office:date-value="2022-08-30T10:26:47.77035" calcext:value-type="date">
            <text:p>2022-08-30 10:26:48</text:p>
          </table:table-cell>
          <table:table-cell table:number-columns-repeated="1023"/>
        </table:table-row>
        <table:table-row table:style-name="ro1">
          <table:table-cell office:value-type="date" office:date-value="2022-08-30T10:27:18.224486" calcext:value-type="date">
            <text:p>2022-08-30 10:27:18</text:p>
          </table:table-cell>
          <table:table-cell table:number-columns-repeated="1023"/>
        </table:table-row>
        <table:table-row table:style-name="ro1">
          <table:table-cell office:value-type="date" office:date-value="2022-08-30T10:27:49.903414" calcext:value-type="date">
            <text:p>2022-08-30 10:27:50</text:p>
          </table:table-cell>
          <table:table-cell table:number-columns-repeated="1023"/>
        </table:table-row>
        <table:table-row table:style-name="ro1">
          <table:table-cell office:value-type="date" office:date-value="2022-08-30T10:28:19.706915" calcext:value-type="date">
            <text:p>2022-08-30 10:28:20</text:p>
          </table:table-cell>
          <table:table-cell table:number-columns-repeated="1023"/>
        </table:table-row>
        <table:table-row table:style-name="ro1">
          <table:table-cell office:value-type="date" office:date-value="2022-08-30T10:28:51.148434" calcext:value-type="date">
            <text:p>2022-08-30 10:28:51</text:p>
          </table:table-cell>
          <table:table-cell table:number-columns-repeated="1023"/>
        </table:table-row>
        <table:table-row table:style-name="ro1">
          <table:table-cell office:value-type="date" office:date-value="2022-08-30T10:29:21.291722" calcext:value-type="date">
            <text:p>2022-08-30 10:29:21</text:p>
          </table:table-cell>
          <table:table-cell table:number-columns-repeated="1023"/>
        </table:table-row>
        <table:table-row table:style-name="ro1">
          <table:table-cell office:value-type="date" office:date-value="2022-08-30T10:29:50.47191" calcext:value-type="date">
            <text:p>2022-08-30 10:29:50</text:p>
          </table:table-cell>
          <table:table-cell table:number-columns-repeated="1023"/>
        </table:table-row>
        <table:table-row table:style-name="ro1">
          <table:table-cell office:value-type="date" office:date-value="2022-08-30T10:30:21.380245" calcext:value-type="date">
            <text:p>2022-08-30 10:30:21</text:p>
          </table:table-cell>
          <table:table-cell table:number-columns-repeated="1023"/>
        </table:table-row>
        <table:table-row table:style-name="ro1">
          <table:table-cell office:value-type="date" office:date-value="2022-08-30T10:30:51.554625" calcext:value-type="date">
            <text:p>2022-08-30 10:30:52</text:p>
          </table:table-cell>
          <table:table-cell table:number-columns-repeated="1023"/>
        </table:table-row>
        <table:table-row table:style-name="ro1">
          <table:table-cell office:value-type="date" office:date-value="2022-08-30T10:31:22.23117" calcext:value-type="date">
            <text:p>2022-08-30 10:31:22</text:p>
          </table:table-cell>
          <table:table-cell table:number-columns-repeated="1023"/>
        </table:table-row>
        <table:table-row table:style-name="ro1">
          <table:table-cell office:value-type="date" office:date-value="2022-08-30T10:31:53.457832" calcext:value-type="date">
            <text:p>2022-08-30 10:31:53</text:p>
          </table:table-cell>
          <table:table-cell table:number-columns-repeated="1023"/>
        </table:table-row>
        <table:table-row table:style-name="ro1">
          <table:table-cell office:value-type="date" office:date-value="2022-08-30T10:32:22.363152" calcext:value-type="date">
            <text:p>2022-08-30 10:32:22</text:p>
          </table:table-cell>
          <table:table-cell table:number-columns-repeated="1023"/>
        </table:table-row>
        <table:table-row table:style-name="ro1">
          <table:table-cell office:value-type="date" office:date-value="2022-08-30T10:32:55.195335" calcext:value-type="date">
            <text:p>2022-08-30 10:32:55</text:p>
          </table:table-cell>
          <table:table-cell table:number-columns-repeated="1023"/>
        </table:table-row>
        <table:table-row table:style-name="ro1">
          <table:table-cell office:value-type="date" office:date-value="2022-08-30T10:33:25.54229" calcext:value-type="date">
            <text:p>2022-08-30 10:33:26</text:p>
          </table:table-cell>
          <table:table-cell table:number-columns-repeated="1023"/>
        </table:table-row>
        <table:table-row table:style-name="ro1">
          <table:table-cell office:value-type="date" office:date-value="2022-08-30T10:33:56.108908" calcext:value-type="date">
            <text:p>2022-08-30 10:33:56</text:p>
          </table:table-cell>
          <table:table-cell table:number-columns-repeated="1023"/>
        </table:table-row>
        <table:table-row table:style-name="ro1">
          <table:table-cell office:value-type="date" office:date-value="2022-08-30T10:34:26.909634" calcext:value-type="date">
            <text:p>2022-08-30 10:34:27</text:p>
          </table:table-cell>
          <table:table-cell table:number-columns-repeated="1023"/>
        </table:table-row>
        <table:table-row table:style-name="ro1">
          <table:table-cell office:value-type="date" office:date-value="2022-08-30T10:34:56.467669" calcext:value-type="date">
            <text:p>2022-08-30 10:34:56</text:p>
          </table:table-cell>
          <table:table-cell table:number-columns-repeated="1023"/>
        </table:table-row>
        <table:table-row table:style-name="ro1">
          <table:table-cell office:value-type="date" office:date-value="2022-08-30T10:35:28.178581" calcext:value-type="date">
            <text:p>2022-08-30 10:35:28</text:p>
          </table:table-cell>
          <table:table-cell table:number-columns-repeated="1023"/>
        </table:table-row>
        <table:table-row table:style-name="ro1">
          <table:table-cell office:value-type="date" office:date-value="2022-08-30T10:35:58.27428" calcext:value-type="date">
            <text:p>2022-08-30 10:35:58</text:p>
          </table:table-cell>
          <table:table-cell table:number-columns-repeated="1023"/>
        </table:table-row>
        <table:table-row table:style-name="ro1">
          <table:table-cell office:value-type="date" office:date-value="2022-08-30T10:36:28.44487" calcext:value-type="date">
            <text:p>2022-08-30 10:36:28</text:p>
          </table:table-cell>
          <table:table-cell table:number-columns-repeated="1023"/>
        </table:table-row>
        <table:table-row table:style-name="ro1">
          <table:table-cell office:value-type="date" office:date-value="2022-08-30T10:36:58.647863" calcext:value-type="date">
            <text:p>2022-08-30 10:36:59</text:p>
          </table:table-cell>
          <table:table-cell table:number-columns-repeated="1023"/>
        </table:table-row>
        <table:table-row table:style-name="ro1">
          <table:table-cell office:value-type="date" office:date-value="2022-08-30T10:37:29.383733" calcext:value-type="date">
            <text:p>2022-08-30 10:37:29</text:p>
          </table:table-cell>
          <table:table-cell table:number-columns-repeated="1023"/>
        </table:table-row>
        <table:table-row table:style-name="ro1">
          <table:table-cell office:value-type="date" office:date-value="2022-08-30T10:37:59.512356" calcext:value-type="date">
            <text:p>2022-08-30 10:38:00</text:p>
          </table:table-cell>
          <table:table-cell table:number-columns-repeated="1023"/>
        </table:table-row>
        <table:table-row table:style-name="ro1">
          <table:table-cell office:value-type="date" office:date-value="2022-08-30T10:38:30.772374" calcext:value-type="date">
            <text:p>2022-08-30 10:38:31</text:p>
          </table:table-cell>
          <table:table-cell table:number-columns-repeated="1023"/>
        </table:table-row>
        <table:table-row table:style-name="ro1">
          <table:table-cell office:value-type="date" office:date-value="2022-08-30T10:38:59.087285" calcext:value-type="date">
            <text:p>2022-08-30 10:38:59</text:p>
          </table:table-cell>
          <table:table-cell table:number-columns-repeated="1023"/>
        </table:table-row>
        <table:table-row table:style-name="ro1">
          <table:table-cell office:value-type="date" office:date-value="2022-08-30T10:39:33.06059" calcext:value-type="date">
            <text:p>2022-08-30 10:39: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0:40:07.82429" calcext:value-type="date">
            <text:p>2022-08-30 10:40: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0:40:32.630506" calcext:value-type="date">
            <text:p>2022-08-30 10:40:33</text:p>
          </table:table-cell>
          <table:table-cell table:number-columns-repeated="1023"/>
        </table:table-row>
        <table:table-row table:style-name="ro1">
          <table:table-cell office:value-type="date" office:date-value="2022-08-30T10:41:03.327048" calcext:value-type="date">
            <text:p>2022-08-30 10:41:03</text:p>
          </table:table-cell>
          <table:table-cell table:number-columns-repeated="1023"/>
        </table:table-row>
        <table:table-row table:style-name="ro1">
          <table:table-cell office:value-type="date" office:date-value="2022-08-30T10:41:32.915094" calcext:value-type="date">
            <text:p>2022-08-30 10:41:33</text:p>
          </table:table-cell>
          <table:table-cell table:number-columns-repeated="1023"/>
        </table:table-row>
        <table:table-row table:style-name="ro1">
          <table:table-cell office:value-type="date" office:date-value="2022-08-30T10:42:03.687366" calcext:value-type="date">
            <text:p>2022-08-30 10:42:04</text:p>
          </table:table-cell>
          <table:table-cell table:number-columns-repeated="1023"/>
        </table:table-row>
        <table:table-row table:style-name="ro1">
          <table:table-cell office:value-type="date" office:date-value="2022-08-30T10:42:34.173141" calcext:value-type="date">
            <text:p>2022-08-30 10:42:34</text:p>
          </table:table-cell>
          <table:table-cell table:number-columns-repeated="1023"/>
        </table:table-row>
        <table:table-row table:style-name="ro1">
          <table:table-cell office:value-type="date" office:date-value="2022-08-30T10:43:05.316981" calcext:value-type="date">
            <text:p>2022-08-30 10:43:05</text:p>
          </table:table-cell>
          <table:table-cell table:number-columns-repeated="1023"/>
        </table:table-row>
        <table:table-row table:style-name="ro1">
          <table:table-cell office:value-type="date" office:date-value="2022-08-30T10:43:35.318576" calcext:value-type="date">
            <text:p>2022-08-30 10:43:35</text:p>
          </table:table-cell>
          <table:table-cell table:number-columns-repeated="1023"/>
        </table:table-row>
        <table:table-row table:style-name="ro1">
          <table:table-cell office:value-type="date" office:date-value="2022-08-30T10:44:04.734344" calcext:value-type="date">
            <text:p>2022-08-30 10:44:05</text:p>
          </table:table-cell>
          <table:table-cell table:number-columns-repeated="1023"/>
        </table:table-row>
        <table:table-row table:style-name="ro1">
          <table:table-cell office:value-type="date" office:date-value="2022-08-30T10:44:37.191117" calcext:value-type="date">
            <text:p>2022-08-30 10:44:37</text:p>
          </table:table-cell>
          <table:table-cell table:number-columns-repeated="1023"/>
        </table:table-row>
        <table:table-row table:style-name="ro1">
          <table:table-cell office:value-type="date" office:date-value="2022-08-30T10:45:08.634363" calcext:value-type="date">
            <text:p>2022-08-30 10:45:09</text:p>
          </table:table-cell>
          <table:table-cell table:number-columns-repeated="1023"/>
        </table:table-row>
        <table:table-row table:style-name="ro1">
          <table:table-cell office:value-type="date" office:date-value="2022-08-30T10:45:37.55307" calcext:value-type="date">
            <text:p>2022-08-30 10:45:38</text:p>
          </table:table-cell>
          <table:table-cell table:number-columns-repeated="1023"/>
        </table:table-row>
        <table:table-row table:style-name="ro1">
          <table:table-cell office:value-type="date" office:date-value="2022-08-30T10:46:07.225078" calcext:value-type="date">
            <text:p>2022-08-30 10:46:07</text:p>
          </table:table-cell>
          <table:table-cell table:number-columns-repeated="1023"/>
        </table:table-row>
        <table:table-row table:style-name="ro1">
          <table:table-cell office:value-type="date" office:date-value="2022-08-30T10:46:38.296893" calcext:value-type="date">
            <text:p>2022-08-30 10:46:38</text:p>
          </table:table-cell>
          <table:table-cell table:number-columns-repeated="1023"/>
        </table:table-row>
        <table:table-row table:style-name="ro1">
          <table:table-cell office:value-type="date" office:date-value="2022-08-30T10:47:07.168574" calcext:value-type="date">
            <text:p>2022-08-30 10:47:07</text:p>
          </table:table-cell>
          <table:table-cell table:number-columns-repeated="1023"/>
        </table:table-row>
        <table:table-row table:style-name="ro1">
          <table:table-cell office:value-type="date" office:date-value="2022-08-30T10:47:38.890904" calcext:value-type="date">
            <text:p>2022-08-30 10:47:39</text:p>
          </table:table-cell>
          <table:table-cell table:number-columns-repeated="1023"/>
        </table:table-row>
        <table:table-row table:style-name="ro1">
          <table:table-cell office:value-type="date" office:date-value="2022-08-30T10:48:09.472576" calcext:value-type="date">
            <text:p>2022-08-30 10:48:09</text:p>
          </table:table-cell>
          <table:table-cell table:number-columns-repeated="1023"/>
        </table:table-row>
        <table:table-row table:style-name="ro1">
          <table:table-cell office:value-type="date" office:date-value="2022-08-30T10:48:40.008809" calcext:value-type="date">
            <text:p>2022-08-30 10:48:40</text:p>
          </table:table-cell>
          <table:table-cell table:number-columns-repeated="1023"/>
        </table:table-row>
        <table:table-row table:style-name="ro1">
          <table:table-cell office:value-type="date" office:date-value="2022-08-30T10:49:11.693258" calcext:value-type="date">
            <text:p>2022-08-30 10:49:12</text:p>
          </table:table-cell>
          <table:table-cell table:number-columns-repeated="1023"/>
        </table:table-row>
        <table:table-row table:style-name="ro1">
          <table:table-cell office:value-type="date" office:date-value="2022-08-30T10:49:42.051386" calcext:value-type="date">
            <text:p>2022-08-30 10:49:42</text:p>
          </table:table-cell>
          <table:table-cell table:number-columns-repeated="1023"/>
        </table:table-row>
        <table:table-row table:style-name="ro1">
          <table:table-cell office:value-type="date" office:date-value="2022-08-30T10:50:11.533578" calcext:value-type="date">
            <text:p>2022-08-30 10:50:12</text:p>
          </table:table-cell>
          <table:table-cell table:number-columns-repeated="1023"/>
        </table:table-row>
        <table:table-row table:style-name="ro1">
          <table:table-cell office:value-type="date" office:date-value="2022-08-30T10:50:43.579221" calcext:value-type="date">
            <text:p>2022-08-30 10:50:44</text:p>
          </table:table-cell>
          <table:table-cell table:number-columns-repeated="1023"/>
        </table:table-row>
        <table:table-row table:style-name="ro1">
          <table:table-cell office:value-type="date" office:date-value="2022-08-30T10:51:12.580428" calcext:value-type="date">
            <text:p>2022-08-30 10:51:13</text:p>
          </table:table-cell>
          <table:table-cell table:number-columns-repeated="1023"/>
        </table:table-row>
        <table:table-row table:style-name="ro1">
          <table:table-cell office:value-type="date" office:date-value="2022-08-30T10:51:43.459007" calcext:value-type="date">
            <text:p>2022-08-30 10:51:43</text:p>
          </table:table-cell>
          <table:table-cell table:number-columns-repeated="1023"/>
        </table:table-row>
        <table:table-row table:style-name="ro1">
          <table:table-cell office:value-type="date" office:date-value="2022-08-30T10:52:14.346164" calcext:value-type="date">
            <text:p>2022-08-30 10:52:14</text:p>
          </table:table-cell>
          <table:table-cell table:number-columns-repeated="1023"/>
        </table:table-row>
        <table:table-row table:style-name="ro1">
          <table:table-cell office:value-type="date" office:date-value="2022-08-30T10:52:45.721699" calcext:value-type="date">
            <text:p>2022-08-30 10:52:46</text:p>
          </table:table-cell>
          <table:table-cell table:number-columns-repeated="1023"/>
        </table:table-row>
        <table:table-row table:style-name="ro1">
          <table:table-cell office:value-type="date" office:date-value="2022-08-30T10:53:14.857634" calcext:value-type="date">
            <text:p>2022-08-30 10:53:15</text:p>
          </table:table-cell>
          <table:table-cell table:number-columns-repeated="1023"/>
        </table:table-row>
        <table:table-row table:style-name="ro1">
          <table:table-cell office:value-type="date" office:date-value="2022-08-30T10:53:46.073271" calcext:value-type="date">
            <text:p>2022-08-30 10:53:46</text:p>
          </table:table-cell>
          <table:table-cell table:number-columns-repeated="1023"/>
        </table:table-row>
        <table:table-row table:style-name="ro1">
          <table:table-cell office:value-type="date" office:date-value="2022-08-30T10:54:16.540026" calcext:value-type="date">
            <text:p>2022-08-30 10:54:17</text:p>
          </table:table-cell>
          <table:table-cell table:number-columns-repeated="1023"/>
        </table:table-row>
        <table:table-row table:style-name="ro1">
          <table:table-cell office:value-type="date" office:date-value="2022-08-30T10:54:47.341258" calcext:value-type="date">
            <text:p>2022-08-30 10:54:47</text:p>
          </table:table-cell>
          <table:table-cell table:number-columns-repeated="1023"/>
        </table:table-row>
        <table:table-row table:style-name="ro1">
          <table:table-cell office:value-type="date" office:date-value="2022-08-30T10:55:17.216813" calcext:value-type="date">
            <text:p>2022-08-30 10:55:17</text:p>
          </table:table-cell>
          <table:table-cell table:number-columns-repeated="1023"/>
        </table:table-row>
        <table:table-row table:style-name="ro1">
          <table:table-cell office:value-type="date" office:date-value="2022-08-30T10:55:50.463035" calcext:value-type="date">
            <text:p>2022-08-30 10:55:50</text:p>
          </table:table-cell>
          <table:table-cell table:number-columns-repeated="1023"/>
        </table:table-row>
        <table:table-row table:style-name="ro1">
          <table:table-cell office:value-type="date" office:date-value="2022-08-30T10:56:17.846991" calcext:value-type="date">
            <text:p>2022-08-30 10:56:18</text:p>
          </table:table-cell>
          <table:table-cell table:number-columns-repeated="1023"/>
        </table:table-row>
        <table:table-row table:style-name="ro1">
          <table:table-cell office:value-type="date" office:date-value="2022-08-30T10:56:49.559923" calcext:value-type="date">
            <text:p>2022-08-30 10:56:50</text:p>
          </table:table-cell>
          <table:table-cell table:number-columns-repeated="1023"/>
        </table:table-row>
        <table:table-row table:style-name="ro1">
          <table:table-cell office:value-type="date" office:date-value="2022-08-30T10:57:19.675829" calcext:value-type="date">
            <text:p>2022-08-30 10:57:20</text:p>
          </table:table-cell>
          <table:table-cell table:number-columns-repeated="1023"/>
        </table:table-row>
        <table:table-row table:style-name="ro1">
          <table:table-cell office:value-type="date" office:date-value="2022-08-30T10:57:49.785247" calcext:value-type="date">
            <text:p>2022-08-30 10:57:50</text:p>
          </table:table-cell>
          <table:table-cell table:number-columns-repeated="1023"/>
        </table:table-row>
        <table:table-row table:style-name="ro1">
          <table:table-cell office:value-type="date" office:date-value="2022-08-30T10:58:21.328933" calcext:value-type="date">
            <text:p>2022-08-30 10:58:21</text:p>
          </table:table-cell>
          <table:table-cell table:number-columns-repeated="1023"/>
        </table:table-row>
        <table:table-row table:style-name="ro1">
          <table:table-cell office:value-type="date" office:date-value="2022-08-30T10:58:50.033685" calcext:value-type="date">
            <text:p>2022-08-30 10:58:50</text:p>
          </table:table-cell>
          <table:table-cell table:number-columns-repeated="1023"/>
        </table:table-row>
        <table:table-row table:style-name="ro1">
          <table:table-cell office:value-type="date" office:date-value="2022-08-30T10:59:21.09786" calcext:value-type="date">
            <text:p>2022-08-30 10:59:21</text:p>
          </table:table-cell>
          <table:table-cell table:number-columns-repeated="1023"/>
        </table:table-row>
        <table:table-row table:style-name="ro1">
          <table:table-cell office:value-type="date" office:date-value="2022-08-30T10:59:52.568999" calcext:value-type="date">
            <text:p>2022-08-30 10:59:53</text:p>
          </table:table-cell>
          <table:table-cell table:number-columns-repeated="1023"/>
        </table:table-row>
        <table:table-row table:style-name="ro1">
          <table:table-cell office:value-type="date" office:date-value="2022-08-30T11:00:23.595404" calcext:value-type="date">
            <text:p>2022-08-30 11:00:24</text:p>
          </table:table-cell>
          <table:table-cell table:number-columns-repeated="1023"/>
        </table:table-row>
        <table:table-row table:style-name="ro1">
          <table:table-cell office:value-type="date" office:date-value="2022-08-30T11:00:53.106186" calcext:value-type="date">
            <text:p>2022-08-30 11:00:53</text:p>
          </table:table-cell>
          <table:table-cell table:number-columns-repeated="1023"/>
        </table:table-row>
        <table:table-row table:style-name="ro1">
          <table:table-cell office:value-type="date" office:date-value="2022-08-30T11:01:24.021286" calcext:value-type="date">
            <text:p>2022-08-30 11:01:24</text:p>
          </table:table-cell>
          <table:table-cell table:number-columns-repeated="1023"/>
        </table:table-row>
        <table:table-row table:style-name="ro1">
          <table:table-cell office:value-type="date" office:date-value="2022-08-30T11:01:53.178377" calcext:value-type="date">
            <text:p>2022-08-30 11:01:53</text:p>
          </table:table-cell>
          <table:table-cell table:number-columns-repeated="1023"/>
        </table:table-row>
        <table:table-row table:style-name="ro1">
          <table:table-cell office:value-type="date" office:date-value="2022-08-30T11:02:25.474246" calcext:value-type="date">
            <text:p>2022-08-30 11:02:25</text:p>
          </table:table-cell>
          <table:table-cell table:number-columns-repeated="1023"/>
        </table:table-row>
        <table:table-row table:style-name="ro1">
          <table:table-cell office:value-type="date" office:date-value="2022-08-30T11:02:54.254257" calcext:value-type="date">
            <text:p>2022-08-30 11:02:54</text:p>
          </table:table-cell>
          <table:table-cell table:number-columns-repeated="1023"/>
        </table:table-row>
        <table:table-row table:style-name="ro1">
          <table:table-cell office:value-type="date" office:date-value="2022-08-30T11:03:24.476728" calcext:value-type="date">
            <text:p>2022-08-30 11:03:24</text:p>
          </table:table-cell>
          <table:table-cell table:number-columns-repeated="1023"/>
        </table:table-row>
        <table:table-row table:style-name="ro1">
          <table:table-cell office:value-type="date" office:date-value="2022-08-30T11:03:54.994432" calcext:value-type="date">
            <text:p>2022-08-30 11:03:55</text:p>
          </table:table-cell>
          <table:table-cell table:number-columns-repeated="1023"/>
        </table:table-row>
        <table:table-row table:style-name="ro1">
          <table:table-cell office:value-type="date" office:date-value="2022-08-30T11:04:24.06041" calcext:value-type="date">
            <text:p>2022-08-30 11:04:24</text:p>
          </table:table-cell>
          <table:table-cell table:number-columns-repeated="1023"/>
        </table:table-row>
        <table:table-row table:style-name="ro1">
          <table:table-cell office:value-type="date" office:date-value="2022-08-30T11:04:55.553675" calcext:value-type="date">
            <text:p>2022-08-30 11:04:56</text:p>
          </table:table-cell>
          <table:table-cell table:number-columns-repeated="1023"/>
        </table:table-row>
        <table:table-row table:style-name="ro1">
          <table:table-cell office:value-type="date" office:date-value="2022-08-30T11:05:25.367114" calcext:value-type="date">
            <text:p>2022-08-30 11:05:25</text:p>
          </table:table-cell>
          <table:table-cell table:number-columns-repeated="1023"/>
        </table:table-row>
        <table:table-row table:style-name="ro1">
          <table:table-cell office:value-type="date" office:date-value="2022-08-30T11:05:57.221441" calcext:value-type="date">
            <text:p>2022-08-30 11:05:57</text:p>
          </table:table-cell>
          <table:table-cell table:number-columns-repeated="1023"/>
        </table:table-row>
        <table:table-row table:style-name="ro1">
          <table:table-cell office:value-type="date" office:date-value="2022-08-30T11:06:27.403939" calcext:value-type="date">
            <text:p>2022-08-30 11:06:27</text:p>
          </table:table-cell>
          <table:table-cell table:number-columns-repeated="1023"/>
        </table:table-row>
        <table:table-row table:style-name="ro1">
          <table:table-cell office:value-type="date" office:date-value="2022-08-30T11:06:57.852542" calcext:value-type="date">
            <text:p>2022-08-30 11:06:58</text:p>
          </table:table-cell>
          <table:table-cell table:number-columns-repeated="1023"/>
        </table:table-row>
        <table:table-row table:style-name="ro1">
          <table:table-cell office:value-type="date" office:date-value="2022-08-30T11:07:28.095376" calcext:value-type="date">
            <text:p>2022-08-30 11:07:28</text:p>
          </table:table-cell>
          <table:table-cell table:number-columns-repeated="1023"/>
        </table:table-row>
        <table:table-row table:style-name="ro1">
          <table:table-cell office:value-type="date" office:date-value="2022-08-30T11:07:58.15888" calcext:value-type="date">
            <text:p>2022-08-30 11:07:58</text:p>
          </table:table-cell>
          <table:table-cell table:number-columns-repeated="1023"/>
        </table:table-row>
        <table:table-row table:style-name="ro1">
          <table:table-cell office:value-type="date" office:date-value="2022-08-30T11:08:28.676933" calcext:value-type="date">
            <text:p>2022-08-30 11:08:29</text:p>
          </table:table-cell>
          <table:table-cell table:number-columns-repeated="1023"/>
        </table:table-row>
        <table:table-row table:style-name="ro1">
          <table:table-cell office:value-type="date" office:date-value="2022-08-30T11:08:59.972573" calcext:value-type="date">
            <text:p>2022-08-30 11:09:00</text:p>
          </table:table-cell>
          <table:table-cell table:number-columns-repeated="1023"/>
        </table:table-row>
        <table:table-row table:style-name="ro1">
          <table:table-cell office:value-type="date" office:date-value="2022-08-30T11:09:32.515868" calcext:value-type="date">
            <text:p>2022-08-30 11:09:33</text:p>
          </table:table-cell>
          <table:table-cell table:number-columns-repeated="1023"/>
        </table:table-row>
        <table:table-row table:style-name="ro1">
          <table:table-cell office:value-type="date" office:date-value="2022-08-30T11:10:02.172936" calcext:value-type="date">
            <text:p>2022-08-30 11:10:02</text:p>
          </table:table-cell>
          <table:table-cell table:number-columns-repeated="1023"/>
        </table:table-row>
        <table:table-row table:style-name="ro1">
          <table:table-cell office:value-type="date" office:date-value="2022-08-30T11:10:29.972138" calcext:value-type="date">
            <text:p>2022-08-30 11:10:30</text:p>
          </table:table-cell>
          <table:table-cell table:number-columns-repeated="1023"/>
        </table:table-row>
        <table:table-row table:style-name="ro1">
          <table:table-cell office:value-type="date" office:date-value="2022-08-30T11:11:01.106281" calcext:value-type="date">
            <text:p>2022-08-30 11:11:01</text:p>
          </table:table-cell>
          <table:table-cell table:number-columns-repeated="1023"/>
        </table:table-row>
        <table:table-row table:style-name="ro1">
          <table:table-cell office:value-type="date" office:date-value="2022-08-30T11:11:31.866192" calcext:value-type="date">
            <text:p>2022-08-30 11:11:32</text:p>
          </table:table-cell>
          <table:table-cell table:number-columns-repeated="1023"/>
        </table:table-row>
        <table:table-row table:style-name="ro1">
          <table:table-cell office:value-type="date" office:date-value="2022-08-30T11:12:02.683049" calcext:value-type="date">
            <text:p>2022-08-30 11:12:03</text:p>
          </table:table-cell>
          <table:table-cell table:number-columns-repeated="1023"/>
        </table:table-row>
        <table:table-row table:style-name="ro1">
          <table:table-cell office:value-type="date" office:date-value="2022-08-30T11:12:33.596004" calcext:value-type="date">
            <text:p>2022-08-30 11:12:34</text:p>
          </table:table-cell>
          <table:table-cell table:number-columns-repeated="1023"/>
        </table:table-row>
        <table:table-row table:style-name="ro1">
          <table:table-cell office:value-type="date" office:date-value="2022-08-30T11:13:03.173737" calcext:value-type="date">
            <text:p>2022-08-30 11:13:03</text:p>
          </table:table-cell>
          <table:table-cell table:number-columns-repeated="1023"/>
        </table:table-row>
        <table:table-row table:style-name="ro1">
          <table:table-cell office:value-type="date" office:date-value="2022-08-30T11:13:34.332099" calcext:value-type="date">
            <text:p>2022-08-30 11:13:34</text:p>
          </table:table-cell>
          <table:table-cell table:number-columns-repeated="1023"/>
        </table:table-row>
        <table:table-row table:style-name="ro1">
          <table:table-cell office:value-type="date" office:date-value="2022-08-30T11:14:04.782948" calcext:value-type="date">
            <text:p>2022-08-30 11:14:05</text:p>
          </table:table-cell>
          <table:table-cell table:number-columns-repeated="1023"/>
        </table:table-row>
        <table:table-row table:style-name="ro1">
          <table:table-cell office:value-type="date" office:date-value="2022-08-30T11:14:34.888088" calcext:value-type="date">
            <text:p>2022-08-30 11:14:35</text:p>
          </table:table-cell>
          <table:table-cell table:number-columns-repeated="1023"/>
        </table:table-row>
        <table:table-row table:style-name="ro1">
          <table:table-cell office:value-type="date" office:date-value="2022-08-30T11:15:07.778596" calcext:value-type="date">
            <text:p>2022-08-30 11:1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1:15:37.715309" calcext:value-type="date">
            <text:p>2022-08-30 11:15:38</text:p>
          </table:table-cell>
          <table:table-cell table:number-columns-repeated="1023"/>
        </table:table-row>
        <table:table-row table:style-name="ro1">
          <table:table-cell office:value-type="date" office:date-value="2022-08-30T11:16:06.414329" calcext:value-type="date">
            <text:p>2022-08-30 11:16:06</text:p>
          </table:table-cell>
          <table:table-cell table:number-columns-repeated="1023"/>
        </table:table-row>
        <table:table-row table:style-name="ro1">
          <table:table-cell office:value-type="date" office:date-value="2022-08-30T11:16:36.722652" calcext:value-type="date">
            <text:p>2022-08-30 11:16:37</text:p>
          </table:table-cell>
          <table:table-cell table:number-columns-repeated="1023"/>
        </table:table-row>
        <table:table-row table:style-name="ro1">
          <table:table-cell office:value-type="date" office:date-value="2022-08-30T11:17:08.047962" calcext:value-type="date">
            <text:p>2022-08-30 11:17:08</text:p>
          </table:table-cell>
          <table:table-cell table:number-columns-repeated="1023"/>
        </table:table-row>
        <table:table-row table:style-name="ro1">
          <table:table-cell office:value-type="date" office:date-value="2022-08-30T11:17:38.445235" calcext:value-type="date">
            <text:p>2022-08-30 11:17:38</text:p>
          </table:table-cell>
          <table:table-cell table:number-columns-repeated="1023"/>
        </table:table-row>
        <table:table-row table:style-name="ro1">
          <table:table-cell office:value-type="date" office:date-value="2022-08-30T11:18:10.17541" calcext:value-type="date">
            <text:p>2022-08-30 11:18:10</text:p>
          </table:table-cell>
          <table:table-cell table:number-columns-repeated="1023"/>
        </table:table-row>
        <table:table-row table:style-name="ro1">
          <table:table-cell office:value-type="date" office:date-value="2022-08-30T11:18:38.932592" calcext:value-type="date">
            <text:p>2022-08-30 11:18:39</text:p>
          </table:table-cell>
          <table:table-cell table:number-columns-repeated="1023"/>
        </table:table-row>
        <table:table-row table:style-name="ro1">
          <table:table-cell office:value-type="date" office:date-value="2022-08-30T11:19:11.227311" calcext:value-type="date">
            <text:p>2022-08-30 11:19:11</text:p>
          </table:table-cell>
          <table:table-cell table:number-columns-repeated="1023"/>
        </table:table-row>
        <table:table-row table:style-name="ro1">
          <table:table-cell office:value-type="date" office:date-value="2022-08-30T11:19:39.884038" calcext:value-type="date">
            <text:p>2022-08-30 11:19:40</text:p>
          </table:table-cell>
          <table:table-cell table:number-columns-repeated="1023"/>
        </table:table-row>
        <table:table-row table:style-name="ro1">
          <table:table-cell office:value-type="date" office:date-value="2022-08-30T11:20:12.583064" calcext:value-type="date">
            <text:p>2022-08-30 11:20:13</text:p>
          </table:table-cell>
          <table:table-cell table:number-columns-repeated="1023"/>
        </table:table-row>
        <table:table-row table:style-name="ro1">
          <table:table-cell office:value-type="date" office:date-value="2022-08-30T11:20:41.744504" calcext:value-type="date">
            <text:p>2022-08-30 11:20:42</text:p>
          </table:table-cell>
          <table:table-cell table:number-columns-repeated="1023"/>
        </table:table-row>
        <table:table-row table:style-name="ro1">
          <table:table-cell office:value-type="date" office:date-value="2022-08-30T11:21:11.254692" calcext:value-type="date">
            <text:p>2022-08-30 11:21:11</text:p>
          </table:table-cell>
          <table:table-cell table:number-columns-repeated="1023"/>
        </table:table-row>
        <table:table-row table:style-name="ro1">
          <table:table-cell office:value-type="date" office:date-value="2022-08-30T11:21:42.722346" calcext:value-type="date">
            <text:p>2022-08-30 11:21:43</text:p>
          </table:table-cell>
          <table:table-cell table:number-columns-repeated="1023"/>
        </table:table-row>
        <table:table-row table:style-name="ro1">
          <table:table-cell office:value-type="date" office:date-value="2022-08-30T11:22:12.967528" calcext:value-type="date">
            <text:p>2022-08-30 11:22:13</text:p>
          </table:table-cell>
          <table:table-cell table:number-columns-repeated="1023"/>
        </table:table-row>
        <table:table-row table:style-name="ro1">
          <table:table-cell office:value-type="date" office:date-value="2022-08-30T11:22:44.003921" calcext:value-type="date">
            <text:p>2022-08-30 11:22:44</text:p>
          </table:table-cell>
          <table:table-cell table:number-columns-repeated="1023"/>
        </table:table-row>
        <table:table-row table:style-name="ro1">
          <table:table-cell office:value-type="date" office:date-value="2022-08-30T11:23:13.526148" calcext:value-type="date">
            <text:p>2022-08-30 11:23:14</text:p>
          </table:table-cell>
          <table:table-cell table:number-columns-repeated="1023"/>
        </table:table-row>
        <table:table-row table:style-name="ro1">
          <table:table-cell office:value-type="date" office:date-value="2022-08-30T11:23:43.895823" calcext:value-type="date">
            <text:p>2022-08-30 11:23:44</text:p>
          </table:table-cell>
          <table:table-cell table:number-columns-repeated="1023"/>
        </table:table-row>
        <table:table-row table:style-name="ro1">
          <table:table-cell office:value-type="date" office:date-value="2022-08-30T11:24:14.205516" calcext:value-type="date">
            <text:p>2022-08-30 11:24:14</text:p>
          </table:table-cell>
          <table:table-cell table:number-columns-repeated="1023"/>
        </table:table-row>
        <table:table-row table:style-name="ro1">
          <table:table-cell office:value-type="date" office:date-value="2022-08-30T11:24:44.395149" calcext:value-type="date">
            <text:p>2022-08-30 11:24:44</text:p>
          </table:table-cell>
          <table:table-cell table:number-columns-repeated="1023"/>
        </table:table-row>
        <table:table-row table:style-name="ro1">
          <table:table-cell office:value-type="date" office:date-value="2022-08-30T11:25:15.625062" calcext:value-type="date">
            <text:p>2022-08-30 11:25:16</text:p>
          </table:table-cell>
          <table:table-cell table:number-columns-repeated="1023"/>
        </table:table-row>
        <table:table-row table:style-name="ro1">
          <table:table-cell office:value-type="date" office:date-value="2022-08-30T11:25:44.980853" calcext:value-type="date">
            <text:p>2022-08-30 11:25:45</text:p>
          </table:table-cell>
          <table:table-cell table:number-columns-repeated="1023"/>
        </table:table-row>
        <table:table-row table:style-name="ro1">
          <table:table-cell office:value-type="date" office:date-value="2022-08-30T11:26:14.732855" calcext:value-type="date">
            <text:p>2022-08-30 11:26:15</text:p>
          </table:table-cell>
          <table:table-cell table:number-columns-repeated="1023"/>
        </table:table-row>
        <table:table-row table:style-name="ro1">
          <table:table-cell office:value-type="date" office:date-value="2022-08-30T11:26:46.484479" calcext:value-type="date">
            <text:p>2022-08-30 11:26:46</text:p>
          </table:table-cell>
          <table:table-cell table:number-columns-repeated="1023"/>
        </table:table-row>
        <table:table-row table:style-name="ro1">
          <table:table-cell office:value-type="date" office:date-value="2022-08-30T11:27:17.150054" calcext:value-type="date">
            <text:p>2022-08-30 11:27:17</text:p>
          </table:table-cell>
          <table:table-cell table:number-columns-repeated="1023"/>
        </table:table-row>
        <table:table-row table:style-name="ro1">
          <table:table-cell office:value-type="date" office:date-value="2022-08-30T11:27:46.649073" calcext:value-type="date">
            <text:p>2022-08-30 11:27:47</text:p>
          </table:table-cell>
          <table:table-cell table:number-columns-repeated="1023"/>
        </table:table-row>
        <table:table-row table:style-name="ro1">
          <table:table-cell office:value-type="date" office:date-value="2022-08-30T11:28:17.715784" calcext:value-type="date">
            <text:p>2022-08-30 11:28:18</text:p>
          </table:table-cell>
          <table:table-cell table:number-columns-repeated="1023"/>
        </table:table-row>
        <table:table-row table:style-name="ro1">
          <table:table-cell office:value-type="date" office:date-value="2022-08-30T11:28:47.724499" calcext:value-type="date">
            <text:p>2022-08-30 11:28:48</text:p>
          </table:table-cell>
          <table:table-cell table:number-columns-repeated="1023"/>
        </table:table-row>
        <table:table-row table:style-name="ro1">
          <table:table-cell office:value-type="date" office:date-value="2022-08-30T11:29:18.008762" calcext:value-type="date">
            <text:p>2022-08-30 11:29:18</text:p>
          </table:table-cell>
          <table:table-cell table:number-columns-repeated="1023"/>
        </table:table-row>
        <table:table-row table:style-name="ro1">
          <table:table-cell office:value-type="date" office:date-value="2022-08-30T11:29:49.925268" calcext:value-type="date">
            <text:p>2022-08-30 11:29:50</text:p>
          </table:table-cell>
          <table:table-cell table:number-columns-repeated="1023"/>
        </table:table-row>
        <table:table-row table:style-name="ro1">
          <table:table-cell office:value-type="date" office:date-value="2022-08-30T11:30:18.851012" calcext:value-type="date">
            <text:p>2022-08-30 11:30:19</text:p>
          </table:table-cell>
          <table:table-cell table:number-columns-repeated="1023"/>
        </table:table-row>
        <table:table-row table:style-name="ro1">
          <table:table-cell office:value-type="date" office:date-value="2022-08-30T11:30:51.887044" calcext:value-type="date">
            <text:p>2022-08-30 11:30:52</text:p>
          </table:table-cell>
          <table:table-cell table:number-columns-repeated="1023"/>
        </table:table-row>
        <table:table-row table:style-name="ro1">
          <table:table-cell office:value-type="date" office:date-value="2022-08-30T11:31:19.734774" calcext:value-type="date">
            <text:p>2022-08-30 11:31:20</text:p>
          </table:table-cell>
          <table:table-cell table:number-columns-repeated="1023"/>
        </table:table-row>
        <table:table-row table:style-name="ro1">
          <table:table-cell office:value-type="date" office:date-value="2022-08-30T11:31:53.411451" calcext:value-type="date">
            <text:p>2022-08-30 11:31:53</text:p>
          </table:table-cell>
          <table:table-cell table:number-columns-repeated="1023"/>
        </table:table-row>
        <table:table-row table:style-name="ro1">
          <table:table-cell office:value-type="date" office:date-value="2022-08-30T11:32:20.998584" calcext:value-type="date">
            <text:p>2022-08-30 11:32:21</text:p>
          </table:table-cell>
          <table:table-cell table:number-columns-repeated="1023"/>
        </table:table-row>
        <table:table-row table:style-name="ro1">
          <table:table-cell office:value-type="date" office:date-value="2022-08-30T11:32:51.911311" calcext:value-type="date">
            <text:p>2022-08-30 11:32:52</text:p>
          </table:table-cell>
          <table:table-cell table:number-columns-repeated="1023"/>
        </table:table-row>
        <table:table-row table:style-name="ro1">
          <table:table-cell office:value-type="date" office:date-value="2022-08-30T11:33:22.607114" calcext:value-type="date">
            <text:p>2022-08-30 11:33:23</text:p>
          </table:table-cell>
          <table:table-cell table:number-columns-repeated="1023"/>
        </table:table-row>
        <table:table-row table:style-name="ro1">
          <table:table-cell office:value-type="date" office:date-value="2022-08-30T11:33:53.330855" calcext:value-type="date">
            <text:p>2022-08-30 11:33:53</text:p>
          </table:table-cell>
          <table:table-cell table:number-columns-repeated="1023"/>
        </table:table-row>
        <table:table-row table:style-name="ro1">
          <table:table-cell office:value-type="date" office:date-value="2022-08-30T11:34:23.808698" calcext:value-type="date">
            <text:p>2022-08-30 11:34:24</text:p>
          </table:table-cell>
          <table:table-cell table:number-columns-repeated="1023"/>
        </table:table-row>
        <table:table-row table:style-name="ro1">
          <table:table-cell office:value-type="date" office:date-value="2022-08-30T11:34:54.020551" calcext:value-type="date">
            <text:p>2022-08-30 11:34:54</text:p>
          </table:table-cell>
          <table:table-cell table:number-columns-repeated="1023"/>
        </table:table-row>
        <table:table-row table:style-name="ro1">
          <table:table-cell office:value-type="date" office:date-value="2022-08-30T11:35:26.057654" calcext:value-type="date">
            <text:p>2022-08-30 11:35:26</text:p>
          </table:table-cell>
          <table:table-cell table:number-columns-repeated="1023"/>
        </table:table-row>
        <table:table-row table:style-name="ro1">
          <table:table-cell office:value-type="date" office:date-value="2022-08-30T11:35:55.177247" calcext:value-type="date">
            <text:p>2022-08-30 11:35:55</text:p>
          </table:table-cell>
          <table:table-cell table:number-columns-repeated="1023"/>
        </table:table-row>
        <table:table-row table:style-name="ro1">
          <table:table-cell office:value-type="date" office:date-value="2022-08-30T11:36:23.700058" calcext:value-type="date">
            <text:p>2022-08-30 11:36:24</text:p>
          </table:table-cell>
          <table:table-cell table:number-columns-repeated="1023"/>
        </table:table-row>
        <table:table-row table:style-name="ro1">
          <table:table-cell office:value-type="date" office:date-value="2022-08-30T11:36:57.151365" calcext:value-type="date">
            <text:p>2022-08-30 11:36:57</text:p>
          </table:table-cell>
          <table:table-cell table:number-columns-repeated="1023"/>
        </table:table-row>
        <table:table-row table:style-name="ro1">
          <table:table-cell office:value-type="date" office:date-value="2022-08-30T11:37:25.823628" calcext:value-type="date">
            <text:p>2022-08-30 11:37:26</text:p>
          </table:table-cell>
          <table:table-cell table:number-columns-repeated="1023"/>
        </table:table-row>
        <table:table-row table:style-name="ro1">
          <table:table-cell office:value-type="date" office:date-value="2022-08-30T11:37:56.847447" calcext:value-type="date">
            <text:p>2022-08-30 11:37:57</text:p>
          </table:table-cell>
          <table:table-cell table:number-columns-repeated="1023"/>
        </table:table-row>
        <table:table-row table:style-name="ro1">
          <table:table-cell office:value-type="date" office:date-value="2022-08-30T11:38:27.408261" calcext:value-type="date">
            <text:p>2022-08-30 11:38:27</text:p>
          </table:table-cell>
          <table:table-cell table:number-columns-repeated="1023"/>
        </table:table-row>
        <table:table-row table:style-name="ro1">
          <table:table-cell office:value-type="date" office:date-value="2022-08-30T11:38:56.352253" calcext:value-type="date">
            <text:p>2022-08-30 11:38:56</text:p>
          </table:table-cell>
          <table:table-cell table:number-columns-repeated="1023"/>
        </table:table-row>
        <table:table-row table:style-name="ro1">
          <table:table-cell office:value-type="date" office:date-value="2022-08-30T11:39:28.783969" calcext:value-type="date">
            <text:p>2022-08-30 11:39:29</text:p>
          </table:table-cell>
          <table:table-cell table:number-columns-repeated="1023"/>
        </table:table-row>
        <table:table-row table:style-name="ro1">
          <table:table-cell office:value-type="date" office:date-value="2022-08-30T11:40:00.12891" calcext:value-type="date">
            <text:p>2022-08-30 11:40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1:40:31.599723" calcext:value-type="date">
            <text:p>2022-08-30 11:40:32</text:p>
          </table:table-cell>
          <table:table-cell table:number-columns-repeated="1023"/>
        </table:table-row>
        <table:table-row table:style-name="ro1">
          <table:table-cell office:value-type="date" office:date-value="2022-08-30T11:40:59.809104" calcext:value-type="date">
            <text:p>2022-08-30 11:41:00</text:p>
          </table:table-cell>
          <table:table-cell table:number-columns-repeated="1023"/>
        </table:table-row>
        <table:table-row table:style-name="ro1">
          <table:table-cell office:value-type="date" office:date-value="2022-08-30T11:41:29.727179" calcext:value-type="date">
            <text:p>2022-08-30 11:41:30</text:p>
          </table:table-cell>
          <table:table-cell table:number-columns-repeated="1023"/>
        </table:table-row>
        <table:table-row table:style-name="ro1">
          <table:table-cell office:value-type="date" office:date-value="2022-08-30T11:42:01.317899" calcext:value-type="date">
            <text:p>2022-08-30 11:42:01</text:p>
          </table:table-cell>
          <table:table-cell table:number-columns-repeated="1023"/>
        </table:table-row>
        <table:table-row table:style-name="ro1">
          <table:table-cell office:value-type="date" office:date-value="2022-08-30T11:42:31.049504" calcext:value-type="date">
            <text:p>2022-08-30 11:42:31</text:p>
          </table:table-cell>
          <table:table-cell table:number-columns-repeated="1023"/>
        </table:table-row>
        <table:table-row table:style-name="ro1">
          <table:table-cell office:value-type="date" office:date-value="2022-08-30T11:43:01.66326" calcext:value-type="date">
            <text:p>2022-08-30 11:43:02</text:p>
          </table:table-cell>
          <table:table-cell table:number-columns-repeated="1023"/>
        </table:table-row>
        <table:table-row table:style-name="ro1">
          <table:table-cell office:value-type="date" office:date-value="2022-08-30T11:43:32.491341" calcext:value-type="date">
            <text:p>2022-08-30 11:43:32</text:p>
          </table:table-cell>
          <table:table-cell table:number-columns-repeated="1023"/>
        </table:table-row>
        <table:table-row table:style-name="ro1">
          <table:table-cell office:value-type="date" office:date-value="2022-08-30T11:44:02.602113" calcext:value-type="date">
            <text:p>2022-08-30 11:44:03</text:p>
          </table:table-cell>
          <table:table-cell table:number-columns-repeated="1023"/>
        </table:table-row>
        <table:table-row table:style-name="ro1">
          <table:table-cell office:value-type="date" office:date-value="2022-08-30T11:44:33.829195" calcext:value-type="date">
            <text:p>2022-08-30 11:44:34</text:p>
          </table:table-cell>
          <table:table-cell table:number-columns-repeated="1023"/>
        </table:table-row>
        <table:table-row table:style-name="ro1">
          <table:table-cell office:value-type="date" office:date-value="2022-08-30T11:45:03.427689" calcext:value-type="date">
            <text:p>2022-08-30 11:45:03</text:p>
          </table:table-cell>
          <table:table-cell table:number-columns-repeated="1023"/>
        </table:table-row>
        <table:table-row table:style-name="ro1">
          <table:table-cell office:value-type="date" office:date-value="2022-08-30T11:45:35.090568" calcext:value-type="date">
            <text:p>2022-08-30 11:45:35</text:p>
          </table:table-cell>
          <table:table-cell table:number-columns-repeated="1023"/>
        </table:table-row>
        <table:table-row table:style-name="ro1">
          <table:table-cell office:value-type="date" office:date-value="2022-08-30T11:46:04.684616" calcext:value-type="date">
            <text:p>2022-08-30 11:46:05</text:p>
          </table:table-cell>
          <table:table-cell table:number-columns-repeated="1023"/>
        </table:table-row>
        <table:table-row table:style-name="ro1">
          <table:table-cell office:value-type="date" office:date-value="2022-08-30T11:46:36.302912" calcext:value-type="date">
            <text:p>2022-08-30 11:46:36</text:p>
          </table:table-cell>
          <table:table-cell table:number-columns-repeated="1023"/>
        </table:table-row>
        <table:table-row table:style-name="ro1">
          <table:table-cell office:value-type="date" office:date-value="2022-08-30T11:47:07.205824" calcext:value-type="date">
            <text:p>2022-08-30 11:47:07</text:p>
          </table:table-cell>
          <table:table-cell table:number-columns-repeated="1023"/>
        </table:table-row>
        <table:table-row table:style-name="ro1">
          <table:table-cell office:value-type="date" office:date-value="2022-08-30T11:47:36.392669" calcext:value-type="date">
            <text:p>2022-08-30 11:47:36</text:p>
          </table:table-cell>
          <table:table-cell table:number-columns-repeated="1023"/>
        </table:table-row>
        <table:table-row table:style-name="ro1">
          <table:table-cell office:value-type="date" office:date-value="2022-08-30T11:48:06.992441" calcext:value-type="date">
            <text:p>2022-08-30 11:48:07</text:p>
          </table:table-cell>
          <table:table-cell table:number-columns-repeated="1023"/>
        </table:table-row>
        <table:table-row table:style-name="ro1">
          <table:table-cell office:value-type="date" office:date-value="2022-08-30T11:48:38.269637" calcext:value-type="date">
            <text:p>2022-08-30 11:48:38</text:p>
          </table:table-cell>
          <table:table-cell table:number-columns-repeated="1023"/>
        </table:table-row>
        <table:table-row table:style-name="ro1">
          <table:table-cell office:value-type="date" office:date-value="2022-08-30T11:49:07.60198" calcext:value-type="date">
            <text:p>2022-08-30 11:49:08</text:p>
          </table:table-cell>
          <table:table-cell table:number-columns-repeated="1023"/>
        </table:table-row>
        <table:table-row table:style-name="ro1">
          <table:table-cell office:value-type="date" office:date-value="2022-08-30T11:49:39.555202" calcext:value-type="date">
            <text:p>2022-08-30 11:49:40</text:p>
          </table:table-cell>
          <table:table-cell table:number-columns-repeated="1023"/>
        </table:table-row>
        <table:table-row table:style-name="ro1">
          <table:table-cell office:value-type="date" office:date-value="2022-08-30T11:50:10.359174" calcext:value-type="date">
            <text:p>2022-08-30 11:50:10</text:p>
          </table:table-cell>
          <table:table-cell table:number-columns-repeated="1023"/>
        </table:table-row>
        <table:table-row table:style-name="ro1">
          <table:table-cell office:value-type="date" office:date-value="2022-08-30T11:50:41.02909" calcext:value-type="date">
            <text:p>2022-08-30 11:50:41</text:p>
          </table:table-cell>
          <table:table-cell table:number-columns-repeated="1023"/>
        </table:table-row>
        <table:table-row table:style-name="ro1">
          <table:table-cell office:value-type="date" office:date-value="2022-08-30T11:51:10.641776" calcext:value-type="date">
            <text:p>2022-08-30 11:51:11</text:p>
          </table:table-cell>
          <table:table-cell table:number-columns-repeated="1023"/>
        </table:table-row>
        <table:table-row table:style-name="ro1">
          <table:table-cell office:value-type="date" office:date-value="2022-08-30T11:51:41.995583" calcext:value-type="date">
            <text:p>2022-08-30 11:51:42</text:p>
          </table:table-cell>
          <table:table-cell table:number-columns-repeated="1023"/>
        </table:table-row>
        <table:table-row table:style-name="ro1">
          <table:table-cell office:value-type="date" office:date-value="2022-08-30T11:52:12.625703" calcext:value-type="date">
            <text:p>2022-08-30 11:52:13</text:p>
          </table:table-cell>
          <table:table-cell table:number-columns-repeated="1023"/>
        </table:table-row>
        <table:table-row table:style-name="ro1">
          <table:table-cell office:value-type="date" office:date-value="2022-08-30T11:52:44.595386" calcext:value-type="date">
            <text:p>2022-08-30 11:52:45</text:p>
          </table:table-cell>
          <table:table-cell table:number-columns-repeated="1023"/>
        </table:table-row>
        <table:table-row table:style-name="ro1">
          <table:table-cell office:value-type="date" office:date-value="2022-08-30T11:53:12.557423" calcext:value-type="date">
            <text:p>2022-08-30 11:53:13</text:p>
          </table:table-cell>
          <table:table-cell table:number-columns-repeated="1023"/>
        </table:table-row>
        <table:table-row table:style-name="ro1">
          <table:table-cell office:value-type="date" office:date-value="2022-08-30T11:53:46.255025" calcext:value-type="date">
            <text:p>2022-08-30 11:53:46</text:p>
          </table:table-cell>
          <table:table-cell table:number-columns-repeated="1023"/>
        </table:table-row>
        <table:table-row table:style-name="ro1">
          <table:table-cell office:value-type="date" office:date-value="2022-08-30T11:54:15.073706" calcext:value-type="date">
            <text:p>2022-08-30 11:54:15</text:p>
          </table:table-cell>
          <table:table-cell table:number-columns-repeated="1023"/>
        </table:table-row>
        <table:table-row table:style-name="ro1">
          <table:table-cell office:value-type="date" office:date-value="2022-08-30T11:54:47.701271" calcext:value-type="date">
            <text:p>2022-08-30 11:54:48</text:p>
          </table:table-cell>
          <table:table-cell table:number-columns-repeated="1023"/>
        </table:table-row>
        <table:table-row table:style-name="ro1">
          <table:table-cell office:value-type="date" office:date-value="2022-08-30T11:55:16.320043" calcext:value-type="date">
            <text:p>2022-08-30 11:55:16</text:p>
          </table:table-cell>
          <table:table-cell table:number-columns-repeated="1023"/>
        </table:table-row>
        <table:table-row table:style-name="ro1">
          <table:table-cell office:value-type="date" office:date-value="2022-08-30T11:55:50.55745" calcext:value-type="date">
            <text:p>2022-08-30 11:55:51</text:p>
          </table:table-cell>
          <table:table-cell table:number-columns-repeated="1023"/>
        </table:table-row>
        <table:table-row table:style-name="ro1">
          <table:table-cell office:value-type="date" office:date-value="2022-08-30T11:56:17.706519" calcext:value-type="date">
            <text:p>2022-08-30 11:56:18</text:p>
          </table:table-cell>
          <table:table-cell table:number-columns-repeated="1023"/>
        </table:table-row>
        <table:table-row table:style-name="ro1">
          <table:table-cell office:value-type="date" office:date-value="2022-08-30T11:56:46.966585" calcext:value-type="date">
            <text:p>2022-08-30 11:56:47</text:p>
          </table:table-cell>
          <table:table-cell table:number-columns-repeated="1023"/>
        </table:table-row>
        <table:table-row table:style-name="ro1">
          <table:table-cell office:value-type="date" office:date-value="2022-08-30T11:57:18.384921" calcext:value-type="date">
            <text:p>2022-08-30 11:57:18</text:p>
          </table:table-cell>
          <table:table-cell table:number-columns-repeated="1023"/>
        </table:table-row>
        <table:table-row table:style-name="ro1">
          <table:table-cell office:value-type="date" office:date-value="2022-08-30T11:57:48.132972" calcext:value-type="date">
            <text:p>2022-08-30 11:57:48</text:p>
          </table:table-cell>
          <table:table-cell table:number-columns-repeated="1023"/>
        </table:table-row>
        <table:table-row table:style-name="ro1">
          <table:table-cell office:value-type="date" office:date-value="2022-08-30T11:58:19.333025" calcext:value-type="date">
            <text:p>2022-08-30 11:58:19</text:p>
          </table:table-cell>
          <table:table-cell table:number-columns-repeated="1023"/>
        </table:table-row>
        <table:table-row table:style-name="ro1">
          <table:table-cell office:value-type="date" office:date-value="2022-08-30T11:58:48.996326" calcext:value-type="date">
            <text:p>2022-08-30 11:58:49</text:p>
          </table:table-cell>
          <table:table-cell table:number-columns-repeated="1023"/>
        </table:table-row>
        <table:table-row table:style-name="ro1">
          <table:table-cell office:value-type="date" office:date-value="2022-08-30T11:59:20.300966" calcext:value-type="date">
            <text:p>2022-08-30 11:59:20</text:p>
          </table:table-cell>
          <table:table-cell table:number-columns-repeated="1023"/>
        </table:table-row>
        <table:table-row table:style-name="ro1">
          <table:table-cell office:value-type="date" office:date-value="2022-08-30T11:59:49.994065" calcext:value-type="date">
            <text:p>2022-08-30 11:59:50</text:p>
          </table:table-cell>
          <table:table-cell table:number-columns-repeated="1023"/>
        </table:table-row>
        <table:table-row table:style-name="ro1">
          <table:table-cell office:value-type="date" office:date-value="2022-08-30T12:00:20.949548" calcext:value-type="date">
            <text:p>2022-08-30 12:00:21</text:p>
          </table:table-cell>
          <table:table-cell table:number-columns-repeated="1023"/>
        </table:table-row>
        <table:table-row table:style-name="ro1">
          <table:table-cell office:value-type="date" office:date-value="2022-08-30T12:00:53.697808" calcext:value-type="date">
            <text:p>2022-08-30 12:00:54</text:p>
          </table:table-cell>
          <table:table-cell table:number-columns-repeated="1023"/>
        </table:table-row>
        <table:table-row table:style-name="ro1">
          <table:table-cell office:value-type="date" office:date-value="2022-08-30T12:01:21.898146" calcext:value-type="date">
            <text:p>2022-08-30 12:01:22</text:p>
          </table:table-cell>
          <table:table-cell table:number-columns-repeated="1023"/>
        </table:table-row>
        <table:table-row table:style-name="ro1">
          <table:table-cell office:value-type="date" office:date-value="2022-08-30T12:01:52.710725" calcext:value-type="date">
            <text:p>2022-08-30 12:01:53</text:p>
          </table:table-cell>
          <table:table-cell table:number-columns-repeated="1023"/>
        </table:table-row>
        <table:table-row table:style-name="ro1">
          <table:table-cell office:value-type="date" office:date-value="2022-08-30T12:02:23.09073" calcext:value-type="date">
            <text:p>2022-08-30 12:02:23</text:p>
          </table:table-cell>
          <table:table-cell table:number-columns-repeated="1023"/>
        </table:table-row>
        <table:table-row table:style-name="ro1">
          <table:table-cell office:value-type="date" office:date-value="2022-08-30T12:02:53.853653" calcext:value-type="date">
            <text:p>2022-08-30 12:02:54</text:p>
          </table:table-cell>
          <table:table-cell table:number-columns-repeated="1023"/>
        </table:table-row>
        <table:table-row table:style-name="ro1">
          <table:table-cell office:value-type="date" office:date-value="2022-08-30T12:03:26.320425" calcext:value-type="date">
            <text:p>2022-08-30 12:03:26</text:p>
          </table:table-cell>
          <table:table-cell table:number-columns-repeated="1023"/>
        </table:table-row>
        <table:table-row table:style-name="ro1">
          <table:table-cell office:value-type="date" office:date-value="2022-08-30T12:03:54.827607" calcext:value-type="date">
            <text:p>2022-08-30 12:03:55</text:p>
          </table:table-cell>
          <table:table-cell table:number-columns-repeated="1023"/>
        </table:table-row>
        <table:table-row table:style-name="ro1">
          <table:table-cell office:value-type="date" office:date-value="2022-08-30T12:04:25.514166" calcext:value-type="date">
            <text:p>2022-08-30 12:04:26</text:p>
          </table:table-cell>
          <table:table-cell table:number-columns-repeated="1023"/>
        </table:table-row>
        <table:table-row table:style-name="ro1">
          <table:table-cell office:value-type="date" office:date-value="2022-08-30T12:04:56.365825" calcext:value-type="date">
            <text:p>2022-08-30 12:04:56</text:p>
          </table:table-cell>
          <table:table-cell table:number-columns-repeated="1023"/>
        </table:table-row>
        <table:table-row table:style-name="ro1">
          <table:table-cell office:value-type="date" office:date-value="2022-08-30T12:05:27.214841" calcext:value-type="date">
            <text:p>2022-08-30 12:05:27</text:p>
          </table:table-cell>
          <table:table-cell table:number-columns-repeated="1023"/>
        </table:table-row>
        <table:table-row table:style-name="ro1">
          <table:table-cell office:value-type="date" office:date-value="2022-08-30T12:05:59.056644" calcext:value-type="date">
            <text:p>2022-08-30 12:05:59</text:p>
          </table:table-cell>
          <table:table-cell table:number-columns-repeated="1023"/>
        </table:table-row>
        <table:table-row table:style-name="ro1">
          <table:table-cell office:value-type="date" office:date-value="2022-08-30T12:06:28.868077" calcext:value-type="date">
            <text:p>2022-08-30 12:06:29</text:p>
          </table:table-cell>
          <table:table-cell table:number-columns-repeated="1023"/>
        </table:table-row>
        <table:table-row table:style-name="ro1">
          <table:table-cell office:value-type="date" office:date-value="2022-08-30T12:06:59.510422" calcext:value-type="date">
            <text:p>2022-08-30 12:07:00</text:p>
          </table:table-cell>
          <table:table-cell table:number-columns-repeated="1023"/>
        </table:table-row>
        <table:table-row table:style-name="ro1">
          <table:table-cell office:value-type="date" office:date-value="2022-08-30T12:07:30.893496" calcext:value-type="date">
            <text:p>2022-08-30 12:07:31</text:p>
          </table:table-cell>
          <table:table-cell table:number-columns-repeated="1023"/>
        </table:table-row>
        <table:table-row table:style-name="ro1">
          <table:table-cell office:value-type="date" office:date-value="2022-08-30T12:08:00.913828" calcext:value-type="date">
            <text:p>2022-08-30 12:08:01</text:p>
          </table:table-cell>
          <table:table-cell table:number-columns-repeated="1023"/>
        </table:table-row>
        <table:table-row table:style-name="ro1">
          <table:table-cell office:value-type="date" office:date-value="2022-08-30T12:08:31.286576" calcext:value-type="date">
            <text:p>2022-08-30 12:08:31</text:p>
          </table:table-cell>
          <table:table-cell table:number-columns-repeated="1023"/>
        </table:table-row>
        <table:table-row table:style-name="ro1">
          <table:table-cell office:value-type="date" office:date-value="2022-08-30T12:09:01.177357" calcext:value-type="date">
            <text:p>2022-08-30 12:09:01</text:p>
          </table:table-cell>
          <table:table-cell table:number-columns-repeated="1023"/>
        </table:table-row>
        <table:table-row table:style-name="ro1">
          <table:table-cell office:value-type="date" office:date-value="2022-08-30T12:09:31.529237" calcext:value-type="date">
            <text:p>2022-08-30 12:09:32</text:p>
          </table:table-cell>
          <table:table-cell table:number-columns-repeated="1023"/>
        </table:table-row>
        <table:table-row table:style-name="ro1">
          <table:table-cell office:value-type="date" office:date-value="2022-08-30T12:10:01.802019" calcext:value-type="date">
            <text:p>2022-08-30 12:10:02</text:p>
          </table:table-cell>
          <table:table-cell table:number-columns-repeated="1023"/>
        </table:table-row>
        <table:table-row table:style-name="ro1">
          <table:table-cell office:value-type="date" office:date-value="2022-08-30T12:10:33.685805" calcext:value-type="date">
            <text:p>2022-08-30 12:10:34</text:p>
          </table:table-cell>
          <table:table-cell table:number-columns-repeated="1023"/>
        </table:table-row>
        <table:table-row table:style-name="ro1">
          <table:table-cell office:value-type="date" office:date-value="2022-08-30T12:11:05.542829" calcext:value-type="date">
            <text:p>2022-08-30 12:11:06</text:p>
          </table:table-cell>
          <table:table-cell table:number-columns-repeated="1023"/>
        </table:table-row>
        <table:table-row table:style-name="ro1">
          <table:table-cell office:value-type="date" office:date-value="2022-08-30T12:11:35.38236" calcext:value-type="date">
            <text:p>2022-08-30 12:11:35</text:p>
          </table:table-cell>
          <table:table-cell table:number-columns-repeated="1023"/>
        </table:table-row>
        <table:table-row table:style-name="ro1">
          <table:table-cell office:value-type="date" office:date-value="2022-08-30T12:12:05.551441" calcext:value-type="date">
            <text:p>2022-08-30 12:12:06</text:p>
          </table:table-cell>
          <table:table-cell table:number-columns-repeated="1023"/>
        </table:table-row>
        <table:table-row table:style-name="ro1">
          <table:table-cell office:value-type="date" office:date-value="2022-08-30T12:12:36.460261" calcext:value-type="date">
            <text:p>2022-08-30 12:12:36</text:p>
          </table:table-cell>
          <table:table-cell table:number-columns-repeated="1023"/>
        </table:table-row>
        <table:table-row table:style-name="ro1">
          <table:table-cell office:value-type="date" office:date-value="2022-08-30T12:13:06.389486" calcext:value-type="date">
            <text:p>2022-08-30 12:13:06</text:p>
          </table:table-cell>
          <table:table-cell table:number-columns-repeated="1023"/>
        </table:table-row>
        <table:table-row table:style-name="ro1">
          <table:table-cell office:value-type="date" office:date-value="2022-08-30T12:13:38.066079" calcext:value-type="date">
            <text:p>2022-08-30 12:13:38</text:p>
          </table:table-cell>
          <table:table-cell table:number-columns-repeated="1023"/>
        </table:table-row>
        <table:table-row table:style-name="ro1">
          <table:table-cell office:value-type="date" office:date-value="2022-08-30T12:14:09.027862" calcext:value-type="date">
            <text:p>2022-08-30 12:14:09</text:p>
          </table:table-cell>
          <table:table-cell table:number-columns-repeated="1023"/>
        </table:table-row>
        <table:table-row table:style-name="ro1">
          <table:table-cell office:value-type="date" office:date-value="2022-08-30T12:14:40.015962" calcext:value-type="date">
            <text:p>2022-08-30 12:14:40</text:p>
          </table:table-cell>
          <table:table-cell table:number-columns-repeated="1023"/>
        </table:table-row>
        <table:table-row table:style-name="ro1">
          <table:table-cell office:value-type="date" office:date-value="2022-08-30T12:15:10.47197" calcext:value-type="date">
            <text:p>2022-08-30 12:15:10</text:p>
          </table:table-cell>
          <table:table-cell table:number-columns-repeated="1023"/>
        </table:table-row>
        <table:table-row table:style-name="ro1">
          <table:table-cell office:value-type="date" office:date-value="2022-08-30T12:15:40.73142" calcext:value-type="date">
            <text:p>2022-08-30 12:15:41</text:p>
          </table:table-cell>
          <table:table-cell table:number-columns-repeated="1023"/>
        </table:table-row>
        <table:table-row table:style-name="ro1">
          <table:table-cell office:value-type="date" office:date-value="2022-08-30T12:16:11.589005" calcext:value-type="date">
            <text:p>2022-08-30 12:16:12</text:p>
          </table:table-cell>
          <table:table-cell table:number-columns-repeated="1023"/>
        </table:table-row>
        <table:table-row table:style-name="ro1">
          <table:table-cell office:value-type="date" office:date-value="2022-08-30T12:16:41.301765" calcext:value-type="date">
            <text:p>2022-08-30 12:16:41</text:p>
          </table:table-cell>
          <table:table-cell table:number-columns-repeated="1023"/>
        </table:table-row>
        <table:table-row table:style-name="ro1">
          <table:table-cell office:value-type="date" office:date-value="2022-08-30T12:17:12.346029" calcext:value-type="date">
            <text:p>2022-08-30 12:17:12</text:p>
          </table:table-cell>
          <table:table-cell table:number-columns-repeated="1023"/>
        </table:table-row>
        <table:table-row table:style-name="ro1">
          <table:table-cell office:value-type="date" office:date-value="2022-08-30T12:17:41.846476" calcext:value-type="date">
            <text:p>2022-08-30 12:17:42</text:p>
          </table:table-cell>
          <table:table-cell table:number-columns-repeated="1023"/>
        </table:table-row>
        <table:table-row table:style-name="ro1">
          <table:table-cell office:value-type="date" office:date-value="2022-08-30T12:18:13.00618" calcext:value-type="date">
            <text:p>2022-08-30 12:18:13</text:p>
          </table:table-cell>
          <table:table-cell table:number-columns-repeated="1023"/>
        </table:table-row>
        <table:table-row table:style-name="ro1">
          <table:table-cell office:value-type="date" office:date-value="2022-08-30T12:18:44.829642" calcext:value-type="date">
            <text:p>2022-08-30 12:18:45</text:p>
          </table:table-cell>
          <table:table-cell table:number-columns-repeated="1023"/>
        </table:table-row>
        <table:table-row table:style-name="ro1">
          <table:table-cell office:value-type="date" office:date-value="2022-08-30T12:19:13.57328" calcext:value-type="date">
            <text:p>2022-08-30 12:19:14</text:p>
          </table:table-cell>
          <table:table-cell table:number-columns-repeated="1023"/>
        </table:table-row>
        <table:table-row table:style-name="ro1">
          <table:table-cell office:value-type="date" office:date-value="2022-08-30T12:19:46.731746" calcext:value-type="date">
            <text:p>2022-08-30 12:19:47</text:p>
          </table:table-cell>
          <table:table-cell table:number-columns-repeated="1023"/>
        </table:table-row>
        <table:table-row table:style-name="ro1">
          <table:table-cell office:value-type="date" office:date-value="2022-08-30T12:20:15.186194" calcext:value-type="date">
            <text:p>2022-08-30 12:20:15</text:p>
          </table:table-cell>
          <table:table-cell table:number-columns-repeated="1023"/>
        </table:table-row>
        <table:table-row table:style-name="ro1">
          <table:table-cell office:value-type="date" office:date-value="2022-08-30T12:20:46.915352" calcext:value-type="date">
            <text:p>2022-08-30 12:20:47</text:p>
          </table:table-cell>
          <table:table-cell table:number-columns-repeated="1023"/>
        </table:table-row>
        <table:table-row table:style-name="ro1">
          <table:table-cell office:value-type="date" office:date-value="2022-08-30T12:21:17.334458" calcext:value-type="date">
            <text:p>2022-08-30 12:21:17</text:p>
          </table:table-cell>
          <table:table-cell table:number-columns-repeated="1023"/>
        </table:table-row>
        <table:table-row table:style-name="ro1">
          <table:table-cell office:value-type="date" office:date-value="2022-08-30T12:21:49.080613" calcext:value-type="date">
            <text:p>2022-08-30 12:21:49</text:p>
          </table:table-cell>
          <table:table-cell table:number-columns-repeated="1023"/>
        </table:table-row>
        <table:table-row table:style-name="ro1">
          <table:table-cell office:value-type="date" office:date-value="2022-08-30T12:22:16.469858" calcext:value-type="date">
            <text:p>2022-08-30 12:22:16</text:p>
          </table:table-cell>
          <table:table-cell table:number-columns-repeated="1023"/>
        </table:table-row>
        <table:table-row table:style-name="ro1">
          <table:table-cell office:value-type="date" office:date-value="2022-08-30T12:22:46.673844" calcext:value-type="date">
            <text:p>2022-08-30 12:22:47</text:p>
          </table:table-cell>
          <table:table-cell table:number-columns-repeated="1023"/>
        </table:table-row>
        <table:table-row table:style-name="ro1">
          <table:table-cell office:value-type="date" office:date-value="2022-08-30T12:23:17.677348" calcext:value-type="date">
            <text:p>2022-08-30 12:23:18</text:p>
          </table:table-cell>
          <table:table-cell table:number-columns-repeated="1023"/>
        </table:table-row>
        <table:table-row table:style-name="ro1">
          <table:table-cell office:value-type="date" office:date-value="2022-08-30T12:23:47.032856" calcext:value-type="date">
            <text:p>2022-08-30 12:23:47</text:p>
          </table:table-cell>
          <table:table-cell table:number-columns-repeated="1023"/>
        </table:table-row>
        <table:table-row table:style-name="ro1">
          <table:table-cell office:value-type="date" office:date-value="2022-08-30T12:24:16.966838" calcext:value-type="date">
            <text:p>2022-08-30 12:24:17</text:p>
          </table:table-cell>
          <table:table-cell table:number-columns-repeated="1023"/>
        </table:table-row>
        <table:table-row table:style-name="ro1">
          <table:table-cell office:value-type="date" office:date-value="2022-08-30T12:24:50.068538" calcext:value-type="date">
            <text:p>2022-08-30 12:24:50</text:p>
          </table:table-cell>
          <table:table-cell table:number-columns-repeated="1023"/>
        </table:table-row>
        <table:table-row table:style-name="ro1">
          <table:table-cell office:value-type="date" office:date-value="2022-08-30T12:25:17.251917" calcext:value-type="date">
            <text:p>2022-08-30 12:25:17</text:p>
          </table:table-cell>
          <table:table-cell table:number-columns-repeated="1023"/>
        </table:table-row>
        <table:table-row table:style-name="ro1">
          <table:table-cell office:value-type="date" office:date-value="2022-08-30T12:25:48.963688" calcext:value-type="date">
            <text:p>2022-08-30 12:25:49</text:p>
          </table:table-cell>
          <table:table-cell table:number-columns-repeated="1023"/>
        </table:table-row>
        <table:table-row table:style-name="ro1">
          <table:table-cell office:value-type="date" office:date-value="2022-08-30T12:26:21.466447" calcext:value-type="date">
            <text:p>2022-08-30 12:26:21</text:p>
          </table:table-cell>
          <table:table-cell table:number-columns-repeated="1023"/>
        </table:table-row>
        <table:table-row table:style-name="ro1">
          <table:table-cell office:value-type="date" office:date-value="2022-08-30T12:26:50.409555" calcext:value-type="date">
            <text:p>2022-08-30 12:26:50</text:p>
          </table:table-cell>
          <table:table-cell table:number-columns-repeated="1023"/>
        </table:table-row>
        <table:table-row table:style-name="ro1">
          <table:table-cell office:value-type="date" office:date-value="2022-08-30T12:27:21.494329" calcext:value-type="date">
            <text:p>2022-08-30 12:27:21</text:p>
          </table:table-cell>
          <table:table-cell table:number-columns-repeated="1023"/>
        </table:table-row>
        <table:table-row table:style-name="ro1">
          <table:table-cell office:value-type="date" office:date-value="2022-08-30T12:27:52.439176" calcext:value-type="date">
            <text:p>2022-08-30 12:27:52</text:p>
          </table:table-cell>
          <table:table-cell table:number-columns-repeated="1023"/>
        </table:table-row>
        <table:table-row table:style-name="ro1">
          <table:table-cell office:value-type="date" office:date-value="2022-08-30T12:28:21.731469" calcext:value-type="date">
            <text:p>2022-08-30 12:28:22</text:p>
          </table:table-cell>
          <table:table-cell table:number-columns-repeated="1023"/>
        </table:table-row>
        <table:table-row table:style-name="ro1">
          <table:table-cell office:value-type="date" office:date-value="2022-08-30T12:28:53.005047" calcext:value-type="date">
            <text:p>2022-08-30 12:28:53</text:p>
          </table:table-cell>
          <table:table-cell table:number-columns-repeated="1023"/>
        </table:table-row>
        <table:table-row table:style-name="ro1">
          <table:table-cell office:value-type="date" office:date-value="2022-08-30T12:29:23.814335" calcext:value-type="date">
            <text:p>2022-08-30 12:29:24</text:p>
          </table:table-cell>
          <table:table-cell table:number-columns-repeated="1023"/>
        </table:table-row>
        <table:table-row table:style-name="ro1">
          <table:table-cell office:value-type="date" office:date-value="2022-08-30T12:29:54.484758" calcext:value-type="date">
            <text:p>2022-08-30 12:29:54</text:p>
          </table:table-cell>
          <table:table-cell table:number-columns-repeated="1023"/>
        </table:table-row>
        <table:table-row table:style-name="ro1">
          <table:table-cell office:value-type="date" office:date-value="2022-08-30T12:30:25.264272" calcext:value-type="date">
            <text:p>2022-08-30 12:30:25</text:p>
          </table:table-cell>
          <table:table-cell table:number-columns-repeated="1023"/>
        </table:table-row>
        <table:table-row table:style-name="ro1">
          <table:table-cell office:value-type="date" office:date-value="2022-08-30T12:30:58.402148" calcext:value-type="date">
            <text:p>2022-08-30 12:30:58</text:p>
          </table:table-cell>
          <table:table-cell table:number-columns-repeated="1023"/>
        </table:table-row>
        <table:table-row table:style-name="ro1">
          <table:table-cell office:value-type="date" office:date-value="2022-08-30T12:31:26.601358" calcext:value-type="date">
            <text:p>2022-08-30 12:31:27</text:p>
          </table:table-cell>
          <table:table-cell table:number-columns-repeated="1023"/>
        </table:table-row>
        <table:table-row table:style-name="ro1">
          <table:table-cell office:value-type="date" office:date-value="2022-08-30T12:31:55.764115" calcext:value-type="date">
            <text:p>2022-08-30 12:31:56</text:p>
          </table:table-cell>
          <table:table-cell table:number-columns-repeated="1023"/>
        </table:table-row>
        <table:table-row table:style-name="ro1">
          <table:table-cell office:value-type="date" office:date-value="2022-08-30T12:32:25.312569" calcext:value-type="date">
            <text:p>2022-08-30 12:32:25</text:p>
          </table:table-cell>
          <table:table-cell table:number-columns-repeated="1023"/>
        </table:table-row>
        <table:table-row table:style-name="ro1">
          <table:table-cell office:value-type="date" office:date-value="2022-08-30T12:32:56.808152" calcext:value-type="date">
            <text:p>2022-08-30 12:32:57</text:p>
          </table:table-cell>
          <table:table-cell table:number-columns-repeated="1023"/>
        </table:table-row>
        <table:table-row table:style-name="ro1">
          <table:table-cell office:value-type="date" office:date-value="2022-08-30T12:33:28.360158" calcext:value-type="date">
            <text:p>2022-08-30 12:33:28</text:p>
          </table:table-cell>
          <table:table-cell table:number-columns-repeated="1023"/>
        </table:table-row>
        <table:table-row table:style-name="ro1">
          <table:table-cell office:value-type="date" office:date-value="2022-08-30T12:33:57.871303" calcext:value-type="date">
            <text:p>2022-08-30 12:33:58</text:p>
          </table:table-cell>
          <table:table-cell table:number-columns-repeated="1023"/>
        </table:table-row>
        <table:table-row table:style-name="ro1">
          <table:table-cell office:value-type="date" office:date-value="2022-08-30T12:34:29.792451" calcext:value-type="date">
            <text:p>2022-08-30 12:34:30</text:p>
          </table:table-cell>
          <table:table-cell table:number-columns-repeated="1023"/>
        </table:table-row>
        <table:table-row table:style-name="ro1">
          <table:table-cell office:value-type="date" office:date-value="2022-08-30T12:34:59.948752" calcext:value-type="date">
            <text:p>2022-08-30 12:35:00</text:p>
          </table:table-cell>
          <table:table-cell table:number-columns-repeated="1023"/>
        </table:table-row>
        <table:table-row table:style-name="ro1">
          <table:table-cell office:value-type="date" office:date-value="2022-08-30T12:35:29.171612" calcext:value-type="date">
            <text:p>2022-08-30 12:35:29</text:p>
          </table:table-cell>
          <table:table-cell table:number-columns-repeated="1023"/>
        </table:table-row>
        <table:table-row table:style-name="ro1">
          <table:table-cell office:value-type="date" office:date-value="2022-08-30T12:35:59.339888" calcext:value-type="date">
            <text:p>2022-08-30 12:35:59</text:p>
          </table:table-cell>
          <table:table-cell table:number-columns-repeated="1023"/>
        </table:table-row>
        <table:table-row table:style-name="ro1">
          <table:table-cell office:value-type="date" office:date-value="2022-08-30T12:36:31.341085" calcext:value-type="date">
            <text:p>2022-08-30 12:36:31</text:p>
          </table:table-cell>
          <table:table-cell table:number-columns-repeated="1023"/>
        </table:table-row>
        <table:table-row table:style-name="ro1">
          <table:table-cell office:value-type="date" office:date-value="2022-08-30T12:36:59.904259" calcext:value-type="date">
            <text:p>2022-08-30 12:37:00</text:p>
          </table:table-cell>
          <table:table-cell table:number-columns-repeated="1023"/>
        </table:table-row>
        <table:table-row table:style-name="ro1">
          <table:table-cell office:value-type="date" office:date-value="2022-08-30T12:37:31.5062" calcext:value-type="date">
            <text:p>2022-08-30 12:37:32</text:p>
          </table:table-cell>
          <table:table-cell table:number-columns-repeated="1023"/>
        </table:table-row>
        <table:table-row table:style-name="ro1">
          <table:table-cell office:value-type="date" office:date-value="2022-08-30T12:38:00.933041" calcext:value-type="date">
            <text:p>2022-08-30 12:38:01</text:p>
          </table:table-cell>
          <table:table-cell table:number-columns-repeated="1023"/>
        </table:table-row>
        <table:table-row table:style-name="ro1">
          <table:table-cell office:value-type="date" office:date-value="2022-08-30T12:38:32.592473" calcext:value-type="date">
            <text:p>2022-08-30 12:38:33</text:p>
          </table:table-cell>
          <table:table-cell table:number-columns-repeated="1023"/>
        </table:table-row>
        <table:table-row table:style-name="ro1">
          <table:table-cell office:value-type="date" office:date-value="2022-08-30T12:39:03.539036" calcext:value-type="date">
            <text:p>2022-08-30 12:39:04</text:p>
          </table:table-cell>
          <table:table-cell table:number-columns-repeated="1023"/>
        </table:table-row>
        <table:table-row table:style-name="ro1">
          <table:table-cell office:value-type="date" office:date-value="2022-08-30T12:39:33.567729" calcext:value-type="date">
            <text:p>2022-08-30 12:39:34</text:p>
          </table:table-cell>
          <table:table-cell table:number-columns-repeated="1023"/>
        </table:table-row>
        <table:table-row table:style-name="ro1">
          <table:table-cell office:value-type="date" office:date-value="2022-08-30T12:40:08.705873" calcext:value-type="date">
            <text:p>2022-08-30 12:4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2:40:37.573685" calcext:value-type="date">
            <text:p>2022-08-30 12:40: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2:41:04.48183" calcext:value-type="date">
            <text:p>2022-08-30 12:41:04</text:p>
          </table:table-cell>
          <table:table-cell table:number-columns-repeated="1023"/>
        </table:table-row>
        <table:table-row table:style-name="ro1">
          <table:table-cell office:value-type="date" office:date-value="2022-08-30T12:41:37.435786" calcext:value-type="date">
            <text:p>2022-08-30 12:41:37</text:p>
          </table:table-cell>
          <table:table-cell table:number-columns-repeated="1023"/>
        </table:table-row>
        <table:table-row table:style-name="ro1">
          <table:table-cell office:value-type="date" office:date-value="2022-08-30T12:42:06.400335" calcext:value-type="date">
            <text:p>2022-08-30 12:42:06</text:p>
          </table:table-cell>
          <table:table-cell table:number-columns-repeated="1023"/>
        </table:table-row>
        <table:table-row table:style-name="ro1">
          <table:table-cell office:value-type="date" office:date-value="2022-08-30T12:42:36.379795" calcext:value-type="date">
            <text:p>2022-08-30 12:42:36</text:p>
          </table:table-cell>
          <table:table-cell table:number-columns-repeated="1023"/>
        </table:table-row>
        <table:table-row table:style-name="ro1">
          <table:table-cell office:value-type="date" office:date-value="2022-08-30T12:43:09.189788" calcext:value-type="date">
            <text:p>2022-08-30 12:43:09</text:p>
          </table:table-cell>
          <table:table-cell table:number-columns-repeated="1023"/>
        </table:table-row>
        <table:table-row table:style-name="ro1">
          <table:table-cell office:value-type="date" office:date-value="2022-08-30T12:43:39.812931" calcext:value-type="date">
            <text:p>2022-08-30 12:43:40</text:p>
          </table:table-cell>
          <table:table-cell table:number-columns-repeated="1023"/>
        </table:table-row>
        <table:table-row table:style-name="ro1">
          <table:table-cell office:value-type="date" office:date-value="2022-08-30T12:44:11.723929" calcext:value-type="date">
            <text:p>2022-08-30 12:44:12</text:p>
          </table:table-cell>
          <table:table-cell table:number-columns-repeated="1023"/>
        </table:table-row>
        <table:table-row table:style-name="ro1">
          <table:table-cell office:value-type="date" office:date-value="2022-08-30T12:44:40.580794" calcext:value-type="date">
            <text:p>2022-08-30 12:44:41</text:p>
          </table:table-cell>
          <table:table-cell table:number-columns-repeated="1023"/>
        </table:table-row>
        <table:table-row table:style-name="ro1">
          <table:table-cell office:value-type="date" office:date-value="2022-08-30T12:45:12.628827" calcext:value-type="date">
            <text:p>2022-08-30 12:45:13</text:p>
          </table:table-cell>
          <table:table-cell table:number-columns-repeated="1023"/>
        </table:table-row>
        <table:table-row table:style-name="ro1">
          <table:table-cell office:value-type="date" office:date-value="2022-08-30T12:45:41.691061" calcext:value-type="date">
            <text:p>2022-08-30 12:45:42</text:p>
          </table:table-cell>
          <table:table-cell table:number-columns-repeated="1023"/>
        </table:table-row>
        <table:table-row table:style-name="ro1">
          <table:table-cell office:value-type="date" office:date-value="2022-08-30T12:46:12.115676" calcext:value-type="date">
            <text:p>2022-08-30 12:46:12</text:p>
          </table:table-cell>
          <table:table-cell table:number-columns-repeated="1023"/>
        </table:table-row>
        <table:table-row table:style-name="ro1">
          <table:table-cell office:value-type="date" office:date-value="2022-08-30T12:46:43.826809" calcext:value-type="date">
            <text:p>2022-08-30 12:46:44</text:p>
          </table:table-cell>
          <table:table-cell table:number-columns-repeated="1023"/>
        </table:table-row>
        <table:table-row table:style-name="ro1">
          <table:table-cell office:value-type="date" office:date-value="2022-08-30T12:47:12.947618" calcext:value-type="date">
            <text:p>2022-08-30 12:47:13</text:p>
          </table:table-cell>
          <table:table-cell table:number-columns-repeated="1023"/>
        </table:table-row>
        <table:table-row table:style-name="ro1">
          <table:table-cell office:value-type="date" office:date-value="2022-08-30T12:47:42.848051" calcext:value-type="date">
            <text:p>2022-08-30 12:47:43</text:p>
          </table:table-cell>
          <table:table-cell table:number-columns-repeated="1023"/>
        </table:table-row>
        <table:table-row table:style-name="ro1">
          <table:table-cell office:value-type="date" office:date-value="2022-08-30T12:48:13.250333" calcext:value-type="date">
            <text:p>2022-08-30 12:48:13</text:p>
          </table:table-cell>
          <table:table-cell table:number-columns-repeated="1023"/>
        </table:table-row>
        <table:table-row table:style-name="ro1">
          <table:table-cell office:value-type="date" office:date-value="2022-08-30T12:48:44.507541" calcext:value-type="date">
            <text:p>2022-08-30 12:48:45</text:p>
          </table:table-cell>
          <table:table-cell table:number-columns-repeated="1023"/>
        </table:table-row>
        <table:table-row table:style-name="ro1">
          <table:table-cell office:value-type="date" office:date-value="2022-08-30T12:49:15.038495" calcext:value-type="date">
            <text:p>2022-08-30 12:49:15</text:p>
          </table:table-cell>
          <table:table-cell table:number-columns-repeated="1023"/>
        </table:table-row>
        <table:table-row table:style-name="ro1">
          <table:table-cell office:value-type="date" office:date-value="2022-08-30T12:49:45.282651" calcext:value-type="date">
            <text:p>2022-08-30 12:49:45</text:p>
          </table:table-cell>
          <table:table-cell table:number-columns-repeated="1023"/>
        </table:table-row>
        <table:table-row table:style-name="ro1">
          <table:table-cell office:value-type="date" office:date-value="2022-08-30T12:50:15.93347" calcext:value-type="date">
            <text:p>2022-08-30 12:50:16</text:p>
          </table:table-cell>
          <table:table-cell table:number-columns-repeated="1023"/>
        </table:table-row>
        <table:table-row table:style-name="ro1">
          <table:table-cell office:value-type="date" office:date-value="2022-08-30T12:50:45.764364" calcext:value-type="date">
            <text:p>2022-08-30 12:50:46</text:p>
          </table:table-cell>
          <table:table-cell table:number-columns-repeated="1023"/>
        </table:table-row>
        <table:table-row table:style-name="ro1">
          <table:table-cell office:value-type="date" office:date-value="2022-08-30T12:51:18.28892" calcext:value-type="date">
            <text:p>2022-08-30 12:51:18</text:p>
          </table:table-cell>
          <table:table-cell table:number-columns-repeated="1023"/>
        </table:table-row>
        <table:table-row table:style-name="ro1">
          <table:table-cell office:value-type="date" office:date-value="2022-08-30T12:51:48.668991" calcext:value-type="date">
            <text:p>2022-08-30 12:51:49</text:p>
          </table:table-cell>
          <table:table-cell table:number-columns-repeated="1023"/>
        </table:table-row>
        <table:table-row table:style-name="ro1">
          <table:table-cell office:value-type="date" office:date-value="2022-08-30T12:52:17.969323" calcext:value-type="date">
            <text:p>2022-08-30 12:52:18</text:p>
          </table:table-cell>
          <table:table-cell table:number-columns-repeated="1023"/>
        </table:table-row>
        <table:table-row table:style-name="ro1">
          <table:table-cell office:value-type="date" office:date-value="2022-08-30T12:52:48.853757" calcext:value-type="date">
            <text:p>2022-08-30 12:52:49</text:p>
          </table:table-cell>
          <table:table-cell table:number-columns-repeated="1023"/>
        </table:table-row>
        <table:table-row table:style-name="ro1">
          <table:table-cell office:value-type="date" office:date-value="2022-08-30T12:53:19.627182" calcext:value-type="date">
            <text:p>2022-08-30 12:53:20</text:p>
          </table:table-cell>
          <table:table-cell table:number-columns-repeated="1023"/>
        </table:table-row>
        <table:table-row table:style-name="ro1">
          <table:table-cell office:value-type="date" office:date-value="2022-08-30T12:53:48.786362" calcext:value-type="date">
            <text:p>2022-08-30 12:53:49</text:p>
          </table:table-cell>
          <table:table-cell table:number-columns-repeated="1023"/>
        </table:table-row>
        <table:table-row table:style-name="ro1">
          <table:table-cell office:value-type="date" office:date-value="2022-08-30T12:54:21.57631" calcext:value-type="date">
            <text:p>2022-08-30 12:54:22</text:p>
          </table:table-cell>
          <table:table-cell table:number-columns-repeated="1023"/>
        </table:table-row>
        <table:table-row table:style-name="ro1">
          <table:table-cell office:value-type="date" office:date-value="2022-08-30T12:54:49.772775" calcext:value-type="date">
            <text:p>2022-08-30 12:54:50</text:p>
          </table:table-cell>
          <table:table-cell table:number-columns-repeated="1023"/>
        </table:table-row>
        <table:table-row table:style-name="ro1">
          <table:table-cell office:value-type="date" office:date-value="2022-08-30T12:55:23.370645" calcext:value-type="date">
            <text:p>2022-08-30 12:55:23</text:p>
          </table:table-cell>
          <table:table-cell table:number-columns-repeated="1023"/>
        </table:table-row>
        <table:table-row table:style-name="ro1">
          <table:table-cell office:value-type="date" office:date-value="2022-08-30T12:55:51.384116" calcext:value-type="date">
            <text:p>2022-08-30 12:55:51</text:p>
          </table:table-cell>
          <table:table-cell table:number-columns-repeated="1023"/>
        </table:table-row>
        <table:table-row table:style-name="ro1">
          <table:table-cell office:value-type="date" office:date-value="2022-08-30T12:56:21.650349" calcext:value-type="date">
            <text:p>2022-08-30 12:56:22</text:p>
          </table:table-cell>
          <table:table-cell table:number-columns-repeated="1023"/>
        </table:table-row>
        <table:table-row table:style-name="ro1">
          <table:table-cell office:value-type="date" office:date-value="2022-08-30T12:56:53.67725" calcext:value-type="date">
            <text:p>2022-08-30 12:56:54</text:p>
          </table:table-cell>
          <table:table-cell table:number-columns-repeated="1023"/>
        </table:table-row>
        <table:table-row table:style-name="ro1">
          <table:table-cell office:value-type="date" office:date-value="2022-08-30T12:57:22.257518" calcext:value-type="date">
            <text:p>2022-08-30 12:57:22</text:p>
          </table:table-cell>
          <table:table-cell table:number-columns-repeated="1023"/>
        </table:table-row>
        <table:table-row table:style-name="ro1">
          <table:table-cell office:value-type="date" office:date-value="2022-08-30T12:57:52.171323" calcext:value-type="date">
            <text:p>2022-08-30 12:57:52</text:p>
          </table:table-cell>
          <table:table-cell table:number-columns-repeated="1023"/>
        </table:table-row>
        <table:table-row table:style-name="ro1">
          <table:table-cell office:value-type="date" office:date-value="2022-08-30T12:58:23.709446" calcext:value-type="date">
            <text:p>2022-08-30 12:58:24</text:p>
          </table:table-cell>
          <table:table-cell table:number-columns-repeated="1023"/>
        </table:table-row>
        <table:table-row table:style-name="ro1">
          <table:table-cell office:value-type="date" office:date-value="2022-08-30T12:58:54.174797" calcext:value-type="date">
            <text:p>2022-08-30 12:58:54</text:p>
          </table:table-cell>
          <table:table-cell table:number-columns-repeated="1023"/>
        </table:table-row>
        <table:table-row table:style-name="ro1">
          <table:table-cell office:value-type="date" office:date-value="2022-08-30T12:59:23.204537" calcext:value-type="date">
            <text:p>2022-08-30 12:59:23</text:p>
          </table:table-cell>
          <table:table-cell table:number-columns-repeated="1023"/>
        </table:table-row>
        <table:table-row table:style-name="ro1">
          <table:table-cell office:value-type="date" office:date-value="2022-08-30T12:59:54.947341" calcext:value-type="date">
            <text:p>2022-08-30 12:59:55</text:p>
          </table:table-cell>
          <table:table-cell table:number-columns-repeated="1023"/>
        </table:table-row>
        <table:table-row table:style-name="ro1">
          <table:table-cell office:value-type="date" office:date-value="2022-08-30T13:00:25.748922" calcext:value-type="date">
            <text:p>2022-08-30 13:00:26</text:p>
          </table:table-cell>
          <table:table-cell table:number-columns-repeated="1023"/>
        </table:table-row>
        <table:table-row table:style-name="ro1">
          <table:table-cell office:value-type="date" office:date-value="2022-08-30T13:00:55.8837" calcext:value-type="date">
            <text:p>2022-08-30 13:00:56</text:p>
          </table:table-cell>
          <table:table-cell table:number-columns-repeated="1023"/>
        </table:table-row>
        <table:table-row table:style-name="ro1">
          <table:table-cell office:value-type="date" office:date-value="2022-08-30T13:01:25.450352" calcext:value-type="date">
            <text:p>2022-08-30 13:01:25</text:p>
          </table:table-cell>
          <table:table-cell table:number-columns-repeated="1023"/>
        </table:table-row>
        <table:table-row table:style-name="ro1">
          <table:table-cell office:value-type="date" office:date-value="2022-08-30T13:01:57.249112" calcext:value-type="date">
            <text:p>2022-08-30 13:01:57</text:p>
          </table:table-cell>
          <table:table-cell table:number-columns-repeated="1023"/>
        </table:table-row>
        <table:table-row table:style-name="ro1">
          <table:table-cell office:value-type="date" office:date-value="2022-08-30T13:02:27.059604" calcext:value-type="date">
            <text:p>2022-08-30 13:02:27</text:p>
          </table:table-cell>
          <table:table-cell table:number-columns-repeated="1023"/>
        </table:table-row>
        <table:table-row table:style-name="ro1">
          <table:table-cell office:value-type="date" office:date-value="2022-08-30T13:02:59.370059" calcext:value-type="date">
            <text:p>2022-08-30 13:02:59</text:p>
          </table:table-cell>
          <table:table-cell table:number-columns-repeated="1023"/>
        </table:table-row>
        <table:table-row table:style-name="ro1">
          <table:table-cell office:value-type="date" office:date-value="2022-08-30T13:03:28.719563" calcext:value-type="date">
            <text:p>2022-08-30 13:03:29</text:p>
          </table:table-cell>
          <table:table-cell table:number-columns-repeated="1023"/>
        </table:table-row>
        <table:table-row table:style-name="ro1">
          <table:table-cell office:value-type="date" office:date-value="2022-08-30T13:03:58.941692" calcext:value-type="date">
            <text:p>2022-08-30 13:03:59</text:p>
          </table:table-cell>
          <table:table-cell table:number-columns-repeated="1023"/>
        </table:table-row>
        <table:table-row table:style-name="ro1">
          <table:table-cell office:value-type="date" office:date-value="2022-08-30T13:04:29.540104" calcext:value-type="date">
            <text:p>2022-08-30 13:04:30</text:p>
          </table:table-cell>
          <table:table-cell table:number-columns-repeated="1023"/>
        </table:table-row>
        <table:table-row table:style-name="ro1">
          <table:table-cell office:value-type="date" office:date-value="2022-08-30T13:05:00.394669" calcext:value-type="date">
            <text:p>2022-08-30 13:05:00</text:p>
          </table:table-cell>
          <table:table-cell table:number-columns-repeated="1023"/>
        </table:table-row>
        <table:table-row table:style-name="ro1">
          <table:table-cell office:value-type="date" office:date-value="2022-08-30T13:05:30.676634" calcext:value-type="date">
            <text:p>2022-08-30 13:05:31</text:p>
          </table:table-cell>
          <table:table-cell table:number-columns-repeated="1023"/>
        </table:table-row>
        <table:table-row table:style-name="ro1">
          <table:table-cell office:value-type="date" office:date-value="2022-08-30T13:06:00.79018" calcext:value-type="date">
            <text:p>2022-08-30 13:06:01</text:p>
          </table:table-cell>
          <table:table-cell table:number-columns-repeated="1023"/>
        </table:table-row>
        <table:table-row table:style-name="ro1">
          <table:table-cell office:value-type="date" office:date-value="2022-08-30T13:06:30.933968" calcext:value-type="date">
            <text:p>2022-08-30 13:06:31</text:p>
          </table:table-cell>
          <table:table-cell table:number-columns-repeated="1023"/>
        </table:table-row>
        <table:table-row table:style-name="ro1">
          <table:table-cell office:value-type="date" office:date-value="2022-08-30T13:07:02.502534" calcext:value-type="date">
            <text:p>2022-08-30 13:07:03</text:p>
          </table:table-cell>
          <table:table-cell table:number-columns-repeated="1023"/>
        </table:table-row>
        <table:table-row table:style-name="ro1">
          <table:table-cell office:value-type="date" office:date-value="2022-08-30T13:07:31.647775" calcext:value-type="date">
            <text:p>2022-08-30 13:07:32</text:p>
          </table:table-cell>
          <table:table-cell table:number-columns-repeated="1023"/>
        </table:table-row>
        <table:table-row table:style-name="ro1">
          <table:table-cell office:value-type="date" office:date-value="2022-08-30T13:08:01.494777" calcext:value-type="date">
            <text:p>2022-08-30 13:08:01</text:p>
          </table:table-cell>
          <table:table-cell table:number-columns-repeated="1023"/>
        </table:table-row>
        <table:table-row table:style-name="ro1">
          <table:table-cell office:value-type="date" office:date-value="2022-08-30T13:08:32.025666" calcext:value-type="date">
            <text:p>2022-08-30 13:08:32</text:p>
          </table:table-cell>
          <table:table-cell table:number-columns-repeated="1023"/>
        </table:table-row>
        <table:table-row table:style-name="ro1">
          <table:table-cell office:value-type="date" office:date-value="2022-08-30T13:09:03.396123" calcext:value-type="date">
            <text:p>2022-08-30 13:09:03</text:p>
          </table:table-cell>
          <table:table-cell table:number-columns-repeated="1023"/>
        </table:table-row>
        <table:table-row table:style-name="ro1">
          <table:table-cell office:value-type="date" office:date-value="2022-08-30T13:09:32.479017" calcext:value-type="date">
            <text:p>2022-08-30 13:09:32</text:p>
          </table:table-cell>
          <table:table-cell table:number-columns-repeated="1023"/>
        </table:table-row>
        <table:table-row table:style-name="ro1">
          <table:table-cell office:value-type="date" office:date-value="2022-08-30T13:10:03.510786" calcext:value-type="date">
            <text:p>2022-08-30 13:10:04</text:p>
          </table:table-cell>
          <table:table-cell table:number-columns-repeated="1023"/>
        </table:table-row>
        <table:table-row table:style-name="ro1">
          <table:table-cell office:value-type="date" office:date-value="2022-08-30T13:10:33.886004" calcext:value-type="date">
            <text:p>2022-08-30 13:10:34</text:p>
          </table:table-cell>
          <table:table-cell table:number-columns-repeated="1023"/>
        </table:table-row>
        <table:table-row table:style-name="ro1">
          <table:table-cell office:value-type="date" office:date-value="2022-08-30T13:11:03.955466" calcext:value-type="date">
            <text:p>2022-08-30 13:11:04</text:p>
          </table:table-cell>
          <table:table-cell table:number-columns-repeated="1023"/>
        </table:table-row>
        <table:table-row table:style-name="ro1">
          <table:table-cell office:value-type="date" office:date-value="2022-08-30T13:11:34.021498" calcext:value-type="date">
            <text:p>2022-08-30 13:11:34</text:p>
          </table:table-cell>
          <table:table-cell table:number-columns-repeated="1023"/>
        </table:table-row>
        <table:table-row table:style-name="ro1">
          <table:table-cell office:value-type="date" office:date-value="2022-08-30T13:12:07.451963" calcext:value-type="date">
            <text:p>2022-08-30 13:12:07</text:p>
          </table:table-cell>
          <table:table-cell table:number-columns-repeated="1023"/>
        </table:table-row>
        <table:table-row table:style-name="ro1">
          <table:table-cell office:value-type="date" office:date-value="2022-08-30T13:12:33.981645" calcext:value-type="date">
            <text:p>2022-08-30 13:12:34</text:p>
          </table:table-cell>
          <table:table-cell table:number-columns-repeated="1023"/>
        </table:table-row>
        <table:table-row table:style-name="ro1">
          <table:table-cell office:value-type="date" office:date-value="2022-08-30T13:13:08.412797" calcext:value-type="date">
            <text:p>2022-08-30 13:13:08</text:p>
          </table:table-cell>
          <table:table-cell table:number-columns-repeated="1023"/>
        </table:table-row>
        <table:table-row table:style-name="ro1">
          <table:table-cell office:value-type="date" office:date-value="2022-08-30T13:13:34.969418" calcext:value-type="date">
            <text:p>2022-08-30 13:13:35</text:p>
          </table:table-cell>
          <table:table-cell table:number-columns-repeated="1023"/>
        </table:table-row>
        <table:table-row table:style-name="ro1">
          <table:table-cell office:value-type="date" office:date-value="2022-08-30T13:14:07.911338" calcext:value-type="date">
            <text:p>2022-08-30 13:14:08</text:p>
          </table:table-cell>
          <table:table-cell table:number-columns-repeated="1023"/>
        </table:table-row>
        <table:table-row table:style-name="ro1">
          <table:table-cell office:value-type="date" office:date-value="2022-08-30T13:14:37.434168" calcext:value-type="date">
            <text:p>2022-08-30 13:14:37</text:p>
          </table:table-cell>
          <table:table-cell table:number-columns-repeated="1023"/>
        </table:table-row>
        <table:table-row table:style-name="ro1">
          <table:table-cell office:value-type="date" office:date-value="2022-08-30T13:15:08.874281" calcext:value-type="date">
            <text:p>2022-08-30 13:15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3:15:39.95839" calcext:value-type="date">
            <text:p>2022-08-30 13:15:40</text:p>
          </table:table-cell>
          <table:table-cell table:number-columns-repeated="1023"/>
        </table:table-row>
        <table:table-row table:style-name="ro1">
          <table:table-cell office:value-type="date" office:date-value="2022-08-30T13:16:08.549392" calcext:value-type="date">
            <text:p>2022-08-30 13:16:09</text:p>
          </table:table-cell>
          <table:table-cell table:number-columns-repeated="1023"/>
        </table:table-row>
        <table:table-row table:style-name="ro1">
          <table:table-cell office:value-type="date" office:date-value="2022-08-30T13:16:37.970197" calcext:value-type="date">
            <text:p>2022-08-30 13:16:38</text:p>
          </table:table-cell>
          <table:table-cell table:number-columns-repeated="1023"/>
        </table:table-row>
        <table:table-row table:style-name="ro1">
          <table:table-cell office:value-type="date" office:date-value="2022-08-30T13:17:12.078871" calcext:value-type="date">
            <text:p>2022-08-30 13:17:12</text:p>
          </table:table-cell>
          <table:table-cell table:number-columns-repeated="1023"/>
        </table:table-row>
        <table:table-row table:style-name="ro1">
          <table:table-cell office:value-type="date" office:date-value="2022-08-30T13:17:38.718784" calcext:value-type="date">
            <text:p>2022-08-30 13:17:39</text:p>
          </table:table-cell>
          <table:table-cell table:number-columns-repeated="1023"/>
        </table:table-row>
        <table:table-row table:style-name="ro1">
          <table:table-cell office:value-type="date" office:date-value="2022-08-30T13:18:09.428227" calcext:value-type="date">
            <text:p>2022-08-30 13:18:09</text:p>
          </table:table-cell>
          <table:table-cell table:number-columns-repeated="1023"/>
        </table:table-row>
        <table:table-row table:style-name="ro1">
          <table:table-cell office:value-type="date" office:date-value="2022-08-30T13:18:39.999462" calcext:value-type="date">
            <text:p>2022-08-30 13:18:40</text:p>
          </table:table-cell>
          <table:table-cell table:number-columns-repeated="1023"/>
        </table:table-row>
        <table:table-row table:style-name="ro1">
          <table:table-cell office:value-type="date" office:date-value="2022-08-30T13:19:11.261196" calcext:value-type="date">
            <text:p>2022-08-30 13:19:11</text:p>
          </table:table-cell>
          <table:table-cell table:number-columns-repeated="1023"/>
        </table:table-row>
        <table:table-row table:style-name="ro1">
          <table:table-cell office:value-type="date" office:date-value="2022-08-30T13:19:42.077904" calcext:value-type="date">
            <text:p>2022-08-30 13:19:42</text:p>
          </table:table-cell>
          <table:table-cell table:number-columns-repeated="1023"/>
        </table:table-row>
        <table:table-row table:style-name="ro1">
          <table:table-cell office:value-type="date" office:date-value="2022-08-30T13:20:12.802354" calcext:value-type="date">
            <text:p>2022-08-30 13:20:13</text:p>
          </table:table-cell>
          <table:table-cell table:number-columns-repeated="1023"/>
        </table:table-row>
        <table:table-row table:style-name="ro1">
          <table:table-cell office:value-type="date" office:date-value="2022-08-30T13:20:43.611138" calcext:value-type="date">
            <text:p>2022-08-30 13:20:44</text:p>
          </table:table-cell>
          <table:table-cell table:number-columns-repeated="1023"/>
        </table:table-row>
        <table:table-row table:style-name="ro1">
          <table:table-cell office:value-type="date" office:date-value="2022-08-30T13:21:14.254519" calcext:value-type="date">
            <text:p>2022-08-30 13:21:14</text:p>
          </table:table-cell>
          <table:table-cell table:number-columns-repeated="1023"/>
        </table:table-row>
        <table:table-row table:style-name="ro1">
          <table:table-cell office:value-type="date" office:date-value="2022-08-30T13:21:43.391819" calcext:value-type="date">
            <text:p>2022-08-30 13:21:43</text:p>
          </table:table-cell>
          <table:table-cell table:number-columns-repeated="1023"/>
        </table:table-row>
        <table:table-row table:style-name="ro1">
          <table:table-cell office:value-type="date" office:date-value="2022-08-30T13:22:16.640868" calcext:value-type="date">
            <text:p>2022-08-30 13:22:17</text:p>
          </table:table-cell>
          <table:table-cell table:number-columns-repeated="1023"/>
        </table:table-row>
        <table:table-row table:style-name="ro1">
          <table:table-cell office:value-type="date" office:date-value="2022-08-30T13:22:44.700349" calcext:value-type="date">
            <text:p>2022-08-30 13:22:45</text:p>
          </table:table-cell>
          <table:table-cell table:number-columns-repeated="1023"/>
        </table:table-row>
        <table:table-row table:style-name="ro1">
          <table:table-cell office:value-type="date" office:date-value="2022-08-30T13:23:14.907296" calcext:value-type="date">
            <text:p>2022-08-30 13:23:15</text:p>
          </table:table-cell>
          <table:table-cell table:number-columns-repeated="1023"/>
        </table:table-row>
        <table:table-row table:style-name="ro1">
          <table:table-cell office:value-type="date" office:date-value="2022-08-30T13:23:45.798384" calcext:value-type="date">
            <text:p>2022-08-30 13:23:46</text:p>
          </table:table-cell>
          <table:table-cell table:number-columns-repeated="1023"/>
        </table:table-row>
        <table:table-row table:style-name="ro1">
          <table:table-cell office:value-type="date" office:date-value="2022-08-30T13:24:15.620712" calcext:value-type="date">
            <text:p>2022-08-30 13:24:16</text:p>
          </table:table-cell>
          <table:table-cell table:number-columns-repeated="1023"/>
        </table:table-row>
        <table:table-row table:style-name="ro1">
          <table:table-cell office:value-type="date" office:date-value="2022-08-30T13:24:47.004463" calcext:value-type="date">
            <text:p>2022-08-30 13:24:47</text:p>
          </table:table-cell>
          <table:table-cell table:number-columns-repeated="1023"/>
        </table:table-row>
        <table:table-row table:style-name="ro1">
          <table:table-cell office:value-type="date" office:date-value="2022-08-30T13:25:16.782437" calcext:value-type="date">
            <text:p>2022-08-30 13:25:17</text:p>
          </table:table-cell>
          <table:table-cell table:number-columns-repeated="1023"/>
        </table:table-row>
        <table:table-row table:style-name="ro1">
          <table:table-cell office:value-type="date" office:date-value="2022-08-30T13:25:49.64658" calcext:value-type="date">
            <text:p>2022-08-30 13:25:50</text:p>
          </table:table-cell>
          <table:table-cell table:number-columns-repeated="1023"/>
        </table:table-row>
        <table:table-row table:style-name="ro1">
          <table:table-cell office:value-type="date" office:date-value="2022-08-30T13:26:17.81378" calcext:value-type="date">
            <text:p>2022-08-30 13:26:18</text:p>
          </table:table-cell>
          <table:table-cell table:number-columns-repeated="1023"/>
        </table:table-row>
        <table:table-row table:style-name="ro1">
          <table:table-cell office:value-type="date" office:date-value="2022-08-30T13:26:49.53111" calcext:value-type="date">
            <text:p>2022-08-30 13:26:50</text:p>
          </table:table-cell>
          <table:table-cell table:number-columns-repeated="1023"/>
        </table:table-row>
        <table:table-row table:style-name="ro1">
          <table:table-cell office:value-type="date" office:date-value="2022-08-30T13:27:21.25762" calcext:value-type="date">
            <text:p>2022-08-30 13:27:21</text:p>
          </table:table-cell>
          <table:table-cell table:number-columns-repeated="1023"/>
        </table:table-row>
        <table:table-row table:style-name="ro1">
          <table:table-cell office:value-type="date" office:date-value="2022-08-30T13:27:50.475932" calcext:value-type="date">
            <text:p>2022-08-30 13:27:50</text:p>
          </table:table-cell>
          <table:table-cell table:number-columns-repeated="1023"/>
        </table:table-row>
        <table:table-row table:style-name="ro1">
          <table:table-cell office:value-type="date" office:date-value="2022-08-30T13:28:20.30724" calcext:value-type="date">
            <text:p>2022-08-30 13:28:20</text:p>
          </table:table-cell>
          <table:table-cell table:number-columns-repeated="1023"/>
        </table:table-row>
        <table:table-row table:style-name="ro1">
          <table:table-cell office:value-type="date" office:date-value="2022-08-30T13:28:52.268449" calcext:value-type="date">
            <text:p>2022-08-30 13:28:52</text:p>
          </table:table-cell>
          <table:table-cell table:number-columns-repeated="1023"/>
        </table:table-row>
        <table:table-row table:style-name="ro1">
          <table:table-cell office:value-type="date" office:date-value="2022-08-30T13:29:22.052022" calcext:value-type="date">
            <text:p>2022-08-30 13:29:22</text:p>
          </table:table-cell>
          <table:table-cell table:number-columns-repeated="1023"/>
        </table:table-row>
        <table:table-row table:style-name="ro1">
          <table:table-cell office:value-type="date" office:date-value="2022-08-30T13:29:54.194387" calcext:value-type="date">
            <text:p>2022-08-30 13:29:54</text:p>
          </table:table-cell>
          <table:table-cell table:number-columns-repeated="1023"/>
        </table:table-row>
        <table:table-row table:style-name="ro1">
          <table:table-cell office:value-type="date" office:date-value="2022-08-30T13:30:23.298553" calcext:value-type="date">
            <text:p>2022-08-30 13:30:23</text:p>
          </table:table-cell>
          <table:table-cell table:number-columns-repeated="1023"/>
        </table:table-row>
        <table:table-row table:style-name="ro1">
          <table:table-cell office:value-type="date" office:date-value="2022-08-30T13:30:54.665666" calcext:value-type="date">
            <text:p>2022-08-30 13:30:55</text:p>
          </table:table-cell>
          <table:table-cell table:number-columns-repeated="1023"/>
        </table:table-row>
        <table:table-row table:style-name="ro1">
          <table:table-cell office:value-type="date" office:date-value="2022-08-30T13:31:23.760907" calcext:value-type="date">
            <text:p>2022-08-30 13:31:24</text:p>
          </table:table-cell>
          <table:table-cell table:number-columns-repeated="1023"/>
        </table:table-row>
        <table:table-row table:style-name="ro1">
          <table:table-cell office:value-type="date" office:date-value="2022-08-30T13:31:55.85329" calcext:value-type="date">
            <text:p>2022-08-30 13:31:56</text:p>
          </table:table-cell>
          <table:table-cell table:number-columns-repeated="1023"/>
        </table:table-row>
        <table:table-row table:style-name="ro1">
          <table:table-cell office:value-type="date" office:date-value="2022-08-30T13:32:25.71415" calcext:value-type="date">
            <text:p>2022-08-30 13:32:26</text:p>
          </table:table-cell>
          <table:table-cell table:number-columns-repeated="1023"/>
        </table:table-row>
        <table:table-row table:style-name="ro1">
          <table:table-cell office:value-type="date" office:date-value="2022-08-30T13:32:57.06735" calcext:value-type="date">
            <text:p>2022-08-30 13:32:57</text:p>
          </table:table-cell>
          <table:table-cell table:number-columns-repeated="1023"/>
        </table:table-row>
        <table:table-row table:style-name="ro1">
          <table:table-cell office:value-type="date" office:date-value="2022-08-30T13:33:25.164935" calcext:value-type="date">
            <text:p>2022-08-30 13:33:25</text:p>
          </table:table-cell>
          <table:table-cell table:number-columns-repeated="1023"/>
        </table:table-row>
        <table:table-row table:style-name="ro1">
          <table:table-cell office:value-type="date" office:date-value="2022-08-30T13:33:54.840356" calcext:value-type="date">
            <text:p>2022-08-30 13:33:55</text:p>
          </table:table-cell>
          <table:table-cell table:number-columns-repeated="1023"/>
        </table:table-row>
        <table:table-row table:style-name="ro1">
          <table:table-cell office:value-type="date" office:date-value="2022-08-30T13:34:25.229462" calcext:value-type="date">
            <text:p>2022-08-30 13:34:25</text:p>
          </table:table-cell>
          <table:table-cell table:number-columns-repeated="1023"/>
        </table:table-row>
        <table:table-row table:style-name="ro1">
          <table:table-cell office:value-type="date" office:date-value="2022-08-30T13:34:57.349033" calcext:value-type="date">
            <text:p>2022-08-30 13:34:57</text:p>
          </table:table-cell>
          <table:table-cell table:number-columns-repeated="1023"/>
        </table:table-row>
        <table:table-row table:style-name="ro1">
          <table:table-cell office:value-type="date" office:date-value="2022-08-30T13:35:27.164018" calcext:value-type="date">
            <text:p>2022-08-30 13:35:27</text:p>
          </table:table-cell>
          <table:table-cell table:number-columns-repeated="1023"/>
        </table:table-row>
        <table:table-row table:style-name="ro1">
          <table:table-cell office:value-type="date" office:date-value="2022-08-30T13:35:57.055612" calcext:value-type="date">
            <text:p>2022-08-30 13:35:57</text:p>
          </table:table-cell>
          <table:table-cell table:number-columns-repeated="1023"/>
        </table:table-row>
        <table:table-row table:style-name="ro1">
          <table:table-cell office:value-type="date" office:date-value="2022-08-30T13:36:28.337135" calcext:value-type="date">
            <text:p>2022-08-30 13:36:28</text:p>
          </table:table-cell>
          <table:table-cell table:number-columns-repeated="1023"/>
        </table:table-row>
        <table:table-row table:style-name="ro1">
          <table:table-cell office:value-type="date" office:date-value="2022-08-30T13:36:57.723283" calcext:value-type="date">
            <text:p>2022-08-30 13:36:58</text:p>
          </table:table-cell>
          <table:table-cell table:number-columns-repeated="1023"/>
        </table:table-row>
        <table:table-row table:style-name="ro1">
          <table:table-cell office:value-type="date" office:date-value="2022-08-30T13:37:30.559336" calcext:value-type="date">
            <text:p>2022-08-30 13:37:31</text:p>
          </table:table-cell>
          <table:table-cell table:number-columns-repeated="1023"/>
        </table:table-row>
        <table:table-row table:style-name="ro1">
          <table:table-cell office:value-type="date" office:date-value="2022-08-30T13:37:59.740909" calcext:value-type="date">
            <text:p>2022-08-30 13:38:00</text:p>
          </table:table-cell>
          <table:table-cell table:number-columns-repeated="1023"/>
        </table:table-row>
        <table:table-row table:style-name="ro1">
          <table:table-cell office:value-type="date" office:date-value="2022-08-30T13:38:29.882293" calcext:value-type="date">
            <text:p>2022-08-30 13:38:30</text:p>
          </table:table-cell>
          <table:table-cell table:number-columns-repeated="1023"/>
        </table:table-row>
        <table:table-row table:style-name="ro1">
          <table:table-cell office:value-type="date" office:date-value="2022-08-30T13:38:59.92509" calcext:value-type="date">
            <text:p>2022-08-30 13:39:00</text:p>
          </table:table-cell>
          <table:table-cell table:number-columns-repeated="1023"/>
        </table:table-row>
        <table:table-row table:style-name="ro1">
          <table:table-cell office:value-type="date" office:date-value="2022-08-30T13:39:29.287935" calcext:value-type="date">
            <text:p>2022-08-30 13:39:29</text:p>
          </table:table-cell>
          <table:table-cell table:number-columns-repeated="1023"/>
        </table:table-row>
        <table:table-row table:style-name="ro1">
          <table:table-cell office:value-type="date" office:date-value="2022-08-30T13:40:00.98683" calcext:value-type="date">
            <text:p>2022-08-30 13:40:01</text:p>
          </table:table-cell>
          <table:table-cell table:number-columns-repeated="1023"/>
        </table:table-row>
        <table:table-row table:style-name="ro1">
          <table:table-cell office:value-type="date" office:date-value="2022-08-30T13:40:30.955889" calcext:value-type="date">
            <text:p>2022-08-30 13:40:31</text:p>
          </table:table-cell>
          <table:table-cell table:number-columns-repeated="1023"/>
        </table:table-row>
        <table:table-row table:style-name="ro1">
          <table:table-cell office:value-type="date" office:date-value="2022-08-30T13:41:02.458549" calcext:value-type="date">
            <text:p>2022-08-30 13:41:02</text:p>
          </table:table-cell>
          <table:table-cell table:number-columns-repeated="1023"/>
        </table:table-row>
        <table:table-row table:style-name="ro1">
          <table:table-cell office:value-type="date" office:date-value="2022-08-30T13:41:32.351174" calcext:value-type="date">
            <text:p>2022-08-30 13:41:32</text:p>
          </table:table-cell>
          <table:table-cell table:number-columns-repeated="1023"/>
        </table:table-row>
        <table:table-row table:style-name="ro1">
          <table:table-cell office:value-type="date" office:date-value="2022-08-30T13:42:02.664161" calcext:value-type="date">
            <text:p>2022-08-30 13:42:03</text:p>
          </table:table-cell>
          <table:table-cell table:number-columns-repeated="1023"/>
        </table:table-row>
        <table:table-row table:style-name="ro1">
          <table:table-cell office:value-type="date" office:date-value="2022-08-30T13:42:33.830022" calcext:value-type="date">
            <text:p>2022-08-30 13:42:34</text:p>
          </table:table-cell>
          <table:table-cell table:number-columns-repeated="1023"/>
        </table:table-row>
        <table:table-row table:style-name="ro1">
          <table:table-cell office:value-type="date" office:date-value="2022-08-30T13:43:03.402056" calcext:value-type="date">
            <text:p>2022-08-30 13:43:03</text:p>
          </table:table-cell>
          <table:table-cell table:number-columns-repeated="1023"/>
        </table:table-row>
        <table:table-row table:style-name="ro1">
          <table:table-cell office:value-type="date" office:date-value="2022-08-30T13:43:34.342099" calcext:value-type="date">
            <text:p>2022-08-30 13:43:34</text:p>
          </table:table-cell>
          <table:table-cell table:number-columns-repeated="1023"/>
        </table:table-row>
        <table:table-row table:style-name="ro1">
          <table:table-cell office:value-type="date" office:date-value="2022-08-30T13:44:05.375158" calcext:value-type="date">
            <text:p>2022-08-30 13:44:05</text:p>
          </table:table-cell>
          <table:table-cell table:number-columns-repeated="1023"/>
        </table:table-row>
        <table:table-row table:style-name="ro1">
          <table:table-cell office:value-type="date" office:date-value="2022-08-30T13:44:35.831067" calcext:value-type="date">
            <text:p>2022-08-30 13:44:36</text:p>
          </table:table-cell>
          <table:table-cell table:number-columns-repeated="1023"/>
        </table:table-row>
        <table:table-row table:style-name="ro1">
          <table:table-cell office:value-type="date" office:date-value="2022-08-30T13:45:07.781123" calcext:value-type="date">
            <text:p>2022-08-30 13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3:45:41.024831" calcext:value-type="date">
            <text:p>2022-08-30 13:45: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3:46:06.73936" calcext:value-type="date">
            <text:p>2022-08-30 13:46:07</text:p>
          </table:table-cell>
          <table:table-cell table:number-columns-repeated="1023"/>
        </table:table-row>
        <table:table-row table:style-name="ro1">
          <table:table-cell office:value-type="date" office:date-value="2022-08-30T13:46:38.092292" calcext:value-type="date">
            <text:p>2022-08-30 13:46:38</text:p>
          </table:table-cell>
          <table:table-cell table:number-columns-repeated="1023"/>
        </table:table-row>
        <table:table-row table:style-name="ro1">
          <table:table-cell office:value-type="date" office:date-value="2022-08-30T13:47:07.885503" calcext:value-type="date">
            <text:p>2022-08-30 13:47:08</text:p>
          </table:table-cell>
          <table:table-cell table:number-columns-repeated="1023"/>
        </table:table-row>
        <table:table-row table:style-name="ro1">
          <table:table-cell office:value-type="date" office:date-value="2022-08-30T13:47:41.610765" calcext:value-type="date">
            <text:p>2022-08-30 13:47:42</text:p>
          </table:table-cell>
          <table:table-cell table:number-columns-repeated="1023"/>
        </table:table-row>
        <table:table-row table:style-name="ro1">
          <table:table-cell office:value-type="date" office:date-value="2022-08-30T13:48:09.898569" calcext:value-type="date">
            <text:p>2022-08-30 13:48:10</text:p>
          </table:table-cell>
          <table:table-cell table:number-columns-repeated="1023"/>
        </table:table-row>
        <table:table-row table:style-name="ro1">
          <table:table-cell office:value-type="date" office:date-value="2022-08-30T13:48:39.347279" calcext:value-type="date">
            <text:p>2022-08-30 13:48:39</text:p>
          </table:table-cell>
          <table:table-cell table:number-columns-repeated="1023"/>
        </table:table-row>
        <table:table-row table:style-name="ro1">
          <table:table-cell office:value-type="date" office:date-value="2022-08-30T13:49:10.709311" calcext:value-type="date">
            <text:p>2022-08-30 13:49:11</text:p>
          </table:table-cell>
          <table:table-cell table:number-columns-repeated="1023"/>
        </table:table-row>
        <table:table-row table:style-name="ro1">
          <table:table-cell office:value-type="date" office:date-value="2022-08-30T13:49:40.358323" calcext:value-type="date">
            <text:p>2022-08-30 13:49:40</text:p>
          </table:table-cell>
          <table:table-cell table:number-columns-repeated="1023"/>
        </table:table-row>
        <table:table-row table:style-name="ro1">
          <table:table-cell office:value-type="date" office:date-value="2022-08-30T13:50:12.427161" calcext:value-type="date">
            <text:p>2022-08-30 13:50:12</text:p>
          </table:table-cell>
          <table:table-cell table:number-columns-repeated="1023"/>
        </table:table-row>
        <table:table-row table:style-name="ro1">
          <table:table-cell office:value-type="date" office:date-value="2022-08-30T13:50:42.188424" calcext:value-type="date">
            <text:p>2022-08-30 13:50:42</text:p>
          </table:table-cell>
          <table:table-cell table:number-columns-repeated="1023"/>
        </table:table-row>
        <table:table-row table:style-name="ro1">
          <table:table-cell office:value-type="date" office:date-value="2022-08-30T13:51:12.336315" calcext:value-type="date">
            <text:p>2022-08-30 13:51:12</text:p>
          </table:table-cell>
          <table:table-cell table:number-columns-repeated="1023"/>
        </table:table-row>
        <table:table-row table:style-name="ro1">
          <table:table-cell office:value-type="date" office:date-value="2022-08-30T13:51:41.451522" calcext:value-type="date">
            <text:p>2022-08-30 13:51:41</text:p>
          </table:table-cell>
          <table:table-cell table:number-columns-repeated="1023"/>
        </table:table-row>
        <table:table-row table:style-name="ro1">
          <table:table-cell office:value-type="date" office:date-value="2022-08-30T13:52:12.238279" calcext:value-type="date">
            <text:p>2022-08-30 13:52:12</text:p>
          </table:table-cell>
          <table:table-cell table:number-columns-repeated="1023"/>
        </table:table-row>
        <table:table-row table:style-name="ro1">
          <table:table-cell office:value-type="date" office:date-value="2022-08-30T13:52:43.841943" calcext:value-type="date">
            <text:p>2022-08-30 13:52:44</text:p>
          </table:table-cell>
          <table:table-cell table:number-columns-repeated="1023"/>
        </table:table-row>
        <table:table-row table:style-name="ro1">
          <table:table-cell office:value-type="date" office:date-value="2022-08-30T13:53:14.300278" calcext:value-type="date">
            <text:p>2022-08-30 13:53:14</text:p>
          </table:table-cell>
          <table:table-cell table:number-columns-repeated="1023"/>
        </table:table-row>
        <table:table-row table:style-name="ro1">
          <table:table-cell office:value-type="date" office:date-value="2022-08-30T13:53:45.806873" calcext:value-type="date">
            <text:p>2022-08-30 13:53:46</text:p>
          </table:table-cell>
          <table:table-cell table:number-columns-repeated="1023"/>
        </table:table-row>
        <table:table-row table:style-name="ro1">
          <table:table-cell office:value-type="date" office:date-value="2022-08-30T13:54:14.507613" calcext:value-type="date">
            <text:p>2022-08-30 13:54:15</text:p>
          </table:table-cell>
          <table:table-cell table:number-columns-repeated="1023"/>
        </table:table-row>
        <table:table-row table:style-name="ro1">
          <table:table-cell office:value-type="date" office:date-value="2022-08-30T13:54:47.15138" calcext:value-type="date">
            <text:p>2022-08-30 13:54:47</text:p>
          </table:table-cell>
          <table:table-cell table:number-columns-repeated="1023"/>
        </table:table-row>
        <table:table-row table:style-name="ro1">
          <table:table-cell office:value-type="date" office:date-value="2022-08-30T13:55:17.937215" calcext:value-type="date">
            <text:p>2022-08-30 13:55:18</text:p>
          </table:table-cell>
          <table:table-cell table:number-columns-repeated="1023"/>
        </table:table-row>
        <table:table-row table:style-name="ro1">
          <table:table-cell office:value-type="date" office:date-value="2022-08-30T13:55:48.238808" calcext:value-type="date">
            <text:p>2022-08-30 13:55:48</text:p>
          </table:table-cell>
          <table:table-cell table:number-columns-repeated="1023"/>
        </table:table-row>
        <table:table-row table:style-name="ro1">
          <table:table-cell office:value-type="date" office:date-value="2022-08-30T13:56:17.611701" calcext:value-type="date">
            <text:p>2022-08-30 13:56:18</text:p>
          </table:table-cell>
          <table:table-cell table:number-columns-repeated="1023"/>
        </table:table-row>
        <table:table-row table:style-name="ro1">
          <table:table-cell office:value-type="date" office:date-value="2022-08-30T13:56:47.821351" calcext:value-type="date">
            <text:p>2022-08-30 13:56:48</text:p>
          </table:table-cell>
          <table:table-cell table:number-columns-repeated="1023"/>
        </table:table-row>
        <table:table-row table:style-name="ro1">
          <table:table-cell office:value-type="date" office:date-value="2022-08-30T13:57:17.556869" calcext:value-type="date">
            <text:p>2022-08-30 13:57:18</text:p>
          </table:table-cell>
          <table:table-cell table:number-columns-repeated="1023"/>
        </table:table-row>
        <table:table-row table:style-name="ro1">
          <table:table-cell office:value-type="date" office:date-value="2022-08-30T13:57:49.517389" calcext:value-type="date">
            <text:p>2022-08-30 13:57:50</text:p>
          </table:table-cell>
          <table:table-cell table:number-columns-repeated="1023"/>
        </table:table-row>
        <table:table-row table:style-name="ro1">
          <table:table-cell office:value-type="date" office:date-value="2022-08-30T13:58:19.461154" calcext:value-type="date">
            <text:p>2022-08-30 13:58:19</text:p>
          </table:table-cell>
          <table:table-cell table:number-columns-repeated="1023"/>
        </table:table-row>
        <table:table-row table:style-name="ro1">
          <table:table-cell office:value-type="date" office:date-value="2022-08-30T13:58:50.557031" calcext:value-type="date">
            <text:p>2022-08-30 13:58:51</text:p>
          </table:table-cell>
          <table:table-cell table:number-columns-repeated="1023"/>
        </table:table-row>
        <table:table-row table:style-name="ro1">
          <table:table-cell office:value-type="date" office:date-value="2022-08-30T13:59:20.659574" calcext:value-type="date">
            <text:p>2022-08-30 13:59:21</text:p>
          </table:table-cell>
          <table:table-cell table:number-columns-repeated="1023"/>
        </table:table-row>
        <table:table-row table:style-name="ro1">
          <table:table-cell office:value-type="date" office:date-value="2022-08-30T13:59:49.98335" calcext:value-type="date">
            <text:p>2022-08-30 13:59:50</text:p>
          </table:table-cell>
          <table:table-cell table:number-columns-repeated="1023"/>
        </table:table-row>
        <table:table-row table:style-name="ro1">
          <table:table-cell office:value-type="date" office:date-value="2022-08-30T14:00:22.074511" calcext:value-type="date">
            <text:p>2022-08-30 14:00:22</text:p>
          </table:table-cell>
          <table:table-cell table:number-columns-repeated="1023"/>
        </table:table-row>
        <table:table-row table:style-name="ro1">
          <table:table-cell office:value-type="date" office:date-value="2022-08-30T14:00:50.956484" calcext:value-type="date">
            <text:p>2022-08-30 14:00:51</text:p>
          </table:table-cell>
          <table:table-cell table:number-columns-repeated="1023"/>
        </table:table-row>
        <table:table-row table:style-name="ro1">
          <table:table-cell office:value-type="date" office:date-value="2022-08-30T14:01:22.490709" calcext:value-type="date">
            <text:p>2022-08-30 14:01:22</text:p>
          </table:table-cell>
          <table:table-cell table:number-columns-repeated="1023"/>
        </table:table-row>
        <table:table-row table:style-name="ro1">
          <table:table-cell office:value-type="date" office:date-value="2022-08-30T14:01:52.765422" calcext:value-type="date">
            <text:p>2022-08-30 14:01:53</text:p>
          </table:table-cell>
          <table:table-cell table:number-columns-repeated="1023"/>
        </table:table-row>
        <table:table-row table:style-name="ro1">
          <table:table-cell office:value-type="date" office:date-value="2022-08-30T14:02:22.236885" calcext:value-type="date">
            <text:p>2022-08-30 14:02:22</text:p>
          </table:table-cell>
          <table:table-cell table:number-columns-repeated="1023"/>
        </table:table-row>
        <table:table-row table:style-name="ro1">
          <table:table-cell office:value-type="date" office:date-value="2022-08-30T14:02:54.210934" calcext:value-type="date">
            <text:p>2022-08-30 14:02:54</text:p>
          </table:table-cell>
          <table:table-cell table:number-columns-repeated="1023"/>
        </table:table-row>
        <table:table-row table:style-name="ro1">
          <table:table-cell office:value-type="date" office:date-value="2022-08-30T14:03:23.996412" calcext:value-type="date">
            <text:p>2022-08-30 14:03:24</text:p>
          </table:table-cell>
          <table:table-cell table:number-columns-repeated="1023"/>
        </table:table-row>
        <table:table-row table:style-name="ro1">
          <table:table-cell office:value-type="date" office:date-value="2022-08-30T14:03:55.122995" calcext:value-type="date">
            <text:p>2022-08-30 14:03:55</text:p>
          </table:table-cell>
          <table:table-cell table:number-columns-repeated="1023"/>
        </table:table-row>
        <table:table-row table:style-name="ro1">
          <table:table-cell office:value-type="date" office:date-value="2022-08-30T14:04:25.676716" calcext:value-type="date">
            <text:p>2022-08-30 14:04:26</text:p>
          </table:table-cell>
          <table:table-cell table:number-columns-repeated="1023"/>
        </table:table-row>
        <table:table-row table:style-name="ro1">
          <table:table-cell office:value-type="date" office:date-value="2022-08-30T14:04:54.836949" calcext:value-type="date">
            <text:p>2022-08-30 14:04:55</text:p>
          </table:table-cell>
          <table:table-cell table:number-columns-repeated="1023"/>
        </table:table-row>
        <table:table-row table:style-name="ro1">
          <table:table-cell office:value-type="date" office:date-value="2022-08-30T14:05:26.494775" calcext:value-type="date">
            <text:p>2022-08-30 14:05:26</text:p>
          </table:table-cell>
          <table:table-cell table:number-columns-repeated="1023"/>
        </table:table-row>
        <table:table-row table:style-name="ro1">
          <table:table-cell office:value-type="date" office:date-value="2022-08-30T14:05:55.951268" calcext:value-type="date">
            <text:p>2022-08-30 14:05:56</text:p>
          </table:table-cell>
          <table:table-cell table:number-columns-repeated="1023"/>
        </table:table-row>
        <table:table-row table:style-name="ro1">
          <table:table-cell office:value-type="date" office:date-value="2022-08-30T14:06:25.738254" calcext:value-type="date">
            <text:p>2022-08-30 14:06:26</text:p>
          </table:table-cell>
          <table:table-cell table:number-columns-repeated="1023"/>
        </table:table-row>
        <table:table-row table:style-name="ro1">
          <table:table-cell office:value-type="date" office:date-value="2022-08-30T14:06:56.91808" calcext:value-type="date">
            <text:p>2022-08-30 14:06:57</text:p>
          </table:table-cell>
          <table:table-cell table:number-columns-repeated="1023"/>
        </table:table-row>
        <table:table-row table:style-name="ro1">
          <table:table-cell office:value-type="date" office:date-value="2022-08-30T14:07:28.75937" calcext:value-type="date">
            <text:p>2022-08-30 14:07:29</text:p>
          </table:table-cell>
          <table:table-cell table:number-columns-repeated="1023"/>
        </table:table-row>
        <table:table-row table:style-name="ro1">
          <table:table-cell office:value-type="date" office:date-value="2022-08-30T14:07:58.266731" calcext:value-type="date">
            <text:p>2022-08-30 14:07:58</text:p>
          </table:table-cell>
          <table:table-cell table:number-columns-repeated="1023"/>
        </table:table-row>
        <table:table-row table:style-name="ro1">
          <table:table-cell office:value-type="date" office:date-value="2022-08-30T14:08:29.410447" calcext:value-type="date">
            <text:p>2022-08-30 14:08:29</text:p>
          </table:table-cell>
          <table:table-cell table:number-columns-repeated="1023"/>
        </table:table-row>
        <table:table-row table:style-name="ro1">
          <table:table-cell office:value-type="date" office:date-value="2022-08-30T14:08:59.174779" calcext:value-type="date">
            <text:p>2022-08-30 14:08:59</text:p>
          </table:table-cell>
          <table:table-cell table:number-columns-repeated="1023"/>
        </table:table-row>
        <table:table-row table:style-name="ro1">
          <table:table-cell office:value-type="date" office:date-value="2022-08-30T14:09:30.127508" calcext:value-type="date">
            <text:p>2022-08-30 14:09:30</text:p>
          </table:table-cell>
          <table:table-cell table:number-columns-repeated="1023"/>
        </table:table-row>
        <table:table-row table:style-name="ro1">
          <table:table-cell office:value-type="date" office:date-value="2022-08-30T14:10:01.23608" calcext:value-type="date">
            <text:p>2022-08-30 14:10:01</text:p>
          </table:table-cell>
          <table:table-cell table:number-columns-repeated="1023"/>
        </table:table-row>
        <table:table-row table:style-name="ro1">
          <table:table-cell office:value-type="date" office:date-value="2022-08-30T14:10:33.167754" calcext:value-type="date">
            <text:p>2022-08-30 14:10:33</text:p>
          </table:table-cell>
          <table:table-cell table:number-columns-repeated="1023"/>
        </table:table-row>
        <table:table-row table:style-name="ro1">
          <table:table-cell office:value-type="date" office:date-value="2022-08-30T14:11:01.748113" calcext:value-type="date">
            <text:p>2022-08-30 14:11:02</text:p>
          </table:table-cell>
          <table:table-cell table:number-columns-repeated="1023"/>
        </table:table-row>
        <table:table-row table:style-name="ro1">
          <table:table-cell office:value-type="date" office:date-value="2022-08-30T14:11:32.45843" calcext:value-type="date">
            <text:p>2022-08-30 14:11:32</text:p>
          </table:table-cell>
          <table:table-cell table:number-columns-repeated="1023"/>
        </table:table-row>
        <table:table-row table:style-name="ro1">
          <table:table-cell office:value-type="date" office:date-value="2022-08-30T14:12:01.718233" calcext:value-type="date">
            <text:p>2022-08-30 14:12:02</text:p>
          </table:table-cell>
          <table:table-cell table:number-columns-repeated="1023"/>
        </table:table-row>
        <table:table-row table:style-name="ro1">
          <table:table-cell office:value-type="date" office:date-value="2022-08-30T14:12:33.802285" calcext:value-type="date">
            <text:p>2022-08-30 14:12:34</text:p>
          </table:table-cell>
          <table:table-cell table:number-columns-repeated="1023"/>
        </table:table-row>
        <table:table-row table:style-name="ro1">
          <table:table-cell office:value-type="date" office:date-value="2022-08-30T14:13:04.612924" calcext:value-type="date">
            <text:p>2022-08-30 14:13:05</text:p>
          </table:table-cell>
          <table:table-cell table:number-columns-repeated="1023"/>
        </table:table-row>
        <table:table-row table:style-name="ro1">
          <table:table-cell office:value-type="date" office:date-value="2022-08-30T14:13:34.165119" calcext:value-type="date">
            <text:p>2022-08-30 14:13:34</text:p>
          </table:table-cell>
          <table:table-cell table:number-columns-repeated="1023"/>
        </table:table-row>
        <table:table-row table:style-name="ro1">
          <table:table-cell office:value-type="date" office:date-value="2022-08-30T14:14:05.730601" calcext:value-type="date">
            <text:p>2022-08-30 14:14:06</text:p>
          </table:table-cell>
          <table:table-cell table:number-columns-repeated="1023"/>
        </table:table-row>
        <table:table-row table:style-name="ro1">
          <table:table-cell office:value-type="date" office:date-value="2022-08-30T14:14:35.929774" calcext:value-type="date">
            <text:p>2022-08-30 14:14:36</text:p>
          </table:table-cell>
          <table:table-cell table:number-columns-repeated="1023"/>
        </table:table-row>
        <table:table-row table:style-name="ro1">
          <table:table-cell office:value-type="date" office:date-value="2022-08-30T14:15:07.773462" calcext:value-type="date">
            <text:p>2022-08-30 14:1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4:15:41.565235" calcext:value-type="date">
            <text:p>2022-08-30 14:15: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4:16:08.031889" calcext:value-type="date">
            <text:p>2022-08-30 14:16:08</text:p>
          </table:table-cell>
          <table:table-cell table:number-columns-repeated="1023"/>
        </table:table-row>
        <table:table-row table:style-name="ro1">
          <table:table-cell office:value-type="date" office:date-value="2022-08-30T14:16:41.939834" calcext:value-type="date">
            <text:p>2022-08-30 14:16:42</text:p>
          </table:table-cell>
          <table:table-cell table:number-columns-repeated="1023"/>
        </table:table-row>
        <table:table-row table:style-name="ro1">
          <table:table-cell office:value-type="date" office:date-value="2022-08-30T14:17:08.371437" calcext:value-type="date">
            <text:p>2022-08-30 14:17:08</text:p>
          </table:table-cell>
          <table:table-cell table:number-columns-repeated="1023"/>
        </table:table-row>
        <table:table-row table:style-name="ro1">
          <table:table-cell office:value-type="date" office:date-value="2022-08-30T14:17:41.485318" calcext:value-type="date">
            <text:p>2022-08-30 14:17:41</text:p>
          </table:table-cell>
          <table:table-cell table:number-columns-repeated="1023"/>
        </table:table-row>
        <table:table-row table:style-name="ro1">
          <table:table-cell office:value-type="date" office:date-value="2022-08-30T14:18:09.146793" calcext:value-type="date">
            <text:p>2022-08-30 14:18:09</text:p>
          </table:table-cell>
          <table:table-cell table:number-columns-repeated="1023"/>
        </table:table-row>
        <table:table-row table:style-name="ro1">
          <table:table-cell office:value-type="date" office:date-value="2022-08-30T14:18:41.454955" calcext:value-type="date">
            <text:p>2022-08-30 14:18:41</text:p>
          </table:table-cell>
          <table:table-cell table:number-columns-repeated="1023"/>
        </table:table-row>
        <table:table-row table:style-name="ro1">
          <table:table-cell office:value-type="date" office:date-value="2022-08-30T14:19:09.94902" calcext:value-type="date">
            <text:p>2022-08-30 14:19:10</text:p>
          </table:table-cell>
          <table:table-cell table:number-columns-repeated="1023"/>
        </table:table-row>
        <table:table-row table:style-name="ro1">
          <table:table-cell office:value-type="date" office:date-value="2022-08-30T14:19:41.012824" calcext:value-type="date">
            <text:p>2022-08-30 14:19:41</text:p>
          </table:table-cell>
          <table:table-cell table:number-columns-repeated="1023"/>
        </table:table-row>
        <table:table-row table:style-name="ro1">
          <table:table-cell office:value-type="date" office:date-value="2022-08-30T14:20:10.581619" calcext:value-type="date">
            <text:p>2022-08-30 14:20:11</text:p>
          </table:table-cell>
          <table:table-cell table:number-columns-repeated="1023"/>
        </table:table-row>
        <table:table-row table:style-name="ro1">
          <table:table-cell office:value-type="date" office:date-value="2022-08-30T14:20:42.273307" calcext:value-type="date">
            <text:p>2022-08-30 14:20:42</text:p>
          </table:table-cell>
          <table:table-cell table:number-columns-repeated="1023"/>
        </table:table-row>
        <table:table-row table:style-name="ro1">
          <table:table-cell office:value-type="date" office:date-value="2022-08-30T14:21:12.478166" calcext:value-type="date">
            <text:p>2022-08-30 14:21:12</text:p>
          </table:table-cell>
          <table:table-cell table:number-columns-repeated="1023"/>
        </table:table-row>
        <table:table-row table:style-name="ro1">
          <table:table-cell office:value-type="date" office:date-value="2022-08-30T14:21:42.266149" calcext:value-type="date">
            <text:p>2022-08-30 14:21:42</text:p>
          </table:table-cell>
          <table:table-cell table:number-columns-repeated="1023"/>
        </table:table-row>
        <table:table-row table:style-name="ro1">
          <table:table-cell office:value-type="date" office:date-value="2022-08-30T14:22:12.868081" calcext:value-type="date">
            <text:p>2022-08-30 14:22:13</text:p>
          </table:table-cell>
          <table:table-cell table:number-columns-repeated="1023"/>
        </table:table-row>
        <table:table-row table:style-name="ro1">
          <table:table-cell office:value-type="date" office:date-value="2022-08-30T14:22:43.378662" calcext:value-type="date">
            <text:p>2022-08-30 14:22:43</text:p>
          </table:table-cell>
          <table:table-cell table:number-columns-repeated="1023"/>
        </table:table-row>
        <table:table-row table:style-name="ro1">
          <table:table-cell office:value-type="date" office:date-value="2022-08-30T14:23:17.119166" calcext:value-type="date">
            <text:p>2022-08-30 14:23:17</text:p>
          </table:table-cell>
          <table:table-cell table:number-columns-repeated="1023"/>
        </table:table-row>
        <table:table-row table:style-name="ro1">
          <table:table-cell office:value-type="date" office:date-value="2022-08-30T14:23:45.42606" calcext:value-type="date">
            <text:p>2022-08-30 14:23:45</text:p>
          </table:table-cell>
          <table:table-cell table:number-columns-repeated="1023"/>
        </table:table-row>
        <table:table-row table:style-name="ro1">
          <table:table-cell office:value-type="date" office:date-value="2022-08-30T14:24:15.208746" calcext:value-type="date">
            <text:p>2022-08-30 14:24:15</text:p>
          </table:table-cell>
          <table:table-cell table:number-columns-repeated="1023"/>
        </table:table-row>
        <table:table-row table:style-name="ro1">
          <table:table-cell office:value-type="date" office:date-value="2022-08-30T14:24:45.432456" calcext:value-type="date">
            <text:p>2022-08-30 14:24:45</text:p>
          </table:table-cell>
          <table:table-cell table:number-columns-repeated="1023"/>
        </table:table-row>
        <table:table-row table:style-name="ro1">
          <table:table-cell office:value-type="date" office:date-value="2022-08-30T14:25:16.395382" calcext:value-type="date">
            <text:p>2022-08-30 14:25:16</text:p>
          </table:table-cell>
          <table:table-cell table:number-columns-repeated="1023"/>
        </table:table-row>
        <table:table-row table:style-name="ro1">
          <table:table-cell office:value-type="date" office:date-value="2022-08-30T14:25:47.06369" calcext:value-type="date">
            <text:p>2022-08-30 14:25:47</text:p>
          </table:table-cell>
          <table:table-cell table:number-columns-repeated="1023"/>
        </table:table-row>
        <table:table-row table:style-name="ro1">
          <table:table-cell office:value-type="date" office:date-value="2022-08-30T14:26:18.18163" calcext:value-type="date">
            <text:p>2022-08-30 14:26:18</text:p>
          </table:table-cell>
          <table:table-cell table:number-columns-repeated="1023"/>
        </table:table-row>
        <table:table-row table:style-name="ro1">
          <table:table-cell office:value-type="date" office:date-value="2022-08-30T14:26:49.063224" calcext:value-type="date">
            <text:p>2022-08-30 14:26:49</text:p>
          </table:table-cell>
          <table:table-cell table:number-columns-repeated="1023"/>
        </table:table-row>
        <table:table-row table:style-name="ro1">
          <table:table-cell office:value-type="date" office:date-value="2022-08-30T14:27:19.56587" calcext:value-type="date">
            <text:p>2022-08-30 14:27:20</text:p>
          </table:table-cell>
          <table:table-cell table:number-columns-repeated="1023"/>
        </table:table-row>
        <table:table-row table:style-name="ro1">
          <table:table-cell office:value-type="date" office:date-value="2022-08-30T14:27:49.443515" calcext:value-type="date">
            <text:p>2022-08-30 14:27:49</text:p>
          </table:table-cell>
          <table:table-cell table:number-columns-repeated="1023"/>
        </table:table-row>
        <table:table-row table:style-name="ro1">
          <table:table-cell office:value-type="date" office:date-value="2022-08-30T14:28:22.503662" calcext:value-type="date">
            <text:p>2022-08-30 14:28:23</text:p>
          </table:table-cell>
          <table:table-cell table:number-columns-repeated="1023"/>
        </table:table-row>
        <table:table-row table:style-name="ro1">
          <table:table-cell office:value-type="date" office:date-value="2022-08-30T14:28:49.761106" calcext:value-type="date">
            <text:p>2022-08-30 14:28:50</text:p>
          </table:table-cell>
          <table:table-cell table:number-columns-repeated="1023"/>
        </table:table-row>
        <table:table-row table:style-name="ro1">
          <table:table-cell office:value-type="date" office:date-value="2022-08-30T14:29:20.09947" calcext:value-type="date">
            <text:p>2022-08-30 14:29:20</text:p>
          </table:table-cell>
          <table:table-cell table:number-columns-repeated="1023"/>
        </table:table-row>
        <table:table-row table:style-name="ro1">
          <table:table-cell office:value-type="date" office:date-value="2022-08-30T14:29:50.282433" calcext:value-type="date">
            <text:p>2022-08-30 14:29:50</text:p>
          </table:table-cell>
          <table:table-cell table:number-columns-repeated="1023"/>
        </table:table-row>
        <table:table-row table:style-name="ro1">
          <table:table-cell office:value-type="date" office:date-value="2022-08-30T14:30:21.346651" calcext:value-type="date">
            <text:p>2022-08-30 14:30:21</text:p>
          </table:table-cell>
          <table:table-cell table:number-columns-repeated="1023"/>
        </table:table-row>
        <table:table-row table:style-name="ro1">
          <table:table-cell office:value-type="date" office:date-value="2022-08-30T14:30:51.697097" calcext:value-type="date">
            <text:p>2022-08-30 14:30:52</text:p>
          </table:table-cell>
          <table:table-cell table:number-columns-repeated="1023"/>
        </table:table-row>
        <table:table-row table:style-name="ro1">
          <table:table-cell office:value-type="date" office:date-value="2022-08-30T14:31:21.421254" calcext:value-type="date">
            <text:p>2022-08-30 14:31:21</text:p>
          </table:table-cell>
          <table:table-cell table:number-columns-repeated="1023"/>
        </table:table-row>
        <table:table-row table:style-name="ro1">
          <table:table-cell office:value-type="date" office:date-value="2022-08-30T14:31:53.620926" calcext:value-type="date">
            <text:p>2022-08-30 14:31:54</text:p>
          </table:table-cell>
          <table:table-cell table:number-columns-repeated="1023"/>
        </table:table-row>
        <table:table-row table:style-name="ro1">
          <table:table-cell office:value-type="date" office:date-value="2022-08-30T14:32:21.792446" calcext:value-type="date">
            <text:p>2022-08-30 14:32:22</text:p>
          </table:table-cell>
          <table:table-cell table:number-columns-repeated="1023"/>
        </table:table-row>
        <table:table-row table:style-name="ro1">
          <table:table-cell office:value-type="date" office:date-value="2022-08-30T14:32:52.321305" calcext:value-type="date">
            <text:p>2022-08-30 14:32:52</text:p>
          </table:table-cell>
          <table:table-cell table:number-columns-repeated="1023"/>
        </table:table-row>
        <table:table-row table:style-name="ro1">
          <table:table-cell office:value-type="date" office:date-value="2022-08-30T14:33:25.574298" calcext:value-type="date">
            <text:p>2022-08-30 14:33:26</text:p>
          </table:table-cell>
          <table:table-cell table:number-columns-repeated="1023"/>
        </table:table-row>
        <table:table-row table:style-name="ro1">
          <table:table-cell office:value-type="date" office:date-value="2022-08-30T14:33:53.915208" calcext:value-type="date">
            <text:p>2022-08-30 14:33:54</text:p>
          </table:table-cell>
          <table:table-cell table:number-columns-repeated="1023"/>
        </table:table-row>
        <table:table-row table:style-name="ro1">
          <table:table-cell office:value-type="date" office:date-value="2022-08-30T14:34:23.976038" calcext:value-type="date">
            <text:p>2022-08-30 14:34:24</text:p>
          </table:table-cell>
          <table:table-cell table:number-columns-repeated="1023"/>
        </table:table-row>
        <table:table-row table:style-name="ro1">
          <table:table-cell office:value-type="date" office:date-value="2022-08-30T14:34:53.918994" calcext:value-type="date">
            <text:p>2022-08-30 14:34:54</text:p>
          </table:table-cell>
          <table:table-cell table:number-columns-repeated="1023"/>
        </table:table-row>
        <table:table-row table:style-name="ro1">
          <table:table-cell office:value-type="date" office:date-value="2022-08-30T14:35:26.041757" calcext:value-type="date">
            <text:p>2022-08-30 14:35:26</text:p>
          </table:table-cell>
          <table:table-cell table:number-columns-repeated="1023"/>
        </table:table-row>
        <table:table-row table:style-name="ro1">
          <table:table-cell office:value-type="date" office:date-value="2022-08-30T14:35:54.269297" calcext:value-type="date">
            <text:p>2022-08-30 14:35:54</text:p>
          </table:table-cell>
          <table:table-cell table:number-columns-repeated="1023"/>
        </table:table-row>
        <table:table-row table:style-name="ro1">
          <table:table-cell office:value-type="date" office:date-value="2022-08-30T14:36:27.042806" calcext:value-type="date">
            <text:p>2022-08-30 14:36:27</text:p>
          </table:table-cell>
          <table:table-cell table:number-columns-repeated="1023"/>
        </table:table-row>
        <table:table-row table:style-name="ro1">
          <table:table-cell office:value-type="date" office:date-value="2022-08-30T14:36:56.143039" calcext:value-type="date">
            <text:p>2022-08-30 14:36:56</text:p>
          </table:table-cell>
          <table:table-cell table:number-columns-repeated="1023"/>
        </table:table-row>
        <table:table-row table:style-name="ro1">
          <table:table-cell office:value-type="date" office:date-value="2022-08-30T14:37:26.77947" calcext:value-type="date">
            <text:p>2022-08-30 14:37:27</text:p>
          </table:table-cell>
          <table:table-cell table:number-columns-repeated="1023"/>
        </table:table-row>
        <table:table-row table:style-name="ro1">
          <table:table-cell office:value-type="date" office:date-value="2022-08-30T14:37:56.810901" calcext:value-type="date">
            <text:p>2022-08-30 14:37:57</text:p>
          </table:table-cell>
          <table:table-cell table:number-columns-repeated="1023"/>
        </table:table-row>
        <table:table-row table:style-name="ro1">
          <table:table-cell office:value-type="date" office:date-value="2022-08-30T14:38:27.307295" calcext:value-type="date">
            <text:p>2022-08-30 14:38:27</text:p>
          </table:table-cell>
          <table:table-cell table:number-columns-repeated="1023"/>
        </table:table-row>
        <table:table-row table:style-name="ro1">
          <table:table-cell office:value-type="date" office:date-value="2022-08-30T14:38:58.183774" calcext:value-type="date">
            <text:p>2022-08-30 14:38:58</text:p>
          </table:table-cell>
          <table:table-cell table:number-columns-repeated="1023"/>
        </table:table-row>
        <table:table-row table:style-name="ro1">
          <table:table-cell office:value-type="date" office:date-value="2022-08-30T14:39:28.426506" calcext:value-type="date">
            <text:p>2022-08-30 14:39:28</text:p>
          </table:table-cell>
          <table:table-cell table:number-columns-repeated="1023"/>
        </table:table-row>
        <table:table-row table:style-name="ro1">
          <table:table-cell office:value-type="date" office:date-value="2022-08-30T14:39:59.293312" calcext:value-type="date">
            <text:p>2022-08-30 14:39:59</text:p>
          </table:table-cell>
          <table:table-cell table:number-columns-repeated="1023"/>
        </table:table-row>
        <table:table-row table:style-name="ro1">
          <table:table-cell office:value-type="date" office:date-value="2022-08-30T14:40:29.112241" calcext:value-type="date">
            <text:p>2022-08-30 14:40:29</text:p>
          </table:table-cell>
          <table:table-cell table:number-columns-repeated="1023"/>
        </table:table-row>
        <table:table-row table:style-name="ro1">
          <table:table-cell office:value-type="date" office:date-value="2022-08-30T14:40:59.933872" calcext:value-type="date">
            <text:p>2022-08-30 14:41:00</text:p>
          </table:table-cell>
          <table:table-cell table:number-columns-repeated="1023"/>
        </table:table-row>
        <table:table-row table:style-name="ro1">
          <table:table-cell office:value-type="date" office:date-value="2022-08-30T14:41:30.975628" calcext:value-type="date">
            <text:p>2022-08-30 14:41:31</text:p>
          </table:table-cell>
          <table:table-cell table:number-columns-repeated="1023"/>
        </table:table-row>
        <table:table-row table:style-name="ro1">
          <table:table-cell office:value-type="date" office:date-value="2022-08-30T14:42:00.623298" calcext:value-type="date">
            <text:p>2022-08-30 14:42:01</text:p>
          </table:table-cell>
          <table:table-cell table:number-columns-repeated="1023"/>
        </table:table-row>
        <table:table-row table:style-name="ro1">
          <table:table-cell office:value-type="date" office:date-value="2022-08-30T14:42:31.918109" calcext:value-type="date">
            <text:p>2022-08-30 14:42:32</text:p>
          </table:table-cell>
          <table:table-cell table:number-columns-repeated="1023"/>
        </table:table-row>
        <table:table-row table:style-name="ro1">
          <table:table-cell office:value-type="date" office:date-value="2022-08-30T14:43:02.165264" calcext:value-type="date">
            <text:p>2022-08-30 14:43:02</text:p>
          </table:table-cell>
          <table:table-cell table:number-columns-repeated="1023"/>
        </table:table-row>
        <table:table-row table:style-name="ro1">
          <table:table-cell office:value-type="date" office:date-value="2022-08-30T14:43:32.631637" calcext:value-type="date">
            <text:p>2022-08-30 14:43:33</text:p>
          </table:table-cell>
          <table:table-cell table:number-columns-repeated="1023"/>
        </table:table-row>
        <table:table-row table:style-name="ro1">
          <table:table-cell office:value-type="date" office:date-value="2022-08-30T14:44:02.456253" calcext:value-type="date">
            <text:p>2022-08-30 14:44:02</text:p>
          </table:table-cell>
          <table:table-cell table:number-columns-repeated="1023"/>
        </table:table-row>
        <table:table-row table:style-name="ro1">
          <table:table-cell office:value-type="date" office:date-value="2022-08-30T14:44:32.546668" calcext:value-type="date">
            <text:p>2022-08-30 14:44:33</text:p>
          </table:table-cell>
          <table:table-cell table:number-columns-repeated="1023"/>
        </table:table-row>
        <table:table-row table:style-name="ro1">
          <table:table-cell office:value-type="date" office:date-value="2022-08-30T14:45:08.471131" calcext:value-type="date">
            <text:p>2022-08-30 14:4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4:45:38.275256" calcext:value-type="date">
            <text:p>2022-08-30 14:45: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4:46:06.27513" calcext:value-type="date">
            <text:p>2022-08-30 14:46:06</text:p>
          </table:table-cell>
          <table:table-cell table:number-columns-repeated="1023"/>
        </table:table-row>
        <table:table-row table:style-name="ro1">
          <table:table-cell office:value-type="date" office:date-value="2022-08-30T14:46:36.346669" calcext:value-type="date">
            <text:p>2022-08-30 14:46:36</text:p>
          </table:table-cell>
          <table:table-cell table:number-columns-repeated="1023"/>
        </table:table-row>
        <table:table-row table:style-name="ro1">
          <table:table-cell office:value-type="date" office:date-value="2022-08-30T14:47:06.344277" calcext:value-type="date">
            <text:p>2022-08-30 14:47:06</text:p>
          </table:table-cell>
          <table:table-cell table:number-columns-repeated="1023"/>
        </table:table-row>
        <table:table-row table:style-name="ro1">
          <table:table-cell office:value-type="date" office:date-value="2022-08-30T14:47:37.634186" calcext:value-type="date">
            <text:p>2022-08-30 14:47:38</text:p>
          </table:table-cell>
          <table:table-cell table:number-columns-repeated="1023"/>
        </table:table-row>
        <table:table-row table:style-name="ro1">
          <table:table-cell office:value-type="date" office:date-value="2022-08-30T14:48:06.767277" calcext:value-type="date">
            <text:p>2022-08-30 14:48:07</text:p>
          </table:table-cell>
          <table:table-cell table:number-columns-repeated="1023"/>
        </table:table-row>
        <table:table-row table:style-name="ro1">
          <table:table-cell office:value-type="date" office:date-value="2022-08-30T14:48:39.345817" calcext:value-type="date">
            <text:p>2022-08-30 14:48:39</text:p>
          </table:table-cell>
          <table:table-cell table:number-columns-repeated="1023"/>
        </table:table-row>
        <table:table-row table:style-name="ro1">
          <table:table-cell office:value-type="date" office:date-value="2022-08-30T14:49:07.941041" calcext:value-type="date">
            <text:p>2022-08-30 14:49:08</text:p>
          </table:table-cell>
          <table:table-cell table:number-columns-repeated="1023"/>
        </table:table-row>
        <table:table-row table:style-name="ro1">
          <table:table-cell office:value-type="date" office:date-value="2022-08-30T14:49:38.371085" calcext:value-type="date">
            <text:p>2022-08-30 14:49:38</text:p>
          </table:table-cell>
          <table:table-cell table:number-columns-repeated="1023"/>
        </table:table-row>
        <table:table-row table:style-name="ro1">
          <table:table-cell office:value-type="date" office:date-value="2022-08-30T14:50:11.363455" calcext:value-type="date">
            <text:p>2022-08-30 14:50:11</text:p>
          </table:table-cell>
          <table:table-cell table:number-columns-repeated="1023"/>
        </table:table-row>
        <table:table-row table:style-name="ro1">
          <table:table-cell office:value-type="date" office:date-value="2022-08-30T14:50:40.47184" calcext:value-type="date">
            <text:p>2022-08-30 14:50:40</text:p>
          </table:table-cell>
          <table:table-cell table:number-columns-repeated="1023"/>
        </table:table-row>
        <table:table-row table:style-name="ro1">
          <table:table-cell office:value-type="date" office:date-value="2022-08-30T14:51:11.457397" calcext:value-type="date">
            <text:p>2022-08-30 14:51:11</text:p>
          </table:table-cell>
          <table:table-cell table:number-columns-repeated="1023"/>
        </table:table-row>
        <table:table-row table:style-name="ro1">
          <table:table-cell office:value-type="date" office:date-value="2022-08-30T14:51:42.240654" calcext:value-type="date">
            <text:p>2022-08-30 14:51:42</text:p>
          </table:table-cell>
          <table:table-cell table:number-columns-repeated="1023"/>
        </table:table-row>
        <table:table-row table:style-name="ro1">
          <table:table-cell office:value-type="date" office:date-value="2022-08-30T14:52:12.208232" calcext:value-type="date">
            <text:p>2022-08-30 14:52:12</text:p>
          </table:table-cell>
          <table:table-cell table:number-columns-repeated="1023"/>
        </table:table-row>
        <table:table-row table:style-name="ro1">
          <table:table-cell office:value-type="date" office:date-value="2022-08-30T14:52:42.807567" calcext:value-type="date">
            <text:p>2022-08-30 14:52:43</text:p>
          </table:table-cell>
          <table:table-cell table:number-columns-repeated="1023"/>
        </table:table-row>
        <table:table-row table:style-name="ro1">
          <table:table-cell office:value-type="date" office:date-value="2022-08-30T14:53:13.408174" calcext:value-type="date">
            <text:p>2022-08-30 14:53:13</text:p>
          </table:table-cell>
          <table:table-cell table:number-columns-repeated="1023"/>
        </table:table-row>
        <table:table-row table:style-name="ro1">
          <table:table-cell office:value-type="date" office:date-value="2022-08-30T14:53:45.436759" calcext:value-type="date">
            <text:p>2022-08-30 14:53:45</text:p>
          </table:table-cell>
          <table:table-cell table:number-columns-repeated="1023"/>
        </table:table-row>
        <table:table-row table:style-name="ro1">
          <table:table-cell office:value-type="date" office:date-value="2022-08-30T14:54:14.157235" calcext:value-type="date">
            <text:p>2022-08-30 14:54:14</text:p>
          </table:table-cell>
          <table:table-cell table:number-columns-repeated="1023"/>
        </table:table-row>
        <table:table-row table:style-name="ro1">
          <table:table-cell office:value-type="date" office:date-value="2022-08-30T14:54:45.013722" calcext:value-type="date">
            <text:p>2022-08-30 14:54:45</text:p>
          </table:table-cell>
          <table:table-cell table:number-columns-repeated="1023"/>
        </table:table-row>
        <table:table-row table:style-name="ro1">
          <table:table-cell office:value-type="date" office:date-value="2022-08-30T14:55:16.779625" calcext:value-type="date">
            <text:p>2022-08-30 14:55:17</text:p>
          </table:table-cell>
          <table:table-cell table:number-columns-repeated="1023"/>
        </table:table-row>
        <table:table-row table:style-name="ro1">
          <table:table-cell office:value-type="date" office:date-value="2022-08-30T14:55:46.940717" calcext:value-type="date">
            <text:p>2022-08-30 14:55:47</text:p>
          </table:table-cell>
          <table:table-cell table:number-columns-repeated="1023"/>
        </table:table-row>
        <table:table-row table:style-name="ro1">
          <table:table-cell office:value-type="date" office:date-value="2022-08-30T14:56:18.395141" calcext:value-type="date">
            <text:p>2022-08-30 14:56:18</text:p>
          </table:table-cell>
          <table:table-cell table:number-columns-repeated="1023"/>
        </table:table-row>
        <table:table-row table:style-name="ro1">
          <table:table-cell office:value-type="date" office:date-value="2022-08-30T14:56:47.420069" calcext:value-type="date">
            <text:p>2022-08-30 14:56:47</text:p>
          </table:table-cell>
          <table:table-cell table:number-columns-repeated="1023"/>
        </table:table-row>
        <table:table-row table:style-name="ro1">
          <table:table-cell office:value-type="date" office:date-value="2022-08-30T14:57:19.079142" calcext:value-type="date">
            <text:p>2022-08-30 14:57:19</text:p>
          </table:table-cell>
          <table:table-cell table:number-columns-repeated="1023"/>
        </table:table-row>
        <table:table-row table:style-name="ro1">
          <table:table-cell office:value-type="date" office:date-value="2022-08-30T14:57:47.672573" calcext:value-type="date">
            <text:p>2022-08-30 14:57:48</text:p>
          </table:table-cell>
          <table:table-cell table:number-columns-repeated="1023"/>
        </table:table-row>
        <table:table-row table:style-name="ro1">
          <table:table-cell office:value-type="date" office:date-value="2022-08-30T14:58:20.377013" calcext:value-type="date">
            <text:p>2022-08-30 14:58:20</text:p>
          </table:table-cell>
          <table:table-cell table:number-columns-repeated="1023"/>
        </table:table-row>
        <table:table-row table:style-name="ro1">
          <table:table-cell office:value-type="date" office:date-value="2022-08-30T14:58:51.427086" calcext:value-type="date">
            <text:p>2022-08-30 14:58:51</text:p>
          </table:table-cell>
          <table:table-cell table:number-columns-repeated="1023"/>
        </table:table-row>
        <table:table-row table:style-name="ro1">
          <table:table-cell office:value-type="date" office:date-value="2022-08-30T14:59:19.641282" calcext:value-type="date">
            <text:p>2022-08-30 14:59:20</text:p>
          </table:table-cell>
          <table:table-cell table:number-columns-repeated="1023"/>
        </table:table-row>
        <table:table-row table:style-name="ro1">
          <table:table-cell office:value-type="date" office:date-value="2022-08-30T14:59:49.789311" calcext:value-type="date">
            <text:p>2022-08-30 14:59:50</text:p>
          </table:table-cell>
          <table:table-cell table:number-columns-repeated="1023"/>
        </table:table-row>
        <table:table-row table:style-name="ro1">
          <table:table-cell office:value-type="date" office:date-value="2022-08-30T15:00:20.011038" calcext:value-type="date">
            <text:p>2022-08-30 15:00:20</text:p>
          </table:table-cell>
          <table:table-cell table:number-columns-repeated="1023"/>
        </table:table-row>
        <table:table-row table:style-name="ro1">
          <table:table-cell office:value-type="date" office:date-value="2022-08-30T15:00:50.059248" calcext:value-type="date">
            <text:p>2022-08-30 15:00:50</text:p>
          </table:table-cell>
          <table:table-cell table:number-columns-repeated="1023"/>
        </table:table-row>
        <table:table-row table:style-name="ro1">
          <table:table-cell office:value-type="date" office:date-value="2022-08-30T15:01:21.131146" calcext:value-type="date">
            <text:p>2022-08-30 15:01:21</text:p>
          </table:table-cell>
          <table:table-cell table:number-columns-repeated="1023"/>
        </table:table-row>
        <table:table-row table:style-name="ro1">
          <table:table-cell office:value-type="date" office:date-value="2022-08-30T15:01:50.961947" calcext:value-type="date">
            <text:p>2022-08-30 15:01:51</text:p>
          </table:table-cell>
          <table:table-cell table:number-columns-repeated="1023"/>
        </table:table-row>
        <table:table-row table:style-name="ro1">
          <table:table-cell office:value-type="date" office:date-value="2022-08-30T15:02:20.670708" calcext:value-type="date">
            <text:p>2022-08-30 15:02:21</text:p>
          </table:table-cell>
          <table:table-cell table:number-columns-repeated="1023"/>
        </table:table-row>
        <table:table-row table:style-name="ro1">
          <table:table-cell office:value-type="date" office:date-value="2022-08-30T15:02:51.69718" calcext:value-type="date">
            <text:p>2022-08-30 15:02:52</text:p>
          </table:table-cell>
          <table:table-cell table:number-columns-repeated="1023"/>
        </table:table-row>
        <table:table-row table:style-name="ro1">
          <table:table-cell office:value-type="date" office:date-value="2022-08-30T15:03:20.06795" calcext:value-type="date">
            <text:p>2022-08-30 15:03:20</text:p>
          </table:table-cell>
          <table:table-cell table:number-columns-repeated="1023"/>
        </table:table-row>
        <table:table-row table:style-name="ro1">
          <table:table-cell office:value-type="date" office:date-value="2022-08-30T15:03:54.333485" calcext:value-type="date">
            <text:p>2022-08-30 15:03:54</text:p>
          </table:table-cell>
          <table:table-cell table:number-columns-repeated="1023"/>
        </table:table-row>
        <table:table-row table:style-name="ro1">
          <table:table-cell office:value-type="date" office:date-value="2022-08-30T15:04:22.36495" calcext:value-type="date">
            <text:p>2022-08-30 15:04:22</text:p>
          </table:table-cell>
          <table:table-cell table:number-columns-repeated="1023"/>
        </table:table-row>
        <table:table-row table:style-name="ro1">
          <table:table-cell office:value-type="date" office:date-value="2022-08-30T15:04:51.435458" calcext:value-type="date">
            <text:p>2022-08-30 15:04:51</text:p>
          </table:table-cell>
          <table:table-cell table:number-columns-repeated="1023"/>
        </table:table-row>
        <table:table-row table:style-name="ro1">
          <table:table-cell office:value-type="date" office:date-value="2022-08-30T15:05:24.415122" calcext:value-type="date">
            <text:p>2022-08-30 15:05:24</text:p>
          </table:table-cell>
          <table:table-cell table:number-columns-repeated="1023"/>
        </table:table-row>
        <table:table-row table:style-name="ro1">
          <table:table-cell office:value-type="date" office:date-value="2022-08-30T15:05:53.606211" calcext:value-type="date">
            <text:p>2022-08-30 15:05:54</text:p>
          </table:table-cell>
          <table:table-cell table:number-columns-repeated="1023"/>
        </table:table-row>
        <table:table-row table:style-name="ro1">
          <table:table-cell office:value-type="date" office:date-value="2022-08-30T15:06:25.089154" calcext:value-type="date">
            <text:p>2022-08-30 15:06:25</text:p>
          </table:table-cell>
          <table:table-cell table:number-columns-repeated="1023"/>
        </table:table-row>
        <table:table-row table:style-name="ro1">
          <table:table-cell office:value-type="date" office:date-value="2022-08-30T15:06:53.995064" calcext:value-type="date">
            <text:p>2022-08-30 15:06:54</text:p>
          </table:table-cell>
          <table:table-cell table:number-columns-repeated="1023"/>
        </table:table-row>
        <table:table-row table:style-name="ro1">
          <table:table-cell office:value-type="date" office:date-value="2022-08-30T15:07:24.55907" calcext:value-type="date">
            <text:p>2022-08-30 15:07:25</text:p>
          </table:table-cell>
          <table:table-cell table:number-columns-repeated="1023"/>
        </table:table-row>
        <table:table-row table:style-name="ro1">
          <table:table-cell office:value-type="date" office:date-value="2022-08-30T15:07:55.74664" calcext:value-type="date">
            <text:p>2022-08-30 15:07:56</text:p>
          </table:table-cell>
          <table:table-cell table:number-columns-repeated="1023"/>
        </table:table-row>
        <table:table-row table:style-name="ro1">
          <table:table-cell office:value-type="date" office:date-value="2022-08-30T15:08:25.700552" calcext:value-type="date">
            <text:p>2022-08-30 15:08:26</text:p>
          </table:table-cell>
          <table:table-cell table:number-columns-repeated="1023"/>
        </table:table-row>
        <table:table-row table:style-name="ro1">
          <table:table-cell office:value-type="date" office:date-value="2022-08-30T15:08:55.877551" calcext:value-type="date">
            <text:p>2022-08-30 15:08:56</text:p>
          </table:table-cell>
          <table:table-cell table:number-columns-repeated="1023"/>
        </table:table-row>
        <table:table-row table:style-name="ro1">
          <table:table-cell office:value-type="date" office:date-value="2022-08-30T15:09:27.334514" calcext:value-type="date">
            <text:p>2022-08-30 15:09:27</text:p>
          </table:table-cell>
          <table:table-cell table:number-columns-repeated="1023"/>
        </table:table-row>
        <table:table-row table:style-name="ro1">
          <table:table-cell office:value-type="date" office:date-value="2022-08-30T15:09:57.600042" calcext:value-type="date">
            <text:p>2022-08-30 15:09:58</text:p>
          </table:table-cell>
          <table:table-cell table:number-columns-repeated="1023"/>
        </table:table-row>
        <table:table-row table:style-name="ro1">
          <table:table-cell office:value-type="date" office:date-value="2022-08-30T15:10:28.251446" calcext:value-type="date">
            <text:p>2022-08-30 15:10:28</text:p>
          </table:table-cell>
          <table:table-cell table:number-columns-repeated="1023"/>
        </table:table-row>
        <table:table-row table:style-name="ro1">
          <table:table-cell office:value-type="date" office:date-value="2022-08-30T15:10:58.067671" calcext:value-type="date">
            <text:p>2022-08-30 15:10:58</text:p>
          </table:table-cell>
          <table:table-cell table:number-columns-repeated="1023"/>
        </table:table-row>
        <table:table-row table:style-name="ro1">
          <table:table-cell office:value-type="date" office:date-value="2022-08-30T15:11:30.427629" calcext:value-type="date">
            <text:p>2022-08-30 15:11:30</text:p>
          </table:table-cell>
          <table:table-cell table:number-columns-repeated="1023"/>
        </table:table-row>
        <table:table-row table:style-name="ro1">
          <table:table-cell office:value-type="date" office:date-value="2022-08-30T15:11:59.791538" calcext:value-type="date">
            <text:p>2022-08-30 15:12:00</text:p>
          </table:table-cell>
          <table:table-cell table:number-columns-repeated="1023"/>
        </table:table-row>
        <table:table-row table:style-name="ro1">
          <table:table-cell office:value-type="date" office:date-value="2022-08-30T15:12:29.830155" calcext:value-type="date">
            <text:p>2022-08-30 15:12:30</text:p>
          </table:table-cell>
          <table:table-cell table:number-columns-repeated="1023"/>
        </table:table-row>
        <table:table-row table:style-name="ro1">
          <table:table-cell office:value-type="date" office:date-value="2022-08-30T15:12:59.687361" calcext:value-type="date">
            <text:p>2022-08-30 15:13:00</text:p>
          </table:table-cell>
          <table:table-cell table:number-columns-repeated="1023"/>
        </table:table-row>
        <table:table-row table:style-name="ro1">
          <table:table-cell office:value-type="date" office:date-value="2022-08-30T15:13:29.747317" calcext:value-type="date">
            <text:p>2022-08-30 15:13:30</text:p>
          </table:table-cell>
          <table:table-cell table:number-columns-repeated="1023"/>
        </table:table-row>
        <table:table-row table:style-name="ro1">
          <table:table-cell office:value-type="date" office:date-value="2022-08-30T15:14:03.260293" calcext:value-type="date">
            <text:p>2022-08-30 15:14:03</text:p>
          </table:table-cell>
          <table:table-cell table:number-columns-repeated="1023"/>
        </table:table-row>
        <table:table-row table:style-name="ro1">
          <table:table-cell office:value-type="date" office:date-value="2022-08-30T15:14:31.468603" calcext:value-type="date">
            <text:p>2022-08-30 15:14:31</text:p>
          </table:table-cell>
          <table:table-cell table:number-columns-repeated="1023"/>
        </table:table-row>
        <table:table-row table:style-name="ro1">
          <table:table-cell office:value-type="date" office:date-value="2022-08-30T15:15:02.461461" calcext:value-type="date">
            <text:p>2022-08-30 15:15:02</text:p>
          </table:table-cell>
          <table:table-cell table:number-columns-repeated="1023"/>
        </table:table-row>
        <table:table-row table:style-name="ro1">
          <table:table-cell office:value-type="date" office:date-value="2022-08-30T15:15:32.897967" calcext:value-type="date">
            <text:p>2022-08-30 15:15:33</text:p>
          </table:table-cell>
          <table:table-cell table:number-columns-repeated="1023"/>
        </table:table-row>
        <table:table-row table:style-name="ro1">
          <table:table-cell office:value-type="date" office:date-value="2022-08-30T15:16:05.052267" calcext:value-type="date">
            <text:p>2022-08-30 15:16:05</text:p>
          </table:table-cell>
          <table:table-cell table:number-columns-repeated="1023"/>
        </table:table-row>
        <table:table-row table:style-name="ro1">
          <table:table-cell office:value-type="date" office:date-value="2022-08-30T15:16:32.89632" calcext:value-type="date">
            <text:p>2022-08-30 15:16:33</text:p>
          </table:table-cell>
          <table:table-cell table:number-columns-repeated="1023"/>
        </table:table-row>
        <table:table-row table:style-name="ro1">
          <table:table-cell office:value-type="date" office:date-value="2022-08-30T15:17:04.073507" calcext:value-type="date">
            <text:p>2022-08-30 15:17:04</text:p>
          </table:table-cell>
          <table:table-cell table:number-columns-repeated="1023"/>
        </table:table-row>
        <table:table-row table:style-name="ro1">
          <table:table-cell office:value-type="date" office:date-value="2022-08-30T15:17:33.528983" calcext:value-type="date">
            <text:p>2022-08-30 15:17:34</text:p>
          </table:table-cell>
          <table:table-cell table:number-columns-repeated="1023"/>
        </table:table-row>
        <table:table-row table:style-name="ro1">
          <table:table-cell office:value-type="date" office:date-value="2022-08-30T15:18:05.237285" calcext:value-type="date">
            <text:p>2022-08-30 15:18:05</text:p>
          </table:table-cell>
          <table:table-cell table:number-columns-repeated="1023"/>
        </table:table-row>
        <table:table-row table:style-name="ro1">
          <table:table-cell office:value-type="date" office:date-value="2022-08-30T15:18:35.155097" calcext:value-type="date">
            <text:p>2022-08-30 15:18:35</text:p>
          </table:table-cell>
          <table:table-cell table:number-columns-repeated="1023"/>
        </table:table-row>
        <table:table-row table:style-name="ro1">
          <table:table-cell office:value-type="date" office:date-value="2022-08-30T15:19:06.82792" calcext:value-type="date">
            <text:p>2022-08-30 15:19:07</text:p>
          </table:table-cell>
          <table:table-cell table:number-columns-repeated="1023"/>
        </table:table-row>
        <table:table-row table:style-name="ro1">
          <table:table-cell office:value-type="date" office:date-value="2022-08-30T15:19:36.576033" calcext:value-type="date">
            <text:p>2022-08-30 15:19:37</text:p>
          </table:table-cell>
          <table:table-cell table:number-columns-repeated="1023"/>
        </table:table-row>
        <table:table-row table:style-name="ro1">
          <table:table-cell office:value-type="date" office:date-value="2022-08-30T15:20:09.385573" calcext:value-type="date">
            <text:p>2022-08-30 15:20:09</text:p>
          </table:table-cell>
          <table:table-cell table:number-columns-repeated="1023"/>
        </table:table-row>
        <table:table-row table:style-name="ro1">
          <table:table-cell office:value-type="date" office:date-value="2022-08-30T15:20:38.476116" calcext:value-type="date">
            <text:p>2022-08-30 15:20:38</text:p>
          </table:table-cell>
          <table:table-cell table:number-columns-repeated="1023"/>
        </table:table-row>
        <table:table-row table:style-name="ro1">
          <table:table-cell office:value-type="date" office:date-value="2022-08-30T15:21:08.803529" calcext:value-type="date">
            <text:p>2022-08-30 15:21:09</text:p>
          </table:table-cell>
          <table:table-cell table:number-columns-repeated="1023"/>
        </table:table-row>
        <table:table-row table:style-name="ro1">
          <table:table-cell office:value-type="date" office:date-value="2022-08-30T15:21:37.7708" calcext:value-type="date">
            <text:p>2022-08-30 15:21:38</text:p>
          </table:table-cell>
          <table:table-cell table:number-columns-repeated="1023"/>
        </table:table-row>
        <table:table-row table:style-name="ro1">
          <table:table-cell office:value-type="date" office:date-value="2022-08-30T15:22:08.795156" calcext:value-type="date">
            <text:p>2022-08-30 15:22:09</text:p>
          </table:table-cell>
          <table:table-cell table:number-columns-repeated="1023"/>
        </table:table-row>
        <table:table-row table:style-name="ro1">
          <table:table-cell office:value-type="date" office:date-value="2022-08-30T15:22:39.685959" calcext:value-type="date">
            <text:p>2022-08-30 15:22:40</text:p>
          </table:table-cell>
          <table:table-cell table:number-columns-repeated="1023"/>
        </table:table-row>
        <table:table-row table:style-name="ro1">
          <table:table-cell office:value-type="date" office:date-value="2022-08-30T15:23:10.457653" calcext:value-type="date">
            <text:p>2022-08-30 15:23:10</text:p>
          </table:table-cell>
          <table:table-cell table:number-columns-repeated="1023"/>
        </table:table-row>
        <table:table-row table:style-name="ro1">
          <table:table-cell office:value-type="date" office:date-value="2022-08-30T15:23:41.029945" calcext:value-type="date">
            <text:p>2022-08-30 15:23:41</text:p>
          </table:table-cell>
          <table:table-cell table:number-columns-repeated="1023"/>
        </table:table-row>
        <table:table-row table:style-name="ro1">
          <table:table-cell office:value-type="date" office:date-value="2022-08-30T15:24:13.094292" calcext:value-type="date">
            <text:p>2022-08-30 15:24:13</text:p>
          </table:table-cell>
          <table:table-cell table:number-columns-repeated="1023"/>
        </table:table-row>
        <table:table-row table:style-name="ro1">
          <table:table-cell office:value-type="date" office:date-value="2022-08-30T15:24:41.199285" calcext:value-type="date">
            <text:p>2022-08-30 15:24:41</text:p>
          </table:table-cell>
          <table:table-cell table:number-columns-repeated="1023"/>
        </table:table-row>
        <table:table-row table:style-name="ro1">
          <table:table-cell office:value-type="date" office:date-value="2022-08-30T15:25:12.417187" calcext:value-type="date">
            <text:p>2022-08-30 15:25:12</text:p>
          </table:table-cell>
          <table:table-cell table:number-columns-repeated="1023"/>
        </table:table-row>
        <table:table-row table:style-name="ro1">
          <table:table-cell office:value-type="date" office:date-value="2022-08-30T15:25:42.933655" calcext:value-type="date">
            <text:p>2022-08-30 15:25:43</text:p>
          </table:table-cell>
          <table:table-cell table:number-columns-repeated="1023"/>
        </table:table-row>
        <table:table-row table:style-name="ro1">
          <table:table-cell office:value-type="date" office:date-value="2022-08-30T15:26:12.234768" calcext:value-type="date">
            <text:p>2022-08-30 15:26:12</text:p>
          </table:table-cell>
          <table:table-cell table:number-columns-repeated="1023"/>
        </table:table-row>
        <table:table-row table:style-name="ro1">
          <table:table-cell office:value-type="date" office:date-value="2022-08-30T15:26:44.554857" calcext:value-type="date">
            <text:p>2022-08-30 15:26:45</text:p>
          </table:table-cell>
          <table:table-cell table:number-columns-repeated="1023"/>
        </table:table-row>
        <table:table-row table:style-name="ro1">
          <table:table-cell office:value-type="date" office:date-value="2022-08-30T15:27:14.066278" calcext:value-type="date">
            <text:p>2022-08-30 15:27:14</text:p>
          </table:table-cell>
          <table:table-cell table:number-columns-repeated="1023"/>
        </table:table-row>
        <table:table-row table:style-name="ro1">
          <table:table-cell office:value-type="date" office:date-value="2022-08-30T15:27:43.865939" calcext:value-type="date">
            <text:p>2022-08-30 15:27:44</text:p>
          </table:table-cell>
          <table:table-cell table:number-columns-repeated="1023"/>
        </table:table-row>
        <table:table-row table:style-name="ro1">
          <table:table-cell office:value-type="date" office:date-value="2022-08-30T15:28:15.126134" calcext:value-type="date">
            <text:p>2022-08-30 15:28:15</text:p>
          </table:table-cell>
          <table:table-cell table:number-columns-repeated="1023"/>
        </table:table-row>
        <table:table-row table:style-name="ro1">
          <table:table-cell office:value-type="date" office:date-value="2022-08-30T15:28:45.815288" calcext:value-type="date">
            <text:p>2022-08-30 15:28:46</text:p>
          </table:table-cell>
          <table:table-cell table:number-columns-repeated="1023"/>
        </table:table-row>
        <table:table-row table:style-name="ro1">
          <table:table-cell office:value-type="date" office:date-value="2022-08-30T15:29:16.428642" calcext:value-type="date">
            <text:p>2022-08-30 15:29:16</text:p>
          </table:table-cell>
          <table:table-cell table:number-columns-repeated="1023"/>
        </table:table-row>
        <table:table-row table:style-name="ro1">
          <table:table-cell office:value-type="date" office:date-value="2022-08-30T15:29:46.661683" calcext:value-type="date">
            <text:p>2022-08-30 15:29:47</text:p>
          </table:table-cell>
          <table:table-cell table:number-columns-repeated="1023"/>
        </table:table-row>
        <table:table-row table:style-name="ro1">
          <table:table-cell office:value-type="date" office:date-value="2022-08-30T15:30:16.56204" calcext:value-type="date">
            <text:p>2022-08-30 15:30:17</text:p>
          </table:table-cell>
          <table:table-cell table:number-columns-repeated="1023"/>
        </table:table-row>
        <table:table-row table:style-name="ro1">
          <table:table-cell office:value-type="date" office:date-value="2022-08-30T15:30:48.704974" calcext:value-type="date">
            <text:p>2022-08-30 15:30:49</text:p>
          </table:table-cell>
          <table:table-cell table:number-columns-repeated="1023"/>
        </table:table-row>
        <table:table-row table:style-name="ro1">
          <table:table-cell office:value-type="date" office:date-value="2022-08-30T15:31:17.651073" calcext:value-type="date">
            <text:p>2022-08-30 15:31:18</text:p>
          </table:table-cell>
          <table:table-cell table:number-columns-repeated="1023"/>
        </table:table-row>
        <table:table-row table:style-name="ro1">
          <table:table-cell office:value-type="date" office:date-value="2022-08-30T15:31:49.212426" calcext:value-type="date">
            <text:p>2022-08-30 15:31:49</text:p>
          </table:table-cell>
          <table:table-cell table:number-columns-repeated="1023"/>
        </table:table-row>
        <table:table-row table:style-name="ro1">
          <table:table-cell office:value-type="date" office:date-value="2022-08-30T15:32:19.396464" calcext:value-type="date">
            <text:p>2022-08-30 15:32:19</text:p>
          </table:table-cell>
          <table:table-cell table:number-columns-repeated="1023"/>
        </table:table-row>
        <table:table-row table:style-name="ro1">
          <table:table-cell office:value-type="date" office:date-value="2022-08-30T15:32:48.720165" calcext:value-type="date">
            <text:p>2022-08-30 15:32:49</text:p>
          </table:table-cell>
          <table:table-cell table:number-columns-repeated="1023"/>
        </table:table-row>
        <table:table-row table:style-name="ro1">
          <table:table-cell office:value-type="date" office:date-value="2022-08-30T15:33:18.969146" calcext:value-type="date">
            <text:p>2022-08-30 15:33:19</text:p>
          </table:table-cell>
          <table:table-cell table:number-columns-repeated="1023"/>
        </table:table-row>
        <table:table-row table:style-name="ro1">
          <table:table-cell office:value-type="date" office:date-value="2022-08-30T15:33:49.418575" calcext:value-type="date">
            <text:p>2022-08-30 15:33:49</text:p>
          </table:table-cell>
          <table:table-cell table:number-columns-repeated="1023"/>
        </table:table-row>
        <table:table-row table:style-name="ro1">
          <table:table-cell office:value-type="date" office:date-value="2022-08-30T15:34:21.816811" calcext:value-type="date">
            <text:p>2022-08-30 15:34:22</text:p>
          </table:table-cell>
          <table:table-cell table:number-columns-repeated="1023"/>
        </table:table-row>
        <table:table-row table:style-name="ro1">
          <table:table-cell office:value-type="date" office:date-value="2022-08-30T15:34:52.640069" calcext:value-type="date">
            <text:p>2022-08-30 15:34:53</text:p>
          </table:table-cell>
          <table:table-cell table:number-columns-repeated="1023"/>
        </table:table-row>
        <table:table-row table:style-name="ro1">
          <table:table-cell office:value-type="date" office:date-value="2022-08-30T15:35:21.08283" calcext:value-type="date">
            <text:p>2022-08-30 15:35:21</text:p>
          </table:table-cell>
          <table:table-cell table:number-columns-repeated="1023"/>
        </table:table-row>
        <table:table-row table:style-name="ro1">
          <table:table-cell office:value-type="date" office:date-value="2022-08-30T15:35:55.018163" calcext:value-type="date">
            <text:p>2022-08-30 15:35:55</text:p>
          </table:table-cell>
          <table:table-cell table:number-columns-repeated="1023"/>
        </table:table-row>
        <table:table-row table:style-name="ro1">
          <table:table-cell office:value-type="date" office:date-value="2022-08-30T15:36:23.354825" calcext:value-type="date">
            <text:p>2022-08-30 15:36:23</text:p>
          </table:table-cell>
          <table:table-cell table:number-columns-repeated="1023"/>
        </table:table-row>
        <table:table-row table:style-name="ro1">
          <table:table-cell office:value-type="date" office:date-value="2022-08-30T15:36:54.889888" calcext:value-type="date">
            <text:p>2022-08-30 15:36:55</text:p>
          </table:table-cell>
          <table:table-cell table:number-columns-repeated="1023"/>
        </table:table-row>
        <table:table-row table:style-name="ro1">
          <table:table-cell office:value-type="date" office:date-value="2022-08-30T15:37:24.373731" calcext:value-type="date">
            <text:p>2022-08-30 15:37:24</text:p>
          </table:table-cell>
          <table:table-cell table:number-columns-repeated="1023"/>
        </table:table-row>
        <table:table-row table:style-name="ro1">
          <table:table-cell office:value-type="date" office:date-value="2022-08-30T15:37:54.670885" calcext:value-type="date">
            <text:p>2022-08-30 15:37:55</text:p>
          </table:table-cell>
          <table:table-cell table:number-columns-repeated="1023"/>
        </table:table-row>
        <table:table-row table:style-name="ro1">
          <table:table-cell office:value-type="date" office:date-value="2022-08-30T15:38:25.930823" calcext:value-type="date">
            <text:p>2022-08-30 15:38:26</text:p>
          </table:table-cell>
          <table:table-cell table:number-columns-repeated="1023"/>
        </table:table-row>
        <table:table-row table:style-name="ro1">
          <table:table-cell office:value-type="date" office:date-value="2022-08-30T15:38:54.788108" calcext:value-type="date">
            <text:p>2022-08-30 15:38:55</text:p>
          </table:table-cell>
          <table:table-cell table:number-columns-repeated="1023"/>
        </table:table-row>
        <table:table-row table:style-name="ro1">
          <table:table-cell office:value-type="date" office:date-value="2022-08-30T15:39:27.070067" calcext:value-type="date">
            <text:p>2022-08-30 15:39:27</text:p>
          </table:table-cell>
          <table:table-cell table:number-columns-repeated="1023"/>
        </table:table-row>
        <table:table-row table:style-name="ro1">
          <table:table-cell office:value-type="date" office:date-value="2022-08-30T15:39:56.186844" calcext:value-type="date">
            <text:p>2022-08-30 15:39:56</text:p>
          </table:table-cell>
          <table:table-cell table:number-columns-repeated="1023"/>
        </table:table-row>
        <table:table-row table:style-name="ro1">
          <table:table-cell office:value-type="date" office:date-value="2022-08-30T15:40:26.133543" calcext:value-type="date">
            <text:p>2022-08-30 15:40:26</text:p>
          </table:table-cell>
          <table:table-cell table:number-columns-repeated="1023"/>
        </table:table-row>
        <table:table-row table:style-name="ro1">
          <table:table-cell office:value-type="date" office:date-value="2022-08-30T15:40:56.653542" calcext:value-type="date">
            <text:p>2022-08-30 15:40:57</text:p>
          </table:table-cell>
          <table:table-cell table:number-columns-repeated="1023"/>
        </table:table-row>
        <table:table-row table:style-name="ro1">
          <table:table-cell office:value-type="date" office:date-value="2022-08-30T15:41:26.588586" calcext:value-type="date">
            <text:p>2022-08-30 15:41:27</text:p>
          </table:table-cell>
          <table:table-cell table:number-columns-repeated="1023"/>
        </table:table-row>
        <table:table-row table:style-name="ro1">
          <table:table-cell office:value-type="date" office:date-value="2022-08-30T15:41:58.184636" calcext:value-type="date">
            <text:p>2022-08-30 15:41:58</text:p>
          </table:table-cell>
          <table:table-cell table:number-columns-repeated="1023"/>
        </table:table-row>
        <table:table-row table:style-name="ro1">
          <table:table-cell office:value-type="date" office:date-value="2022-08-30T15:42:28.859415" calcext:value-type="date">
            <text:p>2022-08-30 15:42:29</text:p>
          </table:table-cell>
          <table:table-cell table:number-columns-repeated="1023"/>
        </table:table-row>
        <table:table-row table:style-name="ro1">
          <table:table-cell office:value-type="date" office:date-value="2022-08-30T15:42:59.189863" calcext:value-type="date">
            <text:p>2022-08-30 15:42:59</text:p>
          </table:table-cell>
          <table:table-cell table:number-columns-repeated="1023"/>
        </table:table-row>
        <table:table-row table:style-name="ro1">
          <table:table-cell office:value-type="date" office:date-value="2022-08-30T15:43:30.815346" calcext:value-type="date">
            <text:p>2022-08-30 15:43:31</text:p>
          </table:table-cell>
          <table:table-cell table:number-columns-repeated="1023"/>
        </table:table-row>
        <table:table-row table:style-name="ro1">
          <table:table-cell office:value-type="date" office:date-value="2022-08-30T15:44:01.355855" calcext:value-type="date">
            <text:p>2022-08-30 15:44:01</text:p>
          </table:table-cell>
          <table:table-cell table:number-columns-repeated="1023"/>
        </table:table-row>
        <table:table-row table:style-name="ro1">
          <table:table-cell office:value-type="date" office:date-value="2022-08-30T15:44:31.934997" calcext:value-type="date">
            <text:p>2022-08-30 15:44:32</text:p>
          </table:table-cell>
          <table:table-cell table:number-columns-repeated="1023"/>
        </table:table-row>
        <table:table-row table:style-name="ro1">
          <table:table-cell office:value-type="date" office:date-value="2022-08-30T15:45:01.511997" calcext:value-type="date">
            <text:p>2022-08-30 15:45:02</text:p>
          </table:table-cell>
          <table:table-cell table:number-columns-repeated="1023"/>
        </table:table-row>
        <table:table-row table:style-name="ro1">
          <table:table-cell office:value-type="date" office:date-value="2022-08-30T15:45:31.263172" calcext:value-type="date">
            <text:p>2022-08-30 15:45:31</text:p>
          </table:table-cell>
          <table:table-cell table:number-columns-repeated="1023"/>
        </table:table-row>
        <table:table-row table:style-name="ro1">
          <table:table-cell office:value-type="date" office:date-value="2022-08-30T15:46:04.16149" calcext:value-type="date">
            <text:p>2022-08-30 15:46:04</text:p>
          </table:table-cell>
          <table:table-cell table:number-columns-repeated="1023"/>
        </table:table-row>
        <table:table-row table:style-name="ro1">
          <table:table-cell office:value-type="date" office:date-value="2022-08-30T15:46:33.739948" calcext:value-type="date">
            <text:p>2022-08-30 15:46:34</text:p>
          </table:table-cell>
          <table:table-cell table:number-columns-repeated="1023"/>
        </table:table-row>
        <table:table-row table:style-name="ro1">
          <table:table-cell office:value-type="date" office:date-value="2022-08-30T15:47:04.099154" calcext:value-type="date">
            <text:p>2022-08-30 15:47:04</text:p>
          </table:table-cell>
          <table:table-cell table:number-columns-repeated="1023"/>
        </table:table-row>
        <table:table-row table:style-name="ro1">
          <table:table-cell office:value-type="date" office:date-value="2022-08-30T15:47:34.414747" calcext:value-type="date">
            <text:p>2022-08-30 15:47:34</text:p>
          </table:table-cell>
          <table:table-cell table:number-columns-repeated="1023"/>
        </table:table-row>
        <table:table-row table:style-name="ro1">
          <table:table-cell office:value-type="date" office:date-value="2022-08-30T15:48:06.212902" calcext:value-type="date">
            <text:p>2022-08-30 15:48:06</text:p>
          </table:table-cell>
          <table:table-cell table:number-columns-repeated="1023"/>
        </table:table-row>
        <table:table-row table:style-name="ro1">
          <table:table-cell office:value-type="date" office:date-value="2022-08-30T15:48:36.229228" calcext:value-type="date">
            <text:p>2022-08-30 15:48:36</text:p>
          </table:table-cell>
          <table:table-cell table:number-columns-repeated="1023"/>
        </table:table-row>
        <table:table-row table:style-name="ro1">
          <table:table-cell office:value-type="date" office:date-value="2022-08-30T15:49:06.424227" calcext:value-type="date">
            <text:p>2022-08-30 15:49:06</text:p>
          </table:table-cell>
          <table:table-cell table:number-columns-repeated="1023"/>
        </table:table-row>
        <table:table-row table:style-name="ro1">
          <table:table-cell office:value-type="date" office:date-value="2022-08-30T15:49:37.018238" calcext:value-type="date">
            <text:p>2022-08-30 15:49:37</text:p>
          </table:table-cell>
          <table:table-cell table:number-columns-repeated="1023"/>
        </table:table-row>
        <table:table-row table:style-name="ro1">
          <table:table-cell office:value-type="date" office:date-value="2022-08-30T15:50:08.589955" calcext:value-type="date">
            <text:p>2022-08-30 15:5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5:50:41.627346" calcext:value-type="date">
            <text:p>2022-08-30 15:50: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5:51:08.683565" calcext:value-type="date">
            <text:p>2022-08-30 15:51:09</text:p>
          </table:table-cell>
          <table:table-cell table:number-columns-repeated="1023"/>
        </table:table-row>
        <table:table-row table:style-name="ro1">
          <table:table-cell office:value-type="date" office:date-value="2022-08-30T15:51:37.727966" calcext:value-type="date">
            <text:p>2022-08-30 15:51:38</text:p>
          </table:table-cell>
          <table:table-cell table:number-columns-repeated="1023"/>
        </table:table-row>
        <table:table-row table:style-name="ro1">
          <table:table-cell office:value-type="date" office:date-value="2022-08-30T15:52:07.752918" calcext:value-type="date">
            <text:p>2022-08-30 15:52:08</text:p>
          </table:table-cell>
          <table:table-cell table:number-columns-repeated="1023"/>
        </table:table-row>
        <table:table-row table:style-name="ro1">
          <table:table-cell office:value-type="date" office:date-value="2022-08-30T15:52:38.367031" calcext:value-type="date">
            <text:p>2022-08-30 15:52:38</text:p>
          </table:table-cell>
          <table:table-cell table:number-columns-repeated="1023"/>
        </table:table-row>
        <table:table-row table:style-name="ro1">
          <table:table-cell office:value-type="date" office:date-value="2022-08-30T15:53:09.194682" calcext:value-type="date">
            <text:p>2022-08-30 15:53:09</text:p>
          </table:table-cell>
          <table:table-cell table:number-columns-repeated="1023"/>
        </table:table-row>
        <table:table-row table:style-name="ro1">
          <table:table-cell office:value-type="date" office:date-value="2022-08-30T15:53:39.06763" calcext:value-type="date">
            <text:p>2022-08-30 15:53:39</text:p>
          </table:table-cell>
          <table:table-cell table:number-columns-repeated="1023"/>
        </table:table-row>
        <table:table-row table:style-name="ro1">
          <table:table-cell office:value-type="date" office:date-value="2022-08-30T15:54:09.694647" calcext:value-type="date">
            <text:p>2022-08-30 15:54:10</text:p>
          </table:table-cell>
          <table:table-cell table:number-columns-repeated="1023"/>
        </table:table-row>
        <table:table-row table:style-name="ro1">
          <table:table-cell office:value-type="date" office:date-value="2022-08-30T15:54:41.877194" calcext:value-type="date">
            <text:p>2022-08-30 15:54:42</text:p>
          </table:table-cell>
          <table:table-cell table:number-columns-repeated="1023"/>
        </table:table-row>
        <table:table-row table:style-name="ro1">
          <table:table-cell office:value-type="date" office:date-value="2022-08-30T15:55:12.07505" calcext:value-type="date">
            <text:p>2022-08-30 15:55:12</text:p>
          </table:table-cell>
          <table:table-cell table:number-columns-repeated="1023"/>
        </table:table-row>
        <table:table-row table:style-name="ro1">
          <table:table-cell office:value-type="date" office:date-value="2022-08-30T15:55:43.632867" calcext:value-type="date">
            <text:p>2022-08-30 15:55:44</text:p>
          </table:table-cell>
          <table:table-cell table:number-columns-repeated="1023"/>
        </table:table-row>
        <table:table-row table:style-name="ro1">
          <table:table-cell office:value-type="date" office:date-value="2022-08-30T15:56:12.477456" calcext:value-type="date">
            <text:p>2022-08-30 15:56:12</text:p>
          </table:table-cell>
          <table:table-cell table:number-columns-repeated="1023"/>
        </table:table-row>
        <table:table-row table:style-name="ro1">
          <table:table-cell office:value-type="date" office:date-value="2022-08-30T15:56:45.272553" calcext:value-type="date">
            <text:p>2022-08-30 15:56:45</text:p>
          </table:table-cell>
          <table:table-cell table:number-columns-repeated="1023"/>
        </table:table-row>
        <table:table-row table:style-name="ro1">
          <table:table-cell office:value-type="date" office:date-value="2022-08-30T15:57:12.457903" calcext:value-type="date">
            <text:p>2022-08-30 15:57:12</text:p>
          </table:table-cell>
          <table:table-cell table:number-columns-repeated="1023"/>
        </table:table-row>
        <table:table-row table:style-name="ro1">
          <table:table-cell office:value-type="date" office:date-value="2022-08-30T15:57:42.599707" calcext:value-type="date">
            <text:p>2022-08-30 15:57:43</text:p>
          </table:table-cell>
          <table:table-cell table:number-columns-repeated="1023"/>
        </table:table-row>
        <table:table-row table:style-name="ro1">
          <table:table-cell office:value-type="date" office:date-value="2022-08-30T15:58:13.51246" calcext:value-type="date">
            <text:p>2022-08-30 15:58:14</text:p>
          </table:table-cell>
          <table:table-cell table:number-columns-repeated="1023"/>
        </table:table-row>
        <table:table-row table:style-name="ro1">
          <table:table-cell office:value-type="date" office:date-value="2022-08-30T15:58:45.27967" calcext:value-type="date">
            <text:p>2022-08-30 15:58:45</text:p>
          </table:table-cell>
          <table:table-cell table:number-columns-repeated="1023"/>
        </table:table-row>
        <table:table-row table:style-name="ro1">
          <table:table-cell office:value-type="date" office:date-value="2022-08-30T15:59:14.502164" calcext:value-type="date">
            <text:p>2022-08-30 15:59:15</text:p>
          </table:table-cell>
          <table:table-cell table:number-columns-repeated="1023"/>
        </table:table-row>
        <table:table-row table:style-name="ro1">
          <table:table-cell office:value-type="date" office:date-value="2022-08-30T15:59:46.049233" calcext:value-type="date">
            <text:p>2022-08-30 15:59:46</text:p>
          </table:table-cell>
          <table:table-cell table:number-columns-repeated="1023"/>
        </table:table-row>
        <table:table-row table:style-name="ro1">
          <table:table-cell office:value-type="date" office:date-value="2022-08-30T16:00:16.503984" calcext:value-type="date">
            <text:p>2022-08-30 16:00:17</text:p>
          </table:table-cell>
          <table:table-cell table:number-columns-repeated="1023"/>
        </table:table-row>
        <table:table-row table:style-name="ro1">
          <table:table-cell office:value-type="date" office:date-value="2022-08-30T16:00:46.222813" calcext:value-type="date">
            <text:p>2022-08-30 16:00:46</text:p>
          </table:table-cell>
          <table:table-cell table:number-columns-repeated="1023"/>
        </table:table-row>
        <table:table-row table:style-name="ro1">
          <table:table-cell office:value-type="date" office:date-value="2022-08-30T16:01:16.412206" calcext:value-type="date">
            <text:p>2022-08-30 16:01:16</text:p>
          </table:table-cell>
          <table:table-cell table:number-columns-repeated="1023"/>
        </table:table-row>
        <table:table-row table:style-name="ro1">
          <table:table-cell office:value-type="date" office:date-value="2022-08-30T16:01:47.115541" calcext:value-type="date">
            <text:p>2022-08-30 16:01:47</text:p>
          </table:table-cell>
          <table:table-cell table:number-columns-repeated="1023"/>
        </table:table-row>
        <table:table-row table:style-name="ro1">
          <table:table-cell office:value-type="date" office:date-value="2022-08-30T16:02:17.240528" calcext:value-type="date">
            <text:p>2022-08-30 16:02:17</text:p>
          </table:table-cell>
          <table:table-cell table:number-columns-repeated="1023"/>
        </table:table-row>
        <table:table-row table:style-name="ro1">
          <table:table-cell office:value-type="date" office:date-value="2022-08-30T16:02:48.017526" calcext:value-type="date">
            <text:p>2022-08-30 16:02:48</text:p>
          </table:table-cell>
          <table:table-cell table:number-columns-repeated="1023"/>
        </table:table-row>
        <table:table-row table:style-name="ro1">
          <table:table-cell office:value-type="date" office:date-value="2022-08-30T16:03:18.34544" calcext:value-type="date">
            <text:p>2022-08-30 16:03:18</text:p>
          </table:table-cell>
          <table:table-cell table:number-columns-repeated="1023"/>
        </table:table-row>
        <table:table-row table:style-name="ro1">
          <table:table-cell office:value-type="date" office:date-value="2022-08-30T16:03:50.576085" calcext:value-type="date">
            <text:p>2022-08-30 16:03:51</text:p>
          </table:table-cell>
          <table:table-cell table:number-columns-repeated="1023"/>
        </table:table-row>
        <table:table-row table:style-name="ro1">
          <table:table-cell office:value-type="date" office:date-value="2022-08-30T16:04:19.293128" calcext:value-type="date">
            <text:p>2022-08-30 16:04:19</text:p>
          </table:table-cell>
          <table:table-cell table:number-columns-repeated="1023"/>
        </table:table-row>
        <table:table-row table:style-name="ro1">
          <table:table-cell office:value-type="date" office:date-value="2022-08-30T16:04:51.928245" calcext:value-type="date">
            <text:p>2022-08-30 16:04:52</text:p>
          </table:table-cell>
          <table:table-cell table:number-columns-repeated="1023"/>
        </table:table-row>
        <table:table-row table:style-name="ro1">
          <table:table-cell office:value-type="date" office:date-value="2022-08-30T16:05:20.875346" calcext:value-type="date">
            <text:p>2022-08-30 16:05:21</text:p>
          </table:table-cell>
          <table:table-cell table:number-columns-repeated="1023"/>
        </table:table-row>
        <table:table-row table:style-name="ro1">
          <table:table-cell office:value-type="date" office:date-value="2022-08-30T16:05:52.02543" calcext:value-type="date">
            <text:p>2022-08-30 16:05:52</text:p>
          </table:table-cell>
          <table:table-cell table:number-columns-repeated="1023"/>
        </table:table-row>
        <table:table-row table:style-name="ro1">
          <table:table-cell office:value-type="date" office:date-value="2022-08-30T16:06:21.879071" calcext:value-type="date">
            <text:p>2022-08-30 16:06:22</text:p>
          </table:table-cell>
          <table:table-cell table:number-columns-repeated="1023"/>
        </table:table-row>
        <table:table-row table:style-name="ro1">
          <table:table-cell office:value-type="date" office:date-value="2022-08-30T16:06:52.623085" calcext:value-type="date">
            <text:p>2022-08-30 16:06:53</text:p>
          </table:table-cell>
          <table:table-cell table:number-columns-repeated="1023"/>
        </table:table-row>
        <table:table-row table:style-name="ro1">
          <table:table-cell office:value-type="date" office:date-value="2022-08-30T16:07:25.111884" calcext:value-type="date">
            <text:p>2022-08-30 16:07:25</text:p>
          </table:table-cell>
          <table:table-cell table:number-columns-repeated="1023"/>
        </table:table-row>
        <table:table-row table:style-name="ro1">
          <table:table-cell office:value-type="date" office:date-value="2022-08-30T16:07:54.530187" calcext:value-type="date">
            <text:p>2022-08-30 16:07:55</text:p>
          </table:table-cell>
          <table:table-cell table:number-columns-repeated="1023"/>
        </table:table-row>
        <table:table-row table:style-name="ro1">
          <table:table-cell office:value-type="date" office:date-value="2022-08-30T16:08:24.533839" calcext:value-type="date">
            <text:p>2022-08-30 16:08:25</text:p>
          </table:table-cell>
          <table:table-cell table:number-columns-repeated="1023"/>
        </table:table-row>
        <table:table-row table:style-name="ro1">
          <table:table-cell office:value-type="date" office:date-value="2022-08-30T16:08:54.820428" calcext:value-type="date">
            <text:p>2022-08-30 16:08:55</text:p>
          </table:table-cell>
          <table:table-cell table:number-columns-repeated="1023"/>
        </table:table-row>
        <table:table-row table:style-name="ro1">
          <table:table-cell office:value-type="date" office:date-value="2022-08-30T16:09:23.669948" calcext:value-type="date">
            <text:p>2022-08-30 16:09:24</text:p>
          </table:table-cell>
          <table:table-cell table:number-columns-repeated="1023"/>
        </table:table-row>
        <table:table-row table:style-name="ro1">
          <table:table-cell office:value-type="date" office:date-value="2022-08-30T16:09:56.598579" calcext:value-type="date">
            <text:p>2022-08-30 16:09:57</text:p>
          </table:table-cell>
          <table:table-cell table:number-columns-repeated="1023"/>
        </table:table-row>
        <table:table-row table:style-name="ro1">
          <table:table-cell office:value-type="date" office:date-value="2022-08-30T16:10:26.651205" calcext:value-type="date">
            <text:p>2022-08-30 16:10:27</text:p>
          </table:table-cell>
          <table:table-cell table:number-columns-repeated="1023"/>
        </table:table-row>
        <table:table-row table:style-name="ro1">
          <table:table-cell office:value-type="date" office:date-value="2022-08-30T16:10:56.696858" calcext:value-type="date">
            <text:p>2022-08-30 16:10:57</text:p>
          </table:table-cell>
          <table:table-cell table:number-columns-repeated="1023"/>
        </table:table-row>
        <table:table-row table:style-name="ro1">
          <table:table-cell office:value-type="date" office:date-value="2022-08-30T16:11:27.970412" calcext:value-type="date">
            <text:p>2022-08-30 16:11:28</text:p>
          </table:table-cell>
          <table:table-cell table:number-columns-repeated="1023"/>
        </table:table-row>
        <table:table-row table:style-name="ro1">
          <table:table-cell office:value-type="date" office:date-value="2022-08-30T16:11:56.732342" calcext:value-type="date">
            <text:p>2022-08-30 16:11:57</text:p>
          </table:table-cell>
          <table:table-cell table:number-columns-repeated="1023"/>
        </table:table-row>
        <table:table-row table:style-name="ro1">
          <table:table-cell office:value-type="date" office:date-value="2022-08-30T16:12:27.420879" calcext:value-type="date">
            <text:p>2022-08-30 16:12:27</text:p>
          </table:table-cell>
          <table:table-cell table:number-columns-repeated="1023"/>
        </table:table-row>
        <table:table-row table:style-name="ro1">
          <table:table-cell office:value-type="date" office:date-value="2022-08-30T16:12:58.623288" calcext:value-type="date">
            <text:p>2022-08-30 16:12:59</text:p>
          </table:table-cell>
          <table:table-cell table:number-columns-repeated="1023"/>
        </table:table-row>
        <table:table-row table:style-name="ro1">
          <table:table-cell office:value-type="date" office:date-value="2022-08-30T16:13:28.713364" calcext:value-type="date">
            <text:p>2022-08-30 16:13:29</text:p>
          </table:table-cell>
          <table:table-cell table:number-columns-repeated="1023"/>
        </table:table-row>
        <table:table-row table:style-name="ro1">
          <table:table-cell office:value-type="date" office:date-value="2022-08-30T16:13:58.632039" calcext:value-type="date">
            <text:p>2022-08-30 16:13:59</text:p>
          </table:table-cell>
          <table:table-cell table:number-columns-repeated="1023"/>
        </table:table-row>
        <table:table-row table:style-name="ro1">
          <table:table-cell office:value-type="date" office:date-value="2022-08-30T16:14:29.806585" calcext:value-type="date">
            <text:p>2022-08-30 16:14:30</text:p>
          </table:table-cell>
          <table:table-cell table:number-columns-repeated="1023"/>
        </table:table-row>
        <table:table-row table:style-name="ro1">
          <table:table-cell office:value-type="date" office:date-value="2022-08-30T16:15:00.45854" calcext:value-type="date">
            <text:p>2022-08-30 16:15:00</text:p>
          </table:table-cell>
          <table:table-cell table:number-columns-repeated="1023"/>
        </table:table-row>
        <table:table-row table:style-name="ro1">
          <table:table-cell office:value-type="date" office:date-value="2022-08-30T16:15:32.867488" calcext:value-type="date">
            <text:p>2022-08-30 16:15:33</text:p>
          </table:table-cell>
          <table:table-cell table:number-columns-repeated="1023"/>
        </table:table-row>
        <table:table-row table:style-name="ro1">
          <table:table-cell office:value-type="date" office:date-value="2022-08-30T16:16:01.124588" calcext:value-type="date">
            <text:p>2022-08-30 16:16:01</text:p>
          </table:table-cell>
          <table:table-cell table:number-columns-repeated="1023"/>
        </table:table-row>
        <table:table-row table:style-name="ro1">
          <table:table-cell office:value-type="date" office:date-value="2022-08-30T16:16:33.248817" calcext:value-type="date">
            <text:p>2022-08-30 16:16:33</text:p>
          </table:table-cell>
          <table:table-cell table:number-columns-repeated="1023"/>
        </table:table-row>
        <table:table-row table:style-name="ro1">
          <table:table-cell office:value-type="date" office:date-value="2022-08-30T16:17:01.480917" calcext:value-type="date">
            <text:p>2022-08-30 16:17:01</text:p>
          </table:table-cell>
          <table:table-cell table:number-columns-repeated="1023"/>
        </table:table-row>
        <table:table-row table:style-name="ro1">
          <table:table-cell office:value-type="date" office:date-value="2022-08-30T16:17:31.851" calcext:value-type="date">
            <text:p>2022-08-30 16:17:32</text:p>
          </table:table-cell>
          <table:table-cell table:number-columns-repeated="1023"/>
        </table:table-row>
        <table:table-row table:style-name="ro1">
          <table:table-cell office:value-type="date" office:date-value="2022-08-30T16:18:02.924219" calcext:value-type="date">
            <text:p>2022-08-30 16:18:03</text:p>
          </table:table-cell>
          <table:table-cell table:number-columns-repeated="1023"/>
        </table:table-row>
        <table:table-row table:style-name="ro1">
          <table:table-cell office:value-type="date" office:date-value="2022-08-30T16:18:32.213137" calcext:value-type="date">
            <text:p>2022-08-30 16:18:32</text:p>
          </table:table-cell>
          <table:table-cell table:number-columns-repeated="1023"/>
        </table:table-row>
        <table:table-row table:style-name="ro1">
          <table:table-cell office:value-type="date" office:date-value="2022-08-30T16:19:02.209334" calcext:value-type="date">
            <text:p>2022-08-30 16:19:02</text:p>
          </table:table-cell>
          <table:table-cell table:number-columns-repeated="1023"/>
        </table:table-row>
        <table:table-row table:style-name="ro1">
          <table:table-cell office:value-type="date" office:date-value="2022-08-30T16:19:32.983029" calcext:value-type="date">
            <text:p>2022-08-30 16:19:33</text:p>
          </table:table-cell>
          <table:table-cell table:number-columns-repeated="1023"/>
        </table:table-row>
        <table:table-row table:style-name="ro1">
          <table:table-cell office:value-type="date" office:date-value="2022-08-30T16:20:08.914601" calcext:value-type="date">
            <text:p>2022-08-30 16:2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6:20:36.172608" calcext:value-type="date">
            <text:p>2022-08-30 16:20:36</text:p>
          </table:table-cell>
          <table:table-cell table:number-columns-repeated="1023"/>
        </table:table-row>
        <table:table-row table:style-name="ro1">
          <table:table-cell office:value-type="date" office:date-value="2022-08-30T16:21:04.987102" calcext:value-type="date">
            <text:p>2022-08-30 16:21:05</text:p>
          </table:table-cell>
          <table:table-cell table:number-columns-repeated="1023"/>
        </table:table-row>
        <table:table-row table:style-name="ro1">
          <table:table-cell office:value-type="date" office:date-value="2022-08-30T16:21:35.676332" calcext:value-type="date">
            <text:p>2022-08-30 16:21:36</text:p>
          </table:table-cell>
          <table:table-cell table:number-columns-repeated="1023"/>
        </table:table-row>
        <table:table-row table:style-name="ro1">
          <table:table-cell office:value-type="date" office:date-value="2022-08-30T16:22:06.777844" calcext:value-type="date">
            <text:p>2022-08-30 16:22:07</text:p>
          </table:table-cell>
          <table:table-cell table:number-columns-repeated="1023"/>
        </table:table-row>
        <table:table-row table:style-name="ro1">
          <table:table-cell office:value-type="date" office:date-value="2022-08-30T16:22:37.076365" calcext:value-type="date">
            <text:p>2022-08-30 16:22:37</text:p>
          </table:table-cell>
          <table:table-cell table:number-columns-repeated="1023"/>
        </table:table-row>
        <table:table-row table:style-name="ro1">
          <table:table-cell office:value-type="date" office:date-value="2022-08-30T16:23:06.631082" calcext:value-type="date">
            <text:p>2022-08-30 16:23:07</text:p>
          </table:table-cell>
          <table:table-cell table:number-columns-repeated="1023"/>
        </table:table-row>
        <table:table-row table:style-name="ro1">
          <table:table-cell office:value-type="date" office:date-value="2022-08-30T16:23:37.568183" calcext:value-type="date">
            <text:p>2022-08-30 16:23:38</text:p>
          </table:table-cell>
          <table:table-cell table:number-columns-repeated="1023"/>
        </table:table-row>
        <table:table-row table:style-name="ro1">
          <table:table-cell office:value-type="date" office:date-value="2022-08-30T16:24:08.905357" calcext:value-type="date">
            <text:p>2022-08-30 16:24:09</text:p>
          </table:table-cell>
          <table:table-cell table:number-columns-repeated="1023"/>
        </table:table-row>
        <table:table-row table:style-name="ro1">
          <table:table-cell office:value-type="date" office:date-value="2022-08-30T16:24:39.53335" calcext:value-type="date">
            <text:p>2022-08-30 16:24:40</text:p>
          </table:table-cell>
          <table:table-cell table:number-columns-repeated="1023"/>
        </table:table-row>
        <table:table-row table:style-name="ro1">
          <table:table-cell office:value-type="date" office:date-value="2022-08-30T16:25:11.028315" calcext:value-type="date">
            <text:p>2022-08-30 16:25:11</text:p>
          </table:table-cell>
          <table:table-cell table:number-columns-repeated="1023"/>
        </table:table-row>
        <table:table-row table:style-name="ro1">
          <table:table-cell office:value-type="date" office:date-value="2022-08-30T16:25:40.022772" calcext:value-type="date">
            <text:p>2022-08-30 16:25:40</text:p>
          </table:table-cell>
          <table:table-cell table:number-columns-repeated="1023"/>
        </table:table-row>
        <table:table-row table:style-name="ro1">
          <table:table-cell office:value-type="date" office:date-value="2022-08-30T16:26:10.896621" calcext:value-type="date">
            <text:p>2022-08-30 16:26:11</text:p>
          </table:table-cell>
          <table:table-cell table:number-columns-repeated="1023"/>
        </table:table-row>
        <table:table-row table:style-name="ro1">
          <table:table-cell office:value-type="date" office:date-value="2022-08-30T16:26:42.195208" calcext:value-type="date">
            <text:p>2022-08-30 16:26:42</text:p>
          </table:table-cell>
          <table:table-cell table:number-columns-repeated="1023"/>
        </table:table-row>
        <table:table-row table:style-name="ro1">
          <table:table-cell office:value-type="date" office:date-value="2022-08-30T16:27:13.117299" calcext:value-type="date">
            <text:p>2022-08-30 16:27:13</text:p>
          </table:table-cell>
          <table:table-cell table:number-columns-repeated="1023"/>
        </table:table-row>
        <table:table-row table:style-name="ro1">
          <table:table-cell office:value-type="date" office:date-value="2022-08-30T16:27:44.398554" calcext:value-type="date">
            <text:p>2022-08-30 16:27:44</text:p>
          </table:table-cell>
          <table:table-cell table:number-columns-repeated="1023"/>
        </table:table-row>
        <table:table-row table:style-name="ro1">
          <table:table-cell office:value-type="date" office:date-value="2022-08-30T16:28:13.428882" calcext:value-type="date">
            <text:p>2022-08-30 16:28:13</text:p>
          </table:table-cell>
          <table:table-cell table:number-columns-repeated="1023"/>
        </table:table-row>
        <table:table-row table:style-name="ro1">
          <table:table-cell office:value-type="date" office:date-value="2022-08-30T16:28:43.858471" calcext:value-type="date">
            <text:p>2022-08-30 16:28:44</text:p>
          </table:table-cell>
          <table:table-cell table:number-columns-repeated="1023"/>
        </table:table-row>
        <table:table-row table:style-name="ro1">
          <table:table-cell office:value-type="date" office:date-value="2022-08-30T16:29:13.69743" calcext:value-type="date">
            <text:p>2022-08-30 16:29:14</text:p>
          </table:table-cell>
          <table:table-cell table:number-columns-repeated="1023"/>
        </table:table-row>
        <table:table-row table:style-name="ro1">
          <table:table-cell office:value-type="date" office:date-value="2022-08-30T16:29:44.334116" calcext:value-type="date">
            <text:p>2022-08-30 16:29:44</text:p>
          </table:table-cell>
          <table:table-cell table:number-columns-repeated="1023"/>
        </table:table-row>
        <table:table-row table:style-name="ro1">
          <table:table-cell office:value-type="date" office:date-value="2022-08-30T16:30:16.501863" calcext:value-type="date">
            <text:p>2022-08-30 16:30:17</text:p>
          </table:table-cell>
          <table:table-cell table:number-columns-repeated="1023"/>
        </table:table-row>
        <table:table-row table:style-name="ro1">
          <table:table-cell office:value-type="date" office:date-value="2022-08-30T16:30:44.751956" calcext:value-type="date">
            <text:p>2022-08-30 16:30:45</text:p>
          </table:table-cell>
          <table:table-cell table:number-columns-repeated="1023"/>
        </table:table-row>
        <table:table-row table:style-name="ro1">
          <table:table-cell office:value-type="date" office:date-value="2022-08-30T16:31:15.779715" calcext:value-type="date">
            <text:p>2022-08-30 16:31:16</text:p>
          </table:table-cell>
          <table:table-cell table:number-columns-repeated="1023"/>
        </table:table-row>
        <table:table-row table:style-name="ro1">
          <table:table-cell office:value-type="date" office:date-value="2022-08-30T16:31:46.965187" calcext:value-type="date">
            <text:p>2022-08-30 16:31:47</text:p>
          </table:table-cell>
          <table:table-cell table:number-columns-repeated="1023"/>
        </table:table-row>
        <table:table-row table:style-name="ro1">
          <table:table-cell office:value-type="date" office:date-value="2022-08-30T16:32:14.853671" calcext:value-type="date">
            <text:p>2022-08-30 16:32:15</text:p>
          </table:table-cell>
          <table:table-cell table:number-columns-repeated="1023"/>
        </table:table-row>
        <table:table-row table:style-name="ro1">
          <table:table-cell office:value-type="date" office:date-value="2022-08-30T16:32:46.99119" calcext:value-type="date">
            <text:p>2022-08-30 16:32:47</text:p>
          </table:table-cell>
          <table:table-cell table:number-columns-repeated="1023"/>
        </table:table-row>
        <table:table-row table:style-name="ro1">
          <table:table-cell office:value-type="date" office:date-value="2022-08-30T16:33:17.149828" calcext:value-type="date">
            <text:p>2022-08-30 16:33:17</text:p>
          </table:table-cell>
          <table:table-cell table:number-columns-repeated="1023"/>
        </table:table-row>
        <table:table-row table:style-name="ro1">
          <table:table-cell office:value-type="date" office:date-value="2022-08-30T16:33:46.477662" calcext:value-type="date">
            <text:p>2022-08-30 16:33:46</text:p>
          </table:table-cell>
          <table:table-cell table:number-columns-repeated="1023"/>
        </table:table-row>
        <table:table-row table:style-name="ro1">
          <table:table-cell office:value-type="date" office:date-value="2022-08-30T16:34:18.567924" calcext:value-type="date">
            <text:p>2022-08-30 16:34:19</text:p>
          </table:table-cell>
          <table:table-cell table:number-columns-repeated="1023"/>
        </table:table-row>
        <table:table-row table:style-name="ro1">
          <table:table-cell office:value-type="date" office:date-value="2022-08-30T16:34:47.814056" calcext:value-type="date">
            <text:p>2022-08-30 16:34:48</text:p>
          </table:table-cell>
          <table:table-cell table:number-columns-repeated="1023"/>
        </table:table-row>
        <table:table-row table:style-name="ro1">
          <table:table-cell office:value-type="date" office:date-value="2022-08-30T16:35:20.375396" calcext:value-type="date">
            <text:p>2022-08-30 16:35:20</text:p>
          </table:table-cell>
          <table:table-cell table:number-columns-repeated="1023"/>
        </table:table-row>
        <table:table-row table:style-name="ro1">
          <table:table-cell office:value-type="date" office:date-value="2022-08-30T16:35:49.124189" calcext:value-type="date">
            <text:p>2022-08-30 16:35:49</text:p>
          </table:table-cell>
          <table:table-cell table:number-columns-repeated="1023"/>
        </table:table-row>
        <table:table-row table:style-name="ro1">
          <table:table-cell office:value-type="date" office:date-value="2022-08-30T16:36:21.06113" calcext:value-type="date">
            <text:p>2022-08-30 16:36:21</text:p>
          </table:table-cell>
          <table:table-cell table:number-columns-repeated="1023"/>
        </table:table-row>
        <table:table-row table:style-name="ro1">
          <table:table-cell office:value-type="date" office:date-value="2022-08-30T16:36:50.971936" calcext:value-type="date">
            <text:p>2022-08-30 16:36:51</text:p>
          </table:table-cell>
          <table:table-cell table:number-columns-repeated="1023"/>
        </table:table-row>
        <table:table-row table:style-name="ro1">
          <table:table-cell office:value-type="date" office:date-value="2022-08-30T16:37:19.954442" calcext:value-type="date">
            <text:p>2022-08-30 16:37:20</text:p>
          </table:table-cell>
          <table:table-cell table:number-columns-repeated="1023"/>
        </table:table-row>
        <table:table-row table:style-name="ro1">
          <table:table-cell office:value-type="date" office:date-value="2022-08-30T16:37:51.710301" calcext:value-type="date">
            <text:p>2022-08-30 16:37:52</text:p>
          </table:table-cell>
          <table:table-cell table:number-columns-repeated="1023"/>
        </table:table-row>
        <table:table-row table:style-name="ro1">
          <table:table-cell office:value-type="date" office:date-value="2022-08-30T16:38:24.975417" calcext:value-type="date">
            <text:p>2022-08-30 16:38:25</text:p>
          </table:table-cell>
          <table:table-cell table:number-columns-repeated="1023"/>
        </table:table-row>
        <table:table-row table:style-name="ro1">
          <table:table-cell office:value-type="date" office:date-value="2022-08-30T16:38:53.583261" calcext:value-type="date">
            <text:p>2022-08-30 16:38:54</text:p>
          </table:table-cell>
          <table:table-cell table:number-columns-repeated="1023"/>
        </table:table-row>
        <table:table-row table:style-name="ro1">
          <table:table-cell office:value-type="date" office:date-value="2022-08-30T16:39:23.681676" calcext:value-type="date">
            <text:p>2022-08-30 16:39:24</text:p>
          </table:table-cell>
          <table:table-cell table:number-columns-repeated="1023"/>
        </table:table-row>
        <table:table-row table:style-name="ro1">
          <table:table-cell office:value-type="date" office:date-value="2022-08-30T16:39:54.133153" calcext:value-type="date">
            <text:p>2022-08-30 16:39:54</text:p>
          </table:table-cell>
          <table:table-cell table:number-columns-repeated="1023"/>
        </table:table-row>
        <table:table-row table:style-name="ro1">
          <table:table-cell office:value-type="date" office:date-value="2022-08-30T16:40:25.624412" calcext:value-type="date">
            <text:p>2022-08-30 16:40:26</text:p>
          </table:table-cell>
          <table:table-cell table:number-columns-repeated="1023"/>
        </table:table-row>
        <table:table-row table:style-name="ro1">
          <table:table-cell office:value-type="date" office:date-value="2022-08-30T16:40:55.405006" calcext:value-type="date">
            <text:p>2022-08-30 16:40:55</text:p>
          </table:table-cell>
          <table:table-cell table:number-columns-repeated="1023"/>
        </table:table-row>
        <table:table-row table:style-name="ro1">
          <table:table-cell office:value-type="date" office:date-value="2022-08-30T16:41:25.966707" calcext:value-type="date">
            <text:p>2022-08-30 16:41:26</text:p>
          </table:table-cell>
          <table:table-cell table:number-columns-repeated="1023"/>
        </table:table-row>
        <table:table-row table:style-name="ro1">
          <table:table-cell office:value-type="date" office:date-value="2022-08-30T16:41:56.59801" calcext:value-type="date">
            <text:p>2022-08-30 16:41:57</text:p>
          </table:table-cell>
          <table:table-cell table:number-columns-repeated="1023"/>
        </table:table-row>
        <table:table-row table:style-name="ro1">
          <table:table-cell office:value-type="date" office:date-value="2022-08-30T16:42:26.007566" calcext:value-type="date">
            <text:p>2022-08-30 16:42:26</text:p>
          </table:table-cell>
          <table:table-cell table:number-columns-repeated="1023"/>
        </table:table-row>
        <table:table-row table:style-name="ro1">
          <table:table-cell office:value-type="date" office:date-value="2022-08-30T16:42:57.148449" calcext:value-type="date">
            <text:p>2022-08-30 16:42:57</text:p>
          </table:table-cell>
          <table:table-cell table:number-columns-repeated="1023"/>
        </table:table-row>
        <table:table-row table:style-name="ro1">
          <table:table-cell office:value-type="date" office:date-value="2022-08-30T16:43:26.356699" calcext:value-type="date">
            <text:p>2022-08-30 16:43:26</text:p>
          </table:table-cell>
          <table:table-cell table:number-columns-repeated="1023"/>
        </table:table-row>
        <table:table-row table:style-name="ro1">
          <table:table-cell office:value-type="date" office:date-value="2022-08-30T16:43:56.77697" calcext:value-type="date">
            <text:p>2022-08-30 16:43:57</text:p>
          </table:table-cell>
          <table:table-cell table:number-columns-repeated="1023"/>
        </table:table-row>
        <table:table-row table:style-name="ro1">
          <table:table-cell office:value-type="date" office:date-value="2022-08-30T16:44:29.182387" calcext:value-type="date">
            <text:p>2022-08-30 16:44:29</text:p>
          </table:table-cell>
          <table:table-cell table:number-columns-repeated="1023"/>
        </table:table-row>
        <table:table-row table:style-name="ro1">
          <table:table-cell office:value-type="date" office:date-value="2022-08-30T16:44:58.067921" calcext:value-type="date">
            <text:p>2022-08-30 16:44:58</text:p>
          </table:table-cell>
          <table:table-cell table:number-columns-repeated="1023"/>
        </table:table-row>
        <table:table-row table:style-name="ro1">
          <table:table-cell office:value-type="date" office:date-value="2022-08-30T16:45:28.837255" calcext:value-type="date">
            <text:p>2022-08-30 16:45:29</text:p>
          </table:table-cell>
          <table:table-cell table:number-columns-repeated="1023"/>
        </table:table-row>
        <table:table-row table:style-name="ro1">
          <table:table-cell office:value-type="date" office:date-value="2022-08-30T16:45:59.936707" calcext:value-type="date">
            <text:p>2022-08-30 16:46:00</text:p>
          </table:table-cell>
          <table:table-cell table:number-columns-repeated="1023"/>
        </table:table-row>
        <table:table-row table:style-name="ro1">
          <table:table-cell office:value-type="date" office:date-value="2022-08-30T16:46:29.676733" calcext:value-type="date">
            <text:p>2022-08-30 16:46:30</text:p>
          </table:table-cell>
          <table:table-cell table:number-columns-repeated="1023"/>
        </table:table-row>
        <table:table-row table:style-name="ro1">
          <table:table-cell office:value-type="date" office:date-value="2022-08-30T16:47:00.952072" calcext:value-type="date">
            <text:p>2022-08-30 16:47:01</text:p>
          </table:table-cell>
          <table:table-cell table:number-columns-repeated="1023"/>
        </table:table-row>
        <table:table-row table:style-name="ro1">
          <table:table-cell office:value-type="date" office:date-value="2022-08-30T16:47:30.505071" calcext:value-type="date">
            <text:p>2022-08-30 16:47:31</text:p>
          </table:table-cell>
          <table:table-cell table:number-columns-repeated="1023"/>
        </table:table-row>
        <table:table-row table:style-name="ro1">
          <table:table-cell office:value-type="date" office:date-value="2022-08-30T16:48:01.518695" calcext:value-type="date">
            <text:p>2022-08-30 16:48:02</text:p>
          </table:table-cell>
          <table:table-cell table:number-columns-repeated="1023"/>
        </table:table-row>
        <table:table-row table:style-name="ro1">
          <table:table-cell office:value-type="date" office:date-value="2022-08-30T16:48:31.703435" calcext:value-type="date">
            <text:p>2022-08-30 16:48:32</text:p>
          </table:table-cell>
          <table:table-cell table:number-columns-repeated="1023"/>
        </table:table-row>
        <table:table-row table:style-name="ro1">
          <table:table-cell office:value-type="date" office:date-value="2022-08-30T16:49:02.206064" calcext:value-type="date">
            <text:p>2022-08-30 16:49:02</text:p>
          </table:table-cell>
          <table:table-cell table:number-columns-repeated="1023"/>
        </table:table-row>
        <table:table-row table:style-name="ro1">
          <table:table-cell office:value-type="date" office:date-value="2022-08-30T16:49:32.671381" calcext:value-type="date">
            <text:p>2022-08-30 16:49:33</text:p>
          </table:table-cell>
          <table:table-cell table:number-columns-repeated="1023"/>
        </table:table-row>
        <table:table-row table:style-name="ro1">
          <table:table-cell office:value-type="date" office:date-value="2022-08-30T16:50:02.088749" calcext:value-type="date">
            <text:p>2022-08-30 16:50:02</text:p>
          </table:table-cell>
          <table:table-cell table:number-columns-repeated="1023"/>
        </table:table-row>
        <table:table-row table:style-name="ro1">
          <table:table-cell office:value-type="date" office:date-value="2022-08-30T16:50:32.720519" calcext:value-type="date">
            <text:p>2022-08-30 16:50:33</text:p>
          </table:table-cell>
          <table:table-cell table:number-columns-repeated="1023"/>
        </table:table-row>
        <table:table-row table:style-name="ro1">
          <table:table-cell office:value-type="date" office:date-value="2022-08-30T16:51:03.775876" calcext:value-type="date">
            <text:p>2022-08-30 16:51:04</text:p>
          </table:table-cell>
          <table:table-cell table:number-columns-repeated="1023"/>
        </table:table-row>
        <table:table-row table:style-name="ro1">
          <table:table-cell office:value-type="date" office:date-value="2022-08-30T16:51:34.118346" calcext:value-type="date">
            <text:p>2022-08-30 16:51:34</text:p>
          </table:table-cell>
          <table:table-cell table:number-columns-repeated="1023"/>
        </table:table-row>
        <table:table-row table:style-name="ro1">
          <table:table-cell office:value-type="date" office:date-value="2022-08-30T16:52:03.49253" calcext:value-type="date">
            <text:p>2022-08-30 16:52:03</text:p>
          </table:table-cell>
          <table:table-cell table:number-columns-repeated="1023"/>
        </table:table-row>
        <table:table-row table:style-name="ro1">
          <table:table-cell office:value-type="date" office:date-value="2022-08-30T16:52:34.048721" calcext:value-type="date">
            <text:p>2022-08-30 16:52:34</text:p>
          </table:table-cell>
          <table:table-cell table:number-columns-repeated="1023"/>
        </table:table-row>
        <table:table-row table:style-name="ro1">
          <table:table-cell office:value-type="date" office:date-value="2022-08-30T16:53:04.593099" calcext:value-type="date">
            <text:p>2022-08-30 16:53:05</text:p>
          </table:table-cell>
          <table:table-cell table:number-columns-repeated="1023"/>
        </table:table-row>
        <table:table-row table:style-name="ro1">
          <table:table-cell office:value-type="date" office:date-value="2022-08-30T16:53:35.09738" calcext:value-type="date">
            <text:p>2022-08-30 16:53:35</text:p>
          </table:table-cell>
          <table:table-cell table:number-columns-repeated="1023"/>
        </table:table-row>
        <table:table-row table:style-name="ro1">
          <table:table-cell office:value-type="date" office:date-value="2022-08-30T16:54:06.370755" calcext:value-type="date">
            <text:p>2022-08-30 16:54:06</text:p>
          </table:table-cell>
          <table:table-cell table:number-columns-repeated="1023"/>
        </table:table-row>
        <table:table-row table:style-name="ro1">
          <table:table-cell office:value-type="date" office:date-value="2022-08-30T16:54:37.294135" calcext:value-type="date">
            <text:p>2022-08-30 16:54:37</text:p>
          </table:table-cell>
          <table:table-cell table:number-columns-repeated="1023"/>
        </table:table-row>
        <table:table-row table:style-name="ro1">
          <table:table-cell office:value-type="date" office:date-value="2022-08-30T16:55:11.044342" calcext:value-type="date">
            <text:p>2022-08-30 16:55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6:55:42.144516" calcext:value-type="date">
            <text:p>2022-08-30 16:55: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6:56:10.69745" calcext:value-type="date">
            <text:p>2022-08-30 16:56:11</text:p>
          </table:table-cell>
          <table:table-cell table:number-columns-repeated="1023"/>
        </table:table-row>
        <table:table-row table:style-name="ro1">
          <table:table-cell office:value-type="date" office:date-value="2022-08-30T16:56:38.90602" calcext:value-type="date">
            <text:p>2022-08-30 16:56:39</text:p>
          </table:table-cell>
          <table:table-cell table:number-columns-repeated="1023"/>
        </table:table-row>
        <table:table-row table:style-name="ro1">
          <table:table-cell office:value-type="date" office:date-value="2022-08-30T16:57:11.022602" calcext:value-type="date">
            <text:p>2022-08-30 16:57:11</text:p>
          </table:table-cell>
          <table:table-cell table:number-columns-repeated="1023"/>
        </table:table-row>
        <table:table-row table:style-name="ro1">
          <table:table-cell office:value-type="date" office:date-value="2022-08-30T16:57:38.854887" calcext:value-type="date">
            <text:p>2022-08-30 16:57:39</text:p>
          </table:table-cell>
          <table:table-cell table:number-columns-repeated="1023"/>
        </table:table-row>
        <table:table-row table:style-name="ro1">
          <table:table-cell office:value-type="date" office:date-value="2022-08-30T16:58:09.745068" calcext:value-type="date">
            <text:p>2022-08-30 16:58:10</text:p>
          </table:table-cell>
          <table:table-cell table:number-columns-repeated="1023"/>
        </table:table-row>
        <table:table-row table:style-name="ro1">
          <table:table-cell office:value-type="date" office:date-value="2022-08-30T16:58:41.246827" calcext:value-type="date">
            <text:p>2022-08-30 16:58:41</text:p>
          </table:table-cell>
          <table:table-cell table:number-columns-repeated="1023"/>
        </table:table-row>
        <table:table-row table:style-name="ro1">
          <table:table-cell office:value-type="date" office:date-value="2022-08-30T16:59:11.049481" calcext:value-type="date">
            <text:p>2022-08-30 16:59:11</text:p>
          </table:table-cell>
          <table:table-cell table:number-columns-repeated="1023"/>
        </table:table-row>
        <table:table-row table:style-name="ro1">
          <table:table-cell office:value-type="date" office:date-value="2022-08-30T16:59:42.695915" calcext:value-type="date">
            <text:p>2022-08-30 16:59:43</text:p>
          </table:table-cell>
          <table:table-cell table:number-columns-repeated="1023"/>
        </table:table-row>
        <table:table-row table:style-name="ro1">
          <table:table-cell office:value-type="date" office:date-value="2022-08-30T17:00:12.907816" calcext:value-type="date">
            <text:p>2022-08-30 17:00:13</text:p>
          </table:table-cell>
          <table:table-cell table:number-columns-repeated="1023"/>
        </table:table-row>
        <table:table-row table:style-name="ro1">
          <table:table-cell office:value-type="date" office:date-value="2022-08-30T17:00:42.97611" calcext:value-type="date">
            <text:p>2022-08-30 17:00:43</text:p>
          </table:table-cell>
          <table:table-cell table:number-columns-repeated="1023"/>
        </table:table-row>
        <table:table-row table:style-name="ro1">
          <table:table-cell office:value-type="date" office:date-value="2022-08-30T17:01:13.66586" calcext:value-type="date">
            <text:p>2022-08-30 17:01:14</text:p>
          </table:table-cell>
          <table:table-cell table:number-columns-repeated="1023"/>
        </table:table-row>
        <table:table-row table:style-name="ro1">
          <table:table-cell office:value-type="date" office:date-value="2022-08-30T17:01:44.333034" calcext:value-type="date">
            <text:p>2022-08-30 17:01:44</text:p>
          </table:table-cell>
          <table:table-cell table:number-columns-repeated="1023"/>
        </table:table-row>
        <table:table-row table:style-name="ro1">
          <table:table-cell office:value-type="date" office:date-value="2022-08-30T17:02:13.92343" calcext:value-type="date">
            <text:p>2022-08-30 17:02:14</text:p>
          </table:table-cell>
          <table:table-cell table:number-columns-repeated="1023"/>
        </table:table-row>
        <table:table-row table:style-name="ro1">
          <table:table-cell office:value-type="date" office:date-value="2022-08-30T17:02:44.95634" calcext:value-type="date">
            <text:p>2022-08-30 17:02:45</text:p>
          </table:table-cell>
          <table:table-cell table:number-columns-repeated="1023"/>
        </table:table-row>
        <table:table-row table:style-name="ro1">
          <table:table-cell office:value-type="date" office:date-value="2022-08-30T17:03:14.966182" calcext:value-type="date">
            <text:p>2022-08-30 17:03:15</text:p>
          </table:table-cell>
          <table:table-cell table:number-columns-repeated="1023"/>
        </table:table-row>
        <table:table-row table:style-name="ro1">
          <table:table-cell office:value-type="date" office:date-value="2022-08-30T17:03:44.999401" calcext:value-type="date">
            <text:p>2022-08-30 17:03:45</text:p>
          </table:table-cell>
          <table:table-cell table:number-columns-repeated="1023"/>
        </table:table-row>
        <table:table-row table:style-name="ro1">
          <table:table-cell office:value-type="date" office:date-value="2022-08-30T17:04:15.116377" calcext:value-type="date">
            <text:p>2022-08-30 17:04:15</text:p>
          </table:table-cell>
          <table:table-cell table:number-columns-repeated="1023"/>
        </table:table-row>
        <table:table-row table:style-name="ro1">
          <table:table-cell office:value-type="date" office:date-value="2022-08-30T17:04:44.317955" calcext:value-type="date">
            <text:p>2022-08-30 17:04:44</text:p>
          </table:table-cell>
          <table:table-cell table:number-columns-repeated="1023"/>
        </table:table-row>
        <table:table-row table:style-name="ro1">
          <table:table-cell office:value-type="date" office:date-value="2022-08-30T17:05:14.292588" calcext:value-type="date">
            <text:p>2022-08-30 17:05:14</text:p>
          </table:table-cell>
          <table:table-cell table:number-columns-repeated="1023"/>
        </table:table-row>
        <table:table-row table:style-name="ro1">
          <table:table-cell office:value-type="date" office:date-value="2022-08-30T17:05:46.908351" calcext:value-type="date">
            <text:p>2022-08-30 17:05:47</text:p>
          </table:table-cell>
          <table:table-cell table:number-columns-repeated="1023"/>
        </table:table-row>
        <table:table-row table:style-name="ro1">
          <table:table-cell office:value-type="date" office:date-value="2022-08-30T17:06:18.450092" calcext:value-type="date">
            <text:p>2022-08-30 17:06:18</text:p>
          </table:table-cell>
          <table:table-cell table:number-columns-repeated="1023"/>
        </table:table-row>
        <table:table-row table:style-name="ro1">
          <table:table-cell office:value-type="date" office:date-value="2022-08-30T17:06:46.821283" calcext:value-type="date">
            <text:p>2022-08-30 17:06:47</text:p>
          </table:table-cell>
          <table:table-cell table:number-columns-repeated="1023"/>
        </table:table-row>
        <table:table-row table:style-name="ro1">
          <table:table-cell office:value-type="date" office:date-value="2022-08-30T17:07:18.113807" calcext:value-type="date">
            <text:p>2022-08-30 17:07:18</text:p>
          </table:table-cell>
          <table:table-cell table:number-columns-repeated="1023"/>
        </table:table-row>
        <table:table-row table:style-name="ro1">
          <table:table-cell office:value-type="date" office:date-value="2022-08-30T17:07:48.389978" calcext:value-type="date">
            <text:p>2022-08-30 17:07:48</text:p>
          </table:table-cell>
          <table:table-cell table:number-columns-repeated="1023"/>
        </table:table-row>
        <table:table-row table:style-name="ro1">
          <table:table-cell office:value-type="date" office:date-value="2022-08-30T17:08:18.089803" calcext:value-type="date">
            <text:p>2022-08-30 17:08:18</text:p>
          </table:table-cell>
          <table:table-cell table:number-columns-repeated="1023"/>
        </table:table-row>
        <table:table-row table:style-name="ro1">
          <table:table-cell office:value-type="date" office:date-value="2022-08-30T17:08:49.369846" calcext:value-type="date">
            <text:p>2022-08-30 17:08:49</text:p>
          </table:table-cell>
          <table:table-cell table:number-columns-repeated="1023"/>
        </table:table-row>
        <table:table-row table:style-name="ro1">
          <table:table-cell office:value-type="date" office:date-value="2022-08-30T17:09:18.845013" calcext:value-type="date">
            <text:p>2022-08-30 17:09:19</text:p>
          </table:table-cell>
          <table:table-cell table:number-columns-repeated="1023"/>
        </table:table-row>
        <table:table-row table:style-name="ro1">
          <table:table-cell office:value-type="date" office:date-value="2022-08-30T17:09:50.020552" calcext:value-type="date">
            <text:p>2022-08-30 17:09:50</text:p>
          </table:table-cell>
          <table:table-cell table:number-columns-repeated="1023"/>
        </table:table-row>
        <table:table-row table:style-name="ro1">
          <table:table-cell office:value-type="date" office:date-value="2022-08-30T17:10:20.681822" calcext:value-type="date">
            <text:p>2022-08-30 17:10:21</text:p>
          </table:table-cell>
          <table:table-cell table:number-columns-repeated="1023"/>
        </table:table-row>
        <table:table-row table:style-name="ro1">
          <table:table-cell office:value-type="date" office:date-value="2022-08-30T17:10:50.009074" calcext:value-type="date">
            <text:p>2022-08-30 17:10:50</text:p>
          </table:table-cell>
          <table:table-cell table:number-columns-repeated="1023"/>
        </table:table-row>
        <table:table-row table:style-name="ro1">
          <table:table-cell office:value-type="date" office:date-value="2022-08-30T17:11:22.187456" calcext:value-type="date">
            <text:p>2022-08-30 17:11:22</text:p>
          </table:table-cell>
          <table:table-cell table:number-columns-repeated="1023"/>
        </table:table-row>
        <table:table-row table:style-name="ro1">
          <table:table-cell office:value-type="date" office:date-value="2022-08-30T17:11:50.212956" calcext:value-type="date">
            <text:p>2022-08-30 17:11:50</text:p>
          </table:table-cell>
          <table:table-cell table:number-columns-repeated="1023"/>
        </table:table-row>
        <table:table-row table:style-name="ro1">
          <table:table-cell office:value-type="date" office:date-value="2022-08-30T17:12:21.077446" calcext:value-type="date">
            <text:p>2022-08-30 17:12:21</text:p>
          </table:table-cell>
          <table:table-cell table:number-columns-repeated="1023"/>
        </table:table-row>
        <table:table-row table:style-name="ro1">
          <table:table-cell office:value-type="date" office:date-value="2022-08-30T17:12:52.433346" calcext:value-type="date">
            <text:p>2022-08-30 17:12:52</text:p>
          </table:table-cell>
          <table:table-cell table:number-columns-repeated="1023"/>
        </table:table-row>
        <table:table-row table:style-name="ro1">
          <table:table-cell office:value-type="date" office:date-value="2022-08-30T17:13:21.691426" calcext:value-type="date">
            <text:p>2022-08-30 17:13:22</text:p>
          </table:table-cell>
          <table:table-cell table:number-columns-repeated="1023"/>
        </table:table-row>
        <table:table-row table:style-name="ro1">
          <table:table-cell office:value-type="date" office:date-value="2022-08-30T17:13:56.61594" calcext:value-type="date">
            <text:p>2022-08-30 17:13:57</text:p>
          </table:table-cell>
          <table:table-cell table:number-columns-repeated="1023"/>
        </table:table-row>
        <table:table-row table:style-name="ro1">
          <table:table-cell office:value-type="date" office:date-value="2022-08-30T17:14:23.758805" calcext:value-type="date">
            <text:p>2022-08-30 17:14:24</text:p>
          </table:table-cell>
          <table:table-cell table:number-columns-repeated="1023"/>
        </table:table-row>
        <table:table-row table:style-name="ro1">
          <table:table-cell office:value-type="date" office:date-value="2022-08-30T17:14:53.794905" calcext:value-type="date">
            <text:p>2022-08-30 17:14:54</text:p>
          </table:table-cell>
          <table:table-cell table:number-columns-repeated="1023"/>
        </table:table-row>
        <table:table-row table:style-name="ro1">
          <table:table-cell office:value-type="date" office:date-value="2022-08-30T17:15:24.254498" calcext:value-type="date">
            <text:p>2022-08-30 17:15:24</text:p>
          </table:table-cell>
          <table:table-cell table:number-columns-repeated="1023"/>
        </table:table-row>
        <table:table-row table:style-name="ro1">
          <table:table-cell office:value-type="date" office:date-value="2022-08-30T17:15:54.877001" calcext:value-type="date">
            <text:p>2022-08-30 17:15:55</text:p>
          </table:table-cell>
          <table:table-cell table:number-columns-repeated="1023"/>
        </table:table-row>
        <table:table-row table:style-name="ro1">
          <table:table-cell office:value-type="date" office:date-value="2022-08-30T17:16:24.707466" calcext:value-type="date">
            <text:p>2022-08-30 17:16:25</text:p>
          </table:table-cell>
          <table:table-cell table:number-columns-repeated="1023"/>
        </table:table-row>
        <table:table-row table:style-name="ro1">
          <table:table-cell office:value-type="date" office:date-value="2022-08-30T17:16:55.381135" calcext:value-type="date">
            <text:p>2022-08-30 17:16:55</text:p>
          </table:table-cell>
          <table:table-cell table:number-columns-repeated="1023"/>
        </table:table-row>
        <table:table-row table:style-name="ro1">
          <table:table-cell office:value-type="date" office:date-value="2022-08-30T17:17:26.345623" calcext:value-type="date">
            <text:p>2022-08-30 17:17:26</text:p>
          </table:table-cell>
          <table:table-cell table:number-columns-repeated="1023"/>
        </table:table-row>
        <table:table-row table:style-name="ro1">
          <table:table-cell office:value-type="date" office:date-value="2022-08-30T17:17:56.458094" calcext:value-type="date">
            <text:p>2022-08-30 17:17:56</text:p>
          </table:table-cell>
          <table:table-cell table:number-columns-repeated="1023"/>
        </table:table-row>
        <table:table-row table:style-name="ro1">
          <table:table-cell office:value-type="date" office:date-value="2022-08-30T17:18:27.448322" calcext:value-type="date">
            <text:p>2022-08-30 17:18:27</text:p>
          </table:table-cell>
          <table:table-cell table:number-columns-repeated="1023"/>
        </table:table-row>
        <table:table-row table:style-name="ro1">
          <table:table-cell office:value-type="date" office:date-value="2022-08-30T17:18:59.321857" calcext:value-type="date">
            <text:p>2022-08-30 17:18:59</text:p>
          </table:table-cell>
          <table:table-cell table:number-columns-repeated="1023"/>
        </table:table-row>
        <table:table-row table:style-name="ro1">
          <table:table-cell office:value-type="date" office:date-value="2022-08-30T17:19:29.140827" calcext:value-type="date">
            <text:p>2022-08-30 17:19:29</text:p>
          </table:table-cell>
          <table:table-cell table:number-columns-repeated="1023"/>
        </table:table-row>
        <table:table-row table:style-name="ro1">
          <table:table-cell office:value-type="date" office:date-value="2022-08-30T17:20:01.890042" calcext:value-type="date">
            <text:p>2022-08-30 17:20:02</text:p>
          </table:table-cell>
          <table:table-cell table:number-columns-repeated="1023"/>
        </table:table-row>
        <table:table-row table:style-name="ro1">
          <table:table-cell office:value-type="date" office:date-value="2022-08-30T17:20:30.875244" calcext:value-type="date">
            <text:p>2022-08-30 17:20:31</text:p>
          </table:table-cell>
          <table:table-cell table:number-columns-repeated="1023"/>
        </table:table-row>
        <table:table-row table:style-name="ro1">
          <table:table-cell office:value-type="date" office:date-value="2022-08-30T17:21:01.824003" calcext:value-type="date">
            <text:p>2022-08-30 17:21:02</text:p>
          </table:table-cell>
          <table:table-cell table:number-columns-repeated="1023"/>
        </table:table-row>
        <table:table-row table:style-name="ro1">
          <table:table-cell office:value-type="date" office:date-value="2022-08-30T17:21:32.455489" calcext:value-type="date">
            <text:p>2022-08-30 17:21:32</text:p>
          </table:table-cell>
          <table:table-cell table:number-columns-repeated="1023"/>
        </table:table-row>
        <table:table-row table:style-name="ro1">
          <table:table-cell office:value-type="date" office:date-value="2022-08-30T17:22:03.299332" calcext:value-type="date">
            <text:p>2022-08-30 17:22:03</text:p>
          </table:table-cell>
          <table:table-cell table:number-columns-repeated="1023"/>
        </table:table-row>
        <table:table-row table:style-name="ro1">
          <table:table-cell office:value-type="date" office:date-value="2022-08-30T17:22:34.647609" calcext:value-type="date">
            <text:p>2022-08-30 17:22:35</text:p>
          </table:table-cell>
          <table:table-cell table:number-columns-repeated="1023"/>
        </table:table-row>
        <table:table-row table:style-name="ro1">
          <table:table-cell office:value-type="date" office:date-value="2022-08-30T17:23:04.912583" calcext:value-type="date">
            <text:p>2022-08-30 17:23:05</text:p>
          </table:table-cell>
          <table:table-cell table:number-columns-repeated="1023"/>
        </table:table-row>
        <table:table-row table:style-name="ro1">
          <table:table-cell office:value-type="date" office:date-value="2022-08-30T17:23:35.419352" calcext:value-type="date">
            <text:p>2022-08-30 17:23:35</text:p>
          </table:table-cell>
          <table:table-cell table:number-columns-repeated="1023"/>
        </table:table-row>
        <table:table-row table:style-name="ro1">
          <table:table-cell office:value-type="date" office:date-value="2022-08-30T17:24:05.872006" calcext:value-type="date">
            <text:p>2022-08-30 17:24:06</text:p>
          </table:table-cell>
          <table:table-cell table:number-columns-repeated="1023"/>
        </table:table-row>
        <table:table-row table:style-name="ro1">
          <table:table-cell office:value-type="date" office:date-value="2022-08-30T17:24:35.910419" calcext:value-type="date">
            <text:p>2022-08-30 17:24:36</text:p>
          </table:table-cell>
          <table:table-cell table:number-columns-repeated="1023"/>
        </table:table-row>
        <table:table-row table:style-name="ro1">
          <table:table-cell office:value-type="date" office:date-value="2022-08-30T17:25:08.431799" calcext:value-type="date">
            <text:p>2022-08-30 17:2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7:25:40.638424" calcext:value-type="date">
            <text:p>2022-08-30 17:25: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7:26:05.829673" calcext:value-type="date">
            <text:p>2022-08-30 17:26:06</text:p>
          </table:table-cell>
          <table:table-cell table:number-columns-repeated="1023"/>
        </table:table-row>
        <table:table-row table:style-name="ro1">
          <table:table-cell office:value-type="date" office:date-value="2022-08-30T17:26:37.876672" calcext:value-type="date">
            <text:p>2022-08-30 17:26:38</text:p>
          </table:table-cell>
          <table:table-cell table:number-columns-repeated="1023"/>
        </table:table-row>
        <table:table-row table:style-name="ro1">
          <table:table-cell office:value-type="date" office:date-value="2022-08-30T17:27:06.094504" calcext:value-type="date">
            <text:p>2022-08-30 17:27:06</text:p>
          </table:table-cell>
          <table:table-cell table:number-columns-repeated="1023"/>
        </table:table-row>
        <table:table-row table:style-name="ro1">
          <table:table-cell office:value-type="date" office:date-value="2022-08-30T17:27:36.806239" calcext:value-type="date">
            <text:p>2022-08-30 17:27:37</text:p>
          </table:table-cell>
          <table:table-cell table:number-columns-repeated="1023"/>
        </table:table-row>
        <table:table-row table:style-name="ro1">
          <table:table-cell office:value-type="date" office:date-value="2022-08-30T17:28:07.518774" calcext:value-type="date">
            <text:p>2022-08-30 17:28:08</text:p>
          </table:table-cell>
          <table:table-cell table:number-columns-repeated="1023"/>
        </table:table-row>
        <table:table-row table:style-name="ro1">
          <table:table-cell office:value-type="date" office:date-value="2022-08-30T17:28:38.960938" calcext:value-type="date">
            <text:p>2022-08-30 17:28:39</text:p>
          </table:table-cell>
          <table:table-cell table:number-columns-repeated="1023"/>
        </table:table-row>
        <table:table-row table:style-name="ro1">
          <table:table-cell office:value-type="date" office:date-value="2022-08-30T17:29:10.212125" calcext:value-type="date">
            <text:p>2022-08-30 17:29:10</text:p>
          </table:table-cell>
          <table:table-cell table:number-columns-repeated="1023"/>
        </table:table-row>
        <table:table-row table:style-name="ro1">
          <table:table-cell office:value-type="date" office:date-value="2022-08-30T17:29:38.835109" calcext:value-type="date">
            <text:p>2022-08-30 17:29:39</text:p>
          </table:table-cell>
          <table:table-cell table:number-columns-repeated="1023"/>
        </table:table-row>
        <table:table-row table:style-name="ro1">
          <table:table-cell office:value-type="date" office:date-value="2022-08-30T17:30:11.63001" calcext:value-type="date">
            <text:p>2022-08-30 17:30:12</text:p>
          </table:table-cell>
          <table:table-cell table:number-columns-repeated="1023"/>
        </table:table-row>
        <table:table-row table:style-name="ro1">
          <table:table-cell office:value-type="date" office:date-value="2022-08-30T17:30:40.660871" calcext:value-type="date">
            <text:p>2022-08-30 17:30:41</text:p>
          </table:table-cell>
          <table:table-cell table:number-columns-repeated="1023"/>
        </table:table-row>
        <table:table-row table:style-name="ro1">
          <table:table-cell office:value-type="date" office:date-value="2022-08-30T17:31:10.44381" calcext:value-type="date">
            <text:p>2022-08-30 17:31:10</text:p>
          </table:table-cell>
          <table:table-cell table:number-columns-repeated="1023"/>
        </table:table-row>
        <table:table-row table:style-name="ro1">
          <table:table-cell office:value-type="date" office:date-value="2022-08-30T17:31:41.167377" calcext:value-type="date">
            <text:p>2022-08-30 17:31:41</text:p>
          </table:table-cell>
          <table:table-cell table:number-columns-repeated="1023"/>
        </table:table-row>
        <table:table-row table:style-name="ro1">
          <table:table-cell office:value-type="date" office:date-value="2022-08-30T17:32:12.315557" calcext:value-type="date">
            <text:p>2022-08-30 17:32:12</text:p>
          </table:table-cell>
          <table:table-cell table:number-columns-repeated="1023"/>
        </table:table-row>
        <table:table-row table:style-name="ro1">
          <table:table-cell office:value-type="date" office:date-value="2022-08-30T17:32:42.279491" calcext:value-type="date">
            <text:p>2022-08-30 17:32:42</text:p>
          </table:table-cell>
          <table:table-cell table:number-columns-repeated="1023"/>
        </table:table-row>
        <table:table-row table:style-name="ro1">
          <table:table-cell office:value-type="date" office:date-value="2022-08-30T17:33:13.595631" calcext:value-type="date">
            <text:p>2022-08-30 17:33:14</text:p>
          </table:table-cell>
          <table:table-cell table:number-columns-repeated="1023"/>
        </table:table-row>
        <table:table-row table:style-name="ro1">
          <table:table-cell office:value-type="date" office:date-value="2022-08-30T17:33:43.408072" calcext:value-type="date">
            <text:p>2022-08-30 17:33:43</text:p>
          </table:table-cell>
          <table:table-cell table:number-columns-repeated="1023"/>
        </table:table-row>
        <table:table-row table:style-name="ro1">
          <table:table-cell office:value-type="date" office:date-value="2022-08-30T17:34:13.957437" calcext:value-type="date">
            <text:p>2022-08-30 17:34:14</text:p>
          </table:table-cell>
          <table:table-cell table:number-columns-repeated="1023"/>
        </table:table-row>
        <table:table-row table:style-name="ro1">
          <table:table-cell office:value-type="date" office:date-value="2022-08-30T17:34:46.061705" calcext:value-type="date">
            <text:p>2022-08-30 17:34:46</text:p>
          </table:table-cell>
          <table:table-cell table:number-columns-repeated="1023"/>
        </table:table-row>
        <table:table-row table:style-name="ro1">
          <table:table-cell office:value-type="date" office:date-value="2022-08-30T17:35:15.870504" calcext:value-type="date">
            <text:p>2022-08-30 17:35:16</text:p>
          </table:table-cell>
          <table:table-cell table:number-columns-repeated="1023"/>
        </table:table-row>
        <table:table-row table:style-name="ro1">
          <table:table-cell office:value-type="date" office:date-value="2022-08-30T17:35:47.951273" calcext:value-type="date">
            <text:p>2022-08-30 17:35:48</text:p>
          </table:table-cell>
          <table:table-cell table:number-columns-repeated="1023"/>
        </table:table-row>
        <table:table-row table:style-name="ro1">
          <table:table-cell office:value-type="date" office:date-value="2022-08-30T17:36:15.8598" calcext:value-type="date">
            <text:p>2022-08-30 17:36:16</text:p>
          </table:table-cell>
          <table:table-cell table:number-columns-repeated="1023"/>
        </table:table-row>
        <table:table-row table:style-name="ro1">
          <table:table-cell office:value-type="date" office:date-value="2022-08-30T17:36:48.962628" calcext:value-type="date">
            <text:p>2022-08-30 17:36:49</text:p>
          </table:table-cell>
          <table:table-cell table:number-columns-repeated="1023"/>
        </table:table-row>
        <table:table-row table:style-name="ro1">
          <table:table-cell office:value-type="date" office:date-value="2022-08-30T17:37:16.313412" calcext:value-type="date">
            <text:p>2022-08-30 17:37:16</text:p>
          </table:table-cell>
          <table:table-cell table:number-columns-repeated="1023"/>
        </table:table-row>
        <table:table-row table:style-name="ro1">
          <table:table-cell office:value-type="date" office:date-value="2022-08-30T17:37:46.546433" calcext:value-type="date">
            <text:p>2022-08-30 17:37:47</text:p>
          </table:table-cell>
          <table:table-cell table:number-columns-repeated="1023"/>
        </table:table-row>
        <table:table-row table:style-name="ro1">
          <table:table-cell office:value-type="date" office:date-value="2022-08-30T17:38:17.924332" calcext:value-type="date">
            <text:p>2022-08-30 17:38:18</text:p>
          </table:table-cell>
          <table:table-cell table:number-columns-repeated="1023"/>
        </table:table-row>
        <table:table-row table:style-name="ro1">
          <table:table-cell office:value-type="date" office:date-value="2022-08-30T17:38:48.719823" calcext:value-type="date">
            <text:p>2022-08-30 17:38:49</text:p>
          </table:table-cell>
          <table:table-cell table:number-columns-repeated="1023"/>
        </table:table-row>
        <table:table-row table:style-name="ro1">
          <table:table-cell office:value-type="date" office:date-value="2022-08-30T17:39:19.89625" calcext:value-type="date">
            <text:p>2022-08-30 17:39:20</text:p>
          </table:table-cell>
          <table:table-cell table:number-columns-repeated="1023"/>
        </table:table-row>
        <table:table-row table:style-name="ro1">
          <table:table-cell office:value-type="date" office:date-value="2022-08-30T17:39:49.136609" calcext:value-type="date">
            <text:p>2022-08-30 17:39:49</text:p>
          </table:table-cell>
          <table:table-cell table:number-columns-repeated="1023"/>
        </table:table-row>
        <table:table-row table:style-name="ro1">
          <table:table-cell office:value-type="date" office:date-value="2022-08-30T17:40:19.548197" calcext:value-type="date">
            <text:p>2022-08-30 17:40:20</text:p>
          </table:table-cell>
          <table:table-cell table:number-columns-repeated="1023"/>
        </table:table-row>
        <table:table-row table:style-name="ro1">
          <table:table-cell office:value-type="date" office:date-value="2022-08-30T17:40:48.607379" calcext:value-type="date">
            <text:p>2022-08-30 17:40:49</text:p>
          </table:table-cell>
          <table:table-cell table:number-columns-repeated="1023"/>
        </table:table-row>
        <table:table-row table:style-name="ro1">
          <table:table-cell office:value-type="date" office:date-value="2022-08-30T17:41:19.287479" calcext:value-type="date">
            <text:p>2022-08-30 17:41:19</text:p>
          </table:table-cell>
          <table:table-cell table:number-columns-repeated="1023"/>
        </table:table-row>
        <table:table-row table:style-name="ro1">
          <table:table-cell office:value-type="date" office:date-value="2022-08-30T17:41:49.462644" calcext:value-type="date">
            <text:p>2022-08-30 17:41:49</text:p>
          </table:table-cell>
          <table:table-cell table:number-columns-repeated="1023"/>
        </table:table-row>
        <table:table-row table:style-name="ro1">
          <table:table-cell office:value-type="date" office:date-value="2022-08-30T17:42:20.442461" calcext:value-type="date">
            <text:p>2022-08-30 17:42:20</text:p>
          </table:table-cell>
          <table:table-cell table:number-columns-repeated="1023"/>
        </table:table-row>
        <table:table-row table:style-name="ro1">
          <table:table-cell office:value-type="date" office:date-value="2022-08-30T17:42:50.847964" calcext:value-type="date">
            <text:p>2022-08-30 17:42:51</text:p>
          </table:table-cell>
          <table:table-cell table:number-columns-repeated="1023"/>
        </table:table-row>
        <table:table-row table:style-name="ro1">
          <table:table-cell office:value-type="date" office:date-value="2022-08-30T17:43:22.398581" calcext:value-type="date">
            <text:p>2022-08-30 17:43:22</text:p>
          </table:table-cell>
          <table:table-cell table:number-columns-repeated="1023"/>
        </table:table-row>
        <table:table-row table:style-name="ro1">
          <table:table-cell office:value-type="date" office:date-value="2022-08-30T17:43:51.656617" calcext:value-type="date">
            <text:p>2022-08-30 17:43:52</text:p>
          </table:table-cell>
          <table:table-cell table:number-columns-repeated="1023"/>
        </table:table-row>
        <table:table-row table:style-name="ro1">
          <table:table-cell office:value-type="date" office:date-value="2022-08-30T17:44:23.909193" calcext:value-type="date">
            <text:p>2022-08-30 17:44:24</text:p>
          </table:table-cell>
          <table:table-cell table:number-columns-repeated="1023"/>
        </table:table-row>
        <table:table-row table:style-name="ro1">
          <table:table-cell office:value-type="date" office:date-value="2022-08-30T17:44:53.668631" calcext:value-type="date">
            <text:p>2022-08-30 17:44:54</text:p>
          </table:table-cell>
          <table:table-cell table:number-columns-repeated="1023"/>
        </table:table-row>
        <table:table-row table:style-name="ro1">
          <table:table-cell office:value-type="date" office:date-value="2022-08-30T17:45:23.524734" calcext:value-type="date">
            <text:p>2022-08-30 17:45:24</text:p>
          </table:table-cell>
          <table:table-cell table:number-columns-repeated="1023"/>
        </table:table-row>
        <table:table-row table:style-name="ro1">
          <table:table-cell office:value-type="date" office:date-value="2022-08-30T17:45:54.272437" calcext:value-type="date">
            <text:p>2022-08-30 17:45:54</text:p>
          </table:table-cell>
          <table:table-cell table:number-columns-repeated="1023"/>
        </table:table-row>
        <table:table-row table:style-name="ro1">
          <table:table-cell office:value-type="date" office:date-value="2022-08-30T17:46:24.998686" calcext:value-type="date">
            <text:p>2022-08-30 17:46:25</text:p>
          </table:table-cell>
          <table:table-cell table:number-columns-repeated="1023"/>
        </table:table-row>
        <table:table-row table:style-name="ro1">
          <table:table-cell office:value-type="date" office:date-value="2022-08-30T17:46:55.541155" calcext:value-type="date">
            <text:p>2022-08-30 17:46:56</text:p>
          </table:table-cell>
          <table:table-cell table:number-columns-repeated="1023"/>
        </table:table-row>
        <table:table-row table:style-name="ro1">
          <table:table-cell office:value-type="date" office:date-value="2022-08-30T17:47:26.60771" calcext:value-type="date">
            <text:p>2022-08-30 17:47:27</text:p>
          </table:table-cell>
          <table:table-cell table:number-columns-repeated="1023"/>
        </table:table-row>
        <table:table-row table:style-name="ro1">
          <table:table-cell office:value-type="date" office:date-value="2022-08-30T17:47:57.265402" calcext:value-type="date">
            <text:p>2022-08-30 17:47:57</text:p>
          </table:table-cell>
          <table:table-cell table:number-columns-repeated="1023"/>
        </table:table-row>
        <table:table-row table:style-name="ro1">
          <table:table-cell office:value-type="date" office:date-value="2022-08-30T17:48:27.0952" calcext:value-type="date">
            <text:p>2022-08-30 17:48:27</text:p>
          </table:table-cell>
          <table:table-cell table:number-columns-repeated="1023"/>
        </table:table-row>
        <table:table-row table:style-name="ro1">
          <table:table-cell office:value-type="date" office:date-value="2022-08-30T17:48:57.407777" calcext:value-type="date">
            <text:p>2022-08-30 17:48:57</text:p>
          </table:table-cell>
          <table:table-cell table:number-columns-repeated="1023"/>
        </table:table-row>
        <table:table-row table:style-name="ro1">
          <table:table-cell office:value-type="date" office:date-value="2022-08-30T17:49:30.424137" calcext:value-type="date">
            <text:p>2022-08-30 17:49:30</text:p>
          </table:table-cell>
          <table:table-cell table:number-columns-repeated="1023"/>
        </table:table-row>
        <table:table-row table:style-name="ro1">
          <table:table-cell office:value-type="date" office:date-value="2022-08-30T17:49:58.409157" calcext:value-type="date">
            <text:p>2022-08-30 17:49:58</text:p>
          </table:table-cell>
          <table:table-cell table:number-columns-repeated="1023"/>
        </table:table-row>
        <table:table-row table:style-name="ro1">
          <table:table-cell office:value-type="date" office:date-value="2022-08-30T17:50:29.041058" calcext:value-type="date">
            <text:p>2022-08-30 17:50:29</text:p>
          </table:table-cell>
          <table:table-cell table:number-columns-repeated="1023"/>
        </table:table-row>
        <table:table-row table:style-name="ro1">
          <table:table-cell office:value-type="date" office:date-value="2022-08-30T17:51:00.054523" calcext:value-type="date">
            <text:p>2022-08-30 17:51:00</text:p>
          </table:table-cell>
          <table:table-cell table:number-columns-repeated="1023"/>
        </table:table-row>
        <table:table-row table:style-name="ro1">
          <table:table-cell office:value-type="date" office:date-value="2022-08-30T17:51:30.368614" calcext:value-type="date">
            <text:p>2022-08-30 17:51:30</text:p>
          </table:table-cell>
          <table:table-cell table:number-columns-repeated="1023"/>
        </table:table-row>
        <table:table-row table:style-name="ro1">
          <table:table-cell office:value-type="date" office:date-value="2022-08-30T17:52:00.125255" calcext:value-type="date">
            <text:p>2022-08-30 17:52:00</text:p>
          </table:table-cell>
          <table:table-cell table:number-columns-repeated="1023"/>
        </table:table-row>
        <table:table-row table:style-name="ro1">
          <table:table-cell office:value-type="date" office:date-value="2022-08-30T17:52:31.134072" calcext:value-type="date">
            <text:p>2022-08-30 17:52:31</text:p>
          </table:table-cell>
          <table:table-cell table:number-columns-repeated="1023"/>
        </table:table-row>
        <table:table-row table:style-name="ro1">
          <table:table-cell office:value-type="date" office:date-value="2022-08-30T17:53:00.931583" calcext:value-type="date">
            <text:p>2022-08-30 17:53:01</text:p>
          </table:table-cell>
          <table:table-cell table:number-columns-repeated="1023"/>
        </table:table-row>
        <table:table-row table:style-name="ro1">
          <table:table-cell office:value-type="date" office:date-value="2022-08-30T17:53:34.259485" calcext:value-type="date">
            <text:p>2022-08-30 17:53:34</text:p>
          </table:table-cell>
          <table:table-cell table:number-columns-repeated="1023"/>
        </table:table-row>
        <table:table-row table:style-name="ro1">
          <table:table-cell office:value-type="date" office:date-value="2022-08-30T17:54:01.694547" calcext:value-type="date">
            <text:p>2022-08-30 17:54:02</text:p>
          </table:table-cell>
          <table:table-cell table:number-columns-repeated="1023"/>
        </table:table-row>
        <table:table-row table:style-name="ro1">
          <table:table-cell office:value-type="date" office:date-value="2022-08-30T17:54:36.106899" calcext:value-type="date">
            <text:p>2022-08-30 17:54:36</text:p>
          </table:table-cell>
          <table:table-cell table:number-columns-repeated="1023"/>
        </table:table-row>
        <table:table-row table:style-name="ro1">
          <table:table-cell office:value-type="date" office:date-value="2022-08-30T17:55:01.397448" calcext:value-type="date">
            <text:p>2022-08-30 17:55:01</text:p>
          </table:table-cell>
          <table:table-cell table:number-columns-repeated="1023"/>
        </table:table-row>
        <table:table-row table:style-name="ro1">
          <table:table-cell office:value-type="date" office:date-value="2022-08-30T17:55:33.303381" calcext:value-type="date">
            <text:p>2022-08-30 17:55:33</text:p>
          </table:table-cell>
          <table:table-cell table:number-columns-repeated="1023"/>
        </table:table-row>
        <table:table-row table:style-name="ro1">
          <table:table-cell office:value-type="date" office:date-value="2022-08-30T17:56:03.650297" calcext:value-type="date">
            <text:p>2022-08-30 17:56:04</text:p>
          </table:table-cell>
          <table:table-cell table:number-columns-repeated="1023"/>
        </table:table-row>
        <table:table-row table:style-name="ro1">
          <table:table-cell office:value-type="date" office:date-value="2022-08-30T17:56:33.957644" calcext:value-type="date">
            <text:p>2022-08-30 17:56:34</text:p>
          </table:table-cell>
          <table:table-cell table:number-columns-repeated="1023"/>
        </table:table-row>
        <table:table-row table:style-name="ro1">
          <table:table-cell office:value-type="date" office:date-value="2022-08-30T17:57:05.672959" calcext:value-type="date">
            <text:p>2022-08-30 17:57:06</text:p>
          </table:table-cell>
          <table:table-cell table:number-columns-repeated="1023"/>
        </table:table-row>
        <table:table-row table:style-name="ro1">
          <table:table-cell office:value-type="date" office:date-value="2022-08-30T17:57:35.79871" calcext:value-type="date">
            <text:p>2022-08-30 17:57:36</text:p>
          </table:table-cell>
          <table:table-cell table:number-columns-repeated="1023"/>
        </table:table-row>
        <table:table-row table:style-name="ro1">
          <table:table-cell office:value-type="date" office:date-value="2022-08-30T17:58:05.007882" calcext:value-type="date">
            <text:p>2022-08-30 17:58:05</text:p>
          </table:table-cell>
          <table:table-cell table:number-columns-repeated="1023"/>
        </table:table-row>
        <table:table-row table:style-name="ro1">
          <table:table-cell office:value-type="date" office:date-value="2022-08-30T17:58:35.3597" calcext:value-type="date">
            <text:p>2022-08-30 17:58:35</text:p>
          </table:table-cell>
          <table:table-cell table:number-columns-repeated="1023"/>
        </table:table-row>
        <table:table-row table:style-name="ro1">
          <table:table-cell office:value-type="date" office:date-value="2022-08-30T17:59:06.48809" calcext:value-type="date">
            <text:p>2022-08-30 17:59:06</text:p>
          </table:table-cell>
          <table:table-cell table:number-columns-repeated="1023"/>
        </table:table-row>
        <table:table-row table:style-name="ro1">
          <table:table-cell office:value-type="date" office:date-value="2022-08-30T17:59:37.361581" calcext:value-type="date">
            <text:p>2022-08-30 17:59:37</text:p>
          </table:table-cell>
          <table:table-cell table:number-columns-repeated="1023"/>
        </table:table-row>
        <table:table-row table:style-name="ro1">
          <table:table-cell office:value-type="date" office:date-value="2022-08-30T18:00:09.407636" calcext:value-type="date">
            <text:p>2022-08-30 18:00:09</text:p>
          </table:table-cell>
          <table:table-cell table:number-columns-repeated="1023"/>
        </table:table-row>
        <table:table-row table:style-name="ro1">
          <table:table-cell office:value-type="date" office:date-value="2022-08-30T18:00:36.405804" calcext:value-type="date">
            <text:p>2022-08-30 18:00:36</text:p>
          </table:table-cell>
          <table:table-cell table:number-columns-repeated="1023"/>
        </table:table-row>
        <table:table-row table:style-name="ro1">
          <table:table-cell office:value-type="date" office:date-value="2022-08-30T18:01:07.693998" calcext:value-type="date">
            <text:p>2022-08-30 18:01:08</text:p>
          </table:table-cell>
          <table:table-cell table:number-columns-repeated="1023"/>
        </table:table-row>
        <table:table-row table:style-name="ro1">
          <table:table-cell office:value-type="date" office:date-value="2022-08-30T18:01:37.045208" calcext:value-type="date">
            <text:p>2022-08-30 18:01:37</text:p>
          </table:table-cell>
          <table:table-cell table:number-columns-repeated="1023"/>
        </table:table-row>
        <table:table-row table:style-name="ro1">
          <table:table-cell office:value-type="date" office:date-value="2022-08-30T18:02:07.695796" calcext:value-type="date">
            <text:p>2022-08-30 18:02:08</text:p>
          </table:table-cell>
          <table:table-cell table:number-columns-repeated="1023"/>
        </table:table-row>
        <table:table-row table:style-name="ro1">
          <table:table-cell office:value-type="date" office:date-value="2022-08-30T18:02:38.223474" calcext:value-type="date">
            <text:p>2022-08-30 18:02:38</text:p>
          </table:table-cell>
          <table:table-cell table:number-columns-repeated="1023"/>
        </table:table-row>
        <table:table-row table:style-name="ro1">
          <table:table-cell office:value-type="date" office:date-value="2022-08-30T18:03:08.814889" calcext:value-type="date">
            <text:p>2022-08-30 18:03:09</text:p>
          </table:table-cell>
          <table:table-cell table:number-columns-repeated="1023"/>
        </table:table-row>
        <table:table-row table:style-name="ro1">
          <table:table-cell office:value-type="date" office:date-value="2022-08-30T18:03:40.892587" calcext:value-type="date">
            <text:p>2022-08-30 18:03:41</text:p>
          </table:table-cell>
          <table:table-cell table:number-columns-repeated="1023"/>
        </table:table-row>
        <table:table-row table:style-name="ro1">
          <table:table-cell office:value-type="date" office:date-value="2022-08-30T18:04:09.318328" calcext:value-type="date">
            <text:p>2022-08-30 18:04:09</text:p>
          </table:table-cell>
          <table:table-cell table:number-columns-repeated="1023"/>
        </table:table-row>
        <table:table-row table:style-name="ro1">
          <table:table-cell office:value-type="date" office:date-value="2022-08-30T18:04:38.928781" calcext:value-type="date">
            <text:p>2022-08-30 18:04:39</text:p>
          </table:table-cell>
          <table:table-cell table:number-columns-repeated="1023"/>
        </table:table-row>
        <table:table-row table:style-name="ro1">
          <table:table-cell office:value-type="date" office:date-value="2022-08-30T18:05:11.847051" calcext:value-type="date">
            <text:p>2022-08-30 18:05:12</text:p>
          </table:table-cell>
          <table:table-cell table:number-columns-repeated="1023"/>
        </table:table-row>
        <table:table-row table:style-name="ro1">
          <table:table-cell office:value-type="date" office:date-value="2022-08-30T18:05:42.130149" calcext:value-type="date">
            <text:p>2022-08-30 18:05:42</text:p>
          </table:table-cell>
          <table:table-cell table:number-columns-repeated="1023"/>
        </table:table-row>
        <table:table-row table:style-name="ro1">
          <table:table-cell office:value-type="date" office:date-value="2022-08-30T18:06:11.820472" calcext:value-type="date">
            <text:p>2022-08-30 18:06:12</text:p>
          </table:table-cell>
          <table:table-cell table:number-columns-repeated="1023"/>
        </table:table-row>
        <table:table-row table:style-name="ro1">
          <table:table-cell office:value-type="date" office:date-value="2022-08-30T18:06:42.949884" calcext:value-type="date">
            <text:p>2022-08-30 18:06:43</text:p>
          </table:table-cell>
          <table:table-cell table:number-columns-repeated="1023"/>
        </table:table-row>
        <table:table-row table:style-name="ro1">
          <table:table-cell office:value-type="date" office:date-value="2022-08-30T18:07:12.845234" calcext:value-type="date">
            <text:p>2022-08-30 18:07:13</text:p>
          </table:table-cell>
          <table:table-cell table:number-columns-repeated="1023"/>
        </table:table-row>
        <table:table-row table:style-name="ro1">
          <table:table-cell office:value-type="date" office:date-value="2022-08-30T18:07:44.375084" calcext:value-type="date">
            <text:p>2022-08-30 18:07:44</text:p>
          </table:table-cell>
          <table:table-cell table:number-columns-repeated="1023"/>
        </table:table-row>
        <table:table-row table:style-name="ro1">
          <table:table-cell office:value-type="date" office:date-value="2022-08-30T18:08:13.809186" calcext:value-type="date">
            <text:p>2022-08-30 18:08:14</text:p>
          </table:table-cell>
          <table:table-cell table:number-columns-repeated="1023"/>
        </table:table-row>
        <table:table-row table:style-name="ro1">
          <table:table-cell office:value-type="date" office:date-value="2022-08-30T18:08:46.384094" calcext:value-type="date">
            <text:p>2022-08-30 18:08:46</text:p>
          </table:table-cell>
          <table:table-cell table:number-columns-repeated="1023"/>
        </table:table-row>
        <table:table-row table:style-name="ro1">
          <table:table-cell office:value-type="date" office:date-value="2022-08-30T18:09:14.824555" calcext:value-type="date">
            <text:p>2022-08-30 18:09:15</text:p>
          </table:table-cell>
          <table:table-cell table:number-columns-repeated="1023"/>
        </table:table-row>
        <table:table-row table:style-name="ro1">
          <table:table-cell office:value-type="date" office:date-value="2022-08-30T18:09:45.213008" calcext:value-type="date">
            <text:p>2022-08-30 18:09:45</text:p>
          </table:table-cell>
          <table:table-cell table:number-columns-repeated="1023"/>
        </table:table-row>
        <table:table-row table:style-name="ro1">
          <table:table-cell office:value-type="date" office:date-value="2022-08-30T18:10:17.134603" calcext:value-type="date">
            <text:p>2022-08-30 18:10:17</text:p>
          </table:table-cell>
          <table:table-cell table:number-columns-repeated="1023"/>
        </table:table-row>
        <table:table-row table:style-name="ro1">
          <table:table-cell office:value-type="date" office:date-value="2022-08-30T18:10:47.14563" calcext:value-type="date">
            <text:p>2022-08-30 18:10:47</text:p>
          </table:table-cell>
          <table:table-cell table:number-columns-repeated="1023"/>
        </table:table-row>
        <table:table-row table:style-name="ro1">
          <table:table-cell office:value-type="date" office:date-value="2022-08-30T18:11:18.26849" calcext:value-type="date">
            <text:p>2022-08-30 18:11:18</text:p>
          </table:table-cell>
          <table:table-cell table:number-columns-repeated="1023"/>
        </table:table-row>
        <table:table-row table:style-name="ro1">
          <table:table-cell office:value-type="date" office:date-value="2022-08-30T18:11:46.800173" calcext:value-type="date">
            <text:p>2022-08-30 18:11:47</text:p>
          </table:table-cell>
          <table:table-cell table:number-columns-repeated="1023"/>
        </table:table-row>
        <table:table-row table:style-name="ro1">
          <table:table-cell office:value-type="date" office:date-value="2022-08-30T18:12:19.313369" calcext:value-type="date">
            <text:p>2022-08-30 18:12:19</text:p>
          </table:table-cell>
          <table:table-cell table:number-columns-repeated="1023"/>
        </table:table-row>
        <table:table-row table:style-name="ro1">
          <table:table-cell office:value-type="date" office:date-value="2022-08-30T18:12:47.636521" calcext:value-type="date">
            <text:p>2022-08-30 18:12:48</text:p>
          </table:table-cell>
          <table:table-cell table:number-columns-repeated="1023"/>
        </table:table-row>
        <table:table-row table:style-name="ro1">
          <table:table-cell office:value-type="date" office:date-value="2022-08-30T18:13:18.755835" calcext:value-type="date">
            <text:p>2022-08-30 18:13:19</text:p>
          </table:table-cell>
          <table:table-cell table:number-columns-repeated="1023"/>
        </table:table-row>
        <table:table-row table:style-name="ro1">
          <table:table-cell office:value-type="date" office:date-value="2022-08-30T18:13:49.048614" calcext:value-type="date">
            <text:p>2022-08-30 18:13:49</text:p>
          </table:table-cell>
          <table:table-cell table:number-columns-repeated="1023"/>
        </table:table-row>
        <table:table-row table:style-name="ro1">
          <table:table-cell office:value-type="date" office:date-value="2022-08-30T18:14:19.409202" calcext:value-type="date">
            <text:p>2022-08-30 18:14:19</text:p>
          </table:table-cell>
          <table:table-cell table:number-columns-repeated="1023"/>
        </table:table-row>
        <table:table-row table:style-name="ro1">
          <table:table-cell office:value-type="date" office:date-value="2022-08-30T18:14:48.852962" calcext:value-type="date">
            <text:p>2022-08-30 18:14:49</text:p>
          </table:table-cell>
          <table:table-cell table:number-columns-repeated="1023"/>
        </table:table-row>
        <table:table-row table:style-name="ro1">
          <table:table-cell office:value-type="date" office:date-value="2022-08-30T18:15:19.747697" calcext:value-type="date">
            <text:p>2022-08-30 18:15:20</text:p>
          </table:table-cell>
          <table:table-cell table:number-columns-repeated="1023"/>
        </table:table-row>
        <table:table-row table:style-name="ro1">
          <table:table-cell office:value-type="date" office:date-value="2022-08-30T18:15:50.701924" calcext:value-type="date">
            <text:p>2022-08-30 18:15:51</text:p>
          </table:table-cell>
          <table:table-cell table:number-columns-repeated="1023"/>
        </table:table-row>
        <table:table-row table:style-name="ro1">
          <table:table-cell office:value-type="date" office:date-value="2022-08-30T18:16:22.060714" calcext:value-type="date">
            <text:p>2022-08-30 18:16:22</text:p>
          </table:table-cell>
          <table:table-cell table:number-columns-repeated="1023"/>
        </table:table-row>
        <table:table-row table:style-name="ro1">
          <table:table-cell office:value-type="date" office:date-value="2022-08-30T18:16:52.262617" calcext:value-type="date">
            <text:p>2022-08-30 18:16:52</text:p>
          </table:table-cell>
          <table:table-cell table:number-columns-repeated="1023"/>
        </table:table-row>
        <table:table-row table:style-name="ro1">
          <table:table-cell office:value-type="date" office:date-value="2022-08-30T18:17:22.507555" calcext:value-type="date">
            <text:p>2022-08-30 18:17:23</text:p>
          </table:table-cell>
          <table:table-cell table:number-columns-repeated="1023"/>
        </table:table-row>
        <table:table-row table:style-name="ro1">
          <table:table-cell office:value-type="date" office:date-value="2022-08-30T18:17:52.431036" calcext:value-type="date">
            <text:p>2022-08-30 18:17:52</text:p>
          </table:table-cell>
          <table:table-cell table:number-columns-repeated="1023"/>
        </table:table-row>
        <table:table-row table:style-name="ro1">
          <table:table-cell office:value-type="date" office:date-value="2022-08-30T18:18:23.655639" calcext:value-type="date">
            <text:p>2022-08-30 18:18:24</text:p>
          </table:table-cell>
          <table:table-cell table:number-columns-repeated="1023"/>
        </table:table-row>
        <table:table-row table:style-name="ro1">
          <table:table-cell office:value-type="date" office:date-value="2022-08-30T18:18:53.902914" calcext:value-type="date">
            <text:p>2022-08-30 18:18:54</text:p>
          </table:table-cell>
          <table:table-cell table:number-columns-repeated="1023"/>
        </table:table-row>
        <table:table-row table:style-name="ro1">
          <table:table-cell office:value-type="date" office:date-value="2022-08-30T18:19:23.694784" calcext:value-type="date">
            <text:p>2022-08-30 18:19:24</text:p>
          </table:table-cell>
          <table:table-cell table:number-columns-repeated="1023"/>
        </table:table-row>
        <table:table-row table:style-name="ro1">
          <table:table-cell office:value-type="date" office:date-value="2022-08-30T18:19:54.706429" calcext:value-type="date">
            <text:p>2022-08-30 18:19:55</text:p>
          </table:table-cell>
          <table:table-cell table:number-columns-repeated="1023"/>
        </table:table-row>
        <table:table-row table:style-name="ro1">
          <table:table-cell office:value-type="date" office:date-value="2022-08-30T18:20:24.174893" calcext:value-type="date">
            <text:p>2022-08-30 18:20:24</text:p>
          </table:table-cell>
          <table:table-cell table:number-columns-repeated="1023"/>
        </table:table-row>
        <table:table-row table:style-name="ro1">
          <table:table-cell office:value-type="date" office:date-value="2022-08-30T18:20:55.82976" calcext:value-type="date">
            <text:p>2022-08-30 18:20:56</text:p>
          </table:table-cell>
          <table:table-cell table:number-columns-repeated="1023"/>
        </table:table-row>
        <table:table-row table:style-name="ro1">
          <table:table-cell office:value-type="date" office:date-value="2022-08-30T18:21:26.373774" calcext:value-type="date">
            <text:p>2022-08-30 18:21:26</text:p>
          </table:table-cell>
          <table:table-cell table:number-columns-repeated="1023"/>
        </table:table-row>
        <table:table-row table:style-name="ro1">
          <table:table-cell office:value-type="date" office:date-value="2022-08-30T18:21:56.098493" calcext:value-type="date">
            <text:p>2022-08-30 18:21:56</text:p>
          </table:table-cell>
          <table:table-cell table:number-columns-repeated="1023"/>
        </table:table-row>
        <table:table-row table:style-name="ro1">
          <table:table-cell office:value-type="date" office:date-value="2022-08-30T18:22:26.77972" calcext:value-type="date">
            <text:p>2022-08-30 18:22:27</text:p>
          </table:table-cell>
          <table:table-cell table:number-columns-repeated="1023"/>
        </table:table-row>
        <table:table-row table:style-name="ro1">
          <table:table-cell office:value-type="date" office:date-value="2022-08-30T18:22:57.762312" calcext:value-type="date">
            <text:p>2022-08-30 18:22:58</text:p>
          </table:table-cell>
          <table:table-cell table:number-columns-repeated="1023"/>
        </table:table-row>
        <table:table-row table:style-name="ro1">
          <table:table-cell office:value-type="date" office:date-value="2022-08-30T18:23:28.290445" calcext:value-type="date">
            <text:p>2022-08-30 18:23:28</text:p>
          </table:table-cell>
          <table:table-cell table:number-columns-repeated="1023"/>
        </table:table-row>
        <table:table-row table:style-name="ro1">
          <table:table-cell office:value-type="date" office:date-value="2022-08-30T18:23:59.972046" calcext:value-type="date">
            <text:p>2022-08-30 18:24:00</text:p>
          </table:table-cell>
          <table:table-cell table:number-columns-repeated="1023"/>
        </table:table-row>
        <table:table-row table:style-name="ro1">
          <table:table-cell office:value-type="date" office:date-value="2022-08-30T18:24:30.952309" calcext:value-type="date">
            <text:p>2022-08-30 18:24:31</text:p>
          </table:table-cell>
          <table:table-cell table:number-columns-repeated="1023"/>
        </table:table-row>
        <table:table-row table:style-name="ro1">
          <table:table-cell office:value-type="date" office:date-value="2022-08-30T18:24:59.939561" calcext:value-type="date">
            <text:p>2022-08-30 18:25:00</text:p>
          </table:table-cell>
          <table:table-cell table:number-columns-repeated="1023"/>
        </table:table-row>
        <table:table-row table:style-name="ro1">
          <table:table-cell office:value-type="date" office:date-value="2022-08-30T18:25:32.061135" calcext:value-type="date">
            <text:p>2022-08-30 18:25:32</text:p>
          </table:table-cell>
          <table:table-cell table:number-columns-repeated="1023"/>
        </table:table-row>
        <table:table-row table:style-name="ro1">
          <table:table-cell office:value-type="date" office:date-value="2022-08-30T18:26:03.184252" calcext:value-type="date">
            <text:p>2022-08-30 18:26:03</text:p>
          </table:table-cell>
          <table:table-cell table:number-columns-repeated="1023"/>
        </table:table-row>
        <table:table-row table:style-name="ro1">
          <table:table-cell office:value-type="date" office:date-value="2022-08-30T18:26:32.303273" calcext:value-type="date">
            <text:p>2022-08-30 18:26:32</text:p>
          </table:table-cell>
          <table:table-cell table:number-columns-repeated="1023"/>
        </table:table-row>
        <table:table-row table:style-name="ro1">
          <table:table-cell office:value-type="date" office:date-value="2022-08-30T18:27:02.546531" calcext:value-type="date">
            <text:p>2022-08-30 18:27:03</text:p>
          </table:table-cell>
          <table:table-cell table:number-columns-repeated="1023"/>
        </table:table-row>
        <table:table-row table:style-name="ro1">
          <table:table-cell office:value-type="date" office:date-value="2022-08-30T18:27:32.095276" calcext:value-type="date">
            <text:p>2022-08-30 18:27:32</text:p>
          </table:table-cell>
          <table:table-cell table:number-columns-repeated="1023"/>
        </table:table-row>
        <table:table-row table:style-name="ro1">
          <table:table-cell office:value-type="date" office:date-value="2022-08-30T18:28:02.214377" calcext:value-type="date">
            <text:p>2022-08-30 18:28:02</text:p>
          </table:table-cell>
          <table:table-cell table:number-columns-repeated="1023"/>
        </table:table-row>
        <table:table-row table:style-name="ro1">
          <table:table-cell office:value-type="date" office:date-value="2022-08-30T18:28:34.339184" calcext:value-type="date">
            <text:p>2022-08-30 18:28:34</text:p>
          </table:table-cell>
          <table:table-cell table:number-columns-repeated="1023"/>
        </table:table-row>
        <table:table-row table:style-name="ro1">
          <table:table-cell office:value-type="date" office:date-value="2022-08-30T18:29:04.304852" calcext:value-type="date">
            <text:p>2022-08-30 18:29:04</text:p>
          </table:table-cell>
          <table:table-cell table:number-columns-repeated="1023"/>
        </table:table-row>
        <table:table-row table:style-name="ro1">
          <table:table-cell office:value-type="date" office:date-value="2022-08-30T18:29:34.315095" calcext:value-type="date">
            <text:p>2022-08-30 18:29:34</text:p>
          </table:table-cell>
          <table:table-cell table:number-columns-repeated="1023"/>
        </table:table-row>
        <table:table-row table:style-name="ro1">
          <table:table-cell office:value-type="date" office:date-value="2022-08-30T18:30:08.537151" calcext:value-type="date">
            <text:p>2022-08-30 18:30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2-08-30T18:30:38.521336" calcext:value-type="date">
            <text:p>2022-08-30 18:30: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22-08-30T18:31:05.557363" calcext:value-type="date">
            <text:p>2022-08-30 18:31:06</text:p>
          </table:table-cell>
          <table:table-cell table:number-columns-repeated="1023"/>
        </table:table-row>
        <table:table-row table:style-name="ro1">
          <table:table-cell office:value-type="date" office:date-value="2022-08-30T18:31:36.456831" calcext:value-type="date">
            <text:p>2022-08-30 18:31:36</text:p>
          </table:table-cell>
          <table:table-cell table:number-columns-repeated="1023"/>
        </table:table-row>
        <table:table-row table:style-name="ro1">
          <table:table-cell office:value-type="date" office:date-value="2022-08-30T18:32:08.22854" calcext:value-type="date">
            <text:p>2022-08-30 18:32:08</text:p>
          </table:table-cell>
          <table:table-cell table:number-columns-repeated="1023"/>
        </table:table-row>
        <table:table-row table:style-name="ro1">
          <table:table-cell office:value-type="date" office:date-value="2022-08-30T18:32:37.387734" calcext:value-type="date">
            <text:p>2022-08-30 18:32:37</text:p>
          </table:table-cell>
          <table:table-cell table:number-columns-repeated="1023"/>
        </table:table-row>
        <table:table-row table:style-name="ro1">
          <table:table-cell office:value-type="date" office:date-value="2022-08-30T18:33:09.853942" calcext:value-type="date">
            <text:p>2022-08-30 18:33:10</text:p>
          </table:table-cell>
          <table:table-cell table:number-columns-repeated="1023"/>
        </table:table-row>
        <table:table-row table:style-name="ro1">
          <table:table-cell office:value-type="date" office:date-value="2022-08-30T18:33:37.842749" calcext:value-type="date">
            <text:p>2022-08-30 18:33:38</text:p>
          </table:table-cell>
          <table:table-cell table:number-columns-repeated="1023"/>
        </table:table-row>
        <table:table-row table:style-name="ro1">
          <table:table-cell office:value-type="date" office:date-value="2022-08-30T18:34:09.322126" calcext:value-type="date">
            <text:p>2022-08-30 18:34:09</text:p>
          </table:table-cell>
          <table:table-cell table:number-columns-repeated="1023"/>
        </table:table-row>
        <table:table-row table:style-name="ro1">
          <table:table-cell office:value-type="date" office:date-value="2022-08-30T18:34:39.369761" calcext:value-type="date">
            <text:p>2022-08-30 18:34:39</text:p>
          </table:table-cell>
          <table:table-cell table:number-columns-repeated="1023"/>
        </table:table-row>
        <table:table-row table:style-name="ro1">
          <table:table-cell office:value-type="date" office:date-value="2022-08-30T18:35:11.380473" calcext:value-type="date">
            <text:p>2022-08-30 18:35:11</text:p>
          </table:table-cell>
          <table:table-cell table:number-columns-repeated="1023"/>
        </table:table-row>
        <table:table-row table:style-name="ro1">
          <table:table-cell office:value-type="date" office:date-value="2022-08-30T18:35:39.943313" calcext:value-type="date">
            <text:p>2022-08-30 18:35:40</text:p>
          </table:table-cell>
          <table:table-cell table:number-columns-repeated="1023"/>
        </table:table-row>
        <table:table-row table:style-name="ro1">
          <table:table-cell office:value-type="date" office:date-value="2022-08-30T18:36:08.935758" calcext:value-type="date">
            <text:p>2022-08-30 18:36:09</text:p>
          </table:table-cell>
          <table:table-cell table:number-columns-repeated="1023"/>
        </table:table-row>
        <table:table-row table:style-name="ro1">
          <table:table-cell office:value-type="date" office:date-value="2022-08-30T18:36:40.169232" calcext:value-type="date">
            <text:p>2022-08-30 18:36:40</text:p>
          </table:table-cell>
          <table:table-cell table:number-columns-repeated="1023"/>
        </table:table-row>
        <table:table-row table:style-name="ro1">
          <table:table-cell office:value-type="date" office:date-value="2022-08-30T18:37:11.909847" calcext:value-type="date">
            <text:p>2022-08-30 18:37:12</text:p>
          </table:table-cell>
          <table:table-cell table:number-columns-repeated="1023"/>
        </table:table-row>
        <table:table-row table:style-name="ro1">
          <table:table-cell office:value-type="date" office:date-value="2022-08-30T18:37:42.250068" calcext:value-type="date">
            <text:p>2022-08-30 18:37:42</text:p>
          </table:table-cell>
          <table:table-cell table:number-columns-repeated="1023"/>
        </table:table-row>
        <table:table-row table:style-name="ro1">
          <table:table-cell office:value-type="date" office:date-value="2022-08-30T18:38:13.084634" calcext:value-type="date">
            <text:p>2022-08-30 18:38:13</text:p>
          </table:table-cell>
          <table:table-cell table:number-columns-repeated="1023"/>
        </table:table-row>
        <table:table-row table:style-name="ro1">
          <table:table-cell office:value-type="date" office:date-value="2022-08-30T18:38:43.213457" calcext:value-type="date">
            <text:p>2022-08-30 18:38:43</text:p>
          </table:table-cell>
          <table:table-cell table:number-columns-repeated="1023"/>
        </table:table-row>
        <table:table-row table:style-name="ro1">
          <table:table-cell office:value-type="date" office:date-value="2022-08-30T18:39:14.445966" calcext:value-type="date">
            <text:p>2022-08-30 18:39:14</text:p>
          </table:table-cell>
          <table:table-cell table:number-columns-repeated="1023"/>
        </table:table-row>
        <table:table-row table:style-name="ro1">
          <table:table-cell office:value-type="date" office:date-value="2022-08-30T18:39:44.02737" calcext:value-type="date">
            <text:p>2022-08-30 18:39:44</text:p>
          </table:table-cell>
          <table:table-cell table:number-columns-repeated="1023"/>
        </table:table-row>
        <table:table-row table:style-name="ro1">
          <table:table-cell office:value-type="date" office:date-value="2022-08-30T18:40:14.184526" calcext:value-type="date">
            <text:p>2022-08-30 18:40:14</text:p>
          </table:table-cell>
          <table:table-cell table:number-columns-repeated="1023"/>
        </table:table-row>
        <table:table-row table:style-name="ro1">
          <table:table-cell office:value-type="date" office:date-value="2022-08-30T18:40:44.398794" calcext:value-type="date">
            <text:p>2022-08-30 18:40:44</text:p>
          </table:table-cell>
          <table:table-cell table:number-columns-repeated="1023"/>
        </table:table-row>
        <table:table-row table:style-name="ro1">
          <table:table-cell office:value-type="date" office:date-value="2022-08-30T18:41:13.448241" calcext:value-type="date">
            <text:p>2022-08-30 18:41:13</text:p>
          </table:table-cell>
          <table:table-cell table:number-columns-repeated="1023"/>
        </table:table-row>
        <table:table-row table:style-name="ro1">
          <table:table-cell office:value-type="date" office:date-value="2022-08-30T18:41:45.839074" calcext:value-type="date">
            <text:p>2022-08-30 18:41:46</text:p>
          </table:table-cell>
          <table:table-cell table:number-columns-repeated="1023"/>
        </table:table-row>
        <table:table-row table:style-name="ro1">
          <table:table-cell office:value-type="date" office:date-value="2022-08-30T18:42:14.939422" calcext:value-type="date">
            <text:p>2022-08-30 18:42:15</text:p>
          </table:table-cell>
          <table:table-cell table:number-columns-repeated="1023"/>
        </table:table-row>
        <table:table-row table:style-name="ro1">
          <table:table-cell office:value-type="date" office:date-value="2022-08-30T18:42:44.151635" calcext:value-type="date">
            <text:p>2022-08-30 18:42:44</text:p>
          </table:table-cell>
          <table:table-cell table:number-columns-repeated="1023"/>
        </table:table-row>
        <table:table-row table:style-name="ro1">
          <table:table-cell office:value-type="date" office:date-value="2022-08-30T18:43:15.551546" calcext:value-type="date">
            <text:p>2022-08-30 18:43:16</text:p>
          </table:table-cell>
          <table:table-cell table:number-columns-repeated="1023"/>
        </table:table-row>
        <table:table-row table:style-name="ro1">
          <table:table-cell office:value-type="date" office:date-value="2022-08-30T18:43:45.652246" calcext:value-type="date">
            <text:p>2022-08-30 18:43:46</text:p>
          </table:table-cell>
          <table:table-cell table:number-columns-repeated="1023"/>
        </table:table-row>
        <table:table-row table:style-name="ro1">
          <table:table-cell office:value-type="date" office:date-value="2022-08-30T18:44:15.957235" calcext:value-type="date">
            <text:p>2022-08-30 18:44:16</text:p>
          </table:table-cell>
          <table:table-cell table:number-columns-repeated="1023"/>
        </table:table-row>
        <table:table-row table:style-name="ro1">
          <table:table-cell office:value-type="date" office:date-value="2022-08-30T18:44:46.454244" calcext:value-type="date">
            <text:p>2022-08-30 18:44:46</text:p>
          </table:table-cell>
          <table:table-cell table:number-columns-repeated="1023"/>
        </table:table-row>
        <table:table-row table:style-name="ro1">
          <table:table-cell office:value-type="date" office:date-value="2022-08-30T18:45:15.945995" calcext:value-type="date">
            <text:p>2022-08-30 18:45:16</text:p>
          </table:table-cell>
          <table:table-cell table:number-columns-repeated="1023"/>
        </table:table-row>
        <table:table-row table:style-name="ro1">
          <table:table-cell office:value-type="date" office:date-value="2022-08-30T18:45:48.523737" calcext:value-type="date">
            <text:p>2022-08-30 18:45:49</text:p>
          </table:table-cell>
          <table:table-cell table:number-columns-repeated="1023"/>
        </table:table-row>
        <table:table-row table:style-name="ro1">
          <table:table-cell office:value-type="date" office:date-value="2022-08-30T18:46:17.685511" calcext:value-type="date">
            <text:p>2022-08-30 18:46:18</text:p>
          </table:table-cell>
          <table:table-cell table:number-columns-repeated="1023"/>
        </table:table-row>
        <table:table-row table:style-name="ro1">
          <table:table-cell office:value-type="date" office:date-value="2022-08-30T18:46:47.531834" calcext:value-type="date">
            <text:p>2022-08-30 18:46:48</text:p>
          </table:table-cell>
          <table:table-cell table:number-columns-repeated="1023"/>
        </table:table-row>
        <table:table-row table:style-name="ro1">
          <table:table-cell office:value-type="date" office:date-value="2022-08-30T18:47:17.814444" calcext:value-type="date">
            <text:p>2022-08-30 18:47:18</text:p>
          </table:table-cell>
          <table:table-cell table:number-columns-repeated="1023"/>
        </table:table-row>
        <table:table-row table:style-name="ro1">
          <table:table-cell office:value-type="date" office:date-value="2022-08-30T18:47:48.908324" calcext:value-type="date">
            <text:p>2022-08-30 18:47:49</text:p>
          </table:table-cell>
          <table:table-cell table:number-columns-repeated="1023"/>
        </table:table-row>
        <table:table-row table:style-name="ro1">
          <table:table-cell office:value-type="date" office:date-value="2022-08-30T18:48:19.995078" calcext:value-type="date">
            <text:p>2022-08-30 18:48:20</text:p>
          </table:table-cell>
          <table:table-cell table:number-columns-repeated="1023"/>
        </table:table-row>
        <table:table-row table:style-name="ro1">
          <table:table-cell office:value-type="date" office:date-value="2022-08-30T18:48:48.735304" calcext:value-type="date">
            <text:p>2022-08-30 18:48:49</text:p>
          </table:table-cell>
          <table:table-cell table:number-columns-repeated="1023"/>
        </table:table-row>
        <table:table-row table:style-name="ro1">
          <table:table-cell office:value-type="date" office:date-value="2022-08-30T18:49:19.410481" calcext:value-type="date">
            <text:p>2022-08-30 18:49:19</text:p>
          </table:table-cell>
          <table:table-cell table:number-columns-repeated="1023"/>
        </table:table-row>
        <table:table-row table:style-name="ro1">
          <table:table-cell office:value-type="date" office:date-value="2022-08-30T18:49:51.463251" calcext:value-type="date">
            <text:p>2022-08-30 18:49:51</text:p>
          </table:table-cell>
          <table:table-cell table:number-columns-repeated="1023"/>
        </table:table-row>
        <table:table-row table:style-name="ro1">
          <table:table-cell office:value-type="date" office:date-value="2022-08-30T18:50:19.730107" calcext:value-type="date">
            <text:p>2022-08-30 18:50:20</text:p>
          </table:table-cell>
          <table:table-cell table:number-columns-repeated="1023"/>
        </table:table-row>
        <table:table-row table:style-name="ro1">
          <table:table-cell office:value-type="date" office:date-value="2022-08-30T18:50:53.982848" calcext:value-type="date">
            <text:p>2022-08-30 18:50:54</text:p>
          </table:table-cell>
          <table:table-cell table:number-columns-repeated="1023"/>
        </table:table-row>
        <table:table-row table:style-name="ro1">
          <table:table-cell office:value-type="date" office:date-value="2022-08-30T18:51:21.103648" calcext:value-type="date">
            <text:p>2022-08-30 18:51:21</text:p>
          </table:table-cell>
          <table:table-cell table:number-columns-repeated="1023"/>
        </table:table-row>
        <table:table-row table:style-name="ro1">
          <table:table-cell office:value-type="date" office:date-value="2022-08-30T18:51:51.377933" calcext:value-type="date">
            <text:p>2022-08-30 18:51:51</text:p>
          </table:table-cell>
          <table:table-cell table:number-columns-repeated="1023"/>
        </table:table-row>
        <table:table-row table:style-name="ro1">
          <table:table-cell office:value-type="date" office:date-value="2022-08-30T18:52:21.143863" calcext:value-type="date">
            <text:p>2022-08-30 18:52:21</text:p>
          </table:table-cell>
          <table:table-cell table:number-columns-repeated="1023"/>
        </table:table-row>
        <table:table-row table:style-name="ro1" table:number-rows-repeated="10462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9:37:40.016722027</meta:creation-date>
    <dc:date>2022-08-30T19:59:53.326022902</dc:date>
    <meta:editing-duration>PT22M13S</meta:editing-duration>
    <meta:editing-cycles>4</meta:editing-cycles>
    <meta:generator>LibreOffice/6.0.7.3$Linux_X86_64 LibreOffice_project/00m0$Build-3</meta:generator>
    <meta:document-statistic meta:table-count="2" meta:cell-count="39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minimum="44801.9166666667" chart:maximum="44802.8333333333" chart:origin="0" chart:interval-major="0.0833333333333333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 style:data-style-name="N0">
      <style:chart-properties chart:display-label="fals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cm" svg:height="9.006cm" xlink:href=".." xlink:type="simple" chart:class="chart:scatter" chart:style-name="ch1">
        <chart:title svg:x="9.403cm" svg:y="0.316cm" chart:style-name="ch2">
          <text:p>2022-08-29 - T=60s</text:p>
        </chart:title>
        <chart:legend chart:legend-position="end" svg:x="19.938cm" svg:y="3.955cm" style:legend-expansion="high" chart:style-name="ch3"/>
        <chart:plot-area chart:style-name="ch4" table:cell-range-address="period_60s.A1:period_60s.C1227" chart:data-source-has-labels="both" svg:x="0.447cm" svg:y="1.301cm" svg:width="19.044cm" svg:height="7.525cm">
          <chartooo:coordinate-region svg:x="0.804cm" svg:y="1.301cm" svg:width="18.328cm" svg:height="6.878cm"/>
          <chart:axis chart:dimension="x" chart:name="primary-x" chart:style-name="ch5" chartooo:axis-type="auto">
            <chart:categories table:cell-range-address="period_60s.A2:period_60s.A12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iod_60s.B2:period_60s.B1227" chart:label-cell-address="period_60s.B1:period_60s.B1" chart:class="chart:scatter">
            <chart:domain table:cell-range-address="period_60s.A2:period_60s.A1227"/>
            <chart:data-point chart:repeated="1226"/>
          </chart:series>
          <chart:series chart:style-name="ch9" chart:values-cell-range-address="period_60s.C2:period_60s.C1227" chart:label-cell-address="period_60s.C1:period_60s.C1" chart:class="chart:scatter">
            <chart:data-point chart:repeated="12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gle_miss</text:p>
                <draw:g>
                  <svg:desc>period_60s.B1:period_60s.B1</svg:desc>
                </draw:g>
              </table:table-cell>
              <table:table-cell office:value-type="string">
                <text:p>inverter_miss</text:p>
                <draw:g>
                  <svg:desc>period_60s.C1:period_60s.C1</svg:desc>
                </draw:g>
              </table:table-cell>
            </table:table-row>
          </table:table-header-rows>
          <table:table-rows>
            <table:table-row>
              <table:table-cell office:value-type="float" office:value="44801.9542169183">
                <text:p>44801.9542169183</text:p>
                <draw:g>
                  <svg:desc>period_60s.A2:period_60s.A1227</svg:desc>
                </draw:g>
              </table:table-cell>
              <table:table-cell office:value-type="float" office:value="NaN">
                <text:p>NaN</text:p>
                <draw:g>
                  <svg:desc>period_60s.B2:period_60s.B1227</svg:desc>
                </draw:g>
              </table:table-cell>
              <table:table-cell office:value-type="float" office:value="NaN">
                <text:p>NaN</text:p>
                <draw:g>
                  <svg:desc>period_60s.C2:period_60s.C1227</svg:desc>
                </draw:g>
              </table:table-cell>
            </table:table-row>
            <table:table-row>
              <table:table-cell office:value-type="float" office:value="44801.9549472404">
                <text:p>44801.954947240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556498564">
                <text:p>44801.95564985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563066665">
                <text:p>44801.956306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569996162">
                <text:p>44801.956999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576928155">
                <text:p>44801.957692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584341872">
                <text:p>44801.95843418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591240262">
                <text:p>44801.95912402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597945132">
                <text:p>44801.959794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04597533">
                <text:p>44801.96045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11660822">
                <text:p>44801.961166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19047402">
                <text:p>44801.96190474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626131061">
                <text:p>44801.96261310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32431521">
                <text:p>44801.963243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39366848">
                <text:p>44801.963936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46373818">
                <text:p>44801.964637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53562313">
                <text:p>44801.965356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60477893">
                <text:p>44801.966047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67407319">
                <text:p>44801.966740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7413967">
                <text:p>44801.96741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81228542">
                <text:p>44801.968122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688358248">
                <text:p>44801.968835824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695284395">
                <text:p>44801.96952843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01834468">
                <text:p>44801.970183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09062032">
                <text:p>44801.970906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15717369">
                <text:p>44801.971571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23126618">
                <text:p>44801.97231266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73019572">
                <text:p>44801.9730195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36803714">
                <text:p>44801.973680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43536814">
                <text:p>44801.974353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50495292">
                <text:p>44801.975049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57948665">
                <text:p>44801.975794866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764985664">
                <text:p>44801.97649856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71317497">
                <text:p>44801.977131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78154339">
                <text:p>44801.977815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85155099">
                <text:p>44801.97851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792609254">
                <text:p>44801.97926092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799494953">
                <text:p>44801.97994949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06042203">
                <text:p>44801.980604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13113368">
                <text:p>44801.981311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2007867">
                <text:p>44801.9820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27286877">
                <text:p>44801.982728687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834093727">
                <text:p>44801.983409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41026427">
                <text:p>44801.984102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47841728">
                <text:p>44801.984784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54642287">
                <text:p>44801.985464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62004207">
                <text:p>44801.98620042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868812365">
                <text:p>44801.986881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75678752">
                <text:p>44801.987567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82513998">
                <text:p>44801.988251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89473044">
                <text:p>44801.988947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896825631">
                <text:p>44801.98968256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903761258">
                <text:p>44801.99037612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10205692">
                <text:p>44801.991020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1723452">
                <text:p>44801.99172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2407743">
                <text:p>44801.99240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31456779">
                <text:p>44801.993145677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938492875">
                <text:p>44801.9938492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45030252">
                <text:p>44801.994503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51849055">
                <text:p>44801.995184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58887384">
                <text:p>44801.995888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66160444">
                <text:p>44801.99661604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1.9973245042">
                <text:p>44801.99732450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79879302">
                <text:p>44801.997987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86727798">
                <text:p>44801.998672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1.9993518243">
                <text:p>44801.999351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0087726">
                <text:p>44802.0000877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007896085">
                <text:p>44802.00078960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1470808">
                <text:p>44802.00147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21388816">
                <text:p>44802.002138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28389394">
                <text:p>44802.00283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35602667">
                <text:p>44802.00356026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042688139">
                <text:p>44802.00426881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49044764">
                <text:p>44802.0049044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56176884">
                <text:p>44802.005617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62919966">
                <text:p>44802.006291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70364509">
                <text:p>44802.00703645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077272549">
                <text:p>44802.00772725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83791568">
                <text:p>44802.008379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90793179">
                <text:p>44802.009079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097761381">
                <text:p>44802.009776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05105945">
                <text:p>44802.01051059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11204591">
                <text:p>44802.0112045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18542443">
                <text:p>44802.011854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25581075">
                <text:p>44802.012558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32470585">
                <text:p>44802.013247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39758905">
                <text:p>44802.01397589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146856649">
                <text:p>44802.01468566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53619957">
                <text:p>44802.0153619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60305296">
                <text:p>44802.016030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67163577">
                <text:p>44802.016716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74498893">
                <text:p>44802.0174498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181465708">
                <text:p>44802.01814657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88342223">
                <text:p>44802.018834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195187997">
                <text:p>44802.019518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01932855">
                <text:p>44802.020193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09297685">
                <text:p>44802.020929768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216375527">
                <text:p>44802.02163755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22800287">
                <text:p>44802.022280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29667689">
                <text:p>44802.022966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36640989">
                <text:p>44802.023664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43951909">
                <text:p>44802.02439519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250957777">
                <text:p>44802.02509577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57483874">
                <text:p>44802.025748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64449498">
                <text:p>44802.026444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71535909">
                <text:p>44802.027153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78241765">
                <text:p>44802.027824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85226348">
                <text:p>44802.028522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92194544">
                <text:p>44802.029219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299216021">
                <text:p>44802.029921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06085211">
                <text:p>44802.030608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13463944">
                <text:p>44802.03134639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320494673">
                <text:p>44802.03204946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26878574">
                <text:p>44802.032687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33725886">
                <text:p>44802.03337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40780033">
                <text:p>44802.034078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48107558">
                <text:p>44802.03481075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355320948">
                <text:p>44802.035532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61566389">
                <text:p>44802.036156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68805992">
                <text:p>44802.036880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75704352">
                <text:p>44802.037570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82826446">
                <text:p>44802.038282644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389711023">
                <text:p>44802.038971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39629599">
                <text:p>44802.03962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0317824">
                <text:p>44802.04031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10405981">
                <text:p>44802.041040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17598624">
                <text:p>44802.04175986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424547083">
                <text:p>44802.04245470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31049381">
                <text:p>44802.043104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38084507">
                <text:p>44802.043808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4486408">
                <text:p>44802.04448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52337861">
                <text:p>44802.04523378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45921618">
                <text:p>44802.0459216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65803143">
                <text:p>44802.046580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72774763">
                <text:p>44802.047277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79632968">
                <text:p>44802.047963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487051225">
                <text:p>44802.04870512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493902735">
                <text:p>44802.04939027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00455263">
                <text:p>44802.050045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07483338">
                <text:p>44802.050748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14341003">
                <text:p>44802.051434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21719038">
                <text:p>44802.05217190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528764626">
                <text:p>44802.05287646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35338242">
                <text:p>44802.053533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42480802">
                <text:p>44802.054248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49363546">
                <text:p>44802.054936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56435699">
                <text:p>44802.055643569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563442788">
                <text:p>44802.05634427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6986502">
                <text:p>44802.0569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77016593">
                <text:p>44802.057701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83813816">
                <text:p>44802.058381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591162694">
                <text:p>44802.05911626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598232872">
                <text:p>44802.05982328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04831597">
                <text:p>44802.060483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11694012">
                <text:p>44802.061169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18486809">
                <text:p>44802.061848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25910661">
                <text:p>44802.06259106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632957529">
                <text:p>44802.06329575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39390234">
                <text:p>44802.06393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46310493">
                <text:p>44802.064631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53239642">
                <text:p>44802.065323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6067531">
                <text:p>44802.0660675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667372056">
                <text:p>44802.066737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74019778">
                <text:p>44802.067401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81122712">
                <text:p>44802.068112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88102351">
                <text:p>44802.068810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695432525">
                <text:p>44802.06954325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702544017">
                <text:p>44802.07025440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0878141">
                <text:p>44802.07087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16133591">
                <text:p>44802.071613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23247396">
                <text:p>44802.07232473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730613703">
                <text:p>44802.07306137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736939168">
                <text:p>44802.073693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43803052">
                <text:p>44802.074380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50507523">
                <text:p>44802.075050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57407229">
                <text:p>44802.0757407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6420674">
                <text:p>44802.07642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71413635">
                <text:p>44802.077141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78231401">
                <text:p>44802.077823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85216602">
                <text:p>44802.078521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92047547">
                <text:p>44802.079204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79953575">
                <text:p>44802.0799535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80661754">
                <text:p>44802.0806617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12880881">
                <text:p>44802.081288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19915176">
                <text:p>44802.081991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26790952">
                <text:p>44802.082679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34342296">
                <text:p>44802.08343422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841480846">
                <text:p>44802.084148084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4771956">
                <text:p>44802.08477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5456938">
                <text:p>44802.08545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61771138">
                <text:p>44802.086177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69036009">
                <text:p>44802.08690360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87596135">
                <text:p>44802.0875961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82632042">
                <text:p>44802.088263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89713579">
                <text:p>44802.088971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89633764">
                <text:p>44802.08963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0370359">
                <text:p>44802.0903703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91068615">
                <text:p>44802.0910686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17163451">
                <text:p>44802.091716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24062252">
                <text:p>44802.092406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31110929">
                <text:p>44802.093111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38431657">
                <text:p>44802.09384316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945456557">
                <text:p>44802.09454565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52030584">
                <text:p>44802.095203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5888406">
                <text:p>44802.09588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65885832">
                <text:p>44802.096588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73133841">
                <text:p>44802.09731338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0980233366">
                <text:p>44802.09802333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86570728">
                <text:p>44802.098657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0993485321">
                <text:p>44802.099348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00697585">
                <text:p>44802.100069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07860452">
                <text:p>44802.10078604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014841234">
                <text:p>44802.10148412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21229672">
                <text:p>44802.102122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28430772">
                <text:p>44802.102843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35252311">
                <text:p>44802.103525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42588027">
                <text:p>44802.10425880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049523891">
                <text:p>44802.10495238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56208603">
                <text:p>44802.105620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6328493">
                <text:p>44802.10632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69963724">
                <text:p>44802.106996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77315134">
                <text:p>44802.10773151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084234466">
                <text:p>44802.10842344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90892924">
                <text:p>44802.109089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097733108">
                <text:p>44802.109773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046994">
                <text:p>44802.1104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12007311">
                <text:p>44802.11120073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119048913">
                <text:p>44802.11190489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25489728">
                <text:p>44802.11254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32468363">
                <text:p>44802.113246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3953287">
                <text:p>44802.11395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46731505">
                <text:p>44802.11467315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153813764">
                <text:p>44802.11538137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60087293">
                <text:p>44802.116008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67413537">
                <text:p>44802.116741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74087861">
                <text:p>44802.117408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81507636">
                <text:p>44802.11815076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188423993">
                <text:p>44802.11884239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194856088">
                <text:p>44802.119485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01849702">
                <text:p>44802.12018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08763037">
                <text:p>44802.120876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16198442">
                <text:p>44802.12161984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222981647">
                <text:p>44802.12229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29980289">
                <text:p>44802.122998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36439785">
                <text:p>44802.123643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43604175">
                <text:p>44802.124360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50913029">
                <text:p>44802.12509130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258024664">
                <text:p>44802.12580246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64370923">
                <text:p>44802.126437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71287076">
                <text:p>44802.127128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78441914">
                <text:p>44802.127844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85663773">
                <text:p>44802.128566377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292586852">
                <text:p>44802.12925868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299098133">
                <text:p>44802.129909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05921797">
                <text:p>44802.130592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12992064">
                <text:p>44802.131299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20414893">
                <text:p>44802.1320414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327368489">
                <text:p>44802.13273684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33839193">
                <text:p>44802.1333839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4081061">
                <text:p>44802.13408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47780476">
                <text:p>44802.134778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55093751">
                <text:p>44802.13550937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362008651">
                <text:p>44802.13620086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68692404">
                <text:p>44802.136869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75577483">
                <text:p>44802.137557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82400989">
                <text:p>44802.138240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389846029">
                <text:p>44802.13898460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396813934">
                <text:p>44802.13968139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03445105">
                <text:p>44802.140344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10258293">
                <text:p>44802.141025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17264748">
                <text:p>44802.141726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24787658">
                <text:p>44802.14247876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431676061">
                <text:p>44802.14316760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38066782">
                <text:p>44802.143806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45062451">
                <text:p>44802.144506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52009858">
                <text:p>44802.145200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59237949">
                <text:p>44802.14592379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466357549">
                <text:p>44802.14663575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72668841">
                <text:p>44802.147266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79669966">
                <text:p>44802.147966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86590824">
                <text:p>44802.148659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494083519">
                <text:p>44802.14940835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501183512">
                <text:p>44802.15011835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07551696">
                <text:p>44802.150755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14561172">
                <text:p>44802.151456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2136621">
                <text:p>44802.15213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28680184">
                <text:p>44802.15286801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535524382">
                <text:p>44802.153552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42456005">
                <text:p>44802.154245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49206491">
                <text:p>44802.154920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55966941">
                <text:p>44802.155596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63576241">
                <text:p>44802.15635762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570207262">
                <text:p>44802.157020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76887439">
                <text:p>44802.157688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83886046">
                <text:p>44802.158388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91042558">
                <text:p>44802.159104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598240437">
                <text:p>44802.15982404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605171903">
                <text:p>44802.16051719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11585975">
                <text:p>44802.16115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18598021">
                <text:p>44802.161859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25583235">
                <text:p>44802.162558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32849422">
                <text:p>44802.16328494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639961283">
                <text:p>44802.16399612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463014">
                <text:p>44802.1646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53216849">
                <text:p>44802.165321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60261368">
                <text:p>44802.166026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67545367">
                <text:p>44802.166754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74177887">
                <text:p>44802.1674177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81204462">
                <text:p>44802.168120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88051527">
                <text:p>44802.168805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694982104">
                <text:p>44802.169498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02422143">
                <text:p>44802.17024221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709129893">
                <text:p>44802.170912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15776841">
                <text:p>44802.171577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22788407">
                <text:p>44802.172278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29955691">
                <text:p>44802.172995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3706459">
                <text:p>44802.1737064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744052431">
                <text:p>44802.17440524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50449047">
                <text:p>44802.175044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57573022">
                <text:p>44802.175757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64478919">
                <text:p>44802.176447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71757028">
                <text:p>44802.17717570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77874354">
                <text:p>44802.1778743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85232999">
                <text:p>44802.178523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92071373">
                <text:p>44802.179207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799220441">
                <text:p>44802.1799220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06578112">
                <text:p>44802.18065781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813550608">
                <text:p>44802.18135506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20026125">
                <text:p>44802.182002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26850606">
                <text:p>44802.182685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33862595">
                <text:p>44802.183386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41186951">
                <text:p>44802.18411869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848302173">
                <text:p>44802.18483021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54662832">
                <text:p>44802.185466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61612735">
                <text:p>44802.186161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68497608">
                <text:p>44802.186849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75973371">
                <text:p>44802.187597337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882982424">
                <text:p>44802.18829824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89635471">
                <text:p>44802.1889635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896431438">
                <text:p>44802.189643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03419827">
                <text:p>44802.190341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10773077">
                <text:p>44802.191077307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917437139">
                <text:p>44802.191743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24026202">
                <text:p>44802.192402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31078838">
                <text:p>44802.193107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38054385">
                <text:p>44802.193805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45377903">
                <text:p>44802.194537790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1952382898">
                <text:p>44802.19523828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58937303">
                <text:p>44802.195893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65966154">
                <text:p>44802.196596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72652923">
                <text:p>44802.197265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80144796">
                <text:p>44802.198014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86662758">
                <text:p>44802.198666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1993809488">
                <text:p>44802.19938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00549071">
                <text:p>44802.200054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07511478">
                <text:p>44802.200751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14808938">
                <text:p>44802.20148089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021867328">
                <text:p>44802.20218673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2828953">
                <text:p>44802.20282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35242345">
                <text:p>44802.20352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42130556">
                <text:p>44802.204213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49641206">
                <text:p>44802.20496412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056499752">
                <text:p>44802.20564997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62867297">
                <text:p>44802.206286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69986828">
                <text:p>44802.2069986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76974217">
                <text:p>44802.207697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84275401">
                <text:p>44802.20842754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091183818">
                <text:p>44802.20911838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097856514">
                <text:p>44802.209785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04499482">
                <text:p>44802.210449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11636037">
                <text:p>44802.211163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19002239">
                <text:p>44802.211900223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126041113">
                <text:p>44802.21260411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3251626">
                <text:p>44802.21325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39357795">
                <text:p>44802.213935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46305272">
                <text:p>44802.214630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53754794">
                <text:p>44802.21537547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160701625">
                <text:p>44802.2160701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6716389">
                <text:p>44802.21671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74023126">
                <text:p>44802.217402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81030401">
                <text:p>44802.2181030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88092711">
                <text:p>44802.21880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194939507">
                <text:p>44802.219493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01837751">
                <text:p>44802.220183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08937437">
                <text:p>44802.220893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15802489">
                <text:p>44802.221580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23159528">
                <text:p>44802.22231595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230197783">
                <text:p>44802.22301977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36826684">
                <text:p>44802.223682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43614874">
                <text:p>44802.224361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50649822">
                <text:p>44802.2250649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57827339">
                <text:p>44802.225782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64410147">
                <text:p>44802.226441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7141045">
                <text:p>44802.22714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78221759">
                <text:p>44802.227822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85357945">
                <text:p>44802.2285357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292718978">
                <text:p>44802.22927189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299420814">
                <text:p>44802.229942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06069676">
                <text:p>44802.230606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12984277">
                <text:p>44802.231298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19869423">
                <text:p>44802.231986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27351826">
                <text:p>44802.23273518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334153324">
                <text:p>44802.233415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40748483">
                <text:p>44802.2340748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47689729">
                <text:p>44802.23476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54679545">
                <text:p>44802.235467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62149344">
                <text:p>44802.23621493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369004968">
                <text:p>44802.23690049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75580803">
                <text:p>44802.237558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82486475">
                <text:p>44802.23824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89671633">
                <text:p>44802.238967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396863369">
                <text:p>44802.239686336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403531811">
                <text:p>44802.240353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10228401">
                <text:p>44802.241022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17287415">
                <text:p>44802.241728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24162944">
                <text:p>44802.242416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31484208">
                <text:p>44802.24314842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438393406">
                <text:p>44802.24383934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44981755">
                <text:p>44802.244498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51951128">
                <text:p>44802.245195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58923411">
                <text:p>44802.245892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66071235">
                <text:p>44802.246607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72878963">
                <text:p>44802.247287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79668413">
                <text:p>44802.247966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86690237">
                <text:p>44802.248669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493490186">
                <text:p>44802.249349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01079255">
                <text:p>44802.25010792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507927106">
                <text:p>44802.25079271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14392463">
                <text:p>44802.251439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21358762">
                <text:p>44802.252135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28296032">
                <text:p>44802.252829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35130254">
                <text:p>44802.253513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42134557">
                <text:p>44802.254213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49139621">
                <text:p>44802.25491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56142161">
                <text:p>44802.255614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6316099">
                <text:p>44802.25631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70506449">
                <text:p>44802.25705064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577230218">
                <text:p>44802.25772302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83807684">
                <text:p>44802.258380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90859715">
                <text:p>44802.259085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597751414">
                <text:p>44802.259775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05106924">
                <text:p>44802.26051069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611979699">
                <text:p>44802.2611979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1842417">
                <text:p>44802.26184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25543467">
                <text:p>44802.262554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32475377">
                <text:p>44802.2632475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39880153">
                <text:p>44802.26398801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646889636">
                <text:p>44802.26468896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53238038">
                <text:p>44802.265323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60099486">
                <text:p>44802.266009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67299788">
                <text:p>44802.266729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7459731">
                <text:p>44802.2674597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681502489">
                <text:p>44802.26815024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88009124">
                <text:p>44802.2688009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695077892">
                <text:p>44802.269507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01877627">
                <text:p>44802.270187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09312737">
                <text:p>44802.27093127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716069707">
                <text:p>44802.271606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22880659">
                <text:p>44802.272288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30055889">
                <text:p>44802.273005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36661796">
                <text:p>44802.273666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44038955">
                <text:p>44802.27440389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750782583">
                <text:p>44802.275078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57286931">
                <text:p>44802.275728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64319037">
                <text:p>44802.276431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71419597">
                <text:p>44802.277141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78186884">
                <text:p>44802.277818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85352371">
                <text:p>44802.278535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92179432">
                <text:p>44802.279217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799049477">
                <text:p>44802.279904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060656">
                <text:p>44802.2806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13515311">
                <text:p>44802.28135153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20738056">
                <text:p>44802.28207380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27619577">
                <text:p>44802.2827619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34608784">
                <text:p>44802.28346087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40778564">
                <text:p>44802.28407785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48465625">
                <text:p>44802.2848465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54969039">
                <text:p>44802.285496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61913247">
                <text:p>44802.286191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6879697">
                <text:p>44802.28687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75520404">
                <text:p>44802.287552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82992654">
                <text:p>44802.28829926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889920698">
                <text:p>44802.28899206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896409983">
                <text:p>44802.289640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03456874">
                <text:p>44802.290345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1071925">
                <text:p>44802.2910719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918010916">
                <text:p>44802.29180109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24275404">
                <text:p>44802.292427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31097152">
                <text:p>44802.2931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3803992">
                <text:p>44802.2938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4505518">
                <text:p>44802.29450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52473484">
                <text:p>44802.29524734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959534273">
                <text:p>44802.29595342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65725163">
                <text:p>44802.296572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72804867">
                <text:p>44802.29728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79585052">
                <text:p>44802.297958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2987118728">
                <text:p>44802.29871187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2994076763">
                <text:p>44802.29940767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00477529">
                <text:p>44802.300047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07533459">
                <text:p>44802.300753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14318593">
                <text:p>44802.301431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21911608">
                <text:p>44802.30219116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028509532">
                <text:p>44802.302850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35243145">
                <text:p>44802.303524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42157678">
                <text:p>44802.304215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49103466">
                <text:p>44802.304910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5650169">
                <text:p>44802.30565016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063502524">
                <text:p>44802.30635025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70138843">
                <text:p>44802.307013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77041046">
                <text:p>44802.307704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83883676">
                <text:p>44802.308388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091246898">
                <text:p>44802.30912468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098280551">
                <text:p>44802.30982805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04586976">
                <text:p>44802.310458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11602231">
                <text:p>44802.311160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18624319">
                <text:p>44802.311862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26068251">
                <text:p>44802.31260682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132942321">
                <text:p>44802.31329423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39442003">
                <text:p>44802.31394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46430711">
                <text:p>44802.314643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53157753">
                <text:p>44802.3153157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60701352">
                <text:p>44802.31607013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167683095">
                <text:p>44802.31676830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7416655">
                <text:p>44802.31741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81129938">
                <text:p>44802.318112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87910538">
                <text:p>44802.318791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195534316">
                <text:p>44802.31955343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202517091">
                <text:p>44802.32025170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09003232">
                <text:p>44802.320900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15906286">
                <text:p>44802.321590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22895708">
                <text:p>44802.322289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30403938">
                <text:p>44802.32304039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237286952">
                <text:p>44802.32372869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43466807">
                <text:p>44802.324346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50443231">
                <text:p>44802.325044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57451235">
                <text:p>44802.325745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64333044">
                <text:p>44802.326433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71303197">
                <text:p>44802.327130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78259152">
                <text:p>44802.327825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85418468">
                <text:p>44802.328541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92065195">
                <text:p>44802.329206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299559435">
                <text:p>44802.32995594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306332588">
                <text:p>44802.330633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13072486">
                <text:p>44802.331307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20023141">
                <text:p>44802.332002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26864213">
                <text:p>44802.332686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34335335">
                <text:p>44802.33343353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341323306">
                <text:p>44802.33413233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47839455">
                <text:p>44802.334783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54574233">
                <text:p>44802.335457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61628755">
                <text:p>44802.336162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68585502">
                <text:p>44802.336858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7559065">
                <text:p>44802.3375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82462148">
                <text:p>44802.338246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89246767">
                <text:p>44802.338924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396548704">
                <text:p>44802.339654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04002966">
                <text:p>44802.34040029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410971928">
                <text:p>44802.34109719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17228609">
                <text:p>44802.341722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24177038">
                <text:p>44802.342417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31122314">
                <text:p>44802.343112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38539833">
                <text:p>44802.34385398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445147458">
                <text:p>44802.344514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51848241">
                <text:p>44802.345184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58725667">
                <text:p>44802.345872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65815838">
                <text:p>44802.346581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73226689">
                <text:p>44802.34732266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48009712">
                <text:p>44802.3480097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86553729">
                <text:p>44802.348655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493652517">
                <text:p>44802.349365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00522635">
                <text:p>44802.350052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08041588">
                <text:p>44802.35080415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514572362">
                <text:p>44802.351457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21510138">
                <text:p>44802.352151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28320888">
                <text:p>44802.352832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35227542">
                <text:p>44802.353522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42732898">
                <text:p>44802.35427328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549586478">
                <text:p>44802.35495864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56299251">
                <text:p>44802.355629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63101916">
                <text:p>44802.35631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70043226">
                <text:p>44802.357004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77413119">
                <text:p>44802.35774131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584411017">
                <text:p>44802.35844110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9080679">
                <text:p>44802.35908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597733597">
                <text:p>44802.359773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04635747">
                <text:p>44802.3604635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12150752">
                <text:p>44802.36121507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618772289">
                <text:p>44802.361877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25557654">
                <text:p>44802.362555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3269022">
                <text:p>44802.36326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39421909">
                <text:p>44802.363942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46842">
                <text:p>44802.36468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653851739">
                <text:p>44802.365385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60324021">
                <text:p>44802.366032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67079767">
                <text:p>44802.3667079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7408739">
                <text:p>44802.3674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81556052">
                <text:p>44802.36815560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688427891">
                <text:p>44802.36884278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694893473">
                <text:p>44802.369489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0181926">
                <text:p>44802.37018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09104467">
                <text:p>44802.370910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16058994">
                <text:p>44802.3716058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2281812">
                <text:p>44802.37228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29806435">
                <text:p>44802.372980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36704088">
                <text:p>44802.373670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43656391">
                <text:p>44802.374365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51017754">
                <text:p>44802.37510177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758100001">
                <text:p>44802.37581000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64362078">
                <text:p>44802.376436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71434934">
                <text:p>44802.37714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78218783">
                <text:p>44802.377821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85703114">
                <text:p>44802.37857031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792629748">
                <text:p>44802.37926297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799249017">
                <text:p>44802.3799249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06112261">
                <text:p>44802.380611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12967154">
                <text:p>44802.381296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20345804">
                <text:p>44802.382034580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827498454">
                <text:p>44802.38274984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3387853">
                <text:p>44802.38338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40854113">
                <text:p>44802.38408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4765533">
                <text:p>44802.38476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55143176">
                <text:p>44802.38551431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862076441">
                <text:p>44802.38620764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68627786">
                <text:p>44802.386862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75470304">
                <text:p>44802.387547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82532644">
                <text:p>44802.388253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889965402">
                <text:p>44802.38899654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896772801">
                <text:p>44802.38967728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03198082">
                <text:p>44802.390319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10283798">
                <text:p>44802.391028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17327243">
                <text:p>44802.3917327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24584546">
                <text:p>44802.392458454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931507648">
                <text:p>44802.39315076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38060355">
                <text:p>44802.393806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45002601">
                <text:p>44802.394500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52004356">
                <text:p>44802.395200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59323841">
                <text:p>44802.39593238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3966315197">
                <text:p>44802.39663151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7265077">
                <text:p>44802.39726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79711723">
                <text:p>44802.39797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86581483">
                <text:p>44802.398658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3994016208">
                <text:p>44802.39940162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001125647">
                <text:p>44802.40011256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07435618">
                <text:p>44802.400743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14359575">
                <text:p>44802.401435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21445088">
                <text:p>44802.402144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28694413">
                <text:p>44802.40286944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035635298">
                <text:p>44802.40356352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42230707">
                <text:p>44802.404223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49183065">
                <text:p>44802.404918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56245923">
                <text:p>44802.405624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63574693">
                <text:p>44802.40635746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070481863">
                <text:p>44802.40704818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76914956">
                <text:p>44802.407691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8388685">
                <text:p>44802.40838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90840673">
                <text:p>44802.409084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098148916">
                <text:p>44802.40981489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105121658">
                <text:p>44802.41051216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11646807">
                <text:p>44802.411164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18607661">
                <text:p>44802.411860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25543242">
                <text:p>44802.412554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32853209">
                <text:p>44802.41328532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140020795">
                <text:p>44802.41400207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46293473">
                <text:p>44802.414629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5317792">
                <text:p>44802.41531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6027537">
                <text:p>44802.41602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67662796">
                <text:p>44802.41676627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174616096">
                <text:p>44802.41746160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8108879">
                <text:p>44802.41810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87932769">
                <text:p>44802.418793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19500013">
                <text:p>44802.4195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02339801">
                <text:p>44802.42023398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209024372">
                <text:p>44802.420902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15756094">
                <text:p>44802.421575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22895531">
                <text:p>44802.422289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29952666">
                <text:p>44802.422995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36981806">
                <text:p>44802.42369818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244000356">
                <text:p>44802.42440003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50369841">
                <text:p>44802.425036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57298332">
                <text:p>44802.425729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64419693">
                <text:p>44802.426441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71842433">
                <text:p>44802.42718424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278821867">
                <text:p>44802.42788218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85124434">
                <text:p>44802.428512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92119208">
                <text:p>44802.429211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299070137">
                <text:p>44802.429907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06485098">
                <text:p>44802.43064850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313383177">
                <text:p>44802.43133831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19966268">
                <text:p>44802.431996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26933256">
                <text:p>44802.432693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33995557">
                <text:p>44802.433399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41197443">
                <text:p>44802.43411974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348155491">
                <text:p>44802.43481554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54718917">
                <text:p>44802.435471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61728584">
                <text:p>44802.436172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68544605">
                <text:p>44802.43685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75952068">
                <text:p>44802.43759520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38299429">
                <text:p>44802.4382994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89422482">
                <text:p>44802.438942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396371343">
                <text:p>44802.439637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03466346">
                <text:p>44802.440346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10616476">
                <text:p>44802.44106164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417644314">
                <text:p>44802.44176443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23963179">
                <text:p>44802.442396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31097302">
                <text:p>44802.443109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38091803">
                <text:p>44802.443809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45335793">
                <text:p>44802.44453357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452151956">
                <text:p>44802.445215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58880396">
                <text:p>44802.445888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65814426">
                <text:p>44802.446581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72869266">
                <text:p>44802.447286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80131949">
                <text:p>44802.44801319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487018184">
                <text:p>44802.44870181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493705815">
                <text:p>44802.449370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00617489">
                <text:p>44802.450061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07454146">
                <text:p>44802.450745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1476873">
                <text:p>44802.45147687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521815621">
                <text:p>44802.45218156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28357965">
                <text:p>44802.452835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35133549">
                <text:p>44802.453513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42137698">
                <text:p>44802.4542137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49534824">
                <text:p>44802.45495348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556417046">
                <text:p>44802.455641704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63097872">
                <text:p>44802.456309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70100729">
                <text:p>44802.457010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7712632">
                <text:p>44802.45771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84222894">
                <text:p>44802.45842228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591137568">
                <text:p>44802.459113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597717692">
                <text:p>44802.459771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04702162">
                <text:p>44802.460470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11750516">
                <text:p>44802.461175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1897066">
                <text:p>44802.4618970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626062028">
                <text:p>44802.46260620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32318937">
                <text:p>44802.463231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39432211">
                <text:p>44802.463943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46531028">
                <text:p>44802.464653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53672254">
                <text:p>44802.46536722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660781736">
                <text:p>44802.46607817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67151667">
                <text:p>44802.466715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74128023">
                <text:p>44802.467412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81073596">
                <text:p>44802.468107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688434963">
                <text:p>44802.46884349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695480862">
                <text:p>44802.46954808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01987234">
                <text:p>44802.470198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08771569">
                <text:p>44802.470877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15773664">
                <text:p>44802.471577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23136322">
                <text:p>44802.47231363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730184283">
                <text:p>44802.473018428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36903382">
                <text:p>44802.473690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43862201">
                <text:p>44802.474386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50496572">
                <text:p>44802.475049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57863312">
                <text:p>44802.47578633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764959612">
                <text:p>44802.47649596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71220765">
                <text:p>44802.477122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78283197">
                <text:p>44802.477828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85378613">
                <text:p>44802.478537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792721008">
                <text:p>44802.479272100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799543493">
                <text:p>44802.47995434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0594616">
                <text:p>44802.48059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13002947">
                <text:p>44802.481300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19917357">
                <text:p>44802.481991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27370937">
                <text:p>44802.48273709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834029451">
                <text:p>44802.483402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40788244">
                <text:p>44802.484078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47791104">
                <text:p>44802.484779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54762794">
                <text:p>44802.485476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61998493">
                <text:p>44802.48619984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868979081">
                <text:p>44802.48689790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75377815">
                <text:p>44802.487537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82410437">
                <text:p>44802.488241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89439408">
                <text:p>44802.488943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896807129">
                <text:p>44802.48968071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903826032">
                <text:p>44802.49038260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10184433">
                <text:p>44802.4910184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17122559">
                <text:p>44802.491712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24177221">
                <text:p>44802.492417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31463633">
                <text:p>44802.49314636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4938638706">
                <text:p>44802.49386387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44882322">
                <text:p>44802.494488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52051683">
                <text:p>44802.495205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58873478">
                <text:p>44802.495887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66120859">
                <text:p>44802.496612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72695618">
                <text:p>44802.497269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79871535">
                <text:p>44802.49798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86640705">
                <text:p>44802.498664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4993588173">
                <text:p>44802.499358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00917078">
                <text:p>44802.50009170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007850137">
                <text:p>44802.50078501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14493458">
                <text:p>44802.501449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21341916">
                <text:p>44802.502134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28336391">
                <text:p>44802.502833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35752154">
                <text:p>44802.50357521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042727818">
                <text:p>44802.50427278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49109728">
                <text:p>44802.504910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56098077">
                <text:p>44802.505609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63033873">
                <text:p>44802.506303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70442593">
                <text:p>44802.50704425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077344823">
                <text:p>44802.507734482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83780643">
                <text:p>44802.508378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90983476">
                <text:p>44802.509098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097568489">
                <text:p>44802.509756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05110018">
                <text:p>44802.51051100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112004925">
                <text:p>44802.51120049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18550907">
                <text:p>44802.511855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25495279">
                <text:p>44802.512549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32389635">
                <text:p>44802.513238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3985975">
                <text:p>44802.5139859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146684362">
                <text:p>44802.51466843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53185066">
                <text:p>44802.515318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60269369">
                <text:p>44802.516026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67274357">
                <text:p>44802.516727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74569658">
                <text:p>44802.51745696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181492526">
                <text:p>44802.51814925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87921871">
                <text:p>44802.518792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195049174">
                <text:p>44802.519504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01687458">
                <text:p>44802.520168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09302681">
                <text:p>44802.520930268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2163056">
                <text:p>44802.521630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22741604">
                <text:p>44802.522274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29657666">
                <text:p>44802.52296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36924892">
                <text:p>44802.523692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44195736">
                <text:p>44802.52441957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251161433">
                <text:p>44802.52511614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57461774">
                <text:p>44802.525746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64463766">
                <text:p>44802.5264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7130206">
                <text:p>44802.52713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78706841">
                <text:p>44802.52787068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285641399">
                <text:p>44802.52856413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92209719">
                <text:p>44802.529220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299055867">
                <text:p>44802.529905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06213557">
                <text:p>44802.530621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13497736">
                <text:p>44802.53134977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320494519">
                <text:p>44802.53204945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27009934">
                <text:p>44802.532700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33842978">
                <text:p>44802.53338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40736501">
                <text:p>44802.534073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48280864">
                <text:p>44802.53482808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354708119">
                <text:p>44802.5354708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61638729">
                <text:p>44802.536163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68561721">
                <text:p>44802.536856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75688145">
                <text:p>44802.537568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82472424">
                <text:p>44802.538247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89398033">
                <text:p>44802.538939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396351542">
                <text:p>44802.539635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03484878">
                <text:p>44802.540348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1059876">
                <text:p>44802.54105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17640096">
                <text:p>44802.54176400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424560818">
                <text:p>44802.54245608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30975621">
                <text:p>44802.543097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3819746">
                <text:p>44802.54381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44983641">
                <text:p>44802.544498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52408413">
                <text:p>44802.54524084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459069084">
                <text:p>44802.5459069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65913059">
                <text:p>44802.54659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72623325">
                <text:p>44802.547262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79601822">
                <text:p>44802.547960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487054222">
                <text:p>44802.54870542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493996637">
                <text:p>44802.54939966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00423236">
                <text:p>44802.550042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07557519">
                <text:p>44802.5507557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14506539">
                <text:p>44802.551450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21747741">
                <text:p>44802.55217477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528530955">
                <text:p>44802.552853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35240764">
                <text:p>44802.553524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42243744">
                <text:p>44802.55422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49011907">
                <text:p>44802.554901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5626486">
                <text:p>44802.55562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63059846">
                <text:p>44802.556305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69842021">
                <text:p>44802.556984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7711103">
                <text:p>44802.55771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84098868">
                <text:p>44802.5584098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591252564">
                <text:p>44802.55912525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598216111">
                <text:p>44802.55982161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04700579">
                <text:p>44802.560470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11784534">
                <text:p>44802.561178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18494618">
                <text:p>44802.561849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26014727">
                <text:p>44802.56260147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632729579">
                <text:p>44802.5632729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39344721">
                <text:p>44802.5639344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46395994">
                <text:p>44802.564639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53298477">
                <text:p>44802.565329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6072712">
                <text:p>44802.5660727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667829071">
                <text:p>44802.56678290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74101057">
                <text:p>44802.567410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81094457">
                <text:p>44802.568109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87996993">
                <text:p>44802.568799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695391499">
                <text:p>44802.569539149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70233181">
                <text:p>44802.570233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08797269">
                <text:p>44802.570879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15844248">
                <text:p>44802.571584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22803825">
                <text:p>44802.572280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30111145">
                <text:p>44802.57301111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736739316">
                <text:p>44802.573673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43927144">
                <text:p>44802.574392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50552563">
                <text:p>44802.575055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57598406">
                <text:p>44802.575759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64848569">
                <text:p>44802.576484856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771802763">
                <text:p>44802.57718027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7828983">
                <text:p>44802.57782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851209">
                <text:p>44802.5785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92160724">
                <text:p>44802.579216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79955829">
                <text:p>44802.5799558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806635837">
                <text:p>44802.58066358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12821402">
                <text:p>44802.581282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19966495">
                <text:p>44802.581996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27111169">
                <text:p>44802.582711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34374417">
                <text:p>44802.58343744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840942808">
                <text:p>44802.584094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47832448">
                <text:p>44802.584783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54616058">
                <text:p>44802.5854616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61630985">
                <text:p>44802.586163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69006226">
                <text:p>44802.58690062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876008418">
                <text:p>44802.58760084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82490163">
                <text:p>44802.588249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89502969">
                <text:p>44802.588950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896269106">
                <text:p>44802.589626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03782076">
                <text:p>44802.59037820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91070242">
                <text:p>44802.5910702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1756309">
                <text:p>44802.59175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24167032">
                <text:p>44802.592416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31069479">
                <text:p>44802.593106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38519527">
                <text:p>44802.59385195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945515966">
                <text:p>44802.59455159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51898754">
                <text:p>44802.595189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58831962">
                <text:p>44802.595883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65728656">
                <text:p>44802.596572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73190467">
                <text:p>44802.59731904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5980196676">
                <text:p>44802.59801966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86629175">
                <text:p>44802.598662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599351786">
                <text:p>44802.59935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0048012">
                <text:p>44802.60004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07343085">
                <text:p>44802.600734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14330786">
                <text:p>44802.601433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21318457">
                <text:p>44802.60213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2830934">
                <text:p>44802.60283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35151251">
                <text:p>44802.603515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42651062">
                <text:p>44802.60426510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049608693">
                <text:p>44802.60496086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56100722">
                <text:p>44802.605610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63082132">
                <text:p>44802.606308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69887824">
                <text:p>44802.606988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77462206">
                <text:p>44802.60774622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084408103">
                <text:p>44802.60844081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90776232">
                <text:p>44802.609077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097719008">
                <text:p>44802.609771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04608879">
                <text:p>44802.610460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1156387">
                <text:p>44802.61115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18561486">
                <text:p>44802.611856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25552732">
                <text:p>44802.612555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32361869">
                <text:p>44802.613236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39495339">
                <text:p>44802.613949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46227439">
                <text:p>44802.614622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53319129">
                <text:p>44802.615331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60212177">
                <text:p>44802.616021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67230269">
                <text:p>44802.616723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74150733">
                <text:p>44802.617415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81535803">
                <text:p>44802.618153580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188591753">
                <text:p>44802.61885917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195034165">
                <text:p>44802.619503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01795626">
                <text:p>44802.620179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08801041">
                <text:p>44802.620880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15675116">
                <text:p>44802.621567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2291734">
                <text:p>44802.62229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29591898">
                <text:p>44802.622959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36683751">
                <text:p>44802.623668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43797993">
                <text:p>44802.624379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5116134">
                <text:p>44802.6251161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258092807">
                <text:p>44802.62580928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64374496">
                <text:p>44802.626437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71274378">
                <text:p>44802.627127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78440374">
                <text:p>44802.627844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85221199">
                <text:p>44802.628522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92190086">
                <text:p>44802.629219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29920399">
                <text:p>44802.62992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06076609">
                <text:p>44802.630607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13010415">
                <text:p>44802.631301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2040859">
                <text:p>44802.6320408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32736204">
                <text:p>44802.6327362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3382892">
                <text:p>44802.63338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40906324">
                <text:p>44802.634090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47767423">
                <text:p>44802.634776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55026829">
                <text:p>44802.63550268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362125301">
                <text:p>44802.63621253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68552409">
                <text:p>44802.636855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75575679">
                <text:p>44802.637557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82452277">
                <text:p>44802.638245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38982554">
                <text:p>44802.6389825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396938549">
                <text:p>44802.63969385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03193942">
                <text:p>44802.640319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10221717">
                <text:p>44802.641022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17142582">
                <text:p>44802.641714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24623741">
                <text:p>44802.64246237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431650952">
                <text:p>44802.64316509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37955715">
                <text:p>44802.643795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45010505">
                <text:p>44802.644501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51941456">
                <text:p>44802.645194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59245325">
                <text:p>44802.64592453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466282554">
                <text:p>44802.64662825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72741306">
                <text:p>44802.647274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79718311">
                <text:p>44802.64797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86751488">
                <text:p>44802.648675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494008309">
                <text:p>44802.649400830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501003554">
                <text:p>44802.65010035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0764551">
                <text:p>44802.65076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14267174">
                <text:p>44802.651426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21306232">
                <text:p>44802.652130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28662583">
                <text:p>44802.652866258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535809718">
                <text:p>44802.65358097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42148471">
                <text:p>44802.6542148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49079771">
                <text:p>44802.654907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5595877">
                <text:p>44802.655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63411904">
                <text:p>44802.656341190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570275536">
                <text:p>44802.657027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76851853">
                <text:p>44802.657685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83740557">
                <text:p>44802.658374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90848493">
                <text:p>44802.659084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598271214">
                <text:p>44802.65982712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605029686">
                <text:p>44802.66050296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11794408">
                <text:p>44802.661179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18609936">
                <text:p>44802.661860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25664142">
                <text:p>44802.662566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32841898">
                <text:p>44802.66328418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639707727">
                <text:p>44802.6639707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4639622">
                <text:p>44802.66463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5338263">
                <text:p>44802.66533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60204877">
                <text:p>44802.666020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67580588">
                <text:p>44802.66675805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674703546">
                <text:p>44802.667470354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8105124">
                <text:p>44802.66810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87974198">
                <text:p>44802.668797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695012339">
                <text:p>44802.669501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02271528">
                <text:p>44802.67022715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70940043">
                <text:p>44802.6709400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15822947">
                <text:p>44802.671582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22766643">
                <text:p>44802.672276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29684461">
                <text:p>44802.672968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37012252">
                <text:p>44802.67370122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744085756">
                <text:p>44802.67440857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50622428">
                <text:p>44802.675062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57478861">
                <text:p>44802.675747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64450125">
                <text:p>44802.67644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71927907">
                <text:p>44802.67719279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778840667">
                <text:p>44802.6778840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85322773">
                <text:p>44802.678532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92178562">
                <text:p>44802.679217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799149785">
                <text:p>44802.679914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06454525">
                <text:p>44802.68064545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81353881">
                <text:p>44802.6813538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19886899">
                <text:p>44802.681988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26835289">
                <text:p>44802.682683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34024549">
                <text:p>44802.683402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41204592">
                <text:p>44802.68412045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84816366">
                <text:p>44802.6848163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54571616">
                <text:p>44802.685457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61693394">
                <text:p>44802.686169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68467447">
                <text:p>44802.686846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75953368">
                <text:p>44802.68759533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883046218">
                <text:p>44802.68830462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89392824">
                <text:p>44802.688939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896308228">
                <text:p>44802.689630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03178095">
                <text:p>44802.690317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10622651">
                <text:p>44802.69106226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917679878">
                <text:p>44802.69176798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24137835">
                <text:p>44802.692413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31104551">
                <text:p>44802.69311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38072057">
                <text:p>44802.693807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45444826">
                <text:p>44802.69454448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952455526">
                <text:p>44802.69524555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58700696">
                <text:p>44802.695870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65743794">
                <text:p>44802.696574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72700994">
                <text:p>44802.697270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80051688">
                <text:p>44802.69800516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6987140305">
                <text:p>44802.69871403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6993670215">
                <text:p>44802.699367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00447162">
                <text:p>44802.700044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07622942">
                <text:p>44802.700762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147801">
                <text:p>44802.7014780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02186801">
                <text:p>44802.7021868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2830904">
                <text:p>44802.70283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35368664">
                <text:p>44802.703536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42245369">
                <text:p>44802.7042245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49519574">
                <text:p>44802.704951957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056568117">
                <text:p>44802.70565681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63087297">
                <text:p>44802.706308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70006282">
                <text:p>44802.707000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76745606">
                <text:p>44802.707674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840176">
                <text:p>44802.7084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9075283">
                <text:p>44802.70907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097941778">
                <text:p>44802.709794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0461464">
                <text:p>44802.71046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11729222">
                <text:p>44802.711172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19254886">
                <text:p>44802.711925488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12607713">
                <text:p>44802.7126077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32500799">
                <text:p>44802.713250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39422318">
                <text:p>44802.713942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46316092">
                <text:p>44802.714631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53244294">
                <text:p>44802.715324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60225145">
                <text:p>44802.716022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67138223">
                <text:p>44802.716713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74176688">
                <text:p>44802.717417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81182772">
                <text:p>44802.718118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188436757">
                <text:p>44802.71884367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195358285">
                <text:p>44802.71953582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01953347">
                <text:p>44802.720195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08957215">
                <text:p>44802.720895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15916038">
                <text:p>44802.721591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23188318">
                <text:p>44802.72231883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230139902">
                <text:p>44802.72301399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36535958">
                <text:p>44802.723653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43530537">
                <text:p>44802.724353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5041876">
                <text:p>44802.72504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5797763">
                <text:p>44802.7257977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264819584">
                <text:p>44802.726481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71482758">
                <text:p>44802.727148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7842467">
                <text:p>44802.72784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85396945">
                <text:p>44802.728539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292566321">
                <text:p>44802.72925663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299847656">
                <text:p>44802.72998476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06155431">
                <text:p>44802.730615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1320274">
                <text:p>44802.73132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19941655">
                <text:p>44802.731994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27285978">
                <text:p>44802.73272859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334264987">
                <text:p>44802.733426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4073721">
                <text:p>44802.73407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47803536">
                <text:p>44802.734780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54582297">
                <text:p>44802.735458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62094079">
                <text:p>44802.736209407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368873506">
                <text:p>44802.736887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75500271">
                <text:p>44802.737550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82385707">
                <text:p>44802.738238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89450507">
                <text:p>44802.738945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396774284">
                <text:p>44802.73967742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403667032">
                <text:p>44802.74036670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10093506">
                <text:p>44802.741009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17163911">
                <text:p>44802.741716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24044606">
                <text:p>44802.742404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31488789">
                <text:p>44802.74314887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438453573">
                <text:p>44802.74384535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45285857">
                <text:p>44802.744528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51837117">
                <text:p>44802.745183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58828647">
                <text:p>44802.745882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66251695">
                <text:p>44802.746625169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473345119">
                <text:p>44802.74733451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79657745">
                <text:p>44802.747965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86535766">
                <text:p>44802.748653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493725834">
                <text:p>44802.749372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0077606">
                <text:p>44802.750077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07451956">
                <text:p>44802.750745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1434522">
                <text:p>44802.75143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21469623">
                <text:p>44802.752146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28325913">
                <text:p>44802.75283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35727069">
                <text:p>44802.753572706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542363274">
                <text:p>44802.754236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49117217">
                <text:p>44802.754911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56239537">
                <text:p>44802.755623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63075426">
                <text:p>44802.756307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70435651">
                <text:p>44802.75704356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577145386">
                <text:p>44802.757714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83997555">
                <text:p>44802.758399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90798717">
                <text:p>44802.7590798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59779933">
                <text:p>44802.75977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05114086">
                <text:p>44802.760511408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612109812">
                <text:p>44802.76121098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18808992">
                <text:p>44802.761880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25479983">
                <text:p>44802.762547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32628492">
                <text:p>44802.763262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39851435">
                <text:p>44802.76398514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64675607">
                <text:p>44802.7646756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53146345">
                <text:p>44802.765314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60189676">
                <text:p>44802.76601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67093206">
                <text:p>44802.766709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74561917">
                <text:p>44802.76745619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681591107">
                <text:p>44802.76815911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87978433">
                <text:p>44802.7687978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694961573">
                <text:p>44802.769496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01799551">
                <text:p>44802.770179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092352">
                <text:p>44802.770923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716303806">
                <text:p>44802.77163038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22903896">
                <text:p>44802.772290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29679464">
                <text:p>44802.772967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36724952">
                <text:p>44802.7736724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43985389">
                <text:p>44802.77439853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750778068">
                <text:p>44802.7750778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57420929">
                <text:p>44802.775742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64326423">
                <text:p>44802.776432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71418123">
                <text:p>44802.777141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78144334">
                <text:p>44802.777814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85240403">
                <text:p>44802.778524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92387464">
                <text:p>44802.779238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799093094">
                <text:p>44802.779909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06049887">
                <text:p>44802.780604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13415883">
                <text:p>44802.781341588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82049715">
                <text:p>44802.7820497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26814012">
                <text:p>44802.782681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34016843">
                <text:p>44802.783401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4077943">
                <text:p>44802.78407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48180721">
                <text:p>44802.78481807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855102022">
                <text:p>44802.78551020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61638331">
                <text:p>44802.78616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68627995">
                <text:p>44802.786862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75577518">
                <text:p>44802.787557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82890447">
                <text:p>44802.78828904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889813316">
                <text:p>44802.78898133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896373119">
                <text:p>44802.789637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03243689">
                <text:p>44802.790324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10075079">
                <text:p>44802.791007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17704178">
                <text:p>44802.79177041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924680249">
                <text:p>44802.79246802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31032768">
                <text:p>44802.79310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38027281">
                <text:p>44802.793802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45031946">
                <text:p>44802.794503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52358051">
                <text:p>44802.79523580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959347784">
                <text:p>44802.79593477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66082509">
                <text:p>44802.796608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72664704">
                <text:p>44802.79726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79838612">
                <text:p>44802.797983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7987096722">
                <text:p>44802.79870967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7994013991">
                <text:p>44802.79940139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00491235">
                <text:p>44802.800049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07495889">
                <text:p>44802.800749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14376941">
                <text:p>44802.801437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21313042">
                <text:p>44802.802131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28237594">
                <text:p>44802.802823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35514229">
                <text:p>44802.80355142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8042502594">
                <text:p>44802.80425025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8044915567">
                <text:p>44802.80449155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minimum="44802.9166666667" chart:maximum="44803.8333333333" chart:origin="0" chart:interval-major="0.0833333333333333" chart:reverse-direction="false" text:line-break="false" loext:try-staggering-first="false" chart:link-data-style-to-source="fals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 style:data-style-name="N0">
      <style:chart-properties chart:display-label="fals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cm" svg:height="9.006cm" xlink:href=".." xlink:type="simple" chart:class="chart:scatter" chart:style-name="ch1">
        <chart:title svg:x="9.403cm" svg:y="0.316cm" chart:style-name="ch2">
          <text:p>2022-08-30 - T=30s</text:p>
        </chart:title>
        <chart:legend chart:legend-position="end" svg:x="19.938cm" svg:y="3.955cm" style:legend-expansion="high" chart:style-name="ch3"/>
        <chart:plot-area chart:style-name="ch4" table:cell-range-address="period_30s.A1:period_30s.C2285" chart:data-source-has-labels="both" svg:x="0.447cm" svg:y="1.301cm" svg:width="19.044cm" svg:height="7.525cm">
          <chartooo:coordinate-region svg:x="0.804cm" svg:y="1.301cm" svg:width="18.328cm" svg:height="6.878cm"/>
          <chart:axis chart:dimension="x" chart:name="primary-x" chart:style-name="ch5" chartooo:axis-type="auto">
            <chart:categories table:cell-range-address="period_30s.A2:period_30s.A22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iod_30s.B2:period_30s.B2285" chart:label-cell-address="period_30s.B1:period_30s.B1" chart:class="chart:scatter">
            <chart:domain table:cell-range-address="period_30s.A2:period_30s.A2285"/>
            <chart:data-point chart:repeated="2284"/>
          </chart:series>
          <chart:series chart:style-name="ch9" chart:values-cell-range-address="period_30s.C2:period_30s.C2285" chart:label-cell-address="period_30s.C1:period_30s.C1" chart:class="chart:scatter">
            <chart:data-point chart:repeated="22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gle_miss</text:p>
                <draw:g>
                  <svg:desc>period_30s.B1:period_30s.B1</svg:desc>
                </draw:g>
              </table:table-cell>
              <table:table-cell office:value-type="string">
                <text:p>inverter_miss</text:p>
                <draw:g>
                  <svg:desc>period_30s.C1:period_30s.C1</svg:desc>
                </draw:g>
              </table:table-cell>
            </table:table-row>
          </table:table-header-rows>
          <table:table-rows>
            <table:table-row>
              <table:table-cell office:value-type="float" office:value="44802.980388731">
                <text:p>44802.980388731</text:p>
                <draw:g>
                  <svg:desc>period_30s.A2:period_30s.A2285</svg:desc>
                </draw:g>
              </table:table-cell>
              <table:table-cell office:value-type="float" office:value="NaN">
                <text:p>NaN</text:p>
                <draw:g>
                  <svg:desc>period_30s.B2:period_30s.B2285</svg:desc>
                </draw:g>
              </table:table-cell>
              <table:table-cell office:value-type="float" office:value="NaN">
                <text:p>NaN</text:p>
                <draw:g>
                  <svg:desc>period_30s.C2:period_30s.C2285</svg:desc>
                </draw:g>
              </table:table-cell>
            </table:table-row>
            <table:table-row>
              <table:table-cell office:value-type="float" office:value="44802.980740638">
                <text:p>44802.98074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11014037">
                <text:p>44802.981101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14378728">
                <text:p>44802.981437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18164281">
                <text:p>44802.981816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21343174">
                <text:p>44802.982134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25130331">
                <text:p>44802.98251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28579443">
                <text:p>44802.982857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32054911">
                <text:p>44802.983205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35469789">
                <text:p>44802.983546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38970956">
                <text:p>44802.983897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42610423">
                <text:p>44802.984261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46066605">
                <text:p>44802.984606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49649702">
                <text:p>44802.98496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53213827">
                <text:p>44802.985321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56853945">
                <text:p>44802.985685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60329371">
                <text:p>44802.98603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63897024">
                <text:p>44802.986389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67339088">
                <text:p>44802.986733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709289">
                <text:p>44802.98709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7433729">
                <text:p>44802.98743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7795102">
                <text:p>44802.98779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81390312">
                <text:p>44802.988139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84998811">
                <text:p>44802.988499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8841443">
                <text:p>44802.98884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92024336">
                <text:p>44802.989202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9552472">
                <text:p>44802.9895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899017534">
                <text:p>44802.989901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02480543">
                <text:p>44802.990248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06017848">
                <text:p>44802.990601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09666194">
                <text:p>44802.990966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13090959">
                <text:p>44802.991309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16826326">
                <text:p>44802.991682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20196899">
                <text:p>44802.992019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23675604">
                <text:p>44802.992367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27221928">
                <text:p>44802.992722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30722874">
                <text:p>44802.993072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34399663">
                <text:p>44802.993439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37660517">
                <text:p>44802.99376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4134125">
                <text:p>44802.99413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44722167">
                <text:p>44802.994472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48573144">
                <text:p>44802.994857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51947913">
                <text:p>44802.995194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55474846">
                <text:p>44802.995547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58905984">
                <text:p>44802.995890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62781994">
                <text:p>44802.996278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66179689">
                <text:p>44802.99661796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2.9970108564">
                <text:p>44802.99701085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73019397">
                <text:p>44802.997301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76508551">
                <text:p>44802.99765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80022719">
                <text:p>44802.998002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83483101">
                <text:p>44802.998348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87226013">
                <text:p>44802.998722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90607648">
                <text:p>44802.999060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94075412">
                <text:p>44802.999407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2.9997670058">
                <text:p>44802.999767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01238005">
                <text:p>44803.000123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04606307">
                <text:p>44803.000460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08118982">
                <text:p>44803.000811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1161429">
                <text:p>44803.00116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15365801">
                <text:p>44803.001536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18780898">
                <text:p>44803.001878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22202221">
                <text:p>44803.002220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25829712">
                <text:p>44803.002582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29362055">
                <text:p>44803.002936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32940497">
                <text:p>44803.003294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36445812">
                <text:p>44803.003644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39899035">
                <text:p>44803.003989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43439743">
                <text:p>44803.004343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46991513">
                <text:p>44803.004699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50618306">
                <text:p>44803.005061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5402078">
                <text:p>44803.00540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57768912">
                <text:p>44803.005776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61121809">
                <text:p>44803.006112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64682347">
                <text:p>44803.006468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68422009">
                <text:p>44803.006842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71828764">
                <text:p>44803.007182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75264169">
                <text:p>44803.007526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78786907">
                <text:p>44803.007878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8236799">
                <text:p>44803.0082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86204336">
                <text:p>44803.008620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89405766">
                <text:p>44803.008940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93255331">
                <text:p>44803.009325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096451624">
                <text:p>44803.009645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00135997">
                <text:p>44803.010013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03605646">
                <text:p>44803.010360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07423363">
                <text:p>44803.010742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10843851">
                <text:p>44803.011084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14276427">
                <text:p>44803.011427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17786245">
                <text:p>44803.011778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21371506">
                <text:p>44803.012137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24932187">
                <text:p>44803.012493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28474091">
                <text:p>44803.012847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3212233">
                <text:p>44803.01321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35551792">
                <text:p>44803.013555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39084677">
                <text:p>44803.013908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42706588">
                <text:p>44803.014270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46191535">
                <text:p>44803.014619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4972187">
                <text:p>44803.01497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53265301">
                <text:p>44803.015326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56717281">
                <text:p>44803.015671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60222065">
                <text:p>44803.016022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63925781">
                <text:p>44803.016392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67391703">
                <text:p>44803.016739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71034033">
                <text:p>44803.017103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74774179">
                <text:p>44803.017477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77967032">
                <text:p>44803.017796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81617212">
                <text:p>44803.018161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85069987">
                <text:p>44803.018506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88829887">
                <text:p>44803.018882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92135939">
                <text:p>44803.019213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95828568">
                <text:p>44803.019582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199250875">
                <text:p>44803.01992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02826602">
                <text:p>44803.02028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06434036">
                <text:p>44803.020643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09943647">
                <text:p>44803.020994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13442358">
                <text:p>44803.021344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16973612">
                <text:p>44803.021697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20454373">
                <text:p>44803.022045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23858422">
                <text:p>44803.022385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27435973">
                <text:p>44803.022743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30992626">
                <text:p>44803.023099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34497467">
                <text:p>44803.023449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38068225">
                <text:p>44803.023806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41680893">
                <text:p>44803.0241680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45191957">
                <text:p>44803.024519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48718779">
                <text:p>44803.024871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52519113">
                <text:p>44803.025251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55679422">
                <text:p>44803.025567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59592491">
                <text:p>44803.025959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62941263">
                <text:p>44803.026294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66742279">
                <text:p>44803.026674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70075537">
                <text:p>44803.0270075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73520155">
                <text:p>44803.027352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77204759">
                <text:p>44803.027720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80692235">
                <text:p>44803.028069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84284158">
                <text:p>44803.028428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87535194">
                <text:p>44803.028753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91197622">
                <text:p>44803.029119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94759028">
                <text:p>44803.029475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298294694">
                <text:p>44803.029829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01753946">
                <text:p>44803.030175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05358862">
                <text:p>44803.030535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08770562">
                <text:p>44803.030877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12433571">
                <text:p>44803.031243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15837002">
                <text:p>44803.031583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19351923">
                <text:p>44803.031935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22959568">
                <text:p>44803.032295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26425469">
                <text:p>44803.032642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30092215">
                <text:p>44803.033009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33568157">
                <text:p>44803.033356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36919281">
                <text:p>44803.033691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40595022">
                <text:p>44803.034059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44213565">
                <text:p>44803.034421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47903303">
                <text:p>44803.034790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51199614">
                <text:p>44803.035119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54710481">
                <text:p>44803.035471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5831665">
                <text:p>44803.03583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6177816">
                <text:p>44803.03617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65327956">
                <text:p>44803.036532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68917979">
                <text:p>44803.036891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72457576">
                <text:p>44803.03724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7590832">
                <text:p>44803.03759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7945478">
                <text:p>44803.03794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83106081">
                <text:p>44803.038310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86674831">
                <text:p>44803.038667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90067174">
                <text:p>44803.039006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9368894">
                <text:p>44803.03936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39713349">
                <text:p>44803.03971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00806707">
                <text:p>44803.040080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04255064">
                <text:p>44803.04042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07716251">
                <text:p>44803.040771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11451538">
                <text:p>44803.041145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14828116">
                <text:p>44803.041482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18403286">
                <text:p>44803.041840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21974383">
                <text:p>44803.042197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25480057">
                <text:p>44803.042548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29032017">
                <text:p>44803.04290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32633467">
                <text:p>44803.043263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36150025">
                <text:p>44803.04361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39879764">
                <text:p>44803.043987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432406">
                <text:p>44803.0443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46834323">
                <text:p>44803.044683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5009351">
                <text:p>44803.045009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53532491">
                <text:p>44803.045353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56982274">
                <text:p>44803.045698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60698463">
                <text:p>44803.046069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64156233">
                <text:p>44803.046415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67731333">
                <text:p>44803.046773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71273509">
                <text:p>44803.047127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74961535">
                <text:p>44803.047496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78499556">
                <text:p>44803.047849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8190118">
                <text:p>44803.04819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85510464">
                <text:p>44803.048551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89019472">
                <text:p>44803.048901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9246784">
                <text:p>44803.04924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96115817">
                <text:p>44803.049611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499732749">
                <text:p>44803.049973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03100907">
                <text:p>44803.050310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06602612">
                <text:p>44803.050660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10086952">
                <text:p>44803.05100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1346606">
                <text:p>44803.05134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17184896">
                <text:p>44803.051718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2046192">
                <text:p>44803.05204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2393232">
                <text:p>44803.05239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27648856">
                <text:p>44803.052764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31004512">
                <text:p>44803.053100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34701443">
                <text:p>44803.053470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38187037">
                <text:p>44803.053818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41879914">
                <text:p>44803.054187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45327201">
                <text:p>44803.054532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48852619">
                <text:p>44803.054885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52442116">
                <text:p>44803.055244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55943213">
                <text:p>44803.055594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59341048">
                <text:p>44803.055934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62876351">
                <text:p>44803.056287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66383744">
                <text:p>44803.056638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70107202">
                <text:p>44803.057010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73538697">
                <text:p>44803.057353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76999479">
                <text:p>44803.057699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8046205">
                <text:p>44803.05804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84259212">
                <text:p>44803.058425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87741543">
                <text:p>44803.058774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91612801">
                <text:p>44803.059161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94765038">
                <text:p>44803.059476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598232058">
                <text:p>44803.059823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01824068">
                <text:p>44803.060182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05282457">
                <text:p>44803.060528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08882032">
                <text:p>44803.060888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12447362">
                <text:p>44803.061244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15873589">
                <text:p>44803.06158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1945362">
                <text:p>44803.0619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23094722">
                <text:p>44803.06230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26514996">
                <text:p>44803.062651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30046061">
                <text:p>44803.063004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33598914">
                <text:p>44803.063359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37135723">
                <text:p>44803.063713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40771895">
                <text:p>44803.06407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44317793">
                <text:p>44803.064431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48021682">
                <text:p>44803.064802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51328639">
                <text:p>44803.065132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54956937">
                <text:p>44803.065495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58365652">
                <text:p>44803.065836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61877474">
                <text:p>44803.066187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65474316">
                <text:p>44803.066547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68926925">
                <text:p>44803.066892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72426061">
                <text:p>44803.0672426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76099324">
                <text:p>44803.067609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7955636">
                <text:p>44803.067955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83258878">
                <text:p>44803.068325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86657223">
                <text:p>44803.068665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90162857">
                <text:p>44803.069016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93675872">
                <text:p>44803.069367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697227459">
                <text:p>44803.06972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00704482">
                <text:p>44803.070070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04267148">
                <text:p>44803.070426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07930889">
                <text:p>44803.0707930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11439661">
                <text:p>44803.071143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14822968">
                <text:p>44803.071482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18517539">
                <text:p>44803.071851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22006334">
                <text:p>44803.072200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25610018">
                <text:p>44803.072561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29015687">
                <text:p>44803.072901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32455375">
                <text:p>44803.073245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36075498">
                <text:p>44803.073607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3943109">
                <text:p>44803.07394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43286135">
                <text:p>44803.074328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46622051">
                <text:p>44803.074662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50407055">
                <text:p>44803.075040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53933567">
                <text:p>44803.075393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57531842">
                <text:p>44803.075753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60907596">
                <text:p>44803.076090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64226408">
                <text:p>44803.0764226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67868992">
                <text:p>44803.076786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71264782">
                <text:p>44803.077126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74733539">
                <text:p>44803.077473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78402383">
                <text:p>44803.077840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81882365">
                <text:p>44803.078188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85466914">
                <text:p>44803.078546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89118367">
                <text:p>44803.078911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92600143">
                <text:p>44803.07926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96076346">
                <text:p>44803.079607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799818336">
                <text:p>44803.0799818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0301702">
                <text:p>44803.0803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06598365">
                <text:p>44803.080659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10156112">
                <text:p>44803.081015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13774902">
                <text:p>44803.081377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17353677">
                <text:p>44803.081735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20791488">
                <text:p>44803.082079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24427552">
                <text:p>44803.082442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27879597">
                <text:p>44803.082787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31499955">
                <text:p>44803.083149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35004602">
                <text:p>44803.083500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38481778">
                <text:p>44803.083848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41986127">
                <text:p>44803.084198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45503475">
                <text:p>44803.084550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48937696">
                <text:p>44803.084893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52524382">
                <text:p>44803.085252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5607414">
                <text:p>44803.08560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59830324">
                <text:p>44803.085983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63185311">
                <text:p>44803.086318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66812114">
                <text:p>44803.086681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70273525">
                <text:p>44803.087027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73779589">
                <text:p>44803.087377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77486504">
                <text:p>44803.087748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80967734">
                <text:p>44803.0880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84269933">
                <text:p>44803.088426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8808163">
                <text:p>44803.0888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91417083">
                <text:p>44803.089141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95172272">
                <text:p>44803.089517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898597847">
                <text:p>44803.089859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02570355">
                <text:p>44803.09025703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090603818">
                <text:p>44803.0906038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09072033">
                <text:p>44803.090907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12765454">
                <text:p>44803.091276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16202613">
                <text:p>44803.091620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19829335">
                <text:p>44803.091982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23305582">
                <text:p>44803.092330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26825222">
                <text:p>44803.092682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30412942">
                <text:p>44803.093041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33901987">
                <text:p>44803.093390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37312504">
                <text:p>44803.093731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40876237">
                <text:p>44803.094087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44589737">
                <text:p>44803.094458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47836454">
                <text:p>44803.094783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51416863">
                <text:p>44803.095141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54994974">
                <text:p>44803.095499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58573631">
                <text:p>44803.095857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62140781">
                <text:p>44803.096214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65815511">
                <text:p>44803.0965815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69285804">
                <text:p>44803.096928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7323232">
                <text:p>44803.0973232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0976795409">
                <text:p>44803.09767954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80003778">
                <text:p>44803.098000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83588032">
                <text:p>44803.098358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87029224">
                <text:p>44803.098702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90453069">
                <text:p>44803.099045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94076427">
                <text:p>44803.0994076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0997653321">
                <text:p>44803.099765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01104891">
                <text:p>44803.100110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0478084">
                <text:p>44803.1004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08550537">
                <text:p>44803.100855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11935726">
                <text:p>44803.101193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15598261">
                <text:p>44803.101559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19064594">
                <text:p>44803.101906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22430918">
                <text:p>44803.102243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26250364">
                <text:p>44803.102625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29547351">
                <text:p>44803.102954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33063902">
                <text:p>44803.103306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36699882">
                <text:p>44803.10366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40244146">
                <text:p>44803.104024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4367555">
                <text:p>44803.10436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47441251">
                <text:p>44803.104744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50894482">
                <text:p>44803.105089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54532665">
                <text:p>44803.105453266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058084263">
                <text:p>44803.105808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61706159">
                <text:p>44803.106170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64922771">
                <text:p>44803.106492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6841285">
                <text:p>44803.10684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72000863">
                <text:p>44803.107200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75532296">
                <text:p>44803.107553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79081796">
                <text:p>44803.107908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82431585">
                <text:p>44803.108243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86308711">
                <text:p>44803.108630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89663969">
                <text:p>44803.108966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93211708">
                <text:p>44803.10932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096876941">
                <text:p>44803.109687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00317792">
                <text:p>44803.110031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03805475">
                <text:p>44803.110380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07418514">
                <text:p>44803.110741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10878665">
                <text:p>44803.111087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14478121">
                <text:p>44803.111447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1793177">
                <text:p>44803.11179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21612613">
                <text:p>44803.112161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25069371">
                <text:p>44803.112506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28726467">
                <text:p>44803.112872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32333824">
                <text:p>44803.113233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35740285">
                <text:p>44803.113574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39189729">
                <text:p>44803.1139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42759115">
                <text:p>44803.114275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46772224">
                <text:p>44803.11467722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150496329">
                <text:p>44803.11504963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53411623">
                <text:p>44803.115341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57085787">
                <text:p>44803.115708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60447462">
                <text:p>44803.116044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63886487">
                <text:p>44803.11638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67625862">
                <text:p>44803.116762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70936714">
                <text:p>44803.1170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74571763">
                <text:p>44803.117457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78125173">
                <text:p>44803.117812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8168965">
                <text:p>44803.11816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8523761">
                <text:p>44803.11852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88664129">
                <text:p>44803.118866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9228078">
                <text:p>44803.11922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95702143">
                <text:p>44803.119570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199438489">
                <text:p>44803.119943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02922886">
                <text:p>44803.120292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06513785">
                <text:p>44803.120651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09793043">
                <text:p>44803.120979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13258217">
                <text:p>44803.121325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16736406">
                <text:p>44803.121673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20433806">
                <text:p>44803.122043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23988413">
                <text:p>44803.122398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27363159">
                <text:p>44803.122736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31035364">
                <text:p>44803.123103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34457847">
                <text:p>44803.123445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379262">
                <text:p>44803.1237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41536938">
                <text:p>44803.124153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45049509">
                <text:p>44803.124504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48654955">
                <text:p>44803.124865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52143645">
                <text:p>44803.125214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55503894">
                <text:p>44803.125550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59118756">
                <text:p>44803.125911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62568575">
                <text:p>44803.126256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6632695">
                <text:p>44803.12663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6979413">
                <text:p>44803.12697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73396509">
                <text:p>44803.127339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76753991">
                <text:p>44803.127675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80256459">
                <text:p>44803.128025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83826324">
                <text:p>44803.128382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8729043">
                <text:p>44803.12872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91029074">
                <text:p>44803.129102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94347822">
                <text:p>44803.1294347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297946022">
                <text:p>44803.129794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0157486">
                <text:p>44803.13015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04896195">
                <text:p>44803.130489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08525714">
                <text:p>44803.130852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11997566">
                <text:p>44803.131199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1559561">
                <text:p>44803.13155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19029304">
                <text:p>44803.1319029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22574146">
                <text:p>44803.132257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26301672">
                <text:p>44803.132630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29745966">
                <text:p>44803.132974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33134086">
                <text:p>44803.133313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37026859">
                <text:p>44803.133702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40282797">
                <text:p>44803.134028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43905292">
                <text:p>44803.134390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47262132">
                <text:p>44803.134726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50646064">
                <text:p>44803.135064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55118933">
                <text:p>44803.1355118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358533597">
                <text:p>44803.135853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61271608">
                <text:p>44803.136127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64757205">
                <text:p>44803.136475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68477949">
                <text:p>44803.136847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7195113">
                <text:p>44803.13719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75352213">
                <text:p>44803.137535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78843537">
                <text:p>44803.137884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82218653">
                <text:p>44803.138221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85801688">
                <text:p>44803.138580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89884431">
                <text:p>44803.13898844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393109174">
                <text:p>44803.139310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396495229">
                <text:p>44803.139649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00049609">
                <text:p>44803.140004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03440522">
                <text:p>44803.140344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07166017">
                <text:p>44803.1407166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10484884">
                <text:p>44803.141048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14072035">
                <text:p>44803.141407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17645796">
                <text:p>44803.141764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21289925">
                <text:p>44803.142128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24816027">
                <text:p>44803.142481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28367049">
                <text:p>44803.142836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31826927">
                <text:p>44803.143182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35370412">
                <text:p>44803.143537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38938835">
                <text:p>44803.143893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42727662">
                <text:p>44803.14427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4611467">
                <text:p>44803.14461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49685968">
                <text:p>44803.144968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53159879">
                <text:p>44803.145315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56603368">
                <text:p>44803.145660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60251199">
                <text:p>44803.146025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63611731">
                <text:p>44803.146361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67309626">
                <text:p>44803.146730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70838662">
                <text:p>44803.147083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74295288">
                <text:p>44803.147429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77981706">
                <text:p>44803.147798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81457773">
                <text:p>44803.148145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85051985">
                <text:p>44803.148505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8860937">
                <text:p>44803.14886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91921184">
                <text:p>44803.149192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95748004">
                <text:p>44803.149574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498870001">
                <text:p>44803.149887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02682249">
                <text:p>44803.150268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06181649">
                <text:p>44803.150618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098176">
                <text:p>44803.1509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13240287">
                <text:p>44803.151324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16628761">
                <text:p>44803.151662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20095728">
                <text:p>44803.152009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23868264">
                <text:p>44803.152386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27333064">
                <text:p>44803.152733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30844559">
                <text:p>44803.153084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34375667">
                <text:p>44803.153437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38115184">
                <text:p>44803.153811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41400019">
                <text:p>44803.15414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45094572">
                <text:p>44803.154509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48622078">
                <text:p>44803.154862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52042253">
                <text:p>44803.15520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5573085">
                <text:p>44803.15557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59145112">
                <text:p>44803.155914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62819341">
                <text:p>44803.156281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66273214">
                <text:p>44803.156627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69844184">
                <text:p>44803.156984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73403889">
                <text:p>44803.157340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76991232">
                <text:p>44803.157699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80758664">
                <text:p>44803.158075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84157882">
                <text:p>44803.158415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87688096">
                <text:p>44803.158768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91318961">
                <text:p>44803.159131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94605927">
                <text:p>44803.159460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598452155">
                <text:p>44803.15984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01673852">
                <text:p>44803.160167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05310423">
                <text:p>44803.160531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08857717">
                <text:p>44803.160885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12332087">
                <text:p>44803.161233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15894311">
                <text:p>44803.161589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19382867">
                <text:p>44803.161938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22828246">
                <text:p>44803.162282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26575934">
                <text:p>44803.162657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29918709">
                <text:p>44803.162991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33523866">
                <text:p>44803.163352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36921211">
                <text:p>44803.163692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40720302">
                <text:p>44803.164072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44007072">
                <text:p>44803.164400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47831032">
                <text:p>44803.164783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51100043">
                <text:p>44803.165110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54755719">
                <text:p>44803.165475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58224358">
                <text:p>44803.165822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62083658">
                <text:p>44803.1662083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65110875">
                <text:p>44803.166511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68609779">
                <text:p>44803.166860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72215883">
                <text:p>44803.167221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75664265">
                <text:p>44803.167566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79323607">
                <text:p>44803.167932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82749496">
                <text:p>44803.16827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86464601">
                <text:p>44803.168646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8978218">
                <text:p>44803.168978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93357757">
                <text:p>44803.1693357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697052558">
                <text:p>44803.169705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005405">
                <text:p>44803.1700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03939372">
                <text:p>44803.170393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07547682">
                <text:p>44803.17075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11019442">
                <text:p>44803.171101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14571107">
                <text:p>44803.171457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18183563">
                <text:p>44803.171818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21822541">
                <text:p>44803.172182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25129633">
                <text:p>44803.172512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28666048">
                <text:p>44803.172866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32359025">
                <text:p>44803.173235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35775836">
                <text:p>44803.173577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39296928">
                <text:p>44803.173929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42903243">
                <text:p>44803.174290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46301767">
                <text:p>44803.174630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49833294">
                <text:p>44803.174983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53390371">
                <text:p>44803.175339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57831825">
                <text:p>44803.1757831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761158202">
                <text:p>44803.17611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64103611">
                <text:p>44803.176410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67719701">
                <text:p>44803.176771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70958777">
                <text:p>44803.177095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74621204">
                <text:p>44803.177462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7815197">
                <text:p>44803.17781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81727004">
                <text:p>44803.178172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85377643">
                <text:p>44803.178537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88713668">
                <text:p>44803.178871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92698947">
                <text:p>44803.179269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95915285">
                <text:p>44803.179591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799666683">
                <text:p>44803.179966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03129888">
                <text:p>44803.180312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06921276">
                <text:p>44803.180692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10281382">
                <text:p>44803.181028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1379723">
                <text:p>44803.181379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17060828">
                <text:p>44803.181706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20556213">
                <text:p>44803.182055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24206509">
                <text:p>44803.18242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27790752">
                <text:p>44803.182779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31397412">
                <text:p>44803.183139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34728734">
                <text:p>44803.1834728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38470632">
                <text:p>44803.183847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41747294">
                <text:p>44803.1841747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45274014">
                <text:p>44803.184527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4883008">
                <text:p>44803.18488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52313599">
                <text:p>44803.185231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55973171">
                <text:p>44803.18559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59589687">
                <text:p>44803.185958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63174807">
                <text:p>44803.186317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66449616">
                <text:p>44803.186644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69982152">
                <text:p>44803.186998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73661172">
                <text:p>44803.187366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77106922">
                <text:p>44803.187710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80613864">
                <text:p>44803.188061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84198937">
                <text:p>44803.188419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87702153">
                <text:p>44803.18877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91314657">
                <text:p>44803.189131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94867039">
                <text:p>44803.189486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898429468">
                <text:p>44803.189842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0190161">
                <text:p>44803.19019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05565984">
                <text:p>44803.190556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08960019">
                <text:p>44803.190896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1252863">
                <text:p>44803.1912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16149874">
                <text:p>44803.191614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19584119">
                <text:p>44803.191958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23087313">
                <text:p>44803.192308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26672065">
                <text:p>44803.192667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3028161">
                <text:p>44803.19302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33728674">
                <text:p>44803.193372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37190135">
                <text:p>44803.193719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40873099">
                <text:p>44803.194087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44530868">
                <text:p>44803.194453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48033576">
                <text:p>44803.194803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51649856">
                <text:p>44803.195164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5501112">
                <text:p>44803.1955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58508346">
                <text:p>44803.195850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6187889">
                <text:p>44803.19618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65685835">
                <text:p>44803.19656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69062761">
                <text:p>44803.196906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72704264">
                <text:p>44803.197270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76087474">
                <text:p>44803.197608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80090737">
                <text:p>44803.19800907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1983327476">
                <text:p>44803.198332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86674555">
                <text:p>44803.198667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90242095">
                <text:p>44803.199024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93744753">
                <text:p>44803.199374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1997259842">
                <text:p>44803.199725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00801574">
                <text:p>44803.200080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04346502">
                <text:p>44803.200434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07926383">
                <text:p>44803.200792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11425501">
                <text:p>44803.201142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15172282">
                <text:p>44803.201517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18506843">
                <text:p>44803.201850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22092552">
                <text:p>44803.202209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25724245">
                <text:p>44803.20257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29243086">
                <text:p>44803.202924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32632474">
                <text:p>44803.203263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36309951">
                <text:p>44803.2036309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39853605">
                <text:p>44803.203985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43214789">
                <text:p>44803.204321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46798323">
                <text:p>44803.204679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50308691">
                <text:p>44803.205030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53927853">
                <text:p>44803.205392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57513988">
                <text:p>44803.205751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60961121">
                <text:p>44803.206096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64706526">
                <text:p>44803.206470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68042658">
                <text:p>44803.206804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71607903">
                <text:p>44803.207160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75394414">
                <text:p>44803.207539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78797741">
                <text:p>44803.207879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82235395">
                <text:p>44803.208223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85855863">
                <text:p>44803.208585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89313816">
                <text:p>44803.208931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92945957">
                <text:p>44803.2092945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96453016">
                <text:p>44803.209645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099888852">
                <text:p>44803.209988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03714499">
                <text:p>44803.210371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06960818">
                <text:p>44803.210696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1058882">
                <text:p>44803.21105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13913535">
                <text:p>44803.211391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17475279">
                <text:p>44803.211747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21066586">
                <text:p>44803.212106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24474487">
                <text:p>44803.212447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28126172">
                <text:p>44803.212812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31574675">
                <text:p>44803.213157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35125621">
                <text:p>44803.213512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38779817">
                <text:p>44803.213877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4219847">
                <text:p>44803.21421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46029642">
                <text:p>44803.214602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49290151">
                <text:p>44803.214929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52749314">
                <text:p>44803.2152749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56356458">
                <text:p>44803.215635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59764723">
                <text:p>44803.215976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63420002">
                <text:p>44803.216342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66889236">
                <text:p>44803.216688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70611672">
                <text:p>44803.217061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73956697">
                <text:p>44803.217395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77397831">
                <text:p>44803.217739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81300725">
                <text:p>44803.218130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84679874">
                <text:p>44803.218467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88497484">
                <text:p>44803.21884974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2191910599">
                <text:p>44803.21919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95318907">
                <text:p>44803.219531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198783018">
                <text:p>44803.219878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02373128">
                <text:p>44803.220237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05886604">
                <text:p>44803.220588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09355013">
                <text:p>44803.220935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12940486">
                <text:p>44803.221294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1677301">
                <text:p>44803.22167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19916933">
                <text:p>44803.221991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23535086">
                <text:p>44803.222353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27048602">
                <text:p>44803.222704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30502237">
                <text:p>44803.223050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34163168">
                <text:p>44803.22341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37700567">
                <text:p>44803.223770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41292348">
                <text:p>44803.224129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4472055">
                <text:p>44803.22447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48419956">
                <text:p>44803.224841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51953354">
                <text:p>44803.225195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55545392">
                <text:p>44803.225554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58786561">
                <text:p>44803.225878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62131296">
                <text:p>44803.226213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65768704">
                <text:p>44803.226576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6936505">
                <text:p>44803.22693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72881353">
                <text:p>44803.227288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76541804">
                <text:p>44803.227654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79921277">
                <text:p>44803.227992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8330694">
                <text:p>44803.22833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86888153">
                <text:p>44803.228688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90567444">
                <text:p>44803.229056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94076681">
                <text:p>44803.229407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297738769">
                <text:p>44803.229773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01194178">
                <text:p>44803.230119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0482872">
                <text:p>44803.23048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0819416">
                <text:p>44803.230819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11750835">
                <text:p>44803.231175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15229222">
                <text:p>44803.231522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18735514">
                <text:p>44803.23187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22340546">
                <text:p>44803.232234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25698387">
                <text:p>44803.232569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29045722">
                <text:p>44803.232904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32827874">
                <text:p>44803.233282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36291332">
                <text:p>44803.233629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39997635">
                <text:p>44803.233999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4332118">
                <text:p>44803.23433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46922458">
                <text:p>44803.23469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5045117">
                <text:p>44803.23504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53870067">
                <text:p>44803.235387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57574994">
                <text:p>44803.235757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60867147">
                <text:p>44803.236086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6436937">
                <text:p>44803.23643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68122552">
                <text:p>44803.236812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71557383">
                <text:p>44803.237155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74974836">
                <text:p>44803.237497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78598266">
                <text:p>44803.237859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82117863">
                <text:p>44803.238211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85796966">
                <text:p>44803.238579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89149504">
                <text:p>44803.238914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92966896">
                <text:p>44803.239296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396786322">
                <text:p>44803.23967863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2400284966">
                <text:p>44803.24002849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03509706">
                <text:p>44803.240350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07183073">
                <text:p>44803.240718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1063549">
                <text:p>44803.24106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14153412">
                <text:p>44803.241415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17632265">
                <text:p>44803.241763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21130744">
                <text:p>44803.242113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24542142">
                <text:p>44803.242454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28232598">
                <text:p>44803.242823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31882635">
                <text:p>44803.243188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35214707">
                <text:p>44803.243521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3884595">
                <text:p>44803.24388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422981">
                <text:p>44803.2442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45938532">
                <text:p>44803.244593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49376262">
                <text:p>44803.244937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52986102">
                <text:p>44803.245298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56477345">
                <text:p>44803.245647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59981425">
                <text:p>44803.245998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63501038">
                <text:p>44803.246350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66957968">
                <text:p>44803.246695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70482162">
                <text:p>44803.247048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74275824">
                <text:p>44803.247427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77587378">
                <text:p>44803.247758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81053866">
                <text:p>44803.248105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84740464">
                <text:p>44803.248474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88386514">
                <text:p>44803.248838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91861973">
                <text:p>44803.249186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95240047">
                <text:p>44803.249524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498907782">
                <text:p>44803.249890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022561">
                <text:p>44803.2502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05872845">
                <text:p>44803.250587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09432111">
                <text:p>44803.250943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12923659">
                <text:p>44803.251292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16659302">
                <text:p>44803.2516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19955732">
                <text:p>44803.251995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23477665">
                <text:p>44803.252347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27049379">
                <text:p>44803.252704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30596504">
                <text:p>44803.253059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34065669">
                <text:p>44803.25340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37866708">
                <text:p>44803.253786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41354893">
                <text:p>44803.254135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44977779">
                <text:p>44803.254497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48293577">
                <text:p>44803.254829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52283755">
                <text:p>44803.255228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55319306">
                <text:p>44803.255531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58961744">
                <text:p>44803.25589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62379262">
                <text:p>44803.256237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65940946">
                <text:p>44803.25659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69593887">
                <text:p>44803.256959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73038807">
                <text:p>44803.257303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76695676">
                <text:p>44803.257669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80198421">
                <text:p>44803.258019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83673985">
                <text:p>44803.258367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87129069">
                <text:p>44803.258712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90789246">
                <text:p>44803.259078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94136769">
                <text:p>44803.259413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597876121">
                <text:p>44803.259787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0128661">
                <text:p>44803.260128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05114107">
                <text:p>44803.26051141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2608556108">
                <text:p>44803.260855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11959251">
                <text:p>44803.261195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1538231">
                <text:p>44803.2615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19064705">
                <text:p>44803.261906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22653318">
                <text:p>44803.262265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25903484">
                <text:p>44803.262590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2942468">
                <text:p>44803.26294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32912053">
                <text:p>44803.263291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36422433">
                <text:p>44803.263642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40507381">
                <text:p>44803.26405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43613534">
                <text:p>44803.264361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46972881">
                <text:p>44803.264697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50563634">
                <text:p>44803.265056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54062963">
                <text:p>44803.26540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57445001">
                <text:p>44803.265744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60991165">
                <text:p>44803.266099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64480313">
                <text:p>44803.266448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68013651">
                <text:p>44803.266801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71526608">
                <text:p>44803.267152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75336675">
                <text:p>44803.267533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78727252">
                <text:p>44803.267872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82258394">
                <text:p>44803.268225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85827247">
                <text:p>44803.2685827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89520556">
                <text:p>44803.268952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92973056">
                <text:p>44803.269297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696661793">
                <text:p>44803.269666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00083461">
                <text:p>44803.270008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03786514">
                <text:p>44803.270378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07138431">
                <text:p>44803.270713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11093346">
                <text:p>44803.271109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14103366">
                <text:p>44803.271410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17663946">
                <text:p>44803.271766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21325563">
                <text:p>44803.27213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24873379">
                <text:p>44803.272487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28390061">
                <text:p>44803.272839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31947998">
                <text:p>44803.273194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35387319">
                <text:p>44803.273538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39033524">
                <text:p>44803.273903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42514214">
                <text:p>44803.274251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46018513">
                <text:p>44803.274601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49518762">
                <text:p>44803.274951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52980509">
                <text:p>44803.2752980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56492687">
                <text:p>44803.275649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6013561">
                <text:p>44803.27601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63672401">
                <text:p>44803.276367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67139246">
                <text:p>44803.276713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70659297">
                <text:p>44803.277065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74172986">
                <text:p>44803.277417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77674714">
                <text:p>44803.277767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81459104">
                <text:p>44803.278145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84740379">
                <text:p>44803.278474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88324125">
                <text:p>44803.278832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91856174">
                <text:p>44803.279185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95472543">
                <text:p>44803.279547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799060986">
                <text:p>44803.279906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02406079">
                <text:p>44803.280240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05949614">
                <text:p>44803.280594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09580458">
                <text:p>44803.280958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13530022">
                <text:p>44803.28135300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2817053662">
                <text:p>44803.28170536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20038422">
                <text:p>44803.282003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23594381">
                <text:p>44803.282359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27331458">
                <text:p>44803.282733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30555639">
                <text:p>44803.283055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3432902">
                <text:p>44803.28343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37713925">
                <text:p>44803.283771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41307758">
                <text:p>44803.284130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4489352">
                <text:p>44803.28448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48614763">
                <text:p>44803.284861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51869023">
                <text:p>44803.285186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55412086">
                <text:p>44803.285541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58974424">
                <text:p>44803.285897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62432378">
                <text:p>44803.286243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65993622">
                <text:p>44803.286599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69598246">
                <text:p>44803.2869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73082948">
                <text:p>44803.287308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76521467">
                <text:p>44803.287652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80171652">
                <text:p>44803.28801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83700344">
                <text:p>44803.28837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87185357">
                <text:p>44803.288718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90712513">
                <text:p>44803.289071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94115565">
                <text:p>44803.289411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897813737">
                <text:p>44803.289781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01281572">
                <text:p>44803.290128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05033589">
                <text:p>44803.290503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08269315">
                <text:p>44803.290826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11918727">
                <text:p>44803.291191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15459468">
                <text:p>44803.291545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19087543">
                <text:p>44803.291908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22693108">
                <text:p>44803.292269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26051916">
                <text:p>44803.29260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29471652">
                <text:p>44803.292947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33004217">
                <text:p>44803.293300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36506416">
                <text:p>44803.293650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40320153">
                <text:p>44803.294032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43698416">
                <text:p>44803.294369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47214531">
                <text:p>44803.294721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50676812">
                <text:p>44803.295067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54303764">
                <text:p>44803.295430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58065502">
                <text:p>44803.295806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61328174">
                <text:p>44803.296132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650034">
                <text:p>44803.2965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6829226">
                <text:p>44803.29682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72112998">
                <text:p>44803.297211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75474007">
                <text:p>44803.297547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79103319">
                <text:p>44803.2979103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82393811">
                <text:p>44803.298239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8580035">
                <text:p>44803.29858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89347815">
                <text:p>44803.298934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92875255">
                <text:p>44803.299287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96426265">
                <text:p>44803.299642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299999995">
                <text:p>44803.2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03736603">
                <text:p>44803.300373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0706639">
                <text:p>44803.30070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10645988">
                <text:p>44803.301064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14312397">
                <text:p>44803.301431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1775744">
                <text:p>44803.30177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21795965">
                <text:p>44803.302179596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3025358737">
                <text:p>44803.30253587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28554182">
                <text:p>44803.302855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32041721">
                <text:p>44803.303204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35556587">
                <text:p>44803.303555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38999938">
                <text:p>44803.303899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42568869">
                <text:p>44803.304256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463032">
                <text:p>44803.3046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49562846">
                <text:p>44803.304956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53233968">
                <text:p>44803.305323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56776047">
                <text:p>44803.305677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60190803">
                <text:p>44803.306019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63917098">
                <text:p>44803.306391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67200344">
                <text:p>44803.30672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70823669">
                <text:p>44803.307082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74249276">
                <text:p>44803.3074249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77827506">
                <text:p>44803.307782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81514874">
                <text:p>44803.308151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84915881">
                <text:p>44803.308491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88496455">
                <text:p>44803.30884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92000649">
                <text:p>44803.30920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95659971">
                <text:p>44803.309565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099027047">
                <text:p>44803.309902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02659594">
                <text:p>44803.3102659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06133595">
                <text:p>44803.310613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098033">
                <text:p>44803.3109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13191892">
                <text:p>44803.311319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17024439">
                <text:p>44803.311702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20190986">
                <text:p>44803.312019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23890869">
                <text:p>44803.312389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27212362">
                <text:p>44803.312721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30807553">
                <text:p>44803.313080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34459819">
                <text:p>44803.313445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3785574">
                <text:p>44803.3137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41312937">
                <text:p>44803.314131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44913195">
                <text:p>44803.314491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48277846">
                <text:p>44803.314827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51955418">
                <text:p>44803.315195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55438845">
                <text:p>44803.315543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58894589">
                <text:p>44803.315889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62433334">
                <text:p>44803.31624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66018701">
                <text:p>44803.3166018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69636715">
                <text:p>44803.316963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7312654">
                <text:p>44803.3173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76572752">
                <text:p>44803.317657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8013683">
                <text:p>44803.31801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8371455">
                <text:p>44803.31837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87478032">
                <text:p>44803.318747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90736636">
                <text:p>44803.319073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94509253">
                <text:p>44803.3194509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197814877">
                <text:p>44803.319781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0144055">
                <text:p>44803.32014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04944456">
                <text:p>44803.320494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08373846">
                <text:p>44803.320837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11950631">
                <text:p>44803.3211950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15608502">
                <text:p>44803.321560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1897084">
                <text:p>44803.32189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22638517">
                <text:p>44803.3222638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25994713">
                <text:p>44803.322599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30029719">
                <text:p>44803.32300297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3233707089">
                <text:p>44803.32337070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36897723">
                <text:p>44803.3236897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40691106">
                <text:p>44803.324069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43948919">
                <text:p>44803.324394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47410323">
                <text:p>44803.3247410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5089142">
                <text:p>44803.32508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54404833">
                <text:p>44803.325440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58162581">
                <text:p>44803.325816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61732374">
                <text:p>44803.326173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652389">
                <text:p>44803.3265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68772074">
                <text:p>44803.326877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72110037">
                <text:p>44803.327211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7606709">
                <text:p>44803.32760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79231611">
                <text:p>44803.327923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82758298">
                <text:p>44803.328275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86125015">
                <text:p>44803.328612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89646981">
                <text:p>44803.3289646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93337185">
                <text:p>44803.329333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296721423">
                <text:p>44803.329672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00314272">
                <text:p>44803.3300314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03777806">
                <text:p>44803.330377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07362064">
                <text:p>44803.330736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11071973">
                <text:p>44803.331107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14385606">
                <text:p>44803.331438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17955834">
                <text:p>44803.331795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215655">
                <text:p>44803.3321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25011402">
                <text:p>44803.332501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28696398">
                <text:p>44803.332869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32024254">
                <text:p>44803.333202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35826503">
                <text:p>44803.333582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39330176">
                <text:p>44803.333933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42819355">
                <text:p>44803.3342819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46512924">
                <text:p>44803.334651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49834734">
                <text:p>44803.334983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53493767">
                <text:p>44803.335349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57016182">
                <text:p>44803.335701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60470048">
                <text:p>44803.336047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64223085">
                <text:p>44803.336422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67643647">
                <text:p>44803.336764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7118327">
                <text:p>44803.33711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74530228">
                <text:p>44803.337453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78173065">
                <text:p>44803.337817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81964139">
                <text:p>44803.33819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85297228">
                <text:p>44803.338529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88795055">
                <text:p>44803.338879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92314611">
                <text:p>44803.339231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95978969">
                <text:p>44803.339597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399516155">
                <text:p>44803.339951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02963562">
                <text:p>44803.340296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06691564">
                <text:p>44803.340669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10132923">
                <text:p>44803.341013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13708709">
                <text:p>44803.341370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17471521">
                <text:p>44803.341747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20992455">
                <text:p>44803.342099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24231625">
                <text:p>44803.342423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28089666">
                <text:p>44803.342808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31304174">
                <text:p>44803.343130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35049555">
                <text:p>44803.343504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38643293">
                <text:p>44803.343864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42214267">
                <text:p>44803.3442214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45470618">
                <text:p>44803.344547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48949768">
                <text:p>44803.344894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52405259">
                <text:p>44803.345240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55904811">
                <text:p>44803.34559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59503011">
                <text:p>44803.345950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62883638">
                <text:p>44803.346288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66421135">
                <text:p>44803.346642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69967293">
                <text:p>44803.346996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73578525">
                <text:p>44803.347357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77200529">
                <text:p>44803.347720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80586712">
                <text:p>44803.348058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83973534">
                <text:p>44803.348397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87759684">
                <text:p>44803.348775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91225299">
                <text:p>44803.349122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94677491">
                <text:p>44803.349467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498222869">
                <text:p>44803.349822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01872214">
                <text:p>44803.350187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05413654">
                <text:p>44803.350541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08818616">
                <text:p>44803.350881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12378372">
                <text:p>44803.351237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15991893">
                <text:p>44803.351599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19441653">
                <text:p>44803.351944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23228531">
                <text:p>44803.352322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26574885">
                <text:p>44803.352657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30091402">
                <text:p>44803.353009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33636772">
                <text:p>44803.353363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37171818">
                <text:p>44803.353717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40789631">
                <text:p>44803.354078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4426289">
                <text:p>44803.35442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47890262">
                <text:p>44803.354789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51214352">
                <text:p>44803.355121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54714354">
                <text:p>44803.355471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58542411">
                <text:p>44803.355854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61663509">
                <text:p>44803.356166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65617252">
                <text:p>44803.356561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68921997">
                <text:p>44803.356892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72581743">
                <text:p>44803.357258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75908472">
                <text:p>44803.357590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79641103">
                <text:p>44803.357964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83142622">
                <text:p>44803.358314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86433002">
                <text:p>44803.358643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90055357">
                <text:p>44803.359005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93589653">
                <text:p>44803.359358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597038759">
                <text:p>44803.359703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00685648">
                <text:p>44803.360068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0405212">
                <text:p>44803.3604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07624073">
                <text:p>44803.360762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11322433">
                <text:p>44803.361132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14835403">
                <text:p>44803.361483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18221406">
                <text:p>44803.361822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21787286">
                <text:p>44803.362178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25381993">
                <text:p>44803.362538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29133228">
                <text:p>44803.362913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32239777">
                <text:p>44803.363223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35933976">
                <text:p>44803.363593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39581774">
                <text:p>44803.363958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43063005">
                <text:p>44803.364306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46702714">
                <text:p>44803.36467027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3650618389">
                <text:p>44803.36506183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53630572">
                <text:p>44803.365363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57115099">
                <text:p>44803.365711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60628173">
                <text:p>44803.366062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64347653">
                <text:p>44803.366434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67568659">
                <text:p>44803.366756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71075662">
                <text:p>44803.367107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74665553">
                <text:p>44803.3674665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78189558">
                <text:p>44803.367818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81900662">
                <text:p>44803.3681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85219349">
                <text:p>44803.368521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88611315">
                <text:p>44803.368861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92250961">
                <text:p>44803.3692250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9567032">
                <text:p>44803.36956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699287141">
                <text:p>44803.369928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02784237">
                <text:p>44803.370278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06241509">
                <text:p>44803.370624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10114922">
                <text:p>44803.371011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13344191">
                <text:p>44803.3713344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17294615">
                <text:p>44803.37172946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3720630881">
                <text:p>44803.372063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23873933">
                <text:p>44803.372387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27445059">
                <text:p>44803.372744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31010491">
                <text:p>44803.373101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3491918">
                <text:p>44803.37349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38156949">
                <text:p>44803.373815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41738623">
                <text:p>44803.374173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45359868">
                <text:p>44803.374535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4891953">
                <text:p>44803.37489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52410256">
                <text:p>44803.3752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55925045">
                <text:p>44803.375592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59398049">
                <text:p>44803.375939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62853473">
                <text:p>44803.376285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66448863">
                <text:p>44803.376644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70074437">
                <text:p>44803.377007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73396358">
                <text:p>44803.377339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77013243">
                <text:p>44803.377701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80567369">
                <text:p>44803.378056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8408916">
                <text:p>44803.37840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87644622">
                <text:p>44803.3787644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91063631">
                <text:p>44803.379106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94680659">
                <text:p>44803.379468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798138293">
                <text:p>44803.379813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01698523">
                <text:p>44803.380169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05499051">
                <text:p>44803.380549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08911435">
                <text:p>44803.38089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12409641">
                <text:p>44803.381240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15777497">
                <text:p>44803.3815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19495789">
                <text:p>44803.381949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22966485">
                <text:p>44803.382296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2640122">
                <text:p>44803.38264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29905365">
                <text:p>44803.382990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33581402">
                <text:p>44803.383358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36990908">
                <text:p>44803.383699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40769719">
                <text:p>44803.384076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44100566">
                <text:p>44803.38441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47693728">
                <text:p>44803.384769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51096025">
                <text:p>44803.385109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5518352">
                <text:p>44803.3855183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3858671831">
                <text:p>44803.38586718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61706203">
                <text:p>44803.386170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65172781">
                <text:p>44803.386517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68743454">
                <text:p>44803.386874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72357469">
                <text:p>44803.3872357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76055681">
                <text:p>44803.387605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79382699">
                <text:p>44803.387938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82894041">
                <text:p>44803.388289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86537712">
                <text:p>44803.388653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89986296">
                <text:p>44803.388998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93536226">
                <text:p>44803.389353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89719739">
                <text:p>44803.38971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00799907">
                <text:p>44803.390079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04087851">
                <text:p>44803.3904087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0770437">
                <text:p>44803.39077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11334643">
                <text:p>44803.391133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14701143">
                <text:p>44803.391470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18236035">
                <text:p>44803.391823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21653579">
                <text:p>44803.392165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25323154">
                <text:p>44803.392532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2884289">
                <text:p>44803.39288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32336088">
                <text:p>44803.393233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35960332">
                <text:p>44803.393596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39325995">
                <text:p>44803.393932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42942824">
                <text:p>44803.394294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46443503">
                <text:p>44803.3946443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499989">
                <text:p>44803.3949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53339214">
                <text:p>44803.395333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57067348">
                <text:p>44803.395706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60454404">
                <text:p>44803.396045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64169169">
                <text:p>44803.396416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67424606">
                <text:p>44803.396742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70837861">
                <text:p>44803.397083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74518313">
                <text:p>44803.397451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77959498">
                <text:p>44803.397795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81572455">
                <text:p>44803.398157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85061516">
                <text:p>44803.398506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88534089">
                <text:p>44803.398853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92081609">
                <text:p>44803.399208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95512433">
                <text:p>44803.399551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3999173864">
                <text:p>44803.39991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02690363">
                <text:p>44803.400269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06098601">
                <text:p>44803.400609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09654861">
                <text:p>44803.400965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13249968">
                <text:p>44803.401324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16828393">
                <text:p>44803.401682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20271784">
                <text:p>44803.402027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23827684">
                <text:p>44803.402382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27473421">
                <text:p>44803.402747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3081766">
                <text:p>44803.40308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34623454">
                <text:p>44803.403462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38146384">
                <text:p>44803.403814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41605895">
                <text:p>44803.404160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45243664">
                <text:p>44803.404524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48776655">
                <text:p>44803.404877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52403501">
                <text:p>44803.405240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55754719">
                <text:p>44803.405575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59379596">
                <text:p>44803.40593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62874781">
                <text:p>44803.406287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66381772">
                <text:p>44803.406638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6996567">
                <text:p>44803.40699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73493576">
                <text:p>44803.407349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7680473">
                <text:p>44803.40768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80484209">
                <text:p>44803.408048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84252991">
                <text:p>44803.408425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87837661">
                <text:p>44803.408783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91177415">
                <text:p>44803.409117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94744296">
                <text:p>44803.409474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098450456">
                <text:p>44803.409845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01851975">
                <text:p>44803.410185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05386839">
                <text:p>44803.410538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09129192">
                <text:p>44803.4109129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12332045">
                <text:p>44803.411233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16076733">
                <text:p>44803.411607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19368531">
                <text:p>44803.411936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23163454">
                <text:p>44803.412316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26483227">
                <text:p>44803.412648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30121101">
                <text:p>44803.413012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33699991">
                <text:p>44803.413369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37196111">
                <text:p>44803.413719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40710898">
                <text:p>44803.414071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44122876">
                <text:p>44803.414412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47771942">
                <text:p>44803.414777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51327098">
                <text:p>44803.415132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54795457">
                <text:p>44803.415479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5857259">
                <text:p>44803.41585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61994943">
                <text:p>44803.41619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6538402">
                <text:p>44803.41653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69019919">
                <text:p>44803.416901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72488388">
                <text:p>44803.4172488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76163929">
                <text:p>44803.417616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79684606">
                <text:p>44803.417968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83352506">
                <text:p>44803.418335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86898766">
                <text:p>44803.418689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90199189">
                <text:p>44803.419019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9401735">
                <text:p>44803.41940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197287377">
                <text:p>44803.419728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00823792">
                <text:p>44803.420082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04487558">
                <text:p>44803.420448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07999328">
                <text:p>44803.420799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11399018">
                <text:p>44803.421139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14865332">
                <text:p>44803.42148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18636531">
                <text:p>44803.421863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21996553">
                <text:p>44803.422199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25585028">
                <text:p>44803.422558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29297483">
                <text:p>44803.422929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32495258">
                <text:p>44803.42324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36043557">
                <text:p>44803.423604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39694727">
                <text:p>44803.42396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43123468">
                <text:p>44803.424312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46824874">
                <text:p>44803.424682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5029407">
                <text:p>44803.42502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53800216">
                <text:p>44803.42538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57375265">
                <text:p>44803.425737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61102356">
                <text:p>44803.426110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64659457">
                <text:p>44803.426465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68212211">
                <text:p>44803.426821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71729264">
                <text:p>44803.42717292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427555513">
                <text:p>44803.42755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7858005">
                <text:p>44803.42785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82072638">
                <text:p>44803.428207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85496637">
                <text:p>44803.42854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8917394">
                <text:p>44803.42891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92635806">
                <text:p>44803.429263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296353838">
                <text:p>44803.429635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00054729">
                <text:p>44803.430005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03408737">
                <text:p>44803.430340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0690422">
                <text:p>44803.43069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10422804">
                <text:p>44803.431042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13921784">
                <text:p>44803.431392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17341585">
                <text:p>44803.431734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20828236">
                <text:p>44803.432082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24529536">
                <text:p>44803.432452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27985306">
                <text:p>44803.432798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31680682">
                <text:p>44803.433168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35339899">
                <text:p>44803.433533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38695263">
                <text:p>44803.433869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42332073">
                <text:p>44803.43423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45830141">
                <text:p>44803.434583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49325829">
                <text:p>44803.43493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52751198">
                <text:p>44803.435275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56275982">
                <text:p>44803.435627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59942525">
                <text:p>44803.43599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63392004">
                <text:p>44803.436339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67031069">
                <text:p>44803.436703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70519875">
                <text:p>44803.43705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73897212">
                <text:p>44803.437389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77474565">
                <text:p>44803.437747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80966971">
                <text:p>44803.438096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84517497">
                <text:p>44803.438451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88131693">
                <text:p>44803.438813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91477217">
                <text:p>44803.439147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95277238">
                <text:p>44803.439527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398789617">
                <text:p>44803.439878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0232742">
                <text:p>44803.44023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05892319">
                <text:p>44803.440589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09313388">
                <text:p>44803.44093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12983632">
                <text:p>44803.441298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16466931">
                <text:p>44803.441646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19958897">
                <text:p>44803.441995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23454614">
                <text:p>44803.442345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27012006">
                <text:p>44803.442701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30499115">
                <text:p>44803.443049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34117173">
                <text:p>44803.443411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37394362">
                <text:p>44803.443739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41326457">
                <text:p>44803.44413264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4445350034">
                <text:p>44803.44453500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48221123">
                <text:p>44803.444822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51773964">
                <text:p>44803.445177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55198506">
                <text:p>44803.445519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58760112">
                <text:p>44803.445876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62288558">
                <text:p>44803.446228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65893169">
                <text:p>44803.446589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69365576">
                <text:p>44803.446936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72770179">
                <text:p>44803.447277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7652675">
                <text:p>44803.4476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80166014">
                <text:p>44803.448016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83513087">
                <text:p>44803.448351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86947347">
                <text:p>44803.448694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90543622">
                <text:p>44803.449054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93885252">
                <text:p>44803.449388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497556818">
                <text:p>44803.449755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01096363">
                <text:p>44803.450109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04630649">
                <text:p>44803.450463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08297831">
                <text:p>44803.450829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11811503">
                <text:p>44803.45118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15223794">
                <text:p>44803.451522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1893278">
                <text:p>44803.45189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22289401">
                <text:p>44803.452228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25863311">
                <text:p>44803.452586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29438213">
                <text:p>44803.4529438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33069641">
                <text:p>44803.453306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36441856">
                <text:p>44803.453644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40054777">
                <text:p>44803.454005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43581022">
                <text:p>44803.454358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47145979">
                <text:p>44803.454714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50603798">
                <text:p>44803.455060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5445174">
                <text:p>44803.4554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57621179">
                <text:p>44803.455762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61291658">
                <text:p>44803.456129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64777295">
                <text:p>44803.4564777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68262181">
                <text:p>44803.456826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71913071">
                <text:p>44803.457191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7523538">
                <text:p>44803.45752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78830771">
                <text:p>44803.457883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82473264">
                <text:p>44803.458247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86064283">
                <text:p>44803.458606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89479883">
                <text:p>44803.458947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93058019">
                <text:p>44803.459305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596432683">
                <text:p>44803.459643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0017063">
                <text:p>44803.46001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0350165">
                <text:p>44803.46035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06999621">
                <text:p>44803.460699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10531763">
                <text:p>44803.461053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13895881">
                <text:p>44803.461389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17540935">
                <text:p>44803.461754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20991564">
                <text:p>44803.462099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24678408">
                <text:p>44803.462467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28171752">
                <text:p>44803.462817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31695896">
                <text:p>44803.463169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35196224">
                <text:p>44803.463519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38675796">
                <text:p>44803.463867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42207978">
                <text:p>44803.464220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45830159">
                <text:p>44803.464583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49596744">
                <text:p>44803.464959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53029275">
                <text:p>44803.465302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56246775">
                <text:p>44803.465624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59850264">
                <text:p>44803.465985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63410439">
                <text:p>44803.466341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66977205">
                <text:p>44803.466697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70555093">
                <text:p>44803.467055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73978442">
                <text:p>44803.46739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77584734">
                <text:p>44803.467758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81109138">
                <text:p>44803.4681109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84593529">
                <text:p>44803.468459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884003">
                <text:p>44803.4688400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4691865198">
                <text:p>44803.469186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95186844">
                <text:p>44803.469518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698694751">
                <text:p>44803.469869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02320366">
                <text:p>44803.470232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05838569">
                <text:p>44803.470583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09511043">
                <text:p>44803.470951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1283942">
                <text:p>44803.47128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16577235">
                <text:p>44803.471657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19893986">
                <text:p>44803.471989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23678595">
                <text:p>44803.472367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27053762">
                <text:p>44803.472705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30469293">
                <text:p>44803.4730469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34111383">
                <text:p>44803.473411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37611982">
                <text:p>44803.473761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41204158">
                <text:p>44803.474120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44621082">
                <text:p>44803.474462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48136091">
                <text:p>44803.474813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51644157">
                <text:p>44803.475164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55138327">
                <text:p>44803.475513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58752901">
                <text:p>44803.475875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62150562">
                <text:p>44803.476215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65594081">
                <text:p>44803.476559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69269037">
                <text:p>44803.476926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72818293">
                <text:p>44803.477281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76232532">
                <text:p>44803.4776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79828216">
                <text:p>44803.477982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83301447">
                <text:p>44803.478330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8680657">
                <text:p>44803.478680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9050061">
                <text:p>44803.47905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93848497">
                <text:p>44803.479384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797672112">
                <text:p>44803.479767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00895228">
                <text:p>44803.480089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04792992">
                <text:p>44803.480479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07985947">
                <text:p>44803.480798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11563809">
                <text:p>44803.481156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15116564">
                <text:p>44803.481511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18672553">
                <text:p>44803.481867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22200081">
                <text:p>44803.482220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25696823">
                <text:p>44803.482569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29404821">
                <text:p>44803.482940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32775144">
                <text:p>44803.4832775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36076396">
                <text:p>44803.483607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39948075">
                <text:p>44803.483994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43266624">
                <text:p>44803.484326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46857343">
                <text:p>44803.48468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50394475">
                <text:p>44803.485039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53744474">
                <text:p>44803.485374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57498145">
                <text:p>44803.485749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61126031">
                <text:p>44803.48611260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4864768486">
                <text:p>44803.486476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68033461">
                <text:p>44803.486803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71496201">
                <text:p>44803.487149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75152535">
                <text:p>44803.487515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78593693">
                <text:p>44803.487859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82136951">
                <text:p>44803.4882136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85705016">
                <text:p>44803.488570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89190059">
                <text:p>44803.488919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92804305">
                <text:p>44803.489280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96230057">
                <text:p>44803.489623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899894742">
                <text:p>44803.489989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03319979">
                <text:p>44803.490331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06979504">
                <text:p>44803.490697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1055623">
                <text:p>44803.49105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13934337">
                <text:p>44803.491393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17475977">
                <text:p>44803.49174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21096023">
                <text:p>44803.492109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2449097">
                <text:p>44803.49244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2818926">
                <text:p>44803.49281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31754534">
                <text:p>44803.49317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35304293">
                <text:p>44803.493530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38731687">
                <text:p>44803.493873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423606">
                <text:p>44803.4942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45905753">
                <text:p>44803.494590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49605948">
                <text:p>44803.4949605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52842294">
                <text:p>44803.495284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5674248">
                <text:p>44803.49567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60077975">
                <text:p>44803.496007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63854314">
                <text:p>44803.496385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67166672">
                <text:p>44803.496716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71129335">
                <text:p>44803.497112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74271588">
                <text:p>44803.497427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7765817">
                <text:p>44803.49776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81294551">
                <text:p>44803.498129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84737612">
                <text:p>44803.498473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8834873">
                <text:p>44803.49883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91781982">
                <text:p>44803.49917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95405204">
                <text:p>44803.499540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4998841906">
                <text:p>44803.499884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02424716">
                <text:p>44803.500242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06215024">
                <text:p>44803.500621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09478952">
                <text:p>44803.500947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13045223">
                <text:p>44803.501304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16561427">
                <text:p>44803.501656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20121951">
                <text:p>44803.502012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23879679">
                <text:p>44803.502387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27179121">
                <text:p>44803.502717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30730806">
                <text:p>44803.503073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343016">
                <text:p>44803.5034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37872088">
                <text:p>44803.503787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41557482">
                <text:p>44803.504155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45007879">
                <text:p>44803.5045007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48554447">
                <text:p>44803.504855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52186747">
                <text:p>44803.505218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55661323">
                <text:p>44803.505566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59176687">
                <text:p>44803.505917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62636268">
                <text:p>44803.506263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66149217">
                <text:p>44803.506614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69653011">
                <text:p>44803.506965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73343265">
                <text:p>44803.507334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7703042">
                <text:p>44803.50770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8048407">
                <text:p>44803.50804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83975861">
                <text:p>44803.508397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87553271">
                <text:p>44803.508755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91017302">
                <text:p>44803.509101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94683574">
                <text:p>44803.509468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098267114">
                <text:p>44803.509826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01853699">
                <text:p>44803.510185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053787">
                <text:p>44803.5105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08880951">
                <text:p>44803.510888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12452431">
                <text:p>44803.511245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15891408">
                <text:p>44803.511589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19484494">
                <text:p>44803.511948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22898898">
                <text:p>44803.512289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26505345">
                <text:p>44803.512650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30188616">
                <text:p>44803.513018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33515426">
                <text:p>44803.513351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37353211">
                <text:p>44803.513735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4064655">
                <text:p>44803.51406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44318907">
                <text:p>44803.514431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47839636">
                <text:p>44803.514783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5151396">
                <text:p>44803.51515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54684011">
                <text:p>44803.515468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58179843">
                <text:p>44803.515817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61768212">
                <text:p>44803.516176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6516584">
                <text:p>44803.51651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68630421">
                <text:p>44803.5168630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72461636">
                <text:p>44803.517246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75607861">
                <text:p>44803.517560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79278205">
                <text:p>44803.517927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83040098">
                <text:p>44803.518304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86389995">
                <text:p>44803.518638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8998777">
                <text:p>44803.51899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93569349">
                <text:p>44803.519356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196959661">
                <text:p>44803.519695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00579288">
                <text:p>44803.520057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04145178">
                <text:p>44803.520414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07694995">
                <text:p>44803.520769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11257439">
                <text:p>44803.521125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15092841">
                <text:p>44803.521509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18356639">
                <text:p>44803.521835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21731958">
                <text:p>44803.522173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25151918">
                <text:p>44803.522515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2879724">
                <text:p>44803.52287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32449092">
                <text:p>44803.5232449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35864734">
                <text:p>44803.52358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39559311">
                <text:p>44803.523955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43049624">
                <text:p>44803.524304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464319">
                <text:p>44803.5246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49923598">
                <text:p>44803.524992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5362744">
                <text:p>44803.52536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56933363">
                <text:p>44803.525693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60590995">
                <text:p>44803.526059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6399688">
                <text:p>44803.52639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67661166">
                <text:p>44803.526766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71242944">
                <text:p>44803.527124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74718487">
                <text:p>44803.527471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78785402">
                <text:p>44803.52787854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5282126584">
                <text:p>44803.528212658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85240953">
                <text:p>44803.528524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89055068">
                <text:p>44803.528905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92407446">
                <text:p>44803.529240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95877291">
                <text:p>44803.529587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299674744">
                <text:p>44803.529967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03219089">
                <text:p>44803.530321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06912492">
                <text:p>44803.530691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10252407">
                <text:p>44803.531025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1396167">
                <text:p>44803.53139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17325354">
                <text:p>44803.531732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20846722">
                <text:p>44803.532084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24516992">
                <text:p>44803.53245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27887456">
                <text:p>44803.532788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31348154">
                <text:p>44803.533134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34866937">
                <text:p>44803.533486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38484669">
                <text:p>44803.53384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42018344">
                <text:p>44803.534201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45518825">
                <text:p>44803.53455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49066374">
                <text:p>44803.534906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52519024">
                <text:p>44803.535251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5628344">
                <text:p>44803.53562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59799652">
                <text:p>44803.535979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63190894">
                <text:p>44803.536319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66765481">
                <text:p>44803.536676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7032722">
                <text:p>44803.53703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73702125">
                <text:p>44803.537370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77497258">
                <text:p>44803.537749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80760738">
                <text:p>44803.538076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8464938">
                <text:p>44803.53846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8789168">
                <text:p>44803.53878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91394716">
                <text:p>44803.539139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95101534">
                <text:p>44803.539510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398409435">
                <text:p>44803.5398409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01871681">
                <text:p>44803.54018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05521927">
                <text:p>44803.540552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09048009">
                <text:p>44803.540904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12407933">
                <text:p>44803.541240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16081868">
                <text:p>44803.541608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19646866">
                <text:p>44803.541964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23134688">
                <text:p>44803.542313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26556754">
                <text:p>44803.542655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30237166">
                <text:p>44803.543023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33687454">
                <text:p>44803.543368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3742709">
                <text:p>44803.5437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40824024">
                <text:p>44803.544082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44321955">
                <text:p>44803.544432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47863438">
                <text:p>44803.544786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51434568">
                <text:p>44803.545143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54939425">
                <text:p>44803.545493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58424789">
                <text:p>44803.545842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61913654">
                <text:p>44803.546191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65567423">
                <text:p>44803.546556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68940715">
                <text:p>44803.546894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72395229">
                <text:p>44803.547239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75928897">
                <text:p>44803.547592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79559737">
                <text:p>44803.547955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82925812">
                <text:p>44803.548292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86517452">
                <text:p>44803.548651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90033102">
                <text:p>44803.549003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93513364">
                <text:p>44803.549351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496993229">
                <text:p>44803.549699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00862496">
                <text:p>44803.550086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03933061">
                <text:p>44803.550393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07918148">
                <text:p>44803.550791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10991831">
                <text:p>44803.551099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14804553">
                <text:p>44803.551480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18221547">
                <text:p>44803.551822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21860449">
                <text:p>44803.55218604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5525458147">
                <text:p>44803.552545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28767291">
                <text:p>44803.552876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32172477">
                <text:p>44803.553217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3612024">
                <text:p>44803.55361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39203563">
                <text:p>44803.553920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42757897">
                <text:p>44803.5542757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46296234">
                <text:p>44803.554629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4991449">
                <text:p>44803.55499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53481239">
                <text:p>44803.555348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5703731">
                <text:p>44803.55570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60603141">
                <text:p>44803.556060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64149829">
                <text:p>44803.556414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67522201">
                <text:p>44803.556752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71370471">
                <text:p>44803.55713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74618096">
                <text:p>44803.5574618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7811427">
                <text:p>44803.55781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81689628">
                <text:p>44803.558168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85141286">
                <text:p>44803.558514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88773665">
                <text:p>44803.55887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9222019">
                <text:p>44803.55922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9602391">
                <text:p>44803.55960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599284002">
                <text:p>44803.559928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0295499">
                <text:p>44803.56029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06627039">
                <text:p>44803.560662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10008788">
                <text:p>44803.561000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13461486">
                <text:p>44803.561346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171607">
                <text:p>44803.5617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20607873">
                <text:p>44803.56206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24328054">
                <text:p>44803.56243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27696592">
                <text:p>44803.562769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31327045">
                <text:p>44803.563132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34694549">
                <text:p>44803.563469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38408946">
                <text:p>44803.5638408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41865064">
                <text:p>44803.564186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45493906">
                <text:p>44803.564549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48745942">
                <text:p>44803.564874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52180597">
                <text:p>44803.565218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55697854">
                <text:p>44803.565569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59415397">
                <text:p>44803.565941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62866206">
                <text:p>44803.566286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66325881">
                <text:p>44803.56663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69946428">
                <text:p>44803.566994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73347602">
                <text:p>44803.567334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77148071">
                <text:p>44803.567714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80525568">
                <text:p>44803.568052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84014154">
                <text:p>44803.568401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8749133">
                <text:p>44803.56874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90889807">
                <text:p>44803.5690889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94558661">
                <text:p>44803.5694558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698027302">
                <text:p>44803.569802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01673443">
                <text:p>44803.570167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05133238">
                <text:p>44803.570513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08641685">
                <text:p>44803.570864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12248845">
                <text:p>44803.5712248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15671534">
                <text:p>44803.571567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19252558">
                <text:p>44803.571925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22844347">
                <text:p>44803.572284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26369336">
                <text:p>44803.572636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3006726">
                <text:p>44803.5730067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5733914911">
                <text:p>44803.5733914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3689113">
                <text:p>44803.57368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40519941">
                <text:p>44803.574051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4396823">
                <text:p>44803.57439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47871616">
                <text:p>44803.574787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51145668">
                <text:p>44803.575114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54554083">
                <text:p>44803.5754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58183948">
                <text:p>44803.575818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61615547">
                <text:p>44803.576161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65327218">
                <text:p>44803.5765327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68771808">
                <text:p>44803.576877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72261148">
                <text:p>44803.577226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75630963">
                <text:p>44803.577563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79194245">
                <text:p>44803.577919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82852077">
                <text:p>44803.578285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86377347">
                <text:p>44803.578637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90023944">
                <text:p>44803.579002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93345789">
                <text:p>44803.579334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797124002">
                <text:p>44803.579712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00687178">
                <text:p>44803.580068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04194307">
                <text:p>44803.5804194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07593947">
                <text:p>44803.580759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11090434">
                <text:p>44803.581109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14532045">
                <text:p>44803.581453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18231179">
                <text:p>44803.581823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21696893">
                <text:p>44803.582169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25295953">
                <text:p>44803.582529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28780043">
                <text:p>44803.582878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32173999">
                <text:p>44803.583217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35888254">
                <text:p>44803.583588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39231075">
                <text:p>44803.583923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42880869">
                <text:p>44803.584288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46384887">
                <text:p>44803.584638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49795936">
                <text:p>44803.584979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53496636">
                <text:p>44803.585349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56944029">
                <text:p>44803.585694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60546643">
                <text:p>44803.586054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64082953">
                <text:p>44803.586408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6745798">
                <text:p>44803.58674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7112208">
                <text:p>44803.58711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74531397">
                <text:p>44803.587453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77978965">
                <text:p>44803.587797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81587741">
                <text:p>44803.588158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85273075">
                <text:p>44803.588527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88688279">
                <text:p>44803.5888688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92292876">
                <text:p>44803.589229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95737822">
                <text:p>44803.5895737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899320313">
                <text:p>44803.5899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02920843">
                <text:p>44803.590292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06616638">
                <text:p>44803.590661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0992455">
                <text:p>44803.59099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13478985">
                <text:p>44803.591347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16865536">
                <text:p>44803.59168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20578968">
                <text:p>44803.592057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24145014">
                <text:p>44803.592414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27565407">
                <text:p>44803.5927565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3121882">
                <text:p>44803.5931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34714094">
                <text:p>44803.593471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38399706">
                <text:p>44803.593839970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5942310791">
                <text:p>44803.59423107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45374061">
                <text:p>44803.5945374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49298592">
                <text:p>44803.594929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52357805">
                <text:p>44803.595235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5619043">
                <text:p>44803.59561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5939199">
                <text:p>44803.59593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63131361">
                <text:p>44803.596313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66429285">
                <text:p>44803.596642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70024632">
                <text:p>44803.597002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73446947">
                <text:p>44803.597344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77114966">
                <text:p>44803.597711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80610899">
                <text:p>44803.598061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84058582">
                <text:p>44803.598405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87600472">
                <text:p>44803.5987600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9113179">
                <text:p>44803.5991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95036941">
                <text:p>44803.599503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5998313201">
                <text:p>44803.599831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01760272">
                <text:p>44803.600176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05258386">
                <text:p>44803.600525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08842058">
                <text:p>44803.600884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12391631">
                <text:p>44803.601239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15993244">
                <text:p>44803.601599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19567503">
                <text:p>44803.6019567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23097902">
                <text:p>44803.602309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26555962">
                <text:p>44803.602655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30382368">
                <text:p>44803.603038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33537165">
                <text:p>44803.603353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3704855">
                <text:p>44803.603704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40541948">
                <text:p>44803.604054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44137344">
                <text:p>44803.604413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47650127">
                <text:p>44803.604765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51090423">
                <text:p>44803.605109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54817237">
                <text:p>44803.605481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58077829">
                <text:p>44803.605807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61611262">
                <text:p>44803.606161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65459988">
                <text:p>44803.606545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68740186">
                <text:p>44803.606874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72219449">
                <text:p>44803.607221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75685069">
                <text:p>44803.607568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79402981">
                <text:p>44803.607940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82670058">
                <text:p>44803.608267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86463288">
                <text:p>44803.608646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8983137">
                <text:p>44803.60898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93377254">
                <text:p>44803.609337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096853114">
                <text:p>44803.609685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00382789">
                <text:p>44803.610038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03956455">
                <text:p>44803.610395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07456772">
                <text:p>44803.610745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11029318">
                <text:p>44803.611102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14480583">
                <text:p>44803.611448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18047902">
                <text:p>44803.611804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21640698">
                <text:p>44803.61216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25072141">
                <text:p>44803.612507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28694226">
                <text:p>44803.612869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32195054">
                <text:p>44803.613219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35721254">
                <text:p>44803.61357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39173177">
                <text:p>44803.613917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42655864">
                <text:p>44803.61426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46813788">
                <text:p>44803.6146813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615026334">
                <text:p>44803.6150263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53504066">
                <text:p>44803.615350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56984568">
                <text:p>44803.615698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60456514">
                <text:p>44803.616045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64078031">
                <text:p>44803.616407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67449916">
                <text:p>44803.616744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71220581">
                <text:p>44803.617122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74530213">
                <text:p>44803.617453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78052209">
                <text:p>44803.617805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8187077">
                <text:p>44803.61818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85239796">
                <text:p>44803.618523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88826088">
                <text:p>44803.618882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92388965">
                <text:p>44803.619238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95857434">
                <text:p>44803.6195857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199399024">
                <text:p>44803.619939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02940761">
                <text:p>44803.620294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06647773">
                <text:p>44803.620664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09971902">
                <text:p>44803.620997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13543255">
                <text:p>44803.621354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17219864">
                <text:p>44803.6217219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20710731">
                <text:p>44803.622071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2435129">
                <text:p>44803.62243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27710656">
                <text:p>44803.622771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31374901">
                <text:p>44803.623137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34684326">
                <text:p>44803.623468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38469562">
                <text:p>44803.623846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4206332">
                <text:p>44803.62420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45328852">
                <text:p>44803.624532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48818207">
                <text:p>44803.624881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52316092">
                <text:p>44803.625231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55793894">
                <text:p>44803.625579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59390179">
                <text:p>44803.625939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62842818">
                <text:p>44803.62628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66281332">
                <text:p>44803.626628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69872359">
                <text:p>44803.62698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73156013">
                <text:p>44803.627315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77121931">
                <text:p>44803.627712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80366314">
                <text:p>44803.628036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83730956">
                <text:p>44803.628373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87548047">
                <text:p>44803.628754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90926645">
                <text:p>44803.629092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94570504">
                <text:p>44803.629457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297916095">
                <text:p>44803.629791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01453596">
                <text:p>44803.630145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05063269">
                <text:p>44803.630506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08530156">
                <text:p>44803.630853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12022865">
                <text:p>44803.631202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15663717">
                <text:p>44803.631566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19166672">
                <text:p>44803.631916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22714288">
                <text:p>44803.632271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2616524">
                <text:p>44803.63261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29910605">
                <text:p>44803.632991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33309206">
                <text:p>44803.633330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36785898">
                <text:p>44803.633678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40241593">
                <text:p>44803.634024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43720754">
                <text:p>44803.634372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47599571">
                <text:p>44803.634759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50864422">
                <text:p>44803.635086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54451558">
                <text:p>44803.635445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57974302">
                <text:p>44803.635797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61695864">
                <text:p>44803.636169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64918556">
                <text:p>44803.6364918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68527026">
                <text:p>44803.636852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71936225">
                <text:p>44803.637193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75606167">
                <text:p>44803.637560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79068877">
                <text:p>44803.6379068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82734713">
                <text:p>44803.638273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86177782">
                <text:p>44803.638617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89975182">
                <text:p>44803.638997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93342143">
                <text:p>44803.639334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39685226">
                <text:p>44803.63968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00204954">
                <text:p>44803.640020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03795736">
                <text:p>44803.640379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0737106">
                <text:p>44803.64073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10932599">
                <text:p>44803.641093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14471058">
                <text:p>44803.641447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1818221">
                <text:p>44803.64181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21435103">
                <text:p>44803.642143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25048286">
                <text:p>44803.6425048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28580284">
                <text:p>44803.642858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31971617">
                <text:p>44803.643197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35712368">
                <text:p>44803.643571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39128042">
                <text:p>44803.643912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42577076">
                <text:p>44803.644257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46195154">
                <text:p>44803.644619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4974714">
                <text:p>44803.64497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53290352">
                <text:p>44803.645329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56789547">
                <text:p>44803.645678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60250236">
                <text:p>44803.646025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63970483">
                <text:p>44803.646397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67320726">
                <text:p>44803.6467320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7097366">
                <text:p>44803.64709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74467183">
                <text:p>44803.647446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7786113">
                <text:p>44803.64778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8136217">
                <text:p>44803.6481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84886409">
                <text:p>44803.648488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88636205">
                <text:p>44803.648863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92203712">
                <text:p>44803.649220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95495698">
                <text:p>44803.649549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499423399">
                <text:p>44803.64994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02703105">
                <text:p>44803.650270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06352996">
                <text:p>44803.650635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09765478">
                <text:p>44803.650976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13272093">
                <text:p>44803.651327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16890142">
                <text:p>44803.651689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20230105">
                <text:p>44803.652023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23966443">
                <text:p>44803.652396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2733644">
                <text:p>44803.65273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30802493">
                <text:p>44803.653080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34334901">
                <text:p>44803.653433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37799605">
                <text:p>44803.653779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41456555">
                <text:p>44803.65414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45006877">
                <text:p>44803.654500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48517345">
                <text:p>44803.654851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52177702">
                <text:p>44803.655217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55712483">
                <text:p>44803.655571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59251736">
                <text:p>44803.655925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62675">
                <text:p>44803.656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66118423">
                <text:p>44803.656611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69926098">
                <text:p>44803.656992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73349531">
                <text:p>44803.657334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76863328">
                <text:p>44803.657686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80372077">
                <text:p>44803.658037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84052419">
                <text:p>44803.658405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87526531">
                <text:p>44803.6587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91021323">
                <text:p>44803.659102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94562296">
                <text:p>44803.659456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59821643">
                <text:p>44803.6598216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6602040202">
                <text:p>44803.66020402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05171709">
                <text:p>44803.660517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08533329">
                <text:p>44803.660853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1200844">
                <text:p>44803.66120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1555174">
                <text:p>44803.66155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19119755">
                <text:p>44803.661911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22577272">
                <text:p>44803.662257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26122066">
                <text:p>44803.662612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29846898">
                <text:p>44803.66298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3334202">
                <text:p>44803.66333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36994545">
                <text:p>44803.663699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40333039">
                <text:p>44803.664033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44128768">
                <text:p>44803.664412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4727522">
                <text:p>44803.66472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50763855">
                <text:p>44803.665076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5434172">
                <text:p>44803.66543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5801848">
                <text:p>44803.66580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61400713">
                <text:p>44803.666140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65051995">
                <text:p>44803.666505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6857685">
                <text:p>44803.66685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72016529">
                <text:p>44803.667201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75510672">
                <text:p>44803.66755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79064299">
                <text:p>44803.667906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82550987">
                <text:p>44803.668255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8611314">
                <text:p>44803.66861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89623315">
                <text:p>44803.668962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93353714">
                <text:p>44803.669335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696677445">
                <text:p>44803.669667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00454658">
                <text:p>44803.670045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03805017">
                <text:p>44803.670380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07410351">
                <text:p>44803.670741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10865633">
                <text:p>44803.671086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14423968">
                <text:p>44803.671442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18184246">
                <text:p>44803.671818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21589142">
                <text:p>44803.672158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25061787">
                <text:p>44803.672506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28567179">
                <text:p>44803.672856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31906244">
                <text:p>44803.6731906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35717428">
                <text:p>44803.673571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39195741">
                <text:p>44803.673919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42673247">
                <text:p>44803.674267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46292872">
                <text:p>44803.674629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49621799">
                <text:p>44803.674962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53173713">
                <text:p>44803.67531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56785103">
                <text:p>44803.67567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6026775">
                <text:p>44803.67602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6373056">
                <text:p>44803.67637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67338725">
                <text:p>44803.676733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70886405">
                <text:p>44803.677088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74637441">
                <text:p>44803.677463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77907938">
                <text:p>44803.6777907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8162602">
                <text:p>44803.67816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84893625">
                <text:p>44803.678489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88408681">
                <text:p>44803.6788408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92005118">
                <text:p>44803.679200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95395039">
                <text:p>44803.679539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798866821">
                <text:p>44803.679886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02428591">
                <text:p>44803.680242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06587338">
                <text:p>44803.68065873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68097422">
                <text:p>44803.6809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13077211">
                <text:p>44803.681307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16629205">
                <text:p>44803.681662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20228917">
                <text:p>44803.682022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2373569">
                <text:p>44803.68237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27156375">
                <text:p>44803.682715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30737058">
                <text:p>44803.683073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34364046">
                <text:p>44803.6834364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37908953">
                <text:p>44803.6837908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41554203">
                <text:p>44803.684155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44910043">
                <text:p>44803.684491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48483405">
                <text:p>44803.684848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52105927">
                <text:p>44803.685210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55684873">
                <text:p>44803.685568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59305388">
                <text:p>44803.685930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6266538">
                <text:p>44803.68626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66187323">
                <text:p>44803.686618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69640906">
                <text:p>44803.686964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73186819">
                <text:p>44803.687318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76909938">
                <text:p>44803.687690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80179625">
                <text:p>44803.688017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837708">
                <text:p>44803.6883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8738023">
                <text:p>44803.68873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90608064">
                <text:p>44803.689060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94327684">
                <text:p>44803.689432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897818267">
                <text:p>44803.6897818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01212692">
                <text:p>44803.690121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04926843">
                <text:p>44803.69049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08311812">
                <text:p>44803.690831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12080486">
                <text:p>44803.691208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15407892">
                <text:p>44803.691540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19104298">
                <text:p>44803.691910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22566196">
                <text:p>44803.692256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25920653">
                <text:p>44803.692592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295961">
                <text:p>44803.6929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33446229">
                <text:p>44803.693344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36757322">
                <text:p>44803.69367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40240935">
                <text:p>44803.694024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43765411">
                <text:p>44803.694376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47410233">
                <text:p>44803.694741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50857061">
                <text:p>44803.695085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54394295">
                <text:p>44803.695439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57939585">
                <text:p>44803.695793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61343468">
                <text:p>44803.696134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64947737">
                <text:p>44803.696494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68328322">
                <text:p>44803.696832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71849186">
                <text:p>44803.697184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75599813">
                <text:p>44803.6975599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78943046">
                <text:p>44803.697894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82504312">
                <text:p>44803.698250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86103786">
                <text:p>44803.698610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89545918">
                <text:p>44803.69895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93165749">
                <text:p>44803.6993165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6996586235">
                <text:p>44803.699658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00175775">
                <text:p>44803.700017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03669379">
                <text:p>44803.700366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07199776">
                <text:p>44803.700719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10725854">
                <text:p>44803.701072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14130642">
                <text:p>44803.701413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17675986">
                <text:p>44803.701767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21270356">
                <text:p>44803.702127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24782216">
                <text:p>44803.702478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28182006">
                <text:p>44803.702818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31718602">
                <text:p>44803.703171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35253831">
                <text:p>44803.703525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38784419">
                <text:p>44803.703878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42404023">
                <text:p>44803.704240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45983117">
                <text:p>44803.704598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49889391">
                <text:p>44803.704988939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7053488949">
                <text:p>44803.70534889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56793686">
                <text:p>44803.705679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60058567">
                <text:p>44803.706005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63775764">
                <text:p>44803.70637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66997093">
                <text:p>44803.706699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70572346">
                <text:p>44803.707057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74218383">
                <text:p>44803.707421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77667764">
                <text:p>44803.707766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81330546">
                <text:p>44803.708133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84827294">
                <text:p>44803.7084827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8830742">
                <text:p>44803.70883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91859475">
                <text:p>44803.709185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95408916">
                <text:p>44803.709540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09883373">
                <text:p>44803.70988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02425502">
                <text:p>44803.710242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05898864">
                <text:p>44803.710589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09374931">
                <text:p>44803.710937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12860692">
                <text:p>44803.711286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16240504">
                <text:p>44803.711624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1970979">
                <text:p>44803.71197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23484763">
                <text:p>44803.712348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27135427">
                <text:p>44803.712713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3041913">
                <text:p>44803.71304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3404095">
                <text:p>44803.71340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37545136">
                <text:p>44803.7137545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40982616">
                <text:p>44803.714098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44602991">
                <text:p>44803.714460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48014469">
                <text:p>44803.714801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51622749">
                <text:p>44803.715162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55171507">
                <text:p>44803.715517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58565865">
                <text:p>44803.71585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62290215">
                <text:p>44803.716229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65533907">
                <text:p>44803.716553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69106186">
                <text:p>44803.716910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72735341">
                <text:p>44803.717273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76121693">
                <text:p>44803.717612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80163882">
                <text:p>44803.718016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83305417">
                <text:p>44803.718330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86781818">
                <text:p>44803.71867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90307234">
                <text:p>44803.719030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93851505">
                <text:p>44803.719385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197304105">
                <text:p>44803.719730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00854298">
                <text:p>44803.720085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04438151">
                <text:p>44803.720443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07923391">
                <text:p>44803.720792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11510222">
                <text:p>44803.721151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15199289">
                <text:p>44803.7215199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18650559">
                <text:p>44803.721865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22440977">
                <text:p>44803.722244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25795746">
                <text:p>44803.722579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29377778">
                <text:p>44803.72293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32923089">
                <text:p>44803.723292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36492978">
                <text:p>44803.723649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40121251">
                <text:p>44803.724012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43624142">
                <text:p>44803.724362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47155018">
                <text:p>44803.7247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5067963">
                <text:p>44803.725067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54156299">
                <text:p>44803.725415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57920347">
                <text:p>44803.72579203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7261647966">
                <text:p>44803.72616479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6456362">
                <text:p>44803.7264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68272763">
                <text:p>44803.726827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71538716">
                <text:p>44803.727153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75093315">
                <text:p>44803.727509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78648006">
                <text:p>44803.727864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82287146">
                <text:p>44803.728228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85904181">
                <text:p>44803.728590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89217027">
                <text:p>44803.728921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93012733">
                <text:p>44803.729301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96372786">
                <text:p>44803.729637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299819885">
                <text:p>44803.729981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03375854">
                <text:p>44803.730337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06980967">
                <text:p>44803.730698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10449015">
                <text:p>44803.731044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14073568">
                <text:p>44803.731407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17524082">
                <text:p>44803.7317524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21059889">
                <text:p>44803.7321059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2477566">
                <text:p>44803.732477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28225753">
                <text:p>44803.732822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31938805">
                <text:p>44803.733193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35168958">
                <text:p>44803.733516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39000304">
                <text:p>44803.7339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42165904">
                <text:p>44803.73421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45665096">
                <text:p>44803.734566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49296798">
                <text:p>44803.734929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52861091">
                <text:p>44803.735286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56469473">
                <text:p>44803.7356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59853774">
                <text:p>44803.735985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63373634">
                <text:p>44803.736337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66736965">
                <text:p>44803.736673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70287903">
                <text:p>44803.737028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73780399">
                <text:p>44803.737378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77366026">
                <text:p>44803.7377366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80885181">
                <text:p>44803.738088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84536873">
                <text:p>44803.738453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8792322">
                <text:p>44803.73879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91656157">
                <text:p>44803.739165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95100536">
                <text:p>44803.739510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398556104">
                <text:p>44803.739855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02114865">
                <text:p>44803.740211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05671144">
                <text:p>44803.740567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09206152">
                <text:p>44803.740920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12801818">
                <text:p>44803.741280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16350162">
                <text:p>44803.741635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19802685">
                <text:p>44803.741980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23311085">
                <text:p>44803.742331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27132423">
                <text:p>44803.742713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3037143">
                <text:p>44803.74303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33916789">
                <text:p>44803.743391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37506311">
                <text:p>44803.743750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41014886">
                <text:p>44803.744101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44458942">
                <text:p>44803.744445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48047925">
                <text:p>44803.744804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51496711">
                <text:p>44803.745149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55354107">
                <text:p>44803.745535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58529461">
                <text:p>44803.7458529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62512373">
                <text:p>44803.746251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65439519">
                <text:p>44803.746543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69132336">
                <text:p>44803.746913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7264471">
                <text:p>44803.74726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76152505">
                <text:p>44803.747615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79823259">
                <text:p>44803.747982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83310036">
                <text:p>44803.748331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86690727">
                <text:p>44803.748669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90203669">
                <text:p>44803.749020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93806492">
                <text:p>44803.749380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497379813">
                <text:p>44803.7497379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01088847">
                <text:p>44803.750108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04213635">
                <text:p>44803.750421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07834954">
                <text:p>44803.750783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11232084">
                <text:p>44803.751123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14779606">
                <text:p>44803.751477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18312902">
                <text:p>44803.751831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21853575">
                <text:p>44803.75218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25566272">
                <text:p>44803.752556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28856288">
                <text:p>44803.752885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32283424">
                <text:p>44803.753228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36093409">
                <text:p>44803.753609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39598397">
                <text:p>44803.753959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43034777">
                <text:p>44803.754303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46637718">
                <text:p>44803.754663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50097828">
                <text:p>44803.755009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53747116">
                <text:p>44803.755374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57153841">
                <text:p>44803.755715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60924085">
                <text:p>44803.756092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64215805">
                <text:p>44803.756421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67732987">
                <text:p>44803.756773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71427616">
                <text:p>44803.7571427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74901115">
                <text:p>44803.757490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78503298">
                <text:p>44803.757850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81805576">
                <text:p>44803.758180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85568677">
                <text:p>44803.758556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8884682">
                <text:p>44803.7588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92448592">
                <text:p>44803.759244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95954701">
                <text:p>44803.759595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599468658">
                <text:p>44803.7599468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028765">
                <text:p>44803.760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0645228">
                <text:p>44803.76064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10034945">
                <text:p>44803.761003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13664434">
                <text:p>44803.761366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17160025">
                <text:p>44803.761716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20660597">
                <text:p>44803.762066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24123963">
                <text:p>44803.762412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27737921">
                <text:p>44803.762773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31238763">
                <text:p>44803.763123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34686896">
                <text:p>44803.763468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38276207">
                <text:p>44803.763827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41686909">
                <text:p>44803.764168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45350667">
                <text:p>44803.7645350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48885854">
                <text:p>44803.764888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52326214">
                <text:p>44803.765232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55877282">
                <text:p>44803.765587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59463231">
                <text:p>44803.765946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62996579">
                <text:p>44803.76629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66663431">
                <text:p>44803.766666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7024911">
                <text:p>44803.76702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73604116">
                <text:p>44803.767360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77321891">
                <text:p>44803.767732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80924103">
                <text:p>44803.768092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8429436">
                <text:p>44803.768429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87794737">
                <text:p>44803.768779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91214731">
                <text:p>44803.769121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94700738">
                <text:p>44803.769470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698418887">
                <text:p>44803.769841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01887136">
                <text:p>44803.7701887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05360543">
                <text:p>44803.770536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0932143">
                <text:p>44803.7709321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03.7712791821">
                <text:p>44803.77127918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15920991">
                <text:p>44803.771592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19497318">
                <text:p>44803.771949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231746">
                <text:p>44803.7723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26549506">
                <text:p>44803.772654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30307169">
                <text:p>44803.773030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33546614">
                <text:p>44803.773354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37190061">
                <text:p>44803.773719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40667796">
                <text:p>44803.774066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4437274">
                <text:p>44803.77443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47678624">
                <text:p>44803.774767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51034231">
                <text:p>44803.775103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54649217">
                <text:p>44803.775464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58322899">
                <text:p>44803.775832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61834499">
                <text:p>44803.776183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65403314">
                <text:p>44803.776540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68890446">
                <text:p>44803.776889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7250532">
                <text:p>44803.77725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75929094">
                <text:p>44803.777592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79419505">
                <text:p>44803.777941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82916527">
                <text:p>44803.778291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86278732">
                <text:p>44803.778627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90027671">
                <text:p>44803.779002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93395766">
                <text:p>44803.779339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79677681">
                <text:p>44803.77967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00411059">
                <text:p>44803.780041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03894936">
                <text:p>44803.780389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07402458">
                <text:p>44803.78074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10932204">
                <text:p>44803.781093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14345601">
                <text:p>44803.781434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18116173">
                <text:p>44803.78181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21491379">
                <text:p>44803.782149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24945814">
                <text:p>44803.782494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28450746">
                <text:p>44803.782845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32049575">
                <text:p>44803.783204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35647579">
                <text:p>44803.78356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38973993">
                <text:p>44803.783897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42524361">
                <text:p>44803.784252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46234173">
                <text:p>44803.784623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49505799">
                <text:p>44803.784950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53470237">
                <text:p>44803.785347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56609218">
                <text:p>44803.785660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60113187">
                <text:p>44803.786011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3.7863558317">
                <text:p>44803.786355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